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2000000E000000DD000000DDECCAD21901BEBEEE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724in" svg:height="3.7823in" svg:x="0.4736in" svg:y="3.6783in">
            <draw:object draw:notify-on-update-of-ranges="analysis.B2:analysis.J2 analysis.B1:analysis.B1 analysis.B4:analysis.J4 analysis.K2:analysis.S2 analysis.K1:analysis.K1 analysis.K4:analysis.S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0.9232in" svg:y="1.3358in">
            <draw:object draw:notify-on-update-of-ranges="analysis.B2:analysis.J2 analysis.A10:analysis.A10 analysis.B10:analysis.J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number-columns-repeated="5" table:default-cell-style-name="ce4"/>
        <table:table-column table:style-name="co1" table:number-columns-repeated="4" table:default-cell-style-name="Default"/>
        <table:table-row table:style-name="ro1">
          <table:table-cell table:style-name="ce2"/>
          <table:table-cell table:style-name="ce3" office:value-type="string" calcext:value-type="string" table:number-columns-spanned="9" table:number-rows-spanned="1">
            <text:p>Array</text:p>
          </table:table-cell>
          <table:covered-table-cell table:style-name="ce3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3" office:value-type="string" calcext:value-type="string" table:number-columns-spanned="9" table:number-rows-spanned="1">
            <text:p>LinkedList</text:p>
          </table:table-cell>
          <table:covered-table-cell table:style-name="ce3"/>
          <table:covered-table-cell table:style-name="Default"/>
          <table:covered-table-cell table:style-name="ce2"/>
          <table:covered-table-cell table:style-name="Default"/>
          <table:covered-table-cell table:style-name="ce2"/>
          <table:covered-table-cell/>
          <table:covered-table-cell table:style-name="ce2"/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Mean, us</text:p>
          </table:table-cell>
          <table:table-cell table:style-name="ce4" table:formula="of:=AVERAGE([$array.B2:.B501])/1000" office:value-type="float" office:value="1.263208" calcext:value-type="float">
            <text:p>1.26</text:p>
          </table:table-cell>
          <table:table-cell table:style-name="ce4" table:formula="of:=AVERAGE([$array.C2:.C501])/1000" office:value-type="float" office:value="3.648688" calcext:value-type="float">
            <text:p>3.65</text:p>
          </table:table-cell>
          <table:table-cell table:style-name="ce4" table:formula="of:=AVERAGE([$array.D2:.D501])/1000" office:value-type="float" office:value="36.775182" calcext:value-type="float">
            <text:p>36.78</text:p>
          </table:table-cell>
          <table:table-cell table:style-name="ce4" table:formula="of:=AVERAGE([$array.E2:.E501])/1000" office:value-type="float" office:value="219.390136" calcext:value-type="float">
            <text:p>219.39</text:p>
          </table:table-cell>
          <table:table-cell table:style-name="ce4" table:formula="of:=AVERAGE([$array.F2:.F501])/1000" office:value-type="float" office:value="468.593344" calcext:value-type="float">
            <text:p>468.59</text:p>
          </table:table-cell>
          <table:table-cell table:style-name="ce4" table:formula="of:=AVERAGE([$array.G2:.G501])/1000" office:value-type="float" office:value="2752.508738" calcext:value-type="float">
            <text:p>2752.51</text:p>
          </table:table-cell>
          <table:table-cell table:style-name="ce4" table:formula="of:=AVERAGE([$array.H2:.H501])/1000" office:value-type="float" office:value="5646.85375" calcext:value-type="float">
            <text:p>5646.85</text:p>
          </table:table-cell>
          <table:table-cell table:style-name="ce4" table:formula="of:=AVERAGE([$array.I2:.I501])/1000" office:value-type="float" office:value="30916.85128" calcext:value-type="float">
            <text:p>30916.85</text:p>
          </table:table-cell>
          <table:table-cell table:style-name="ce4" table:formula="of:=AVERAGE([$array.J2:.J501])/1000" office:value-type="float" office:value="65015.836076" calcext:value-type="float">
            <text:p>65015.84</text:p>
          </table:table-cell>
          <table:table-cell table:formula="of:=AVERAGE([$linkedlist.B2:.B501])/1000" office:value-type="float" office:value="1.290382" calcext:value-type="float">
            <text:p>1.29</text:p>
          </table:table-cell>
          <table:table-cell table:formula="of:=AVERAGE([$linkedlist.C2:.C501])/1000" office:value-type="float" office:value="3.739036" calcext:value-type="float">
            <text:p>3.74</text:p>
          </table:table-cell>
          <table:table-cell table:formula="of:=AVERAGE([$linkedlist.D2:.D501])/1000" office:value-type="float" office:value="39.818036" calcext:value-type="float">
            <text:p>39.82</text:p>
          </table:table-cell>
          <table:table-cell table:formula="of:=AVERAGE([$linkedlist.E2:.E501])/1000" office:value-type="float" office:value="241.548824" calcext:value-type="float">
            <text:p>241.55</text:p>
          </table:table-cell>
          <table:table-cell table:formula="of:=AVERAGE([$linkedlist.F2:.F501])/1000" office:value-type="float" office:value="523.065798" calcext:value-type="float">
            <text:p>523.07</text:p>
          </table:table-cell>
          <table:table-cell table:style-name="ce4" table:formula="of:=AVERAGE([$linkedlist.G2:.G501])/1000" office:value-type="float" office:value="3120.86469" calcext:value-type="float">
            <text:p>3120.86</text:p>
          </table:table-cell>
          <table:table-cell table:style-name="ce4" table:formula="of:=AVERAGE([$linkedlist.H2:.H501])/1000" office:value-type="float" office:value="6533.968234" calcext:value-type="float">
            <text:p>6533.97</text:p>
          </table:table-cell>
          <table:table-cell table:style-name="ce4" table:formula="of:=AVERAGE([$linkedlist.I2:.I501])/1000" office:value-type="float" office:value="36911.76265" calcext:value-type="float">
            <text:p>36911.76</text:p>
          </table:table-cell>
          <table:table-cell table:style-name="ce4" table:formula="of:=AVERAGE([$linkedlist.J2:.J501])/1000" office:value-type="float" office:value="78598.242786" calcext:value-type="float">
            <text:p>78598.24</text:p>
          </table:table-cell>
        </table:table-row>
        <table:table-row table:style-name="ro1">
          <table:table-cell table:style-name="ce2" office:value-type="string" calcext:value-type="string">
            <text:p>Median, us</text:p>
          </table:table-cell>
          <table:table-cell table:style-name="ce4" table:formula="of:=MEDIAN([$array.B2:.B501])/1000" office:value-type="float" office:value="1.397" calcext:value-type="float">
            <text:p>1.40</text:p>
          </table:table-cell>
          <table:table-cell table:style-name="ce4" table:formula="of:=MEDIAN([$array.C2:.C501])/1000" office:value-type="float" office:value="3.771" calcext:value-type="float">
            <text:p>3.77</text:p>
          </table:table-cell>
          <table:table-cell table:style-name="ce4" table:formula="of:=MEDIAN([$array.D2:.D501])/1000" office:value-type="float" office:value="35.8285" calcext:value-type="float">
            <text:p>35.83</text:p>
          </table:table-cell>
          <table:table-cell table:style-name="ce4" table:formula="of:=MEDIAN([$array.E2:.E501])/1000" office:value-type="float" office:value="214.1345" calcext:value-type="float">
            <text:p>214.13</text:p>
          </table:table-cell>
          <table:table-cell table:style-name="ce4" table:formula="of:=MEDIAN([$array.F2:.F501])/1000" office:value-type="float" office:value="460.9205" calcext:value-type="float">
            <text:p>460.92</text:p>
          </table:table-cell>
          <table:table-cell table:style-name="ce4" table:formula="of:=MEDIAN([$array.G2:.G501])/1000" office:value-type="float" office:value="2669.7345" calcext:value-type="float">
            <text:p>2669.73</text:p>
          </table:table-cell>
          <table:table-cell table:style-name="ce4" table:formula="of:=MEDIAN([$array.H2:.H501])/1000" office:value-type="float" office:value="5569.283" calcext:value-type="float">
            <text:p>5569.28</text:p>
          </table:table-cell>
          <table:table-cell table:style-name="ce4" table:formula="of:=MEDIAN([$array.I2:.I501])/1000" office:value-type="float" office:value="30726.1975" calcext:value-type="float">
            <text:p>30726.20</text:p>
          </table:table-cell>
          <table:table-cell table:style-name="ce4" table:formula="of:=MEDIAN([$array.J2:.J501])/1000" office:value-type="float" office:value="64817.5075" calcext:value-type="float">
            <text:p>64817.51</text:p>
          </table:table-cell>
          <table:table-cell table:formula="of:=MEDIAN([$linkedlist.B2:.B501])/1000" office:value-type="float" office:value="1.397" calcext:value-type="float">
            <text:p>1.40</text:p>
          </table:table-cell>
          <table:table-cell table:formula="of:=MEDIAN([$linkedlist.C2:.C501])/1000" office:value-type="float" office:value="3.772" calcext:value-type="float">
            <text:p>3.77</text:p>
          </table:table-cell>
          <table:table-cell table:formula="of:=MEDIAN([$linkedlist.D2:.D501])/1000" office:value-type="float" office:value="39.112" calcext:value-type="float">
            <text:p>39.11</text:p>
          </table:table-cell>
          <table:table-cell table:formula="of:=MEDIAN([$linkedlist.E2:.E501])/1000" office:value-type="float" office:value="238.579" calcext:value-type="float">
            <text:p>238.58</text:p>
          </table:table-cell>
          <table:table-cell table:formula="of:=MEDIAN([$linkedlist.F2:.F501])/1000" office:value-type="float" office:value="518.6445" calcext:value-type="float">
            <text:p>518.64</text:p>
          </table:table-cell>
          <table:table-cell table:style-name="ce4" table:formula="of:=MEDIAN([$linkedlist.G2:.G501])/1000" office:value-type="float" office:value="3062.0005" calcext:value-type="float">
            <text:p>3062.00</text:p>
          </table:table-cell>
          <table:table-cell table:style-name="ce4" table:formula="of:=MEDIAN([$linkedlist.H2:.H501])/1000" office:value-type="float" office:value="6462.768" calcext:value-type="float">
            <text:p>6462.77</text:p>
          </table:table-cell>
          <table:table-cell table:style-name="ce4" table:formula="of:=MEDIAN([$linkedlist.I2:.I501])/1000" office:value-type="float" office:value="36810.528" calcext:value-type="float">
            <text:p>36810.53</text:p>
          </table:table-cell>
          <table:table-cell table:style-name="ce4" table:formula="of:=MEDIAN([$linkedlist.J2:.J501])/1000" office:value-type="float" office:value="78409.6825" calcext:value-type="float">
            <text:p>78409.68</text:p>
          </table:table-cell>
        </table:table-row>
        <table:table-row table:style-name="ro1">
          <table:table-cell table:style-name="ce2" office:value-type="string" calcext:value-type="string">
            <text:p>Min, us</text:p>
          </table:table-cell>
          <table:table-cell table:style-name="ce4" table:formula="of:=MIN([$array.B2:.B501])/1000" office:value-type="float" office:value="0.907" calcext:value-type="float">
            <text:p>0.91</text:p>
          </table:table-cell>
          <table:table-cell table:style-name="ce4" table:formula="of:=MIN([$array.C2:.C501])/1000" office:value-type="float" office:value="2.374" calcext:value-type="float">
            <text:p>2.37</text:p>
          </table:table-cell>
          <table:table-cell table:style-name="ce4" table:formula="of:=MIN([$array.D2:.D501])/1000" office:value-type="float" office:value="33.664" calcext:value-type="float">
            <text:p>33.66</text:p>
          </table:table-cell>
          <table:table-cell table:style-name="ce4" table:formula="of:=MIN([$array.E2:.E501])/1000" office:value-type="float" office:value="200.027" calcext:value-type="float">
            <text:p>200.03</text:p>
          </table:table-cell>
          <table:table-cell table:style-name="ce4" table:formula="of:=MIN([$array.F2:.F501])/1000" office:value-type="float" office:value="436.301" calcext:value-type="float">
            <text:p>436.30</text:p>
          </table:table-cell>
          <table:table-cell table:style-name="ce4" table:formula="of:=MIN([$array.G2:.G501])/1000" office:value-type="float" office:value="2488.181" calcext:value-type="float">
            <text:p>2488.18</text:p>
          </table:table-cell>
          <table:table-cell table:style-name="ce4" table:formula="of:=MIN([$array.H2:.H501])/1000" office:value-type="float" office:value="5284.713" calcext:value-type="float">
            <text:p>5284.71</text:p>
          </table:table-cell>
          <table:table-cell table:style-name="ce4" table:formula="of:=MIN([$array.I2:.I501])/1000" office:value-type="float" office:value="29562.041" calcext:value-type="float">
            <text:p>29562.04</text:p>
          </table:table-cell>
          <table:table-cell table:style-name="ce4" table:formula="of:=MIN([$array.J2:.J501])/1000" office:value-type="float" office:value="62614.561" calcext:value-type="float">
            <text:p>62614.56</text:p>
          </table:table-cell>
          <table:table-cell table:formula="of:=MIN([$linkedlist.B2:.B501])/1000" office:value-type="float" office:value="0.907" calcext:value-type="float">
            <text:p>0.91</text:p>
          </table:table-cell>
          <table:table-cell table:formula="of:=MIN([$linkedlist.C2:.C501])/1000" office:value-type="float" office:value="2.375" calcext:value-type="float">
            <text:p>2.38</text:p>
          </table:table-cell>
          <table:table-cell table:formula="of:=MIN([$linkedlist.D2:.D501])/1000" office:value-type="float" office:value="36.807" calcext:value-type="float">
            <text:p>36.81</text:p>
          </table:table-cell>
          <table:table-cell table:formula="of:=MIN([$linkedlist.E2:.E501])/1000" office:value-type="float" office:value="228.453" calcext:value-type="float">
            <text:p>228.45</text:p>
          </table:table-cell>
          <table:table-cell table:formula="of:=MIN([$linkedlist.F2:.F501])/1000" office:value-type="float" office:value="489.311" calcext:value-type="float">
            <text:p>489.31</text:p>
          </table:table-cell>
          <table:table-cell table:style-name="ce4" table:formula="of:=MIN([$linkedlist.G2:.G501])/1000" office:value-type="float" office:value="2882.508" calcext:value-type="float">
            <text:p>2882.51</text:p>
          </table:table-cell>
          <table:table-cell table:style-name="ce4" table:formula="of:=MIN([$linkedlist.H2:.H501])/1000" office:value-type="float" office:value="6162.274" calcext:value-type="float">
            <text:p>6162.27</text:p>
          </table:table-cell>
          <table:table-cell table:style-name="ce4" table:formula="of:=MIN([$linkedlist.I2:.I501])/1000" office:value-type="float" office:value="35658.454" calcext:value-type="float">
            <text:p>35658.45</text:p>
          </table:table-cell>
          <table:table-cell table:style-name="ce4" table:formula="of:=MIN([$linkedlist.J2:.J501])/1000" office:value-type="float" office:value="76025.705" calcext:value-type="float">
            <text:p>76025.71</text:p>
          </table:table-cell>
        </table:table-row>
        <table:table-row table:style-name="ro1">
          <table:table-cell table:style-name="ce2" office:value-type="string" calcext:value-type="string">
            <text:p>Max, us</text:p>
          </table:table-cell>
          <table:table-cell table:style-name="ce4" table:formula="of:=MAX([$array.B2:.B501])/1000" office:value-type="float" office:value="1.467" calcext:value-type="float">
            <text:p>1.47</text:p>
          </table:table-cell>
          <table:table-cell table:style-name="ce4" table:formula="of:=MAX([$array.C2:.C501])/1000" office:value-type="float" office:value="12.712" calcext:value-type="float">
            <text:p>12.71</text:p>
          </table:table-cell>
          <table:table-cell table:style-name="ce4" table:formula="of:=MAX([$array.D2:.D501])/1000" office:value-type="float" office:value="148.832" calcext:value-type="float">
            <text:p>148.83</text:p>
          </table:table-cell>
          <table:table-cell table:style-name="ce4" table:formula="of:=MAX([$array.E2:.E501])/1000" office:value-type="float" office:value="323.646" calcext:value-type="float">
            <text:p>323.65</text:p>
          </table:table-cell>
          <table:table-cell table:style-name="ce4" table:formula="of:=MAX([$array.F2:.F501])/1000" office:value-type="float" office:value="667.617" calcext:value-type="float">
            <text:p>667.62</text:p>
          </table:table-cell>
          <table:table-cell table:style-name="ce4" table:formula="of:=MAX([$array.G2:.G501])/1000" office:value-type="float" office:value="4347.297" calcext:value-type="float">
            <text:p>4347.30</text:p>
          </table:table-cell>
          <table:table-cell table:style-name="ce4" table:formula="of:=MAX([$array.H2:.H501])/1000" office:value-type="float" office:value="7666.943" calcext:value-type="float">
            <text:p>7666.94</text:p>
          </table:table-cell>
          <table:table-cell table:style-name="ce4" table:formula="of:=MAX([$array.I2:.I501])/1000" office:value-type="float" office:value="35371.474" calcext:value-type="float">
            <text:p>35371.47</text:p>
          </table:table-cell>
          <table:table-cell table:style-name="ce4" table:formula="of:=MAX([$array.J2:.J501])/1000" office:value-type="float" office:value="72049.059" calcext:value-type="float">
            <text:p>72049.06</text:p>
          </table:table-cell>
          <table:table-cell table:formula="of:=MAX([$linkedlist.B2:.B501])/1000" office:value-type="float" office:value="4.26" calcext:value-type="float">
            <text:p>4.26</text:p>
          </table:table-cell>
          <table:table-cell table:formula="of:=MAX([$linkedlist.C2:.C501])/1000" office:value-type="float" office:value="14.248" calcext:value-type="float">
            <text:p>14.25</text:p>
          </table:table-cell>
          <table:table-cell table:formula="of:=MAX([$linkedlist.D2:.D501])/1000" office:value-type="float" office:value="82.553" calcext:value-type="float">
            <text:p>82.55</text:p>
          </table:table-cell>
          <table:table-cell table:formula="of:=MAX([$linkedlist.E2:.E501])/1000" office:value-type="float" office:value="330.072" calcext:value-type="float">
            <text:p>330.07</text:p>
          </table:table-cell>
          <table:table-cell table:formula="of:=MAX([$linkedlist.F2:.F501])/1000" office:value-type="float" office:value="864.71" calcext:value-type="float">
            <text:p>864.71</text:p>
          </table:table-cell>
          <table:table-cell table:style-name="ce4" table:formula="of:=MAX([$linkedlist.G2:.G501])/1000" office:value-type="float" office:value="4483.978" calcext:value-type="float">
            <text:p>4483.98</text:p>
          </table:table-cell>
          <table:table-cell table:style-name="ce4" table:formula="of:=MAX([$linkedlist.H2:.H501])/1000" office:value-type="float" office:value="9137.181" calcext:value-type="float">
            <text:p>9137.18</text:p>
          </table:table-cell>
          <table:table-cell table:style-name="ce4" table:formula="of:=MAX([$linkedlist.I2:.I501])/1000" office:value-type="float" office:value="40945.262" calcext:value-type="float">
            <text:p>40945.26</text:p>
          </table:table-cell>
          <table:table-cell table:style-name="ce4" table:formula="of:=MAX([$linkedlist.J2:.J501])/1000" office:value-type="float" office:value="88905.704" calcext:value-type="float">
            <text:p>88905.70</text:p>
          </table:table-cell>
        </table:table-row>
        <table:table-row table:style-name="ro1">
          <table:table-cell table:style-name="ce2" office:value-type="string" calcext:value-type="string">
            <text:p>Size*Log2(Size)</text:p>
          </table:table-cell>
          <table:table-cell table:style-name="ce2" table:formula="of:=[.B2]*LOG([.B2]; 2)" office:value-type="float" office:value="33.2192809488736" calcext:value-type="float">
            <text:p>33.2192809488736</text:p>
          </table:table-cell>
          <table:table-cell table:style-name="ce2" table:formula="of:=[.C2]*LOG([.C2]; 2)" office:value-type="float" office:value="664.385618977473" calcext:value-type="float">
            <text:p>664.385618977473</text:p>
          </table:table-cell>
          <table:table-cell table:style-name="ce2" table:formula="of:=[.D2]*LOG([.D2]; 2)" office:value-type="float" office:value="9965.78428466209" calcext:value-type="float">
            <text:p>9965.78428466209</text:p>
          </table:table-cell>
          <table:table-cell table:style-name="ce2" table:formula="of:=[.E2]*LOG([.E2]; 2)" office:value-type="float" office:value="61438.5618977473" calcext:value-type="float">
            <text:p>61438.5618977473</text:p>
          </table:table-cell>
          <table:table-cell table:style-name="ce2" table:formula="of:=[.F2]*LOG([.F2]; 2)" office:value-type="float" office:value="132877.123795495" calcext:value-type="float">
            <text:p>132877.123795495</text:p>
          </table:table-cell>
          <table:table-cell table:style-name="ce2" table:formula="of:=[.G2]*LOG([.G2]; 2)" office:value-type="float" office:value="780482.023721841" calcext:value-type="float">
            <text:p>780482.023721841</text:p>
          </table:table-cell>
          <table:table-cell table:style-name="ce2" table:formula="of:=[.H2]*LOG([.H2]; 2)" office:value-type="float" office:value="1660964.04744368" calcext:value-type="float">
            <text:p>1660964.04744368</text:p>
          </table:table-cell>
          <table:table-cell table:style-name="ce2" table:formula="of:=[.I2]*LOG([.I2]; 2)" office:value-type="float" office:value="9465784.28466209" calcext:value-type="float">
            <text:p>9465784.28466209</text:p>
          </table:table-cell>
          <table:table-cell table:style-name="ce2" table:formula="of:=[.J2]*LOG([.J2]; 2)" office:value-type="float" office:value="19931568.5693242" calcext:value-type="float">
            <text:p>19931568.5693242</text:p>
          </table:table-cell>
          <table:table-cell table:style-name="ce2" table:formula="of:=[.K2]*LOG([.K2]; 2)" office:value-type="float" office:value="33.2192809488736" calcext:value-type="float">
            <text:p>33.2192809488736</text:p>
          </table:table-cell>
          <table:table-cell table:style-name="ce2" table:formula="of:=[.L2]*LOG([.L2]; 2)" office:value-type="float" office:value="664.385618977473" calcext:value-type="float">
            <text:p>664.385618977473</text:p>
          </table:table-cell>
          <table:table-cell table:style-name="ce2" table:formula="of:=[.M2]*LOG([.M2]; 2)" office:value-type="float" office:value="9965.78428466209" calcext:value-type="float">
            <text:p>9965.78428466209</text:p>
          </table:table-cell>
          <table:table-cell table:style-name="ce2" table:formula="of:=[.N2]*LOG([.N2]; 2)" office:value-type="float" office:value="61438.5618977473" calcext:value-type="float">
            <text:p>61438.5618977473</text:p>
          </table:table-cell>
          <table:table-cell table:style-name="ce2" table:formula="of:=[.O2]*LOG([.O2]; 2)" office:value-type="float" office:value="132877.123795495" calcext:value-type="float">
            <text:p>132877.123795495</text:p>
          </table:table-cell>
          <table:table-cell table:style-name="ce2" table:formula="of:=[.P2]*LOG([.P2]; 2)" office:value-type="float" office:value="780482.023721841" calcext:value-type="float">
            <text:p>780482.023721841</text:p>
          </table:table-cell>
          <table:table-cell table:style-name="ce2" table:formula="of:=[.Q2]*LOG([.Q2]; 2)" office:value-type="float" office:value="1660964.04744368" calcext:value-type="float">
            <text:p>1660964.04744368</text:p>
          </table:table-cell>
          <table:table-cell table:style-name="ce2" table:formula="of:=[.R2]*LOG([.R2]; 2)" office:value-type="float" office:value="9465784.28466209" calcext:value-type="float">
            <text:p>9465784.28466209</text:p>
          </table:table-cell>
          <table:table-cell table:style-name="ce2" table:formula="of:=[.S2]*LOG([.S2]; 2)" office:value-type="float" office:value="19931568.5693242" calcext:value-type="float">
            <text:p>19931568.5693242</text:p>
          </table:table-cell>
        </table:table-row>
        <table:table-row table:style-name="ro1">
          <table:table-cell table:style-name="ce2" table:number-columns-repeated="3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8"/>
          <table:table-cell table:style-name="ce3" table:number-columns-spanned="9" table:number-rows-spanned="1"/>
          <table:covered-table-cell table:style-name="ce3"/>
          <table:covered-table-cell table:style-name="Default"/>
          <table:covered-table-cell table:style-name="ce2"/>
          <table:covered-table-cell table:style-name="Default"/>
          <table:covered-table-cell table:style-name="ce2"/>
          <table:covered-table-cell/>
          <table:covered-table-cell table:style-name="ce2"/>
          <table:covered-table-cell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[.K4]/[.B4]" office:value-type="float" office:value="1" calcext:value-type="float">
            <text:p>1</text:p>
          </table:table-cell>
          <table:table-cell table:formula="of:=[.L4]/[.C4]" office:value-type="float" office:value="1.00026518164943" calcext:value-type="float">
            <text:p>1.00026518164943</text:p>
          </table:table-cell>
          <table:table-cell table:formula="of:=[.M4]/[.D4]" office:value-type="float" office:value="1.09164491954729" calcext:value-type="float">
            <text:p>1.09164491954729</text:p>
          </table:table-cell>
          <table:table-cell table:formula="of:=[.N4]/[.E4]" office:value-type="float" office:value="1.11415488863308" calcext:value-type="float">
            <text:p>1.11415488863308</text:p>
          </table:table-cell>
          <table:table-cell table:formula="of:=[.O4]/[.F4]" office:value-type="float" office:value="1.12523634769987" calcext:value-type="float">
            <text:p>1.12523634769987</text:p>
          </table:table-cell>
          <table:table-cell table:formula="of:=[.P4]/[.G4]" office:value-type="float" office:value="1.14693071539511" calcext:value-type="float">
            <text:p>1.14693071539511</text:p>
          </table:table-cell>
          <table:table-cell table:formula="of:=[.Q4]/[.H4]" office:value-type="float" office:value="1.16043088490924" calcext:value-type="float">
            <text:p>1.16043088490924</text:p>
          </table:table-cell>
          <table:table-cell table:formula="of:=[.R4]/[.I4]" office:value-type="float" office:value="1.19801768507151" calcext:value-type="float">
            <text:p>1.19801768507151</text:p>
          </table:table-cell>
          <table:table-cell table:formula="of:=[.S4]/[.J4]" office:value-type="float" office:value="1.20969913105653" calcext:value-type="float">
            <text:p>1.20969913105653</text:p>
          </table:table-cell>
          <table:table-cell table:style-name="ce2" table:number-columns-repeated="9"/>
        </table:table-row>
        <table:table-row table:style-name="ro1" table:number-rows-repeated="4">
          <table:table-cell table:number-columns-repeated="15"/>
          <table:table-cell table:style-name="ce4" table:number-columns-repeated="4"/>
        </table:table-row>
        <table:table-row table:style-name="ro1">
          <table:table-cell table:number-columns-repeated="10"/>
          <table:table-cell table:style-name="ce2" table:number-columns-repeated="9"/>
        </table:table-row>
        <table:table-row table:style-name="ro1" table:number-rows-repeated="7">
          <table:table-cell table:number-columns-repeated="10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8"/>
          <table:table-cell>
            <draw:frame draw:z-index="1" draw:style-name="gr1" draw:text-style-name="P1" svg:width="6.724in" svg:height="3.7823in" svg:x="0.6949in" svg:y="0.0425in">
              <draw:object draw:notify-on-update-of-ranges="analysis.B7:analysis.J7 analysis.B1:analysis.B1 analysis.B4:analysis.J4 analysis.K7:analysis.S7 analysis.K1:analysis.K1 analysis.K4:analysis.S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5"/>
          <table:table-cell table:number-columns-repeated="4"/>
        </table:table-row>
      </table:table>
      <table:table table:name="arra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4572" calcext:value-type="float">
            <text:p>34572</text:p>
          </table:table-cell>
          <table:table-cell office:value-type="float" office:value="206383" calcext:value-type="float">
            <text:p>206383</text:p>
          </table:table-cell>
          <table:table-cell office:value-type="float" office:value="583527" calcext:value-type="float">
            <text:p>583527</text:p>
          </table:table-cell>
          <table:table-cell office:value-type="float" office:value="2588613" calcext:value-type="float">
            <text:p>2588613</text:p>
          </table:table-cell>
          <table:table-cell office:value-type="float" office:value="5724506" calcext:value-type="float">
            <text:p>5724506</text:p>
          </table:table-cell>
          <table:table-cell office:value-type="float" office:value="32811427" calcext:value-type="float">
            <text:p>32811427</text:p>
          </table:table-cell>
          <table:table-cell office:value-type="float" office:value="66041693" calcext:value-type="float">
            <text:p>66041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4260" calcext:value-type="float">
            <text:p>4260</text:p>
          </table:table-cell>
          <table:table-cell office:value-type="float" office:value="36178" calcext:value-type="float">
            <text:p>36178</text:p>
          </table:table-cell>
          <table:table-cell office:value-type="float" office:value="211760" calcext:value-type="float">
            <text:p>211760</text:p>
          </table:table-cell>
          <table:table-cell office:value-type="float" office:value="449221" calcext:value-type="float">
            <text:p>449221</text:p>
          </table:table-cell>
          <table:table-cell office:value-type="float" office:value="2919523" calcext:value-type="float">
            <text:p>2919523</text:p>
          </table:table-cell>
          <table:table-cell office:value-type="float" office:value="6177988" calcext:value-type="float">
            <text:p>6177988</text:p>
          </table:table-cell>
          <table:table-cell office:value-type="float" office:value="31652054" calcext:value-type="float">
            <text:p>31652054</text:p>
          </table:table-cell>
          <table:table-cell office:value-type="float" office:value="64082634" calcext:value-type="float">
            <text:p>64082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619" calcext:value-type="float">
            <text:p>35619</text:p>
          </table:table-cell>
          <table:table-cell office:value-type="float" office:value="210014" calcext:value-type="float">
            <text:p>210014</text:p>
          </table:table-cell>
          <table:table-cell office:value-type="float" office:value="458511" calcext:value-type="float">
            <text:p>458511</text:p>
          </table:table-cell>
          <table:table-cell office:value-type="float" office:value="2950463" calcext:value-type="float">
            <text:p>2950463</text:p>
          </table:table-cell>
          <table:table-cell office:value-type="float" office:value="6371729" calcext:value-type="float">
            <text:p>6371729</text:p>
          </table:table-cell>
          <table:table-cell office:value-type="float" office:value="31872265" calcext:value-type="float">
            <text:p>31872265</text:p>
          </table:table-cell>
          <table:table-cell office:value-type="float" office:value="63240551" calcext:value-type="float">
            <text:p>63240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11481" calcext:value-type="float">
            <text:p>211481</text:p>
          </table:table-cell>
          <table:table-cell office:value-type="float" office:value="467450" calcext:value-type="float">
            <text:p>467450</text:p>
          </table:table-cell>
          <table:table-cell office:value-type="float" office:value="2603909" calcext:value-type="float">
            <text:p>2603909</text:p>
          </table:table-cell>
          <table:table-cell office:value-type="float" office:value="5919015" calcext:value-type="float">
            <text:p>5919015</text:p>
          </table:table-cell>
          <table:table-cell office:value-type="float" office:value="31384979" calcext:value-type="float">
            <text:p>31384979</text:p>
          </table:table-cell>
          <table:table-cell office:value-type="float" office:value="64181319" calcext:value-type="float">
            <text:p>64181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36737" calcext:value-type="float">
            <text:p>36737</text:p>
          </table:table-cell>
          <table:table-cell office:value-type="float" office:value="216998" calcext:value-type="float">
            <text:p>216998</text:p>
          </table:table-cell>
          <table:table-cell office:value-type="float" office:value="462143" calcext:value-type="float">
            <text:p>462143</text:p>
          </table:table-cell>
          <table:table-cell office:value-type="float" office:value="2671865" calcext:value-type="float">
            <text:p>2671865</text:p>
          </table:table-cell>
          <table:table-cell office:value-type="float" office:value="6037327" calcext:value-type="float">
            <text:p>6037327</text:p>
          </table:table-cell>
          <table:table-cell office:value-type="float" office:value="30969979" calcext:value-type="float">
            <text:p>30969979</text:p>
          </table:table-cell>
          <table:table-cell office:value-type="float" office:value="63831622" calcext:value-type="float">
            <text:p>63831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37226" calcext:value-type="float">
            <text:p>37226</text:p>
          </table:table-cell>
          <table:table-cell office:value-type="float" office:value="208407" calcext:value-type="float">
            <text:p>208407</text:p>
          </table:table-cell>
          <table:table-cell office:value-type="float" office:value="448454" calcext:value-type="float">
            <text:p>448454</text:p>
          </table:table-cell>
          <table:table-cell office:value-type="float" office:value="2488181" calcext:value-type="float">
            <text:p>2488181</text:p>
          </table:table-cell>
          <table:table-cell office:value-type="float" office:value="5642372" calcext:value-type="float">
            <text:p>5642372</text:p>
          </table:table-cell>
          <table:table-cell office:value-type="float" office:value="30696200" calcext:value-type="float">
            <text:p>30696200</text:p>
          </table:table-cell>
          <table:table-cell office:value-type="float" office:value="64089967" calcext:value-type="float">
            <text:p>64089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6248" calcext:value-type="float">
            <text:p>36248</text:p>
          </table:table-cell>
          <table:table-cell office:value-type="float" office:value="209455" calcext:value-type="float">
            <text:p>209455</text:p>
          </table:table-cell>
          <table:table-cell office:value-type="float" office:value="466683" calcext:value-type="float">
            <text:p>466683</text:p>
          </table:table-cell>
          <table:table-cell office:value-type="float" office:value="2661598" calcext:value-type="float">
            <text:p>2661598</text:p>
          </table:table-cell>
          <table:table-cell office:value-type="float" office:value="5593413" calcext:value-type="float">
            <text:p>5593413</text:p>
          </table:table-cell>
          <table:table-cell office:value-type="float" office:value="31228394" calcext:value-type="float">
            <text:p>31228394</text:p>
          </table:table-cell>
          <table:table-cell office:value-type="float" office:value="63598700" calcext:value-type="float">
            <text:p>635987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8" calcext:value-type="float">
            <text:p>908</text:p>
          </table:table-cell>
          <table:table-cell office:value-type="float" office:value="2933" calcext:value-type="float">
            <text:p>2933</text:p>
          </table:table-cell>
          <table:table-cell office:value-type="float" office:value="35549" calcext:value-type="float">
            <text:p>35549</text:p>
          </table:table-cell>
          <table:table-cell office:value-type="float" office:value="210572" calcext:value-type="float">
            <text:p>210572</text:p>
          </table:table-cell>
          <table:table-cell office:value-type="float" office:value="452504" calcext:value-type="float">
            <text:p>452504</text:p>
          </table:table-cell>
          <table:table-cell office:value-type="float" office:value="2535813" calcext:value-type="float">
            <text:p>2535813</text:p>
          </table:table-cell>
          <table:table-cell office:value-type="float" office:value="6529502" calcext:value-type="float">
            <text:p>6529502</text:p>
          </table:table-cell>
          <table:table-cell office:value-type="float" office:value="30709470" calcext:value-type="float">
            <text:p>30709470</text:p>
          </table:table-cell>
          <table:table-cell office:value-type="float" office:value="64351035" calcext:value-type="float">
            <text:p>6435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 office:value-type="float" office:value="3282" calcext:value-type="float">
            <text:p>3282</text:p>
          </table:table-cell>
          <table:table-cell office:value-type="float" office:value="36248" calcext:value-type="float">
            <text:p>36248</text:p>
          </table:table-cell>
          <table:table-cell office:value-type="float" office:value="209595" calcext:value-type="float">
            <text:p>209595</text:p>
          </table:table-cell>
          <table:table-cell office:value-type="float" office:value="490428" calcext:value-type="float">
            <text:p>490428</text:p>
          </table:table-cell>
          <table:table-cell office:value-type="float" office:value="2651331" calcext:value-type="float">
            <text:p>2651331</text:p>
          </table:table-cell>
          <table:table-cell office:value-type="float" office:value="6988432" calcext:value-type="float">
            <text:p>6988432</text:p>
          </table:table-cell>
          <table:table-cell office:value-type="float" office:value="30641025" calcext:value-type="float">
            <text:p>30641025</text:p>
          </table:table-cell>
          <table:table-cell office:value-type="float" office:value="65186622" calcext:value-type="float">
            <text:p>651866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6248" calcext:value-type="float">
            <text:p>36248</text:p>
          </table:table-cell>
          <table:table-cell office:value-type="float" office:value="214693" calcext:value-type="float">
            <text:p>214693</text:p>
          </table:table-cell>
          <table:table-cell office:value-type="float" office:value="470803" calcext:value-type="float">
            <text:p>470803</text:p>
          </table:table-cell>
          <table:table-cell office:value-type="float" office:value="2963244" calcext:value-type="float">
            <text:p>2963244</text:p>
          </table:table-cell>
          <table:table-cell office:value-type="float" office:value="5527483" calcext:value-type="float">
            <text:p>5527483</text:p>
          </table:table-cell>
          <table:table-cell office:value-type="float" office:value="31090946" calcext:value-type="float">
            <text:p>31090946</text:p>
          </table:table-cell>
          <table:table-cell office:value-type="float" office:value="64404115" calcext:value-type="float">
            <text:p>64404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807" calcext:value-type="float">
            <text:p>36807</text:p>
          </table:table-cell>
          <table:table-cell office:value-type="float" office:value="234808" calcext:value-type="float">
            <text:p>234808</text:p>
          </table:table-cell>
          <table:table-cell office:value-type="float" office:value="459419" calcext:value-type="float">
            <text:p>459419</text:p>
          </table:table-cell>
          <table:table-cell office:value-type="float" office:value="2938590" calcext:value-type="float">
            <text:p>2938590</text:p>
          </table:table-cell>
          <table:table-cell office:value-type="float" office:value="7155493" calcext:value-type="float">
            <text:p>7155493</text:p>
          </table:table-cell>
          <table:table-cell office:value-type="float" office:value="30679089" calcext:value-type="float">
            <text:p>30679089</text:p>
          </table:table-cell>
          <table:table-cell office:value-type="float" office:value="67211333" calcext:value-type="float">
            <text:p>67211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37505" calcext:value-type="float">
            <text:p>37505</text:p>
          </table:table-cell>
          <table:table-cell office:value-type="float" office:value="210084" calcext:value-type="float">
            <text:p>210084</text:p>
          </table:table-cell>
          <table:table-cell office:value-type="float" office:value="484212" calcext:value-type="float">
            <text:p>484212</text:p>
          </table:table-cell>
          <table:table-cell office:value-type="float" office:value="2555159" calcext:value-type="float">
            <text:p>2555159</text:p>
          </table:table-cell>
          <table:table-cell office:value-type="float" office:value="5716545" calcext:value-type="float">
            <text:p>5716545</text:p>
          </table:table-cell>
          <table:table-cell office:value-type="float" office:value="31031580" calcext:value-type="float">
            <text:p>31031580</text:p>
          </table:table-cell>
          <table:table-cell office:value-type="float" office:value="64358578" calcext:value-type="float">
            <text:p>643585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8" calcext:value-type="float">
            <text:p>978</text:p>
          </table:table-cell>
          <table:table-cell office:value-type="float" office:value="3283" calcext:value-type="float">
            <text:p>3283</text:p>
          </table:table-cell>
          <table:table-cell office:value-type="float" office:value="34991" calcext:value-type="float">
            <text:p>34991</text:p>
          </table:table-cell>
          <table:table-cell office:value-type="float" office:value="279088" calcext:value-type="float">
            <text:p>279088</text:p>
          </table:table-cell>
          <table:table-cell office:value-type="float" office:value="468568" calcext:value-type="float">
            <text:p>468568</text:p>
          </table:table-cell>
          <table:table-cell office:value-type="float" office:value="2588614" calcext:value-type="float">
            <text:p>2588614</text:p>
          </table:table-cell>
          <table:table-cell office:value-type="float" office:value="7112889" calcext:value-type="float">
            <text:p>7112889</text:p>
          </table:table-cell>
          <table:table-cell office:value-type="float" office:value="30929472" calcext:value-type="float">
            <text:p>30929472</text:p>
          </table:table-cell>
          <table:table-cell office:value-type="float" office:value="64848797" calcext:value-type="float">
            <text:p>648487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7784" calcext:value-type="float">
            <text:p>37784</text:p>
          </table:table-cell>
          <table:table-cell office:value-type="float" office:value="235646" calcext:value-type="float">
            <text:p>235646</text:p>
          </table:table-cell>
          <table:table-cell office:value-type="float" office:value="466962" calcext:value-type="float">
            <text:p>466962</text:p>
          </table:table-cell>
          <table:table-cell office:value-type="float" office:value="2595667" calcext:value-type="float">
            <text:p>2595667</text:p>
          </table:table-cell>
          <table:table-cell office:value-type="float" office:value="5883746" calcext:value-type="float">
            <text:p>5883746</text:p>
          </table:table-cell>
          <table:table-cell office:value-type="float" office:value="31670771" calcext:value-type="float">
            <text:p>31670771</text:p>
          </table:table-cell>
          <table:table-cell office:value-type="float" office:value="63126291" calcext:value-type="float">
            <text:p>63126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36108" calcext:value-type="float">
            <text:p>36108</text:p>
          </table:table-cell>
          <table:table-cell office:value-type="float" office:value="235925" calcext:value-type="float">
            <text:p>235925</text:p>
          </table:table-cell>
          <table:table-cell office:value-type="float" office:value="476460" calcext:value-type="float">
            <text:p>476460</text:p>
          </table:table-cell>
          <table:table-cell office:value-type="float" office:value="2630239" calcext:value-type="float">
            <text:p>2630239</text:p>
          </table:table-cell>
          <table:table-cell office:value-type="float" office:value="5651033" calcext:value-type="float">
            <text:p>5651033</text:p>
          </table:table-cell>
          <table:table-cell office:value-type="float" office:value="30629012" calcext:value-type="float">
            <text:p>30629012</text:p>
          </table:table-cell>
          <table:table-cell office:value-type="float" office:value="64346356" calcext:value-type="float">
            <text:p>6434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5829" calcext:value-type="float">
            <text:p>35829</text:p>
          </table:table-cell>
          <table:table-cell office:value-type="float" office:value="235227" calcext:value-type="float">
            <text:p>235227</text:p>
          </table:table-cell>
          <table:table-cell office:value-type="float" office:value="458371" calcext:value-type="float">
            <text:p>458371</text:p>
          </table:table-cell>
          <table:table-cell office:value-type="float" office:value="2554880" calcext:value-type="float">
            <text:p>2554880</text:p>
          </table:table-cell>
          <table:table-cell office:value-type="float" office:value="5451635" calcext:value-type="float">
            <text:p>5451635</text:p>
          </table:table-cell>
          <table:table-cell office:value-type="float" office:value="30629431" calcext:value-type="float">
            <text:p>30629431</text:p>
          </table:table-cell>
          <table:table-cell office:value-type="float" office:value="64568522" calcext:value-type="float">
            <text:p>64568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6248" calcext:value-type="float">
            <text:p>36248</text:p>
          </table:table-cell>
          <table:table-cell office:value-type="float" office:value="239278" calcext:value-type="float">
            <text:p>239278</text:p>
          </table:table-cell>
          <table:table-cell office:value-type="float" office:value="460886" calcext:value-type="float">
            <text:p>460886</text:p>
          </table:table-cell>
          <table:table-cell office:value-type="float" office:value="2592664" calcext:value-type="float">
            <text:p>2592664</text:p>
          </table:table-cell>
          <table:table-cell office:value-type="float" office:value="5785548" calcext:value-type="float">
            <text:p>5785548</text:p>
          </table:table-cell>
          <table:table-cell office:value-type="float" office:value="31106032" calcext:value-type="float">
            <text:p>31106032</text:p>
          </table:table-cell>
          <table:table-cell office:value-type="float" office:value="63182723" calcext:value-type="float">
            <text:p>63182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float" office:value="3422" calcext:value-type="float">
            <text:p>3422</text:p>
          </table:table-cell>
          <table:table-cell office:value-type="float" office:value="34712" calcext:value-type="float">
            <text:p>34712</text:p>
          </table:table-cell>
          <table:table-cell office:value-type="float" office:value="240605" calcext:value-type="float">
            <text:p>240605</text:p>
          </table:table-cell>
          <table:table-cell office:value-type="float" office:value="470314" calcext:value-type="float">
            <text:p>470314</text:p>
          </table:table-cell>
          <table:table-cell office:value-type="float" office:value="2606632" calcext:value-type="float">
            <text:p>2606632</text:p>
          </table:table-cell>
          <table:table-cell office:value-type="float" office:value="6560791" calcext:value-type="float">
            <text:p>6560791</text:p>
          </table:table-cell>
          <table:table-cell office:value-type="float" office:value="30228121" calcext:value-type="float">
            <text:p>30228121</text:p>
          </table:table-cell>
          <table:table-cell office:value-type="float" office:value="63996449" calcext:value-type="float">
            <text:p>639964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340" calcext:value-type="float">
            <text:p>35340</text:p>
          </table:table-cell>
          <table:table-cell office:value-type="float" office:value="244655" calcext:value-type="float">
            <text:p>244655</text:p>
          </table:table-cell>
          <table:table-cell office:value-type="float" office:value="458650" calcext:value-type="float">
            <text:p>458650</text:p>
          </table:table-cell>
          <table:table-cell office:value-type="float" office:value="3068775" calcext:value-type="float">
            <text:p>3068775</text:p>
          </table:table-cell>
          <table:table-cell office:value-type="float" office:value="6552061" calcext:value-type="float">
            <text:p>6552061</text:p>
          </table:table-cell>
          <table:table-cell office:value-type="float" office:value="30150038" calcext:value-type="float">
            <text:p>30150038</text:p>
          </table:table-cell>
          <table:table-cell office:value-type="float" office:value="63027535" calcext:value-type="float">
            <text:p>63027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318" calcext:value-type="float">
            <text:p>36318</text:p>
          </table:table-cell>
          <table:table-cell office:value-type="float" office:value="241443" calcext:value-type="float">
            <text:p>241443</text:p>
          </table:table-cell>
          <table:table-cell office:value-type="float" office:value="463191" calcext:value-type="float">
            <text:p>463191</text:p>
          </table:table-cell>
          <table:table-cell office:value-type="float" office:value="2661598" calcext:value-type="float">
            <text:p>2661598</text:p>
          </table:table-cell>
          <table:table-cell office:value-type="float" office:value="5581889" calcext:value-type="float">
            <text:p>5581889</text:p>
          </table:table-cell>
          <table:table-cell office:value-type="float" office:value="30743343" calcext:value-type="float">
            <text:p>30743343</text:p>
          </table:table-cell>
          <table:table-cell office:value-type="float" office:value="63351391" calcext:value-type="float">
            <text:p>63351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37951" calcext:value-type="float">
            <text:p>237951</text:p>
          </table:table-cell>
          <table:table-cell office:value-type="float" office:value="459139" calcext:value-type="float">
            <text:p>459139</text:p>
          </table:table-cell>
          <table:table-cell office:value-type="float" office:value="2758747" calcext:value-type="float">
            <text:p>2758747</text:p>
          </table:table-cell>
          <table:table-cell office:value-type="float" office:value="5621420" calcext:value-type="float">
            <text:p>5621420</text:p>
          </table:table-cell>
          <table:table-cell office:value-type="float" office:value="30956989" calcext:value-type="float">
            <text:p>30956989</text:p>
          </table:table-cell>
          <table:table-cell office:value-type="float" office:value="64518027" calcext:value-type="float">
            <text:p>645180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36973" calcext:value-type="float">
            <text:p>236973</text:p>
          </table:table-cell>
          <table:table-cell office:value-type="float" office:value="547908" calcext:value-type="float">
            <text:p>547908</text:p>
          </table:table-cell>
          <table:table-cell office:value-type="float" office:value="2717890" calcext:value-type="float">
            <text:p>2717890</text:p>
          </table:table-cell>
          <table:table-cell office:value-type="float" office:value="5849802" calcext:value-type="float">
            <text:p>5849802</text:p>
          </table:table-cell>
          <table:table-cell office:value-type="float" office:value="34484484" calcext:value-type="float">
            <text:p>34484484</text:p>
          </table:table-cell>
          <table:table-cell office:value-type="float" office:value="63064551" calcext:value-type="float">
            <text:p>630645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5061" calcext:value-type="float">
            <text:p>35061</text:p>
          </table:table-cell>
          <table:table-cell office:value-type="float" office:value="240395" calcext:value-type="float">
            <text:p>240395</text:p>
          </table:table-cell>
          <table:table-cell office:value-type="float" office:value="471083" calcext:value-type="float">
            <text:p>471083</text:p>
          </table:table-cell>
          <table:table-cell office:value-type="float" office:value="2595737" calcext:value-type="float">
            <text:p>2595737</text:p>
          </table:table-cell>
          <table:table-cell office:value-type="float" office:value="5798678" calcext:value-type="float">
            <text:p>5798678</text:p>
          </table:table-cell>
          <table:table-cell office:value-type="float" office:value="30300198" calcext:value-type="float">
            <text:p>30300198</text:p>
          </table:table-cell>
          <table:table-cell office:value-type="float" office:value="68390191" calcext:value-type="float">
            <text:p>6839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67" calcext:value-type="float">
            <text:p>1467</text:p>
          </table:table-cell>
          <table:table-cell office:value-type="float" office:value="3422" calcext:value-type="float">
            <text:p>3422</text:p>
          </table:table-cell>
          <table:table-cell office:value-type="float" office:value="35270" calcext:value-type="float">
            <text:p>35270</text:p>
          </table:table-cell>
          <table:table-cell office:value-type="float" office:value="236204" calcext:value-type="float">
            <text:p>236204</text:p>
          </table:table-cell>
          <table:table-cell office:value-type="float" office:value="460048" calcext:value-type="float">
            <text:p>460048</text:p>
          </table:table-cell>
          <table:table-cell office:value-type="float" office:value="2607820" calcext:value-type="float">
            <text:p>2607820</text:p>
          </table:table-cell>
          <table:table-cell office:value-type="float" office:value="5782963" calcext:value-type="float">
            <text:p>5782963</text:p>
          </table:table-cell>
          <table:table-cell office:value-type="float" office:value="30621749" calcext:value-type="float">
            <text:p>30621749</text:p>
          </table:table-cell>
          <table:table-cell office:value-type="float" office:value="63188659" calcext:value-type="float">
            <text:p>631886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35759" calcext:value-type="float">
            <text:p>35759</text:p>
          </table:table-cell>
          <table:table-cell office:value-type="float" office:value="232992" calcext:value-type="float">
            <text:p>232992</text:p>
          </table:table-cell>
          <table:table-cell office:value-type="float" office:value="463399" calcext:value-type="float">
            <text:p>463399</text:p>
          </table:table-cell>
          <table:table-cell office:value-type="float" office:value="2618715" calcext:value-type="float">
            <text:p>2618715</text:p>
          </table:table-cell>
          <table:table-cell office:value-type="float" office:value="5664023" calcext:value-type="float">
            <text:p>5664023</text:p>
          </table:table-cell>
          <table:table-cell office:value-type="float" office:value="31683553" calcext:value-type="float">
            <text:p>31683553</text:p>
          </table:table-cell>
          <table:table-cell office:value-type="float" office:value="63568948" calcext:value-type="float">
            <text:p>635689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318" calcext:value-type="float">
            <text:p>36318</text:p>
          </table:table-cell>
          <table:table-cell office:value-type="float" office:value="243328" calcext:value-type="float">
            <text:p>243328</text:p>
          </table:table-cell>
          <table:table-cell office:value-type="float" office:value="472899" calcext:value-type="float">
            <text:p>472899</text:p>
          </table:table-cell>
          <table:table-cell office:value-type="float" office:value="2575902" calcext:value-type="float">
            <text:p>2575902</text:p>
          </table:table-cell>
          <table:table-cell office:value-type="float" office:value="5540123" calcext:value-type="float">
            <text:p>5540123</text:p>
          </table:table-cell>
          <table:table-cell office:value-type="float" office:value="31186489" calcext:value-type="float">
            <text:p>31186489</text:p>
          </table:table-cell>
          <table:table-cell office:value-type="float" office:value="64316254" calcext:value-type="float">
            <text:p>64316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5689" calcext:value-type="float">
            <text:p>35689</text:p>
          </table:table-cell>
          <table:table-cell office:value-type="float" office:value="234598" calcext:value-type="float">
            <text:p>234598</text:p>
          </table:table-cell>
          <table:table-cell office:value-type="float" office:value="459559" calcext:value-type="float">
            <text:p>459559</text:p>
          </table:table-cell>
          <table:table-cell office:value-type="float" office:value="2577020" calcext:value-type="float">
            <text:p>2577020</text:p>
          </table:table-cell>
          <table:table-cell office:value-type="float" office:value="5484669" calcext:value-type="float">
            <text:p>5484669</text:p>
          </table:table-cell>
          <table:table-cell office:value-type="float" office:value="31527177" calcext:value-type="float">
            <text:p>31527177</text:p>
          </table:table-cell>
          <table:table-cell office:value-type="float" office:value="62986467" calcext:value-type="float">
            <text:p>629864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33481" calcext:value-type="float">
            <text:p>233481</text:p>
          </table:table-cell>
          <table:table-cell office:value-type="float" office:value="466682" calcext:value-type="float">
            <text:p>466682</text:p>
          </table:table-cell>
          <table:table-cell office:value-type="float" office:value="2634569" calcext:value-type="float">
            <text:p>2634569</text:p>
          </table:table-cell>
          <table:table-cell office:value-type="float" office:value="5417901" calcext:value-type="float">
            <text:p>5417901</text:p>
          </table:table-cell>
          <table:table-cell office:value-type="float" office:value="31144444" calcext:value-type="float">
            <text:p>31144444</text:p>
          </table:table-cell>
          <table:table-cell office:value-type="float" office:value="63470192" calcext:value-type="float">
            <text:p>634701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5340" calcext:value-type="float">
            <text:p>35340</text:p>
          </table:table-cell>
          <table:table-cell office:value-type="float" office:value="245633" calcext:value-type="float">
            <text:p>245633</text:p>
          </table:table-cell>
          <table:table-cell office:value-type="float" office:value="453483" calcext:value-type="float">
            <text:p>453483</text:p>
          </table:table-cell>
          <table:table-cell office:value-type="float" office:value="2731998" calcext:value-type="float">
            <text:p>2731998</text:p>
          </table:table-cell>
          <table:table-cell office:value-type="float" office:value="5599629" calcext:value-type="float">
            <text:p>5599629</text:p>
          </table:table-cell>
          <table:table-cell office:value-type="float" office:value="30137327" calcext:value-type="float">
            <text:p>30137327</text:p>
          </table:table-cell>
          <table:table-cell office:value-type="float" office:value="64545405" calcext:value-type="float">
            <text:p>645454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55035" calcext:value-type="float">
            <text:p>55035</text:p>
          </table:table-cell>
          <table:table-cell office:value-type="float" office:value="230687" calcext:value-type="float">
            <text:p>230687</text:p>
          </table:table-cell>
          <table:table-cell office:value-type="float" office:value="459419" calcext:value-type="float">
            <text:p>459419</text:p>
          </table:table-cell>
          <table:table-cell office:value-type="float" office:value="2593921" calcext:value-type="float">
            <text:p>2593921</text:p>
          </table:table-cell>
          <table:table-cell office:value-type="float" office:value="5890100" calcext:value-type="float">
            <text:p>5890100</text:p>
          </table:table-cell>
          <table:table-cell office:value-type="float" office:value="31112806" calcext:value-type="float">
            <text:p>31112806</text:p>
          </table:table-cell>
          <table:table-cell office:value-type="float" office:value="64851241" calcext:value-type="float">
            <text:p>64851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5829" calcext:value-type="float">
            <text:p>35829</text:p>
          </table:table-cell>
          <table:table-cell office:value-type="float" office:value="237392" calcext:value-type="float">
            <text:p>237392</text:p>
          </table:table-cell>
          <table:table-cell office:value-type="float" office:value="480441" calcext:value-type="float">
            <text:p>480441</text:p>
          </table:table-cell>
          <table:table-cell office:value-type="float" office:value="2618016" calcext:value-type="float">
            <text:p>2618016</text:p>
          </table:table-cell>
          <table:table-cell office:value-type="float" office:value="5685814" calcext:value-type="float">
            <text:p>5685814</text:p>
          </table:table-cell>
          <table:table-cell office:value-type="float" office:value="31155130" calcext:value-type="float">
            <text:p>31155130</text:p>
          </table:table-cell>
          <table:table-cell office:value-type="float" office:value="63973750" calcext:value-type="float">
            <text:p>639737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0439" calcext:value-type="float">
            <text:p>40439</text:p>
          </table:table-cell>
          <table:table-cell office:value-type="float" office:value="244376" calcext:value-type="float">
            <text:p>244376</text:p>
          </table:table-cell>
          <table:table-cell office:value-type="float" office:value="452434" calcext:value-type="float">
            <text:p>452434</text:p>
          </table:table-cell>
          <table:table-cell office:value-type="float" office:value="2615782" calcext:value-type="float">
            <text:p>2615782</text:p>
          </table:table-cell>
          <table:table-cell office:value-type="float" office:value="5614505" calcext:value-type="float">
            <text:p>5614505</text:p>
          </table:table-cell>
          <table:table-cell office:value-type="float" office:value="31642555" calcext:value-type="float">
            <text:p>31642555</text:p>
          </table:table-cell>
          <table:table-cell office:value-type="float" office:value="63637672" calcext:value-type="float">
            <text:p>636376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1975" calcext:value-type="float">
            <text:p>41975</text:p>
          </table:table-cell>
          <table:table-cell office:value-type="float" office:value="244306" calcext:value-type="float">
            <text:p>244306</text:p>
          </table:table-cell>
          <table:table-cell office:value-type="float" office:value="487775" calcext:value-type="float">
            <text:p>487775</text:p>
          </table:table-cell>
          <table:table-cell office:value-type="float" office:value="3084140" calcext:value-type="float">
            <text:p>3084140</text:p>
          </table:table-cell>
          <table:table-cell office:value-type="float" office:value="5767528" calcext:value-type="float">
            <text:p>5767528</text:p>
          </table:table-cell>
          <table:table-cell office:value-type="float" office:value="30003859" calcext:value-type="float">
            <text:p>30003859</text:p>
          </table:table-cell>
          <table:table-cell office:value-type="float" office:value="63442953" calcext:value-type="float">
            <text:p>63442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4782" calcext:value-type="float">
            <text:p>34782</text:p>
          </table:table-cell>
          <table:table-cell office:value-type="float" office:value="249056" calcext:value-type="float">
            <text:p>249056</text:p>
          </table:table-cell>
          <table:table-cell office:value-type="float" office:value="493222" calcext:value-type="float">
            <text:p>493222</text:p>
          </table:table-cell>
          <table:table-cell office:value-type="float" office:value="2939917" calcext:value-type="float">
            <text:p>2939917</text:p>
          </table:table-cell>
          <table:table-cell office:value-type="float" office:value="5932076" calcext:value-type="float">
            <text:p>5932076</text:p>
          </table:table-cell>
          <table:table-cell office:value-type="float" office:value="30239225" calcext:value-type="float">
            <text:p>30239225</text:p>
          </table:table-cell>
          <table:table-cell office:value-type="float" office:value="63243485" calcext:value-type="float">
            <text:p>63243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7715" calcext:value-type="float">
            <text:p>37715</text:p>
          </table:table-cell>
          <table:table-cell office:value-type="float" office:value="255411" calcext:value-type="float">
            <text:p>255411</text:p>
          </table:table-cell>
          <table:table-cell office:value-type="float" office:value="472968" calcext:value-type="float">
            <text:p>472968</text:p>
          </table:table-cell>
          <table:table-cell office:value-type="float" office:value="2524638" calcext:value-type="float">
            <text:p>2524638</text:p>
          </table:table-cell>
          <table:table-cell office:value-type="float" office:value="5653477" calcext:value-type="float">
            <text:p>5653477</text:p>
          </table:table-cell>
          <table:table-cell office:value-type="float" office:value="30679927" calcext:value-type="float">
            <text:p>30679927</text:p>
          </table:table-cell>
          <table:table-cell office:value-type="float" office:value="63476198" calcext:value-type="float">
            <text:p>634761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39418" calcext:value-type="float">
            <text:p>239418</text:p>
          </table:table-cell>
          <table:table-cell office:value-type="float" office:value="459000" calcext:value-type="float">
            <text:p>459000</text:p>
          </table:table-cell>
          <table:table-cell office:value-type="float" office:value="2570943" calcext:value-type="float">
            <text:p>2570943</text:p>
          </table:table-cell>
          <table:table-cell office:value-type="float" office:value="5899249" calcext:value-type="float">
            <text:p>5899249</text:p>
          </table:table-cell>
          <table:table-cell office:value-type="float" office:value="30444909" calcext:value-type="float">
            <text:p>30444909</text:p>
          </table:table-cell>
          <table:table-cell office:value-type="float" office:value="65986589" calcext:value-type="float">
            <text:p>659865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200" calcext:value-type="float">
            <text:p>35200</text:p>
          </table:table-cell>
          <table:table-cell office:value-type="float" office:value="240885" calcext:value-type="float">
            <text:p>240885</text:p>
          </table:table-cell>
          <table:table-cell office:value-type="float" office:value="463888" calcext:value-type="float">
            <text:p>463888</text:p>
          </table:table-cell>
          <table:table-cell office:value-type="float" office:value="2647839" calcext:value-type="float">
            <text:p>2647839</text:p>
          </table:table-cell>
          <table:table-cell office:value-type="float" office:value="5672823" calcext:value-type="float">
            <text:p>5672823</text:p>
          </table:table-cell>
          <table:table-cell office:value-type="float" office:value="30640047" calcext:value-type="float">
            <text:p>30640047</text:p>
          </table:table-cell>
          <table:table-cell office:value-type="float" office:value="65186482" calcext:value-type="float">
            <text:p>65186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4851" calcext:value-type="float">
            <text:p>34851</text:p>
          </table:table-cell>
          <table:table-cell office:value-type="float" office:value="248427" calcext:value-type="float">
            <text:p>248427</text:p>
          </table:table-cell>
          <table:table-cell office:value-type="float" office:value="463679" calcext:value-type="float">
            <text:p>463679</text:p>
          </table:table-cell>
          <table:table-cell office:value-type="float" office:value="3261538" calcext:value-type="float">
            <text:p>3261538</text:p>
          </table:table-cell>
          <table:table-cell office:value-type="float" office:value="6163670" calcext:value-type="float">
            <text:p>6163670</text:p>
          </table:table-cell>
          <table:table-cell office:value-type="float" office:value="31197105" calcext:value-type="float">
            <text:p>31197105</text:p>
          </table:table-cell>
          <table:table-cell office:value-type="float" office:value="63983179" calcext:value-type="float">
            <text:p>639831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" calcext:value-type="float">
            <text:p>978</text:p>
          </table:table-cell>
          <table:table-cell office:value-type="float" office:value="3282" calcext:value-type="float">
            <text:p>3282</text:p>
          </table:table-cell>
          <table:table-cell office:value-type="float" office:value="36667" calcext:value-type="float">
            <text:p>36667</text:p>
          </table:table-cell>
          <table:table-cell office:value-type="float" office:value="241373" calcext:value-type="float">
            <text:p>241373</text:p>
          </table:table-cell>
          <table:table-cell office:value-type="float" office:value="461025" calcext:value-type="float">
            <text:p>461025</text:p>
          </table:table-cell>
          <table:table-cell office:value-type="float" office:value="2943548" calcext:value-type="float">
            <text:p>2943548</text:p>
          </table:table-cell>
          <table:table-cell office:value-type="float" office:value="5821516" calcext:value-type="float">
            <text:p>5821516</text:p>
          </table:table-cell>
          <table:table-cell office:value-type="float" office:value="30755007" calcext:value-type="float">
            <text:p>30755007</text:p>
          </table:table-cell>
          <table:table-cell office:value-type="float" office:value="63684815" calcext:value-type="float">
            <text:p>63684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200" calcext:value-type="float">
            <text:p>35200</text:p>
          </table:table-cell>
          <table:table-cell office:value-type="float" office:value="238999" calcext:value-type="float">
            <text:p>238999</text:p>
          </table:table-cell>
          <table:table-cell office:value-type="float" office:value="489241" calcext:value-type="float">
            <text:p>489241</text:p>
          </table:table-cell>
          <table:table-cell office:value-type="float" office:value="2684017" calcext:value-type="float">
            <text:p>2684017</text:p>
          </table:table-cell>
          <table:table-cell office:value-type="float" office:value="5638461" calcext:value-type="float">
            <text:p>5638461</text:p>
          </table:table-cell>
          <table:table-cell office:value-type="float" office:value="30410548" calcext:value-type="float">
            <text:p>30410548</text:p>
          </table:table-cell>
          <table:table-cell office:value-type="float" office:value="71091599" calcext:value-type="float">
            <text:p>71091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42490" calcext:value-type="float">
            <text:p>242490</text:p>
          </table:table-cell>
          <table:table-cell office:value-type="float" office:value="454180" calcext:value-type="float">
            <text:p>454180</text:p>
          </table:table-cell>
          <table:table-cell office:value-type="float" office:value="2765871" calcext:value-type="float">
            <text:p>2765871</text:p>
          </table:table-cell>
          <table:table-cell office:value-type="float" office:value="5644677" calcext:value-type="float">
            <text:p>5644677</text:p>
          </table:table-cell>
          <table:table-cell office:value-type="float" office:value="30606454" calcext:value-type="float">
            <text:p>30606454</text:p>
          </table:table-cell>
          <table:table-cell office:value-type="float" office:value="66201840" calcext:value-type="float">
            <text:p>66201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6946" calcext:value-type="float">
            <text:p>36946</text:p>
          </table:table-cell>
          <table:table-cell office:value-type="float" office:value="238789" calcext:value-type="float">
            <text:p>238789</text:p>
          </table:table-cell>
          <table:table-cell office:value-type="float" office:value="464796" calcext:value-type="float">
            <text:p>464796</text:p>
          </table:table-cell>
          <table:table-cell office:value-type="float" office:value="2909955" calcext:value-type="float">
            <text:p>2909955</text:p>
          </table:table-cell>
          <table:table-cell office:value-type="float" office:value="5664862" calcext:value-type="float">
            <text:p>5664862</text:p>
          </table:table-cell>
          <table:table-cell office:value-type="float" office:value="30809763" calcext:value-type="float">
            <text:p>30809763</text:p>
          </table:table-cell>
          <table:table-cell office:value-type="float" office:value="65843692" calcext:value-type="float">
            <text:p>658436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6318" calcext:value-type="float">
            <text:p>36318</text:p>
          </table:table-cell>
          <table:table-cell office:value-type="float" office:value="242002" calcext:value-type="float">
            <text:p>242002</text:p>
          </table:table-cell>
          <table:table-cell office:value-type="float" office:value="462981" calcext:value-type="float">
            <text:p>462981</text:p>
          </table:table-cell>
          <table:table-cell office:value-type="float" office:value="2729972" calcext:value-type="float">
            <text:p>2729972</text:p>
          </table:table-cell>
          <table:table-cell office:value-type="float" office:value="5585241" calcext:value-type="float">
            <text:p>5585241</text:p>
          </table:table-cell>
          <table:table-cell office:value-type="float" office:value="30390643" calcext:value-type="float">
            <text:p>30390643</text:p>
          </table:table-cell>
          <table:table-cell office:value-type="float" office:value="64299562" calcext:value-type="float">
            <text:p>642995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7" calcext:value-type="float">
            <text:p>1397</text:p>
          </table:table-cell>
          <table:table-cell office:value-type="float" office:value="4400" calcext:value-type="float">
            <text:p>4400</text:p>
          </table:table-cell>
          <table:table-cell office:value-type="float" office:value="35689" calcext:value-type="float">
            <text:p>35689</text:p>
          </table:table-cell>
          <table:table-cell office:value-type="float" office:value="278739" calcext:value-type="float">
            <text:p>278739</text:p>
          </table:table-cell>
          <table:table-cell office:value-type="float" office:value="471920" calcext:value-type="float">
            <text:p>471920</text:p>
          </table:table-cell>
          <table:table-cell office:value-type="float" office:value="2749808" calcext:value-type="float">
            <text:p>2749808</text:p>
          </table:table-cell>
          <table:table-cell office:value-type="float" office:value="5547527" calcext:value-type="float">
            <text:p>5547527</text:p>
          </table:table-cell>
          <table:table-cell office:value-type="float" office:value="30639908" calcext:value-type="float">
            <text:p>30639908</text:p>
          </table:table-cell>
          <table:table-cell office:value-type="float" office:value="63461322" calcext:value-type="float">
            <text:p>634613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34711" calcext:value-type="float">
            <text:p>34711</text:p>
          </table:table-cell>
          <table:table-cell office:value-type="float" office:value="260719" calcext:value-type="float">
            <text:p>260719</text:p>
          </table:table-cell>
          <table:table-cell office:value-type="float" office:value="446917" calcext:value-type="float">
            <text:p>446917</text:p>
          </table:table-cell>
          <table:table-cell office:value-type="float" office:value="2669280" calcext:value-type="float">
            <text:p>2669280</text:p>
          </table:table-cell>
          <table:table-cell office:value-type="float" office:value="5508975" calcext:value-type="float">
            <text:p>5508975</text:p>
          </table:table-cell>
          <table:table-cell office:value-type="float" office:value="30820658" calcext:value-type="float">
            <text:p>30820658</text:p>
          </table:table-cell>
          <table:table-cell office:value-type="float" office:value="65142691" calcext:value-type="float">
            <text:p>651426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4851" calcext:value-type="float">
            <text:p>34851</text:p>
          </table:table-cell>
          <table:table-cell office:value-type="float" office:value="215671" calcext:value-type="float">
            <text:p>215671</text:p>
          </table:table-cell>
          <table:table-cell office:value-type="float" office:value="457673" calcext:value-type="float">
            <text:p>457673</text:p>
          </table:table-cell>
          <table:table-cell office:value-type="float" office:value="2763776" calcext:value-type="float">
            <text:p>2763776</text:p>
          </table:table-cell>
          <table:table-cell office:value-type="float" office:value="5624493" calcext:value-type="float">
            <text:p>5624493</text:p>
          </table:table-cell>
          <table:table-cell office:value-type="float" office:value="30858024" calcext:value-type="float">
            <text:p>30858024</text:p>
          </table:table-cell>
          <table:table-cell office:value-type="float" office:value="65076202" calcext:value-type="float">
            <text:p>650762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4781" calcext:value-type="float">
            <text:p>34781</text:p>
          </table:table-cell>
          <table:table-cell office:value-type="float" office:value="217487" calcext:value-type="float">
            <text:p>217487</text:p>
          </table:table-cell>
          <table:table-cell office:value-type="float" office:value="463680" calcext:value-type="float">
            <text:p>463680</text:p>
          </table:table-cell>
          <table:table-cell office:value-type="float" office:value="2688487" calcext:value-type="float">
            <text:p>2688487</text:p>
          </table:table-cell>
          <table:table-cell office:value-type="float" office:value="5795884" calcext:value-type="float">
            <text:p>5795884</text:p>
          </table:table-cell>
          <table:table-cell office:value-type="float" office:value="31179575" calcext:value-type="float">
            <text:p>31179575</text:p>
          </table:table-cell>
          <table:table-cell office:value-type="float" office:value="62722676" calcext:value-type="float">
            <text:p>627226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6" calcext:value-type="float">
            <text:p>1466</text:p>
          </table:table-cell>
          <table:table-cell office:value-type="float" office:value="3911" calcext:value-type="float">
            <text:p>3911</text:p>
          </table:table-cell>
          <table:table-cell office:value-type="float" office:value="35759" calcext:value-type="float">
            <text:p>35759</text:p>
          </table:table-cell>
          <table:table-cell office:value-type="float" office:value="212179" calcext:value-type="float">
            <text:p>212179</text:p>
          </table:table-cell>
          <table:table-cell office:value-type="float" office:value="455508" calcext:value-type="float">
            <text:p>455508</text:p>
          </table:table-cell>
          <table:table-cell office:value-type="float" office:value="2641413" calcext:value-type="float">
            <text:p>2641413</text:p>
          </table:table-cell>
          <table:table-cell office:value-type="float" office:value="5668144" calcext:value-type="float">
            <text:p>5668144</text:p>
          </table:table-cell>
          <table:table-cell office:value-type="float" office:value="32098622" calcext:value-type="float">
            <text:p>32098622</text:p>
          </table:table-cell>
          <table:table-cell office:value-type="float" office:value="65307447" calcext:value-type="float">
            <text:p>653074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7" calcext:value-type="float">
            <text:p>977</text:p>
          </table:table-cell>
          <table:table-cell office:value-type="float" office:value="3353" calcext:value-type="float">
            <text:p>3353</text:p>
          </table:table-cell>
          <table:table-cell office:value-type="float" office:value="35829" calcext:value-type="float">
            <text:p>35829</text:p>
          </table:table-cell>
          <table:table-cell office:value-type="float" office:value="210992" calcext:value-type="float">
            <text:p>210992</text:p>
          </table:table-cell>
          <table:table-cell office:value-type="float" office:value="658817" calcext:value-type="float">
            <text:p>658817</text:p>
          </table:table-cell>
          <table:table-cell office:value-type="float" office:value="2628004" calcext:value-type="float">
            <text:p>2628004</text:p>
          </table:table-cell>
          <table:table-cell office:value-type="float" office:value="5588175" calcext:value-type="float">
            <text:p>5588175</text:p>
          </table:table-cell>
          <table:table-cell office:value-type="float" office:value="30197600" calcext:value-type="float">
            <text:p>30197600</text:p>
          </table:table-cell>
          <table:table-cell office:value-type="float" office:value="63646332" calcext:value-type="float">
            <text:p>63646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36667" calcext:value-type="float">
            <text:p>36667</text:p>
          </table:table-cell>
          <table:table-cell office:value-type="float" office:value="208128" calcext:value-type="float">
            <text:p>208128</text:p>
          </table:table-cell>
          <table:table-cell office:value-type="float" office:value="537502" calcext:value-type="float">
            <text:p>537502</text:p>
          </table:table-cell>
          <table:table-cell office:value-type="float" office:value="2709649" calcext:value-type="float">
            <text:p>2709649</text:p>
          </table:table-cell>
          <table:table-cell office:value-type="float" office:value="5806221" calcext:value-type="float">
            <text:p>5806221</text:p>
          </table:table-cell>
          <table:table-cell office:value-type="float" office:value="31018310" calcext:value-type="float">
            <text:p>31018310</text:p>
          </table:table-cell>
          <table:table-cell office:value-type="float" office:value="64646116" calcext:value-type="float">
            <text:p>64646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06313" calcext:value-type="float">
            <text:p>206313</text:p>
          </table:table-cell>
          <table:table-cell office:value-type="float" office:value="452295" calcext:value-type="float">
            <text:p>452295</text:p>
          </table:table-cell>
          <table:table-cell office:value-type="float" office:value="2670049" calcext:value-type="float">
            <text:p>2670049</text:p>
          </table:table-cell>
          <table:table-cell office:value-type="float" office:value="5515260" calcext:value-type="float">
            <text:p>5515260</text:p>
          </table:table-cell>
          <table:table-cell office:value-type="float" office:value="30771559" calcext:value-type="float">
            <text:p>30771559</text:p>
          </table:table-cell>
          <table:table-cell office:value-type="float" office:value="63679367" calcext:value-type="float">
            <text:p>636793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7016" calcext:value-type="float">
            <text:p>37016</text:p>
          </table:table-cell>
          <table:table-cell office:value-type="float" office:value="207709" calcext:value-type="float">
            <text:p>207709</text:p>
          </table:table-cell>
          <table:table-cell office:value-type="float" office:value="454390" calcext:value-type="float">
            <text:p>454390</text:p>
          </table:table-cell>
          <table:table-cell office:value-type="float" office:value="2677382" calcext:value-type="float">
            <text:p>2677382</text:p>
          </table:table-cell>
          <table:table-cell office:value-type="float" office:value="5483832" calcext:value-type="float">
            <text:p>5483832</text:p>
          </table:table-cell>
          <table:table-cell office:value-type="float" office:value="30826176" calcext:value-type="float">
            <text:p>30826176</text:p>
          </table:table-cell>
          <table:table-cell office:value-type="float" office:value="65560274" calcext:value-type="float">
            <text:p>655602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2534" calcext:value-type="float">
            <text:p>42534</text:p>
          </table:table-cell>
          <table:table-cell office:value-type="float" office:value="203728" calcext:value-type="float">
            <text:p>203728</text:p>
          </table:table-cell>
          <table:table-cell office:value-type="float" office:value="499438" calcext:value-type="float">
            <text:p>499438</text:p>
          </table:table-cell>
          <table:table-cell office:value-type="float" office:value="2739820" calcext:value-type="float">
            <text:p>2739820</text:p>
          </table:table-cell>
          <table:table-cell office:value-type="float" office:value="5364472" calcext:value-type="float">
            <text:p>5364472</text:p>
          </table:table-cell>
          <table:table-cell office:value-type="float" office:value="30987021" calcext:value-type="float">
            <text:p>30987021</text:p>
          </table:table-cell>
          <table:table-cell office:value-type="float" office:value="67633944" calcext:value-type="float">
            <text:p>676339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9880" calcext:value-type="float">
            <text:p>39880</text:p>
          </table:table-cell>
          <table:table-cell office:value-type="float" office:value="211970" calcext:value-type="float">
            <text:p>211970</text:p>
          </table:table-cell>
          <table:table-cell office:value-type="float" office:value="456485" calcext:value-type="float">
            <text:p>456485</text:p>
          </table:table-cell>
          <table:table-cell office:value-type="float" office:value="2688766" calcext:value-type="float">
            <text:p>2688766</text:p>
          </table:table-cell>
          <table:table-cell office:value-type="float" office:value="5543337" calcext:value-type="float">
            <text:p>5543337</text:p>
          </table:table-cell>
          <table:table-cell office:value-type="float" office:value="31655406" calcext:value-type="float">
            <text:p>31655406</text:p>
          </table:table-cell>
          <table:table-cell office:value-type="float" office:value="71096697" calcext:value-type="float">
            <text:p>710966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0508" calcext:value-type="float">
            <text:p>40508</text:p>
          </table:table-cell>
          <table:table-cell office:value-type="float" office:value="216370" calcext:value-type="float">
            <text:p>216370</text:p>
          </table:table-cell>
          <table:table-cell office:value-type="float" office:value="486099" calcext:value-type="float">
            <text:p>486099</text:p>
          </table:table-cell>
          <table:table-cell office:value-type="float" office:value="2674239" calcext:value-type="float">
            <text:p>2674239</text:p>
          </table:table-cell>
          <table:table-cell office:value-type="float" office:value="5427888" calcext:value-type="float">
            <text:p>5427888</text:p>
          </table:table-cell>
          <table:table-cell office:value-type="float" office:value="30209752" calcext:value-type="float">
            <text:p>30209752</text:p>
          </table:table-cell>
          <table:table-cell office:value-type="float" office:value="72049059" calcext:value-type="float">
            <text:p>720490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5620" calcext:value-type="float">
            <text:p>35620</text:p>
          </table:table-cell>
          <table:table-cell office:value-type="float" office:value="208618" calcext:value-type="float">
            <text:p>208618</text:p>
          </table:table-cell>
          <table:table-cell office:value-type="float" office:value="460117" calcext:value-type="float">
            <text:p>460117</text:p>
          </table:table-cell>
          <table:table-cell office:value-type="float" office:value="2588892" calcext:value-type="float">
            <text:p>2588892</text:p>
          </table:table-cell>
          <table:table-cell office:value-type="float" office:value="5454358" calcext:value-type="float">
            <text:p>5454358</text:p>
          </table:table-cell>
          <table:table-cell office:value-type="float" office:value="30385544" calcext:value-type="float">
            <text:p>30385544</text:p>
          </table:table-cell>
          <table:table-cell office:value-type="float" office:value="69115147" calcext:value-type="float">
            <text:p>691151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8" calcext:value-type="float">
            <text:p>908</text:p>
          </table:table-cell>
          <table:table-cell office:value-type="float" office:value="3352" calcext:value-type="float">
            <text:p>3352</text:p>
          </table:table-cell>
          <table:table-cell office:value-type="float" office:value="36736" calcext:value-type="float">
            <text:p>36736</text:p>
          </table:table-cell>
          <table:table-cell office:value-type="float" office:value="215951" calcext:value-type="float">
            <text:p>215951</text:p>
          </table:table-cell>
          <table:table-cell office:value-type="float" office:value="466264" calcext:value-type="float">
            <text:p>466264</text:p>
          </table:table-cell>
          <table:table-cell office:value-type="float" office:value="2566194" calcext:value-type="float">
            <text:p>2566194</text:p>
          </table:table-cell>
          <table:table-cell office:value-type="float" office:value="5487953" calcext:value-type="float">
            <text:p>5487953</text:p>
          </table:table-cell>
          <table:table-cell office:value-type="float" office:value="30185029" calcext:value-type="float">
            <text:p>30185029</text:p>
          </table:table-cell>
          <table:table-cell office:value-type="float" office:value="65251085" calcext:value-type="float">
            <text:p>652510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6178" calcext:value-type="float">
            <text:p>36178</text:p>
          </table:table-cell>
          <table:table-cell office:value-type="float" office:value="224681" calcext:value-type="float">
            <text:p>224681</text:p>
          </table:table-cell>
          <table:table-cell office:value-type="float" office:value="466123" calcext:value-type="float">
            <text:p>466123</text:p>
          </table:table-cell>
          <table:table-cell office:value-type="float" office:value="2656849" calcext:value-type="float">
            <text:p>2656849</text:p>
          </table:table-cell>
          <table:table-cell office:value-type="float" office:value="5460783" calcext:value-type="float">
            <text:p>5460783</text:p>
          </table:table-cell>
          <table:table-cell office:value-type="float" office:value="31400135" calcext:value-type="float">
            <text:p>31400135</text:p>
          </table:table-cell>
          <table:table-cell office:value-type="float" office:value="71451214" calcext:value-type="float">
            <text:p>71451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8" calcext:value-type="float">
            <text:p>908</text:p>
          </table:table-cell>
          <table:table-cell office:value-type="float" office:value="3912" calcext:value-type="float">
            <text:p>3912</text:p>
          </table:table-cell>
          <table:table-cell office:value-type="float" office:value="36807" calcext:value-type="float">
            <text:p>36807</text:p>
          </table:table-cell>
          <table:table-cell office:value-type="float" office:value="208827" calcext:value-type="float">
            <text:p>208827</text:p>
          </table:table-cell>
          <table:table-cell office:value-type="float" office:value="457742" calcext:value-type="float">
            <text:p>457742</text:p>
          </table:table-cell>
          <table:table-cell office:value-type="float" office:value="2656081" calcext:value-type="float">
            <text:p>2656081</text:p>
          </table:table-cell>
          <table:table-cell office:value-type="float" office:value="5466510" calcext:value-type="float">
            <text:p>5466510</text:p>
          </table:table-cell>
          <table:table-cell office:value-type="float" office:value="30864239" calcext:value-type="float">
            <text:p>30864239</text:p>
          </table:table-cell>
          <table:table-cell office:value-type="float" office:value="67417366" calcext:value-type="float">
            <text:p>67417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8" calcext:value-type="float">
            <text:p>908</text:p>
          </table:table-cell>
          <table:table-cell office:value-type="float" office:value="2793" calcext:value-type="float">
            <text:p>2793</text:p>
          </table:table-cell>
          <table:table-cell office:value-type="float" office:value="35270" calcext:value-type="float">
            <text:p>35270</text:p>
          </table:table-cell>
          <table:table-cell office:value-type="float" office:value="208408" calcext:value-type="float">
            <text:p>208408</text:p>
          </table:table-cell>
          <table:table-cell office:value-type="float" office:value="491266" calcext:value-type="float">
            <text:p>491266</text:p>
          </table:table-cell>
          <table:table-cell office:value-type="float" office:value="2641344" calcext:value-type="float">
            <text:p>2641344</text:p>
          </table:table-cell>
          <table:table-cell office:value-type="float" office:value="5358116" calcext:value-type="float">
            <text:p>5358116</text:p>
          </table:table-cell>
          <table:table-cell office:value-type="float" office:value="31060634" calcext:value-type="float">
            <text:p>31060634</text:p>
          </table:table-cell>
          <table:table-cell office:value-type="float" office:value="67695825" calcext:value-type="float">
            <text:p>676958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060" calcext:value-type="float">
            <text:p>35060</text:p>
          </table:table-cell>
          <table:table-cell office:value-type="float" office:value="214414" calcext:value-type="float">
            <text:p>214414</text:p>
          </table:table-cell>
          <table:table-cell office:value-type="float" office:value="459559" calcext:value-type="float">
            <text:p>459559</text:p>
          </table:table-cell>
          <table:table-cell office:value-type="float" office:value="2622975" calcext:value-type="float">
            <text:p>2622975</text:p>
          </table:table-cell>
          <table:table-cell office:value-type="float" office:value="5298052" calcext:value-type="float">
            <text:p>5298052</text:p>
          </table:table-cell>
          <table:table-cell office:value-type="float" office:value="31141790" calcext:value-type="float">
            <text:p>31141790</text:p>
          </table:table-cell>
          <table:table-cell office:value-type="float" office:value="65740536" calcext:value-type="float">
            <text:p>657405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3701" calcext:value-type="float">
            <text:p>3701</text:p>
          </table:table-cell>
          <table:table-cell office:value-type="float" office:value="35270" calcext:value-type="float">
            <text:p>35270</text:p>
          </table:table-cell>
          <table:table-cell office:value-type="float" office:value="210852" calcext:value-type="float">
            <text:p>210852</text:p>
          </table:table-cell>
          <table:table-cell office:value-type="float" office:value="459908" calcext:value-type="float">
            <text:p>459908</text:p>
          </table:table-cell>
          <table:table-cell office:value-type="float" office:value="2650213" calcext:value-type="float">
            <text:p>2650213</text:p>
          </table:table-cell>
          <table:table-cell office:value-type="float" office:value="5414130" calcext:value-type="float">
            <text:p>5414130</text:p>
          </table:table-cell>
          <table:table-cell office:value-type="float" office:value="30426681" calcext:value-type="float">
            <text:p>30426681</text:p>
          </table:table-cell>
          <table:table-cell office:value-type="float" office:value="64146399" calcext:value-type="float">
            <text:p>641463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36597" calcext:value-type="float">
            <text:p>36597</text:p>
          </table:table-cell>
          <table:table-cell office:value-type="float" office:value="210014" calcext:value-type="float">
            <text:p>210014</text:p>
          </table:table-cell>
          <table:table-cell office:value-type="float" office:value="648062" calcext:value-type="float">
            <text:p>648062</text:p>
          </table:table-cell>
          <table:table-cell office:value-type="float" office:value="2624861" calcext:value-type="float">
            <text:p>2624861</text:p>
          </table:table-cell>
          <table:table-cell office:value-type="float" office:value="5382980" calcext:value-type="float">
            <text:p>5382980</text:p>
          </table:table-cell>
          <table:table-cell office:value-type="float" office:value="30859071" calcext:value-type="float">
            <text:p>30859071</text:p>
          </table:table-cell>
          <table:table-cell office:value-type="float" office:value="63931426" calcext:value-type="float">
            <text:p>639314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office:value-type="float" office:value="12712" calcext:value-type="float">
            <text:p>12712</text:p>
          </table:table-cell>
          <table:table-cell office:value-type="float" office:value="36318" calcext:value-type="float">
            <text:p>36318</text:p>
          </table:table-cell>
          <table:table-cell office:value-type="float" office:value="203030" calcext:value-type="float">
            <text:p>203030</text:p>
          </table:table-cell>
          <table:table-cell office:value-type="float" office:value="454460" calcext:value-type="float">
            <text:p>454460</text:p>
          </table:table-cell>
          <table:table-cell office:value-type="float" office:value="2695541" calcext:value-type="float">
            <text:p>2695541</text:p>
          </table:table-cell>
          <table:table-cell office:value-type="float" office:value="5442275" calcext:value-type="float">
            <text:p>5442275</text:p>
          </table:table-cell>
          <table:table-cell office:value-type="float" office:value="30237829" calcext:value-type="float">
            <text:p>30237829</text:p>
          </table:table-cell>
          <table:table-cell office:value-type="float" office:value="66277200" calcext:value-type="float">
            <text:p>66277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07779" calcext:value-type="float">
            <text:p>207779</text:p>
          </table:table-cell>
          <table:table-cell office:value-type="float" office:value="452295" calcext:value-type="float">
            <text:p>452295</text:p>
          </table:table-cell>
          <table:table-cell office:value-type="float" office:value="2583375" calcext:value-type="float">
            <text:p>2583375</text:p>
          </table:table-cell>
          <table:table-cell office:value-type="float" office:value="5379069" calcext:value-type="float">
            <text:p>5379069</text:p>
          </table:table-cell>
          <table:table-cell office:value-type="float" office:value="30410128" calcext:value-type="float">
            <text:p>30410128</text:p>
          </table:table-cell>
          <table:table-cell office:value-type="float" office:value="65641779" calcext:value-type="float">
            <text:p>656417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5270" calcext:value-type="float">
            <text:p>35270</text:p>
          </table:table-cell>
          <table:table-cell office:value-type="float" office:value="207709" calcext:value-type="float">
            <text:p>207709</text:p>
          </table:table-cell>
          <table:table-cell office:value-type="float" office:value="468987" calcext:value-type="float">
            <text:p>468987</text:p>
          </table:table-cell>
          <table:table-cell office:value-type="float" office:value="2619902" calcext:value-type="float">
            <text:p>2619902</text:p>
          </table:table-cell>
          <table:table-cell office:value-type="float" office:value="5504505" calcext:value-type="float">
            <text:p>5504505</text:p>
          </table:table-cell>
          <table:table-cell office:value-type="float" office:value="31238941" calcext:value-type="float">
            <text:p>31238941</text:p>
          </table:table-cell>
          <table:table-cell office:value-type="float" office:value="66402775" calcext:value-type="float">
            <text:p>664027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34921" calcext:value-type="float">
            <text:p>34921</text:p>
          </table:table-cell>
          <table:table-cell office:value-type="float" office:value="212737" calcext:value-type="float">
            <text:p>212737</text:p>
          </table:table-cell>
          <table:table-cell office:value-type="float" office:value="451597" calcext:value-type="float">
            <text:p>451597</text:p>
          </table:table-cell>
          <table:table-cell office:value-type="float" office:value="2576880" calcext:value-type="float">
            <text:p>2576880</text:p>
          </table:table-cell>
          <table:table-cell office:value-type="float" office:value="5473286" calcext:value-type="float">
            <text:p>5473286</text:p>
          </table:table-cell>
          <table:table-cell office:value-type="float" office:value="31264712" calcext:value-type="float">
            <text:p>31264712</text:p>
          </table:table-cell>
          <table:table-cell office:value-type="float" office:value="66450616" calcext:value-type="float">
            <text:p>664506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3803" calcext:value-type="float">
            <text:p>33803</text:p>
          </table:table-cell>
          <table:table-cell office:value-type="float" office:value="209106" calcext:value-type="float">
            <text:p>209106</text:p>
          </table:table-cell>
          <table:table-cell office:value-type="float" office:value="454949" calcext:value-type="float">
            <text:p>454949</text:p>
          </table:table-cell>
          <table:table-cell office:value-type="float" office:value="2623465" calcext:value-type="float">
            <text:p>2623465</text:p>
          </table:table-cell>
          <table:table-cell office:value-type="float" office:value="5467419" calcext:value-type="float">
            <text:p>5467419</text:p>
          </table:table-cell>
          <table:table-cell office:value-type="float" office:value="32560205" calcext:value-type="float">
            <text:p>32560205</text:p>
          </table:table-cell>
          <table:table-cell office:value-type="float" office:value="65113567" calcext:value-type="float">
            <text:p>651135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23074" calcext:value-type="float">
            <text:p>223074</text:p>
          </table:table-cell>
          <table:table-cell office:value-type="float" office:value="553775" calcext:value-type="float">
            <text:p>553775</text:p>
          </table:table-cell>
          <table:table-cell office:value-type="float" office:value="2748830" calcext:value-type="float">
            <text:p>2748830</text:p>
          </table:table-cell>
          <table:table-cell office:value-type="float" office:value="5489070" calcext:value-type="float">
            <text:p>5489070</text:p>
          </table:table-cell>
          <table:table-cell office:value-type="float" office:value="30292515" calcext:value-type="float">
            <text:p>30292515</text:p>
          </table:table-cell>
          <table:table-cell office:value-type="float" office:value="64471233" calcext:value-type="float">
            <text:p>644712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9041" calcext:value-type="float">
            <text:p>39041</text:p>
          </table:table-cell>
          <table:table-cell office:value-type="float" office:value="220071" calcext:value-type="float">
            <text:p>220071</text:p>
          </table:table-cell>
          <table:table-cell office:value-type="float" office:value="453482" calcext:value-type="float">
            <text:p>453482</text:p>
          </table:table-cell>
          <table:table-cell office:value-type="float" office:value="2787802" calcext:value-type="float">
            <text:p>2787802</text:p>
          </table:table-cell>
          <table:table-cell office:value-type="float" office:value="5458828" calcext:value-type="float">
            <text:p>5458828</text:p>
          </table:table-cell>
          <table:table-cell office:value-type="float" office:value="30550231" calcext:value-type="float">
            <text:p>30550231</text:p>
          </table:table-cell>
          <table:table-cell office:value-type="float" office:value="64958379" calcext:value-type="float">
            <text:p>64958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40229" calcext:value-type="float">
            <text:p>40229</text:p>
          </table:table-cell>
          <table:table-cell office:value-type="float" office:value="214134" calcext:value-type="float">
            <text:p>214134</text:p>
          </table:table-cell>
          <table:table-cell office:value-type="float" office:value="439444" calcext:value-type="float">
            <text:p>439444</text:p>
          </table:table-cell>
          <table:table-cell office:value-type="float" office:value="2648048" calcext:value-type="float">
            <text:p>2648048</text:p>
          </table:table-cell>
          <table:table-cell office:value-type="float" office:value="5397717" calcext:value-type="float">
            <text:p>5397717</text:p>
          </table:table-cell>
          <table:table-cell office:value-type="float" office:value="30026069" calcext:value-type="float">
            <text:p>30026069</text:p>
          </table:table-cell>
          <table:table-cell office:value-type="float" office:value="65991268" calcext:value-type="float">
            <text:p>659912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4293" calcext:value-type="float">
            <text:p>34293</text:p>
          </table:table-cell>
          <table:table-cell office:value-type="float" office:value="208478" calcext:value-type="float">
            <text:p>208478</text:p>
          </table:table-cell>
          <table:table-cell office:value-type="float" office:value="452784" calcext:value-type="float">
            <text:p>452784</text:p>
          </table:table-cell>
          <table:table-cell office:value-type="float" office:value="2568149" calcext:value-type="float">
            <text:p>2568149</text:p>
          </table:table-cell>
          <table:table-cell office:value-type="float" office:value="5349037" calcext:value-type="float">
            <text:p>5349037</text:p>
          </table:table-cell>
          <table:table-cell office:value-type="float" office:value="30167708" calcext:value-type="float">
            <text:p>30167708</text:p>
          </table:table-cell>
          <table:table-cell office:value-type="float" office:value="66147433" calcext:value-type="float">
            <text:p>661474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20211" calcext:value-type="float">
            <text:p>220211</text:p>
          </table:table-cell>
          <table:table-cell office:value-type="float" office:value="473387" calcext:value-type="float">
            <text:p>473387</text:p>
          </table:table-cell>
          <table:table-cell office:value-type="float" office:value="2694982" calcext:value-type="float">
            <text:p>2694982</text:p>
          </table:table-cell>
          <table:table-cell office:value-type="float" office:value="5415317" calcext:value-type="float">
            <text:p>5415317</text:p>
          </table:table-cell>
          <table:table-cell office:value-type="float" office:value="30732868" calcext:value-type="float">
            <text:p>30732868</text:p>
          </table:table-cell>
          <table:table-cell office:value-type="float" office:value="69998925" calcext:value-type="float">
            <text:p>699989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35759" calcext:value-type="float">
            <text:p>35759</text:p>
          </table:table-cell>
          <table:table-cell office:value-type="float" office:value="215252" calcext:value-type="float">
            <text:p>215252</text:p>
          </table:table-cell>
          <table:table-cell office:value-type="float" office:value="454530" calcext:value-type="float">
            <text:p>454530</text:p>
          </table:table-cell>
          <table:table-cell office:value-type="float" office:value="2647211" calcext:value-type="float">
            <text:p>2647211</text:p>
          </table:table-cell>
          <table:table-cell office:value-type="float" office:value="5409799" calcext:value-type="float">
            <text:p>5409799</text:p>
          </table:table-cell>
          <table:table-cell office:value-type="float" office:value="31068736" calcext:value-type="float">
            <text:p>31068736</text:p>
          </table:table-cell>
          <table:table-cell office:value-type="float" office:value="66799476" calcext:value-type="float">
            <text:p>667994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6" calcext:value-type="float">
            <text:p>1396</text:p>
          </table:table-cell>
          <table:table-cell office:value-type="float" office:value="3842" calcext:value-type="float">
            <text:p>3842</text:p>
          </table:table-cell>
          <table:table-cell office:value-type="float" office:value="36317" calcext:value-type="float">
            <text:p>36317</text:p>
          </table:table-cell>
          <table:table-cell office:value-type="float" office:value="210992" calcext:value-type="float">
            <text:p>210992</text:p>
          </table:table-cell>
          <table:table-cell office:value-type="float" office:value="492943" calcext:value-type="float">
            <text:p>492943</text:p>
          </table:table-cell>
          <table:table-cell office:value-type="float" office:value="2604817" calcext:value-type="float">
            <text:p>2604817</text:p>
          </table:table-cell>
          <table:table-cell office:value-type="float" office:value="5452682" calcext:value-type="float">
            <text:p>5452682</text:p>
          </table:table-cell>
          <table:table-cell office:value-type="float" office:value="30176159" calcext:value-type="float">
            <text:p>30176159</text:p>
          </table:table-cell>
          <table:table-cell office:value-type="float" office:value="66632275" calcext:value-type="float">
            <text:p>666322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7" calcext:value-type="float">
            <text:p>1397</text:p>
          </table:table-cell>
          <table:table-cell office:value-type="float" office:value="4400" calcext:value-type="float">
            <text:p>4400</text:p>
          </table:table-cell>
          <table:table-cell office:value-type="float" office:value="35409" calcext:value-type="float">
            <text:p>35409</text:p>
          </table:table-cell>
          <table:table-cell office:value-type="float" office:value="219652" calcext:value-type="float">
            <text:p>219652</text:p>
          </table:table-cell>
          <table:table-cell office:value-type="float" office:value="462422" calcext:value-type="float">
            <text:p>462422</text:p>
          </table:table-cell>
          <table:table-cell office:value-type="float" office:value="2579534" calcext:value-type="float">
            <text:p>2579534</text:p>
          </table:table-cell>
          <table:table-cell office:value-type="float" office:value="5564359" calcext:value-type="float">
            <text:p>5564359</text:p>
          </table:table-cell>
          <table:table-cell office:value-type="float" office:value="30041993" calcext:value-type="float">
            <text:p>30041993</text:p>
          </table:table-cell>
          <table:table-cell office:value-type="float" office:value="64914798" calcext:value-type="float">
            <text:p>649147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6737" calcext:value-type="float">
            <text:p>36737</text:p>
          </table:table-cell>
          <table:table-cell office:value-type="float" office:value="209176" calcext:value-type="float">
            <text:p>209176</text:p>
          </table:table-cell>
          <table:table-cell office:value-type="float" office:value="460885" calcext:value-type="float">
            <text:p>460885</text:p>
          </table:table-cell>
          <table:table-cell office:value-type="float" office:value="2524359" calcext:value-type="float">
            <text:p>2524359</text:p>
          </table:table-cell>
          <table:table-cell office:value-type="float" office:value="5510721" calcext:value-type="float">
            <text:p>5510721</text:p>
          </table:table-cell>
          <table:table-cell office:value-type="float" office:value="30833649" calcext:value-type="float">
            <text:p>30833649</text:p>
          </table:table-cell>
          <table:table-cell office:value-type="float" office:value="64350616" calcext:value-type="float">
            <text:p>64350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66" calcext:value-type="float">
            <text:p>1466</text:p>
          </table:table-cell>
          <table:table-cell office:value-type="float" office:value="3911" calcext:value-type="float">
            <text:p>3911</text:p>
          </table:table-cell>
          <table:table-cell office:value-type="float" office:value="35828" calcext:value-type="float">
            <text:p>35828</text:p>
          </table:table-cell>
          <table:table-cell office:value-type="float" office:value="212668" calcext:value-type="float">
            <text:p>212668</text:p>
          </table:table-cell>
          <table:table-cell office:value-type="float" office:value="466263" calcext:value-type="float">
            <text:p>466263</text:p>
          </table:table-cell>
          <table:table-cell office:value-type="float" office:value="2728715" calcext:value-type="float">
            <text:p>2728715</text:p>
          </table:table-cell>
          <table:table-cell office:value-type="float" office:value="5417132" calcext:value-type="float">
            <text:p>5417132</text:p>
          </table:table-cell>
          <table:table-cell office:value-type="float" office:value="31205765" calcext:value-type="float">
            <text:p>31205765</text:p>
          </table:table-cell>
          <table:table-cell office:value-type="float" office:value="64625024" calcext:value-type="float">
            <text:p>646250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7" calcext:value-type="float">
            <text:p>977</text:p>
          </table:table-cell>
          <table:table-cell office:value-type="float" office:value="3702" calcext:value-type="float">
            <text:p>3702</text:p>
          </table:table-cell>
          <table:table-cell office:value-type="float" office:value="36247" calcext:value-type="float">
            <text:p>36247</text:p>
          </table:table-cell>
          <table:table-cell office:value-type="float" office:value="213855" calcext:value-type="float">
            <text:p>213855</text:p>
          </table:table-cell>
          <table:table-cell office:value-type="float" office:value="468149" calcext:value-type="float">
            <text:p>468149</text:p>
          </table:table-cell>
          <table:table-cell office:value-type="float" office:value="2643648" calcext:value-type="float">
            <text:p>2643648</text:p>
          </table:table-cell>
          <table:table-cell office:value-type="float" office:value="5391711" calcext:value-type="float">
            <text:p>5391711</text:p>
          </table:table-cell>
          <table:table-cell office:value-type="float" office:value="31110571" calcext:value-type="float">
            <text:p>31110571</text:p>
          </table:table-cell>
          <table:table-cell office:value-type="float" office:value="64471512" calcext:value-type="float">
            <text:p>644715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5270" calcext:value-type="float">
            <text:p>35270</text:p>
          </table:table-cell>
          <table:table-cell office:value-type="float" office:value="210922" calcext:value-type="float">
            <text:p>210922</text:p>
          </table:table-cell>
          <table:table-cell office:value-type="float" office:value="468149" calcext:value-type="float">
            <text:p>468149</text:p>
          </table:table-cell>
          <table:table-cell office:value-type="float" office:value="2612010" calcext:value-type="float">
            <text:p>2612010</text:p>
          </table:table-cell>
          <table:table-cell office:value-type="float" office:value="5391850" calcext:value-type="float">
            <text:p>5391850</text:p>
          </table:table-cell>
          <table:table-cell office:value-type="float" office:value="31068876" calcext:value-type="float">
            <text:p>31068876</text:p>
          </table:table-cell>
          <table:table-cell office:value-type="float" office:value="63769044" calcext:value-type="float">
            <text:p>637690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549" calcext:value-type="float">
            <text:p>35549</text:p>
          </table:table-cell>
          <table:table-cell office:value-type="float" office:value="210782" calcext:value-type="float">
            <text:p>210782</text:p>
          </table:table-cell>
          <table:table-cell office:value-type="float" office:value="467940" calcext:value-type="float">
            <text:p>467940</text:p>
          </table:table-cell>
          <table:table-cell office:value-type="float" office:value="2573387" calcext:value-type="float">
            <text:p>2573387</text:p>
          </table:table-cell>
          <table:table-cell office:value-type="float" office:value="5496124" calcext:value-type="float">
            <text:p>5496124</text:p>
          </table:table-cell>
          <table:table-cell office:value-type="float" office:value="31790480" calcext:value-type="float">
            <text:p>31790480</text:p>
          </table:table-cell>
          <table:table-cell office:value-type="float" office:value="64193682" calcext:value-type="float">
            <text:p>64193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23284" calcext:value-type="float">
            <text:p>223284</text:p>
          </table:table-cell>
          <table:table-cell office:value-type="float" office:value="469406" calcext:value-type="float">
            <text:p>469406</text:p>
          </table:table-cell>
          <table:table-cell office:value-type="float" office:value="2592664" calcext:value-type="float">
            <text:p>2592664</text:p>
          </table:table-cell>
          <table:table-cell office:value-type="float" office:value="5409031" calcext:value-type="float">
            <text:p>5409031</text:p>
          </table:table-cell>
          <table:table-cell office:value-type="float" office:value="30118889" calcext:value-type="float">
            <text:p>30118889</text:p>
          </table:table-cell>
          <table:table-cell office:value-type="float" office:value="64224831" calcext:value-type="float">
            <text:p>642248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7" calcext:value-type="float">
            <text:p>977</text:p>
          </table:table-cell>
          <table:table-cell office:value-type="float" office:value="3842" calcext:value-type="float">
            <text:p>3842</text:p>
          </table:table-cell>
          <table:table-cell office:value-type="float" office:value="36807" calcext:value-type="float">
            <text:p>36807</text:p>
          </table:table-cell>
          <table:table-cell office:value-type="float" office:value="213227" calcext:value-type="float">
            <text:p>213227</text:p>
          </table:table-cell>
          <table:table-cell office:value-type="float" office:value="461025" calcext:value-type="float">
            <text:p>461025</text:p>
          </table:table-cell>
          <table:table-cell office:value-type="float" office:value="2619483" calcext:value-type="float">
            <text:p>2619483</text:p>
          </table:table-cell>
          <table:table-cell office:value-type="float" office:value="5686373" calcext:value-type="float">
            <text:p>5686373</text:p>
          </table:table-cell>
          <table:table-cell office:value-type="float" office:value="30973122" calcext:value-type="float">
            <text:p>30973122</text:p>
          </table:table-cell>
          <table:table-cell office:value-type="float" office:value="65229853" calcext:value-type="float">
            <text:p>652298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36806" calcext:value-type="float">
            <text:p>36806</text:p>
          </table:table-cell>
          <table:table-cell office:value-type="float" office:value="209735" calcext:value-type="float">
            <text:p>209735</text:p>
          </table:table-cell>
          <table:table-cell office:value-type="float" office:value="597357" calcext:value-type="float">
            <text:p>597357</text:p>
          </table:table-cell>
          <table:table-cell office:value-type="float" office:value="2613896" calcext:value-type="float">
            <text:p>2613896</text:p>
          </table:table-cell>
          <table:table-cell office:value-type="float" office:value="5439692" calcext:value-type="float">
            <text:p>5439692</text:p>
          </table:table-cell>
          <table:table-cell office:value-type="float" office:value="30598492" calcext:value-type="float">
            <text:p>30598492</text:p>
          </table:table-cell>
          <table:table-cell office:value-type="float" office:value="65423246" calcext:value-type="float">
            <text:p>654232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5271" calcext:value-type="float">
            <text:p>35271</text:p>
          </table:table-cell>
          <table:table-cell office:value-type="float" office:value="208198" calcext:value-type="float">
            <text:p>208198</text:p>
          </table:table-cell>
          <table:table-cell office:value-type="float" office:value="454949" calcext:value-type="float">
            <text:p>454949</text:p>
          </table:table-cell>
          <table:table-cell office:value-type="float" office:value="2930279" calcext:value-type="float">
            <text:p>2930279</text:p>
          </table:table-cell>
          <table:table-cell office:value-type="float" office:value="5493470" calcext:value-type="float">
            <text:p>5493470</text:p>
          </table:table-cell>
          <table:table-cell office:value-type="float" office:value="31054418" calcext:value-type="float">
            <text:p>31054418</text:p>
          </table:table-cell>
          <table:table-cell office:value-type="float" office:value="65300952" calcext:value-type="float">
            <text:p>653009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8" calcext:value-type="float">
            <text:p>908</text:p>
          </table:table-cell>
          <table:table-cell office:value-type="float" office:value="4260" calcext:value-type="float">
            <text:p>4260</text:p>
          </table:table-cell>
          <table:table-cell office:value-type="float" office:value="35480" calcext:value-type="float">
            <text:p>35480</text:p>
          </table:table-cell>
          <table:table-cell office:value-type="float" office:value="207989" calcext:value-type="float">
            <text:p>207989</text:p>
          </table:table-cell>
          <table:table-cell office:value-type="float" office:value="459139" calcext:value-type="float">
            <text:p>459139</text:p>
          </table:table-cell>
          <table:table-cell office:value-type="float" office:value="2657547" calcext:value-type="float">
            <text:p>2657547</text:p>
          </table:table-cell>
          <table:table-cell office:value-type="float" office:value="5549274" calcext:value-type="float">
            <text:p>5549274</text:p>
          </table:table-cell>
          <table:table-cell office:value-type="float" office:value="31008672" calcext:value-type="float">
            <text:p>31008672</text:p>
          </table:table-cell>
          <table:table-cell office:value-type="float" office:value="66125923" calcext:value-type="float">
            <text:p>661259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5829" calcext:value-type="float">
            <text:p>35829</text:p>
          </table:table-cell>
          <table:table-cell office:value-type="float" office:value="206801" calcext:value-type="float">
            <text:p>206801</text:p>
          </table:table-cell>
          <table:table-cell office:value-type="float" office:value="477996" calcext:value-type="float">
            <text:p>477996</text:p>
          </table:table-cell>
          <table:table-cell office:value-type="float" office:value="2754208" calcext:value-type="float">
            <text:p>2754208</text:p>
          </table:table-cell>
          <table:table-cell office:value-type="float" office:value="5462740" calcext:value-type="float">
            <text:p>5462740</text:p>
          </table:table-cell>
          <table:table-cell office:value-type="float" office:value="32477653" calcext:value-type="float">
            <text:p>32477653</text:p>
          </table:table-cell>
          <table:table-cell office:value-type="float" office:value="65461798" calcext:value-type="float">
            <text:p>654617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35340" calcext:value-type="float">
            <text:p>35340</text:p>
          </table:table-cell>
          <table:table-cell office:value-type="float" office:value="211481" calcext:value-type="float">
            <text:p>211481</text:p>
          </table:table-cell>
          <table:table-cell office:value-type="float" office:value="462352" calcext:value-type="float">
            <text:p>462352</text:p>
          </table:table-cell>
          <table:table-cell office:value-type="float" office:value="2653915" calcext:value-type="float">
            <text:p>2653915</text:p>
          </table:table-cell>
          <table:table-cell office:value-type="float" office:value="5492911" calcext:value-type="float">
            <text:p>5492911</text:p>
          </table:table-cell>
          <table:table-cell office:value-type="float" office:value="33689197" calcext:value-type="float">
            <text:p>33689197</text:p>
          </table:table-cell>
          <table:table-cell office:value-type="float" office:value="65183129" calcext:value-type="float">
            <text:p>651831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6248" calcext:value-type="float">
            <text:p>36248</text:p>
          </table:table-cell>
          <table:table-cell office:value-type="float" office:value="209804" calcext:value-type="float">
            <text:p>209804</text:p>
          </table:table-cell>
          <table:table-cell office:value-type="float" office:value="484004" calcext:value-type="float">
            <text:p>484004</text:p>
          </table:table-cell>
          <table:table-cell office:value-type="float" office:value="2620181" calcext:value-type="float">
            <text:p>2620181</text:p>
          </table:table-cell>
          <table:table-cell office:value-type="float" office:value="5552486" calcext:value-type="float">
            <text:p>5552486</text:p>
          </table:table-cell>
          <table:table-cell office:value-type="float" office:value="30672175" calcext:value-type="float">
            <text:p>30672175</text:p>
          </table:table-cell>
          <table:table-cell office:value-type="float" office:value="65809470" calcext:value-type="float">
            <text:p>658094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7" calcext:value-type="float">
            <text:p>977</text:p>
          </table:table-cell>
          <table:table-cell office:value-type="float" office:value="3353" calcext:value-type="float">
            <text:p>3353</text:p>
          </table:table-cell>
          <table:table-cell office:value-type="float" office:value="33874" calcext:value-type="float">
            <text:p>33874</text:p>
          </table:table-cell>
          <table:table-cell office:value-type="float" office:value="211411" calcext:value-type="float">
            <text:p>211411</text:p>
          </table:table-cell>
          <table:table-cell office:value-type="float" office:value="469406" calcext:value-type="float">
            <text:p>469406</text:p>
          </table:table-cell>
          <table:table-cell office:value-type="float" office:value="2622975" calcext:value-type="float">
            <text:p>2622975</text:p>
          </table:table-cell>
          <table:table-cell office:value-type="float" office:value="5413640" calcext:value-type="float">
            <text:p>5413640</text:p>
          </table:table-cell>
          <table:table-cell office:value-type="float" office:value="30337982" calcext:value-type="float">
            <text:p>30337982</text:p>
          </table:table-cell>
          <table:table-cell office:value-type="float" office:value="65501048" calcext:value-type="float">
            <text:p>655010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34153" calcext:value-type="float">
            <text:p>34153</text:p>
          </table:table-cell>
          <table:table-cell office:value-type="float" office:value="212249" calcext:value-type="float">
            <text:p>212249</text:p>
          </table:table-cell>
          <table:table-cell office:value-type="float" office:value="457743" calcext:value-type="float">
            <text:p>457743</text:p>
          </table:table-cell>
          <table:table-cell office:value-type="float" office:value="2652519" calcext:value-type="float">
            <text:p>2652519</text:p>
          </table:table-cell>
          <table:table-cell office:value-type="float" office:value="5491235" calcext:value-type="float">
            <text:p>5491235</text:p>
          </table:table-cell>
          <table:table-cell office:value-type="float" office:value="30978640" calcext:value-type="float">
            <text:p>30978640</text:p>
          </table:table-cell>
          <table:table-cell office:value-type="float" office:value="64673285" calcext:value-type="float">
            <text:p>646732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148832" calcext:value-type="float">
            <text:p>148832</text:p>
          </table:table-cell>
          <table:table-cell office:value-type="float" office:value="203658" calcext:value-type="float">
            <text:p>203658</text:p>
          </table:table-cell>
          <table:table-cell office:value-type="float" office:value="457952" calcext:value-type="float">
            <text:p>457952</text:p>
          </table:table-cell>
          <table:table-cell office:value-type="float" office:value="2621090" calcext:value-type="float">
            <text:p>2621090</text:p>
          </table:table-cell>
          <table:table-cell office:value-type="float" office:value="5433685" calcext:value-type="float">
            <text:p>5433685</text:p>
          </table:table-cell>
          <table:table-cell office:value-type="float" office:value="31408585" calcext:value-type="float">
            <text:p>31408585</text:p>
          </table:table-cell>
          <table:table-cell office:value-type="float" office:value="65104487" calcext:value-type="float">
            <text:p>65104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office:value-type="float" office:value="4191" calcext:value-type="float">
            <text:p>4191</text:p>
          </table:table-cell>
          <table:table-cell office:value-type="float" office:value="44420" calcext:value-type="float">
            <text:p>44420</text:p>
          </table:table-cell>
          <table:table-cell office:value-type="float" office:value="210642" calcext:value-type="float">
            <text:p>210642</text:p>
          </table:table-cell>
          <table:table-cell office:value-type="float" office:value="484283" calcext:value-type="float">
            <text:p>484283</text:p>
          </table:table-cell>
          <table:table-cell office:value-type="float" office:value="2668094" calcext:value-type="float">
            <text:p>2668094</text:p>
          </table:table-cell>
          <table:table-cell office:value-type="float" office:value="5514282" calcext:value-type="float">
            <text:p>5514282</text:p>
          </table:table-cell>
          <table:table-cell office:value-type="float" office:value="30994914" calcext:value-type="float">
            <text:p>30994914</text:p>
          </table:table-cell>
          <table:table-cell office:value-type="float" office:value="65449576" calcext:value-type="float">
            <text:p>654495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6" calcext:value-type="float">
            <text:p>1466</text:p>
          </table:table-cell>
          <table:table-cell office:value-type="float" office:value="4889" calcext:value-type="float">
            <text:p>4889</text:p>
          </table:table-cell>
          <table:table-cell office:value-type="float" office:value="46026" calcext:value-type="float">
            <text:p>46026</text:p>
          </table:table-cell>
          <table:table-cell office:value-type="float" office:value="217487" calcext:value-type="float">
            <text:p>217487</text:p>
          </table:table-cell>
          <table:table-cell office:value-type="float" office:value="456765" calcext:value-type="float">
            <text:p>456765</text:p>
          </table:table-cell>
          <table:table-cell office:value-type="float" office:value="2935726" calcext:value-type="float">
            <text:p>2935726</text:p>
          </table:table-cell>
          <table:table-cell office:value-type="float" office:value="5431520" calcext:value-type="float">
            <text:p>5431520</text:p>
          </table:table-cell>
          <table:table-cell office:value-type="float" office:value="31686416" calcext:value-type="float">
            <text:p>31686416</text:p>
          </table:table-cell>
          <table:table-cell office:value-type="float" office:value="65362203" calcext:value-type="float">
            <text:p>653622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50985" calcext:value-type="float">
            <text:p>50985</text:p>
          </table:table-cell>
          <table:table-cell office:value-type="float" office:value="210154" calcext:value-type="float">
            <text:p>210154</text:p>
          </table:table-cell>
          <table:table-cell office:value-type="float" office:value="462492" calcext:value-type="float">
            <text:p>462492</text:p>
          </table:table-cell>
          <table:table-cell office:value-type="float" office:value="2707205" calcext:value-type="float">
            <text:p>2707205</text:p>
          </table:table-cell>
          <table:table-cell office:value-type="float" office:value="5463508" calcext:value-type="float">
            <text:p>5463508</text:p>
          </table:table-cell>
          <table:table-cell office:value-type="float" office:value="31870728" calcext:value-type="float">
            <text:p>31870728</text:p>
          </table:table-cell>
          <table:table-cell office:value-type="float" office:value="65857171" calcext:value-type="float">
            <text:p>658571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8" calcext:value-type="float">
            <text:p>908</text:p>
          </table:table-cell>
          <table:table-cell office:value-type="float" office:value="4260" calcext:value-type="float">
            <text:p>4260</text:p>
          </table:table-cell>
          <table:table-cell office:value-type="float" office:value="44699" calcext:value-type="float">
            <text:p>44699</text:p>
          </table:table-cell>
          <table:table-cell office:value-type="float" office:value="214205" calcext:value-type="float">
            <text:p>214205</text:p>
          </table:table-cell>
          <table:table-cell office:value-type="float" office:value="456067" calcext:value-type="float">
            <text:p>456067</text:p>
          </table:table-cell>
          <table:table-cell office:value-type="float" office:value="2720753" calcext:value-type="float">
            <text:p>2720753</text:p>
          </table:table-cell>
          <table:table-cell office:value-type="float" office:value="5374948" calcext:value-type="float">
            <text:p>5374948</text:p>
          </table:table-cell>
          <table:table-cell office:value-type="float" office:value="32217353" calcext:value-type="float">
            <text:p>32217353</text:p>
          </table:table-cell>
          <table:table-cell office:value-type="float" office:value="64957471" calcext:value-type="float">
            <text:p>649574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97" calcext:value-type="float">
            <text:p>1397</text:p>
          </table:table-cell>
          <table:table-cell office:value-type="float" office:value="5238" calcext:value-type="float">
            <text:p>5238</text:p>
          </table:table-cell>
          <table:table-cell office:value-type="float" office:value="44699" calcext:value-type="float">
            <text:p>44699</text:p>
          </table:table-cell>
          <table:table-cell office:value-type="float" office:value="206382" calcext:value-type="float">
            <text:p>206382</text:p>
          </table:table-cell>
          <table:table-cell office:value-type="float" office:value="453482" calcext:value-type="float">
            <text:p>453482</text:p>
          </table:table-cell>
          <table:table-cell office:value-type="float" office:value="2591477" calcext:value-type="float">
            <text:p>2591477</text:p>
          </table:table-cell>
          <table:table-cell office:value-type="float" office:value="5474054" calcext:value-type="float">
            <text:p>5474054</text:p>
          </table:table-cell>
          <table:table-cell office:value-type="float" office:value="31607215" calcext:value-type="float">
            <text:p>31607215</text:p>
          </table:table-cell>
          <table:table-cell office:value-type="float" office:value="65477163" calcext:value-type="float">
            <text:p>654771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8" calcext:value-type="float">
            <text:p>908</text:p>
          </table:table-cell>
          <table:table-cell office:value-type="float" office:value="3283" calcext:value-type="float">
            <text:p>3283</text:p>
          </table:table-cell>
          <table:table-cell office:value-type="float" office:value="44629" calcext:value-type="float">
            <text:p>44629</text:p>
          </table:table-cell>
          <table:table-cell office:value-type="float" office:value="209176" calcext:value-type="float">
            <text:p>209176</text:p>
          </table:table-cell>
          <table:table-cell office:value-type="float" office:value="482606" calcext:value-type="float">
            <text:p>482606</text:p>
          </table:table-cell>
          <table:table-cell office:value-type="float" office:value="2860996" calcext:value-type="float">
            <text:p>2860996</text:p>
          </table:table-cell>
          <table:table-cell office:value-type="float" office:value="5396809" calcext:value-type="float">
            <text:p>5396809</text:p>
          </table:table-cell>
          <table:table-cell office:value-type="float" office:value="33322668" calcext:value-type="float">
            <text:p>33322668</text:p>
          </table:table-cell>
          <table:table-cell office:value-type="float" office:value="64565239" calcext:value-type="float">
            <text:p>645652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44839" calcext:value-type="float">
            <text:p>44839</text:p>
          </table:table-cell>
          <table:table-cell office:value-type="float" office:value="211899" calcext:value-type="float">
            <text:p>211899</text:p>
          </table:table-cell>
          <table:table-cell office:value-type="float" office:value="460746" calcext:value-type="float">
            <text:p>460746</text:p>
          </table:table-cell>
          <table:table-cell office:value-type="float" office:value="2662785" calcext:value-type="float">
            <text:p>2662785</text:p>
          </table:table-cell>
          <table:table-cell office:value-type="float" office:value="5431171" calcext:value-type="float">
            <text:p>5431171</text:p>
          </table:table-cell>
          <table:table-cell office:value-type="float" office:value="31856271" calcext:value-type="float">
            <text:p>31856271</text:p>
          </table:table-cell>
          <table:table-cell office:value-type="float" office:value="65102392" calcext:value-type="float">
            <text:p>651023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44140" calcext:value-type="float">
            <text:p>44140</text:p>
          </table:table-cell>
          <table:table-cell office:value-type="float" office:value="208128" calcext:value-type="float">
            <text:p>208128</text:p>
          </table:table-cell>
          <table:table-cell office:value-type="float" office:value="483794" calcext:value-type="float">
            <text:p>483794</text:p>
          </table:table-cell>
          <table:table-cell office:value-type="float" office:value="2948508" calcext:value-type="float">
            <text:p>2948508</text:p>
          </table:table-cell>
          <table:table-cell office:value-type="float" office:value="5450796" calcext:value-type="float">
            <text:p>5450796</text:p>
          </table:table-cell>
          <table:table-cell office:value-type="float" office:value="31673635" calcext:value-type="float">
            <text:p>31673635</text:p>
          </table:table-cell>
          <table:table-cell office:value-type="float" office:value="63978430" calcext:value-type="float">
            <text:p>639784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5270" calcext:value-type="float">
            <text:p>35270</text:p>
          </table:table-cell>
          <table:table-cell office:value-type="float" office:value="268472" calcext:value-type="float">
            <text:p>268472</text:p>
          </table:table-cell>
          <table:table-cell office:value-type="float" office:value="457044" calcext:value-type="float">
            <text:p>457044</text:p>
          </table:table-cell>
          <table:table-cell office:value-type="float" office:value="2687299" calcext:value-type="float">
            <text:p>2687299</text:p>
          </table:table-cell>
          <table:table-cell office:value-type="float" office:value="5585451" calcext:value-type="float">
            <text:p>5585451</text:p>
          </table:table-cell>
          <table:table-cell office:value-type="float" office:value="30732937" calcext:value-type="float">
            <text:p>30732937</text:p>
          </table:table-cell>
          <table:table-cell office:value-type="float" office:value="65412699" calcext:value-type="float">
            <text:p>654126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4502" calcext:value-type="float">
            <text:p>34502</text:p>
          </table:table-cell>
          <table:table-cell office:value-type="float" office:value="215741" calcext:value-type="float">
            <text:p>215741</text:p>
          </table:table-cell>
          <table:table-cell office:value-type="float" office:value="456765" calcext:value-type="float">
            <text:p>456765</text:p>
          </table:table-cell>
          <table:table-cell office:value-type="float" office:value="2687299" calcext:value-type="float">
            <text:p>2687299</text:p>
          </table:table-cell>
          <table:table-cell office:value-type="float" office:value="5502409" calcext:value-type="float">
            <text:p>5502409</text:p>
          </table:table-cell>
          <table:table-cell office:value-type="float" office:value="31125587" calcext:value-type="float">
            <text:p>31125587</text:p>
          </table:table-cell>
          <table:table-cell office:value-type="float" office:value="64791387" calcext:value-type="float">
            <text:p>647913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248" calcext:value-type="float">
            <text:p>36248</text:p>
          </table:table-cell>
          <table:table-cell office:value-type="float" office:value="233900" calcext:value-type="float">
            <text:p>233900</text:p>
          </table:table-cell>
          <table:table-cell office:value-type="float" office:value="459629" calcext:value-type="float">
            <text:p>459629</text:p>
          </table:table-cell>
          <table:table-cell office:value-type="float" office:value="2648677" calcext:value-type="float">
            <text:p>2648677</text:p>
          </table:table-cell>
          <table:table-cell office:value-type="float" office:value="5864958" calcext:value-type="float">
            <text:p>5864958</text:p>
          </table:table-cell>
          <table:table-cell office:value-type="float" office:value="31602676" calcext:value-type="float">
            <text:p>31602676</text:p>
          </table:table-cell>
          <table:table-cell office:value-type="float" office:value="63185656" calcext:value-type="float">
            <text:p>631856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10783" calcext:value-type="float">
            <text:p>210783</text:p>
          </table:table-cell>
          <table:table-cell office:value-type="float" office:value="462282" calcext:value-type="float">
            <text:p>462282</text:p>
          </table:table-cell>
          <table:table-cell office:value-type="float" office:value="2687788" calcext:value-type="float">
            <text:p>2687788</text:p>
          </table:table-cell>
          <table:table-cell office:value-type="float" office:value="6396104" calcext:value-type="float">
            <text:p>6396104</text:p>
          </table:table-cell>
          <table:table-cell office:value-type="float" office:value="31042615" calcext:value-type="float">
            <text:p>31042615</text:p>
          </table:table-cell>
          <table:table-cell office:value-type="float" office:value="67037217" calcext:value-type="float">
            <text:p>670372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5759" calcext:value-type="float">
            <text:p>35759</text:p>
          </table:table-cell>
          <table:table-cell office:value-type="float" office:value="208897" calcext:value-type="float">
            <text:p>208897</text:p>
          </table:table-cell>
          <table:table-cell office:value-type="float" office:value="451946" calcext:value-type="float">
            <text:p>451946</text:p>
          </table:table-cell>
          <table:table-cell office:value-type="float" office:value="2814132" calcext:value-type="float">
            <text:p>2814132</text:p>
          </table:table-cell>
          <table:table-cell office:value-type="float" office:value="5640347" calcext:value-type="float">
            <text:p>5640347</text:p>
          </table:table-cell>
          <table:table-cell office:value-type="float" office:value="31443856" calcext:value-type="float">
            <text:p>31443856</text:p>
          </table:table-cell>
          <table:table-cell office:value-type="float" office:value="64889026" calcext:value-type="float">
            <text:p>648890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248" calcext:value-type="float">
            <text:p>36248</text:p>
          </table:table-cell>
          <table:table-cell office:value-type="float" office:value="204986" calcext:value-type="float">
            <text:p>204986</text:p>
          </table:table-cell>
          <table:table-cell office:value-type="float" office:value="461933" calcext:value-type="float">
            <text:p>461933</text:p>
          </table:table-cell>
          <table:table-cell office:value-type="float" office:value="2633381" calcext:value-type="float">
            <text:p>2633381</text:p>
          </table:table-cell>
          <table:table-cell office:value-type="float" office:value="5753071" calcext:value-type="float">
            <text:p>5753071</text:p>
          </table:table-cell>
          <table:table-cell office:value-type="float" office:value="29790213" calcext:value-type="float">
            <text:p>29790213</text:p>
          </table:table-cell>
          <table:table-cell office:value-type="float" office:value="64696892" calcext:value-type="float">
            <text:p>646968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36667" calcext:value-type="float">
            <text:p>36667</text:p>
          </table:table-cell>
          <table:table-cell office:value-type="float" office:value="221887" calcext:value-type="float">
            <text:p>221887</text:p>
          </table:table-cell>
          <table:table-cell office:value-type="float" office:value="472549" calcext:value-type="float">
            <text:p>472549</text:p>
          </table:table-cell>
          <table:table-cell office:value-type="float" office:value="2807078" calcext:value-type="float">
            <text:p>2807078</text:p>
          </table:table-cell>
          <table:table-cell office:value-type="float" office:value="5468048" calcext:value-type="float">
            <text:p>5468048</text:p>
          </table:table-cell>
          <table:table-cell office:value-type="float" office:value="30995263" calcext:value-type="float">
            <text:p>30995263</text:p>
          </table:table-cell>
          <table:table-cell office:value-type="float" office:value="65379804" calcext:value-type="float">
            <text:p>653798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97" calcext:value-type="float">
            <text:p>1397</text:p>
          </table:table-cell>
          <table:table-cell office:value-type="float" office:value="3701" calcext:value-type="float">
            <text:p>3701</text:p>
          </table:table-cell>
          <table:table-cell office:value-type="float" office:value="36318" calcext:value-type="float">
            <text:p>36318</text:p>
          </table:table-cell>
          <table:table-cell office:value-type="float" office:value="211272" calcext:value-type="float">
            <text:p>211272</text:p>
          </table:table-cell>
          <table:table-cell office:value-type="float" office:value="459628" calcext:value-type="float">
            <text:p>459628</text:p>
          </table:table-cell>
          <table:table-cell office:value-type="float" office:value="2502917" calcext:value-type="float">
            <text:p>2502917</text:p>
          </table:table-cell>
          <table:table-cell office:value-type="float" office:value="5594391" calcext:value-type="float">
            <text:p>5594391</text:p>
          </table:table-cell>
          <table:table-cell office:value-type="float" office:value="30457132" calcext:value-type="float">
            <text:p>30457132</text:p>
          </table:table-cell>
          <table:table-cell office:value-type="float" office:value="65397474" calcext:value-type="float">
            <text:p>653974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7156" calcext:value-type="float">
            <text:p>37156</text:p>
          </table:table-cell>
          <table:table-cell office:value-type="float" office:value="210014" calcext:value-type="float">
            <text:p>210014</text:p>
          </table:table-cell>
          <table:table-cell office:value-type="float" office:value="456486" calcext:value-type="float">
            <text:p>456486</text:p>
          </table:table-cell>
          <table:table-cell office:value-type="float" office:value="2690582" calcext:value-type="float">
            <text:p>2690582</text:p>
          </table:table-cell>
          <table:table-cell office:value-type="float" office:value="5565058" calcext:value-type="float">
            <text:p>5565058</text:p>
          </table:table-cell>
          <table:table-cell office:value-type="float" office:value="30549393" calcext:value-type="float">
            <text:p>30549393</text:p>
          </table:table-cell>
          <table:table-cell office:value-type="float" office:value="65259117" calcext:value-type="float">
            <text:p>652591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6807" calcext:value-type="float">
            <text:p>36807</text:p>
          </table:table-cell>
          <table:table-cell office:value-type="float" office:value="215601" calcext:value-type="float">
            <text:p>215601</text:p>
          </table:table-cell>
          <table:table-cell office:value-type="float" office:value="458301" calcext:value-type="float">
            <text:p>458301</text:p>
          </table:table-cell>
          <table:table-cell office:value-type="float" office:value="2644697" calcext:value-type="float">
            <text:p>2644697</text:p>
          </table:table-cell>
          <table:table-cell office:value-type="float" office:value="5586010" calcext:value-type="float">
            <text:p>5586010</text:p>
          </table:table-cell>
          <table:table-cell office:value-type="float" office:value="30639838" calcext:value-type="float">
            <text:p>30639838</text:p>
          </table:table-cell>
          <table:table-cell office:value-type="float" office:value="64576764" calcext:value-type="float">
            <text:p>645767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112" calcext:value-type="float">
            <text:p>39112</text:p>
          </table:table-cell>
          <table:table-cell office:value-type="float" office:value="209665" calcext:value-type="float">
            <text:p>209665</text:p>
          </table:table-cell>
          <table:table-cell office:value-type="float" office:value="468149" calcext:value-type="float">
            <text:p>468149</text:p>
          </table:table-cell>
          <table:table-cell office:value-type="float" office:value="2692329" calcext:value-type="float">
            <text:p>2692329</text:p>
          </table:table-cell>
          <table:table-cell office:value-type="float" office:value="5418460" calcext:value-type="float">
            <text:p>5418460</text:p>
          </table:table-cell>
          <table:table-cell office:value-type="float" office:value="30529558" calcext:value-type="float">
            <text:p>30529558</text:p>
          </table:table-cell>
          <table:table-cell office:value-type="float" office:value="64269879" calcext:value-type="float">
            <text:p>642698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6178" calcext:value-type="float">
            <text:p>36178</text:p>
          </table:table-cell>
          <table:table-cell office:value-type="float" office:value="213926" calcext:value-type="float">
            <text:p>213926</text:p>
          </table:table-cell>
          <table:table-cell office:value-type="float" office:value="505864" calcext:value-type="float">
            <text:p>505864</text:p>
          </table:table-cell>
          <table:table-cell office:value-type="float" office:value="2652239" calcext:value-type="float">
            <text:p>2652239</text:p>
          </table:table-cell>
          <table:table-cell office:value-type="float" office:value="5405400" calcext:value-type="float">
            <text:p>5405400</text:p>
          </table:table-cell>
          <table:table-cell office:value-type="float" office:value="30220787" calcext:value-type="float">
            <text:p>30220787</text:p>
          </table:table-cell>
          <table:table-cell office:value-type="float" office:value="65019840" calcext:value-type="float">
            <text:p>650198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6318" calcext:value-type="float">
            <text:p>36318</text:p>
          </table:table-cell>
          <table:table-cell office:value-type="float" office:value="227335" calcext:value-type="float">
            <text:p>227335</text:p>
          </table:table-cell>
          <table:table-cell office:value-type="float" office:value="462282" calcext:value-type="float">
            <text:p>462282</text:p>
          </table:table-cell>
          <table:table-cell office:value-type="float" office:value="2650214" calcext:value-type="float">
            <text:p>2650214</text:p>
          </table:table-cell>
          <table:table-cell office:value-type="float" office:value="5556886" calcext:value-type="float">
            <text:p>5556886</text:p>
          </table:table-cell>
          <table:table-cell office:value-type="float" office:value="30645076" calcext:value-type="float">
            <text:p>30645076</text:p>
          </table:table-cell>
          <table:table-cell office:value-type="float" office:value="64785241" calcext:value-type="float">
            <text:p>647852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7225" calcext:value-type="float">
            <text:p>37225</text:p>
          </table:table-cell>
          <table:table-cell office:value-type="float" office:value="214344" calcext:value-type="float">
            <text:p>214344</text:p>
          </table:table-cell>
          <table:table-cell office:value-type="float" office:value="563413" calcext:value-type="float">
            <text:p>563413</text:p>
          </table:table-cell>
          <table:table-cell office:value-type="float" office:value="2634779" calcext:value-type="float">
            <text:p>2634779</text:p>
          </table:table-cell>
          <table:table-cell office:value-type="float" office:value="5469933" calcext:value-type="float">
            <text:p>5469933</text:p>
          </table:table-cell>
          <table:table-cell office:value-type="float" office:value="30352021" calcext:value-type="float">
            <text:p>30352021</text:p>
          </table:table-cell>
          <table:table-cell office:value-type="float" office:value="66894042" calcext:value-type="float">
            <text:p>668940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5690" calcext:value-type="float">
            <text:p>35690</text:p>
          </table:table-cell>
          <table:table-cell office:value-type="float" office:value="205964" calcext:value-type="float">
            <text:p>205964</text:p>
          </table:table-cell>
          <table:table-cell office:value-type="float" office:value="474295" calcext:value-type="float">
            <text:p>474295</text:p>
          </table:table-cell>
          <table:table-cell office:value-type="float" office:value="2662435" calcext:value-type="float">
            <text:p>2662435</text:p>
          </table:table-cell>
          <table:table-cell office:value-type="float" office:value="5649146" calcext:value-type="float">
            <text:p>5649146</text:p>
          </table:table-cell>
          <table:table-cell office:value-type="float" office:value="31049530" calcext:value-type="float">
            <text:p>31049530</text:p>
          </table:table-cell>
          <table:table-cell office:value-type="float" office:value="62877375" calcext:value-type="float">
            <text:p>62877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7016" calcext:value-type="float">
            <text:p>37016</text:p>
          </table:table-cell>
          <table:table-cell office:value-type="float" office:value="206662" calcext:value-type="float">
            <text:p>206662</text:p>
          </table:table-cell>
          <table:table-cell office:value-type="float" office:value="451387" calcext:value-type="float">
            <text:p>451387</text:p>
          </table:table-cell>
          <table:table-cell office:value-type="float" office:value="2711814" calcext:value-type="float">
            <text:p>2711814</text:p>
          </table:table-cell>
          <table:table-cell office:value-type="float" office:value="5758798" calcext:value-type="float">
            <text:p>5758798</text:p>
          </table:table-cell>
          <table:table-cell office:value-type="float" office:value="30644657" calcext:value-type="float">
            <text:p>30644657</text:p>
          </table:table-cell>
          <table:table-cell office:value-type="float" office:value="65331683" calcext:value-type="float">
            <text:p>653316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66" calcext:value-type="float">
            <text:p>1466</text:p>
          </table:table-cell>
          <table:table-cell office:value-type="float" office:value="4190" calcext:value-type="float">
            <text:p>4190</text:p>
          </table:table-cell>
          <table:table-cell office:value-type="float" office:value="36248" calcext:value-type="float">
            <text:p>36248</text:p>
          </table:table-cell>
          <table:table-cell office:value-type="float" office:value="210922" calcext:value-type="float">
            <text:p>210922</text:p>
          </table:table-cell>
          <table:table-cell office:value-type="float" office:value="460676" calcext:value-type="float">
            <text:p>460676</text:p>
          </table:table-cell>
          <table:table-cell office:value-type="float" office:value="2585261" calcext:value-type="float">
            <text:p>2585261</text:p>
          </table:table-cell>
          <table:table-cell office:value-type="float" office:value="5666887" calcext:value-type="float">
            <text:p>5666887</text:p>
          </table:table-cell>
          <table:table-cell office:value-type="float" office:value="30040945" calcext:value-type="float">
            <text:p>30040945</text:p>
          </table:table-cell>
          <table:table-cell office:value-type="float" office:value="65303117" calcext:value-type="float">
            <text:p>653031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6248" calcext:value-type="float">
            <text:p>36248</text:p>
          </table:table-cell>
          <table:table-cell office:value-type="float" office:value="209385" calcext:value-type="float">
            <text:p>209385</text:p>
          </table:table-cell>
          <table:table-cell office:value-type="float" office:value="475622" calcext:value-type="float">
            <text:p>475622</text:p>
          </table:table-cell>
          <table:table-cell office:value-type="float" office:value="2971346" calcext:value-type="float">
            <text:p>2971346</text:p>
          </table:table-cell>
          <table:table-cell office:value-type="float" office:value="5497520" calcext:value-type="float">
            <text:p>5497520</text:p>
          </table:table-cell>
          <table:table-cell office:value-type="float" office:value="30229518" calcext:value-type="float">
            <text:p>30229518</text:p>
          </table:table-cell>
          <table:table-cell office:value-type="float" office:value="65598827" calcext:value-type="float">
            <text:p>655988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35340" calcext:value-type="float">
            <text:p>35340</text:p>
          </table:table-cell>
          <table:table-cell office:value-type="float" office:value="202192" calcext:value-type="float">
            <text:p>202192</text:p>
          </table:table-cell>
          <table:table-cell office:value-type="float" office:value="457253" calcext:value-type="float">
            <text:p>457253</text:p>
          </table:table-cell>
          <table:table-cell office:value-type="float" office:value="2637014" calcext:value-type="float">
            <text:p>2637014</text:p>
          </table:table-cell>
          <table:table-cell office:value-type="float" office:value="5555350" calcext:value-type="float">
            <text:p>5555350</text:p>
          </table:table-cell>
          <table:table-cell office:value-type="float" office:value="30981503" calcext:value-type="float">
            <text:p>30981503</text:p>
          </table:table-cell>
          <table:table-cell office:value-type="float" office:value="66912550" calcext:value-type="float">
            <text:p>669125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6178" calcext:value-type="float">
            <text:p>36178</text:p>
          </table:table-cell>
          <table:table-cell office:value-type="float" office:value="208198" calcext:value-type="float">
            <text:p>208198</text:p>
          </table:table-cell>
          <table:table-cell office:value-type="float" office:value="458302" calcext:value-type="float">
            <text:p>458302</text:p>
          </table:table-cell>
          <table:table-cell office:value-type="float" office:value="2825028" calcext:value-type="float">
            <text:p>2825028</text:p>
          </table:table-cell>
          <table:table-cell office:value-type="float" office:value="5523990" calcext:value-type="float">
            <text:p>5523990</text:p>
          </table:table-cell>
          <table:table-cell office:value-type="float" office:value="30936525" calcext:value-type="float">
            <text:p>30936525</text:p>
          </table:table-cell>
          <table:table-cell office:value-type="float" office:value="65072291" calcext:value-type="float">
            <text:p>650722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479" calcext:value-type="float">
            <text:p>35479</text:p>
          </table:table-cell>
          <table:table-cell office:value-type="float" office:value="308141" calcext:value-type="float">
            <text:p>308141</text:p>
          </table:table-cell>
          <table:table-cell office:value-type="float" office:value="461514" calcext:value-type="float">
            <text:p>461514</text:p>
          </table:table-cell>
          <table:table-cell office:value-type="float" office:value="2618436" calcext:value-type="float">
            <text:p>2618436</text:p>
          </table:table-cell>
          <table:table-cell office:value-type="float" office:value="5574835" calcext:value-type="float">
            <text:p>5574835</text:p>
          </table:table-cell>
          <table:table-cell office:value-type="float" office:value="30127060" calcext:value-type="float">
            <text:p>30127060</text:p>
          </table:table-cell>
          <table:table-cell office:value-type="float" office:value="65017884" calcext:value-type="float">
            <text:p>650178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8" calcext:value-type="float">
            <text:p>978</text:p>
          </table:table-cell>
          <table:table-cell office:value-type="float" office:value="3423" calcext:value-type="float">
            <text:p>3423</text:p>
          </table:table-cell>
          <table:table-cell office:value-type="float" office:value="35758" calcext:value-type="float">
            <text:p>35758</text:p>
          </table:table-cell>
          <table:table-cell office:value-type="float" office:value="241024" calcext:value-type="float">
            <text:p>241024</text:p>
          </table:table-cell>
          <table:table-cell office:value-type="float" office:value="451107" calcext:value-type="float">
            <text:p>451107</text:p>
          </table:table-cell>
          <table:table-cell office:value-type="float" office:value="2663763" calcext:value-type="float">
            <text:p>2663763</text:p>
          </table:table-cell>
          <table:table-cell office:value-type="float" office:value="5526854" calcext:value-type="float">
            <text:p>5526854</text:p>
          </table:table-cell>
          <table:table-cell office:value-type="float" office:value="31049111" calcext:value-type="float">
            <text:p>31049111</text:p>
          </table:table-cell>
          <table:table-cell office:value-type="float" office:value="67300102" calcext:value-type="float">
            <text:p>673001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759" calcext:value-type="float">
            <text:p>35759</text:p>
          </table:table-cell>
          <table:table-cell office:value-type="float" office:value="235366" calcext:value-type="float">
            <text:p>235366</text:p>
          </table:table-cell>
          <table:table-cell office:value-type="float" office:value="467032" calcext:value-type="float">
            <text:p>467032</text:p>
          </table:table-cell>
          <table:table-cell office:value-type="float" office:value="2756443" calcext:value-type="float">
            <text:p>2756443</text:p>
          </table:table-cell>
          <table:table-cell office:value-type="float" office:value="5534746" calcext:value-type="float">
            <text:p>5534746</text:p>
          </table:table-cell>
          <table:table-cell office:value-type="float" office:value="31240127" calcext:value-type="float">
            <text:p>31240127</text:p>
          </table:table-cell>
          <table:table-cell office:value-type="float" office:value="63964810" calcext:value-type="float">
            <text:p>639648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35759" calcext:value-type="float">
            <text:p>35759</text:p>
          </table:table-cell>
          <table:table-cell office:value-type="float" office:value="236623" calcext:value-type="float">
            <text:p>236623</text:p>
          </table:table-cell>
          <table:table-cell office:value-type="float" office:value="459349" calcext:value-type="float">
            <text:p>459349</text:p>
          </table:table-cell>
          <table:table-cell office:value-type="float" office:value="2933911" calcext:value-type="float">
            <text:p>2933911</text:p>
          </table:table-cell>
          <table:table-cell office:value-type="float" office:value="5453800" calcext:value-type="float">
            <text:p>5453800</text:p>
          </table:table-cell>
          <table:table-cell office:value-type="float" office:value="30693337" calcext:value-type="float">
            <text:p>30693337</text:p>
          </table:table-cell>
          <table:table-cell office:value-type="float" office:value="63821425" calcext:value-type="float">
            <text:p>63821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6387" calcext:value-type="float">
            <text:p>36387</text:p>
          </table:table-cell>
          <table:table-cell office:value-type="float" office:value="237183" calcext:value-type="float">
            <text:p>237183</text:p>
          </table:table-cell>
          <table:table-cell office:value-type="float" office:value="465356" calcext:value-type="float">
            <text:p>465356</text:p>
          </table:table-cell>
          <table:table-cell office:value-type="float" office:value="2673960" calcext:value-type="float">
            <text:p>2673960</text:p>
          </table:table-cell>
          <table:table-cell office:value-type="float" office:value="5454847" calcext:value-type="float">
            <text:p>5454847</text:p>
          </table:table-cell>
          <table:table-cell office:value-type="float" office:value="31170006" calcext:value-type="float">
            <text:p>31170006</text:p>
          </table:table-cell>
          <table:table-cell office:value-type="float" office:value="62929826" calcext:value-type="float">
            <text:p>629298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7" calcext:value-type="float">
            <text:p>977</text:p>
          </table:table-cell>
          <table:table-cell office:value-type="float" office:value="3352" calcext:value-type="float">
            <text:p>3352</text:p>
          </table:table-cell>
          <table:table-cell office:value-type="float" office:value="35689" calcext:value-type="float">
            <text:p>35689</text:p>
          </table:table-cell>
          <table:table-cell office:value-type="float" office:value="242630" calcext:value-type="float">
            <text:p>242630</text:p>
          </table:table-cell>
          <table:table-cell office:value-type="float" office:value="460536" calcext:value-type="float">
            <text:p>460536</text:p>
          </table:table-cell>
          <table:table-cell office:value-type="float" office:value="2865675" calcext:value-type="float">
            <text:p>2865675</text:p>
          </table:table-cell>
          <table:table-cell office:value-type="float" office:value="5575464" calcext:value-type="float">
            <text:p>5575464</text:p>
          </table:table-cell>
          <table:table-cell office:value-type="float" office:value="31082286" calcext:value-type="float">
            <text:p>31082286</text:p>
          </table:table-cell>
          <table:table-cell office:value-type="float" office:value="64434916" calcext:value-type="float">
            <text:p>644349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4851" calcext:value-type="float">
            <text:p>34851</text:p>
          </table:table-cell>
          <table:table-cell office:value-type="float" office:value="236484" calcext:value-type="float">
            <text:p>236484</text:p>
          </table:table-cell>
          <table:table-cell office:value-type="float" office:value="458999" calcext:value-type="float">
            <text:p>458999</text:p>
          </table:table-cell>
          <table:table-cell office:value-type="float" office:value="2790525" calcext:value-type="float">
            <text:p>2790525</text:p>
          </table:table-cell>
          <table:table-cell office:value-type="float" office:value="5518683" calcext:value-type="float">
            <text:p>5518683</text:p>
          </table:table-cell>
          <table:table-cell office:value-type="float" office:value="31650657" calcext:value-type="float">
            <text:p>31650657</text:p>
          </table:table-cell>
          <table:table-cell office:value-type="float" office:value="64192634" calcext:value-type="float">
            <text:p>641926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5549" calcext:value-type="float">
            <text:p>35549</text:p>
          </table:table-cell>
          <table:table-cell office:value-type="float" office:value="237672" calcext:value-type="float">
            <text:p>237672</text:p>
          </table:table-cell>
          <table:table-cell office:value-type="float" office:value="465984" calcext:value-type="float">
            <text:p>465984</text:p>
          </table:table-cell>
          <table:table-cell office:value-type="float" office:value="2677312" calcext:value-type="float">
            <text:p>2677312</text:p>
          </table:table-cell>
          <table:table-cell office:value-type="float" office:value="5596556" calcext:value-type="float">
            <text:p>5596556</text:p>
          </table:table-cell>
          <table:table-cell office:value-type="float" office:value="31513837" calcext:value-type="float">
            <text:p>31513837</text:p>
          </table:table-cell>
          <table:table-cell office:value-type="float" office:value="63580541" calcext:value-type="float">
            <text:p>63580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6597" calcext:value-type="float">
            <text:p>36597</text:p>
          </table:table-cell>
          <table:table-cell office:value-type="float" office:value="236135" calcext:value-type="float">
            <text:p>236135</text:p>
          </table:table-cell>
          <table:table-cell office:value-type="float" office:value="538549" calcext:value-type="float">
            <text:p>538549</text:p>
          </table:table-cell>
          <table:table-cell office:value-type="float" office:value="2736328" calcext:value-type="float">
            <text:p>2736328</text:p>
          </table:table-cell>
          <table:table-cell office:value-type="float" office:value="5846939" calcext:value-type="float">
            <text:p>5846939</text:p>
          </table:table-cell>
          <table:table-cell office:value-type="float" office:value="31927230" calcext:value-type="float">
            <text:p>31927230</text:p>
          </table:table-cell>
          <table:table-cell office:value-type="float" office:value="65386718" calcext:value-type="float">
            <text:p>653867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340" calcext:value-type="float">
            <text:p>35340</text:p>
          </table:table-cell>
          <table:table-cell office:value-type="float" office:value="246262" calcext:value-type="float">
            <text:p>246262</text:p>
          </table:table-cell>
          <table:table-cell office:value-type="float" office:value="469546" calcext:value-type="float">
            <text:p>469546</text:p>
          </table:table-cell>
          <table:table-cell office:value-type="float" office:value="2665230" calcext:value-type="float">
            <text:p>2665230</text:p>
          </table:table-cell>
          <table:table-cell office:value-type="float" office:value="5564359" calcext:value-type="float">
            <text:p>5564359</text:p>
          </table:table-cell>
          <table:table-cell office:value-type="float" office:value="32119993" calcext:value-type="float">
            <text:p>32119993</text:p>
          </table:table-cell>
          <table:table-cell office:value-type="float" office:value="65483379" calcext:value-type="float">
            <text:p>654833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5271" calcext:value-type="float">
            <text:p>35271</text:p>
          </table:table-cell>
          <table:table-cell office:value-type="float" office:value="238230" calcext:value-type="float">
            <text:p>238230</text:p>
          </table:table-cell>
          <table:table-cell office:value-type="float" office:value="447476" calcext:value-type="float">
            <text:p>447476</text:p>
          </table:table-cell>
          <table:table-cell office:value-type="float" office:value="2630448" calcext:value-type="float">
            <text:p>2630448</text:p>
          </table:table-cell>
          <table:table-cell office:value-type="float" office:value="5439342" calcext:value-type="float">
            <text:p>5439342</text:p>
          </table:table-cell>
          <table:table-cell office:value-type="float" office:value="30738105" calcext:value-type="float">
            <text:p>30738105</text:p>
          </table:table-cell>
          <table:table-cell office:value-type="float" office:value="66174952" calcext:value-type="float">
            <text:p>661749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78" calcext:value-type="float">
            <text:p>978</text:p>
          </table:table-cell>
          <table:table-cell office:value-type="float" office:value="3632" calcext:value-type="float">
            <text:p>3632</text:p>
          </table:table-cell>
          <table:table-cell office:value-type="float" office:value="35829" calcext:value-type="float">
            <text:p>35829</text:p>
          </table:table-cell>
          <table:table-cell office:value-type="float" office:value="240884" calcext:value-type="float">
            <text:p>240884</text:p>
          </table:table-cell>
          <table:table-cell office:value-type="float" office:value="465844" calcext:value-type="float">
            <text:p>465844</text:p>
          </table:table-cell>
          <table:table-cell office:value-type="float" office:value="2664113" calcext:value-type="float">
            <text:p>2664113</text:p>
          </table:table-cell>
          <table:table-cell office:value-type="float" office:value="5351971" calcext:value-type="float">
            <text:p>5351971</text:p>
          </table:table-cell>
          <table:table-cell office:value-type="float" office:value="32157149" calcext:value-type="float">
            <text:p>32157149</text:p>
          </table:table-cell>
          <table:table-cell office:value-type="float" office:value="64073763" calcext:value-type="float">
            <text:p>640737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5060" calcext:value-type="float">
            <text:p>35060</text:p>
          </table:table-cell>
          <table:table-cell office:value-type="float" office:value="242211" calcext:value-type="float">
            <text:p>242211</text:p>
          </table:table-cell>
          <table:table-cell office:value-type="float" office:value="464587" calcext:value-type="float">
            <text:p>464587</text:p>
          </table:table-cell>
          <table:table-cell office:value-type="float" office:value="3199937" calcext:value-type="float">
            <text:p>3199937</text:p>
          </table:table-cell>
          <table:table-cell office:value-type="float" office:value="5628403" calcext:value-type="float">
            <text:p>5628403</text:p>
          </table:table-cell>
          <table:table-cell office:value-type="float" office:value="31164279" calcext:value-type="float">
            <text:p>31164279</text:p>
          </table:table-cell>
          <table:table-cell office:value-type="float" office:value="64883020" calcext:value-type="float">
            <text:p>648830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5270" calcext:value-type="float">
            <text:p>35270</text:p>
          </table:table-cell>
          <table:table-cell office:value-type="float" office:value="232922" calcext:value-type="float">
            <text:p>232922</text:p>
          </table:table-cell>
          <table:table-cell office:value-type="float" office:value="458092" calcext:value-type="float">
            <text:p>458092</text:p>
          </table:table-cell>
          <table:table-cell office:value-type="float" office:value="3355615" calcext:value-type="float">
            <text:p>3355615</text:p>
          </table:table-cell>
          <table:table-cell office:value-type="float" office:value="5509044" calcext:value-type="float">
            <text:p>5509044</text:p>
          </table:table-cell>
          <table:table-cell office:value-type="float" office:value="30545761" calcext:value-type="float">
            <text:p>30545761</text:p>
          </table:table-cell>
          <table:table-cell office:value-type="float" office:value="66367365" calcext:value-type="float">
            <text:p>663673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340" calcext:value-type="float">
            <text:p>35340</text:p>
          </table:table-cell>
          <table:table-cell office:value-type="float" office:value="248567" calcext:value-type="float">
            <text:p>248567</text:p>
          </table:table-cell>
          <table:table-cell office:value-type="float" office:value="464378" calcext:value-type="float">
            <text:p>464378</text:p>
          </table:table-cell>
          <table:table-cell office:value-type="float" office:value="2674239" calcext:value-type="float">
            <text:p>2674239</text:p>
          </table:table-cell>
          <table:table-cell office:value-type="float" office:value="5523362" calcext:value-type="float">
            <text:p>5523362</text:p>
          </table:table-cell>
          <table:table-cell office:value-type="float" office:value="30257176" calcext:value-type="float">
            <text:p>30257176</text:p>
          </table:table-cell>
          <table:table-cell office:value-type="float" office:value="63784200" calcext:value-type="float">
            <text:p>637842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200" calcext:value-type="float">
            <text:p>35200</text:p>
          </table:table-cell>
          <table:table-cell office:value-type="float" office:value="239697" calcext:value-type="float">
            <text:p>239697</text:p>
          </table:table-cell>
          <table:table-cell office:value-type="float" office:value="474365" calcext:value-type="float">
            <text:p>474365</text:p>
          </table:table-cell>
          <table:table-cell office:value-type="float" office:value="2772646" calcext:value-type="float">
            <text:p>2772646</text:p>
          </table:table-cell>
          <table:table-cell office:value-type="float" office:value="5434244" calcext:value-type="float">
            <text:p>5434244</text:p>
          </table:table-cell>
          <table:table-cell office:value-type="float" office:value="30793559" calcext:value-type="float">
            <text:p>30793559</text:p>
          </table:table-cell>
          <table:table-cell office:value-type="float" office:value="64859413" calcext:value-type="float">
            <text:p>648594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5340" calcext:value-type="float">
            <text:p>35340</text:p>
          </table:table-cell>
          <table:table-cell office:value-type="float" office:value="241582" calcext:value-type="float">
            <text:p>241582</text:p>
          </table:table-cell>
          <table:table-cell office:value-type="float" office:value="450689" calcext:value-type="float">
            <text:p>450689</text:p>
          </table:table-cell>
          <table:table-cell office:value-type="float" office:value="2592385" calcext:value-type="float">
            <text:p>2592385</text:p>
          </table:table-cell>
          <table:table-cell office:value-type="float" office:value="5434034" calcext:value-type="float">
            <text:p>5434034</text:p>
          </table:table-cell>
          <table:table-cell office:value-type="float" office:value="31786499" calcext:value-type="float">
            <text:p>31786499</text:p>
          </table:table-cell>
          <table:table-cell office:value-type="float" office:value="64905439" calcext:value-type="float">
            <text:p>649054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5061" calcext:value-type="float">
            <text:p>35061</text:p>
          </table:table-cell>
          <table:table-cell office:value-type="float" office:value="242491" calcext:value-type="float">
            <text:p>242491</text:p>
          </table:table-cell>
          <table:table-cell office:value-type="float" office:value="461164" calcext:value-type="float">
            <text:p>461164</text:p>
          </table:table-cell>
          <table:table-cell office:value-type="float" office:value="2591756" calcext:value-type="float">
            <text:p>2591756</text:p>
          </table:table-cell>
          <table:table-cell office:value-type="float" office:value="5399323" calcext:value-type="float">
            <text:p>5399323</text:p>
          </table:table-cell>
          <table:table-cell office:value-type="float" office:value="30687679" calcext:value-type="float">
            <text:p>30687679</text:p>
          </table:table-cell>
          <table:table-cell office:value-type="float" office:value="65521582" calcext:value-type="float">
            <text:p>655215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5200" calcext:value-type="float">
            <text:p>35200</text:p>
          </table:table-cell>
          <table:table-cell office:value-type="float" office:value="239976" calcext:value-type="float">
            <text:p>239976</text:p>
          </table:table-cell>
          <table:table-cell office:value-type="float" office:value="458791" calcext:value-type="float">
            <text:p>458791</text:p>
          </table:table-cell>
          <table:table-cell office:value-type="float" office:value="2633731" calcext:value-type="float">
            <text:p>2633731</text:p>
          </table:table-cell>
          <table:table-cell office:value-type="float" office:value="5384935" calcext:value-type="float">
            <text:p>5384935</text:p>
          </table:table-cell>
          <table:table-cell office:value-type="float" office:value="30795864" calcext:value-type="float">
            <text:p>30795864</text:p>
          </table:table-cell>
          <table:table-cell office:value-type="float" office:value="64928766" calcext:value-type="float">
            <text:p>649287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7" calcext:value-type="float">
            <text:p>977</text:p>
          </table:table-cell>
          <table:table-cell office:value-type="float" office:value="3702" calcext:value-type="float">
            <text:p>3702</text:p>
          </table:table-cell>
          <table:table-cell office:value-type="float" office:value="36597" calcext:value-type="float">
            <text:p>36597</text:p>
          </table:table-cell>
          <table:table-cell office:value-type="float" office:value="244656" calcext:value-type="float">
            <text:p>244656</text:p>
          </table:table-cell>
          <table:table-cell office:value-type="float" office:value="466543" calcext:value-type="float">
            <text:p>466543</text:p>
          </table:table-cell>
          <table:table-cell office:value-type="float" office:value="2624652" calcext:value-type="float">
            <text:p>2624652</text:p>
          </table:table-cell>
          <table:table-cell office:value-type="float" office:value="5489069" calcext:value-type="float">
            <text:p>5489069</text:p>
          </table:table-cell>
          <table:table-cell office:value-type="float" office:value="30960831" calcext:value-type="float">
            <text:p>30960831</text:p>
          </table:table-cell>
          <table:table-cell office:value-type="float" office:value="62614561" calcext:value-type="float">
            <text:p>626145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41905" calcext:value-type="float">
            <text:p>41905</text:p>
          </table:table-cell>
          <table:table-cell office:value-type="float" office:value="236275" calcext:value-type="float">
            <text:p>236275</text:p>
          </table:table-cell>
          <table:table-cell office:value-type="float" office:value="470803" calcext:value-type="float">
            <text:p>470803</text:p>
          </table:table-cell>
          <table:table-cell office:value-type="float" office:value="2646512" calcext:value-type="float">
            <text:p>2646512</text:p>
          </table:table-cell>
          <table:table-cell office:value-type="float" office:value="5443254" calcext:value-type="float">
            <text:p>5443254</text:p>
          </table:table-cell>
          <table:table-cell office:value-type="float" office:value="30750188" calcext:value-type="float">
            <text:p>30750188</text:p>
          </table:table-cell>
          <table:table-cell office:value-type="float" office:value="64495398" calcext:value-type="float">
            <text:p>644953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4292" calcext:value-type="float">
            <text:p>34292</text:p>
          </table:table-cell>
          <table:table-cell office:value-type="float" office:value="237043" calcext:value-type="float">
            <text:p>237043</text:p>
          </table:table-cell>
          <table:table-cell office:value-type="float" office:value="455647" calcext:value-type="float">
            <text:p>455647</text:p>
          </table:table-cell>
          <table:table-cell office:value-type="float" office:value="2636105" calcext:value-type="float">
            <text:p>2636105</text:p>
          </table:table-cell>
          <table:table-cell office:value-type="float" office:value="5535793" calcext:value-type="float">
            <text:p>5535793</text:p>
          </table:table-cell>
          <table:table-cell office:value-type="float" office:value="30921649" calcext:value-type="float">
            <text:p>30921649</text:p>
          </table:table-cell>
          <table:table-cell office:value-type="float" office:value="64398807" calcext:value-type="float">
            <text:p>643988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44306" calcext:value-type="float">
            <text:p>244306</text:p>
          </table:table-cell>
          <table:table-cell office:value-type="float" office:value="450898" calcext:value-type="float">
            <text:p>450898</text:p>
          </table:table-cell>
          <table:table-cell office:value-type="float" office:value="2675845" calcext:value-type="float">
            <text:p>2675845</text:p>
          </table:table-cell>
          <table:table-cell office:value-type="float" office:value="5505203" calcext:value-type="float">
            <text:p>5505203</text:p>
          </table:table-cell>
          <table:table-cell office:value-type="float" office:value="31979122" calcext:value-type="float">
            <text:p>31979122</text:p>
          </table:table-cell>
          <table:table-cell office:value-type="float" office:value="63602332" calcext:value-type="float">
            <text:p>636023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5410" calcext:value-type="float">
            <text:p>35410</text:p>
          </table:table-cell>
          <table:table-cell office:value-type="float" office:value="236554" calcext:value-type="float">
            <text:p>236554</text:p>
          </table:table-cell>
          <table:table-cell office:value-type="float" office:value="454879" calcext:value-type="float">
            <text:p>454879</text:p>
          </table:table-cell>
          <table:table-cell office:value-type="float" office:value="3219633" calcext:value-type="float">
            <text:p>3219633</text:p>
          </table:table-cell>
          <table:table-cell office:value-type="float" office:value="5522524" calcext:value-type="float">
            <text:p>5522524</text:p>
          </table:table-cell>
          <table:table-cell office:value-type="float" office:value="30572720" calcext:value-type="float">
            <text:p>30572720</text:p>
          </table:table-cell>
          <table:table-cell office:value-type="float" office:value="67037845" calcext:value-type="float">
            <text:p>670378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4432" calcext:value-type="float">
            <text:p>34432</text:p>
          </table:table-cell>
          <table:table-cell office:value-type="float" office:value="266167" calcext:value-type="float">
            <text:p>266167</text:p>
          </table:table-cell>
          <table:table-cell office:value-type="float" office:value="497972" calcext:value-type="float">
            <text:p>497972</text:p>
          </table:table-cell>
          <table:table-cell office:value-type="float" office:value="2747084" calcext:value-type="float">
            <text:p>2747084</text:p>
          </table:table-cell>
          <table:table-cell office:value-type="float" office:value="5394225" calcext:value-type="float">
            <text:p>5394225</text:p>
          </table:table-cell>
          <table:table-cell office:value-type="float" office:value="30791185" calcext:value-type="float">
            <text:p>30791185</text:p>
          </table:table-cell>
          <table:table-cell office:value-type="float" office:value="63502598" calcext:value-type="float">
            <text:p>635025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5271" calcext:value-type="float">
            <text:p>35271</text:p>
          </table:table-cell>
          <table:table-cell office:value-type="float" office:value="219582" calcext:value-type="float">
            <text:p>219582</text:p>
          </table:table-cell>
          <table:table-cell office:value-type="float" office:value="470244" calcext:value-type="float">
            <text:p>470244</text:p>
          </table:table-cell>
          <table:table-cell office:value-type="float" office:value="2711883" calcext:value-type="float">
            <text:p>2711883</text:p>
          </table:table-cell>
          <table:table-cell office:value-type="float" office:value="5446326" calcext:value-type="float">
            <text:p>5446326</text:p>
          </table:table-cell>
          <table:table-cell office:value-type="float" office:value="30926818" calcext:value-type="float">
            <text:p>30926818</text:p>
          </table:table-cell>
          <table:table-cell office:value-type="float" office:value="64097300" calcext:value-type="float">
            <text:p>640973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016" calcext:value-type="float">
            <text:p>37016</text:p>
          </table:table-cell>
          <table:table-cell office:value-type="float" office:value="222097" calcext:value-type="float">
            <text:p>222097</text:p>
          </table:table-cell>
          <table:table-cell office:value-type="float" office:value="461234" calcext:value-type="float">
            <text:p>461234</text:p>
          </table:table-cell>
          <table:table-cell office:value-type="float" office:value="2676544" calcext:value-type="float">
            <text:p>2676544</text:p>
          </table:table-cell>
          <table:table-cell office:value-type="float" office:value="5382841" calcext:value-type="float">
            <text:p>5382841</text:p>
          </table:table-cell>
          <table:table-cell office:value-type="float" office:value="30977523" calcext:value-type="float">
            <text:p>30977523</text:p>
          </table:table-cell>
          <table:table-cell office:value-type="float" office:value="63881210" calcext:value-type="float">
            <text:p>638812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8" calcext:value-type="float">
            <text:p>978</text:p>
          </table:table-cell>
          <table:table-cell office:value-type="float" office:value="3423" calcext:value-type="float">
            <text:p>3423</text:p>
          </table:table-cell>
          <table:table-cell office:value-type="float" office:value="36737" calcext:value-type="float">
            <text:p>36737</text:p>
          </table:table-cell>
          <table:table-cell office:value-type="float" office:value="215811" calcext:value-type="float">
            <text:p>215811</text:p>
          </table:table-cell>
          <table:table-cell office:value-type="float" office:value="456345" calcext:value-type="float">
            <text:p>456345</text:p>
          </table:table-cell>
          <table:table-cell office:value-type="float" office:value="2681712" calcext:value-type="float">
            <text:p>2681712</text:p>
          </table:table-cell>
          <table:table-cell office:value-type="float" office:value="5356789" calcext:value-type="float">
            <text:p>5356789</text:p>
          </table:table-cell>
          <table:table-cell office:value-type="float" office:value="30402376" calcext:value-type="float">
            <text:p>30402376</text:p>
          </table:table-cell>
          <table:table-cell office:value-type="float" office:value="64097091" calcext:value-type="float">
            <text:p>640970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4851" calcext:value-type="float">
            <text:p>34851</text:p>
          </table:table-cell>
          <table:table-cell office:value-type="float" office:value="213785" calcext:value-type="float">
            <text:p>213785</text:p>
          </table:table-cell>
          <table:table-cell office:value-type="float" office:value="465565" calcext:value-type="float">
            <text:p>465565</text:p>
          </table:table-cell>
          <table:table-cell office:value-type="float" office:value="2652448" calcext:value-type="float">
            <text:p>2652448</text:p>
          </table:table-cell>
          <table:table-cell office:value-type="float" office:value="5580702" calcext:value-type="float">
            <text:p>5580702</text:p>
          </table:table-cell>
          <table:table-cell office:value-type="float" office:value="30395183" calcext:value-type="float">
            <text:p>30395183</text:p>
          </table:table-cell>
          <table:table-cell office:value-type="float" office:value="63198088" calcext:value-type="float">
            <text:p>631980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759" calcext:value-type="float">
            <text:p>35759</text:p>
          </table:table-cell>
          <table:table-cell office:value-type="float" office:value="214344" calcext:value-type="float">
            <text:p>214344</text:p>
          </table:table-cell>
          <table:table-cell office:value-type="float" office:value="493222" calcext:value-type="float">
            <text:p>493222</text:p>
          </table:table-cell>
          <table:table-cell office:value-type="float" office:value="2710278" calcext:value-type="float">
            <text:p>2710278</text:p>
          </table:table-cell>
          <table:table-cell office:value-type="float" office:value="5436479" calcext:value-type="float">
            <text:p>5436479</text:p>
          </table:table-cell>
          <table:table-cell office:value-type="float" office:value="31005948" calcext:value-type="float">
            <text:p>31005948</text:p>
          </table:table-cell>
          <table:table-cell office:value-type="float" office:value="65650230" calcext:value-type="float">
            <text:p>656502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41137" calcext:value-type="float">
            <text:p>41137</text:p>
          </table:table-cell>
          <table:table-cell office:value-type="float" office:value="200027" calcext:value-type="float">
            <text:p>200027</text:p>
          </table:table-cell>
          <table:table-cell office:value-type="float" office:value="466403" calcext:value-type="float">
            <text:p>466403</text:p>
          </table:table-cell>
          <table:table-cell office:value-type="float" office:value="2574366" calcext:value-type="float">
            <text:p>2574366</text:p>
          </table:table-cell>
          <table:table-cell office:value-type="float" office:value="5504714" calcext:value-type="float">
            <text:p>5504714</text:p>
          </table:table-cell>
          <table:table-cell office:value-type="float" office:value="30578517" calcext:value-type="float">
            <text:p>30578517</text:p>
          </table:table-cell>
          <table:table-cell office:value-type="float" office:value="64454121" calcext:value-type="float">
            <text:p>644541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6039" calcext:value-type="float">
            <text:p>36039</text:p>
          </table:table-cell>
          <table:table-cell office:value-type="float" office:value="206592" calcext:value-type="float">
            <text:p>206592</text:p>
          </table:table-cell>
          <table:table-cell office:value-type="float" office:value="455856" calcext:value-type="float">
            <text:p>455856</text:p>
          </table:table-cell>
          <table:table-cell office:value-type="float" office:value="2576601" calcext:value-type="float">
            <text:p>2576601</text:p>
          </table:table-cell>
          <table:table-cell office:value-type="float" office:value="5382421" calcext:value-type="float">
            <text:p>5382421</text:p>
          </table:table-cell>
          <table:table-cell office:value-type="float" office:value="31110362" calcext:value-type="float">
            <text:p>31110362</text:p>
          </table:table-cell>
          <table:table-cell office:value-type="float" office:value="64325752" calcext:value-type="float">
            <text:p>643257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6178" calcext:value-type="float">
            <text:p>36178</text:p>
          </table:table-cell>
          <table:table-cell office:value-type="float" office:value="206522" calcext:value-type="float">
            <text:p>206522</text:p>
          </table:table-cell>
          <table:table-cell office:value-type="float" office:value="462142" calcext:value-type="float">
            <text:p>462142</text:p>
          </table:table-cell>
          <table:table-cell office:value-type="float" office:value="2537349" calcext:value-type="float">
            <text:p>2537349</text:p>
          </table:table-cell>
          <table:table-cell office:value-type="float" office:value="5551089" calcext:value-type="float">
            <text:p>5551089</text:p>
          </table:table-cell>
          <table:table-cell office:value-type="float" office:value="30521107" calcext:value-type="float">
            <text:p>30521107</text:p>
          </table:table-cell>
          <table:table-cell office:value-type="float" office:value="65125301" calcext:value-type="float">
            <text:p>651253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829" calcext:value-type="float">
            <text:p>35829</text:p>
          </table:table-cell>
          <table:table-cell office:value-type="float" office:value="206243" calcext:value-type="float">
            <text:p>206243</text:p>
          </table:table-cell>
          <table:table-cell office:value-type="float" office:value="449291" calcext:value-type="float">
            <text:p>449291</text:p>
          </table:table-cell>
          <table:table-cell office:value-type="float" office:value="2586588" calcext:value-type="float">
            <text:p>2586588</text:p>
          </table:table-cell>
          <table:table-cell office:value-type="float" office:value="5391640" calcext:value-type="float">
            <text:p>5391640</text:p>
          </table:table-cell>
          <table:table-cell office:value-type="float" office:value="30866195" calcext:value-type="float">
            <text:p>30866195</text:p>
          </table:table-cell>
          <table:table-cell office:value-type="float" office:value="64324146" calcext:value-type="float">
            <text:p>643241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7156" calcext:value-type="float">
            <text:p>37156</text:p>
          </table:table-cell>
          <table:table-cell office:value-type="float" office:value="210363" calcext:value-type="float">
            <text:p>210363</text:p>
          </table:table-cell>
          <table:table-cell office:value-type="float" office:value="477997" calcext:value-type="float">
            <text:p>477997</text:p>
          </table:table-cell>
          <table:table-cell office:value-type="float" office:value="2555857" calcext:value-type="float">
            <text:p>2555857</text:p>
          </table:table-cell>
          <table:table-cell office:value-type="float" office:value="5385914" calcext:value-type="float">
            <text:p>5385914</text:p>
          </table:table-cell>
          <table:table-cell office:value-type="float" office:value="33102527" calcext:value-type="float">
            <text:p>33102527</text:p>
          </table:table-cell>
          <table:table-cell office:value-type="float" office:value="66506071" calcext:value-type="float">
            <text:p>665060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6737" calcext:value-type="float">
            <text:p>36737</text:p>
          </table:table-cell>
          <table:table-cell office:value-type="float" office:value="204427" calcext:value-type="float">
            <text:p>204427</text:p>
          </table:table-cell>
          <table:table-cell office:value-type="float" office:value="452993" calcext:value-type="float">
            <text:p>452993</text:p>
          </table:table-cell>
          <table:table-cell office:value-type="float" office:value="2637851" calcext:value-type="float">
            <text:p>2637851</text:p>
          </table:table-cell>
          <table:table-cell office:value-type="float" office:value="5505343" calcext:value-type="float">
            <text:p>5505343</text:p>
          </table:table-cell>
          <table:table-cell office:value-type="float" office:value="30490516" calcext:value-type="float">
            <text:p>30490516</text:p>
          </table:table-cell>
          <table:table-cell office:value-type="float" office:value="64804657" calcext:value-type="float">
            <text:p>648046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20979" calcext:value-type="float">
            <text:p>220979</text:p>
          </table:table-cell>
          <table:table-cell office:value-type="float" office:value="457882" calcext:value-type="float">
            <text:p>457882</text:p>
          </table:table-cell>
          <table:table-cell office:value-type="float" office:value="2652099" calcext:value-type="float">
            <text:p>2652099</text:p>
          </table:table-cell>
          <table:table-cell office:value-type="float" office:value="5461133" calcext:value-type="float">
            <text:p>5461133</text:p>
          </table:table-cell>
          <table:table-cell office:value-type="float" office:value="31598206" calcext:value-type="float">
            <text:p>31598206</text:p>
          </table:table-cell>
          <table:table-cell office:value-type="float" office:value="65058951" calcext:value-type="float">
            <text:p>650589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36388" calcext:value-type="float">
            <text:p>36388</text:p>
          </table:table-cell>
          <table:table-cell office:value-type="float" office:value="211969" calcext:value-type="float">
            <text:p>211969</text:p>
          </table:table-cell>
          <table:table-cell office:value-type="float" office:value="484213" calcext:value-type="float">
            <text:p>484213</text:p>
          </table:table-cell>
          <table:table-cell office:value-type="float" office:value="2612010" calcext:value-type="float">
            <text:p>2612010</text:p>
          </table:table-cell>
          <table:table-cell office:value-type="float" office:value="5520708" calcext:value-type="float">
            <text:p>5520708</text:p>
          </table:table-cell>
          <table:table-cell office:value-type="float" office:value="30488211" calcext:value-type="float">
            <text:p>30488211</text:p>
          </table:table-cell>
          <table:table-cell office:value-type="float" office:value="64462992" calcext:value-type="float">
            <text:p>644629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6388" calcext:value-type="float">
            <text:p>36388</text:p>
          </table:table-cell>
          <table:table-cell office:value-type="float" office:value="212598" calcext:value-type="float">
            <text:p>212598</text:p>
          </table:table-cell>
          <table:table-cell office:value-type="float" office:value="456416" calcext:value-type="float">
            <text:p>456416</text:p>
          </table:table-cell>
          <table:table-cell office:value-type="float" office:value="2494397" calcext:value-type="float">
            <text:p>2494397</text:p>
          </table:table-cell>
          <table:table-cell office:value-type="float" office:value="5518683" calcext:value-type="float">
            <text:p>5518683</text:p>
          </table:table-cell>
          <table:table-cell office:value-type="float" office:value="29970894" calcext:value-type="float">
            <text:p>29970894</text:p>
          </table:table-cell>
          <table:table-cell office:value-type="float" office:value="65202266" calcext:value-type="float">
            <text:p>652022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737" calcext:value-type="float">
            <text:p>36737</text:p>
          </table:table-cell>
          <table:table-cell office:value-type="float" office:value="213367" calcext:value-type="float">
            <text:p>213367</text:p>
          </table:table-cell>
          <table:table-cell office:value-type="float" office:value="462631" calcext:value-type="float">
            <text:p>462631</text:p>
          </table:table-cell>
          <table:table-cell office:value-type="float" office:value="2572968" calcext:value-type="float">
            <text:p>2572968</text:p>
          </table:table-cell>
          <table:table-cell office:value-type="float" office:value="5434453" calcext:value-type="float">
            <text:p>5434453</text:p>
          </table:table-cell>
          <table:table-cell office:value-type="float" office:value="32040514" calcext:value-type="float">
            <text:p>32040514</text:p>
          </table:table-cell>
          <table:table-cell office:value-type="float" office:value="66391880" calcext:value-type="float">
            <text:p>663918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35689" calcext:value-type="float">
            <text:p>35689</text:p>
          </table:table-cell>
          <table:table-cell office:value-type="float" office:value="219303" calcext:value-type="float">
            <text:p>219303</text:p>
          </table:table-cell>
          <table:table-cell office:value-type="float" office:value="455228" calcext:value-type="float">
            <text:p>455228</text:p>
          </table:table-cell>
          <table:table-cell office:value-type="float" office:value="2581350" calcext:value-type="float">
            <text:p>2581350</text:p>
          </table:table-cell>
          <table:table-cell office:value-type="float" office:value="5479013" calcext:value-type="float">
            <text:p>5479013</text:p>
          </table:table-cell>
          <table:table-cell office:value-type="float" office:value="30634600" calcext:value-type="float">
            <text:p>30634600</text:p>
          </table:table-cell>
          <table:table-cell office:value-type="float" office:value="65049103" calcext:value-type="float">
            <text:p>650491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7155" calcext:value-type="float">
            <text:p>37155</text:p>
          </table:table-cell>
          <table:table-cell office:value-type="float" office:value="215811" calcext:value-type="float">
            <text:p>215811</text:p>
          </table:table-cell>
          <table:table-cell office:value-type="float" office:value="470873" calcext:value-type="float">
            <text:p>470873</text:p>
          </table:table-cell>
          <table:table-cell office:value-type="float" office:value="2622207" calcext:value-type="float">
            <text:p>2622207</text:p>
          </table:table-cell>
          <table:table-cell office:value-type="float" office:value="5455057" calcext:value-type="float">
            <text:p>5455057</text:p>
          </table:table-cell>
          <table:table-cell office:value-type="float" office:value="30388687" calcext:value-type="float">
            <text:p>30388687</text:p>
          </table:table-cell>
          <table:table-cell office:value-type="float" office:value="67707000" calcext:value-type="float">
            <text:p>677070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35270" calcext:value-type="float">
            <text:p>35270</text:p>
          </table:table-cell>
          <table:table-cell office:value-type="float" office:value="213436" calcext:value-type="float">
            <text:p>213436</text:p>
          </table:table-cell>
          <table:table-cell office:value-type="float" office:value="462073" calcext:value-type="float">
            <text:p>462073</text:p>
          </table:table-cell>
          <table:table-cell office:value-type="float" office:value="2621928" calcext:value-type="float">
            <text:p>2621928</text:p>
          </table:table-cell>
          <table:table-cell office:value-type="float" office:value="5370339" calcext:value-type="float">
            <text:p>5370339</text:p>
          </table:table-cell>
          <table:table-cell office:value-type="float" office:value="30531165" calcext:value-type="float">
            <text:p>30531165</text:p>
          </table:table-cell>
          <table:table-cell office:value-type="float" office:value="63443791" calcext:value-type="float">
            <text:p>634437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27" calcext:value-type="float">
            <text:p>1327</text:p>
          </table:table-cell>
          <table:table-cell office:value-type="float" office:value="3701" calcext:value-type="float">
            <text:p>3701</text:p>
          </table:table-cell>
          <table:table-cell office:value-type="float" office:value="36667" calcext:value-type="float">
            <text:p>36667</text:p>
          </table:table-cell>
          <table:table-cell office:value-type="float" office:value="226357" calcext:value-type="float">
            <text:p>226357</text:p>
          </table:table-cell>
          <table:table-cell office:value-type="float" office:value="454948" calcext:value-type="float">
            <text:p>454948</text:p>
          </table:table-cell>
          <table:table-cell office:value-type="float" office:value="2604956" calcext:value-type="float">
            <text:p>2604956</text:p>
          </table:table-cell>
          <table:table-cell office:value-type="float" office:value="5453032" calcext:value-type="float">
            <text:p>5453032</text:p>
          </table:table-cell>
          <table:table-cell office:value-type="float" office:value="30774283" calcext:value-type="float">
            <text:p>30774283</text:p>
          </table:table-cell>
          <table:table-cell office:value-type="float" office:value="64117205" calcext:value-type="float">
            <text:p>641172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5410" calcext:value-type="float">
            <text:p>35410</text:p>
          </table:table-cell>
          <table:table-cell office:value-type="float" office:value="207919" calcext:value-type="float">
            <text:p>207919</text:p>
          </table:table-cell>
          <table:table-cell office:value-type="float" office:value="462771" calcext:value-type="float">
            <text:p>462771</text:p>
          </table:table-cell>
          <table:table-cell office:value-type="float" office:value="2509273" calcext:value-type="float">
            <text:p>2509273</text:p>
          </table:table-cell>
          <table:table-cell office:value-type="float" office:value="5348339" calcext:value-type="float">
            <text:p>5348339</text:p>
          </table:table-cell>
          <table:table-cell office:value-type="float" office:value="30303689" calcext:value-type="float">
            <text:p>30303689</text:p>
          </table:table-cell>
          <table:table-cell office:value-type="float" office:value="64245784" calcext:value-type="float">
            <text:p>642457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" calcext:value-type="float">
            <text:p>978</text:p>
          </table:table-cell>
          <table:table-cell office:value-type="float" office:value="3283" calcext:value-type="float">
            <text:p>3283</text:p>
          </table:table-cell>
          <table:table-cell office:value-type="float" office:value="36597" calcext:value-type="float">
            <text:p>36597</text:p>
          </table:table-cell>
          <table:table-cell office:value-type="float" office:value="216090" calcext:value-type="float">
            <text:p>216090</text:p>
          </table:table-cell>
          <table:table-cell office:value-type="float" office:value="461514" calcext:value-type="float">
            <text:p>461514</text:p>
          </table:table-cell>
          <table:table-cell office:value-type="float" office:value="2586798" calcext:value-type="float">
            <text:p>2586798</text:p>
          </table:table-cell>
          <table:table-cell office:value-type="float" office:value="5413850" calcext:value-type="float">
            <text:p>5413850</text:p>
          </table:table-cell>
          <table:table-cell office:value-type="float" office:value="30201860" calcext:value-type="float">
            <text:p>30201860</text:p>
          </table:table-cell>
          <table:table-cell office:value-type="float" office:value="63536680" calcext:value-type="float">
            <text:p>635366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11970" calcext:value-type="float">
            <text:p>211970</text:p>
          </table:table-cell>
          <table:table-cell office:value-type="float" office:value="456974" calcext:value-type="float">
            <text:p>456974</text:p>
          </table:table-cell>
          <table:table-cell office:value-type="float" office:value="2536022" calcext:value-type="float">
            <text:p>2536022</text:p>
          </table:table-cell>
          <table:table-cell office:value-type="float" office:value="5532651" calcext:value-type="float">
            <text:p>5532651</text:p>
          </table:table-cell>
          <table:table-cell office:value-type="float" office:value="29562041" calcext:value-type="float">
            <text:p>29562041</text:p>
          </table:table-cell>
          <table:table-cell office:value-type="float" office:value="64364864" calcext:value-type="float">
            <text:p>643648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829" calcext:value-type="float">
            <text:p>35829</text:p>
          </table:table-cell>
          <table:table-cell office:value-type="float" office:value="211201" calcext:value-type="float">
            <text:p>211201</text:p>
          </table:table-cell>
          <table:table-cell office:value-type="float" office:value="451317" calcext:value-type="float">
            <text:p>451317</text:p>
          </table:table-cell>
          <table:table-cell office:value-type="float" office:value="2603699" calcext:value-type="float">
            <text:p>2603699</text:p>
          </table:table-cell>
          <table:table-cell office:value-type="float" office:value="5498009" calcext:value-type="float">
            <text:p>5498009</text:p>
          </table:table-cell>
          <table:table-cell office:value-type="float" office:value="30538288" calcext:value-type="float">
            <text:p>30538288</text:p>
          </table:table-cell>
          <table:table-cell office:value-type="float" office:value="71846308" calcext:value-type="float">
            <text:p>718463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178" calcext:value-type="float">
            <text:p>36178</text:p>
          </table:table-cell>
          <table:table-cell office:value-type="float" office:value="221607" calcext:value-type="float">
            <text:p>221607</text:p>
          </table:table-cell>
          <table:table-cell office:value-type="float" office:value="455508" calcext:value-type="float">
            <text:p>455508</text:p>
          </table:table-cell>
          <table:table-cell office:value-type="float" office:value="2666067" calcext:value-type="float">
            <text:p>2666067</text:p>
          </table:table-cell>
          <table:table-cell office:value-type="float" office:value="5420904" calcext:value-type="float">
            <text:p>5420904</text:p>
          </table:table-cell>
          <table:table-cell office:value-type="float" office:value="30228331" calcext:value-type="float">
            <text:p>30228331</text:p>
          </table:table-cell>
          <table:table-cell office:value-type="float" office:value="66055941" calcext:value-type="float">
            <text:p>660559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97" calcext:value-type="float">
            <text:p>1397</text:p>
          </table:table-cell>
          <table:table-cell office:value-type="float" office:value="3423" calcext:value-type="float">
            <text:p>3423</text:p>
          </table:table-cell>
          <table:table-cell office:value-type="float" office:value="35340" calcext:value-type="float">
            <text:p>35340</text:p>
          </table:table-cell>
          <table:table-cell office:value-type="float" office:value="213366" calcext:value-type="float">
            <text:p>213366</text:p>
          </table:table-cell>
          <table:table-cell office:value-type="float" office:value="470943" calcext:value-type="float">
            <text:p>470943</text:p>
          </table:table-cell>
          <table:table-cell office:value-type="float" office:value="2718099" calcext:value-type="float">
            <text:p>2718099</text:p>
          </table:table-cell>
          <table:table-cell office:value-type="float" office:value="5509114" calcext:value-type="float">
            <text:p>5509114</text:p>
          </table:table-cell>
          <table:table-cell office:value-type="float" office:value="30409360" calcext:value-type="float">
            <text:p>30409360</text:p>
          </table:table-cell>
          <table:table-cell office:value-type="float" office:value="65081719" calcext:value-type="float">
            <text:p>650817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6388" calcext:value-type="float">
            <text:p>36388</text:p>
          </table:table-cell>
          <table:table-cell office:value-type="float" office:value="214694" calcext:value-type="float">
            <text:p>214694</text:p>
          </table:table-cell>
          <table:table-cell office:value-type="float" office:value="467172" calcext:value-type="float">
            <text:p>467172</text:p>
          </table:table-cell>
          <table:table-cell office:value-type="float" office:value="2563819" calcext:value-type="float">
            <text:p>2563819</text:p>
          </table:table-cell>
          <table:table-cell office:value-type="float" office:value="5430752" calcext:value-type="float">
            <text:p>5430752</text:p>
          </table:table-cell>
          <table:table-cell office:value-type="float" office:value="30169943" calcext:value-type="float">
            <text:p>30169943</text:p>
          </table:table-cell>
          <table:table-cell office:value-type="float" office:value="65871280" calcext:value-type="float">
            <text:p>658712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5270" calcext:value-type="float">
            <text:p>35270</text:p>
          </table:table-cell>
          <table:table-cell office:value-type="float" office:value="206941" calcext:value-type="float">
            <text:p>206941</text:p>
          </table:table-cell>
          <table:table-cell office:value-type="float" office:value="467799" calcext:value-type="float">
            <text:p>467799</text:p>
          </table:table-cell>
          <table:table-cell office:value-type="float" office:value="2542937" calcext:value-type="float">
            <text:p>2542937</text:p>
          </table:table-cell>
          <table:table-cell office:value-type="float" office:value="5330110" calcext:value-type="float">
            <text:p>5330110</text:p>
          </table:table-cell>
          <table:table-cell office:value-type="float" office:value="30196344" calcext:value-type="float">
            <text:p>30196344</text:p>
          </table:table-cell>
          <table:table-cell office:value-type="float" office:value="64955445" calcext:value-type="float">
            <text:p>649554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6737" calcext:value-type="float">
            <text:p>36737</text:p>
          </table:table-cell>
          <table:table-cell office:value-type="float" office:value="208268" calcext:value-type="float">
            <text:p>208268</text:p>
          </table:table-cell>
          <table:table-cell office:value-type="float" office:value="464657" calcext:value-type="float">
            <text:p>464657</text:p>
          </table:table-cell>
          <table:table-cell office:value-type="float" office:value="2599090" calcext:value-type="float">
            <text:p>2599090</text:p>
          </table:table-cell>
          <table:table-cell office:value-type="float" office:value="5458829" calcext:value-type="float">
            <text:p>5458829</text:p>
          </table:table-cell>
          <table:table-cell office:value-type="float" office:value="30170432" calcext:value-type="float">
            <text:p>30170432</text:p>
          </table:table-cell>
          <table:table-cell office:value-type="float" office:value="64950766" calcext:value-type="float">
            <text:p>649507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78" calcext:value-type="float">
            <text:p>978</text:p>
          </table:table-cell>
          <table:table-cell office:value-type="float" office:value="3423" calcext:value-type="float">
            <text:p>3423</text:p>
          </table:table-cell>
          <table:table-cell office:value-type="float" office:value="36806" calcext:value-type="float">
            <text:p>36806</text:p>
          </table:table-cell>
          <table:table-cell office:value-type="float" office:value="211969" calcext:value-type="float">
            <text:p>211969</text:p>
          </table:table-cell>
          <table:table-cell office:value-type="float" office:value="499229" calcext:value-type="float">
            <text:p>499229</text:p>
          </table:table-cell>
          <table:table-cell office:value-type="float" office:value="2540353" calcext:value-type="float">
            <text:p>2540353</text:p>
          </table:table-cell>
          <table:table-cell office:value-type="float" office:value="5501502" calcext:value-type="float">
            <text:p>5501502</text:p>
          </table:table-cell>
          <table:table-cell office:value-type="float" office:value="30471660" calcext:value-type="float">
            <text:p>30471660</text:p>
          </table:table-cell>
          <table:table-cell office:value-type="float" office:value="62853699" calcext:value-type="float">
            <text:p>628536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5270" calcext:value-type="float">
            <text:p>35270</text:p>
          </table:table-cell>
          <table:table-cell office:value-type="float" office:value="210853" calcext:value-type="float">
            <text:p>210853</text:p>
          </table:table-cell>
          <table:table-cell office:value-type="float" office:value="447476" calcext:value-type="float">
            <text:p>447476</text:p>
          </table:table-cell>
          <table:table-cell office:value-type="float" office:value="2616341" calcext:value-type="float">
            <text:p>2616341</text:p>
          </table:table-cell>
          <table:table-cell office:value-type="float" office:value="5412243" calcext:value-type="float">
            <text:p>5412243</text:p>
          </table:table-cell>
          <table:table-cell office:value-type="float" office:value="30961808" calcext:value-type="float">
            <text:p>30961808</text:p>
          </table:table-cell>
          <table:table-cell office:value-type="float" office:value="66694504" calcext:value-type="float">
            <text:p>666945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4990" calcext:value-type="float">
            <text:p>34990</text:p>
          </table:table-cell>
          <table:table-cell office:value-type="float" office:value="211062" calcext:value-type="float">
            <text:p>211062</text:p>
          </table:table-cell>
          <table:table-cell office:value-type="float" office:value="464518" calcext:value-type="float">
            <text:p>464518</text:p>
          </table:table-cell>
          <table:table-cell office:value-type="float" office:value="2506619" calcext:value-type="float">
            <text:p>2506619</text:p>
          </table:table-cell>
          <table:table-cell office:value-type="float" office:value="5378300" calcext:value-type="float">
            <text:p>5378300</text:p>
          </table:table-cell>
          <table:table-cell office:value-type="float" office:value="30581730" calcext:value-type="float">
            <text:p>30581730</text:p>
          </table:table-cell>
          <table:table-cell office:value-type="float" office:value="65223289" calcext:value-type="float">
            <text:p>652232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4921" calcext:value-type="float">
            <text:p>34921</text:p>
          </table:table-cell>
          <table:table-cell office:value-type="float" office:value="212808" calcext:value-type="float">
            <text:p>212808</text:p>
          </table:table-cell>
          <table:table-cell office:value-type="float" office:value="453552" calcext:value-type="float">
            <text:p>453552</text:p>
          </table:table-cell>
          <table:table-cell office:value-type="float" office:value="2563680" calcext:value-type="float">
            <text:p>2563680</text:p>
          </table:table-cell>
          <table:table-cell office:value-type="float" office:value="5393177" calcext:value-type="float">
            <text:p>5393177</text:p>
          </table:table-cell>
          <table:table-cell office:value-type="float" office:value="31370452" calcext:value-type="float">
            <text:p>31370452</text:p>
          </table:table-cell>
          <table:table-cell office:value-type="float" office:value="65242006" calcext:value-type="float">
            <text:p>652420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8" calcext:value-type="float">
            <text:p>908</text:p>
          </table:table-cell>
          <table:table-cell office:value-type="float" office:value="3353" calcext:value-type="float">
            <text:p>3353</text:p>
          </table:table-cell>
          <table:table-cell office:value-type="float" office:value="34711" calcext:value-type="float">
            <text:p>34711</text:p>
          </table:table-cell>
          <table:table-cell office:value-type="float" office:value="213366" calcext:value-type="float">
            <text:p>213366</text:p>
          </table:table-cell>
          <table:table-cell office:value-type="float" office:value="457044" calcext:value-type="float">
            <text:p>457044</text:p>
          </table:table-cell>
          <table:table-cell office:value-type="float" office:value="2612569" calcext:value-type="float">
            <text:p>2612569</text:p>
          </table:table-cell>
          <table:table-cell office:value-type="float" office:value="5406167" calcext:value-type="float">
            <text:p>5406167</text:p>
          </table:table-cell>
          <table:table-cell office:value-type="float" office:value="30009446" calcext:value-type="float">
            <text:p>30009446</text:p>
          </table:table-cell>
          <table:table-cell office:value-type="float" office:value="67462064" calcext:value-type="float">
            <text:p>674620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4851" calcext:value-type="float">
            <text:p>34851</text:p>
          </table:table-cell>
          <table:table-cell office:value-type="float" office:value="211970" calcext:value-type="float">
            <text:p>211970</text:p>
          </table:table-cell>
          <table:table-cell office:value-type="float" office:value="456974" calcext:value-type="float">
            <text:p>456974</text:p>
          </table:table-cell>
          <table:table-cell office:value-type="float" office:value="2500682" calcext:value-type="float">
            <text:p>2500682</text:p>
          </table:table-cell>
          <table:table-cell office:value-type="float" office:value="5406517" calcext:value-type="float">
            <text:p>5406517</text:p>
          </table:table-cell>
          <table:table-cell office:value-type="float" office:value="30252635" calcext:value-type="float">
            <text:p>30252635</text:p>
          </table:table-cell>
          <table:table-cell office:value-type="float" office:value="63653317" calcext:value-type="float">
            <text:p>636533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35689" calcext:value-type="float">
            <text:p>35689</text:p>
          </table:table-cell>
          <table:table-cell office:value-type="float" office:value="223982" calcext:value-type="float">
            <text:p>223982</text:p>
          </table:table-cell>
          <table:table-cell office:value-type="float" office:value="468707" calcext:value-type="float">
            <text:p>468707</text:p>
          </table:table-cell>
          <table:table-cell office:value-type="float" office:value="2585331" calcext:value-type="float">
            <text:p>2585331</text:p>
          </table:table-cell>
          <table:table-cell office:value-type="float" office:value="5492701" calcext:value-type="float">
            <text:p>5492701</text:p>
          </table:table-cell>
          <table:table-cell office:value-type="float" office:value="30215480" calcext:value-type="float">
            <text:p>30215480</text:p>
          </table:table-cell>
          <table:table-cell office:value-type="float" office:value="65321206" calcext:value-type="float">
            <text:p>653212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35270" calcext:value-type="float">
            <text:p>35270</text:p>
          </table:table-cell>
          <table:table-cell office:value-type="float" office:value="202960" calcext:value-type="float">
            <text:p>202960</text:p>
          </table:table-cell>
          <table:table-cell office:value-type="float" office:value="446708" calcext:value-type="float">
            <text:p>446708</text:p>
          </table:table-cell>
          <table:table-cell office:value-type="float" office:value="2653985" calcext:value-type="float">
            <text:p>2653985</text:p>
          </table:table-cell>
          <table:table-cell office:value-type="float" office:value="5352529" calcext:value-type="float">
            <text:p>5352529</text:p>
          </table:table-cell>
          <table:table-cell office:value-type="float" office:value="30469983" calcext:value-type="float">
            <text:p>30469983</text:p>
          </table:table-cell>
          <table:table-cell office:value-type="float" office:value="66418419" calcext:value-type="float">
            <text:p>664184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4362" calcext:value-type="float">
            <text:p>34362</text:p>
          </table:table-cell>
          <table:table-cell office:value-type="float" office:value="210503" calcext:value-type="float">
            <text:p>210503</text:p>
          </table:table-cell>
          <table:table-cell office:value-type="float" office:value="446987" calcext:value-type="float">
            <text:p>446987</text:p>
          </table:table-cell>
          <table:table-cell office:value-type="float" office:value="2552715" calcext:value-type="float">
            <text:p>2552715</text:p>
          </table:table-cell>
          <table:table-cell office:value-type="float" office:value="5519660" calcext:value-type="float">
            <text:p>5519660</text:p>
          </table:table-cell>
          <table:table-cell office:value-type="float" office:value="30734054" calcext:value-type="float">
            <text:p>30734054</text:p>
          </table:table-cell>
          <table:table-cell office:value-type="float" office:value="64234749" calcext:value-type="float">
            <text:p>642347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690" calcext:value-type="float">
            <text:p>35690</text:p>
          </table:table-cell>
          <table:table-cell office:value-type="float" office:value="214903" calcext:value-type="float">
            <text:p>214903</text:p>
          </table:table-cell>
          <table:table-cell office:value-type="float" office:value="464727" calcext:value-type="float">
            <text:p>464727</text:p>
          </table:table-cell>
          <table:table-cell office:value-type="float" office:value="2586867" calcext:value-type="float">
            <text:p>2586867</text:p>
          </table:table-cell>
          <table:table-cell office:value-type="float" office:value="5301055" calcext:value-type="float">
            <text:p>5301055</text:p>
          </table:table-cell>
          <table:table-cell office:value-type="float" office:value="30570695" calcext:value-type="float">
            <text:p>30570695</text:p>
          </table:table-cell>
          <table:table-cell office:value-type="float" office:value="63554141" calcext:value-type="float">
            <text:p>635541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759" calcext:value-type="float">
            <text:p>35759</text:p>
          </table:table-cell>
          <table:table-cell office:value-type="float" office:value="212179" calcext:value-type="float">
            <text:p>212179</text:p>
          </table:table-cell>
          <table:table-cell office:value-type="float" office:value="463190" calcext:value-type="float">
            <text:p>463190</text:p>
          </table:table-cell>
          <table:table-cell office:value-type="float" office:value="3067029" calcext:value-type="float">
            <text:p>3067029</text:p>
          </table:table-cell>
          <table:table-cell office:value-type="float" office:value="5352040" calcext:value-type="float">
            <text:p>5352040</text:p>
          </table:table-cell>
          <table:table-cell office:value-type="float" office:value="30073632" calcext:value-type="float">
            <text:p>30073632</text:p>
          </table:table-cell>
          <table:table-cell office:value-type="float" office:value="65201428" calcext:value-type="float">
            <text:p>652014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35270" calcext:value-type="float">
            <text:p>35270</text:p>
          </table:table-cell>
          <table:table-cell office:value-type="float" office:value="209176" calcext:value-type="float">
            <text:p>209176</text:p>
          </table:table-cell>
          <table:table-cell office:value-type="float" office:value="451596" calcext:value-type="float">
            <text:p>451596</text:p>
          </table:table-cell>
          <table:table-cell office:value-type="float" office:value="2950184" calcext:value-type="float">
            <text:p>2950184</text:p>
          </table:table-cell>
          <table:table-cell office:value-type="float" office:value="5408192" calcext:value-type="float">
            <text:p>5408192</text:p>
          </table:table-cell>
          <table:table-cell office:value-type="float" office:value="30474942" calcext:value-type="float">
            <text:p>30474942</text:p>
          </table:table-cell>
          <table:table-cell office:value-type="float" office:value="64598903" calcext:value-type="float">
            <text:p>645989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8" calcext:value-type="float">
            <text:p>978</text:p>
          </table:table-cell>
          <table:table-cell office:value-type="float" office:value="4191" calcext:value-type="float">
            <text:p>4191</text:p>
          </table:table-cell>
          <table:table-cell office:value-type="float" office:value="36667" calcext:value-type="float">
            <text:p>36667</text:p>
          </table:table-cell>
          <table:table-cell office:value-type="float" office:value="217836" calcext:value-type="float">
            <text:p>217836</text:p>
          </table:table-cell>
          <table:table-cell office:value-type="float" office:value="460606" calcext:value-type="float">
            <text:p>460606</text:p>
          </table:table-cell>
          <table:table-cell office:value-type="float" office:value="2701547" calcext:value-type="float">
            <text:p>2701547</text:p>
          </table:table-cell>
          <table:table-cell office:value-type="float" office:value="5426631" calcext:value-type="float">
            <text:p>5426631</text:p>
          </table:table-cell>
          <table:table-cell office:value-type="float" office:value="31175244" calcext:value-type="float">
            <text:p>31175244</text:p>
          </table:table-cell>
          <table:table-cell office:value-type="float" office:value="65254438" calcext:value-type="float">
            <text:p>652544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" calcext:value-type="float">
            <text:p>978</text:p>
          </table:table-cell>
          <table:table-cell office:value-type="float" office:value="4331" calcext:value-type="float">
            <text:p>4331</text:p>
          </table:table-cell>
          <table:table-cell office:value-type="float" office:value="34851" calcext:value-type="float">
            <text:p>34851</text:p>
          </table:table-cell>
          <table:table-cell office:value-type="float" office:value="214204" calcext:value-type="float">
            <text:p>214204</text:p>
          </table:table-cell>
          <table:table-cell office:value-type="float" office:value="456555" calcext:value-type="float">
            <text:p>456555</text:p>
          </table:table-cell>
          <table:table-cell office:value-type="float" office:value="2615991" calcext:value-type="float">
            <text:p>2615991</text:p>
          </table:table-cell>
          <table:table-cell office:value-type="float" office:value="5415596" calcext:value-type="float">
            <text:p>5415596</text:p>
          </table:table-cell>
          <table:table-cell office:value-type="float" office:value="29724562" calcext:value-type="float">
            <text:p>29724562</text:p>
          </table:table-cell>
          <table:table-cell office:value-type="float" office:value="64416407" calcext:value-type="float">
            <text:p>644164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8" calcext:value-type="float">
            <text:p>908</text:p>
          </table:table-cell>
          <table:table-cell office:value-type="float" office:value="4261" calcext:value-type="float">
            <text:p>4261</text:p>
          </table:table-cell>
          <table:table-cell office:value-type="float" office:value="34083" calcext:value-type="float">
            <text:p>34083</text:p>
          </table:table-cell>
          <table:table-cell office:value-type="float" office:value="215461" calcext:value-type="float">
            <text:p>215461</text:p>
          </table:table-cell>
          <table:table-cell office:value-type="float" office:value="464517" calcext:value-type="float">
            <text:p>464517</text:p>
          </table:table-cell>
          <table:table-cell office:value-type="float" office:value="2607889" calcext:value-type="float">
            <text:p>2607889</text:p>
          </table:table-cell>
          <table:table-cell office:value-type="float" office:value="5363494" calcext:value-type="float">
            <text:p>5363494</text:p>
          </table:table-cell>
          <table:table-cell office:value-type="float" office:value="31216311" calcext:value-type="float">
            <text:p>31216311</text:p>
          </table:table-cell>
          <table:table-cell office:value-type="float" office:value="68459543" calcext:value-type="float">
            <text:p>684595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4781" calcext:value-type="float">
            <text:p>34781</text:p>
          </table:table-cell>
          <table:table-cell office:value-type="float" office:value="207081" calcext:value-type="float">
            <text:p>207081</text:p>
          </table:table-cell>
          <table:table-cell office:value-type="float" office:value="450270" calcext:value-type="float">
            <text:p>450270</text:p>
          </table:table-cell>
          <table:table-cell office:value-type="float" office:value="2606702" calcext:value-type="float">
            <text:p>2606702</text:p>
          </table:table-cell>
          <table:table-cell office:value-type="float" office:value="5451704" calcext:value-type="float">
            <text:p>5451704</text:p>
          </table:table-cell>
          <table:table-cell office:value-type="float" office:value="30080755" calcext:value-type="float">
            <text:p>30080755</text:p>
          </table:table-cell>
          <table:table-cell office:value-type="float" office:value="65377709" calcext:value-type="float">
            <text:p>653777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40369" calcext:value-type="float">
            <text:p>40369</text:p>
          </table:table-cell>
          <table:table-cell office:value-type="float" office:value="213645" calcext:value-type="float">
            <text:p>213645</text:p>
          </table:table-cell>
          <table:table-cell office:value-type="float" office:value="471292" calcext:value-type="float">
            <text:p>471292</text:p>
          </table:table-cell>
          <table:table-cell office:value-type="float" office:value="2702386" calcext:value-type="float">
            <text:p>2702386</text:p>
          </table:table-cell>
          <table:table-cell office:value-type="float" office:value="5417831" calcext:value-type="float">
            <text:p>5417831</text:p>
          </table:table-cell>
          <table:table-cell office:value-type="float" office:value="30717362" calcext:value-type="float">
            <text:p>30717362</text:p>
          </table:table-cell>
          <table:table-cell office:value-type="float" office:value="67200926" calcext:value-type="float">
            <text:p>672009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156" calcext:value-type="float">
            <text:p>37156</text:p>
          </table:table-cell>
          <table:table-cell office:value-type="float" office:value="293056" calcext:value-type="float">
            <text:p>293056</text:p>
          </table:table-cell>
          <table:table-cell office:value-type="float" office:value="455648" calcext:value-type="float">
            <text:p>455648</text:p>
          </table:table-cell>
          <table:table-cell office:value-type="float" office:value="2637852" calcext:value-type="float">
            <text:p>2637852</text:p>
          </table:table-cell>
          <table:table-cell office:value-type="float" office:value="5590340" calcext:value-type="float">
            <text:p>5590340</text:p>
          </table:table-cell>
          <table:table-cell office:value-type="float" office:value="30820798" calcext:value-type="float">
            <text:p>30820798</text:p>
          </table:table-cell>
          <table:table-cell office:value-type="float" office:value="64447416" calcext:value-type="float">
            <text:p>644474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5270" calcext:value-type="float">
            <text:p>35270</text:p>
          </table:table-cell>
          <table:table-cell office:value-type="float" office:value="216020" calcext:value-type="float">
            <text:p>216020</text:p>
          </table:table-cell>
          <table:table-cell office:value-type="float" office:value="467450" calcext:value-type="float">
            <text:p>467450</text:p>
          </table:table-cell>
          <table:table-cell office:value-type="float" office:value="2632613" calcext:value-type="float">
            <text:p>2632613</text:p>
          </table:table-cell>
          <table:table-cell office:value-type="float" office:value="5456942" calcext:value-type="float">
            <text:p>5456942</text:p>
          </table:table-cell>
          <table:table-cell office:value-type="float" office:value="30340986" calcext:value-type="float">
            <text:p>30340986</text:p>
          </table:table-cell>
          <table:table-cell office:value-type="float" office:value="64902016" calcext:value-type="float">
            <text:p>649020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5340" calcext:value-type="float">
            <text:p>35340</text:p>
          </table:table-cell>
          <table:table-cell office:value-type="float" office:value="208338" calcext:value-type="float">
            <text:p>208338</text:p>
          </table:table-cell>
          <table:table-cell office:value-type="float" office:value="462911" calcext:value-type="float">
            <text:p>462911</text:p>
          </table:table-cell>
          <table:table-cell office:value-type="float" office:value="2749599" calcext:value-type="float">
            <text:p>2749599</text:p>
          </table:table-cell>
          <table:table-cell office:value-type="float" office:value="5390104" calcext:value-type="float">
            <text:p>5390104</text:p>
          </table:table-cell>
          <table:table-cell office:value-type="float" office:value="30252635" calcext:value-type="float">
            <text:p>30252635</text:p>
          </table:table-cell>
          <table:table-cell office:value-type="float" office:value="65457328" calcext:value-type="float">
            <text:p>654573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03798" calcext:value-type="float">
            <text:p>203798</text:p>
          </table:table-cell>
          <table:table-cell office:value-type="float" office:value="455438" calcext:value-type="float">
            <text:p>455438</text:p>
          </table:table-cell>
          <table:table-cell office:value-type="float" office:value="3047893" calcext:value-type="float">
            <text:p>3047893</text:p>
          </table:table-cell>
          <table:table-cell office:value-type="float" office:value="5284713" calcext:value-type="float">
            <text:p>5284713</text:p>
          </table:table-cell>
          <table:table-cell office:value-type="float" office:value="30717712" calcext:value-type="float">
            <text:p>30717712</text:p>
          </table:table-cell>
          <table:table-cell office:value-type="float" office:value="65374496" calcext:value-type="float">
            <text:p>653744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6946" calcext:value-type="float">
            <text:p>36946</text:p>
          </table:table-cell>
          <table:table-cell office:value-type="float" office:value="208827" calcext:value-type="float">
            <text:p>208827</text:p>
          </table:table-cell>
          <table:table-cell office:value-type="float" office:value="463749" calcext:value-type="float">
            <text:p>463749</text:p>
          </table:table-cell>
          <table:table-cell office:value-type="float" office:value="2706786" calcext:value-type="float">
            <text:p>2706786</text:p>
          </table:table-cell>
          <table:table-cell office:value-type="float" office:value="5465812" calcext:value-type="float">
            <text:p>5465812</text:p>
          </table:table-cell>
          <table:table-cell office:value-type="float" office:value="32022146" calcext:value-type="float">
            <text:p>32022146</text:p>
          </table:table-cell>
          <table:table-cell office:value-type="float" office:value="64862207" calcext:value-type="float">
            <text:p>648622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35759" calcext:value-type="float">
            <text:p>35759</text:p>
          </table:table-cell>
          <table:table-cell office:value-type="float" office:value="209036" calcext:value-type="float">
            <text:p>209036</text:p>
          </table:table-cell>
          <table:table-cell office:value-type="float" office:value="459838" calcext:value-type="float">
            <text:p>459838</text:p>
          </table:table-cell>
          <table:table-cell office:value-type="float" office:value="2663414" calcext:value-type="float">
            <text:p>2663414</text:p>
          </table:table-cell>
          <table:table-cell office:value-type="float" office:value="5368313" calcext:value-type="float">
            <text:p>5368313</text:p>
          </table:table-cell>
          <table:table-cell office:value-type="float" office:value="30431919" calcext:value-type="float">
            <text:p>30431919</text:p>
          </table:table-cell>
          <table:table-cell office:value-type="float" office:value="64799000" calcext:value-type="float">
            <text:p>64799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6667" calcext:value-type="float">
            <text:p>36667</text:p>
          </table:table-cell>
          <table:table-cell office:value-type="float" office:value="208548" calcext:value-type="float">
            <text:p>208548</text:p>
          </table:table-cell>
          <table:table-cell office:value-type="float" office:value="465216" calcext:value-type="float">
            <text:p>465216</text:p>
          </table:table-cell>
          <table:table-cell office:value-type="float" office:value="2561374" calcext:value-type="float">
            <text:p>2561374</text:p>
          </table:table-cell>
          <table:table-cell office:value-type="float" office:value="5402745" calcext:value-type="float">
            <text:p>5402745</text:p>
          </table:table-cell>
          <table:table-cell office:value-type="float" office:value="31136343" calcext:value-type="float">
            <text:p>31136343</text:p>
          </table:table-cell>
          <table:table-cell office:value-type="float" office:value="64567195" calcext:value-type="float">
            <text:p>645671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3873" calcext:value-type="float">
            <text:p>33873</text:p>
          </table:table-cell>
          <table:table-cell office:value-type="float" office:value="209386" calcext:value-type="float">
            <text:p>209386</text:p>
          </table:table-cell>
          <table:table-cell office:value-type="float" office:value="477228" calcext:value-type="float">
            <text:p>477228</text:p>
          </table:table-cell>
          <table:table-cell office:value-type="float" office:value="2731788" calcext:value-type="float">
            <text:p>2731788</text:p>
          </table:table-cell>
          <table:table-cell office:value-type="float" office:value="5386752" calcext:value-type="float">
            <text:p>5386752</text:p>
          </table:table-cell>
          <table:table-cell office:value-type="float" office:value="31021523" calcext:value-type="float">
            <text:p>31021523</text:p>
          </table:table-cell>
          <table:table-cell office:value-type="float" office:value="64724339" calcext:value-type="float">
            <text:p>647243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4292" calcext:value-type="float">
            <text:p>34292</text:p>
          </table:table-cell>
          <table:table-cell office:value-type="float" office:value="211341" calcext:value-type="float">
            <text:p>211341</text:p>
          </table:table-cell>
          <table:table-cell office:value-type="float" office:value="521858" calcext:value-type="float">
            <text:p>521858</text:p>
          </table:table-cell>
          <table:table-cell office:value-type="float" office:value="2604188" calcext:value-type="float">
            <text:p>2604188</text:p>
          </table:table-cell>
          <table:table-cell office:value-type="float" office:value="5345894" calcext:value-type="float">
            <text:p>5345894</text:p>
          </table:table-cell>
          <table:table-cell office:value-type="float" office:value="29819687" calcext:value-type="float">
            <text:p>29819687</text:p>
          </table:table-cell>
          <table:table-cell office:value-type="float" office:value="63981363" calcext:value-type="float">
            <text:p>639813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4781" calcext:value-type="float">
            <text:p>34781</text:p>
          </table:table-cell>
          <table:table-cell office:value-type="float" office:value="215462" calcext:value-type="float">
            <text:p>215462</text:p>
          </table:table-cell>
          <table:table-cell office:value-type="float" office:value="481349" calcext:value-type="float">
            <text:p>481349</text:p>
          </table:table-cell>
          <table:table-cell office:value-type="float" office:value="2618854" calcext:value-type="float">
            <text:p>2618854</text:p>
          </table:table-cell>
          <table:table-cell office:value-type="float" office:value="5414478" calcext:value-type="float">
            <text:p>5414478</text:p>
          </table:table-cell>
          <table:table-cell office:value-type="float" office:value="30765414" calcext:value-type="float">
            <text:p>30765414</text:p>
          </table:table-cell>
          <table:table-cell office:value-type="float" office:value="64325962" calcext:value-type="float">
            <text:p>643259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5759" calcext:value-type="float">
            <text:p>35759</text:p>
          </table:table-cell>
          <table:table-cell office:value-type="float" office:value="209315" calcext:value-type="float">
            <text:p>209315</text:p>
          </table:table-cell>
          <table:table-cell office:value-type="float" office:value="511660" calcext:value-type="float">
            <text:p>511660</text:p>
          </table:table-cell>
          <table:table-cell office:value-type="float" office:value="2570036" calcext:value-type="float">
            <text:p>2570036</text:p>
          </table:table-cell>
          <table:table-cell office:value-type="float" office:value="5423209" calcext:value-type="float">
            <text:p>5423209</text:p>
          </table:table-cell>
          <table:table-cell office:value-type="float" office:value="29969777" calcext:value-type="float">
            <text:p>29969777</text:p>
          </table:table-cell>
          <table:table-cell office:value-type="float" office:value="64894474" calcext:value-type="float">
            <text:p>648944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08" calcext:value-type="float">
            <text:p>908</text:p>
          </table:table-cell>
          <table:table-cell office:value-type="float" office:value="4261" calcext:value-type="float">
            <text:p>4261</text:p>
          </table:table-cell>
          <table:table-cell office:value-type="float" office:value="34642" calcext:value-type="float">
            <text:p>34642</text:p>
          </table:table-cell>
          <table:table-cell office:value-type="float" office:value="210014" calcext:value-type="float">
            <text:p>210014</text:p>
          </table:table-cell>
          <table:table-cell office:value-type="float" office:value="562994" calcext:value-type="float">
            <text:p>562994</text:p>
          </table:table-cell>
          <table:table-cell office:value-type="float" office:value="2688976" calcext:value-type="float">
            <text:p>2688976</text:p>
          </table:table-cell>
          <table:table-cell office:value-type="float" office:value="5544943" calcext:value-type="float">
            <text:p>5544943</text:p>
          </table:table-cell>
          <table:table-cell office:value-type="float" office:value="30962716" calcext:value-type="float">
            <text:p>30962716</text:p>
          </table:table-cell>
          <table:table-cell office:value-type="float" office:value="65232018" calcext:value-type="float">
            <text:p>65232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4362" calcext:value-type="float">
            <text:p>34362</text:p>
          </table:table-cell>
          <table:table-cell office:value-type="float" office:value="216300" calcext:value-type="float">
            <text:p>216300</text:p>
          </table:table-cell>
          <table:table-cell office:value-type="float" office:value="456206" calcext:value-type="float">
            <text:p>456206</text:p>
          </table:table-cell>
          <table:table-cell office:value-type="float" office:value="3216071" calcext:value-type="float">
            <text:p>3216071</text:p>
          </table:table-cell>
          <table:table-cell office:value-type="float" office:value="5434733" calcext:value-type="float">
            <text:p>5434733</text:p>
          </table:table-cell>
          <table:table-cell office:value-type="float" office:value="30498549" calcext:value-type="float">
            <text:p>30498549</text:p>
          </table:table-cell>
          <table:table-cell office:value-type="float" office:value="66925471" calcext:value-type="float">
            <text:p>669254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6737" calcext:value-type="float">
            <text:p>36737</text:p>
          </table:table-cell>
          <table:table-cell office:value-type="float" office:value="206033" calcext:value-type="float">
            <text:p>206033</text:p>
          </table:table-cell>
          <table:table-cell office:value-type="float" office:value="450619" calcext:value-type="float">
            <text:p>450619</text:p>
          </table:table-cell>
          <table:table-cell office:value-type="float" office:value="2603769" calcext:value-type="float">
            <text:p>2603769</text:p>
          </table:table-cell>
          <table:table-cell office:value-type="float" office:value="5621070" calcext:value-type="float">
            <text:p>5621070</text:p>
          </table:table-cell>
          <table:table-cell office:value-type="float" office:value="31345658" calcext:value-type="float">
            <text:p>31345658</text:p>
          </table:table-cell>
          <table:table-cell office:value-type="float" office:value="65013414" calcext:value-type="float">
            <text:p>650134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6667" calcext:value-type="float">
            <text:p>36667</text:p>
          </table:table-cell>
          <table:table-cell office:value-type="float" office:value="213227" calcext:value-type="float">
            <text:p>213227</text:p>
          </table:table-cell>
          <table:table-cell office:value-type="float" office:value="474854" calcext:value-type="float">
            <text:p>474854</text:p>
          </table:table-cell>
          <table:table-cell office:value-type="float" office:value="2646023" calcext:value-type="float">
            <text:p>2646023</text:p>
          </table:table-cell>
          <table:table-cell office:value-type="float" office:value="5511419" calcext:value-type="float">
            <text:p>5511419</text:p>
          </table:table-cell>
          <table:table-cell office:value-type="float" office:value="30670639" calcext:value-type="float">
            <text:p>30670639</text:p>
          </table:table-cell>
          <table:table-cell office:value-type="float" office:value="64408724" calcext:value-type="float">
            <text:p>644087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5270" calcext:value-type="float">
            <text:p>35270</text:p>
          </table:table-cell>
          <table:table-cell office:value-type="float" office:value="205824" calcext:value-type="float">
            <text:p>205824</text:p>
          </table:table-cell>
          <table:table-cell office:value-type="float" office:value="455648" calcext:value-type="float">
            <text:p>455648</text:p>
          </table:table-cell>
          <table:table-cell office:value-type="float" office:value="2641413" calcext:value-type="float">
            <text:p>2641413</text:p>
          </table:table-cell>
          <table:table-cell office:value-type="float" office:value="5541171" calcext:value-type="float">
            <text:p>5541171</text:p>
          </table:table-cell>
          <table:table-cell office:value-type="float" office:value="30668403" calcext:value-type="float">
            <text:p>30668403</text:p>
          </table:table-cell>
          <table:table-cell office:value-type="float" office:value="65402293" calcext:value-type="float">
            <text:p>654022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6038" calcext:value-type="float">
            <text:p>36038</text:p>
          </table:table-cell>
          <table:table-cell office:value-type="float" office:value="214833" calcext:value-type="float">
            <text:p>214833</text:p>
          </table:table-cell>
          <table:table-cell office:value-type="float" office:value="462841" calcext:value-type="float">
            <text:p>462841</text:p>
          </table:table-cell>
          <table:table-cell office:value-type="float" office:value="2759726" calcext:value-type="float">
            <text:p>2759726</text:p>
          </table:table-cell>
          <table:table-cell office:value-type="float" office:value="5408403" calcext:value-type="float">
            <text:p>5408403</text:p>
          </table:table-cell>
          <table:table-cell office:value-type="float" office:value="30922627" calcext:value-type="float">
            <text:p>30922627</text:p>
          </table:table-cell>
          <table:table-cell office:value-type="float" office:value="65730898" calcext:value-type="float">
            <text:p>657308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36737" calcext:value-type="float">
            <text:p>36737</text:p>
          </table:table-cell>
          <table:table-cell office:value-type="float" office:value="211411" calcext:value-type="float">
            <text:p>211411</text:p>
          </table:table-cell>
          <table:table-cell office:value-type="float" office:value="464657" calcext:value-type="float">
            <text:p>464657</text:p>
          </table:table-cell>
          <table:table-cell office:value-type="float" office:value="2997327" calcext:value-type="float">
            <text:p>2997327</text:p>
          </table:table-cell>
          <table:table-cell office:value-type="float" office:value="5365380" calcext:value-type="float">
            <text:p>5365380</text:p>
          </table:table-cell>
          <table:table-cell office:value-type="float" office:value="30185867" calcext:value-type="float">
            <text:p>30185867</text:p>
          </table:table-cell>
          <table:table-cell office:value-type="float" office:value="66914645" calcext:value-type="float">
            <text:p>669146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969" calcext:value-type="float">
            <text:p>35969</text:p>
          </table:table-cell>
          <table:table-cell office:value-type="float" office:value="213437" calcext:value-type="float">
            <text:p>213437</text:p>
          </table:table-cell>
          <table:table-cell office:value-type="float" office:value="463399" calcext:value-type="float">
            <text:p>463399</text:p>
          </table:table-cell>
          <table:table-cell office:value-type="float" office:value="2981473" calcext:value-type="float">
            <text:p>2981473</text:p>
          </table:table-cell>
          <table:table-cell office:value-type="float" office:value="5383260" calcext:value-type="float">
            <text:p>5383260</text:p>
          </table:table-cell>
          <table:table-cell office:value-type="float" office:value="30918228" calcext:value-type="float">
            <text:p>30918228</text:p>
          </table:table-cell>
          <table:table-cell office:value-type="float" office:value="64908372" calcext:value-type="float">
            <text:p>649083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4921" calcext:value-type="float">
            <text:p>34921</text:p>
          </table:table-cell>
          <table:table-cell office:value-type="float" office:value="210294" calcext:value-type="float">
            <text:p>210294</text:p>
          </table:table-cell>
          <table:table-cell office:value-type="float" office:value="472480" calcext:value-type="float">
            <text:p>472480</text:p>
          </table:table-cell>
          <table:table-cell office:value-type="float" office:value="3029664" calcext:value-type="float">
            <text:p>3029664</text:p>
          </table:table-cell>
          <table:table-cell office:value-type="float" office:value="5472168" calcext:value-type="float">
            <text:p>5472168</text:p>
          </table:table-cell>
          <table:table-cell office:value-type="float" office:value="30875204" calcext:value-type="float">
            <text:p>30875204</text:p>
          </table:table-cell>
          <table:table-cell office:value-type="float" office:value="64089268" calcext:value-type="float">
            <text:p>640892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5689" calcext:value-type="float">
            <text:p>35689</text:p>
          </table:table-cell>
          <table:table-cell office:value-type="float" office:value="237951" calcext:value-type="float">
            <text:p>237951</text:p>
          </table:table-cell>
          <table:table-cell office:value-type="float" office:value="667617" calcext:value-type="float">
            <text:p>667617</text:p>
          </table:table-cell>
          <table:table-cell office:value-type="float" office:value="3058159" calcext:value-type="float">
            <text:p>3058159</text:p>
          </table:table-cell>
          <table:table-cell office:value-type="float" office:value="5296516" calcext:value-type="float">
            <text:p>5296516</text:p>
          </table:table-cell>
          <table:table-cell office:value-type="float" office:value="30585082" calcext:value-type="float">
            <text:p>30585082</text:p>
          </table:table-cell>
          <table:table-cell office:value-type="float" office:value="64460896" calcext:value-type="float">
            <text:p>644608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7086" calcext:value-type="float">
            <text:p>37086</text:p>
          </table:table-cell>
          <table:table-cell office:value-type="float" office:value="210014" calcext:value-type="float">
            <text:p>210014</text:p>
          </table:table-cell>
          <table:table-cell office:value-type="float" office:value="476321" calcext:value-type="float">
            <text:p>476321</text:p>
          </table:table-cell>
          <table:table-cell office:value-type="float" office:value="2815110" calcext:value-type="float">
            <text:p>2815110</text:p>
          </table:table-cell>
          <table:table-cell office:value-type="float" office:value="5400719" calcext:value-type="float">
            <text:p>5400719</text:p>
          </table:table-cell>
          <table:table-cell office:value-type="float" office:value="30127898" calcext:value-type="float">
            <text:p>30127898</text:p>
          </table:table-cell>
          <table:table-cell office:value-type="float" office:value="62914531" calcext:value-type="float">
            <text:p>629145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3873" calcext:value-type="float">
            <text:p>33873</text:p>
          </table:table-cell>
          <table:table-cell office:value-type="float" office:value="220840" calcext:value-type="float">
            <text:p>220840</text:p>
          </table:table-cell>
          <table:table-cell office:value-type="float" office:value="564880" calcext:value-type="float">
            <text:p>564880</text:p>
          </table:table-cell>
          <table:table-cell office:value-type="float" office:value="3066959" calcext:value-type="float">
            <text:p>3066959</text:p>
          </table:table-cell>
          <table:table-cell office:value-type="float" office:value="5434243" calcext:value-type="float">
            <text:p>5434243</text:p>
          </table:table-cell>
          <table:table-cell office:value-type="float" office:value="30650454" calcext:value-type="float">
            <text:p>30650454</text:p>
          </table:table-cell>
          <table:table-cell office:value-type="float" office:value="63899718" calcext:value-type="float">
            <text:p>638997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41626" calcext:value-type="float">
            <text:p>41626</text:p>
          </table:table-cell>
          <table:table-cell office:value-type="float" office:value="220001" calcext:value-type="float">
            <text:p>220001</text:p>
          </table:table-cell>
          <table:table-cell office:value-type="float" office:value="459209" calcext:value-type="float">
            <text:p>459209</text:p>
          </table:table-cell>
          <table:table-cell office:value-type="float" office:value="3132820" calcext:value-type="float">
            <text:p>3132820</text:p>
          </table:table-cell>
          <table:table-cell office:value-type="float" office:value="5355881" calcext:value-type="float">
            <text:p>5355881</text:p>
          </table:table-cell>
          <table:table-cell office:value-type="float" office:value="31023479" calcext:value-type="float">
            <text:p>31023479</text:p>
          </table:table-cell>
          <table:table-cell office:value-type="float" office:value="62870670" calcext:value-type="float">
            <text:p>6287067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4851" calcext:value-type="float">
            <text:p>34851</text:p>
          </table:table-cell>
          <table:table-cell office:value-type="float" office:value="214065" calcext:value-type="float">
            <text:p>214065</text:p>
          </table:table-cell>
          <table:table-cell office:value-type="float" office:value="474924" calcext:value-type="float">
            <text:p>474924</text:p>
          </table:table-cell>
          <table:table-cell office:value-type="float" office:value="3296389" calcext:value-type="float">
            <text:p>3296389</text:p>
          </table:table-cell>
          <table:table-cell office:value-type="float" office:value="5549273" calcext:value-type="float">
            <text:p>5549273</text:p>
          </table:table-cell>
          <table:table-cell office:value-type="float" office:value="30462650" calcext:value-type="float">
            <text:p>30462650</text:p>
          </table:table-cell>
          <table:table-cell office:value-type="float" office:value="65189555" calcext:value-type="float">
            <text:p>651895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7" calcext:value-type="float">
            <text:p>977</text:p>
          </table:table-cell>
          <table:table-cell office:value-type="float" office:value="3353" calcext:value-type="float">
            <text:p>3353</text:p>
          </table:table-cell>
          <table:table-cell office:value-type="float" office:value="34292" calcext:value-type="float">
            <text:p>34292</text:p>
          </table:table-cell>
          <table:table-cell office:value-type="float" office:value="233341" calcext:value-type="float">
            <text:p>233341</text:p>
          </table:table-cell>
          <table:table-cell office:value-type="float" office:value="452784" calcext:value-type="float">
            <text:p>452784</text:p>
          </table:table-cell>
          <table:table-cell office:value-type="float" office:value="3357291" calcext:value-type="float">
            <text:p>3357291</text:p>
          </table:table-cell>
          <table:table-cell office:value-type="float" office:value="5472517" calcext:value-type="float">
            <text:p>5472517</text:p>
          </table:table-cell>
          <table:table-cell office:value-type="float" office:value="30095562" calcext:value-type="float">
            <text:p>30095562</text:p>
          </table:table-cell>
          <table:table-cell office:value-type="float" office:value="65601551" calcext:value-type="float">
            <text:p>656015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6318" calcext:value-type="float">
            <text:p>36318</text:p>
          </table:table-cell>
          <table:table-cell office:value-type="float" office:value="222097" calcext:value-type="float">
            <text:p>222097</text:p>
          </table:table-cell>
          <table:table-cell office:value-type="float" office:value="452364" calcext:value-type="float">
            <text:p>452364</text:p>
          </table:table-cell>
          <table:table-cell office:value-type="float" office:value="2746385" calcext:value-type="float">
            <text:p>2746385</text:p>
          </table:table-cell>
          <table:table-cell office:value-type="float" office:value="5423349" calcext:value-type="float">
            <text:p>5423349</text:p>
          </table:table-cell>
          <table:table-cell office:value-type="float" office:value="30477805" calcext:value-type="float">
            <text:p>30477805</text:p>
          </table:table-cell>
          <table:table-cell office:value-type="float" office:value="64373594" calcext:value-type="float">
            <text:p>643735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6178" calcext:value-type="float">
            <text:p>36178</text:p>
          </table:table-cell>
          <table:table-cell office:value-type="float" office:value="225659" calcext:value-type="float">
            <text:p>225659</text:p>
          </table:table-cell>
          <table:table-cell office:value-type="float" office:value="449710" calcext:value-type="float">
            <text:p>449710</text:p>
          </table:table-cell>
          <table:table-cell office:value-type="float" office:value="2714468" calcext:value-type="float">
            <text:p>2714468</text:p>
          </table:table-cell>
          <table:table-cell office:value-type="float" office:value="5418459" calcext:value-type="float">
            <text:p>5418459</text:p>
          </table:table-cell>
          <table:table-cell office:value-type="float" office:value="30338471" calcext:value-type="float">
            <text:p>30338471</text:p>
          </table:table-cell>
          <table:table-cell office:value-type="float" office:value="65330635" calcext:value-type="float">
            <text:p>653306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248" calcext:value-type="float">
            <text:p>36248</text:p>
          </table:table-cell>
          <table:table-cell office:value-type="float" office:value="217068" calcext:value-type="float">
            <text:p>217068</text:p>
          </table:table-cell>
          <table:table-cell office:value-type="float" office:value="461374" calcext:value-type="float">
            <text:p>461374</text:p>
          </table:table-cell>
          <table:table-cell office:value-type="float" office:value="3129746" calcext:value-type="float">
            <text:p>3129746</text:p>
          </table:table-cell>
          <table:table-cell office:value-type="float" office:value="5506041" calcext:value-type="float">
            <text:p>5506041</text:p>
          </table:table-cell>
          <table:table-cell office:value-type="float" office:value="30265626" calcext:value-type="float">
            <text:p>30265626</text:p>
          </table:table-cell>
          <table:table-cell office:value-type="float" office:value="65023192" calcext:value-type="float">
            <text:p>650231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78" calcext:value-type="float">
            <text:p>978</text:p>
          </table:table-cell>
          <table:table-cell office:value-type="float" office:value="3702" calcext:value-type="float">
            <text:p>3702</text:p>
          </table:table-cell>
          <table:table-cell office:value-type="float" office:value="35200" calcext:value-type="float">
            <text:p>35200</text:p>
          </table:table-cell>
          <table:table-cell office:value-type="float" office:value="214064" calcext:value-type="float">
            <text:p>214064</text:p>
          </table:table-cell>
          <table:table-cell office:value-type="float" office:value="449152" calcext:value-type="float">
            <text:p>449152</text:p>
          </table:table-cell>
          <table:table-cell office:value-type="float" office:value="2682131" calcext:value-type="float">
            <text:p>2682131</text:p>
          </table:table-cell>
          <table:table-cell office:value-type="float" office:value="5490047" calcext:value-type="float">
            <text:p>5490047</text:p>
          </table:table-cell>
          <table:table-cell office:value-type="float" office:value="30421373" calcext:value-type="float">
            <text:p>30421373</text:p>
          </table:table-cell>
          <table:table-cell office:value-type="float" office:value="65855984" calcext:value-type="float">
            <text:p>658559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09804" calcext:value-type="float">
            <text:p>209804</text:p>
          </table:table-cell>
          <table:table-cell office:value-type="float" office:value="445660" calcext:value-type="float">
            <text:p>445660</text:p>
          </table:table-cell>
          <table:table-cell office:value-type="float" office:value="2923225" calcext:value-type="float">
            <text:p>2923225</text:p>
          </table:table-cell>
          <table:table-cell office:value-type="float" office:value="5598442" calcext:value-type="float">
            <text:p>5598442</text:p>
          </table:table-cell>
          <table:table-cell office:value-type="float" office:value="30832392" calcext:value-type="float">
            <text:p>30832392</text:p>
          </table:table-cell>
          <table:table-cell office:value-type="float" office:value="64364794" calcext:value-type="float">
            <text:p>643647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410" calcext:value-type="float">
            <text:p>35410</text:p>
          </table:table-cell>
          <table:table-cell office:value-type="float" office:value="215112" calcext:value-type="float">
            <text:p>215112</text:p>
          </table:table-cell>
          <table:table-cell office:value-type="float" office:value="472269" calcext:value-type="float">
            <text:p>472269</text:p>
          </table:table-cell>
          <table:table-cell office:value-type="float" office:value="2704969" calcext:value-type="float">
            <text:p>2704969</text:p>
          </table:table-cell>
          <table:table-cell office:value-type="float" office:value="5511978" calcext:value-type="float">
            <text:p>5511978</text:p>
          </table:table-cell>
          <table:table-cell office:value-type="float" office:value="31819953" calcext:value-type="float">
            <text:p>31819953</text:p>
          </table:table-cell>
          <table:table-cell office:value-type="float" office:value="63880791" calcext:value-type="float">
            <text:p>638807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5340" calcext:value-type="float">
            <text:p>35340</text:p>
          </table:table-cell>
          <table:table-cell office:value-type="float" office:value="217626" calcext:value-type="float">
            <text:p>217626</text:p>
          </table:table-cell>
          <table:table-cell office:value-type="float" office:value="466543" calcext:value-type="float">
            <text:p>466543</text:p>
          </table:table-cell>
          <table:table-cell office:value-type="float" office:value="3345907" calcext:value-type="float">
            <text:p>3345907</text:p>
          </table:table-cell>
          <table:table-cell office:value-type="float" office:value="5505692" calcext:value-type="float">
            <text:p>5505692</text:p>
          </table:table-cell>
          <table:table-cell office:value-type="float" office:value="30661908" calcext:value-type="float">
            <text:p>30661908</text:p>
          </table:table-cell>
          <table:table-cell office:value-type="float" office:value="65781603" calcext:value-type="float">
            <text:p>657816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340" calcext:value-type="float">
            <text:p>35340</text:p>
          </table:table-cell>
          <table:table-cell office:value-type="float" office:value="211411" calcext:value-type="float">
            <text:p>211411</text:p>
          </table:table-cell>
          <table:table-cell office:value-type="float" office:value="584575" calcext:value-type="float">
            <text:p>584575</text:p>
          </table:table-cell>
          <table:table-cell office:value-type="float" office:value="3084908" calcext:value-type="float">
            <text:p>3084908</text:p>
          </table:table-cell>
          <table:table-cell office:value-type="float" office:value="5353786" calcext:value-type="float">
            <text:p>5353786</text:p>
          </table:table-cell>
          <table:table-cell office:value-type="float" office:value="30698225" calcext:value-type="float">
            <text:p>30698225</text:p>
          </table:table-cell>
          <table:table-cell office:value-type="float" office:value="64723710" calcext:value-type="float">
            <text:p>647237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1690" calcext:value-type="float">
            <text:p>211690</text:p>
          </table:table-cell>
          <table:table-cell office:value-type="float" office:value="455578" calcext:value-type="float">
            <text:p>455578</text:p>
          </table:table-cell>
          <table:table-cell office:value-type="float" office:value="2706995" calcext:value-type="float">
            <text:p>2706995</text:p>
          </table:table-cell>
          <table:table-cell office:value-type="float" office:value="5663674" calcext:value-type="float">
            <text:p>5663674</text:p>
          </table:table-cell>
          <table:table-cell office:value-type="float" office:value="30729236" calcext:value-type="float">
            <text:p>30729236</text:p>
          </table:table-cell>
          <table:table-cell office:value-type="float" office:value="66648129" calcext:value-type="float">
            <text:p>666481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6946" calcext:value-type="float">
            <text:p>36946</text:p>
          </table:table-cell>
          <table:table-cell office:value-type="float" office:value="225169" calcext:value-type="float">
            <text:p>225169</text:p>
          </table:table-cell>
          <table:table-cell office:value-type="float" office:value="452784" calcext:value-type="float">
            <text:p>452784</text:p>
          </table:table-cell>
          <table:table-cell office:value-type="float" office:value="3007314" calcext:value-type="float">
            <text:p>3007314</text:p>
          </table:table-cell>
          <table:table-cell office:value-type="float" office:value="5449469" calcext:value-type="float">
            <text:p>5449469</text:p>
          </table:table-cell>
          <table:table-cell office:value-type="float" office:value="31198292" calcext:value-type="float">
            <text:p>31198292</text:p>
          </table:table-cell>
          <table:table-cell office:value-type="float" office:value="63784339" calcext:value-type="float">
            <text:p>6378433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13785" calcext:value-type="float">
            <text:p>213785</text:p>
          </table:table-cell>
          <table:table-cell office:value-type="float" office:value="462003" calcext:value-type="float">
            <text:p>462003</text:p>
          </table:table-cell>
          <table:table-cell office:value-type="float" office:value="2976235" calcext:value-type="float">
            <text:p>2976235</text:p>
          </table:table-cell>
          <table:table-cell office:value-type="float" office:value="5438714" calcext:value-type="float">
            <text:p>5438714</text:p>
          </table:table-cell>
          <table:table-cell office:value-type="float" office:value="31306337" calcext:value-type="float">
            <text:p>31306337</text:p>
          </table:table-cell>
          <table:table-cell office:value-type="float" office:value="65887762" calcext:value-type="float">
            <text:p>658877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" calcext:value-type="float">
            <text:p>978</text:p>
          </table:table-cell>
          <table:table-cell office:value-type="float" office:value="3283" calcext:value-type="float">
            <text:p>3283</text:p>
          </table:table-cell>
          <table:table-cell office:value-type="float" office:value="33733" calcext:value-type="float">
            <text:p>33733</text:p>
          </table:table-cell>
          <table:table-cell office:value-type="float" office:value="208059" calcext:value-type="float">
            <text:p>208059</text:p>
          </table:table-cell>
          <table:table-cell office:value-type="float" office:value="447266" calcext:value-type="float">
            <text:p>447266</text:p>
          </table:table-cell>
          <table:table-cell office:value-type="float" office:value="2872170" calcext:value-type="float">
            <text:p>2872170</text:p>
          </table:table-cell>
          <table:table-cell office:value-type="float" office:value="5473775" calcext:value-type="float">
            <text:p>5473775</text:p>
          </table:table-cell>
          <table:table-cell office:value-type="float" office:value="31265550" calcext:value-type="float">
            <text:p>31265550</text:p>
          </table:table-cell>
          <table:table-cell office:value-type="float" office:value="65083116" calcext:value-type="float">
            <text:p>650831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410" calcext:value-type="float">
            <text:p>35410</text:p>
          </table:table-cell>
          <table:table-cell office:value-type="float" office:value="202891" calcext:value-type="float">
            <text:p>202891</text:p>
          </table:table-cell>
          <table:table-cell office:value-type="float" office:value="490010" calcext:value-type="float">
            <text:p>490010</text:p>
          </table:table-cell>
          <table:table-cell office:value-type="float" office:value="2732068" calcext:value-type="float">
            <text:p>2732068</text:p>
          </table:table-cell>
          <table:table-cell office:value-type="float" office:value="5477825" calcext:value-type="float">
            <text:p>5477825</text:p>
          </table:table-cell>
          <table:table-cell office:value-type="float" office:value="30449589" calcext:value-type="float">
            <text:p>30449589</text:p>
          </table:table-cell>
          <table:table-cell office:value-type="float" office:value="64168888" calcext:value-type="float">
            <text:p>641688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4293" calcext:value-type="float">
            <text:p>34293</text:p>
          </table:table-cell>
          <table:table-cell office:value-type="float" office:value="206731" calcext:value-type="float">
            <text:p>206731</text:p>
          </table:table-cell>
          <table:table-cell office:value-type="float" office:value="460327" calcext:value-type="float">
            <text:p>460327</text:p>
          </table:table-cell>
          <table:table-cell office:value-type="float" office:value="2769573" calcext:value-type="float">
            <text:p>2769573</text:p>
          </table:table-cell>
          <table:table-cell office:value-type="float" office:value="5416224" calcext:value-type="float">
            <text:p>5416224</text:p>
          </table:table-cell>
          <table:table-cell office:value-type="float" office:value="30643819" calcext:value-type="float">
            <text:p>30643819</text:p>
          </table:table-cell>
          <table:table-cell office:value-type="float" office:value="65274832" calcext:value-type="float">
            <text:p>652748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3803" calcext:value-type="float">
            <text:p>33803</text:p>
          </table:table-cell>
          <table:table-cell office:value-type="float" office:value="212319" calcext:value-type="float">
            <text:p>212319</text:p>
          </table:table-cell>
          <table:table-cell office:value-type="float" office:value="452574" calcext:value-type="float">
            <text:p>452574</text:p>
          </table:table-cell>
          <table:table-cell office:value-type="float" office:value="2595039" calcext:value-type="float">
            <text:p>2595039</text:p>
          </table:table-cell>
          <table:table-cell office:value-type="float" office:value="5486485" calcext:value-type="float">
            <text:p>5486485</text:p>
          </table:table-cell>
          <table:table-cell office:value-type="float" office:value="30900488" calcext:value-type="float">
            <text:p>30900488</text:p>
          </table:table-cell>
          <table:table-cell office:value-type="float" office:value="63575443" calcext:value-type="float">
            <text:p>635754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97" calcext:value-type="float">
            <text:p>1397</text:p>
          </table:table-cell>
          <table:table-cell office:value-type="float" office:value="3912" calcext:value-type="float">
            <text:p>3912</text:p>
          </table:table-cell>
          <table:table-cell office:value-type="float" office:value="35340" calcext:value-type="float">
            <text:p>35340</text:p>
          </table:table-cell>
          <table:table-cell office:value-type="float" office:value="212668" calcext:value-type="float">
            <text:p>212668</text:p>
          </table:table-cell>
          <table:table-cell office:value-type="float" office:value="454880" calcext:value-type="float">
            <text:p>454880</text:p>
          </table:table-cell>
          <table:table-cell office:value-type="float" office:value="2617109" calcext:value-type="float">
            <text:p>2617109</text:p>
          </table:table-cell>
          <table:table-cell office:value-type="float" office:value="5486486" calcext:value-type="float">
            <text:p>5486486</text:p>
          </table:table-cell>
          <table:table-cell office:value-type="float" office:value="30911592" calcext:value-type="float">
            <text:p>30911592</text:p>
          </table:table-cell>
          <table:table-cell office:value-type="float" office:value="65852423" calcext:value-type="float">
            <text:p>6585242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6178" calcext:value-type="float">
            <text:p>36178</text:p>
          </table:table-cell>
          <table:table-cell office:value-type="float" office:value="213646" calcext:value-type="float">
            <text:p>213646</text:p>
          </table:table-cell>
          <table:table-cell office:value-type="float" office:value="452784" calcext:value-type="float">
            <text:p>452784</text:p>
          </table:table-cell>
          <table:table-cell office:value-type="float" office:value="2743243" calcext:value-type="float">
            <text:p>2743243</text:p>
          </table:table-cell>
          <table:table-cell office:value-type="float" office:value="5428307" calcext:value-type="float">
            <text:p>5428307</text:p>
          </table:table-cell>
          <table:table-cell office:value-type="float" office:value="31824494" calcext:value-type="float">
            <text:p>31824494</text:p>
          </table:table-cell>
          <table:table-cell office:value-type="float" office:value="64570897" calcext:value-type="float">
            <text:p>6457089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67" calcext:value-type="float">
            <text:p>1467</text:p>
          </table:table-cell>
          <table:table-cell office:value-type="float" office:value="3423" calcext:value-type="float">
            <text:p>3423</text:p>
          </table:table-cell>
          <table:table-cell office:value-type="float" office:value="43023" calcext:value-type="float">
            <text:p>43023</text:p>
          </table:table-cell>
          <table:table-cell office:value-type="float" office:value="218953" calcext:value-type="float">
            <text:p>218953</text:p>
          </table:table-cell>
          <table:table-cell office:value-type="float" office:value="477089" calcext:value-type="float">
            <text:p>477089</text:p>
          </table:table-cell>
          <table:table-cell office:value-type="float" office:value="2812456" calcext:value-type="float">
            <text:p>2812456</text:p>
          </table:table-cell>
          <table:table-cell office:value-type="float" office:value="5428307" calcext:value-type="float">
            <text:p>5428307</text:p>
          </table:table-cell>
          <table:table-cell office:value-type="float" office:value="30636066" calcext:value-type="float">
            <text:p>30636066</text:p>
          </table:table-cell>
          <table:table-cell office:value-type="float" office:value="64675450" calcext:value-type="float">
            <text:p>646754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36667" calcext:value-type="float">
            <text:p>36667</text:p>
          </table:table-cell>
          <table:table-cell office:value-type="float" office:value="211899" calcext:value-type="float">
            <text:p>211899</text:p>
          </table:table-cell>
          <table:table-cell office:value-type="float" office:value="535127" calcext:value-type="float">
            <text:p>535127</text:p>
          </table:table-cell>
          <table:table-cell office:value-type="float" office:value="2943340" calcext:value-type="float">
            <text:p>2943340</text:p>
          </table:table-cell>
          <table:table-cell office:value-type="float" office:value="5353437" calcext:value-type="float">
            <text:p>5353437</text:p>
          </table:table-cell>
          <table:table-cell office:value-type="float" office:value="30455526" calcext:value-type="float">
            <text:p>30455526</text:p>
          </table:table-cell>
          <table:table-cell office:value-type="float" office:value="64865839" calcext:value-type="float">
            <text:p>648658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3873" calcext:value-type="float">
            <text:p>33873</text:p>
          </table:table-cell>
          <table:table-cell office:value-type="float" office:value="215252" calcext:value-type="float">
            <text:p>215252</text:p>
          </table:table-cell>
          <table:table-cell office:value-type="float" office:value="468847" calcext:value-type="float">
            <text:p>468847</text:p>
          </table:table-cell>
          <table:table-cell office:value-type="float" office:value="2840602" calcext:value-type="float">
            <text:p>2840602</text:p>
          </table:table-cell>
          <table:table-cell office:value-type="float" office:value="5467977" calcext:value-type="float">
            <text:p>5467977</text:p>
          </table:table-cell>
          <table:table-cell office:value-type="float" office:value="30447773" calcext:value-type="float">
            <text:p>30447773</text:p>
          </table:table-cell>
          <table:table-cell office:value-type="float" office:value="66204424" calcext:value-type="float">
            <text:p>662044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5200" calcext:value-type="float">
            <text:p>35200</text:p>
          </table:table-cell>
          <table:table-cell office:value-type="float" office:value="220630" calcext:value-type="float">
            <text:p>220630</text:p>
          </table:table-cell>
          <table:table-cell office:value-type="float" office:value="468498" calcext:value-type="float">
            <text:p>468498</text:p>
          </table:table-cell>
          <table:table-cell office:value-type="float" office:value="2635268" calcext:value-type="float">
            <text:p>2635268</text:p>
          </table:table-cell>
          <table:table-cell office:value-type="float" office:value="5446536" calcext:value-type="float">
            <text:p>5446536</text:p>
          </table:table-cell>
          <table:table-cell office:value-type="float" office:value="30959713" calcext:value-type="float">
            <text:p>30959713</text:p>
          </table:table-cell>
          <table:table-cell office:value-type="float" office:value="66711196" calcext:value-type="float">
            <text:p>667111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5479" calcext:value-type="float">
            <text:p>35479</text:p>
          </table:table-cell>
          <table:table-cell office:value-type="float" office:value="294872" calcext:value-type="float">
            <text:p>294872</text:p>
          </table:table-cell>
          <table:table-cell office:value-type="float" office:value="463539" calcext:value-type="float">
            <text:p>463539</text:p>
          </table:table-cell>
          <table:table-cell office:value-type="float" office:value="2643439" calcext:value-type="float">
            <text:p>2643439</text:p>
          </table:table-cell>
          <table:table-cell office:value-type="float" office:value="5518612" calcext:value-type="float">
            <text:p>5518612</text:p>
          </table:table-cell>
          <table:table-cell office:value-type="float" office:value="32458376" calcext:value-type="float">
            <text:p>32458376</text:p>
          </table:table-cell>
          <table:table-cell office:value-type="float" office:value="65333499" calcext:value-type="float">
            <text:p>653334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270" calcext:value-type="float">
            <text:p>35270</text:p>
          </table:table-cell>
          <table:table-cell office:value-type="float" office:value="228732" calcext:value-type="float">
            <text:p>228732</text:p>
          </table:table-cell>
          <table:table-cell office:value-type="float" office:value="467660" calcext:value-type="float">
            <text:p>467660</text:p>
          </table:table-cell>
          <table:table-cell office:value-type="float" office:value="2915752" calcext:value-type="float">
            <text:p>2915752</text:p>
          </table:table-cell>
          <table:table-cell office:value-type="float" office:value="5411056" calcext:value-type="float">
            <text:p>5411056</text:p>
          </table:table-cell>
          <table:table-cell office:value-type="float" office:value="30830995" calcext:value-type="float">
            <text:p>30830995</text:p>
          </table:table-cell>
          <table:table-cell office:value-type="float" office:value="65885598" calcext:value-type="float">
            <text:p>658855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5689" calcext:value-type="float">
            <text:p>35689</text:p>
          </table:table-cell>
          <table:table-cell office:value-type="float" office:value="225449" calcext:value-type="float">
            <text:p>225449</text:p>
          </table:table-cell>
          <table:table-cell office:value-type="float" office:value="465634" calcext:value-type="float">
            <text:p>465634</text:p>
          </table:table-cell>
          <table:table-cell office:value-type="float" office:value="2646931" calcext:value-type="float">
            <text:p>2646931</text:p>
          </table:table-cell>
          <table:table-cell office:value-type="float" office:value="5363215" calcext:value-type="float">
            <text:p>5363215</text:p>
          </table:table-cell>
          <table:table-cell office:value-type="float" office:value="30771560" calcext:value-type="float">
            <text:p>30771560</text:p>
          </table:table-cell>
          <table:table-cell office:value-type="float" office:value="63790276" calcext:value-type="float">
            <text:p>637902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67" calcext:value-type="float">
            <text:p>1467</text:p>
          </table:table-cell>
          <table:table-cell office:value-type="float" office:value="4750" calcext:value-type="float">
            <text:p>4750</text:p>
          </table:table-cell>
          <table:table-cell office:value-type="float" office:value="35340" calcext:value-type="float">
            <text:p>35340</text:p>
          </table:table-cell>
          <table:table-cell office:value-type="float" office:value="213297" calcext:value-type="float">
            <text:p>213297</text:p>
          </table:table-cell>
          <table:table-cell office:value-type="float" office:value="467171" calcext:value-type="float">
            <text:p>467171</text:p>
          </table:table-cell>
          <table:table-cell office:value-type="float" office:value="2941873" calcext:value-type="float">
            <text:p>2941873</text:p>
          </table:table-cell>
          <table:table-cell office:value-type="float" office:value="5533070" calcext:value-type="float">
            <text:p>5533070</text:p>
          </table:table-cell>
          <table:table-cell office:value-type="float" office:value="34418484" calcext:value-type="float">
            <text:p>34418484</text:p>
          </table:table-cell>
          <table:table-cell office:value-type="float" office:value="66252545" calcext:value-type="float">
            <text:p>662525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96" calcext:value-type="float">
            <text:p>1396</text:p>
          </table:table-cell>
          <table:table-cell office:value-type="float" office:value="3842" calcext:value-type="float">
            <text:p>3842</text:p>
          </table:table-cell>
          <table:table-cell office:value-type="float" office:value="36667" calcext:value-type="float">
            <text:p>36667</text:p>
          </table:table-cell>
          <table:table-cell office:value-type="float" office:value="210363" calcext:value-type="float">
            <text:p>210363</text:p>
          </table:table-cell>
          <table:table-cell office:value-type="float" office:value="474714" calcext:value-type="float">
            <text:p>474714</text:p>
          </table:table-cell>
          <table:table-cell office:value-type="float" office:value="2686880" calcext:value-type="float">
            <text:p>2686880</text:p>
          </table:table-cell>
          <table:table-cell office:value-type="float" office:value="5391990" calcext:value-type="float">
            <text:p>5391990</text:p>
          </table:table-cell>
          <table:table-cell office:value-type="float" office:value="31059797" calcext:value-type="float">
            <text:p>31059797</text:p>
          </table:table-cell>
          <table:table-cell office:value-type="float" office:value="64590173" calcext:value-type="float">
            <text:p>645901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7" calcext:value-type="float">
            <text:p>1467</text:p>
          </table:table-cell>
          <table:table-cell office:value-type="float" office:value="4331" calcext:value-type="float">
            <text:p>4331</text:p>
          </table:table-cell>
          <table:table-cell office:value-type="float" office:value="35479" calcext:value-type="float">
            <text:p>35479</text:p>
          </table:table-cell>
          <table:table-cell office:value-type="float" office:value="214274" calcext:value-type="float">
            <text:p>214274</text:p>
          </table:table-cell>
          <table:table-cell office:value-type="float" office:value="507889" calcext:value-type="float">
            <text:p>507889</text:p>
          </table:table-cell>
          <table:table-cell office:value-type="float" office:value="2717401" calcext:value-type="float">
            <text:p>2717401</text:p>
          </table:table-cell>
          <table:table-cell office:value-type="float" office:value="5429075" calcext:value-type="float">
            <text:p>5429075</text:p>
          </table:table-cell>
          <table:table-cell office:value-type="float" office:value="31198362" calcext:value-type="float">
            <text:p>31198362</text:p>
          </table:table-cell>
          <table:table-cell office:value-type="float" office:value="65553151" calcext:value-type="float">
            <text:p>655531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35689" calcext:value-type="float">
            <text:p>35689</text:p>
          </table:table-cell>
          <table:table-cell office:value-type="float" office:value="208827" calcext:value-type="float">
            <text:p>208827</text:p>
          </table:table-cell>
          <table:table-cell office:value-type="float" office:value="464238" calcext:value-type="float">
            <text:p>464238</text:p>
          </table:table-cell>
          <table:table-cell office:value-type="float" office:value="2661458" calcext:value-type="float">
            <text:p>2661458</text:p>
          </table:table-cell>
          <table:table-cell office:value-type="float" office:value="5409450" calcext:value-type="float">
            <text:p>5409450</text:p>
          </table:table-cell>
          <table:table-cell office:value-type="float" office:value="30386312" calcext:value-type="float">
            <text:p>30386312</text:p>
          </table:table-cell>
          <table:table-cell office:value-type="float" office:value="66934200" calcext:value-type="float">
            <text:p>669342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5200" calcext:value-type="float">
            <text:p>35200</text:p>
          </table:table-cell>
          <table:table-cell office:value-type="float" office:value="216230" calcext:value-type="float">
            <text:p>216230</text:p>
          </table:table-cell>
          <table:table-cell office:value-type="float" office:value="468079" calcext:value-type="float">
            <text:p>468079</text:p>
          </table:table-cell>
          <table:table-cell office:value-type="float" office:value="2787104" calcext:value-type="float">
            <text:p>2787104</text:p>
          </table:table-cell>
          <table:table-cell office:value-type="float" office:value="5516447" calcext:value-type="float">
            <text:p>5516447</text:p>
          </table:table-cell>
          <table:table-cell office:value-type="float" office:value="30247607" calcext:value-type="float">
            <text:p>30247607</text:p>
          </table:table-cell>
          <table:table-cell office:value-type="float" office:value="64353899" calcext:value-type="float">
            <text:p>643538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5829" calcext:value-type="float">
            <text:p>35829</text:p>
          </table:table-cell>
          <table:table-cell office:value-type="float" office:value="212039" calcext:value-type="float">
            <text:p>212039</text:p>
          </table:table-cell>
          <table:table-cell office:value-type="float" office:value="623686" calcext:value-type="float">
            <text:p>623686</text:p>
          </table:table-cell>
          <table:table-cell office:value-type="float" office:value="2725223" calcext:value-type="float">
            <text:p>2725223</text:p>
          </table:table-cell>
          <table:table-cell office:value-type="float" office:value="5525667" calcext:value-type="float">
            <text:p>5525667</text:p>
          </table:table-cell>
          <table:table-cell office:value-type="float" office:value="30644028" calcext:value-type="float">
            <text:p>30644028</text:p>
          </table:table-cell>
          <table:table-cell office:value-type="float" office:value="67553906" calcext:value-type="float">
            <text:p>675539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35759" calcext:value-type="float">
            <text:p>35759</text:p>
          </table:table-cell>
          <table:table-cell office:value-type="float" office:value="210154" calcext:value-type="float">
            <text:p>210154</text:p>
          </table:table-cell>
          <table:table-cell office:value-type="float" office:value="453273" calcext:value-type="float">
            <text:p>453273</text:p>
          </table:table-cell>
          <table:table-cell office:value-type="float" office:value="2718379" calcext:value-type="float">
            <text:p>2718379</text:p>
          </table:table-cell>
          <table:table-cell office:value-type="float" office:value="6779884" calcext:value-type="float">
            <text:p>6779884</text:p>
          </table:table-cell>
          <table:table-cell office:value-type="float" office:value="31832664" calcext:value-type="float">
            <text:p>31832664</text:p>
          </table:table-cell>
          <table:table-cell office:value-type="float" office:value="66015992" calcext:value-type="float">
            <text:p>660159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34851" calcext:value-type="float">
            <text:p>34851</text:p>
          </table:table-cell>
          <table:table-cell office:value-type="float" office:value="214554" calcext:value-type="float">
            <text:p>214554</text:p>
          </table:table-cell>
          <table:table-cell office:value-type="float" office:value="460467" calcext:value-type="float">
            <text:p>460467</text:p>
          </table:table-cell>
          <table:table-cell office:value-type="float" office:value="2696030" calcext:value-type="float">
            <text:p>2696030</text:p>
          </table:table-cell>
          <table:table-cell office:value-type="float" office:value="5956171" calcext:value-type="float">
            <text:p>5956171</text:p>
          </table:table-cell>
          <table:table-cell office:value-type="float" office:value="30401259" calcext:value-type="float">
            <text:p>30401259</text:p>
          </table:table-cell>
          <table:table-cell office:value-type="float" office:value="64734746" calcext:value-type="float">
            <text:p>647347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8" calcext:value-type="float">
            <text:p>978</text:p>
          </table:table-cell>
          <table:table-cell office:value-type="float" office:value="4331" calcext:value-type="float">
            <text:p>4331</text:p>
          </table:table-cell>
          <table:table-cell office:value-type="float" office:value="37086" calcext:value-type="float">
            <text:p>37086</text:p>
          </table:table-cell>
          <table:table-cell office:value-type="float" office:value="208268" calcext:value-type="float">
            <text:p>208268</text:p>
          </table:table-cell>
          <table:table-cell office:value-type="float" office:value="454740" calcext:value-type="float">
            <text:p>454740</text:p>
          </table:table-cell>
          <table:table-cell office:value-type="float" office:value="2648258" calcext:value-type="float">
            <text:p>2648258</text:p>
          </table:table-cell>
          <table:table-cell office:value-type="float" office:value="5529089" calcext:value-type="float">
            <text:p>5529089</text:p>
          </table:table-cell>
          <table:table-cell office:value-type="float" office:value="30119098" calcext:value-type="float">
            <text:p>30119098</text:p>
          </table:table-cell>
          <table:table-cell office:value-type="float" office:value="64442598" calcext:value-type="float">
            <text:p>644425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77" calcext:value-type="float">
            <text:p>977</text:p>
          </table:table-cell>
          <table:table-cell office:value-type="float" office:value="4191" calcext:value-type="float">
            <text:p>4191</text:p>
          </table:table-cell>
          <table:table-cell office:value-type="float" office:value="46235" calcext:value-type="float">
            <text:p>46235</text:p>
          </table:table-cell>
          <table:table-cell office:value-type="float" office:value="212877" calcext:value-type="float">
            <text:p>212877</text:p>
          </table:table-cell>
          <table:table-cell office:value-type="float" office:value="483934" calcext:value-type="float">
            <text:p>483934</text:p>
          </table:table-cell>
          <table:table-cell office:value-type="float" office:value="2736608" calcext:value-type="float">
            <text:p>2736608</text:p>
          </table:table-cell>
          <table:table-cell office:value-type="float" office:value="5518822" calcext:value-type="float">
            <text:p>5518822</text:p>
          </table:table-cell>
          <table:table-cell office:value-type="float" office:value="29685521" calcext:value-type="float">
            <text:p>29685521</text:p>
          </table:table-cell>
          <table:table-cell office:value-type="float" office:value="65902778" calcext:value-type="float">
            <text:p>659027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42812" calcext:value-type="float">
            <text:p>42812</text:p>
          </table:table-cell>
          <table:table-cell office:value-type="float" office:value="216160" calcext:value-type="float">
            <text:p>216160</text:p>
          </table:table-cell>
          <table:table-cell office:value-type="float" office:value="459698" calcext:value-type="float">
            <text:p>459698</text:p>
          </table:table-cell>
          <table:table-cell office:value-type="float" office:value="2818532" calcext:value-type="float">
            <text:p>2818532</text:p>
          </table:table-cell>
          <table:table-cell office:value-type="float" office:value="6075530" calcext:value-type="float">
            <text:p>6075530</text:p>
          </table:table-cell>
          <table:table-cell office:value-type="float" office:value="30431849" calcext:value-type="float">
            <text:p>30431849</text:p>
          </table:table-cell>
          <table:table-cell office:value-type="float" office:value="66833629" calcext:value-type="float">
            <text:p>668336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67" calcext:value-type="float">
            <text:p>1467</text:p>
          </table:table-cell>
          <table:table-cell office:value-type="float" office:value="4190" calcext:value-type="float">
            <text:p>4190</text:p>
          </table:table-cell>
          <table:table-cell office:value-type="float" office:value="34781" calcext:value-type="float">
            <text:p>34781</text:p>
          </table:table-cell>
          <table:table-cell office:value-type="float" office:value="206941" calcext:value-type="float">
            <text:p>206941</text:p>
          </table:table-cell>
          <table:table-cell office:value-type="float" office:value="444752" calcext:value-type="float">
            <text:p>444752</text:p>
          </table:table-cell>
          <table:table-cell office:value-type="float" office:value="2968552" calcext:value-type="float">
            <text:p>2968552</text:p>
          </table:table-cell>
          <table:table-cell office:value-type="float" office:value="5598651" calcext:value-type="float">
            <text:p>5598651</text:p>
          </table:table-cell>
          <table:table-cell office:value-type="float" office:value="30551768" calcext:value-type="float">
            <text:p>30551768</text:p>
          </table:table-cell>
          <table:table-cell office:value-type="float" office:value="64788733" calcext:value-type="float">
            <text:p>647887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40927" calcext:value-type="float">
            <text:p>40927</text:p>
          </table:table-cell>
          <table:table-cell office:value-type="float" office:value="214345" calcext:value-type="float">
            <text:p>214345</text:p>
          </table:table-cell>
          <table:table-cell office:value-type="float" office:value="464168" calcext:value-type="float">
            <text:p>464168</text:p>
          </table:table-cell>
          <table:table-cell office:value-type="float" office:value="2654054" calcext:value-type="float">
            <text:p>2654054</text:p>
          </table:table-cell>
          <table:table-cell office:value-type="float" office:value="5700201" calcext:value-type="float">
            <text:p>5700201</text:p>
          </table:table-cell>
          <table:table-cell office:value-type="float" office:value="31098488" calcext:value-type="float">
            <text:p>31098488</text:p>
          </table:table-cell>
          <table:table-cell office:value-type="float" office:value="65123764" calcext:value-type="float">
            <text:p>651237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66" calcext:value-type="float">
            <text:p>1466</text:p>
          </table:table-cell>
          <table:table-cell office:value-type="float" office:value="4749" calcext:value-type="float">
            <text:p>4749</text:p>
          </table:table-cell>
          <table:table-cell office:value-type="float" office:value="36807" calcext:value-type="float">
            <text:p>36807</text:p>
          </table:table-cell>
          <table:table-cell office:value-type="float" office:value="207360" calcext:value-type="float">
            <text:p>207360</text:p>
          </table:table-cell>
          <table:table-cell office:value-type="float" office:value="455508" calcext:value-type="float">
            <text:p>455508</text:p>
          </table:table-cell>
          <table:table-cell office:value-type="float" office:value="2939917" calcext:value-type="float">
            <text:p>2939917</text:p>
          </table:table-cell>
          <table:table-cell office:value-type="float" office:value="5445558" calcext:value-type="float">
            <text:p>5445558</text:p>
          </table:table-cell>
          <table:table-cell office:value-type="float" office:value="30557285" calcext:value-type="float">
            <text:p>30557285</text:p>
          </table:table-cell>
          <table:table-cell office:value-type="float" office:value="64504268" calcext:value-type="float">
            <text:p>645042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200" calcext:value-type="float">
            <text:p>35200</text:p>
          </table:table-cell>
          <table:table-cell office:value-type="float" office:value="213227" calcext:value-type="float">
            <text:p>213227</text:p>
          </table:table-cell>
          <table:table-cell office:value-type="float" office:value="473037" calcext:value-type="float">
            <text:p>473037</text:p>
          </table:table-cell>
          <table:table-cell office:value-type="float" office:value="2645465" calcext:value-type="float">
            <text:p>2645465</text:p>
          </table:table-cell>
          <table:table-cell office:value-type="float" office:value="5564080" calcext:value-type="float">
            <text:p>5564080</text:p>
          </table:table-cell>
          <table:table-cell office:value-type="float" office:value="30056520" calcext:value-type="float">
            <text:p>30056520</text:p>
          </table:table-cell>
          <table:table-cell office:value-type="float" office:value="63701437" calcext:value-type="float">
            <text:p>637014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4851" calcext:value-type="float">
            <text:p>34851</text:p>
          </table:table-cell>
          <table:table-cell office:value-type="float" office:value="213227" calcext:value-type="float">
            <text:p>213227</text:p>
          </table:table-cell>
          <table:table-cell office:value-type="float" office:value="467171" calcext:value-type="float">
            <text:p>467171</text:p>
          </table:table-cell>
          <table:table-cell office:value-type="float" office:value="2653496" calcext:value-type="float">
            <text:p>2653496</text:p>
          </table:table-cell>
          <table:table-cell office:value-type="float" office:value="5425654" calcext:value-type="float">
            <text:p>5425654</text:p>
          </table:table-cell>
          <table:table-cell office:value-type="float" office:value="30930798" calcext:value-type="float">
            <text:p>30930798</text:p>
          </table:table-cell>
          <table:table-cell office:value-type="float" office:value="63723717" calcext:value-type="float">
            <text:p>637237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37994" calcext:value-type="float">
            <text:p>37994</text:p>
          </table:table-cell>
          <table:table-cell office:value-type="float" office:value="210782" calcext:value-type="float">
            <text:p>210782</text:p>
          </table:table-cell>
          <table:table-cell office:value-type="float" office:value="455926" calcext:value-type="float">
            <text:p>455926</text:p>
          </table:table-cell>
          <table:table-cell office:value-type="float" office:value="2642880" calcext:value-type="float">
            <text:p>2642880</text:p>
          </table:table-cell>
          <table:table-cell office:value-type="float" office:value="5681204" calcext:value-type="float">
            <text:p>5681204</text:p>
          </table:table-cell>
          <table:table-cell office:value-type="float" office:value="30241670" calcext:value-type="float">
            <text:p>30241670</text:p>
          </table:table-cell>
          <table:table-cell office:value-type="float" office:value="66021369" calcext:value-type="float">
            <text:p>660213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6737" calcext:value-type="float">
            <text:p>36737</text:p>
          </table:table-cell>
          <table:table-cell office:value-type="float" office:value="208477" calcext:value-type="float">
            <text:p>208477</text:p>
          </table:table-cell>
          <table:table-cell office:value-type="float" office:value="458511" calcext:value-type="float">
            <text:p>458511</text:p>
          </table:table-cell>
          <table:table-cell office:value-type="float" office:value="2617876" calcext:value-type="float">
            <text:p>2617876</text:p>
          </table:table-cell>
          <table:table-cell office:value-type="float" office:value="5497241" calcext:value-type="float">
            <text:p>5497241</text:p>
          </table:table-cell>
          <table:table-cell office:value-type="float" office:value="30542199" calcext:value-type="float">
            <text:p>30542199</text:p>
          </table:table-cell>
          <table:table-cell office:value-type="float" office:value="65575291" calcext:value-type="float">
            <text:p>655752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5899" calcext:value-type="float">
            <text:p>35899</text:p>
          </table:table-cell>
          <table:table-cell office:value-type="float" office:value="207500" calcext:value-type="float">
            <text:p>207500</text:p>
          </table:table-cell>
          <table:table-cell office:value-type="float" office:value="456555" calcext:value-type="float">
            <text:p>456555</text:p>
          </table:table-cell>
          <table:table-cell office:value-type="float" office:value="2737934" calcext:value-type="float">
            <text:p>2737934</text:p>
          </table:table-cell>
          <table:table-cell office:value-type="float" office:value="5557515" calcext:value-type="float">
            <text:p>5557515</text:p>
          </table:table-cell>
          <table:table-cell office:value-type="float" office:value="30751794" calcext:value-type="float">
            <text:p>30751794</text:p>
          </table:table-cell>
          <table:table-cell office:value-type="float" office:value="65765819" calcext:value-type="float">
            <text:p>657658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6667" calcext:value-type="float">
            <text:p>36667</text:p>
          </table:table-cell>
          <table:table-cell office:value-type="float" office:value="212319" calcext:value-type="float">
            <text:p>212319</text:p>
          </table:table-cell>
          <table:table-cell office:value-type="float" office:value="453063" calcext:value-type="float">
            <text:p>453063</text:p>
          </table:table-cell>
          <table:table-cell office:value-type="float" office:value="2632613" calcext:value-type="float">
            <text:p>2632613</text:p>
          </table:table-cell>
          <table:table-cell office:value-type="float" office:value="5624493" calcext:value-type="float">
            <text:p>5624493</text:p>
          </table:table-cell>
          <table:table-cell office:value-type="float" office:value="30372554" calcext:value-type="float">
            <text:p>30372554</text:p>
          </table:table-cell>
          <table:table-cell office:value-type="float" office:value="71341282" calcext:value-type="float">
            <text:p>713412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7" calcext:value-type="float">
            <text:p>907</text:p>
          </table:table-cell>
          <table:table-cell office:value-type="float" office:value="3352" calcext:value-type="float">
            <text:p>3352</text:p>
          </table:table-cell>
          <table:table-cell office:value-type="float" office:value="35340" calcext:value-type="float">
            <text:p>35340</text:p>
          </table:table-cell>
          <table:table-cell office:value-type="float" office:value="209525" calcext:value-type="float">
            <text:p>209525</text:p>
          </table:table-cell>
          <table:table-cell office:value-type="float" office:value="524860" calcext:value-type="float">
            <text:p>524860</text:p>
          </table:table-cell>
          <table:table-cell office:value-type="float" office:value="2699312" calcext:value-type="float">
            <text:p>2699312</text:p>
          </table:table-cell>
          <table:table-cell office:value-type="float" office:value="5409730" calcext:value-type="float">
            <text:p>5409730</text:p>
          </table:table-cell>
          <table:table-cell office:value-type="float" office:value="30911871" calcext:value-type="float">
            <text:p>30911871</text:p>
          </table:table-cell>
          <table:table-cell office:value-type="float" office:value="64833083" calcext:value-type="float">
            <text:p>648330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8064" calcext:value-type="float">
            <text:p>38064</text:p>
          </table:table-cell>
          <table:table-cell office:value-type="float" office:value="212109" calcext:value-type="float">
            <text:p>212109</text:p>
          </table:table-cell>
          <table:table-cell office:value-type="float" office:value="485889" calcext:value-type="float">
            <text:p>485889</text:p>
          </table:table-cell>
          <table:table-cell office:value-type="float" office:value="2632264" calcext:value-type="float">
            <text:p>2632264</text:p>
          </table:table-cell>
          <table:table-cell office:value-type="float" office:value="5502899" calcext:value-type="float">
            <text:p>5502899</text:p>
          </table:table-cell>
          <table:table-cell office:value-type="float" office:value="30670080" calcext:value-type="float">
            <text:p>30670080</text:p>
          </table:table-cell>
          <table:table-cell office:value-type="float" office:value="64726155" calcext:value-type="float">
            <text:p>647261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5759" calcext:value-type="float">
            <text:p>35759</text:p>
          </table:table-cell>
          <table:table-cell office:value-type="float" office:value="213646" calcext:value-type="float">
            <text:p>213646</text:p>
          </table:table-cell>
          <table:table-cell office:value-type="float" office:value="452085" calcext:value-type="float">
            <text:p>452085</text:p>
          </table:table-cell>
          <table:table-cell office:value-type="float" office:value="2726621" calcext:value-type="float">
            <text:p>2726621</text:p>
          </table:table-cell>
          <table:table-cell office:value-type="float" office:value="5558213" calcext:value-type="float">
            <text:p>5558213</text:p>
          </table:table-cell>
          <table:table-cell office:value-type="float" office:value="31613501" calcext:value-type="float">
            <text:p>31613501</text:p>
          </table:table-cell>
          <table:table-cell office:value-type="float" office:value="64794670" calcext:value-type="float">
            <text:p>6479467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4502" calcext:value-type="float">
            <text:p>34502</text:p>
          </table:table-cell>
          <table:table-cell office:value-type="float" office:value="211341" calcext:value-type="float">
            <text:p>211341</text:p>
          </table:table-cell>
          <table:table-cell office:value-type="float" office:value="479743" calcext:value-type="float">
            <text:p>479743</text:p>
          </table:table-cell>
          <table:table-cell office:value-type="float" office:value="2718518" calcext:value-type="float">
            <text:p>2718518</text:p>
          </table:table-cell>
          <table:table-cell office:value-type="float" office:value="5511488" calcext:value-type="float">
            <text:p>5511488</text:p>
          </table:table-cell>
          <table:table-cell office:value-type="float" office:value="31017403" calcext:value-type="float">
            <text:p>31017403</text:p>
          </table:table-cell>
          <table:table-cell office:value-type="float" office:value="65309892" calcext:value-type="float">
            <text:p>653098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96" calcext:value-type="float">
            <text:p>1396</text:p>
          </table:table-cell>
          <table:table-cell office:value-type="float" office:value="3423" calcext:value-type="float">
            <text:p>3423</text:p>
          </table:table-cell>
          <table:table-cell office:value-type="float" office:value="40019" calcext:value-type="float">
            <text:p>40019</text:p>
          </table:table-cell>
          <table:table-cell office:value-type="float" office:value="215671" calcext:value-type="float">
            <text:p>215671</text:p>
          </table:table-cell>
          <table:table-cell office:value-type="float" office:value="516759" calcext:value-type="float">
            <text:p>516759</text:p>
          </table:table-cell>
          <table:table-cell office:value-type="float" office:value="2897593" calcext:value-type="float">
            <text:p>2897593</text:p>
          </table:table-cell>
          <table:table-cell office:value-type="float" office:value="5458689" calcext:value-type="float">
            <text:p>5458689</text:p>
          </table:table-cell>
          <table:table-cell office:value-type="float" office:value="35348706" calcext:value-type="float">
            <text:p>35348706</text:p>
          </table:table-cell>
          <table:table-cell office:value-type="float" office:value="65743259" calcext:value-type="float">
            <text:p>657432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7994" calcext:value-type="float">
            <text:p>37994</text:p>
          </table:table-cell>
          <table:table-cell office:value-type="float" office:value="207360" calcext:value-type="float">
            <text:p>207360</text:p>
          </table:table-cell>
          <table:table-cell office:value-type="float" office:value="443774" calcext:value-type="float">
            <text:p>443774</text:p>
          </table:table-cell>
          <table:table-cell office:value-type="float" office:value="2547686" calcext:value-type="float">
            <text:p>2547686</text:p>
          </table:table-cell>
          <table:table-cell office:value-type="float" office:value="5566803" calcext:value-type="float">
            <text:p>5566803</text:p>
          </table:table-cell>
          <table:table-cell office:value-type="float" office:value="31041847" calcext:value-type="float">
            <text:p>31041847</text:p>
          </table:table-cell>
          <table:table-cell office:value-type="float" office:value="63474940" calcext:value-type="float">
            <text:p>6347494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42534" calcext:value-type="float">
            <text:p>42534</text:p>
          </table:table-cell>
          <table:table-cell office:value-type="float" office:value="208897" calcext:value-type="float">
            <text:p>208897</text:p>
          </table:table-cell>
          <table:table-cell office:value-type="float" office:value="466333" calcext:value-type="float">
            <text:p>466333</text:p>
          </table:table-cell>
          <table:table-cell office:value-type="float" office:value="2724455" calcext:value-type="float">
            <text:p>2724455</text:p>
          </table:table-cell>
          <table:table-cell office:value-type="float" office:value="5489349" calcext:value-type="float">
            <text:p>5489349</text:p>
          </table:table-cell>
          <table:table-cell office:value-type="float" office:value="31023758" calcext:value-type="float">
            <text:p>31023758</text:p>
          </table:table-cell>
          <table:table-cell office:value-type="float" office:value="63700251" calcext:value-type="float">
            <text:p>637002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67" calcext:value-type="float">
            <text:p>1467</text:p>
          </table:table-cell>
          <table:table-cell office:value-type="float" office:value="3632" calcext:value-type="float">
            <text:p>3632</text:p>
          </table:table-cell>
          <table:table-cell office:value-type="float" office:value="35549" calcext:value-type="float">
            <text:p>35549</text:p>
          </table:table-cell>
          <table:table-cell office:value-type="float" office:value="215392" calcext:value-type="float">
            <text:p>215392</text:p>
          </table:table-cell>
          <table:table-cell office:value-type="float" office:value="494619" calcext:value-type="float">
            <text:p>494619</text:p>
          </table:table-cell>
          <table:table-cell office:value-type="float" office:value="2728855" calcext:value-type="float">
            <text:p>2728855</text:p>
          </table:table-cell>
          <table:table-cell office:value-type="float" office:value="5521826" calcext:value-type="float">
            <text:p>5521826</text:p>
          </table:table-cell>
          <table:table-cell office:value-type="float" office:value="31253397" calcext:value-type="float">
            <text:p>31253397</text:p>
          </table:table-cell>
          <table:table-cell office:value-type="float" office:value="65106513" calcext:value-type="float">
            <text:p>651065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7" calcext:value-type="float">
            <text:p>977</text:p>
          </table:table-cell>
          <table:table-cell office:value-type="float" office:value="3842" calcext:value-type="float">
            <text:p>3842</text:p>
          </table:table-cell>
          <table:table-cell office:value-type="float" office:value="37086" calcext:value-type="float">
            <text:p>37086</text:p>
          </table:table-cell>
          <table:table-cell office:value-type="float" office:value="223982" calcext:value-type="float">
            <text:p>223982</text:p>
          </table:table-cell>
          <table:table-cell office:value-type="float" office:value="460467" calcext:value-type="float">
            <text:p>460467</text:p>
          </table:table-cell>
          <table:table-cell office:value-type="float" office:value="2768036" calcext:value-type="float">
            <text:p>2768036</text:p>
          </table:table-cell>
          <table:table-cell office:value-type="float" office:value="5492702" calcext:value-type="float">
            <text:p>5492702</text:p>
          </table:table-cell>
          <table:table-cell office:value-type="float" office:value="30718130" calcext:value-type="float">
            <text:p>30718130</text:p>
          </table:table-cell>
          <table:table-cell office:value-type="float" office:value="64227904" calcext:value-type="float">
            <text:p>642279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340" calcext:value-type="float">
            <text:p>35340</text:p>
          </table:table-cell>
          <table:table-cell office:value-type="float" office:value="213087" calcext:value-type="float">
            <text:p>213087</text:p>
          </table:table-cell>
          <table:table-cell office:value-type="float" office:value="515501" calcext:value-type="float">
            <text:p>515501</text:p>
          </table:table-cell>
          <table:table-cell office:value-type="float" office:value="2835364" calcext:value-type="float">
            <text:p>2835364</text:p>
          </table:table-cell>
          <table:table-cell office:value-type="float" office:value="5468466" calcext:value-type="float">
            <text:p>5468466</text:p>
          </table:table-cell>
          <table:table-cell office:value-type="float" office:value="30696201" calcext:value-type="float">
            <text:p>30696201</text:p>
          </table:table-cell>
          <table:table-cell office:value-type="float" office:value="63367594" calcext:value-type="float">
            <text:p>633675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4781" calcext:value-type="float">
            <text:p>34781</text:p>
          </table:table-cell>
          <table:table-cell office:value-type="float" office:value="218675" calcext:value-type="float">
            <text:p>218675</text:p>
          </table:table-cell>
          <table:table-cell office:value-type="float" office:value="478765" calcext:value-type="float">
            <text:p>478765</text:p>
          </table:table-cell>
          <table:table-cell office:value-type="float" office:value="2656360" calcext:value-type="float">
            <text:p>2656360</text:p>
          </table:table-cell>
          <table:table-cell office:value-type="float" office:value="5538587" calcext:value-type="float">
            <text:p>5538587</text:p>
          </table:table-cell>
          <table:table-cell office:value-type="float" office:value="30648848" calcext:value-type="float">
            <text:p>30648848</text:p>
          </table:table-cell>
          <table:table-cell office:value-type="float" office:value="65154704" calcext:value-type="float">
            <text:p>651547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829" calcext:value-type="float">
            <text:p>35829</text:p>
          </table:table-cell>
          <table:table-cell office:value-type="float" office:value="212528" calcext:value-type="float">
            <text:p>212528</text:p>
          </table:table-cell>
          <table:table-cell office:value-type="float" office:value="479742" calcext:value-type="float">
            <text:p>479742</text:p>
          </table:table-cell>
          <table:table-cell office:value-type="float" office:value="2852684" calcext:value-type="float">
            <text:p>2852684</text:p>
          </table:table-cell>
          <table:table-cell office:value-type="float" office:value="5441298" calcext:value-type="float">
            <text:p>5441298</text:p>
          </table:table-cell>
          <table:table-cell office:value-type="float" office:value="31028158" calcext:value-type="float">
            <text:p>31028158</text:p>
          </table:table-cell>
          <table:table-cell office:value-type="float" office:value="68660059" calcext:value-type="float">
            <text:p>686600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6527" calcext:value-type="float">
            <text:p>36527</text:p>
          </table:table-cell>
          <table:table-cell office:value-type="float" office:value="209944" calcext:value-type="float">
            <text:p>209944</text:p>
          </table:table-cell>
          <table:table-cell office:value-type="float" office:value="461374" calcext:value-type="float">
            <text:p>461374</text:p>
          </table:table-cell>
          <table:table-cell office:value-type="float" office:value="2703014" calcext:value-type="float">
            <text:p>2703014</text:p>
          </table:table-cell>
          <table:table-cell office:value-type="float" office:value="5544734" calcext:value-type="float">
            <text:p>5544734</text:p>
          </table:table-cell>
          <table:table-cell office:value-type="float" office:value="30624682" calcext:value-type="float">
            <text:p>30624682</text:p>
          </table:table-cell>
          <table:table-cell office:value-type="float" office:value="64139345" calcext:value-type="float">
            <text:p>641393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4362" calcext:value-type="float">
            <text:p>34362</text:p>
          </table:table-cell>
          <table:table-cell office:value-type="float" office:value="210294" calcext:value-type="float">
            <text:p>210294</text:p>
          </table:table-cell>
          <table:table-cell office:value-type="float" office:value="474435" calcext:value-type="float">
            <text:p>474435</text:p>
          </table:table-cell>
          <table:table-cell office:value-type="float" office:value="3149443" calcext:value-type="float">
            <text:p>3149443</text:p>
          </table:table-cell>
          <table:table-cell office:value-type="float" office:value="5508137" calcext:value-type="float">
            <text:p>5508137</text:p>
          </table:table-cell>
          <table:table-cell office:value-type="float" office:value="30647032" calcext:value-type="float">
            <text:p>30647032</text:p>
          </table:table-cell>
          <table:table-cell office:value-type="float" office:value="63706885" calcext:value-type="float">
            <text:p>637068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4781" calcext:value-type="float">
            <text:p>34781</text:p>
          </table:table-cell>
          <table:table-cell office:value-type="float" office:value="212599" calcext:value-type="float">
            <text:p>212599</text:p>
          </table:table-cell>
          <table:table-cell office:value-type="float" office:value="500346" calcext:value-type="float">
            <text:p>500346</text:p>
          </table:table-cell>
          <table:table-cell office:value-type="float" office:value="2679268" calcext:value-type="float">
            <text:p>2679268</text:p>
          </table:table-cell>
          <table:table-cell office:value-type="float" office:value="5464206" calcext:value-type="float">
            <text:p>5464206</text:p>
          </table:table-cell>
          <table:table-cell office:value-type="float" office:value="30720086" calcext:value-type="float">
            <text:p>30720086</text:p>
          </table:table-cell>
          <table:table-cell office:value-type="float" office:value="64276235" calcext:value-type="float">
            <text:p>642762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270" calcext:value-type="float">
            <text:p>35270</text:p>
          </table:table-cell>
          <table:table-cell office:value-type="float" office:value="209036" calcext:value-type="float">
            <text:p>209036</text:p>
          </table:table-cell>
          <table:table-cell office:value-type="float" office:value="540854" calcext:value-type="float">
            <text:p>540854</text:p>
          </table:table-cell>
          <table:table-cell office:value-type="float" office:value="2886348" calcext:value-type="float">
            <text:p>2886348</text:p>
          </table:table-cell>
          <table:table-cell office:value-type="float" office:value="5540263" calcext:value-type="float">
            <text:p>5540263</text:p>
          </table:table-cell>
          <table:table-cell office:value-type="float" office:value="30559240" calcext:value-type="float">
            <text:p>30559240</text:p>
          </table:table-cell>
          <table:table-cell office:value-type="float" office:value="66981204" calcext:value-type="float">
            <text:p>669812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5340" calcext:value-type="float">
            <text:p>35340</text:p>
          </table:table-cell>
          <table:table-cell office:value-type="float" office:value="211271" calcext:value-type="float">
            <text:p>211271</text:p>
          </table:table-cell>
          <table:table-cell office:value-type="float" office:value="450759" calcext:value-type="float">
            <text:p>450759</text:p>
          </table:table-cell>
          <table:table-cell office:value-type="float" office:value="2632264" calcext:value-type="float">
            <text:p>2632264</text:p>
          </table:table-cell>
          <table:table-cell office:value-type="float" office:value="5535096" calcext:value-type="float">
            <text:p>5535096</text:p>
          </table:table-cell>
          <table:table-cell office:value-type="float" office:value="30265137" calcext:value-type="float">
            <text:p>30265137</text:p>
          </table:table-cell>
          <table:table-cell office:value-type="float" office:value="64201644" calcext:value-type="float">
            <text:p>642016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5689" calcext:value-type="float">
            <text:p>35689</text:p>
          </table:table-cell>
          <table:table-cell office:value-type="float" office:value="212389" calcext:value-type="float">
            <text:p>212389</text:p>
          </table:table-cell>
          <table:table-cell office:value-type="float" office:value="531984" calcext:value-type="float">
            <text:p>531984</text:p>
          </table:table-cell>
          <table:table-cell office:value-type="float" office:value="2633731" calcext:value-type="float">
            <text:p>2633731</text:p>
          </table:table-cell>
          <table:table-cell office:value-type="float" office:value="7110655" calcext:value-type="float">
            <text:p>7110655</text:p>
          </table:table-cell>
          <table:table-cell office:value-type="float" office:value="30328902" calcext:value-type="float">
            <text:p>30328902</text:p>
          </table:table-cell>
          <table:table-cell office:value-type="float" office:value="65521862" calcext:value-type="float">
            <text:p>655218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5270" calcext:value-type="float">
            <text:p>35270</text:p>
          </table:table-cell>
          <table:table-cell office:value-type="float" office:value="215252" calcext:value-type="float">
            <text:p>215252</text:p>
          </table:table-cell>
          <table:table-cell office:value-type="float" office:value="457883" calcext:value-type="float">
            <text:p>457883</text:p>
          </table:table-cell>
          <table:table-cell office:value-type="float" office:value="2682830" calcext:value-type="float">
            <text:p>2682830</text:p>
          </table:table-cell>
          <table:table-cell office:value-type="float" office:value="5503806" calcext:value-type="float">
            <text:p>5503806</text:p>
          </table:table-cell>
          <table:table-cell office:value-type="float" office:value="30760525" calcext:value-type="float">
            <text:p>30760525</text:p>
          </table:table-cell>
          <table:table-cell office:value-type="float" office:value="63485347" calcext:value-type="float">
            <text:p>634853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6877" calcext:value-type="float">
            <text:p>36877</text:p>
          </table:table-cell>
          <table:table-cell office:value-type="float" office:value="214554" calcext:value-type="float">
            <text:p>214554</text:p>
          </table:table-cell>
          <table:table-cell office:value-type="float" office:value="500207" calcext:value-type="float">
            <text:p>500207</text:p>
          </table:table-cell>
          <table:table-cell office:value-type="float" office:value="3105791" calcext:value-type="float">
            <text:p>3105791</text:p>
          </table:table-cell>
          <table:table-cell office:value-type="float" office:value="5611712" calcext:value-type="float">
            <text:p>5611712</text:p>
          </table:table-cell>
          <table:table-cell office:value-type="float" office:value="30748162" calcext:value-type="float">
            <text:p>30748162</text:p>
          </table:table-cell>
          <table:table-cell office:value-type="float" office:value="65558319" calcext:value-type="float">
            <text:p>655583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35759" calcext:value-type="float">
            <text:p>35759</text:p>
          </table:table-cell>
          <table:table-cell office:value-type="float" office:value="213646" calcext:value-type="float">
            <text:p>213646</text:p>
          </table:table-cell>
          <table:table-cell office:value-type="float" office:value="464587" calcext:value-type="float">
            <text:p>464587</text:p>
          </table:table-cell>
          <table:table-cell office:value-type="float" office:value="2627515" calcext:value-type="float">
            <text:p>2627515</text:p>
          </table:table-cell>
          <table:table-cell office:value-type="float" office:value="5788342" calcext:value-type="float">
            <text:p>5788342</text:p>
          </table:table-cell>
          <table:table-cell office:value-type="float" office:value="30518663" calcext:value-type="float">
            <text:p>30518663</text:p>
          </table:table-cell>
          <table:table-cell office:value-type="float" office:value="64767502" calcext:value-type="float">
            <text:p>647675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5689" calcext:value-type="float">
            <text:p>35689</text:p>
          </table:table-cell>
          <table:table-cell office:value-type="float" office:value="219094" calcext:value-type="float">
            <text:p>219094</text:p>
          </table:table-cell>
          <table:table-cell office:value-type="float" office:value="462702" calcext:value-type="float">
            <text:p>462702</text:p>
          </table:table-cell>
          <table:table-cell office:value-type="float" office:value="2731929" calcext:value-type="float">
            <text:p>2731929</text:p>
          </table:table-cell>
          <table:table-cell office:value-type="float" office:value="5523712" calcext:value-type="float">
            <text:p>5523712</text:p>
          </table:table-cell>
          <table:table-cell office:value-type="float" office:value="30659534" calcext:value-type="float">
            <text:p>30659534</text:p>
          </table:table-cell>
          <table:table-cell office:value-type="float" office:value="63971096" calcext:value-type="float">
            <text:p>639710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807" calcext:value-type="float">
            <text:p>36807</text:p>
          </table:table-cell>
          <table:table-cell office:value-type="float" office:value="209594" calcext:value-type="float">
            <text:p>209594</text:p>
          </table:table-cell>
          <table:table-cell office:value-type="float" office:value="456346" calcext:value-type="float">
            <text:p>456346</text:p>
          </table:table-cell>
          <table:table-cell office:value-type="float" office:value="2742125" calcext:value-type="float">
            <text:p>2742125</text:p>
          </table:table-cell>
          <table:table-cell office:value-type="float" office:value="5747484" calcext:value-type="float">
            <text:p>5747484</text:p>
          </table:table-cell>
          <table:table-cell office:value-type="float" office:value="30717432" calcext:value-type="float">
            <text:p>30717432</text:p>
          </table:table-cell>
          <table:table-cell office:value-type="float" office:value="64491766" calcext:value-type="float">
            <text:p>644917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270" calcext:value-type="float">
            <text:p>35270</text:p>
          </table:table-cell>
          <table:table-cell office:value-type="float" office:value="214065" calcext:value-type="float">
            <text:p>214065</text:p>
          </table:table-cell>
          <table:table-cell office:value-type="float" office:value="509774" calcext:value-type="float">
            <text:p>509774</text:p>
          </table:table-cell>
          <table:table-cell office:value-type="float" office:value="2655871" calcext:value-type="float">
            <text:p>2655871</text:p>
          </table:table-cell>
          <table:table-cell office:value-type="float" office:value="5614506" calcext:value-type="float">
            <text:p>5614506</text:p>
          </table:table-cell>
          <table:table-cell office:value-type="float" office:value="30559799" calcext:value-type="float">
            <text:p>30559799</text:p>
          </table:table-cell>
          <table:table-cell office:value-type="float" office:value="67039033" calcext:value-type="float">
            <text:p>670390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759" calcext:value-type="float">
            <text:p>35759</text:p>
          </table:table-cell>
          <table:table-cell office:value-type="float" office:value="218046" calcext:value-type="float">
            <text:p>218046</text:p>
          </table:table-cell>
          <table:table-cell office:value-type="float" office:value="490079" calcext:value-type="float">
            <text:p>490079</text:p>
          </table:table-cell>
          <table:table-cell office:value-type="float" office:value="2687090" calcext:value-type="float">
            <text:p>2687090</text:p>
          </table:table-cell>
          <table:table-cell office:value-type="float" office:value="7069797" calcext:value-type="float">
            <text:p>7069797</text:p>
          </table:table-cell>
          <table:table-cell office:value-type="float" office:value="30483113" calcext:value-type="float">
            <text:p>30483113</text:p>
          </table:table-cell>
          <table:table-cell office:value-type="float" office:value="64556998" calcext:value-type="float">
            <text:p>645569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5340" calcext:value-type="float">
            <text:p>35340</text:p>
          </table:table-cell>
          <table:table-cell office:value-type="float" office:value="208617" calcext:value-type="float">
            <text:p>208617</text:p>
          </table:table-cell>
          <table:table-cell office:value-type="float" office:value="472968" calcext:value-type="float">
            <text:p>472968</text:p>
          </table:table-cell>
          <table:table-cell office:value-type="float" office:value="2667534" calcext:value-type="float">
            <text:p>2667534</text:p>
          </table:table-cell>
          <table:table-cell office:value-type="float" office:value="5649636" calcext:value-type="float">
            <text:p>5649636</text:p>
          </table:table-cell>
          <table:table-cell office:value-type="float" office:value="30921090" calcext:value-type="float">
            <text:p>30921090</text:p>
          </table:table-cell>
          <table:table-cell office:value-type="float" office:value="64258914" calcext:value-type="float">
            <text:p>642589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09944" calcext:value-type="float">
            <text:p>209944</text:p>
          </table:table-cell>
          <table:table-cell office:value-type="float" office:value="466333" calcext:value-type="float">
            <text:p>466333</text:p>
          </table:table-cell>
          <table:table-cell office:value-type="float" office:value="2886069" calcext:value-type="float">
            <text:p>2886069</text:p>
          </table:table-cell>
          <table:table-cell office:value-type="float" office:value="5610734" calcext:value-type="float">
            <text:p>5610734</text:p>
          </table:table-cell>
          <table:table-cell office:value-type="float" office:value="31196407" calcext:value-type="float">
            <text:p>31196407</text:p>
          </table:table-cell>
          <table:table-cell office:value-type="float" office:value="67914499" calcext:value-type="float">
            <text:p>679144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67" calcext:value-type="float">
            <text:p>1467</text:p>
          </table:table-cell>
          <table:table-cell office:value-type="float" office:value="3912" calcext:value-type="float">
            <text:p>3912</text:p>
          </table:table-cell>
          <table:table-cell office:value-type="float" office:value="35829" calcext:value-type="float">
            <text:p>35829</text:p>
          </table:table-cell>
          <table:table-cell office:value-type="float" office:value="211550" calcext:value-type="float">
            <text:p>211550</text:p>
          </table:table-cell>
          <table:table-cell office:value-type="float" office:value="449921" calcext:value-type="float">
            <text:p>449921</text:p>
          </table:table-cell>
          <table:table-cell office:value-type="float" office:value="2646023" calcext:value-type="float">
            <text:p>2646023</text:p>
          </table:table-cell>
          <table:table-cell office:value-type="float" office:value="5747414" calcext:value-type="float">
            <text:p>5747414</text:p>
          </table:table-cell>
          <table:table-cell office:value-type="float" office:value="30390852" calcext:value-type="float">
            <text:p>30390852</text:p>
          </table:table-cell>
          <table:table-cell office:value-type="float" office:value="64364165" calcext:value-type="float">
            <text:p>643641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5689" calcext:value-type="float">
            <text:p>35689</text:p>
          </table:table-cell>
          <table:table-cell office:value-type="float" office:value="213227" calcext:value-type="float">
            <text:p>213227</text:p>
          </table:table-cell>
          <table:table-cell office:value-type="float" office:value="454879" calcext:value-type="float">
            <text:p>454879</text:p>
          </table:table-cell>
          <table:table-cell office:value-type="float" office:value="4347297" calcext:value-type="float">
            <text:p>4347297</text:p>
          </table:table-cell>
          <table:table-cell office:value-type="float" office:value="5630150" calcext:value-type="float">
            <text:p>5630150</text:p>
          </table:table-cell>
          <table:table-cell office:value-type="float" office:value="30799147" calcext:value-type="float">
            <text:p>30799147</text:p>
          </table:table-cell>
          <table:table-cell office:value-type="float" office:value="63497918" calcext:value-type="float">
            <text:p>634979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35270" calcext:value-type="float">
            <text:p>35270</text:p>
          </table:table-cell>
          <table:table-cell office:value-type="float" office:value="224611" calcext:value-type="float">
            <text:p>224611</text:p>
          </table:table-cell>
          <table:table-cell office:value-type="float" office:value="473597" calcext:value-type="float">
            <text:p>473597</text:p>
          </table:table-cell>
          <table:table-cell office:value-type="float" office:value="3393330" calcext:value-type="float">
            <text:p>3393330</text:p>
          </table:table-cell>
          <table:table-cell office:value-type="float" office:value="5671426" calcext:value-type="float">
            <text:p>5671426</text:p>
          </table:table-cell>
          <table:table-cell office:value-type="float" office:value="31431005" calcext:value-type="float">
            <text:p>31431005</text:p>
          </table:table-cell>
          <table:table-cell office:value-type="float" office:value="63274146" calcext:value-type="float">
            <text:p>632741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61531" calcext:value-type="float">
            <text:p>61531</text:p>
          </table:table-cell>
          <table:table-cell office:value-type="float" office:value="226636" calcext:value-type="float">
            <text:p>226636</text:p>
          </table:table-cell>
          <table:table-cell office:value-type="float" office:value="570188" calcext:value-type="float">
            <text:p>570188</text:p>
          </table:table-cell>
          <table:table-cell office:value-type="float" office:value="3510035" calcext:value-type="float">
            <text:p>3510035</text:p>
          </table:table-cell>
          <table:table-cell office:value-type="float" office:value="5598930" calcext:value-type="float">
            <text:p>5598930</text:p>
          </table:table-cell>
          <table:table-cell office:value-type="float" office:value="31059726" calcext:value-type="float">
            <text:p>31059726</text:p>
          </table:table-cell>
          <table:table-cell office:value-type="float" office:value="64064545" calcext:value-type="float">
            <text:p>640645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5200" calcext:value-type="float">
            <text:p>35200</text:p>
          </table:table-cell>
          <table:table-cell office:value-type="float" office:value="212179" calcext:value-type="float">
            <text:p>212179</text:p>
          </table:table-cell>
          <table:table-cell office:value-type="float" office:value="468149" calcext:value-type="float">
            <text:p>468149</text:p>
          </table:table-cell>
          <table:table-cell office:value-type="float" office:value="2590498" calcext:value-type="float">
            <text:p>2590498</text:p>
          </table:table-cell>
          <table:table-cell office:value-type="float" office:value="5751814" calcext:value-type="float">
            <text:p>5751814</text:p>
          </table:table-cell>
          <table:table-cell office:value-type="float" office:value="31673496" calcext:value-type="float">
            <text:p>31673496</text:p>
          </table:table-cell>
          <table:table-cell office:value-type="float" office:value="64310667" calcext:value-type="float">
            <text:p>643106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07" calcext:value-type="float">
            <text:p>907</text:p>
          </table:table-cell>
          <table:table-cell office:value-type="float" office:value="3422" calcext:value-type="float">
            <text:p>3422</text:p>
          </table:table-cell>
          <table:table-cell office:value-type="float" office:value="36318" calcext:value-type="float">
            <text:p>36318</text:p>
          </table:table-cell>
          <table:table-cell office:value-type="float" office:value="223284" calcext:value-type="float">
            <text:p>223284</text:p>
          </table:table-cell>
          <table:table-cell office:value-type="float" office:value="453203" calcext:value-type="float">
            <text:p>453203</text:p>
          </table:table-cell>
          <table:table-cell office:value-type="float" office:value="2894939" calcext:value-type="float">
            <text:p>2894939</text:p>
          </table:table-cell>
          <table:table-cell office:value-type="float" office:value="5650124" calcext:value-type="float">
            <text:p>5650124</text:p>
          </table:table-cell>
          <table:table-cell office:value-type="float" office:value="30960481" calcext:value-type="float">
            <text:p>30960481</text:p>
          </table:table-cell>
          <table:table-cell office:value-type="float" office:value="67022690" calcext:value-type="float">
            <text:p>670226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270" calcext:value-type="float">
            <text:p>35270</text:p>
          </table:table-cell>
          <table:table-cell office:value-type="float" office:value="212389" calcext:value-type="float">
            <text:p>212389</text:p>
          </table:table-cell>
          <table:table-cell office:value-type="float" office:value="493781" calcext:value-type="float">
            <text:p>493781</text:p>
          </table:table-cell>
          <table:table-cell office:value-type="float" office:value="2643089" calcext:value-type="float">
            <text:p>2643089</text:p>
          </table:table-cell>
          <table:table-cell office:value-type="float" office:value="5731770" calcext:value-type="float">
            <text:p>5731770</text:p>
          </table:table-cell>
          <table:table-cell office:value-type="float" office:value="30379957" calcext:value-type="float">
            <text:p>30379957</text:p>
          </table:table-cell>
          <table:table-cell office:value-type="float" office:value="64193612" calcext:value-type="float">
            <text:p>641936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5759" calcext:value-type="float">
            <text:p>35759</text:p>
          </table:table-cell>
          <table:table-cell office:value-type="float" office:value="221119" calcext:value-type="float">
            <text:p>221119</text:p>
          </table:table-cell>
          <table:table-cell office:value-type="float" office:value="461723" calcext:value-type="float">
            <text:p>461723</text:p>
          </table:table-cell>
          <table:table-cell office:value-type="float" office:value="2688557" calcext:value-type="float">
            <text:p>2688557</text:p>
          </table:table-cell>
          <table:table-cell office:value-type="float" office:value="5647121" calcext:value-type="float">
            <text:p>5647121</text:p>
          </table:table-cell>
          <table:table-cell office:value-type="float" office:value="30562174" calcext:value-type="float">
            <text:p>30562174</text:p>
          </table:table-cell>
          <table:table-cell office:value-type="float" office:value="68548871" calcext:value-type="float">
            <text:p>685488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6318" calcext:value-type="float">
            <text:p>36318</text:p>
          </table:table-cell>
          <table:table-cell office:value-type="float" office:value="216928" calcext:value-type="float">
            <text:p>216928</text:p>
          </table:table-cell>
          <table:table-cell office:value-type="float" office:value="476321" calcext:value-type="float">
            <text:p>476321</text:p>
          </table:table-cell>
          <table:table-cell office:value-type="float" office:value="2669699" calcext:value-type="float">
            <text:p>2669699</text:p>
          </table:table-cell>
          <table:table-cell office:value-type="float" office:value="5582797" calcext:value-type="float">
            <text:p>5582797</text:p>
          </table:table-cell>
          <table:table-cell office:value-type="float" office:value="30254731" calcext:value-type="float">
            <text:p>30254731</text:p>
          </table:table-cell>
          <table:table-cell office:value-type="float" office:value="64566636" calcext:value-type="float">
            <text:p>645666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7068" calcext:value-type="float">
            <text:p>217068</text:p>
          </table:table-cell>
          <table:table-cell office:value-type="float" office:value="466752" calcext:value-type="float">
            <text:p>466752</text:p>
          </table:table-cell>
          <table:table-cell office:value-type="float" office:value="2612708" calcext:value-type="float">
            <text:p>2612708</text:p>
          </table:table-cell>
          <table:table-cell office:value-type="float" office:value="5558493" calcext:value-type="float">
            <text:p>5558493</text:p>
          </table:table-cell>
          <table:table-cell office:value-type="float" office:value="30699692" calcext:value-type="float">
            <text:p>30699692</text:p>
          </table:table-cell>
          <table:table-cell office:value-type="float" office:value="65407252" calcext:value-type="float">
            <text:p>654072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36736" calcext:value-type="float">
            <text:p>36736</text:p>
          </table:table-cell>
          <table:table-cell office:value-type="float" office:value="209804" calcext:value-type="float">
            <text:p>209804</text:p>
          </table:table-cell>
          <table:table-cell office:value-type="float" office:value="466822" calcext:value-type="float">
            <text:p>466822</text:p>
          </table:table-cell>
          <table:table-cell office:value-type="float" office:value="2702245" calcext:value-type="float">
            <text:p>2702245</text:p>
          </table:table-cell>
          <table:table-cell office:value-type="float" office:value="5584892" calcext:value-type="float">
            <text:p>5584892</text:p>
          </table:table-cell>
          <table:table-cell office:value-type="float" office:value="30055542" calcext:value-type="float">
            <text:p>30055542</text:p>
          </table:table-cell>
          <table:table-cell office:value-type="float" office:value="66752402" calcext:value-type="float">
            <text:p>667524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877" calcext:value-type="float">
            <text:p>36877</text:p>
          </table:table-cell>
          <table:table-cell office:value-type="float" office:value="216439" calcext:value-type="float">
            <text:p>216439</text:p>
          </table:table-cell>
          <table:table-cell office:value-type="float" office:value="455507" calcext:value-type="float">
            <text:p>455507</text:p>
          </table:table-cell>
          <table:table-cell office:value-type="float" office:value="3136033" calcext:value-type="float">
            <text:p>3136033</text:p>
          </table:table-cell>
          <table:table-cell office:value-type="float" office:value="5595369" calcext:value-type="float">
            <text:p>5595369</text:p>
          </table:table-cell>
          <table:table-cell office:value-type="float" office:value="30327575" calcext:value-type="float">
            <text:p>30327575</text:p>
          </table:table-cell>
          <table:table-cell office:value-type="float" office:value="64922131" calcext:value-type="float">
            <text:p>649221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737" calcext:value-type="float">
            <text:p>36737</text:p>
          </table:table-cell>
          <table:table-cell office:value-type="float" office:value="218325" calcext:value-type="float">
            <text:p>218325</text:p>
          </table:table-cell>
          <table:table-cell office:value-type="float" office:value="458721" calcext:value-type="float">
            <text:p>458721</text:p>
          </table:table-cell>
          <table:table-cell office:value-type="float" office:value="3166134" calcext:value-type="float">
            <text:p>3166134</text:p>
          </table:table-cell>
          <table:table-cell office:value-type="float" office:value="5636296" calcext:value-type="float">
            <text:p>5636296</text:p>
          </table:table-cell>
          <table:table-cell office:value-type="float" office:value="30525856" calcext:value-type="float">
            <text:p>30525856</text:p>
          </table:table-cell>
          <table:table-cell office:value-type="float" office:value="64838949" calcext:value-type="float">
            <text:p>648389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19024" calcext:value-type="float">
            <text:p>219024</text:p>
          </table:table-cell>
          <table:table-cell office:value-type="float" office:value="456415" calcext:value-type="float">
            <text:p>456415</text:p>
          </table:table-cell>
          <table:table-cell office:value-type="float" office:value="2745827" calcext:value-type="float">
            <text:p>2745827</text:p>
          </table:table-cell>
          <table:table-cell office:value-type="float" office:value="5386821" calcext:value-type="float">
            <text:p>5386821</text:p>
          </table:table-cell>
          <table:table-cell office:value-type="float" office:value="30869897" calcext:value-type="float">
            <text:p>30869897</text:p>
          </table:table-cell>
          <table:table-cell office:value-type="float" office:value="64375410" calcext:value-type="float">
            <text:p>64375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36737" calcext:value-type="float">
            <text:p>36737</text:p>
          </table:table-cell>
          <table:table-cell office:value-type="float" office:value="212668" calcext:value-type="float">
            <text:p>212668</text:p>
          </table:table-cell>
          <table:table-cell office:value-type="float" office:value="464029" calcext:value-type="float">
            <text:p>464029</text:p>
          </table:table-cell>
          <table:table-cell office:value-type="float" office:value="2617946" calcext:value-type="float">
            <text:p>2617946</text:p>
          </table:table-cell>
          <table:table-cell office:value-type="float" office:value="5697059" calcext:value-type="float">
            <text:p>5697059</text:p>
          </table:table-cell>
          <table:table-cell office:value-type="float" office:value="32265613" calcext:value-type="float">
            <text:p>32265613</text:p>
          </table:table-cell>
          <table:table-cell office:value-type="float" office:value="63408661" calcext:value-type="float">
            <text:p>634086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5759" calcext:value-type="float">
            <text:p>35759</text:p>
          </table:table-cell>
          <table:table-cell office:value-type="float" office:value="217487" calcext:value-type="float">
            <text:p>217487</text:p>
          </table:table-cell>
          <table:table-cell office:value-type="float" office:value="470244" calcext:value-type="float">
            <text:p>470244</text:p>
          </table:table-cell>
          <table:table-cell office:value-type="float" office:value="2992577" calcext:value-type="float">
            <text:p>2992577</text:p>
          </table:table-cell>
          <table:table-cell office:value-type="float" office:value="5491025" calcext:value-type="float">
            <text:p>5491025</text:p>
          </table:table-cell>
          <table:table-cell office:value-type="float" office:value="30516358" calcext:value-type="float">
            <text:p>30516358</text:p>
          </table:table-cell>
          <table:table-cell office:value-type="float" office:value="64056373" calcext:value-type="float">
            <text:p>640563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96" calcext:value-type="float">
            <text:p>1396</text:p>
          </table:table-cell>
          <table:table-cell office:value-type="float" office:value="2863" calcext:value-type="float">
            <text:p>2863</text:p>
          </table:table-cell>
          <table:table-cell office:value-type="float" office:value="35339" calcext:value-type="float">
            <text:p>35339</text:p>
          </table:table-cell>
          <table:table-cell office:value-type="float" office:value="218884" calcext:value-type="float">
            <text:p>218884</text:p>
          </table:table-cell>
          <table:table-cell office:value-type="float" office:value="452853" calcext:value-type="float">
            <text:p>452853</text:p>
          </table:table-cell>
          <table:table-cell office:value-type="float" office:value="2627096" calcext:value-type="float">
            <text:p>2627096</text:p>
          </table:table-cell>
          <table:table-cell office:value-type="float" office:value="5576721" calcext:value-type="float">
            <text:p>5576721</text:p>
          </table:table-cell>
          <table:table-cell office:value-type="float" office:value="31269601" calcext:value-type="float">
            <text:p>31269601</text:p>
          </table:table-cell>
          <table:table-cell office:value-type="float" office:value="65157149" calcext:value-type="float">
            <text:p>651571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5689" calcext:value-type="float">
            <text:p>35689</text:p>
          </table:table-cell>
          <table:table-cell office:value-type="float" office:value="215462" calcext:value-type="float">
            <text:p>215462</text:p>
          </table:table-cell>
          <table:table-cell office:value-type="float" office:value="449152" calcext:value-type="float">
            <text:p>449152</text:p>
          </table:table-cell>
          <table:table-cell office:value-type="float" office:value="2821814" calcext:value-type="float">
            <text:p>2821814</text:p>
          </table:table-cell>
          <table:table-cell office:value-type="float" office:value="5516587" calcext:value-type="float">
            <text:p>5516587</text:p>
          </table:table-cell>
          <table:table-cell office:value-type="float" office:value="30955522" calcext:value-type="float">
            <text:p>30955522</text:p>
          </table:table-cell>
          <table:table-cell office:value-type="float" office:value="65360178" calcext:value-type="float">
            <text:p>653601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08" calcext:value-type="float">
            <text:p>908</text:p>
          </table:table-cell>
          <table:table-cell office:value-type="float" office:value="3282" calcext:value-type="float">
            <text:p>3282</text:p>
          </table:table-cell>
          <table:table-cell office:value-type="float" office:value="34641" calcext:value-type="float">
            <text:p>34641</text:p>
          </table:table-cell>
          <table:table-cell office:value-type="float" office:value="209664" calcext:value-type="float">
            <text:p>209664</text:p>
          </table:table-cell>
          <table:table-cell office:value-type="float" office:value="580944" calcext:value-type="float">
            <text:p>580944</text:p>
          </table:table-cell>
          <table:table-cell office:value-type="float" office:value="2583025" calcext:value-type="float">
            <text:p>2583025</text:p>
          </table:table-cell>
          <table:table-cell office:value-type="float" office:value="5620162" calcext:value-type="float">
            <text:p>5620162</text:p>
          </table:table-cell>
          <table:table-cell office:value-type="float" office:value="30421373" calcext:value-type="float">
            <text:p>30421373</text:p>
          </table:table-cell>
          <table:table-cell office:value-type="float" office:value="64436381" calcext:value-type="float">
            <text:p>644363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67" calcext:value-type="float">
            <text:p>1467</text:p>
          </table:table-cell>
          <table:table-cell office:value-type="float" office:value="2934" calcext:value-type="float">
            <text:p>2934</text:p>
          </table:table-cell>
          <table:table-cell office:value-type="float" office:value="35201" calcext:value-type="float">
            <text:p>35201</text:p>
          </table:table-cell>
          <table:table-cell office:value-type="float" office:value="214414" calcext:value-type="float">
            <text:p>214414</text:p>
          </table:table-cell>
          <table:table-cell office:value-type="float" office:value="442587" calcext:value-type="float">
            <text:p>442587</text:p>
          </table:table-cell>
          <table:table-cell office:value-type="float" office:value="3482936" calcext:value-type="float">
            <text:p>3482936</text:p>
          </table:table-cell>
          <table:table-cell office:value-type="float" office:value="5504784" calcext:value-type="float">
            <text:p>5504784</text:p>
          </table:table-cell>
          <table:table-cell office:value-type="float" office:value="30606035" calcext:value-type="float">
            <text:p>30606035</text:p>
          </table:table-cell>
          <table:table-cell office:value-type="float" office:value="65979814" calcext:value-type="float">
            <text:p>659798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40648" calcext:value-type="float">
            <text:p>40648</text:p>
          </table:table-cell>
          <table:table-cell office:value-type="float" office:value="212877" calcext:value-type="float">
            <text:p>212877</text:p>
          </table:table-cell>
          <table:table-cell office:value-type="float" office:value="455926" calcext:value-type="float">
            <text:p>455926</text:p>
          </table:table-cell>
          <table:table-cell office:value-type="float" office:value="3500117" calcext:value-type="float">
            <text:p>3500117</text:p>
          </table:table-cell>
          <table:table-cell office:value-type="float" office:value="5617369" calcext:value-type="float">
            <text:p>5617369</text:p>
          </table:table-cell>
          <table:table-cell office:value-type="float" office:value="30587876" calcext:value-type="float">
            <text:p>30587876</text:p>
          </table:table-cell>
          <table:table-cell office:value-type="float" office:value="64366471" calcext:value-type="float">
            <text:p>6436647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5689" calcext:value-type="float">
            <text:p>35689</text:p>
          </table:table-cell>
          <table:table-cell office:value-type="float" office:value="225240" calcext:value-type="float">
            <text:p>225240</text:p>
          </table:table-cell>
          <table:table-cell office:value-type="float" office:value="500276" calcext:value-type="float">
            <text:p>500276</text:p>
          </table:table-cell>
          <table:table-cell office:value-type="float" office:value="3464219" calcext:value-type="float">
            <text:p>3464219</text:p>
          </table:table-cell>
          <table:table-cell office:value-type="float" office:value="5538099" calcext:value-type="float">
            <text:p>5538099</text:p>
          </table:table-cell>
          <table:table-cell office:value-type="float" office:value="30242858" calcext:value-type="float">
            <text:p>30242858</text:p>
          </table:table-cell>
          <table:table-cell office:value-type="float" office:value="64486807" calcext:value-type="float">
            <text:p>644868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5409" calcext:value-type="float">
            <text:p>35409</text:p>
          </table:table-cell>
          <table:table-cell office:value-type="float" office:value="207570" calcext:value-type="float">
            <text:p>207570</text:p>
          </table:table-cell>
          <table:table-cell office:value-type="float" office:value="495737" calcext:value-type="float">
            <text:p>495737</text:p>
          </table:table-cell>
          <table:table-cell office:value-type="float" office:value="3416238" calcext:value-type="float">
            <text:p>3416238</text:p>
          </table:table-cell>
          <table:table-cell office:value-type="float" office:value="5976914" calcext:value-type="float">
            <text:p>5976914</text:p>
          </table:table-cell>
          <table:table-cell office:value-type="float" office:value="30138933" calcext:value-type="float">
            <text:p>30138933</text:p>
          </table:table-cell>
          <table:table-cell office:value-type="float" office:value="64598415" calcext:value-type="float">
            <text:p>645984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4292" calcext:value-type="float">
            <text:p>34292</text:p>
          </table:table-cell>
          <table:table-cell office:value-type="float" office:value="221398" calcext:value-type="float">
            <text:p>221398</text:p>
          </table:table-cell>
          <table:table-cell office:value-type="float" office:value="476320" calcext:value-type="float">
            <text:p>476320</text:p>
          </table:table-cell>
          <table:table-cell office:value-type="float" office:value="3459260" calcext:value-type="float">
            <text:p>3459260</text:p>
          </table:table-cell>
          <table:table-cell office:value-type="float" office:value="5595019" calcext:value-type="float">
            <text:p>5595019</text:p>
          </table:table-cell>
          <table:table-cell office:value-type="float" office:value="30552536" calcext:value-type="float">
            <text:p>30552536</text:p>
          </table:table-cell>
          <table:table-cell office:value-type="float" office:value="65365416" calcext:value-type="float">
            <text:p>653654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806" calcext:value-type="float">
            <text:p>36806</text:p>
          </table:table-cell>
          <table:table-cell office:value-type="float" office:value="211061" calcext:value-type="float">
            <text:p>211061</text:p>
          </table:table-cell>
          <table:table-cell office:value-type="float" office:value="452085" calcext:value-type="float">
            <text:p>452085</text:p>
          </table:table-cell>
          <table:table-cell office:value-type="float" office:value="2637642" calcext:value-type="float">
            <text:p>2637642</text:p>
          </table:table-cell>
          <table:table-cell office:value-type="float" office:value="5735890" calcext:value-type="float">
            <text:p>5735890</text:p>
          </table:table-cell>
          <table:table-cell office:value-type="float" office:value="30340566" calcext:value-type="float">
            <text:p>30340566</text:p>
          </table:table-cell>
          <table:table-cell office:value-type="float" office:value="64117764" calcext:value-type="float">
            <text:p>6411776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5270" calcext:value-type="float">
            <text:p>35270</text:p>
          </table:table-cell>
          <table:table-cell office:value-type="float" office:value="217487" calcext:value-type="float">
            <text:p>217487</text:p>
          </table:table-cell>
          <table:table-cell office:value-type="float" office:value="472409" calcext:value-type="float">
            <text:p>472409</text:p>
          </table:table-cell>
          <table:table-cell office:value-type="float" office:value="2621579" calcext:value-type="float">
            <text:p>2621579</text:p>
          </table:table-cell>
          <table:table-cell office:value-type="float" office:value="5928863" calcext:value-type="float">
            <text:p>5928863</text:p>
          </table:table-cell>
          <table:table-cell office:value-type="float" office:value="30406846" calcext:value-type="float">
            <text:p>30406846</text:p>
          </table:table-cell>
          <table:table-cell office:value-type="float" office:value="63960061" calcext:value-type="float">
            <text:p>639600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689" calcext:value-type="float">
            <text:p>35689</text:p>
          </table:table-cell>
          <table:table-cell office:value-type="float" office:value="216090" calcext:value-type="float">
            <text:p>216090</text:p>
          </table:table-cell>
          <table:table-cell office:value-type="float" office:value="466263" calcext:value-type="float">
            <text:p>466263</text:p>
          </table:table-cell>
          <table:table-cell office:value-type="float" office:value="2668651" calcext:value-type="float">
            <text:p>2668651</text:p>
          </table:table-cell>
          <table:table-cell office:value-type="float" office:value="5803567" calcext:value-type="float">
            <text:p>5803567</text:p>
          </table:table-cell>
          <table:table-cell office:value-type="float" office:value="30649546" calcext:value-type="float">
            <text:p>30649546</text:p>
          </table:table-cell>
          <table:table-cell office:value-type="float" office:value="64266247" calcext:value-type="float">
            <text:p>642662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5339" calcext:value-type="float">
            <text:p>35339</text:p>
          </table:table-cell>
          <table:table-cell office:value-type="float" office:value="223284" calcext:value-type="float">
            <text:p>223284</text:p>
          </table:table-cell>
          <table:table-cell office:value-type="float" office:value="491057" calcext:value-type="float">
            <text:p>491057</text:p>
          </table:table-cell>
          <table:table-cell office:value-type="float" office:value="2562632" calcext:value-type="float">
            <text:p>2562632</text:p>
          </table:table-cell>
          <table:table-cell office:value-type="float" office:value="5614156" calcext:value-type="float">
            <text:p>5614156</text:p>
          </table:table-cell>
          <table:table-cell office:value-type="float" office:value="31042406" calcext:value-type="float">
            <text:p>31042406</text:p>
          </table:table-cell>
          <table:table-cell office:value-type="float" office:value="64162463" calcext:value-type="float">
            <text:p>641624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5690" calcext:value-type="float">
            <text:p>35690</text:p>
          </table:table-cell>
          <table:table-cell office:value-type="float" office:value="211830" calcext:value-type="float">
            <text:p>211830</text:p>
          </table:table-cell>
          <table:table-cell office:value-type="float" office:value="471502" calcext:value-type="float">
            <text:p>471502</text:p>
          </table:table-cell>
          <table:table-cell office:value-type="float" office:value="2654614" calcext:value-type="float">
            <text:p>2654614</text:p>
          </table:table-cell>
          <table:table-cell office:value-type="float" office:value="5782614" calcext:value-type="float">
            <text:p>5782614</text:p>
          </table:table-cell>
          <table:table-cell office:value-type="float" office:value="29924868" calcext:value-type="float">
            <text:p>29924868</text:p>
          </table:table-cell>
          <table:table-cell office:value-type="float" office:value="67642675" calcext:value-type="float">
            <text:p>67642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3804" calcext:value-type="float">
            <text:p>33804</text:p>
          </table:table-cell>
          <table:table-cell office:value-type="float" office:value="216440" calcext:value-type="float">
            <text:p>216440</text:p>
          </table:table-cell>
          <table:table-cell office:value-type="float" office:value="450200" calcext:value-type="float">
            <text:p>450200</text:p>
          </table:table-cell>
          <table:table-cell office:value-type="float" office:value="2842138" calcext:value-type="float">
            <text:p>2842138</text:p>
          </table:table-cell>
          <table:table-cell office:value-type="float" office:value="5657248" calcext:value-type="float">
            <text:p>5657248</text:p>
          </table:table-cell>
          <table:table-cell office:value-type="float" office:value="30922347" calcext:value-type="float">
            <text:p>30922347</text:p>
          </table:table-cell>
          <table:table-cell office:value-type="float" office:value="63233219" calcext:value-type="float">
            <text:p>632332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6528" calcext:value-type="float">
            <text:p>36528</text:p>
          </table:table-cell>
          <table:table-cell office:value-type="float" office:value="214553" calcext:value-type="float">
            <text:p>214553</text:p>
          </table:table-cell>
          <table:table-cell office:value-type="float" office:value="461095" calcext:value-type="float">
            <text:p>461095</text:p>
          </table:table-cell>
          <table:table-cell office:value-type="float" office:value="2627026" calcext:value-type="float">
            <text:p>2627026</text:p>
          </table:table-cell>
          <table:table-cell office:value-type="float" office:value="6465178" calcext:value-type="float">
            <text:p>6465178</text:p>
          </table:table-cell>
          <table:table-cell office:value-type="float" office:value="30723159" calcext:value-type="float">
            <text:p>30723159</text:p>
          </table:table-cell>
          <table:table-cell office:value-type="float" office:value="64797952" calcext:value-type="float">
            <text:p>647979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645" calcext:value-type="float">
            <text:p>37645</text:p>
          </table:table-cell>
          <table:table-cell office:value-type="float" office:value="214693" calcext:value-type="float">
            <text:p>214693</text:p>
          </table:table-cell>
          <table:table-cell office:value-type="float" office:value="448943" calcext:value-type="float">
            <text:p>448943</text:p>
          </table:table-cell>
          <table:table-cell office:value-type="float" office:value="2711674" calcext:value-type="float">
            <text:p>2711674</text:p>
          </table:table-cell>
          <table:table-cell office:value-type="float" office:value="5871034" calcext:value-type="float">
            <text:p>5871034</text:p>
          </table:table-cell>
          <table:table-cell office:value-type="float" office:value="33955992" calcext:value-type="float">
            <text:p>33955992</text:p>
          </table:table-cell>
          <table:table-cell office:value-type="float" office:value="63834137" calcext:value-type="float">
            <text:p>638341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77" calcext:value-type="float">
            <text:p>977</text:p>
          </table:table-cell>
          <table:table-cell office:value-type="float" office:value="3842" calcext:value-type="float">
            <text:p>3842</text:p>
          </table:table-cell>
          <table:table-cell office:value-type="float" office:value="36317" calcext:value-type="float">
            <text:p>36317</text:p>
          </table:table-cell>
          <table:table-cell office:value-type="float" office:value="215951" calcext:value-type="float">
            <text:p>215951</text:p>
          </table:table-cell>
          <table:table-cell office:value-type="float" office:value="460746" calcext:value-type="float">
            <text:p>460746</text:p>
          </table:table-cell>
          <table:table-cell office:value-type="float" office:value="2670956" calcext:value-type="float">
            <text:p>2670956</text:p>
          </table:table-cell>
          <table:table-cell office:value-type="float" office:value="5628264" calcext:value-type="float">
            <text:p>5628264</text:p>
          </table:table-cell>
          <table:table-cell office:value-type="float" office:value="30729306" calcext:value-type="float">
            <text:p>30729306</text:p>
          </table:table-cell>
          <table:table-cell office:value-type="float" office:value="65243473" calcext:value-type="float">
            <text:p>652434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43790" calcext:value-type="float">
            <text:p>43790</text:p>
          </table:table-cell>
          <table:table-cell office:value-type="float" office:value="212249" calcext:value-type="float">
            <text:p>212249</text:p>
          </table:table-cell>
          <table:table-cell office:value-type="float" office:value="564461" calcext:value-type="float">
            <text:p>564461</text:p>
          </table:table-cell>
          <table:table-cell office:value-type="float" office:value="2682340" calcext:value-type="float">
            <text:p>2682340</text:p>
          </table:table-cell>
          <table:table-cell office:value-type="float" office:value="5911053" calcext:value-type="float">
            <text:p>5911053</text:p>
          </table:table-cell>
          <table:table-cell office:value-type="float" office:value="30614625" calcext:value-type="float">
            <text:p>30614625</text:p>
          </table:table-cell>
          <table:table-cell office:value-type="float" office:value="65395448" calcext:value-type="float">
            <text:p>653954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5340" calcext:value-type="float">
            <text:p>35340</text:p>
          </table:table-cell>
          <table:table-cell office:value-type="float" office:value="213506" calcext:value-type="float">
            <text:p>213506</text:p>
          </table:table-cell>
          <table:table-cell office:value-type="float" office:value="458371" calcext:value-type="float">
            <text:p>458371</text:p>
          </table:table-cell>
          <table:table-cell office:value-type="float" office:value="2665928" calcext:value-type="float">
            <text:p>2665928</text:p>
          </table:table-cell>
          <table:table-cell office:value-type="float" office:value="5616670" calcext:value-type="float">
            <text:p>5616670</text:p>
          </table:table-cell>
          <table:table-cell office:value-type="float" office:value="31130197" calcext:value-type="float">
            <text:p>31130197</text:p>
          </table:table-cell>
          <table:table-cell office:value-type="float" office:value="65213371" calcext:value-type="float">
            <text:p>652133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35200" calcext:value-type="float">
            <text:p>35200</text:p>
          </table:table-cell>
          <table:table-cell office:value-type="float" office:value="209595" calcext:value-type="float">
            <text:p>209595</text:p>
          </table:table-cell>
          <table:table-cell office:value-type="float" office:value="495108" calcext:value-type="float">
            <text:p>495108</text:p>
          </table:table-cell>
          <table:table-cell office:value-type="float" office:value="2581140" calcext:value-type="float">
            <text:p>2581140</text:p>
          </table:table-cell>
          <table:table-cell office:value-type="float" office:value="5481107" calcext:value-type="float">
            <text:p>5481107</text:p>
          </table:table-cell>
          <table:table-cell office:value-type="float" office:value="30847966" calcext:value-type="float">
            <text:p>30847966</text:p>
          </table:table-cell>
          <table:table-cell office:value-type="float" office:value="64483665" calcext:value-type="float">
            <text:p>6448366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35340" calcext:value-type="float">
            <text:p>35340</text:p>
          </table:table-cell>
          <table:table-cell office:value-type="float" office:value="214763" calcext:value-type="float">
            <text:p>214763</text:p>
          </table:table-cell>
          <table:table-cell office:value-type="float" office:value="456555" calcext:value-type="float">
            <text:p>456555</text:p>
          </table:table-cell>
          <table:table-cell office:value-type="float" office:value="2692956" calcext:value-type="float">
            <text:p>2692956</text:p>
          </table:table-cell>
          <table:table-cell office:value-type="float" office:value="5652150" calcext:value-type="float">
            <text:p>5652150</text:p>
          </table:table-cell>
          <table:table-cell office:value-type="float" office:value="30806481" calcext:value-type="float">
            <text:p>30806481</text:p>
          </table:table-cell>
          <table:table-cell office:value-type="float" office:value="65870372" calcext:value-type="float">
            <text:p>658703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35270" calcext:value-type="float">
            <text:p>35270</text:p>
          </table:table-cell>
          <table:table-cell office:value-type="float" office:value="271126" calcext:value-type="float">
            <text:p>271126</text:p>
          </table:table-cell>
          <table:table-cell office:value-type="float" office:value="459978" calcext:value-type="float">
            <text:p>459978</text:p>
          </table:table-cell>
          <table:table-cell office:value-type="float" office:value="2671515" calcext:value-type="float">
            <text:p>2671515</text:p>
          </table:table-cell>
          <table:table-cell office:value-type="float" office:value="5544664" calcext:value-type="float">
            <text:p>5544664</text:p>
          </table:table-cell>
          <table:table-cell office:value-type="float" office:value="30329392" calcext:value-type="float">
            <text:p>30329392</text:p>
          </table:table-cell>
          <table:table-cell office:value-type="float" office:value="63499246" calcext:value-type="float">
            <text:p>6349924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200" calcext:value-type="float">
            <text:p>35200</text:p>
          </table:table-cell>
          <table:table-cell office:value-type="float" office:value="212249" calcext:value-type="float">
            <text:p>212249</text:p>
          </table:table-cell>
          <table:table-cell office:value-type="float" office:value="480231" calcext:value-type="float">
            <text:p>480231</text:p>
          </table:table-cell>
          <table:table-cell office:value-type="float" office:value="2625141" calcext:value-type="float">
            <text:p>2625141</text:p>
          </table:table-cell>
          <table:table-cell office:value-type="float" office:value="5742945" calcext:value-type="float">
            <text:p>5742945</text:p>
          </table:table-cell>
          <table:table-cell office:value-type="float" office:value="31137320" calcext:value-type="float">
            <text:p>31137320</text:p>
          </table:table-cell>
          <table:table-cell office:value-type="float" office:value="65932880" calcext:value-type="float">
            <text:p>659328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6318" calcext:value-type="float">
            <text:p>36318</text:p>
          </table:table-cell>
          <table:table-cell office:value-type="float" office:value="212389" calcext:value-type="float">
            <text:p>212389</text:p>
          </table:table-cell>
          <table:table-cell office:value-type="float" office:value="476041" calcext:value-type="float">
            <text:p>476041</text:p>
          </table:table-cell>
          <table:table-cell office:value-type="float" office:value="3287449" calcext:value-type="float">
            <text:p>3287449</text:p>
          </table:table-cell>
          <table:table-cell office:value-type="float" office:value="5880672" calcext:value-type="float">
            <text:p>5880672</text:p>
          </table:table-cell>
          <table:table-cell office:value-type="float" office:value="30544714" calcext:value-type="float">
            <text:p>30544714</text:p>
          </table:table-cell>
          <table:table-cell office:value-type="float" office:value="66923655" calcext:value-type="float">
            <text:p>669236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5200" calcext:value-type="float">
            <text:p>35200</text:p>
          </table:table-cell>
          <table:table-cell office:value-type="float" office:value="211271" calcext:value-type="float">
            <text:p>211271</text:p>
          </table:table-cell>
          <table:table-cell office:value-type="float" office:value="465983" calcext:value-type="float">
            <text:p>465983</text:p>
          </table:table-cell>
          <table:table-cell office:value-type="float" office:value="2709928" calcext:value-type="float">
            <text:p>2709928</text:p>
          </table:table-cell>
          <table:table-cell office:value-type="float" office:value="5638740" calcext:value-type="float">
            <text:p>5638740</text:p>
          </table:table-cell>
          <table:table-cell office:value-type="float" office:value="34309880" calcext:value-type="float">
            <text:p>34309880</text:p>
          </table:table-cell>
          <table:table-cell office:value-type="float" office:value="63956919" calcext:value-type="float">
            <text:p>639569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5270" calcext:value-type="float">
            <text:p>35270</text:p>
          </table:table-cell>
          <table:table-cell office:value-type="float" office:value="221678" calcext:value-type="float">
            <text:p>221678</text:p>
          </table:table-cell>
          <table:table-cell office:value-type="float" office:value="466612" calcext:value-type="float">
            <text:p>466612</text:p>
          </table:table-cell>
          <table:table-cell office:value-type="float" office:value="2693096" calcext:value-type="float">
            <text:p>2693096</text:p>
          </table:table-cell>
          <table:table-cell office:value-type="float" office:value="5734982" calcext:value-type="float">
            <text:p>5734982</text:p>
          </table:table-cell>
          <table:table-cell office:value-type="float" office:value="31887211" calcext:value-type="float">
            <text:p>31887211</text:p>
          </table:table-cell>
          <table:table-cell office:value-type="float" office:value="64212748" calcext:value-type="float">
            <text:p>642127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6457" calcext:value-type="float">
            <text:p>36457</text:p>
          </table:table-cell>
          <table:table-cell office:value-type="float" office:value="211970" calcext:value-type="float">
            <text:p>211970</text:p>
          </table:table-cell>
          <table:table-cell office:value-type="float" office:value="475482" calcext:value-type="float">
            <text:p>475482</text:p>
          </table:table-cell>
          <table:table-cell office:value-type="float" office:value="2608169" calcext:value-type="float">
            <text:p>2608169</text:p>
          </table:table-cell>
          <table:table-cell office:value-type="float" office:value="5624283" calcext:value-type="float">
            <text:p>5624283</text:p>
          </table:table-cell>
          <table:table-cell office:value-type="float" office:value="31741172" calcext:value-type="float">
            <text:p>31741172</text:p>
          </table:table-cell>
          <table:table-cell office:value-type="float" office:value="65892023" calcext:value-type="float">
            <text:p>658920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09316" calcext:value-type="float">
            <text:p>209316</text:p>
          </table:table-cell>
          <table:table-cell office:value-type="float" office:value="454670" calcext:value-type="float">
            <text:p>454670</text:p>
          </table:table-cell>
          <table:table-cell office:value-type="float" office:value="2668582" calcext:value-type="float">
            <text:p>2668582</text:p>
          </table:table-cell>
          <table:table-cell office:value-type="float" office:value="5550670" calcext:value-type="float">
            <text:p>5550670</text:p>
          </table:table-cell>
          <table:table-cell office:value-type="float" office:value="31464459" calcext:value-type="float">
            <text:p>31464459</text:p>
          </table:table-cell>
          <table:table-cell office:value-type="float" office:value="65504401" calcext:value-type="float">
            <text:p>655044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77" calcext:value-type="float">
            <text:p>977</text:p>
          </table:table-cell>
          <table:table-cell office:value-type="float" office:value="3282" calcext:value-type="float">
            <text:p>3282</text:p>
          </table:table-cell>
          <table:table-cell office:value-type="float" office:value="35340" calcext:value-type="float">
            <text:p>35340</text:p>
          </table:table-cell>
          <table:table-cell office:value-type="float" office:value="221329" calcext:value-type="float">
            <text:p>221329</text:p>
          </table:table-cell>
          <table:table-cell office:value-type="float" office:value="463330" calcext:value-type="float">
            <text:p>463330</text:p>
          </table:table-cell>
          <table:table-cell office:value-type="float" office:value="2604956" calcext:value-type="float">
            <text:p>2604956</text:p>
          </table:table-cell>
          <table:table-cell office:value-type="float" office:value="6305309" calcext:value-type="float">
            <text:p>6305309</text:p>
          </table:table-cell>
          <table:table-cell office:value-type="float" office:value="31633895" calcext:value-type="float">
            <text:p>31633895</text:p>
          </table:table-cell>
          <table:table-cell office:value-type="float" office:value="64633964" calcext:value-type="float">
            <text:p>6463396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4623" calcext:value-type="float">
            <text:p>214623</text:p>
          </table:table-cell>
          <table:table-cell office:value-type="float" office:value="446218" calcext:value-type="float">
            <text:p>446218</text:p>
          </table:table-cell>
          <table:table-cell office:value-type="float" office:value="2685413" calcext:value-type="float">
            <text:p>2685413</text:p>
          </table:table-cell>
          <table:table-cell office:value-type="float" office:value="5486346" calcext:value-type="float">
            <text:p>5486346</text:p>
          </table:table-cell>
          <table:table-cell office:value-type="float" office:value="30756683" calcext:value-type="float">
            <text:p>30756683</text:p>
          </table:table-cell>
          <table:table-cell office:value-type="float" office:value="63937852" calcext:value-type="float">
            <text:p>639378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67" calcext:value-type="float">
            <text:p>1467</text:p>
          </table:table-cell>
          <table:table-cell office:value-type="float" office:value="3422" calcext:value-type="float">
            <text:p>3422</text:p>
          </table:table-cell>
          <table:table-cell office:value-type="float" office:value="36737" calcext:value-type="float">
            <text:p>36737</text:p>
          </table:table-cell>
          <table:table-cell office:value-type="float" office:value="212877" calcext:value-type="float">
            <text:p>212877</text:p>
          </table:table-cell>
          <table:table-cell office:value-type="float" office:value="462422" calcext:value-type="float">
            <text:p>462422</text:p>
          </table:table-cell>
          <table:table-cell office:value-type="float" office:value="2634988" calcext:value-type="float">
            <text:p>2634988</text:p>
          </table:table-cell>
          <table:table-cell office:value-type="float" office:value="5575673" calcext:value-type="float">
            <text:p>5575673</text:p>
          </table:table-cell>
          <table:table-cell office:value-type="float" office:value="30870107" calcext:value-type="float">
            <text:p>30870107</text:p>
          </table:table-cell>
          <table:table-cell office:value-type="float" office:value="64321562" calcext:value-type="float">
            <text:p>643215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4991" calcext:value-type="float">
            <text:p>34991</text:p>
          </table:table-cell>
          <table:table-cell office:value-type="float" office:value="215252" calcext:value-type="float">
            <text:p>215252</text:p>
          </table:table-cell>
          <table:table-cell office:value-type="float" office:value="456415" calcext:value-type="float">
            <text:p>456415</text:p>
          </table:table-cell>
          <table:table-cell office:value-type="float" office:value="2743732" calcext:value-type="float">
            <text:p>2743732</text:p>
          </table:table-cell>
          <table:table-cell office:value-type="float" office:value="5790716" calcext:value-type="float">
            <text:p>5790716</text:p>
          </table:table-cell>
          <table:table-cell office:value-type="float" office:value="31096882" calcext:value-type="float">
            <text:p>31096882</text:p>
          </table:table-cell>
          <table:table-cell office:value-type="float" office:value="64913889" calcext:value-type="float">
            <text:p>649138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14972" calcext:value-type="float">
            <text:p>214972</text:p>
          </table:table-cell>
          <table:table-cell office:value-type="float" office:value="488543" calcext:value-type="float">
            <text:p>488543</text:p>
          </table:table-cell>
          <table:table-cell office:value-type="float" office:value="2979098" calcext:value-type="float">
            <text:p>2979098</text:p>
          </table:table-cell>
          <table:table-cell office:value-type="float" office:value="5889263" calcext:value-type="float">
            <text:p>5889263</text:p>
          </table:table-cell>
          <table:table-cell office:value-type="float" office:value="30371785" calcext:value-type="float">
            <text:p>30371785</text:p>
          </table:table-cell>
          <table:table-cell office:value-type="float" office:value="64400134" calcext:value-type="float">
            <text:p>644001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5339" calcext:value-type="float">
            <text:p>35339</text:p>
          </table:table-cell>
          <table:table-cell office:value-type="float" office:value="218046" calcext:value-type="float">
            <text:p>218046</text:p>
          </table:table-cell>
          <table:table-cell office:value-type="float" office:value="462981" calcext:value-type="float">
            <text:p>462981</text:p>
          </table:table-cell>
          <table:table-cell office:value-type="float" office:value="2688347" calcext:value-type="float">
            <text:p>2688347</text:p>
          </table:table-cell>
          <table:table-cell office:value-type="float" office:value="5737915" calcext:value-type="float">
            <text:p>5737915</text:p>
          </table:table-cell>
          <table:table-cell office:value-type="float" office:value="30333582" calcext:value-type="float">
            <text:p>30333582</text:p>
          </table:table-cell>
          <table:table-cell office:value-type="float" office:value="65289219" calcext:value-type="float">
            <text:p>652892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5270" calcext:value-type="float">
            <text:p>35270</text:p>
          </table:table-cell>
          <table:table-cell office:value-type="float" office:value="211202" calcext:value-type="float">
            <text:p>211202</text:p>
          </table:table-cell>
          <table:table-cell office:value-type="float" office:value="474016" calcext:value-type="float">
            <text:p>474016</text:p>
          </table:table-cell>
          <table:table-cell office:value-type="float" office:value="2645045" calcext:value-type="float">
            <text:p>2645045</text:p>
          </table:table-cell>
          <table:table-cell office:value-type="float" office:value="5904558" calcext:value-type="float">
            <text:p>5904558</text:p>
          </table:table-cell>
          <table:table-cell office:value-type="float" office:value="30599749" calcext:value-type="float">
            <text:p>30599749</text:p>
          </table:table-cell>
          <table:table-cell office:value-type="float" office:value="65119853" calcext:value-type="float">
            <text:p>6511985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66" calcext:value-type="float">
            <text:p>1466</text:p>
          </table:table-cell>
          <table:table-cell office:value-type="float" office:value="3352" calcext:value-type="float">
            <text:p>3352</text:p>
          </table:table-cell>
          <table:table-cell office:value-type="float" office:value="35340" calcext:value-type="float">
            <text:p>35340</text:p>
          </table:table-cell>
          <table:table-cell office:value-type="float" office:value="211830" calcext:value-type="float">
            <text:p>211830</text:p>
          </table:table-cell>
          <table:table-cell office:value-type="float" office:value="439374" calcext:value-type="float">
            <text:p>439374</text:p>
          </table:table-cell>
          <table:table-cell office:value-type="float" office:value="2729763" calcext:value-type="float">
            <text:p>2729763</text:p>
          </table:table-cell>
          <table:table-cell office:value-type="float" office:value="6599763" calcext:value-type="float">
            <text:p>6599763</text:p>
          </table:table-cell>
          <table:table-cell office:value-type="float" office:value="30749001" calcext:value-type="float">
            <text:p>30749001</text:p>
          </table:table-cell>
          <table:table-cell office:value-type="float" office:value="63932614" calcext:value-type="float">
            <text:p>639326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549" calcext:value-type="float">
            <text:p>35549</text:p>
          </table:table-cell>
          <table:table-cell office:value-type="float" office:value="220350" calcext:value-type="float">
            <text:p>220350</text:p>
          </table:table-cell>
          <table:table-cell office:value-type="float" office:value="467171" calcext:value-type="float">
            <text:p>467171</text:p>
          </table:table-cell>
          <table:table-cell office:value-type="float" office:value="2641903" calcext:value-type="float">
            <text:p>2641903</text:p>
          </table:table-cell>
          <table:table-cell office:value-type="float" office:value="6300770" calcext:value-type="float">
            <text:p>6300770</text:p>
          </table:table-cell>
          <table:table-cell office:value-type="float" office:value="30660860" calcext:value-type="float">
            <text:p>30660860</text:p>
          </table:table-cell>
          <table:table-cell office:value-type="float" office:value="65545329" calcext:value-type="float">
            <text:p>655453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13646" calcext:value-type="float">
            <text:p>213646</text:p>
          </table:table-cell>
          <table:table-cell office:value-type="float" office:value="447965" calcext:value-type="float">
            <text:p>447965</text:p>
          </table:table-cell>
          <table:table-cell office:value-type="float" office:value="2730042" calcext:value-type="float">
            <text:p>2730042</text:p>
          </table:table-cell>
          <table:table-cell office:value-type="float" office:value="5746645" calcext:value-type="float">
            <text:p>5746645</text:p>
          </table:table-cell>
          <table:table-cell office:value-type="float" office:value="30749839" calcext:value-type="float">
            <text:p>30749839</text:p>
          </table:table-cell>
          <table:table-cell office:value-type="float" office:value="65063630" calcext:value-type="float">
            <text:p>650636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35340" calcext:value-type="float">
            <text:p>35340</text:p>
          </table:table-cell>
          <table:table-cell office:value-type="float" office:value="220909" calcext:value-type="float">
            <text:p>220909</text:p>
          </table:table-cell>
          <table:table-cell office:value-type="float" office:value="451596" calcext:value-type="float">
            <text:p>451596</text:p>
          </table:table-cell>
          <table:table-cell office:value-type="float" office:value="2644347" calcext:value-type="float">
            <text:p>2644347</text:p>
          </table:table-cell>
          <table:table-cell office:value-type="float" office:value="5576232" calcext:value-type="float">
            <text:p>5576232</text:p>
          </table:table-cell>
          <table:table-cell office:value-type="float" office:value="30602822" calcext:value-type="float">
            <text:p>30602822</text:p>
          </table:table-cell>
          <table:table-cell office:value-type="float" office:value="65681659" calcext:value-type="float">
            <text:p>656816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10713" calcext:value-type="float">
            <text:p>210713</text:p>
          </table:table-cell>
          <table:table-cell office:value-type="float" office:value="470664" calcext:value-type="float">
            <text:p>470664</text:p>
          </table:table-cell>
          <table:table-cell office:value-type="float" office:value="2644347" calcext:value-type="float">
            <text:p>2644347</text:p>
          </table:table-cell>
          <table:table-cell office:value-type="float" office:value="6091594" calcext:value-type="float">
            <text:p>6091594</text:p>
          </table:table-cell>
          <table:table-cell office:value-type="float" office:value="30773375" calcext:value-type="float">
            <text:p>30773375</text:p>
          </table:table-cell>
          <table:table-cell office:value-type="float" office:value="70869013" calcext:value-type="float">
            <text:p>708690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178" calcext:value-type="float">
            <text:p>36178</text:p>
          </table:table-cell>
          <table:table-cell office:value-type="float" office:value="212040" calcext:value-type="float">
            <text:p>212040</text:p>
          </table:table-cell>
          <table:table-cell office:value-type="float" office:value="441330" calcext:value-type="float">
            <text:p>441330</text:p>
          </table:table-cell>
          <table:table-cell office:value-type="float" office:value="2619902" calcext:value-type="float">
            <text:p>2619902</text:p>
          </table:table-cell>
          <table:table-cell office:value-type="float" office:value="5627076" calcext:value-type="float">
            <text:p>5627076</text:p>
          </table:table-cell>
          <table:table-cell office:value-type="float" office:value="30293982" calcext:value-type="float">
            <text:p>30293982</text:p>
          </table:table-cell>
          <table:table-cell office:value-type="float" office:value="63602402" calcext:value-type="float">
            <text:p>6360240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6527" calcext:value-type="float">
            <text:p>36527</text:p>
          </table:table-cell>
          <table:table-cell office:value-type="float" office:value="212040" calcext:value-type="float">
            <text:p>212040</text:p>
          </table:table-cell>
          <table:table-cell office:value-type="float" office:value="454670" calcext:value-type="float">
            <text:p>454670</text:p>
          </table:table-cell>
          <table:table-cell office:value-type="float" office:value="2605725" calcext:value-type="float">
            <text:p>2605725</text:p>
          </table:table-cell>
          <table:table-cell office:value-type="float" office:value="5493330" calcext:value-type="float">
            <text:p>5493330</text:p>
          </table:table-cell>
          <table:table-cell office:value-type="float" office:value="30645076" calcext:value-type="float">
            <text:p>30645076</text:p>
          </table:table-cell>
          <table:table-cell office:value-type="float" office:value="63953915" calcext:value-type="float">
            <text:p>639539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08" calcext:value-type="float">
            <text:p>908</text:p>
          </table:table-cell>
          <table:table-cell office:value-type="float" office:value="4260" calcext:value-type="float">
            <text:p>4260</text:p>
          </table:table-cell>
          <table:table-cell office:value-type="float" office:value="36667" calcext:value-type="float">
            <text:p>36667</text:p>
          </table:table-cell>
          <table:table-cell office:value-type="float" office:value="208058" calcext:value-type="float">
            <text:p>208058</text:p>
          </table:table-cell>
          <table:table-cell office:value-type="float" office:value="450409" calcext:value-type="float">
            <text:p>450409</text:p>
          </table:table-cell>
          <table:table-cell office:value-type="float" office:value="2683388" calcext:value-type="float">
            <text:p>2683388</text:p>
          </table:table-cell>
          <table:table-cell office:value-type="float" office:value="5678969" calcext:value-type="float">
            <text:p>5678969</text:p>
          </table:table-cell>
          <table:table-cell office:value-type="float" office:value="33832093" calcext:value-type="float">
            <text:p>33832093</text:p>
          </table:table-cell>
          <table:table-cell office:value-type="float" office:value="67247301" calcext:value-type="float">
            <text:p>672473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77" calcext:value-type="float">
            <text:p>977</text:p>
          </table:table-cell>
          <table:table-cell office:value-type="float" office:value="3842" calcext:value-type="float">
            <text:p>3842</text:p>
          </table:table-cell>
          <table:table-cell office:value-type="float" office:value="35619" calcext:value-type="float">
            <text:p>35619</text:p>
          </table:table-cell>
          <table:table-cell office:value-type="float" office:value="237392" calcext:value-type="float">
            <text:p>237392</text:p>
          </table:table-cell>
          <table:table-cell office:value-type="float" office:value="451876" calcext:value-type="float">
            <text:p>451876</text:p>
          </table:table-cell>
          <table:table-cell office:value-type="float" office:value="2936564" calcext:value-type="float">
            <text:p>2936564</text:p>
          </table:table-cell>
          <table:table-cell office:value-type="float" office:value="5652988" calcext:value-type="float">
            <text:p>5652988</text:p>
          </table:table-cell>
          <table:table-cell office:value-type="float" office:value="30061130" calcext:value-type="float">
            <text:p>30061130</text:p>
          </table:table-cell>
          <table:table-cell office:value-type="float" office:value="65144368" calcext:value-type="float">
            <text:p>651443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70916" calcext:value-type="float">
            <text:p>270916</text:p>
          </table:table-cell>
          <table:table-cell office:value-type="float" office:value="455717" calcext:value-type="float">
            <text:p>455717</text:p>
          </table:table-cell>
          <table:table-cell office:value-type="float" office:value="2713560" calcext:value-type="float">
            <text:p>2713560</text:p>
          </table:table-cell>
          <table:table-cell office:value-type="float" office:value="5938222" calcext:value-type="float">
            <text:p>5938222</text:p>
          </table:table-cell>
          <table:table-cell office:value-type="float" office:value="30747674" calcext:value-type="float">
            <text:p>30747674</text:p>
          </table:table-cell>
          <table:table-cell office:value-type="float" office:value="65713437" calcext:value-type="float">
            <text:p>6571343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4293" calcext:value-type="float">
            <text:p>34293</text:p>
          </table:table-cell>
          <table:table-cell office:value-type="float" office:value="209804" calcext:value-type="float">
            <text:p>209804</text:p>
          </table:table-cell>
          <table:table-cell office:value-type="float" office:value="453133" calcext:value-type="float">
            <text:p>453133</text:p>
          </table:table-cell>
          <table:table-cell office:value-type="float" office:value="2835923" calcext:value-type="float">
            <text:p>2835923</text:p>
          </table:table-cell>
          <table:table-cell office:value-type="float" office:value="5862793" calcext:value-type="float">
            <text:p>5862793</text:p>
          </table:table-cell>
          <table:table-cell office:value-type="float" office:value="30263671" calcext:value-type="float">
            <text:p>30263671</text:p>
          </table:table-cell>
          <table:table-cell office:value-type="float" office:value="65397613" calcext:value-type="float">
            <text:p>653976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318" calcext:value-type="float">
            <text:p>36318</text:p>
          </table:table-cell>
          <table:table-cell office:value-type="float" office:value="214205" calcext:value-type="float">
            <text:p>214205</text:p>
          </table:table-cell>
          <table:table-cell office:value-type="float" office:value="454181" calcext:value-type="float">
            <text:p>454181</text:p>
          </table:table-cell>
          <table:table-cell office:value-type="float" office:value="2996279" calcext:value-type="float">
            <text:p>2996279</text:p>
          </table:table-cell>
          <table:table-cell office:value-type="float" office:value="5698874" calcext:value-type="float">
            <text:p>5698874</text:p>
          </table:table-cell>
          <table:table-cell office:value-type="float" office:value="30993866" calcext:value-type="float">
            <text:p>30993866</text:p>
          </table:table-cell>
          <table:table-cell office:value-type="float" office:value="63905724" calcext:value-type="float">
            <text:p>639057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77" calcext:value-type="float">
            <text:p>977</text:p>
          </table:table-cell>
          <table:table-cell office:value-type="float" office:value="3842" calcext:value-type="float">
            <text:p>3842</text:p>
          </table:table-cell>
          <table:table-cell office:value-type="float" office:value="40997" calcext:value-type="float">
            <text:p>40997</text:p>
          </table:table-cell>
          <table:table-cell office:value-type="float" office:value="206522" calcext:value-type="float">
            <text:p>206522</text:p>
          </table:table-cell>
          <table:table-cell office:value-type="float" office:value="610417" calcext:value-type="float">
            <text:p>610417</text:p>
          </table:table-cell>
          <table:table-cell office:value-type="float" office:value="2665509" calcext:value-type="float">
            <text:p>2665509</text:p>
          </table:table-cell>
          <table:table-cell office:value-type="float" office:value="5812786" calcext:value-type="float">
            <text:p>5812786</text:p>
          </table:table-cell>
          <table:table-cell office:value-type="float" office:value="30264648" calcext:value-type="float">
            <text:p>30264648</text:p>
          </table:table-cell>
          <table:table-cell office:value-type="float" office:value="65257231" calcext:value-type="float">
            <text:p>652572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42044" calcext:value-type="float">
            <text:p>42044</text:p>
          </table:table-cell>
          <table:table-cell office:value-type="float" office:value="205125" calcext:value-type="float">
            <text:p>205125</text:p>
          </table:table-cell>
          <table:table-cell office:value-type="float" office:value="448943" calcext:value-type="float">
            <text:p>448943</text:p>
          </table:table-cell>
          <table:table-cell office:value-type="float" office:value="2733115" calcext:value-type="float">
            <text:p>2733115</text:p>
          </table:table-cell>
          <table:table-cell office:value-type="float" office:value="5666886" calcext:value-type="float">
            <text:p>5666886</text:p>
          </table:table-cell>
          <table:table-cell office:value-type="float" office:value="30698575" calcext:value-type="float">
            <text:p>30698575</text:p>
          </table:table-cell>
          <table:table-cell office:value-type="float" office:value="65036252" calcext:value-type="float">
            <text:p>650362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36667" calcext:value-type="float">
            <text:p>36667</text:p>
          </table:table-cell>
          <table:table-cell office:value-type="float" office:value="209315" calcext:value-type="float">
            <text:p>209315</text:p>
          </table:table-cell>
          <table:table-cell office:value-type="float" office:value="456765" calcext:value-type="float">
            <text:p>456765</text:p>
          </table:table-cell>
          <table:table-cell office:value-type="float" office:value="2668862" calcext:value-type="float">
            <text:p>2668862</text:p>
          </table:table-cell>
          <table:table-cell office:value-type="float" office:value="5706138" calcext:value-type="float">
            <text:p>5706138</text:p>
          </table:table-cell>
          <table:table-cell office:value-type="float" office:value="30408523" calcext:value-type="float">
            <text:p>30408523</text:p>
          </table:table-cell>
          <table:table-cell office:value-type="float" office:value="64689628" calcext:value-type="float">
            <text:p>646896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5549" calcext:value-type="float">
            <text:p>35549</text:p>
          </table:table-cell>
          <table:table-cell office:value-type="float" office:value="211271" calcext:value-type="float">
            <text:p>211271</text:p>
          </table:table-cell>
          <table:table-cell office:value-type="float" office:value="453342" calcext:value-type="float">
            <text:p>453342</text:p>
          </table:table-cell>
          <table:table-cell office:value-type="float" office:value="2586378" calcext:value-type="float">
            <text:p>2586378</text:p>
          </table:table-cell>
          <table:table-cell office:value-type="float" office:value="5705509" calcext:value-type="float">
            <text:p>5705509</text:p>
          </table:table-cell>
          <table:table-cell office:value-type="float" office:value="30594580" calcext:value-type="float">
            <text:p>30594580</text:p>
          </table:table-cell>
          <table:table-cell office:value-type="float" office:value="66999294" calcext:value-type="float">
            <text:p>6699929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178" calcext:value-type="float">
            <text:p>36178</text:p>
          </table:table-cell>
          <table:table-cell office:value-type="float" office:value="229081" calcext:value-type="float">
            <text:p>229081</text:p>
          </table:table-cell>
          <table:table-cell office:value-type="float" office:value="451318" calcext:value-type="float">
            <text:p>451318</text:p>
          </table:table-cell>
          <table:table-cell office:value-type="float" office:value="2660829" calcext:value-type="float">
            <text:p>2660829</text:p>
          </table:table-cell>
          <table:table-cell office:value-type="float" office:value="5890031" calcext:value-type="float">
            <text:p>5890031</text:p>
          </table:table-cell>
          <table:table-cell office:value-type="float" office:value="30534167" calcext:value-type="float">
            <text:p>30534167</text:p>
          </table:table-cell>
          <table:table-cell office:value-type="float" office:value="63400839" calcext:value-type="float">
            <text:p>634008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5131" calcext:value-type="float">
            <text:p>35131</text:p>
          </table:table-cell>
          <table:table-cell office:value-type="float" office:value="224750" calcext:value-type="float">
            <text:p>224750</text:p>
          </table:table-cell>
          <table:table-cell office:value-type="float" office:value="443495" calcext:value-type="float">
            <text:p>443495</text:p>
          </table:table-cell>
          <table:table-cell office:value-type="float" office:value="2605026" calcext:value-type="float">
            <text:p>2605026</text:p>
          </table:table-cell>
          <table:table-cell office:value-type="float" office:value="5706766" calcext:value-type="float">
            <text:p>5706766</text:p>
          </table:table-cell>
          <table:table-cell office:value-type="float" office:value="29925567" calcext:value-type="float">
            <text:p>29925567</text:p>
          </table:table-cell>
          <table:table-cell office:value-type="float" office:value="65135637" calcext:value-type="float">
            <text:p>651356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666" calcext:value-type="float">
            <text:p>36666</text:p>
          </table:table-cell>
          <table:table-cell office:value-type="float" office:value="217278" calcext:value-type="float">
            <text:p>217278</text:p>
          </table:table-cell>
          <table:table-cell office:value-type="float" office:value="437488" calcext:value-type="float">
            <text:p>437488</text:p>
          </table:table-cell>
          <table:table-cell office:value-type="float" office:value="2648327" calcext:value-type="float">
            <text:p>2648327</text:p>
          </table:table-cell>
          <table:table-cell office:value-type="float" office:value="6166394" calcext:value-type="float">
            <text:p>6166394</text:p>
          </table:table-cell>
          <table:table-cell office:value-type="float" office:value="30394344" calcext:value-type="float">
            <text:p>30394344</text:p>
          </table:table-cell>
          <table:table-cell office:value-type="float" office:value="64795857" calcext:value-type="float">
            <text:p>6479585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248" calcext:value-type="float">
            <text:p>36248</text:p>
          </table:table-cell>
          <table:table-cell office:value-type="float" office:value="216091" calcext:value-type="float">
            <text:p>216091</text:p>
          </table:table-cell>
          <table:table-cell office:value-type="float" office:value="465076" calcext:value-type="float">
            <text:p>465076</text:p>
          </table:table-cell>
          <table:table-cell office:value-type="float" office:value="2635337" calcext:value-type="float">
            <text:p>2635337</text:p>
          </table:table-cell>
          <table:table-cell office:value-type="float" office:value="5683648" calcext:value-type="float">
            <text:p>5683648</text:p>
          </table:table-cell>
          <table:table-cell office:value-type="float" office:value="30604219" calcext:value-type="float">
            <text:p>30604219</text:p>
          </table:table-cell>
          <table:table-cell office:value-type="float" office:value="64355854" calcext:value-type="float">
            <text:p>6435585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248" calcext:value-type="float">
            <text:p>36248</text:p>
          </table:table-cell>
          <table:table-cell office:value-type="float" office:value="210294" calcext:value-type="float">
            <text:p>210294</text:p>
          </table:table-cell>
          <table:table-cell office:value-type="float" office:value="440282" calcext:value-type="float">
            <text:p>440282</text:p>
          </table:table-cell>
          <table:table-cell office:value-type="float" office:value="2608309" calcext:value-type="float">
            <text:p>2608309</text:p>
          </table:table-cell>
          <table:table-cell office:value-type="float" office:value="5879834" calcext:value-type="float">
            <text:p>5879834</text:p>
          </table:table-cell>
          <table:table-cell office:value-type="float" office:value="30966278" calcext:value-type="float">
            <text:p>30966278</text:p>
          </table:table-cell>
          <table:table-cell office:value-type="float" office:value="64465017" calcext:value-type="float">
            <text:p>644650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08" calcext:value-type="float">
            <text:p>908</text:p>
          </table:table-cell>
          <table:table-cell office:value-type="float" office:value="4330" calcext:value-type="float">
            <text:p>4330</text:p>
          </table:table-cell>
          <table:table-cell office:value-type="float" office:value="35270" calcext:value-type="float">
            <text:p>35270</text:p>
          </table:table-cell>
          <table:table-cell office:value-type="float" office:value="209246" calcext:value-type="float">
            <text:p>209246</text:p>
          </table:table-cell>
          <table:table-cell office:value-type="float" office:value="451457" calcext:value-type="float">
            <text:p>451457</text:p>
          </table:table-cell>
          <table:table-cell office:value-type="float" office:value="2617458" calcext:value-type="float">
            <text:p>2617458</text:p>
          </table:table-cell>
          <table:table-cell office:value-type="float" office:value="5583705" calcext:value-type="float">
            <text:p>5583705</text:p>
          </table:table-cell>
          <table:table-cell office:value-type="float" office:value="30231683" calcext:value-type="float">
            <text:p>30231683</text:p>
          </table:table-cell>
          <table:table-cell office:value-type="float" office:value="65881756" calcext:value-type="float">
            <text:p>658817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78" calcext:value-type="float">
            <text:p>978</text:p>
          </table:table-cell>
          <table:table-cell office:value-type="float" office:value="5168" calcext:value-type="float">
            <text:p>5168</text:p>
          </table:table-cell>
          <table:table-cell office:value-type="float" office:value="35130" calcext:value-type="float">
            <text:p>35130</text:p>
          </table:table-cell>
          <table:table-cell office:value-type="float" office:value="213436" calcext:value-type="float">
            <text:p>213436</text:p>
          </table:table-cell>
          <table:table-cell office:value-type="float" office:value="443984" calcext:value-type="float">
            <text:p>443984</text:p>
          </table:table-cell>
          <table:table-cell office:value-type="float" office:value="2605375" calcext:value-type="float">
            <text:p>2605375</text:p>
          </table:table-cell>
          <table:table-cell office:value-type="float" office:value="5605356" calcext:value-type="float">
            <text:p>5605356</text:p>
          </table:table-cell>
          <table:table-cell office:value-type="float" office:value="30794467" calcext:value-type="float">
            <text:p>30794467</text:p>
          </table:table-cell>
          <table:table-cell office:value-type="float" office:value="64353898" calcext:value-type="float">
            <text:p>643538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5339" calcext:value-type="float">
            <text:p>35339</text:p>
          </table:table-cell>
          <table:table-cell office:value-type="float" office:value="216789" calcext:value-type="float">
            <text:p>216789</text:p>
          </table:table-cell>
          <table:table-cell office:value-type="float" office:value="460956" calcext:value-type="float">
            <text:p>460956</text:p>
          </table:table-cell>
          <table:table-cell office:value-type="float" office:value="2652308" calcext:value-type="float">
            <text:p>2652308</text:p>
          </table:table-cell>
          <table:table-cell office:value-type="float" office:value="6781490" calcext:value-type="float">
            <text:p>6781490</text:p>
          </table:table-cell>
          <table:table-cell office:value-type="float" office:value="30418439" calcext:value-type="float">
            <text:p>30418439</text:p>
          </table:table-cell>
          <table:table-cell office:value-type="float" office:value="65395728" calcext:value-type="float">
            <text:p>653957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6807" calcext:value-type="float">
            <text:p>36807</text:p>
          </table:table-cell>
          <table:table-cell office:value-type="float" office:value="209805" calcext:value-type="float">
            <text:p>209805</text:p>
          </table:table-cell>
          <table:table-cell office:value-type="float" office:value="458791" calcext:value-type="float">
            <text:p>458791</text:p>
          </table:table-cell>
          <table:table-cell office:value-type="float" office:value="2636385" calcext:value-type="float">
            <text:p>2636385</text:p>
          </table:table-cell>
          <table:table-cell office:value-type="float" office:value="5636016" calcext:value-type="float">
            <text:p>5636016</text:p>
          </table:table-cell>
          <table:table-cell office:value-type="float" office:value="30561266" calcext:value-type="float">
            <text:p>30561266</text:p>
          </table:table-cell>
          <table:table-cell office:value-type="float" office:value="64613780" calcext:value-type="float">
            <text:p>646137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15182" calcext:value-type="float">
            <text:p>215182</text:p>
          </table:table-cell>
          <table:table-cell office:value-type="float" office:value="459977" calcext:value-type="float">
            <text:p>459977</text:p>
          </table:table-cell>
          <table:table-cell office:value-type="float" office:value="2596505" calcext:value-type="float">
            <text:p>2596505</text:p>
          </table:table-cell>
          <table:table-cell office:value-type="float" office:value="5757681" calcext:value-type="float">
            <text:p>5757681</text:p>
          </table:table-cell>
          <table:table-cell office:value-type="float" office:value="30388827" calcext:value-type="float">
            <text:p>30388827</text:p>
          </table:table-cell>
          <table:table-cell office:value-type="float" office:value="65103580" calcext:value-type="float">
            <text:p>6510358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8" calcext:value-type="float">
            <text:p>978</text:p>
          </table:table-cell>
          <table:table-cell office:value-type="float" office:value="3702" calcext:value-type="float">
            <text:p>3702</text:p>
          </table:table-cell>
          <table:table-cell office:value-type="float" office:value="37156" calcext:value-type="float">
            <text:p>37156</text:p>
          </table:table-cell>
          <table:table-cell office:value-type="float" office:value="217557" calcext:value-type="float">
            <text:p>217557</text:p>
          </table:table-cell>
          <table:table-cell office:value-type="float" office:value="436301" calcext:value-type="float">
            <text:p>436301</text:p>
          </table:table-cell>
          <table:table-cell office:value-type="float" office:value="2571781" calcext:value-type="float">
            <text:p>2571781</text:p>
          </table:table-cell>
          <table:table-cell office:value-type="float" office:value="5628264" calcext:value-type="float">
            <text:p>5628264</text:p>
          </table:table-cell>
          <table:table-cell office:value-type="float" office:value="31095485" calcext:value-type="float">
            <text:p>31095485</text:p>
          </table:table-cell>
          <table:table-cell office:value-type="float" office:value="65514808" calcext:value-type="float">
            <text:p>655148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5829" calcext:value-type="float">
            <text:p>35829</text:p>
          </table:table-cell>
          <table:table-cell office:value-type="float" office:value="210293" calcext:value-type="float">
            <text:p>210293</text:p>
          </table:table-cell>
          <table:table-cell office:value-type="float" office:value="459000" calcext:value-type="float">
            <text:p>459000</text:p>
          </table:table-cell>
          <table:table-cell office:value-type="float" office:value="2634708" calcext:value-type="float">
            <text:p>2634708</text:p>
          </table:table-cell>
          <table:table-cell office:value-type="float" office:value="5729953" calcext:value-type="float">
            <text:p>5729953</text:p>
          </table:table-cell>
          <table:table-cell office:value-type="float" office:value="30965440" calcext:value-type="float">
            <text:p>30965440</text:p>
          </table:table-cell>
          <table:table-cell office:value-type="float" office:value="64885674" calcext:value-type="float">
            <text:p>6488567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270" calcext:value-type="float">
            <text:p>35270</text:p>
          </table:table-cell>
          <table:table-cell office:value-type="float" office:value="233900" calcext:value-type="float">
            <text:p>233900</text:p>
          </table:table-cell>
          <table:table-cell office:value-type="float" office:value="452295" calcext:value-type="float">
            <text:p>452295</text:p>
          </table:table-cell>
          <table:table-cell office:value-type="float" office:value="2646233" calcext:value-type="float">
            <text:p>2646233</text:p>
          </table:table-cell>
          <table:table-cell office:value-type="float" office:value="5857973" calcext:value-type="float">
            <text:p>5857973</text:p>
          </table:table-cell>
          <table:table-cell office:value-type="float" office:value="30656111" calcext:value-type="float">
            <text:p>30656111</text:p>
          </table:table-cell>
          <table:table-cell office:value-type="float" office:value="65800111" calcext:value-type="float">
            <text:p>658001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66" calcext:value-type="float">
            <text:p>1466</text:p>
          </table:table-cell>
          <table:table-cell office:value-type="float" office:value="3352" calcext:value-type="float">
            <text:p>3352</text:p>
          </table:table-cell>
          <table:table-cell office:value-type="float" office:value="35480" calcext:value-type="float">
            <text:p>35480</text:p>
          </table:table-cell>
          <table:table-cell office:value-type="float" office:value="217906" calcext:value-type="float">
            <text:p>217906</text:p>
          </table:table-cell>
          <table:table-cell office:value-type="float" office:value="465983" calcext:value-type="float">
            <text:p>465983</text:p>
          </table:table-cell>
          <table:table-cell office:value-type="float" office:value="2618156" calcext:value-type="float">
            <text:p>2618156</text:p>
          </table:table-cell>
          <table:table-cell office:value-type="float" office:value="6335551" calcext:value-type="float">
            <text:p>6335551</text:p>
          </table:table-cell>
          <table:table-cell office:value-type="float" office:value="33543646" calcext:value-type="float">
            <text:p>33543646</text:p>
          </table:table-cell>
          <table:table-cell office:value-type="float" office:value="63738943" calcext:value-type="float">
            <text:p>637389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7086" calcext:value-type="float">
            <text:p>37086</text:p>
          </table:table-cell>
          <table:table-cell office:value-type="float" office:value="218395" calcext:value-type="float">
            <text:p>218395</text:p>
          </table:table-cell>
          <table:table-cell office:value-type="float" office:value="475413" calcext:value-type="float">
            <text:p>475413</text:p>
          </table:table-cell>
          <table:table-cell office:value-type="float" office:value="2644557" calcext:value-type="float">
            <text:p>2644557</text:p>
          </table:table-cell>
          <table:table-cell office:value-type="float" office:value="5790786" calcext:value-type="float">
            <text:p>5790786</text:p>
          </table:table-cell>
          <table:table-cell office:value-type="float" office:value="30783013" calcext:value-type="float">
            <text:p>30783013</text:p>
          </table:table-cell>
          <table:table-cell office:value-type="float" office:value="64102469" calcext:value-type="float">
            <text:p>641024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6737" calcext:value-type="float">
            <text:p>36737</text:p>
          </table:table-cell>
          <table:table-cell office:value-type="float" office:value="215252" calcext:value-type="float">
            <text:p>215252</text:p>
          </table:table-cell>
          <table:table-cell office:value-type="float" office:value="445869" calcext:value-type="float">
            <text:p>445869</text:p>
          </table:table-cell>
          <table:table-cell office:value-type="float" office:value="2608099" calcext:value-type="float">
            <text:p>2608099</text:p>
          </table:table-cell>
          <table:table-cell office:value-type="float" office:value="5662277" calcext:value-type="float">
            <text:p>5662277</text:p>
          </table:table-cell>
          <table:table-cell office:value-type="float" office:value="33791235" calcext:value-type="float">
            <text:p>33791235</text:p>
          </table:table-cell>
          <table:table-cell office:value-type="float" office:value="63757102" calcext:value-type="float">
            <text:p>637571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6318" calcext:value-type="float">
            <text:p>36318</text:p>
          </table:table-cell>
          <table:table-cell office:value-type="float" office:value="272662" calcext:value-type="float">
            <text:p>272662</text:p>
          </table:table-cell>
          <table:table-cell office:value-type="float" office:value="461514" calcext:value-type="float">
            <text:p>461514</text:p>
          </table:table-cell>
          <table:table-cell office:value-type="float" office:value="2792341" calcext:value-type="float">
            <text:p>2792341</text:p>
          </table:table-cell>
          <table:table-cell office:value-type="float" office:value="5828780" calcext:value-type="float">
            <text:p>5828780</text:p>
          </table:table-cell>
          <table:table-cell office:value-type="float" office:value="30645635" calcext:value-type="float">
            <text:p>30645635</text:p>
          </table:table-cell>
          <table:table-cell office:value-type="float" office:value="63658694" calcext:value-type="float">
            <text:p>636586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73011" calcext:value-type="float">
            <text:p>273011</text:p>
          </table:table-cell>
          <table:table-cell office:value-type="float" office:value="448943" calcext:value-type="float">
            <text:p>448943</text:p>
          </table:table-cell>
          <table:table-cell office:value-type="float" office:value="2662366" calcext:value-type="float">
            <text:p>2662366</text:p>
          </table:table-cell>
          <table:table-cell office:value-type="float" office:value="6007505" calcext:value-type="float">
            <text:p>6007505</text:p>
          </table:table-cell>
          <table:table-cell office:value-type="float" office:value="30852645" calcext:value-type="float">
            <text:p>30852645</text:p>
          </table:table-cell>
          <table:table-cell office:value-type="float" office:value="65577107" calcext:value-type="float">
            <text:p>655771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37016" calcext:value-type="float">
            <text:p>37016</text:p>
          </table:table-cell>
          <table:table-cell office:value-type="float" office:value="221189" calcext:value-type="float">
            <text:p>221189</text:p>
          </table:table-cell>
          <table:table-cell office:value-type="float" office:value="462003" calcext:value-type="float">
            <text:p>462003</text:p>
          </table:table-cell>
          <table:table-cell office:value-type="float" office:value="2855688" calcext:value-type="float">
            <text:p>2855688</text:p>
          </table:table-cell>
          <table:table-cell office:value-type="float" office:value="5611991" calcext:value-type="float">
            <text:p>5611991</text:p>
          </table:table-cell>
          <table:table-cell office:value-type="float" office:value="30094025" calcext:value-type="float">
            <text:p>30094025</text:p>
          </table:table-cell>
          <table:table-cell office:value-type="float" office:value="66368902" calcext:value-type="float">
            <text:p>663689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736" calcext:value-type="float">
            <text:p>36736</text:p>
          </table:table-cell>
          <table:table-cell office:value-type="float" office:value="212877" calcext:value-type="float">
            <text:p>212877</text:p>
          </table:table-cell>
          <table:table-cell office:value-type="float" office:value="449361" calcext:value-type="float">
            <text:p>449361</text:p>
          </table:table-cell>
          <table:table-cell office:value-type="float" office:value="3091125" calcext:value-type="float">
            <text:p>3091125</text:p>
          </table:table-cell>
          <table:table-cell office:value-type="float" office:value="6672467" calcext:value-type="float">
            <text:p>6672467</text:p>
          </table:table-cell>
          <table:table-cell office:value-type="float" office:value="31859833" calcext:value-type="float">
            <text:p>31859833</text:p>
          </table:table-cell>
          <table:table-cell office:value-type="float" office:value="65993293" calcext:value-type="float">
            <text:p>6599329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597" calcext:value-type="float">
            <text:p>36597</text:p>
          </table:table-cell>
          <table:table-cell office:value-type="float" office:value="216928" calcext:value-type="float">
            <text:p>216928</text:p>
          </table:table-cell>
          <table:table-cell office:value-type="float" office:value="440282" calcext:value-type="float">
            <text:p>440282</text:p>
          </table:table-cell>
          <table:table-cell office:value-type="float" office:value="3414910" calcext:value-type="float">
            <text:p>3414910</text:p>
          </table:table-cell>
          <table:table-cell office:value-type="float" office:value="6760398" calcext:value-type="float">
            <text:p>6760398</text:p>
          </table:table-cell>
          <table:table-cell office:value-type="float" office:value="29911179" calcext:value-type="float">
            <text:p>29911179</text:p>
          </table:table-cell>
          <table:table-cell office:value-type="float" office:value="63791324" calcext:value-type="float">
            <text:p>637913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15182" calcext:value-type="float">
            <text:p>215182</text:p>
          </table:table-cell>
          <table:table-cell office:value-type="float" office:value="448454" calcext:value-type="float">
            <text:p>448454</text:p>
          </table:table-cell>
          <table:table-cell office:value-type="float" office:value="2655661" calcext:value-type="float">
            <text:p>2655661</text:p>
          </table:table-cell>
          <table:table-cell office:value-type="float" office:value="5908749" calcext:value-type="float">
            <text:p>5908749</text:p>
          </table:table-cell>
          <table:table-cell office:value-type="float" office:value="30992958" calcext:value-type="float">
            <text:p>30992958</text:p>
          </table:table-cell>
          <table:table-cell office:value-type="float" office:value="63793209" calcext:value-type="float">
            <text:p>637932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226" calcext:value-type="float">
            <text:p>37226</text:p>
          </table:table-cell>
          <table:table-cell office:value-type="float" office:value="223214" calcext:value-type="float">
            <text:p>223214</text:p>
          </table:table-cell>
          <table:table-cell office:value-type="float" office:value="466473" calcext:value-type="float">
            <text:p>466473</text:p>
          </table:table-cell>
          <table:table-cell office:value-type="float" office:value="2643230" calcext:value-type="float">
            <text:p>2643230</text:p>
          </table:table-cell>
          <table:table-cell office:value-type="float" office:value="6623509" calcext:value-type="float">
            <text:p>6623509</text:p>
          </table:table-cell>
          <table:table-cell office:value-type="float" office:value="30763458" calcext:value-type="float">
            <text:p>30763458</text:p>
          </table:table-cell>
          <table:table-cell office:value-type="float" office:value="65436026" calcext:value-type="float">
            <text:p>654360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11969" calcext:value-type="float">
            <text:p>211969</text:p>
          </table:table-cell>
          <table:table-cell office:value-type="float" office:value="444473" calcext:value-type="float">
            <text:p>444473</text:p>
          </table:table-cell>
          <table:table-cell office:value-type="float" office:value="2637991" calcext:value-type="float">
            <text:p>2637991</text:p>
          </table:table-cell>
          <table:table-cell office:value-type="float" office:value="6678404" calcext:value-type="float">
            <text:p>6678404</text:p>
          </table:table-cell>
          <table:table-cell office:value-type="float" office:value="30456015" calcext:value-type="float">
            <text:p>30456015</text:p>
          </table:table-cell>
          <table:table-cell office:value-type="float" office:value="65400267" calcext:value-type="float">
            <text:p>654002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6318" calcext:value-type="float">
            <text:p>36318</text:p>
          </table:table-cell>
          <table:table-cell office:value-type="float" office:value="217976" calcext:value-type="float">
            <text:p>217976</text:p>
          </table:table-cell>
          <table:table-cell office:value-type="float" office:value="451596" calcext:value-type="float">
            <text:p>451596</text:p>
          </table:table-cell>
          <table:table-cell office:value-type="float" office:value="2651471" calcext:value-type="float">
            <text:p>2651471</text:p>
          </table:table-cell>
          <table:table-cell office:value-type="float" office:value="7666943" calcext:value-type="float">
            <text:p>7666943</text:p>
          </table:table-cell>
          <table:table-cell office:value-type="float" office:value="30976615" calcext:value-type="float">
            <text:p>30976615</text:p>
          </table:table-cell>
          <table:table-cell office:value-type="float" office:value="66514521" calcext:value-type="float">
            <text:p>665145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08" calcext:value-type="float">
            <text:p>908</text:p>
          </table:table-cell>
          <table:table-cell office:value-type="float" office:value="3702" calcext:value-type="float">
            <text:p>3702</text:p>
          </table:table-cell>
          <table:table-cell office:value-type="float" office:value="36597" calcext:value-type="float">
            <text:p>36597</text:p>
          </table:table-cell>
          <table:table-cell office:value-type="float" office:value="209036" calcext:value-type="float">
            <text:p>209036</text:p>
          </table:table-cell>
          <table:table-cell office:value-type="float" office:value="450758" calcext:value-type="float">
            <text:p>450758</text:p>
          </table:table-cell>
          <table:table-cell office:value-type="float" office:value="2568010" calcext:value-type="float">
            <text:p>2568010</text:p>
          </table:table-cell>
          <table:table-cell office:value-type="float" office:value="6825630" calcext:value-type="float">
            <text:p>6825630</text:p>
          </table:table-cell>
          <table:table-cell office:value-type="float" office:value="30504415" calcext:value-type="float">
            <text:p>30504415</text:p>
          </table:table-cell>
          <table:table-cell office:value-type="float" office:value="64738447" calcext:value-type="float">
            <text:p>647384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66" calcext:value-type="float">
            <text:p>1466</text:p>
          </table:table-cell>
          <table:table-cell office:value-type="float" office:value="3352" calcext:value-type="float">
            <text:p>3352</text:p>
          </table:table-cell>
          <table:table-cell office:value-type="float" office:value="43581" calcext:value-type="float">
            <text:p>43581</text:p>
          </table:table-cell>
          <table:table-cell office:value-type="float" office:value="208338" calcext:value-type="float">
            <text:p>208338</text:p>
          </table:table-cell>
          <table:table-cell office:value-type="float" office:value="581781" calcext:value-type="float">
            <text:p>581781</text:p>
          </table:table-cell>
          <table:table-cell office:value-type="float" office:value="2670258" calcext:value-type="float">
            <text:p>2670258</text:p>
          </table:table-cell>
          <table:table-cell office:value-type="float" office:value="6148306" calcext:value-type="float">
            <text:p>6148306</text:p>
          </table:table-cell>
          <table:table-cell office:value-type="float" office:value="30637114" calcext:value-type="float">
            <text:p>30637114</text:p>
          </table:table-cell>
          <table:table-cell office:value-type="float" office:value="63999172" calcext:value-type="float">
            <text:p>6399917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689" calcext:value-type="float">
            <text:p>35689</text:p>
          </table:table-cell>
          <table:table-cell office:value-type="float" office:value="215322" calcext:value-type="float">
            <text:p>215322</text:p>
          </table:table-cell>
          <table:table-cell office:value-type="float" office:value="469546" calcext:value-type="float">
            <text:p>469546</text:p>
          </table:table-cell>
          <table:table-cell office:value-type="float" office:value="2609007" calcext:value-type="float">
            <text:p>2609007</text:p>
          </table:table-cell>
          <table:table-cell office:value-type="float" office:value="5874945" calcext:value-type="float">
            <text:p>5874945</text:p>
          </table:table-cell>
          <table:table-cell office:value-type="float" office:value="30419417" calcext:value-type="float">
            <text:p>30419417</text:p>
          </table:table-cell>
          <table:table-cell office:value-type="float" office:value="63807946" calcext:value-type="float">
            <text:p>638079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08" calcext:value-type="float">
            <text:p>908</text:p>
          </table:table-cell>
          <table:table-cell office:value-type="float" office:value="3352" calcext:value-type="float">
            <text:p>3352</text:p>
          </table:table-cell>
          <table:table-cell office:value-type="float" office:value="39042" calcext:value-type="float">
            <text:p>39042</text:p>
          </table:table-cell>
          <table:table-cell office:value-type="float" office:value="214764" calcext:value-type="float">
            <text:p>214764</text:p>
          </table:table-cell>
          <table:table-cell office:value-type="float" office:value="466473" calcext:value-type="float">
            <text:p>466473</text:p>
          </table:table-cell>
          <table:table-cell office:value-type="float" office:value="2691630" calcext:value-type="float">
            <text:p>2691630</text:p>
          </table:table-cell>
          <table:table-cell office:value-type="float" office:value="5777306" calcext:value-type="float">
            <text:p>5777306</text:p>
          </table:table-cell>
          <table:table-cell office:value-type="float" office:value="31031650" calcext:value-type="float">
            <text:p>31031650</text:p>
          </table:table-cell>
          <table:table-cell office:value-type="float" office:value="63638580" calcext:value-type="float">
            <text:p>6363858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40438" calcext:value-type="float">
            <text:p>40438</text:p>
          </table:table-cell>
          <table:table-cell office:value-type="float" office:value="217488" calcext:value-type="float">
            <text:p>217488</text:p>
          </table:table-cell>
          <table:table-cell office:value-type="float" office:value="449572" calcext:value-type="float">
            <text:p>449572</text:p>
          </table:table-cell>
          <table:table-cell office:value-type="float" office:value="2675636" calcext:value-type="float">
            <text:p>2675636</text:p>
          </table:table-cell>
          <table:table-cell office:value-type="float" office:value="5865027" calcext:value-type="float">
            <text:p>5865027</text:p>
          </table:table-cell>
          <table:table-cell office:value-type="float" office:value="34958710" calcext:value-type="float">
            <text:p>34958710</text:p>
          </table:table-cell>
          <table:table-cell office:value-type="float" office:value="65696187" calcext:value-type="float">
            <text:p>6569618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737" calcext:value-type="float">
            <text:p>36737</text:p>
          </table:table-cell>
          <table:table-cell office:value-type="float" office:value="216719" calcext:value-type="float">
            <text:p>216719</text:p>
          </table:table-cell>
          <table:table-cell office:value-type="float" office:value="441469" calcext:value-type="float">
            <text:p>441469</text:p>
          </table:table-cell>
          <table:table-cell office:value-type="float" office:value="4075124" calcext:value-type="float">
            <text:p>4075124</text:p>
          </table:table-cell>
          <table:table-cell office:value-type="float" office:value="5733236" calcext:value-type="float">
            <text:p>5733236</text:p>
          </table:table-cell>
          <table:table-cell office:value-type="float" office:value="30956221" calcext:value-type="float">
            <text:p>30956221</text:p>
          </table:table-cell>
          <table:table-cell office:value-type="float" office:value="64503151" calcext:value-type="float">
            <text:p>645031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6807" calcext:value-type="float">
            <text:p>36807</text:p>
          </table:table-cell>
          <table:table-cell office:value-type="float" office:value="214064" calcext:value-type="float">
            <text:p>214064</text:p>
          </table:table-cell>
          <table:table-cell office:value-type="float" office:value="456765" calcext:value-type="float">
            <text:p>456765</text:p>
          </table:table-cell>
          <table:table-cell office:value-type="float" office:value="3386974" calcext:value-type="float">
            <text:p>3386974</text:p>
          </table:table-cell>
          <table:table-cell office:value-type="float" office:value="5733585" calcext:value-type="float">
            <text:p>5733585</text:p>
          </table:table-cell>
          <table:table-cell office:value-type="float" office:value="34353042" calcext:value-type="float">
            <text:p>34353042</text:p>
          </table:table-cell>
          <table:table-cell office:value-type="float" office:value="63788949" calcext:value-type="float">
            <text:p>637889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36178" calcext:value-type="float">
            <text:p>36178</text:p>
          </table:table-cell>
          <table:table-cell office:value-type="float" office:value="204985" calcext:value-type="float">
            <text:p>204985</text:p>
          </table:table-cell>
          <table:table-cell office:value-type="float" office:value="463889" calcext:value-type="float">
            <text:p>463889</text:p>
          </table:table-cell>
          <table:table-cell office:value-type="float" office:value="2662017" calcext:value-type="float">
            <text:p>2662017</text:p>
          </table:table-cell>
          <table:table-cell office:value-type="float" office:value="5874805" calcext:value-type="float">
            <text:p>5874805</text:p>
          </table:table-cell>
          <table:table-cell office:value-type="float" office:value="31036259" calcext:value-type="float">
            <text:p>31036259</text:p>
          </table:table-cell>
          <table:table-cell office:value-type="float" office:value="67107547" calcext:value-type="float">
            <text:p>671075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8255" calcext:value-type="float">
            <text:p>218255</text:p>
          </table:table-cell>
          <table:table-cell office:value-type="float" office:value="447476" calcext:value-type="float">
            <text:p>447476</text:p>
          </table:table-cell>
          <table:table-cell office:value-type="float" office:value="2588054" calcext:value-type="float">
            <text:p>2588054</text:p>
          </table:table-cell>
          <table:table-cell office:value-type="float" office:value="5618556" calcext:value-type="float">
            <text:p>5618556</text:p>
          </table:table-cell>
          <table:table-cell office:value-type="float" office:value="29960907" calcext:value-type="float">
            <text:p>29960907</text:p>
          </table:table-cell>
          <table:table-cell office:value-type="float" office:value="65086887" calcext:value-type="float">
            <text:p>650868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6528" calcext:value-type="float">
            <text:p>36528</text:p>
          </table:table-cell>
          <table:table-cell office:value-type="float" office:value="207220" calcext:value-type="float">
            <text:p>207220</text:p>
          </table:table-cell>
          <table:table-cell office:value-type="float" office:value="465495" calcext:value-type="float">
            <text:p>465495</text:p>
          </table:table-cell>
          <table:table-cell office:value-type="float" office:value="2852265" calcext:value-type="float">
            <text:p>2852265</text:p>
          </table:table-cell>
          <table:table-cell office:value-type="float" office:value="5791414" calcext:value-type="float">
            <text:p>5791414</text:p>
          </table:table-cell>
          <table:table-cell office:value-type="float" office:value="33714200" calcext:value-type="float">
            <text:p>33714200</text:p>
          </table:table-cell>
          <table:table-cell office:value-type="float" office:value="65478979" calcext:value-type="float">
            <text:p>6547897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13367" calcext:value-type="float">
            <text:p>213367</text:p>
          </table:table-cell>
          <table:table-cell office:value-type="float" office:value="451317" calcext:value-type="float">
            <text:p>451317</text:p>
          </table:table-cell>
          <table:table-cell office:value-type="float" office:value="2775719" calcext:value-type="float">
            <text:p>2775719</text:p>
          </table:table-cell>
          <table:table-cell office:value-type="float" office:value="5769344" calcext:value-type="float">
            <text:p>5769344</text:p>
          </table:table-cell>
          <table:table-cell office:value-type="float" office:value="31353411" calcext:value-type="float">
            <text:p>31353411</text:p>
          </table:table-cell>
          <table:table-cell office:value-type="float" office:value="64821209" calcext:value-type="float">
            <text:p>648212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5270" calcext:value-type="float">
            <text:p>35270</text:p>
          </table:table-cell>
          <table:table-cell office:value-type="float" office:value="211341" calcext:value-type="float">
            <text:p>211341</text:p>
          </table:table-cell>
          <table:table-cell office:value-type="float" office:value="458232" calcext:value-type="float">
            <text:p>458232</text:p>
          </table:table-cell>
          <table:table-cell office:value-type="float" office:value="3131492" calcext:value-type="float">
            <text:p>3131492</text:p>
          </table:table-cell>
          <table:table-cell office:value-type="float" office:value="5623026" calcext:value-type="float">
            <text:p>5623026</text:p>
          </table:table-cell>
          <table:table-cell office:value-type="float" office:value="30392039" calcext:value-type="float">
            <text:p>30392039</text:p>
          </table:table-cell>
          <table:table-cell office:value-type="float" office:value="65007687" calcext:value-type="float">
            <text:p>6500768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086" calcext:value-type="float">
            <text:p>37086</text:p>
          </table:table-cell>
          <table:table-cell office:value-type="float" office:value="208548" calcext:value-type="float">
            <text:p>208548</text:p>
          </table:table-cell>
          <table:table-cell office:value-type="float" office:value="449641" calcext:value-type="float">
            <text:p>449641</text:p>
          </table:table-cell>
          <table:table-cell office:value-type="float" office:value="2718658" calcext:value-type="float">
            <text:p>2718658</text:p>
          </table:table-cell>
          <table:table-cell office:value-type="float" office:value="6509527" calcext:value-type="float">
            <text:p>6509527</text:p>
          </table:table-cell>
          <table:table-cell office:value-type="float" office:value="30165194" calcext:value-type="float">
            <text:p>30165194</text:p>
          </table:table-cell>
          <table:table-cell office:value-type="float" office:value="64611964" calcext:value-type="float">
            <text:p>6461196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78" calcext:value-type="float">
            <text:p>978</text:p>
          </table:table-cell>
          <table:table-cell office:value-type="float" office:value="4331" calcext:value-type="float">
            <text:p>4331</text:p>
          </table:table-cell>
          <table:table-cell office:value-type="float" office:value="38692" calcext:value-type="float">
            <text:p>38692</text:p>
          </table:table-cell>
          <table:table-cell office:value-type="float" office:value="208617" calcext:value-type="float">
            <text:p>208617</text:p>
          </table:table-cell>
          <table:table-cell office:value-type="float" office:value="467171" calcext:value-type="float">
            <text:p>467171</text:p>
          </table:table-cell>
          <table:table-cell office:value-type="float" office:value="2657547" calcext:value-type="float">
            <text:p>2657547</text:p>
          </table:table-cell>
          <table:table-cell office:value-type="float" office:value="5636506" calcext:value-type="float">
            <text:p>5636506</text:p>
          </table:table-cell>
          <table:table-cell office:value-type="float" office:value="29755991" calcext:value-type="float">
            <text:p>29755991</text:p>
          </table:table-cell>
          <table:table-cell office:value-type="float" office:value="64338673" calcext:value-type="float">
            <text:p>643386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36178" calcext:value-type="float">
            <text:p>36178</text:p>
          </table:table-cell>
          <table:table-cell office:value-type="float" office:value="221887" calcext:value-type="float">
            <text:p>221887</text:p>
          </table:table-cell>
          <table:table-cell office:value-type="float" office:value="459488" calcext:value-type="float">
            <text:p>459488</text:p>
          </table:table-cell>
          <table:table-cell office:value-type="float" office:value="2624651" calcext:value-type="float">
            <text:p>2624651</text:p>
          </table:table-cell>
          <table:table-cell office:value-type="float" office:value="5990952" calcext:value-type="float">
            <text:p>5990952</text:p>
          </table:table-cell>
          <table:table-cell office:value-type="float" office:value="30559451" calcext:value-type="float">
            <text:p>30559451</text:p>
          </table:table-cell>
          <table:table-cell office:value-type="float" office:value="63804593" calcext:value-type="float">
            <text:p>638045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2878" calcext:value-type="float">
            <text:p>212878</text:p>
          </table:table-cell>
          <table:table-cell office:value-type="float" office:value="459210" calcext:value-type="float">
            <text:p>459210</text:p>
          </table:table-cell>
          <table:table-cell office:value-type="float" office:value="2687579" calcext:value-type="float">
            <text:p>2687579</text:p>
          </table:table-cell>
          <table:table-cell office:value-type="float" office:value="5765992" calcext:value-type="float">
            <text:p>5765992</text:p>
          </table:table-cell>
          <table:table-cell office:value-type="float" office:value="31262896" calcext:value-type="float">
            <text:p>31262896</text:p>
          </table:table-cell>
          <table:table-cell office:value-type="float" office:value="67151828" calcext:value-type="float">
            <text:p>671518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6038" calcext:value-type="float">
            <text:p>36038</text:p>
          </table:table-cell>
          <table:table-cell office:value-type="float" office:value="218116" calcext:value-type="float">
            <text:p>218116</text:p>
          </table:table-cell>
          <table:table-cell office:value-type="float" office:value="450549" calcext:value-type="float">
            <text:p>450549</text:p>
          </table:table-cell>
          <table:table-cell office:value-type="float" office:value="2698055" calcext:value-type="float">
            <text:p>2698055</text:p>
          </table:table-cell>
          <table:table-cell office:value-type="float" office:value="5593552" calcext:value-type="float">
            <text:p>5593552</text:p>
          </table:table-cell>
          <table:table-cell office:value-type="float" office:value="30812277" calcext:value-type="float">
            <text:p>30812277</text:p>
          </table:table-cell>
          <table:table-cell office:value-type="float" office:value="65358362" calcext:value-type="float">
            <text:p>6535836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12877" calcext:value-type="float">
            <text:p>212877</text:p>
          </table:table-cell>
          <table:table-cell office:value-type="float" office:value="475552" calcext:value-type="float">
            <text:p>475552</text:p>
          </table:table-cell>
          <table:table-cell office:value-type="float" office:value="2658106" calcext:value-type="float">
            <text:p>2658106</text:p>
          </table:table-cell>
          <table:table-cell office:value-type="float" office:value="5859231" calcext:value-type="float">
            <text:p>5859231</text:p>
          </table:table-cell>
          <table:table-cell office:value-type="float" office:value="31173987" calcext:value-type="float">
            <text:p>31173987</text:p>
          </table:table-cell>
          <table:table-cell office:value-type="float" office:value="64555043" calcext:value-type="float">
            <text:p>645550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6318" calcext:value-type="float">
            <text:p>36318</text:p>
          </table:table-cell>
          <table:table-cell office:value-type="float" office:value="216998" calcext:value-type="float">
            <text:p>216998</text:p>
          </table:table-cell>
          <table:table-cell office:value-type="float" office:value="462003" calcext:value-type="float">
            <text:p>462003</text:p>
          </table:table-cell>
          <table:table-cell office:value-type="float" office:value="2631077" calcext:value-type="float">
            <text:p>2631077</text:p>
          </table:table-cell>
          <table:table-cell office:value-type="float" office:value="6140134" calcext:value-type="float">
            <text:p>6140134</text:p>
          </table:table-cell>
          <table:table-cell office:value-type="float" office:value="32141016" calcext:value-type="float">
            <text:p>32141016</text:p>
          </table:table-cell>
          <table:table-cell office:value-type="float" office:value="63433315" calcext:value-type="float">
            <text:p>634333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15602" calcext:value-type="float">
            <text:p>215602</text:p>
          </table:table-cell>
          <table:table-cell office:value-type="float" office:value="471502" calcext:value-type="float">
            <text:p>471502</text:p>
          </table:table-cell>
          <table:table-cell office:value-type="float" office:value="2628912" calcext:value-type="float">
            <text:p>2628912</text:p>
          </table:table-cell>
          <table:table-cell office:value-type="float" office:value="5612899" calcext:value-type="float">
            <text:p>5612899</text:p>
          </table:table-cell>
          <table:table-cell office:value-type="float" office:value="31417246" calcext:value-type="float">
            <text:p>31417246</text:p>
          </table:table-cell>
          <table:table-cell office:value-type="float" office:value="64279866" calcext:value-type="float">
            <text:p>6427986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5270" calcext:value-type="float">
            <text:p>35270</text:p>
          </table:table-cell>
          <table:table-cell office:value-type="float" office:value="213227" calcext:value-type="float">
            <text:p>213227</text:p>
          </table:table-cell>
          <table:table-cell office:value-type="float" office:value="457812" calcext:value-type="float">
            <text:p>457812</text:p>
          </table:table-cell>
          <table:table-cell office:value-type="float" office:value="3282561" calcext:value-type="float">
            <text:p>3282561</text:p>
          </table:table-cell>
          <table:table-cell office:value-type="float" office:value="5962875" calcext:value-type="float">
            <text:p>5962875</text:p>
          </table:table-cell>
          <table:table-cell office:value-type="float" office:value="31125028" calcext:value-type="float">
            <text:p>31125028</text:p>
          </table:table-cell>
          <table:table-cell office:value-type="float" office:value="65018023" calcext:value-type="float">
            <text:p>650180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35550" calcext:value-type="float">
            <text:p>35550</text:p>
          </table:table-cell>
          <table:table-cell office:value-type="float" office:value="216998" calcext:value-type="float">
            <text:p>216998</text:p>
          </table:table-cell>
          <table:table-cell office:value-type="float" office:value="466683" calcext:value-type="float">
            <text:p>466683</text:p>
          </table:table-cell>
          <table:table-cell office:value-type="float" office:value="2681433" calcext:value-type="float">
            <text:p>2681433</text:p>
          </table:table-cell>
          <table:table-cell office:value-type="float" office:value="5825567" calcext:value-type="float">
            <text:p>5825567</text:p>
          </table:table-cell>
          <table:table-cell office:value-type="float" office:value="34181930" calcext:value-type="float">
            <text:p>34181930</text:p>
          </table:table-cell>
          <table:table-cell office:value-type="float" office:value="64480382" calcext:value-type="float">
            <text:p>644803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5759" calcext:value-type="float">
            <text:p>35759</text:p>
          </table:table-cell>
          <table:table-cell office:value-type="float" office:value="212179" calcext:value-type="float">
            <text:p>212179</text:p>
          </table:table-cell>
          <table:table-cell office:value-type="float" office:value="484772" calcext:value-type="float">
            <text:p>484772</text:p>
          </table:table-cell>
          <table:table-cell office:value-type="float" office:value="2707833" calcext:value-type="float">
            <text:p>2707833</text:p>
          </table:table-cell>
          <table:table-cell office:value-type="float" office:value="5735890" calcext:value-type="float">
            <text:p>5735890</text:p>
          </table:table-cell>
          <table:table-cell office:value-type="float" office:value="32866741" calcext:value-type="float">
            <text:p>32866741</text:p>
          </table:table-cell>
          <table:table-cell office:value-type="float" office:value="63333721" calcext:value-type="float">
            <text:p>633337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6946" calcext:value-type="float">
            <text:p>36946</text:p>
          </table:table-cell>
          <table:table-cell office:value-type="float" office:value="208687" calcext:value-type="float">
            <text:p>208687</text:p>
          </table:table-cell>
          <table:table-cell office:value-type="float" office:value="463819" calcext:value-type="float">
            <text:p>463819</text:p>
          </table:table-cell>
          <table:table-cell office:value-type="float" office:value="2707903" calcext:value-type="float">
            <text:p>2707903</text:p>
          </table:table-cell>
          <table:table-cell office:value-type="float" office:value="6534461" calcext:value-type="float">
            <text:p>6534461</text:p>
          </table:table-cell>
          <table:table-cell office:value-type="float" office:value="30427170" calcext:value-type="float">
            <text:p>30427170</text:p>
          </table:table-cell>
          <table:table-cell office:value-type="float" office:value="68300375" calcext:value-type="float">
            <text:p>68300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35759" calcext:value-type="float">
            <text:p>35759</text:p>
          </table:table-cell>
          <table:table-cell office:value-type="float" office:value="229290" calcext:value-type="float">
            <text:p>229290</text:p>
          </table:table-cell>
          <table:table-cell office:value-type="float" office:value="575356" calcext:value-type="float">
            <text:p>575356</text:p>
          </table:table-cell>
          <table:table-cell office:value-type="float" office:value="2642531" calcext:value-type="float">
            <text:p>2642531</text:p>
          </table:table-cell>
          <table:table-cell office:value-type="float" office:value="6004292" calcext:value-type="float">
            <text:p>6004292</text:p>
          </table:table-cell>
          <table:table-cell office:value-type="float" office:value="31551133" calcext:value-type="float">
            <text:p>31551133</text:p>
          </table:table-cell>
          <table:table-cell office:value-type="float" office:value="65449576" calcext:value-type="float">
            <text:p>6544957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36597" calcext:value-type="float">
            <text:p>36597</text:p>
          </table:table-cell>
          <table:table-cell office:value-type="float" office:value="206941" calcext:value-type="float">
            <text:p>206941</text:p>
          </table:table-cell>
          <table:table-cell office:value-type="float" office:value="476391" calcext:value-type="float">
            <text:p>476391</text:p>
          </table:table-cell>
          <table:table-cell office:value-type="float" office:value="2685902" calcext:value-type="float">
            <text:p>2685902</text:p>
          </table:table-cell>
          <table:table-cell office:value-type="float" office:value="5914336" calcext:value-type="float">
            <text:p>5914336</text:p>
          </table:table-cell>
          <table:table-cell office:value-type="float" office:value="30619514" calcext:value-type="float">
            <text:p>30619514</text:p>
          </table:table-cell>
          <table:table-cell office:value-type="float" office:value="65458096" calcext:value-type="float">
            <text:p>654580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7073" calcext:value-type="float">
            <text:p>47073</text:p>
          </table:table-cell>
          <table:table-cell office:value-type="float" office:value="204706" calcext:value-type="float">
            <text:p>204706</text:p>
          </table:table-cell>
          <table:table-cell office:value-type="float" office:value="491546" calcext:value-type="float">
            <text:p>491546</text:p>
          </table:table-cell>
          <table:table-cell office:value-type="float" office:value="2678709" calcext:value-type="float">
            <text:p>2678709</text:p>
          </table:table-cell>
          <table:table-cell office:value-type="float" office:value="5750138" calcext:value-type="float">
            <text:p>5750138</text:p>
          </table:table-cell>
          <table:table-cell office:value-type="float" office:value="29938208" calcext:value-type="float">
            <text:p>29938208</text:p>
          </table:table-cell>
          <table:table-cell office:value-type="float" office:value="63871433" calcext:value-type="float">
            <text:p>638714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6375" calcext:value-type="float">
            <text:p>46375</text:p>
          </table:table-cell>
          <table:table-cell office:value-type="float" office:value="217626" calcext:value-type="float">
            <text:p>217626</text:p>
          </table:table-cell>
          <table:table-cell office:value-type="float" office:value="459908" calcext:value-type="float">
            <text:p>459908</text:p>
          </table:table-cell>
          <table:table-cell office:value-type="float" office:value="2581629" calcext:value-type="float">
            <text:p>2581629</text:p>
          </table:table-cell>
          <table:table-cell office:value-type="float" office:value="5658227" calcext:value-type="float">
            <text:p>5658227</text:p>
          </table:table-cell>
          <table:table-cell office:value-type="float" office:value="30478713" calcext:value-type="float">
            <text:p>30478713</text:p>
          </table:table-cell>
          <table:table-cell office:value-type="float" office:value="69696441" calcext:value-type="float">
            <text:p>696964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5537" calcext:value-type="float">
            <text:p>45537</text:p>
          </table:table-cell>
          <table:table-cell office:value-type="float" office:value="207639" calcext:value-type="float">
            <text:p>207639</text:p>
          </table:table-cell>
          <table:table-cell office:value-type="float" office:value="446847" calcext:value-type="float">
            <text:p>446847</text:p>
          </table:table-cell>
          <table:table-cell office:value-type="float" office:value="2672004" calcext:value-type="float">
            <text:p>2672004</text:p>
          </table:table-cell>
          <table:table-cell office:value-type="float" office:value="5593064" calcext:value-type="float">
            <text:p>5593064</text:p>
          </table:table-cell>
          <table:table-cell office:value-type="float" office:value="30690403" calcext:value-type="float">
            <text:p>30690403</text:p>
          </table:table-cell>
          <table:table-cell office:value-type="float" office:value="65567817" calcext:value-type="float">
            <text:p>655678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56362" calcext:value-type="float">
            <text:p>56362</text:p>
          </table:table-cell>
          <table:table-cell office:value-type="float" office:value="215601" calcext:value-type="float">
            <text:p>215601</text:p>
          </table:table-cell>
          <table:table-cell office:value-type="float" office:value="455438" calcext:value-type="float">
            <text:p>455438</text:p>
          </table:table-cell>
          <table:table-cell office:value-type="float" office:value="3371050" calcext:value-type="float">
            <text:p>3371050</text:p>
          </table:table-cell>
          <table:table-cell office:value-type="float" office:value="5699921" calcext:value-type="float">
            <text:p>5699921</text:p>
          </table:table-cell>
          <table:table-cell office:value-type="float" office:value="30625102" calcext:value-type="float">
            <text:p>30625102</text:p>
          </table:table-cell>
          <table:table-cell office:value-type="float" office:value="63570973" calcext:value-type="float">
            <text:p>635709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43162" calcext:value-type="float">
            <text:p>43162</text:p>
          </table:table-cell>
          <table:table-cell office:value-type="float" office:value="206731" calcext:value-type="float">
            <text:p>206731</text:p>
          </table:table-cell>
          <table:table-cell office:value-type="float" office:value="475133" calcext:value-type="float">
            <text:p>475133</text:p>
          </table:table-cell>
          <table:table-cell office:value-type="float" office:value="3580156" calcext:value-type="float">
            <text:p>3580156</text:p>
          </table:table-cell>
          <table:table-cell office:value-type="float" office:value="5632315" calcext:value-type="float">
            <text:p>5632315</text:p>
          </table:table-cell>
          <table:table-cell office:value-type="float" office:value="30368922" calcext:value-type="float">
            <text:p>30368922</text:p>
          </table:table-cell>
          <table:table-cell office:value-type="float" office:value="63067414" calcext:value-type="float">
            <text:p>630674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42045" calcext:value-type="float">
            <text:p>42045</text:p>
          </table:table-cell>
          <table:table-cell office:value-type="float" office:value="215881" calcext:value-type="float">
            <text:p>215881</text:p>
          </table:table-cell>
          <table:table-cell office:value-type="float" office:value="480161" calcext:value-type="float">
            <text:p>480161</text:p>
          </table:table-cell>
          <table:table-cell office:value-type="float" office:value="3494391" calcext:value-type="float">
            <text:p>3494391</text:p>
          </table:table-cell>
          <table:table-cell office:value-type="float" office:value="5844843" calcext:value-type="float">
            <text:p>5844843</text:p>
          </table:table-cell>
          <table:table-cell office:value-type="float" office:value="31571666" calcext:value-type="float">
            <text:p>31571666</text:p>
          </table:table-cell>
          <table:table-cell office:value-type="float" office:value="64025503" calcext:value-type="float">
            <text:p>640255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66" calcext:value-type="float">
            <text:p>1466</text:p>
          </table:table-cell>
          <table:table-cell office:value-type="float" office:value="4261" calcext:value-type="float">
            <text:p>4261</text:p>
          </table:table-cell>
          <table:table-cell office:value-type="float" office:value="37295" calcext:value-type="float">
            <text:p>37295</text:p>
          </table:table-cell>
          <table:table-cell office:value-type="float" office:value="211202" calcext:value-type="float">
            <text:p>211202</text:p>
          </table:table-cell>
          <table:table-cell office:value-type="float" office:value="460047" calcext:value-type="float">
            <text:p>460047</text:p>
          </table:table-cell>
          <table:table-cell office:value-type="float" office:value="2658525" calcext:value-type="float">
            <text:p>2658525</text:p>
          </table:table-cell>
          <table:table-cell office:value-type="float" office:value="5600117" calcext:value-type="float">
            <text:p>5600117</text:p>
          </table:table-cell>
          <table:table-cell office:value-type="float" office:value="34330413" calcext:value-type="float">
            <text:p>34330413</text:p>
          </table:table-cell>
          <table:table-cell office:value-type="float" office:value="63429195" calcext:value-type="float">
            <text:p>6342919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6248" calcext:value-type="float">
            <text:p>36248</text:p>
          </table:table-cell>
          <table:table-cell office:value-type="float" office:value="222795" calcext:value-type="float">
            <text:p>222795</text:p>
          </table:table-cell>
          <table:table-cell office:value-type="float" office:value="471851" calcext:value-type="float">
            <text:p>471851</text:p>
          </table:table-cell>
          <table:table-cell office:value-type="float" office:value="2586099" calcext:value-type="float">
            <text:p>2586099</text:p>
          </table:table-cell>
          <table:table-cell office:value-type="float" office:value="5581052" calcext:value-type="float">
            <text:p>5581052</text:p>
          </table:table-cell>
          <table:table-cell office:value-type="float" office:value="30248794" calcext:value-type="float">
            <text:p>30248794</text:p>
          </table:table-cell>
          <table:table-cell office:value-type="float" office:value="64186978" calcext:value-type="float">
            <text:p>6418697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620" calcext:value-type="float">
            <text:p>35620</text:p>
          </table:table-cell>
          <table:table-cell office:value-type="float" office:value="204147" calcext:value-type="float">
            <text:p>204147</text:p>
          </table:table-cell>
          <table:table-cell office:value-type="float" office:value="451806" calcext:value-type="float">
            <text:p>451806</text:p>
          </table:table-cell>
          <table:table-cell office:value-type="float" office:value="2657757" calcext:value-type="float">
            <text:p>2657757</text:p>
          </table:table-cell>
          <table:table-cell office:value-type="float" office:value="6357830" calcext:value-type="float">
            <text:p>6357830</text:p>
          </table:table-cell>
          <table:table-cell office:value-type="float" office:value="31427303" calcext:value-type="float">
            <text:p>31427303</text:p>
          </table:table-cell>
          <table:table-cell office:value-type="float" office:value="64125726" calcext:value-type="float">
            <text:p>641257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78" calcext:value-type="float">
            <text:p>978</text:p>
          </table:table-cell>
          <table:table-cell office:value-type="float" office:value="4819" calcext:value-type="float">
            <text:p>4819</text:p>
          </table:table-cell>
          <table:table-cell office:value-type="float" office:value="42953" calcext:value-type="float">
            <text:p>42953</text:p>
          </table:table-cell>
          <table:table-cell office:value-type="float" office:value="232223" calcext:value-type="float">
            <text:p>232223</text:p>
          </table:table-cell>
          <table:table-cell office:value-type="float" office:value="449711" calcext:value-type="float">
            <text:p>449711</text:p>
          </table:table-cell>
          <table:table-cell office:value-type="float" office:value="2639388" calcext:value-type="float">
            <text:p>2639388</text:p>
          </table:table-cell>
          <table:table-cell office:value-type="float" office:value="5670449" calcext:value-type="float">
            <text:p>5670449</text:p>
          </table:table-cell>
          <table:table-cell office:value-type="float" office:value="31573133" calcext:value-type="float">
            <text:p>31573133</text:p>
          </table:table-cell>
          <table:table-cell office:value-type="float" office:value="63670917" calcext:value-type="float">
            <text:p>636709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6667" calcext:value-type="float">
            <text:p>36667</text:p>
          </table:table-cell>
          <table:table-cell office:value-type="float" office:value="208827" calcext:value-type="float">
            <text:p>208827</text:p>
          </table:table-cell>
          <table:table-cell office:value-type="float" office:value="486937" calcext:value-type="float">
            <text:p>486937</text:p>
          </table:table-cell>
          <table:table-cell office:value-type="float" office:value="2609287" calcext:value-type="float">
            <text:p>2609287</text:p>
          </table:table-cell>
          <table:table-cell office:value-type="float" office:value="5546200" calcext:value-type="float">
            <text:p>5546200</text:p>
          </table:table-cell>
          <table:table-cell office:value-type="float" office:value="31145911" calcext:value-type="float">
            <text:p>31145911</text:p>
          </table:table-cell>
          <table:table-cell office:value-type="float" office:value="66456344" calcext:value-type="float">
            <text:p>664563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35829" calcext:value-type="float">
            <text:p>35829</text:p>
          </table:table-cell>
          <table:table-cell office:value-type="float" office:value="214694" calcext:value-type="float">
            <text:p>214694</text:p>
          </table:table-cell>
          <table:table-cell office:value-type="float" office:value="452993" calcext:value-type="float">
            <text:p>452993</text:p>
          </table:table-cell>
          <table:table-cell office:value-type="float" office:value="2711675" calcext:value-type="float">
            <text:p>2711675</text:p>
          </table:table-cell>
          <table:table-cell office:value-type="float" office:value="5795745" calcext:value-type="float">
            <text:p>5795745</text:p>
          </table:table-cell>
          <table:table-cell office:value-type="float" office:value="30718619" calcext:value-type="float">
            <text:p>30718619</text:p>
          </table:table-cell>
          <table:table-cell office:value-type="float" office:value="64355784" calcext:value-type="float">
            <text:p>643557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78" calcext:value-type="float">
            <text:p>978</text:p>
          </table:table-cell>
          <table:table-cell office:value-type="float" office:value="4260" calcext:value-type="float">
            <text:p>4260</text:p>
          </table:table-cell>
          <table:table-cell office:value-type="float" office:value="36667" calcext:value-type="float">
            <text:p>36667</text:p>
          </table:table-cell>
          <table:table-cell office:value-type="float" office:value="223773" calcext:value-type="float">
            <text:p>223773</text:p>
          </table:table-cell>
          <table:table-cell office:value-type="float" office:value="464726" calcext:value-type="float">
            <text:p>464726</text:p>
          </table:table-cell>
          <table:table-cell office:value-type="float" office:value="2663902" calcext:value-type="float">
            <text:p>2663902</text:p>
          </table:table-cell>
          <table:table-cell office:value-type="float" office:value="5613527" calcext:value-type="float">
            <text:p>5613527</text:p>
          </table:table-cell>
          <table:table-cell office:value-type="float" office:value="31009650" calcext:value-type="float">
            <text:p>31009650</text:p>
          </table:table-cell>
          <table:table-cell office:value-type="float" office:value="65890417" calcext:value-type="float">
            <text:p>658904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7226" calcext:value-type="float">
            <text:p>37226</text:p>
          </table:table-cell>
          <table:table-cell office:value-type="float" office:value="214763" calcext:value-type="float">
            <text:p>214763</text:p>
          </table:table-cell>
          <table:table-cell office:value-type="float" office:value="458302" calcext:value-type="float">
            <text:p>458302</text:p>
          </table:table-cell>
          <table:table-cell office:value-type="float" office:value="2731020" calcext:value-type="float">
            <text:p>2731020</text:p>
          </table:table-cell>
          <table:table-cell office:value-type="float" office:value="5685465" calcext:value-type="float">
            <text:p>5685465</text:p>
          </table:table-cell>
          <table:table-cell office:value-type="float" office:value="31471024" calcext:value-type="float">
            <text:p>31471024</text:p>
          </table:table-cell>
          <table:table-cell office:value-type="float" office:value="66873787" calcext:value-type="float">
            <text:p>668737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96" calcext:value-type="float">
            <text:p>1396</text:p>
          </table:table-cell>
          <table:table-cell office:value-type="float" office:value="4261" calcext:value-type="float">
            <text:p>4261</text:p>
          </table:table-cell>
          <table:table-cell office:value-type="float" office:value="37156" calcext:value-type="float">
            <text:p>37156</text:p>
          </table:table-cell>
          <table:table-cell office:value-type="float" office:value="225938" calcext:value-type="float">
            <text:p>225938</text:p>
          </table:table-cell>
          <table:table-cell office:value-type="float" office:value="466193" calcext:value-type="float">
            <text:p>466193</text:p>
          </table:table-cell>
          <table:table-cell office:value-type="float" office:value="2664112" calcext:value-type="float">
            <text:p>2664112</text:p>
          </table:table-cell>
          <table:table-cell office:value-type="float" office:value="5925860" calcext:value-type="float">
            <text:p>5925860</text:p>
          </table:table-cell>
          <table:table-cell office:value-type="float" office:value="31938265" calcext:value-type="float">
            <text:p>31938265</text:p>
          </table:table-cell>
          <table:table-cell office:value-type="float" office:value="66364712" calcext:value-type="float">
            <text:p>663647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35969" calcext:value-type="float">
            <text:p>35969</text:p>
          </table:table-cell>
          <table:table-cell office:value-type="float" office:value="215182" calcext:value-type="float">
            <text:p>215182</text:p>
          </table:table-cell>
          <table:table-cell office:value-type="float" office:value="493083" calcext:value-type="float">
            <text:p>493083</text:p>
          </table:table-cell>
          <table:table-cell office:value-type="float" office:value="2701059" calcext:value-type="float">
            <text:p>2701059</text:p>
          </table:table-cell>
          <table:table-cell office:value-type="float" office:value="5568689" calcext:value-type="float">
            <text:p>5568689</text:p>
          </table:table-cell>
          <table:table-cell office:value-type="float" office:value="31592129" calcext:value-type="float">
            <text:p>31592129</text:p>
          </table:table-cell>
          <table:table-cell office:value-type="float" office:value="64635221" calcext:value-type="float">
            <text:p>646352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6737" calcext:value-type="float">
            <text:p>36737</text:p>
          </table:table-cell>
          <table:table-cell office:value-type="float" office:value="210084" calcext:value-type="float">
            <text:p>210084</text:p>
          </table:table-cell>
          <table:table-cell office:value-type="float" office:value="449152" calcext:value-type="float">
            <text:p>449152</text:p>
          </table:table-cell>
          <table:table-cell office:value-type="float" office:value="2660969" calcext:value-type="float">
            <text:p>2660969</text:p>
          </table:table-cell>
          <table:table-cell office:value-type="float" office:value="5558981" calcext:value-type="float">
            <text:p>5558981</text:p>
          </table:table-cell>
          <table:table-cell office:value-type="float" office:value="31022641" calcext:value-type="float">
            <text:p>31022641</text:p>
          </table:table-cell>
          <table:table-cell office:value-type="float" office:value="66295429" calcext:value-type="float">
            <text:p>662954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19931" calcext:value-type="float">
            <text:p>219931</text:p>
          </table:table-cell>
          <table:table-cell office:value-type="float" office:value="462003" calcext:value-type="float">
            <text:p>462003</text:p>
          </table:table-cell>
          <table:table-cell office:value-type="float" office:value="2709649" calcext:value-type="float">
            <text:p>2709649</text:p>
          </table:table-cell>
          <table:table-cell office:value-type="float" office:value="5621560" calcext:value-type="float">
            <text:p>5621560</text:p>
          </table:table-cell>
          <table:table-cell office:value-type="float" office:value="31020895" calcext:value-type="float">
            <text:p>31020895</text:p>
          </table:table-cell>
          <table:table-cell office:value-type="float" office:value="64867514" calcext:value-type="float">
            <text:p>6486751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6807" calcext:value-type="float">
            <text:p>36807</text:p>
          </table:table-cell>
          <table:table-cell office:value-type="float" office:value="207011" calcext:value-type="float">
            <text:p>207011</text:p>
          </table:table-cell>
          <table:table-cell office:value-type="float" office:value="452156" calcext:value-type="float">
            <text:p>452156</text:p>
          </table:table-cell>
          <table:table-cell office:value-type="float" office:value="2640016" calcext:value-type="float">
            <text:p>2640016</text:p>
          </table:table-cell>
          <table:table-cell office:value-type="float" office:value="5660251" calcext:value-type="float">
            <text:p>5660251</text:p>
          </table:table-cell>
          <table:table-cell office:value-type="float" office:value="30848036" calcext:value-type="float">
            <text:p>30848036</text:p>
          </table:table-cell>
          <table:table-cell office:value-type="float" office:value="64435893" calcext:value-type="float">
            <text:p>6443589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6667" calcext:value-type="float">
            <text:p>36667</text:p>
          </table:table-cell>
          <table:table-cell office:value-type="float" office:value="223214" calcext:value-type="float">
            <text:p>223214</text:p>
          </table:table-cell>
          <table:table-cell office:value-type="float" office:value="455857" calcext:value-type="float">
            <text:p>455857</text:p>
          </table:table-cell>
          <table:table-cell office:value-type="float" office:value="2667046" calcext:value-type="float">
            <text:p>2667046</text:p>
          </table:table-cell>
          <table:table-cell office:value-type="float" office:value="5599140" calcext:value-type="float">
            <text:p>5599140</text:p>
          </table:table-cell>
          <table:table-cell office:value-type="float" office:value="31194312" calcext:value-type="float">
            <text:p>31194312</text:p>
          </table:table-cell>
          <table:table-cell office:value-type="float" office:value="64917242" calcext:value-type="float">
            <text:p>649172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549" calcext:value-type="float">
            <text:p>35549</text:p>
          </table:table-cell>
          <table:table-cell office:value-type="float" office:value="209037" calcext:value-type="float">
            <text:p>209037</text:p>
          </table:table-cell>
          <table:table-cell office:value-type="float" office:value="622220" calcext:value-type="float">
            <text:p>622220</text:p>
          </table:table-cell>
          <table:table-cell office:value-type="float" office:value="2654264" calcext:value-type="float">
            <text:p>2654264</text:p>
          </table:table-cell>
          <table:table-cell office:value-type="float" office:value="5776399" calcext:value-type="float">
            <text:p>5776399</text:p>
          </table:table-cell>
          <table:table-cell office:value-type="float" office:value="30653807" calcext:value-type="float">
            <text:p>30653807</text:p>
          </table:table-cell>
          <table:table-cell office:value-type="float" office:value="64294812" calcext:value-type="float">
            <text:p>642948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19862" calcext:value-type="float">
            <text:p>219862</text:p>
          </table:table-cell>
          <table:table-cell office:value-type="float" office:value="454669" calcext:value-type="float">
            <text:p>454669</text:p>
          </table:table-cell>
          <table:table-cell office:value-type="float" office:value="2622975" calcext:value-type="float">
            <text:p>2622975</text:p>
          </table:table-cell>
          <table:table-cell office:value-type="float" office:value="5539077" calcext:value-type="float">
            <text:p>5539077</text:p>
          </table:table-cell>
          <table:table-cell office:value-type="float" office:value="30800264" calcext:value-type="float">
            <text:p>30800264</text:p>
          </table:table-cell>
          <table:table-cell office:value-type="float" office:value="64433937" calcext:value-type="float">
            <text:p>6443393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690" calcext:value-type="float">
            <text:p>35690</text:p>
          </table:table-cell>
          <table:table-cell office:value-type="float" office:value="204846" calcext:value-type="float">
            <text:p>204846</text:p>
          </table:table-cell>
          <table:table-cell office:value-type="float" office:value="474924" calcext:value-type="float">
            <text:p>474924</text:p>
          </table:table-cell>
          <table:table-cell office:value-type="float" office:value="2704271" calcext:value-type="float">
            <text:p>2704271</text:p>
          </table:table-cell>
          <table:table-cell office:value-type="float" office:value="5636646" calcext:value-type="float">
            <text:p>5636646</text:p>
          </table:table-cell>
          <table:table-cell office:value-type="float" office:value="30634739" calcext:value-type="float">
            <text:p>30634739</text:p>
          </table:table-cell>
          <table:table-cell office:value-type="float" office:value="65574103" calcext:value-type="float">
            <text:p>655741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78" calcext:value-type="float">
            <text:p>978</text:p>
          </table:table-cell>
          <table:table-cell office:value-type="float" office:value="3213" calcext:value-type="float">
            <text:p>3213</text:p>
          </table:table-cell>
          <table:table-cell office:value-type="float" office:value="36806" calcext:value-type="float">
            <text:p>36806</text:p>
          </table:table-cell>
          <table:table-cell office:value-type="float" office:value="206732" calcext:value-type="float">
            <text:p>206732</text:p>
          </table:table-cell>
          <table:table-cell office:value-type="float" office:value="437559" calcext:value-type="float">
            <text:p>437559</text:p>
          </table:table-cell>
          <table:table-cell office:value-type="float" office:value="2647979" calcext:value-type="float">
            <text:p>2647979</text:p>
          </table:table-cell>
          <table:table-cell office:value-type="float" office:value="5705439" calcext:value-type="float">
            <text:p>5705439</text:p>
          </table:table-cell>
          <table:table-cell office:value-type="float" office:value="30608549" calcext:value-type="float">
            <text:p>30608549</text:p>
          </table:table-cell>
          <table:table-cell office:value-type="float" office:value="65390349" calcext:value-type="float">
            <text:p>653903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36737" calcext:value-type="float">
            <text:p>36737</text:p>
          </table:table-cell>
          <table:table-cell office:value-type="float" office:value="213436" calcext:value-type="float">
            <text:p>213436</text:p>
          </table:table-cell>
          <table:table-cell office:value-type="float" office:value="468987" calcext:value-type="float">
            <text:p>468987</text:p>
          </table:table-cell>
          <table:table-cell office:value-type="float" office:value="2770900" calcext:value-type="float">
            <text:p>2770900</text:p>
          </table:table-cell>
          <table:table-cell office:value-type="float" office:value="5619743" calcext:value-type="float">
            <text:p>5619743</text:p>
          </table:table-cell>
          <table:table-cell office:value-type="float" office:value="31455240" calcext:value-type="float">
            <text:p>31455240</text:p>
          </table:table-cell>
          <table:table-cell office:value-type="float" office:value="64353130" calcext:value-type="float">
            <text:p>643531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806" calcext:value-type="float">
            <text:p>36806</text:p>
          </table:table-cell>
          <table:table-cell office:value-type="float" office:value="208826" calcext:value-type="float">
            <text:p>208826</text:p>
          </table:table-cell>
          <table:table-cell office:value-type="float" office:value="460676" calcext:value-type="float">
            <text:p>460676</text:p>
          </table:table-cell>
          <table:table-cell office:value-type="float" office:value="3381736" calcext:value-type="float">
            <text:p>3381736</text:p>
          </table:table-cell>
          <table:table-cell office:value-type="float" office:value="5598232" calcext:value-type="float">
            <text:p>5598232</text:p>
          </table:table-cell>
          <table:table-cell office:value-type="float" office:value="31692632" calcext:value-type="float">
            <text:p>31692632</text:p>
          </table:table-cell>
          <table:table-cell office:value-type="float" office:value="65029268" calcext:value-type="float">
            <text:p>650292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36318" calcext:value-type="float">
            <text:p>36318</text:p>
          </table:table-cell>
          <table:table-cell office:value-type="float" office:value="216230" calcext:value-type="float">
            <text:p>216230</text:p>
          </table:table-cell>
          <table:table-cell office:value-type="float" office:value="461235" calcext:value-type="float">
            <text:p>461235</text:p>
          </table:table-cell>
          <table:table-cell office:value-type="float" office:value="2658035" calcext:value-type="float">
            <text:p>2658035</text:p>
          </table:table-cell>
          <table:table-cell office:value-type="float" office:value="5518264" calcext:value-type="float">
            <text:p>5518264</text:p>
          </table:table-cell>
          <table:table-cell office:value-type="float" office:value="30438484" calcext:value-type="float">
            <text:p>30438484</text:p>
          </table:table-cell>
          <table:table-cell office:value-type="float" office:value="64606726" calcext:value-type="float">
            <text:p>6460672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5130" calcext:value-type="float">
            <text:p>35130</text:p>
          </table:table-cell>
          <table:table-cell office:value-type="float" office:value="216090" calcext:value-type="float">
            <text:p>216090</text:p>
          </table:table-cell>
          <table:table-cell office:value-type="float" office:value="477369" calcext:value-type="float">
            <text:p>477369</text:p>
          </table:table-cell>
          <table:table-cell office:value-type="float" office:value="2662506" calcext:value-type="float">
            <text:p>2662506</text:p>
          </table:table-cell>
          <table:table-cell office:value-type="float" office:value="5468955" calcext:value-type="float">
            <text:p>5468955</text:p>
          </table:table-cell>
          <table:table-cell office:value-type="float" office:value="31723013" calcext:value-type="float">
            <text:p>31723013</text:p>
          </table:table-cell>
          <table:table-cell office:value-type="float" office:value="63617977" calcext:value-type="float">
            <text:p>636179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36806" calcext:value-type="float">
            <text:p>36806</text:p>
          </table:table-cell>
          <table:table-cell office:value-type="float" office:value="220630" calcext:value-type="float">
            <text:p>220630</text:p>
          </table:table-cell>
          <table:table-cell office:value-type="float" office:value="464866" calcext:value-type="float">
            <text:p>464866</text:p>
          </table:table-cell>
          <table:table-cell office:value-type="float" office:value="2620671" calcext:value-type="float">
            <text:p>2620671</text:p>
          </table:table-cell>
          <table:table-cell office:value-type="float" office:value="5575394" calcext:value-type="float">
            <text:p>5575394</text:p>
          </table:table-cell>
          <table:table-cell office:value-type="float" office:value="31905160" calcext:value-type="float">
            <text:p>31905160</text:p>
          </table:table-cell>
          <table:table-cell office:value-type="float" office:value="65554198" calcext:value-type="float">
            <text:p>655541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36318" calcext:value-type="float">
            <text:p>36318</text:p>
          </table:table-cell>
          <table:table-cell office:value-type="float" office:value="216299" calcext:value-type="float">
            <text:p>216299</text:p>
          </table:table-cell>
          <table:table-cell office:value-type="float" office:value="456974" calcext:value-type="float">
            <text:p>456974</text:p>
          </table:table-cell>
          <table:table-cell office:value-type="float" office:value="2671027" calcext:value-type="float">
            <text:p>2671027</text:p>
          </table:table-cell>
          <table:table-cell office:value-type="float" office:value="5497520" calcext:value-type="float">
            <text:p>5497520</text:p>
          </table:table-cell>
          <table:table-cell office:value-type="float" office:value="30679997" calcext:value-type="float">
            <text:p>30679997</text:p>
          </table:table-cell>
          <table:table-cell office:value-type="float" office:value="64326102" calcext:value-type="float">
            <text:p>6432610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36667" calcext:value-type="float">
            <text:p>36667</text:p>
          </table:table-cell>
          <table:table-cell office:value-type="float" office:value="214693" calcext:value-type="float">
            <text:p>214693</text:p>
          </table:table-cell>
          <table:table-cell office:value-type="float" office:value="466403" calcext:value-type="float">
            <text:p>466403</text:p>
          </table:table-cell>
          <table:table-cell office:value-type="float" office:value="2685903" calcext:value-type="float">
            <text:p>2685903</text:p>
          </table:table-cell>
          <table:table-cell office:value-type="float" office:value="5702296" calcext:value-type="float">
            <text:p>5702296</text:p>
          </table:table-cell>
          <table:table-cell office:value-type="float" office:value="30616650" calcext:value-type="float">
            <text:p>30616650</text:p>
          </table:table-cell>
          <table:table-cell office:value-type="float" office:value="64825121" calcext:value-type="float">
            <text:p>648251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78" calcext:value-type="float">
            <text:p>978</text:p>
          </table:table-cell>
          <table:table-cell office:value-type="float" office:value="2934" calcext:value-type="float">
            <text:p>2934</text:p>
          </table:table-cell>
          <table:table-cell office:value-type="float" office:value="46934" calcext:value-type="float">
            <text:p>46934</text:p>
          </table:table-cell>
          <table:table-cell office:value-type="float" office:value="214972" calcext:value-type="float">
            <text:p>214972</text:p>
          </table:table-cell>
          <table:table-cell office:value-type="float" office:value="461095" calcext:value-type="float">
            <text:p>461095</text:p>
          </table:table-cell>
          <table:table-cell office:value-type="float" office:value="2667674" calcext:value-type="float">
            <text:p>2667674</text:p>
          </table:table-cell>
          <table:table-cell office:value-type="float" office:value="5512397" calcext:value-type="float">
            <text:p>5512397</text:p>
          </table:table-cell>
          <table:table-cell office:value-type="float" office:value="30989256" calcext:value-type="float">
            <text:p>30989256</text:p>
          </table:table-cell>
          <table:table-cell office:value-type="float" office:value="66802270" calcext:value-type="float">
            <text:p>6680227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5200" calcext:value-type="float">
            <text:p>35200</text:p>
          </table:table-cell>
          <table:table-cell office:value-type="float" office:value="213297" calcext:value-type="float">
            <text:p>213297</text:p>
          </table:table-cell>
          <table:table-cell office:value-type="float" office:value="460886" calcext:value-type="float">
            <text:p>460886</text:p>
          </table:table-cell>
          <table:table-cell office:value-type="float" office:value="2640785" calcext:value-type="float">
            <text:p>2640785</text:p>
          </table:table-cell>
          <table:table-cell office:value-type="float" office:value="5792601" calcext:value-type="float">
            <text:p>5792601</text:p>
          </table:table-cell>
          <table:table-cell office:value-type="float" office:value="30690962" calcext:value-type="float">
            <text:p>30690962</text:p>
          </table:table-cell>
          <table:table-cell office:value-type="float" office:value="65555735" calcext:value-type="float">
            <text:p>655557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35829" calcext:value-type="float">
            <text:p>35829</text:p>
          </table:table-cell>
          <table:table-cell office:value-type="float" office:value="215811" calcext:value-type="float">
            <text:p>215811</text:p>
          </table:table-cell>
          <table:table-cell office:value-type="float" office:value="479464" calcext:value-type="float">
            <text:p>479464</text:p>
          </table:table-cell>
          <table:table-cell office:value-type="float" office:value="2636455" calcext:value-type="float">
            <text:p>2636455</text:p>
          </table:table-cell>
          <table:table-cell office:value-type="float" office:value="5478034" calcext:value-type="float">
            <text:p>5478034</text:p>
          </table:table-cell>
          <table:table-cell office:value-type="float" office:value="30095072" calcext:value-type="float">
            <text:p>30095072</text:p>
          </table:table-cell>
          <table:table-cell office:value-type="float" office:value="63928633" calcext:value-type="float">
            <text:p>639286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36039" calcext:value-type="float">
            <text:p>36039</text:p>
          </table:table-cell>
          <table:table-cell office:value-type="float" office:value="211690" calcext:value-type="float">
            <text:p>211690</text:p>
          </table:table-cell>
          <table:table-cell office:value-type="float" office:value="444054" calcext:value-type="float">
            <text:p>444054</text:p>
          </table:table-cell>
          <table:table-cell office:value-type="float" office:value="2612360" calcext:value-type="float">
            <text:p>2612360</text:p>
          </table:table-cell>
          <table:table-cell office:value-type="float" office:value="5687351" calcext:value-type="float">
            <text:p>5687351</text:p>
          </table:table-cell>
          <table:table-cell office:value-type="float" office:value="35371474" calcext:value-type="float">
            <text:p>35371474</text:p>
          </table:table-cell>
          <table:table-cell office:value-type="float" office:value="66345575" calcext:value-type="float">
            <text:p>663455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759" calcext:value-type="float">
            <text:p>35759</text:p>
          </table:table-cell>
          <table:table-cell office:value-type="float" office:value="211341" calcext:value-type="float">
            <text:p>211341</text:p>
          </table:table-cell>
          <table:table-cell office:value-type="float" office:value="446358" calcext:value-type="float">
            <text:p>446358</text:p>
          </table:table-cell>
          <table:table-cell office:value-type="float" office:value="2665718" calcext:value-type="float">
            <text:p>2665718</text:p>
          </table:table-cell>
          <table:table-cell office:value-type="float" office:value="5990184" calcext:value-type="float">
            <text:p>5990184</text:p>
          </table:table-cell>
          <table:table-cell office:value-type="float" office:value="31321842" calcext:value-type="float">
            <text:p>31321842</text:p>
          </table:table-cell>
          <table:table-cell office:value-type="float" office:value="63696269" calcext:value-type="float">
            <text:p>636962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5340" calcext:value-type="float">
            <text:p>35340</text:p>
          </table:table-cell>
          <table:table-cell office:value-type="float" office:value="209107" calcext:value-type="float">
            <text:p>209107</text:p>
          </table:table-cell>
          <table:table-cell office:value-type="float" office:value="443564" calcext:value-type="float">
            <text:p>443564</text:p>
          </table:table-cell>
          <table:table-cell office:value-type="float" office:value="3402618" calcext:value-type="float">
            <text:p>3402618</text:p>
          </table:table-cell>
          <table:table-cell office:value-type="float" office:value="5441787" calcext:value-type="float">
            <text:p>5441787</text:p>
          </table:table-cell>
          <table:table-cell office:value-type="float" office:value="31014888" calcext:value-type="float">
            <text:p>31014888</text:p>
          </table:table-cell>
          <table:table-cell office:value-type="float" office:value="64920524" calcext:value-type="float">
            <text:p>649205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77" calcext:value-type="float">
            <text:p>977</text:p>
          </table:table-cell>
          <table:table-cell office:value-type="float" office:value="2863" calcext:value-type="float">
            <text:p>2863</text:p>
          </table:table-cell>
          <table:table-cell office:value-type="float" office:value="35270" calcext:value-type="float">
            <text:p>35270</text:p>
          </table:table-cell>
          <table:table-cell office:value-type="float" office:value="212668" calcext:value-type="float">
            <text:p>212668</text:p>
          </table:table-cell>
          <table:table-cell office:value-type="float" office:value="447475" calcext:value-type="float">
            <text:p>447475</text:p>
          </table:table-cell>
          <table:table-cell office:value-type="float" office:value="3444942" calcext:value-type="float">
            <text:p>3444942</text:p>
          </table:table-cell>
          <table:table-cell office:value-type="float" office:value="5718918" calcext:value-type="float">
            <text:p>5718918</text:p>
          </table:table-cell>
          <table:table-cell office:value-type="float" office:value="30320941" calcext:value-type="float">
            <text:p>30320941</text:p>
          </table:table-cell>
          <table:table-cell office:value-type="float" office:value="64624186" calcext:value-type="float">
            <text:p>6462418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35340" calcext:value-type="float">
            <text:p>35340</text:p>
          </table:table-cell>
          <table:table-cell office:value-type="float" office:value="210643" calcext:value-type="float">
            <text:p>210643</text:p>
          </table:table-cell>
          <table:table-cell office:value-type="float" office:value="456765" calcext:value-type="float">
            <text:p>456765</text:p>
          </table:table-cell>
          <table:table-cell office:value-type="float" office:value="3224243" calcext:value-type="float">
            <text:p>3224243</text:p>
          </table:table-cell>
          <table:table-cell office:value-type="float" office:value="5676525" calcext:value-type="float">
            <text:p>5676525</text:p>
          </table:table-cell>
          <table:table-cell office:value-type="float" office:value="30762620" calcext:value-type="float">
            <text:p>30762620</text:p>
          </table:table-cell>
          <table:table-cell office:value-type="float" office:value="65759183" calcext:value-type="float">
            <text:p>6575918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66" calcext:value-type="float">
            <text:p>1466</text:p>
          </table:table-cell>
          <table:table-cell office:value-type="float" office:value="2724" calcext:value-type="float">
            <text:p>2724</text:p>
          </table:table-cell>
          <table:table-cell office:value-type="float" office:value="40159" calcext:value-type="float">
            <text:p>40159</text:p>
          </table:table-cell>
          <table:table-cell office:value-type="float" office:value="211760" calcext:value-type="float">
            <text:p>211760</text:p>
          </table:table-cell>
          <table:table-cell office:value-type="float" office:value="446218" calcext:value-type="float">
            <text:p>446218</text:p>
          </table:table-cell>
          <table:table-cell office:value-type="float" office:value="2587146" calcext:value-type="float">
            <text:p>2587146</text:p>
          </table:table-cell>
          <table:table-cell office:value-type="float" office:value="5730862" calcext:value-type="float">
            <text:p>5730862</text:p>
          </table:table-cell>
          <table:table-cell office:value-type="float" office:value="30658905" calcext:value-type="float">
            <text:p>30658905</text:p>
          </table:table-cell>
          <table:table-cell office:value-type="float" office:value="64808848" calcext:value-type="float">
            <text:p>648088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6737" calcext:value-type="float">
            <text:p>36737</text:p>
          </table:table-cell>
          <table:table-cell office:value-type="float" office:value="218534" calcext:value-type="float">
            <text:p>218534</text:p>
          </table:table-cell>
          <table:table-cell office:value-type="float" office:value="455857" calcext:value-type="float">
            <text:p>455857</text:p>
          </table:table-cell>
          <table:table-cell office:value-type="float" office:value="2605515" calcext:value-type="float">
            <text:p>2605515</text:p>
          </table:table-cell>
          <table:table-cell office:value-type="float" office:value="5676315" calcext:value-type="float">
            <text:p>5676315</text:p>
          </table:table-cell>
          <table:table-cell office:value-type="float" office:value="33899560" calcext:value-type="float">
            <text:p>33899560</text:p>
          </table:table-cell>
          <table:table-cell office:value-type="float" office:value="63957128" calcext:value-type="float">
            <text:p>6395712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36178" calcext:value-type="float">
            <text:p>36178</text:p>
          </table:table-cell>
          <table:table-cell office:value-type="float" office:value="215113" calcext:value-type="float">
            <text:p>215113</text:p>
          </table:table-cell>
          <table:table-cell office:value-type="float" office:value="461863" calcext:value-type="float">
            <text:p>461863</text:p>
          </table:table-cell>
          <table:table-cell office:value-type="float" office:value="2663134" calcext:value-type="float">
            <text:p>2663134</text:p>
          </table:table-cell>
          <table:table-cell office:value-type="float" office:value="5965460" calcext:value-type="float">
            <text:p>5965460</text:p>
          </table:table-cell>
          <table:table-cell office:value-type="float" office:value="31298585" calcext:value-type="float">
            <text:p>31298585</text:p>
          </table:table-cell>
          <table:table-cell office:value-type="float" office:value="63723088" calcext:value-type="float">
            <text:p>6372308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36248" calcext:value-type="float">
            <text:p>36248</text:p>
          </table:table-cell>
          <table:table-cell office:value-type="float" office:value="228592" calcext:value-type="float">
            <text:p>228592</text:p>
          </table:table-cell>
          <table:table-cell office:value-type="float" office:value="458092" calcext:value-type="float">
            <text:p>458092</text:p>
          </table:table-cell>
          <table:table-cell office:value-type="float" office:value="2630658" calcext:value-type="float">
            <text:p>2630658</text:p>
          </table:table-cell>
          <table:table-cell office:value-type="float" office:value="6012044" calcext:value-type="float">
            <text:p>6012044</text:p>
          </table:table-cell>
          <table:table-cell office:value-type="float" office:value="30920671" calcext:value-type="float">
            <text:p>30920671</text:p>
          </table:table-cell>
          <table:table-cell office:value-type="float" office:value="63252145" calcext:value-type="float">
            <text:p>632521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36737" calcext:value-type="float">
            <text:p>36737</text:p>
          </table:table-cell>
          <table:table-cell office:value-type="float" office:value="217418" calcext:value-type="float">
            <text:p>217418</text:p>
          </table:table-cell>
          <table:table-cell office:value-type="float" office:value="454949" calcext:value-type="float">
            <text:p>454949</text:p>
          </table:table-cell>
          <table:table-cell office:value-type="float" office:value="2802189" calcext:value-type="float">
            <text:p>2802189</text:p>
          </table:table-cell>
          <table:table-cell office:value-type="float" office:value="5655013" calcext:value-type="float">
            <text:p>5655013</text:p>
          </table:table-cell>
          <table:table-cell office:value-type="float" office:value="30464465" calcext:value-type="float">
            <text:p>30464465</text:p>
          </table:table-cell>
          <table:table-cell office:value-type="float" office:value="64280006" calcext:value-type="float">
            <text:p>642800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5689" calcext:value-type="float">
            <text:p>35689</text:p>
          </table:table-cell>
          <table:table-cell office:value-type="float" office:value="209455" calcext:value-type="float">
            <text:p>209455</text:p>
          </table:table-cell>
          <table:table-cell office:value-type="float" office:value="448663" calcext:value-type="float">
            <text:p>448663</text:p>
          </table:table-cell>
          <table:table-cell office:value-type="float" office:value="2932444" calcext:value-type="float">
            <text:p>2932444</text:p>
          </table:table-cell>
          <table:table-cell office:value-type="float" office:value="5890869" calcext:value-type="float">
            <text:p>5890869</text:p>
          </table:table-cell>
          <table:table-cell office:value-type="float" office:value="30326877" calcext:value-type="float">
            <text:p>30326877</text:p>
          </table:table-cell>
          <table:table-cell office:value-type="float" office:value="63669590" calcext:value-type="float">
            <text:p>6366959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5270" calcext:value-type="float">
            <text:p>35270</text:p>
          </table:table-cell>
          <table:table-cell office:value-type="float" office:value="216160" calcext:value-type="float">
            <text:p>216160</text:p>
          </table:table-cell>
          <table:table-cell office:value-type="float" office:value="453692" calcext:value-type="float">
            <text:p>453692</text:p>
          </table:table-cell>
          <table:table-cell office:value-type="float" office:value="3109004" calcext:value-type="float">
            <text:p>3109004</text:p>
          </table:table-cell>
          <table:table-cell office:value-type="float" office:value="5698944" calcext:value-type="float">
            <text:p>5698944</text:p>
          </table:table-cell>
          <table:table-cell office:value-type="float" office:value="33655742" calcext:value-type="float">
            <text:p>33655742</text:p>
          </table:table-cell>
          <table:table-cell office:value-type="float" office:value="64393010" calcext:value-type="float">
            <text:p>643930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35689" calcext:value-type="float">
            <text:p>35689</text:p>
          </table:table-cell>
          <table:table-cell office:value-type="float" office:value="216230" calcext:value-type="float">
            <text:p>216230</text:p>
          </table:table-cell>
          <table:table-cell office:value-type="float" office:value="460955" calcext:value-type="float">
            <text:p>460955</text:p>
          </table:table-cell>
          <table:table-cell office:value-type="float" office:value="2960870" calcext:value-type="float">
            <text:p>2960870</text:p>
          </table:table-cell>
          <table:table-cell office:value-type="float" office:value="5494657" calcext:value-type="float">
            <text:p>5494657</text:p>
          </table:table-cell>
          <table:table-cell office:value-type="float" office:value="30821706" calcext:value-type="float">
            <text:p>30821706</text:p>
          </table:table-cell>
          <table:table-cell office:value-type="float" office:value="64792924" calcext:value-type="float">
            <text:p>647929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6807" calcext:value-type="float">
            <text:p>36807</text:p>
          </table:table-cell>
          <table:table-cell office:value-type="float" office:value="213925" calcext:value-type="float">
            <text:p>213925</text:p>
          </table:table-cell>
          <table:table-cell office:value-type="float" office:value="453273" calcext:value-type="float">
            <text:p>453273</text:p>
          </table:table-cell>
          <table:table-cell office:value-type="float" office:value="2908977" calcext:value-type="float">
            <text:p>2908977</text:p>
          </table:table-cell>
          <table:table-cell office:value-type="float" office:value="5505273" calcext:value-type="float">
            <text:p>5505273</text:p>
          </table:table-cell>
          <table:table-cell office:value-type="float" office:value="31233213" calcext:value-type="float">
            <text:p>31233213</text:p>
          </table:table-cell>
          <table:table-cell office:value-type="float" office:value="66438184" calcext:value-type="float">
            <text:p>6643818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6667" calcext:value-type="float">
            <text:p>36667</text:p>
          </table:table-cell>
          <table:table-cell office:value-type="float" office:value="211481" calcext:value-type="float">
            <text:p>211481</text:p>
          </table:table-cell>
          <table:table-cell office:value-type="float" office:value="448384" calcext:value-type="float">
            <text:p>448384</text:p>
          </table:table-cell>
          <table:table-cell office:value-type="float" office:value="3324954" calcext:value-type="float">
            <text:p>3324954</text:p>
          </table:table-cell>
          <table:table-cell office:value-type="float" office:value="5575324" calcext:value-type="float">
            <text:p>5575324</text:p>
          </table:table-cell>
          <table:table-cell office:value-type="float" office:value="30358516" calcext:value-type="float">
            <text:p>30358516</text:p>
          </table:table-cell>
          <table:table-cell office:value-type="float" office:value="65554477" calcext:value-type="float">
            <text:p>655544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36317" calcext:value-type="float">
            <text:p>36317</text:p>
          </table:table-cell>
          <table:table-cell office:value-type="float" office:value="218535" calcext:value-type="float">
            <text:p>218535</text:p>
          </table:table-cell>
          <table:table-cell office:value-type="float" office:value="449641" calcext:value-type="float">
            <text:p>449641</text:p>
          </table:table-cell>
          <table:table-cell office:value-type="float" office:value="3309310" calcext:value-type="float">
            <text:p>3309310</text:p>
          </table:table-cell>
          <table:table-cell office:value-type="float" office:value="5629242" calcext:value-type="float">
            <text:p>5629242</text:p>
          </table:table-cell>
          <table:table-cell office:value-type="float" office:value="30907611" calcext:value-type="float">
            <text:p>30907611</text:p>
          </table:table-cell>
          <table:table-cell office:value-type="float" office:value="63372203" calcext:value-type="float">
            <text:p>633722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6667" calcext:value-type="float">
            <text:p>36667</text:p>
          </table:table-cell>
          <table:table-cell office:value-type="float" office:value="269379" calcext:value-type="float">
            <text:p>269379</text:p>
          </table:table-cell>
          <table:table-cell office:value-type="float" office:value="449921" calcext:value-type="float">
            <text:p>449921</text:p>
          </table:table-cell>
          <table:table-cell office:value-type="float" office:value="3480212" calcext:value-type="float">
            <text:p>3480212</text:p>
          </table:table-cell>
          <table:table-cell office:value-type="float" office:value="5872989" calcext:value-type="float">
            <text:p>5872989</text:p>
          </table:table-cell>
          <table:table-cell office:value-type="float" office:value="30719108" calcext:value-type="float">
            <text:p>30719108</text:p>
          </table:table-cell>
          <table:table-cell office:value-type="float" office:value="63532630" calcext:value-type="float">
            <text:p>635326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7016" calcext:value-type="float">
            <text:p>37016</text:p>
          </table:table-cell>
          <table:table-cell office:value-type="float" office:value="217766" calcext:value-type="float">
            <text:p>217766</text:p>
          </table:table-cell>
          <table:table-cell office:value-type="float" office:value="453482" calcext:value-type="float">
            <text:p>453482</text:p>
          </table:table-cell>
          <table:table-cell office:value-type="float" office:value="2698404" calcext:value-type="float">
            <text:p>2698404</text:p>
          </table:table-cell>
          <table:table-cell office:value-type="float" office:value="5387869" calcext:value-type="float">
            <text:p>5387869</text:p>
          </table:table-cell>
          <table:table-cell office:value-type="float" office:value="30838048" calcext:value-type="float">
            <text:p>30838048</text:p>
          </table:table-cell>
          <table:table-cell office:value-type="float" office:value="63461531" calcext:value-type="float">
            <text:p>6346153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78" calcext:value-type="float">
            <text:p>978</text:p>
          </table:table-cell>
          <table:table-cell office:value-type="float" office:value="2934" calcext:value-type="float">
            <text:p>2934</text:p>
          </table:table-cell>
          <table:table-cell office:value-type="float" office:value="37155" calcext:value-type="float">
            <text:p>37155</text:p>
          </table:table-cell>
          <table:table-cell office:value-type="float" office:value="214694" calcext:value-type="float">
            <text:p>214694</text:p>
          </table:table-cell>
          <table:table-cell office:value-type="float" office:value="451457" calcext:value-type="float">
            <text:p>451457</text:p>
          </table:table-cell>
          <table:table-cell office:value-type="float" office:value="2716633" calcext:value-type="float">
            <text:p>2716633</text:p>
          </table:table-cell>
          <table:table-cell office:value-type="float" office:value="5610175" calcext:value-type="float">
            <text:p>5610175</text:p>
          </table:table-cell>
          <table:table-cell office:value-type="float" office:value="30444700" calcext:value-type="float">
            <text:p>30444700</text:p>
          </table:table-cell>
          <table:table-cell office:value-type="float" office:value="65719165" calcext:value-type="float">
            <text:p>657191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7086" calcext:value-type="float">
            <text:p>37086</text:p>
          </table:table-cell>
          <table:table-cell office:value-type="float" office:value="213227" calcext:value-type="float">
            <text:p>213227</text:p>
          </table:table-cell>
          <table:table-cell office:value-type="float" office:value="445381" calcext:value-type="float">
            <text:p>445381</text:p>
          </table:table-cell>
          <table:table-cell office:value-type="float" office:value="2669770" calcext:value-type="float">
            <text:p>2669770</text:p>
          </table:table-cell>
          <table:table-cell office:value-type="float" office:value="5597254" calcext:value-type="float">
            <text:p>5597254</text:p>
          </table:table-cell>
          <table:table-cell office:value-type="float" office:value="33078780" calcext:value-type="float">
            <text:p>33078780</text:p>
          </table:table-cell>
          <table:table-cell office:value-type="float" office:value="64291949" calcext:value-type="float">
            <text:p>642919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78" calcext:value-type="float">
            <text:p>978</text:p>
          </table:table-cell>
          <table:table-cell office:value-type="float" office:value="2934" calcext:value-type="float">
            <text:p>2934</text:p>
          </table:table-cell>
          <table:table-cell office:value-type="float" office:value="36667" calcext:value-type="float">
            <text:p>36667</text:p>
          </table:table-cell>
          <table:table-cell office:value-type="float" office:value="210503" calcext:value-type="float">
            <text:p>210503</text:p>
          </table:table-cell>
          <table:table-cell office:value-type="float" office:value="437838" calcext:value-type="float">
            <text:p>437838</text:p>
          </table:table-cell>
          <table:table-cell office:value-type="float" office:value="2640086" calcext:value-type="float">
            <text:p>2640086</text:p>
          </table:table-cell>
          <table:table-cell office:value-type="float" office:value="5603191" calcext:value-type="float">
            <text:p>5603191</text:p>
          </table:table-cell>
          <table:table-cell office:value-type="float" office:value="31084590" calcext:value-type="float">
            <text:p>31084590</text:p>
          </table:table-cell>
          <table:table-cell office:value-type="float" office:value="64826169" calcext:value-type="float">
            <text:p>648261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35690" calcext:value-type="float">
            <text:p>35690</text:p>
          </table:table-cell>
          <table:table-cell office:value-type="float" office:value="211271" calcext:value-type="float">
            <text:p>211271</text:p>
          </table:table-cell>
          <table:table-cell office:value-type="float" office:value="446987" calcext:value-type="float">
            <text:p>446987</text:p>
          </table:table-cell>
          <table:table-cell office:value-type="float" office:value="3017302" calcext:value-type="float">
            <text:p>3017302</text:p>
          </table:table-cell>
          <table:table-cell office:value-type="float" office:value="5635388" calcext:value-type="float">
            <text:p>5635388</text:p>
          </table:table-cell>
          <table:table-cell office:value-type="float" office:value="30137746" calcext:value-type="float">
            <text:p>30137746</text:p>
          </table:table-cell>
          <table:table-cell office:value-type="float" office:value="63909635" calcext:value-type="float">
            <text:p>6390963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5340" calcext:value-type="float">
            <text:p>35340</text:p>
          </table:table-cell>
          <table:table-cell office:value-type="float" office:value="225380" calcext:value-type="float">
            <text:p>225380</text:p>
          </table:table-cell>
          <table:table-cell office:value-type="float" office:value="453482" calcext:value-type="float">
            <text:p>453482</text:p>
          </table:table-cell>
          <table:table-cell office:value-type="float" office:value="2637852" calcext:value-type="float">
            <text:p>2637852</text:p>
          </table:table-cell>
          <table:table-cell office:value-type="float" office:value="5752512" calcext:value-type="float">
            <text:p>5752512</text:p>
          </table:table-cell>
          <table:table-cell office:value-type="float" office:value="30541990" calcext:value-type="float">
            <text:p>30541990</text:p>
          </table:table-cell>
          <table:table-cell office:value-type="float" office:value="67891940" calcext:value-type="float">
            <text:p>6789194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5270" calcext:value-type="float">
            <text:p>35270</text:p>
          </table:table-cell>
          <table:table-cell office:value-type="float" office:value="204078" calcext:value-type="float">
            <text:p>204078</text:p>
          </table:table-cell>
          <table:table-cell office:value-type="float" office:value="448594" calcext:value-type="float">
            <text:p>448594</text:p>
          </table:table-cell>
          <table:table-cell office:value-type="float" office:value="2752811" calcext:value-type="float">
            <text:p>2752811</text:p>
          </table:table-cell>
          <table:table-cell office:value-type="float" office:value="5605845" calcext:value-type="float">
            <text:p>5605845</text:p>
          </table:table-cell>
          <table:table-cell office:value-type="float" office:value="30397837" calcext:value-type="float">
            <text:p>30397837</text:p>
          </table:table-cell>
          <table:table-cell office:value-type="float" office:value="64627120" calcext:value-type="float">
            <text:p>646271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5130" calcext:value-type="float">
            <text:p>35130</text:p>
          </table:table-cell>
          <table:table-cell office:value-type="float" office:value="213366" calcext:value-type="float">
            <text:p>213366</text:p>
          </table:table-cell>
          <table:table-cell office:value-type="float" office:value="441609" calcext:value-type="float">
            <text:p>441609</text:p>
          </table:table-cell>
          <table:table-cell office:value-type="float" office:value="2662227" calcext:value-type="float">
            <text:p>2662227</text:p>
          </table:table-cell>
          <table:table-cell office:value-type="float" office:value="5514282" calcext:value-type="float">
            <text:p>5514282</text:p>
          </table:table-cell>
          <table:table-cell office:value-type="float" office:value="30619025" calcext:value-type="float">
            <text:p>30619025</text:p>
          </table:table-cell>
          <table:table-cell office:value-type="float" office:value="65129701" calcext:value-type="float">
            <text:p>6512970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759" calcext:value-type="float">
            <text:p>35759</text:p>
          </table:table-cell>
          <table:table-cell office:value-type="float" office:value="210922" calcext:value-type="float">
            <text:p>210922</text:p>
          </table:table-cell>
          <table:table-cell office:value-type="float" office:value="463819" calcext:value-type="float">
            <text:p>463819</text:p>
          </table:table-cell>
          <table:table-cell office:value-type="float" office:value="2677102" calcext:value-type="float">
            <text:p>2677102</text:p>
          </table:table-cell>
          <table:table-cell office:value-type="float" office:value="5662627" calcext:value-type="float">
            <text:p>5662627</text:p>
          </table:table-cell>
          <table:table-cell office:value-type="float" office:value="30021460" calcext:value-type="float">
            <text:p>30021460</text:p>
          </table:table-cell>
          <table:table-cell office:value-type="float" office:value="65180615" calcext:value-type="float">
            <text:p>651806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34851" calcext:value-type="float">
            <text:p>34851</text:p>
          </table:table-cell>
          <table:table-cell office:value-type="float" office:value="211760" calcext:value-type="float">
            <text:p>211760</text:p>
          </table:table-cell>
          <table:table-cell office:value-type="float" office:value="464797" calcext:value-type="float">
            <text:p>464797</text:p>
          </table:table-cell>
          <table:table-cell office:value-type="float" office:value="2597204" calcext:value-type="float">
            <text:p>2597204</text:p>
          </table:table-cell>
          <table:table-cell office:value-type="float" office:value="5724925" calcext:value-type="float">
            <text:p>5724925</text:p>
          </table:table-cell>
          <table:table-cell office:value-type="float" office:value="30582148" calcext:value-type="float">
            <text:p>30582148</text:p>
          </table:table-cell>
          <table:table-cell office:value-type="float" office:value="64707438" calcext:value-type="float">
            <text:p>647074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42393" calcext:value-type="float">
            <text:p>42393</text:p>
          </table:table-cell>
          <table:table-cell office:value-type="float" office:value="210852" calcext:value-type="float">
            <text:p>210852</text:p>
          </table:table-cell>
          <table:table-cell office:value-type="float" office:value="452574" calcext:value-type="float">
            <text:p>452574</text:p>
          </table:table-cell>
          <table:table-cell office:value-type="float" office:value="2635617" calcext:value-type="float">
            <text:p>2635617</text:p>
          </table:table-cell>
          <table:table-cell office:value-type="float" office:value="5647331" calcext:value-type="float">
            <text:p>5647331</text:p>
          </table:table-cell>
          <table:table-cell office:value-type="float" office:value="30257176" calcext:value-type="float">
            <text:p>30257176</text:p>
          </table:table-cell>
          <table:table-cell office:value-type="float" office:value="64115110" calcext:value-type="float">
            <text:p>641151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96" calcext:value-type="float">
            <text:p>1396</text:p>
          </table:table-cell>
          <table:table-cell office:value-type="float" office:value="2863" calcext:value-type="float">
            <text:p>2863</text:p>
          </table:table-cell>
          <table:table-cell office:value-type="float" office:value="35340" calcext:value-type="float">
            <text:p>35340</text:p>
          </table:table-cell>
          <table:table-cell office:value-type="float" office:value="213646" calcext:value-type="float">
            <text:p>213646</text:p>
          </table:table-cell>
          <table:table-cell office:value-type="float" office:value="446148" calcext:value-type="float">
            <text:p>446148</text:p>
          </table:table-cell>
          <table:table-cell office:value-type="float" office:value="3028965" calcext:value-type="float">
            <text:p>3028965</text:p>
          </table:table-cell>
          <table:table-cell office:value-type="float" office:value="5750557" calcext:value-type="float">
            <text:p>5750557</text:p>
          </table:table-cell>
          <table:table-cell office:value-type="float" office:value="30457621" calcext:value-type="float">
            <text:p>30457621</text:p>
          </table:table-cell>
          <table:table-cell office:value-type="float" office:value="64615316" calcext:value-type="float">
            <text:p>646153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33664" calcext:value-type="float">
            <text:p>33664</text:p>
          </table:table-cell>
          <table:table-cell office:value-type="float" office:value="323646" calcext:value-type="float">
            <text:p>323646</text:p>
          </table:table-cell>
          <table:table-cell office:value-type="float" office:value="454530" calcext:value-type="float">
            <text:p>454530</text:p>
          </table:table-cell>
          <table:table-cell office:value-type="float" office:value="3184852" calcext:value-type="float">
            <text:p>3184852</text:p>
          </table:table-cell>
          <table:table-cell office:value-type="float" office:value="5710258" calcext:value-type="float">
            <text:p>5710258</text:p>
          </table:table-cell>
          <table:table-cell office:value-type="float" office:value="30521247" calcext:value-type="float">
            <text:p>30521247</text:p>
          </table:table-cell>
          <table:table-cell office:value-type="float" office:value="64688440" calcext:value-type="float">
            <text:p>6468844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9460" calcext:value-type="float">
            <text:p>39460</text:p>
          </table:table-cell>
          <table:table-cell office:value-type="float" office:value="209456" calcext:value-type="float">
            <text:p>209456</text:p>
          </table:table-cell>
          <table:table-cell office:value-type="float" office:value="460326" calcext:value-type="float">
            <text:p>460326</text:p>
          </table:table-cell>
          <table:table-cell office:value-type="float" office:value="3352123" calcext:value-type="float">
            <text:p>3352123</text:p>
          </table:table-cell>
          <table:table-cell office:value-type="float" office:value="5556956" calcext:value-type="float">
            <text:p>5556956</text:p>
          </table:table-cell>
          <table:table-cell office:value-type="float" office:value="31332039" calcext:value-type="float">
            <text:p>31332039</text:p>
          </table:table-cell>
          <table:table-cell office:value-type="float" office:value="63701577" calcext:value-type="float">
            <text:p>637015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78" calcext:value-type="float">
            <text:p>978</text:p>
          </table:table-cell>
          <table:table-cell office:value-type="float" office:value="2794" calcext:value-type="float">
            <text:p>2794</text:p>
          </table:table-cell>
          <table:table-cell office:value-type="float" office:value="37017" calcext:value-type="float">
            <text:p>37017</text:p>
          </table:table-cell>
          <table:table-cell office:value-type="float" office:value="211551" calcext:value-type="float">
            <text:p>211551</text:p>
          </table:table-cell>
          <table:table-cell office:value-type="float" office:value="567045" calcext:value-type="float">
            <text:p>567045</text:p>
          </table:table-cell>
          <table:table-cell office:value-type="float" office:value="3401151" calcext:value-type="float">
            <text:p>3401151</text:p>
          </table:table-cell>
          <table:table-cell office:value-type="float" office:value="5503317" calcext:value-type="float">
            <text:p>5503317</text:p>
          </table:table-cell>
          <table:table-cell office:value-type="float" office:value="30835674" calcext:value-type="float">
            <text:p>30835674</text:p>
          </table:table-cell>
          <table:table-cell office:value-type="float" office:value="65302768" calcext:value-type="float">
            <text:p>6530276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77" calcext:value-type="float">
            <text:p>977</text:p>
          </table:table-cell>
          <table:table-cell office:value-type="float" office:value="3911" calcext:value-type="float">
            <text:p>3911</text:p>
          </table:table-cell>
          <table:table-cell office:value-type="float" office:value="35270" calcext:value-type="float">
            <text:p>35270</text:p>
          </table:table-cell>
          <table:table-cell office:value-type="float" office:value="224472" calcext:value-type="float">
            <text:p>224472</text:p>
          </table:table-cell>
          <table:table-cell office:value-type="float" office:value="462143" calcext:value-type="float">
            <text:p>462143</text:p>
          </table:table-cell>
          <table:table-cell office:value-type="float" office:value="2636176" calcext:value-type="float">
            <text:p>2636176</text:p>
          </table:table-cell>
          <table:table-cell office:value-type="float" office:value="5447304" calcext:value-type="float">
            <text:p>5447304</text:p>
          </table:table-cell>
          <table:table-cell office:value-type="float" office:value="31121676" calcext:value-type="float">
            <text:p>31121676</text:p>
          </table:table-cell>
          <table:table-cell office:value-type="float" office:value="64387073" calcext:value-type="float">
            <text:p>643870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67" calcext:value-type="float">
            <text:p>1467</text:p>
          </table:table-cell>
          <table:table-cell office:value-type="float" office:value="2934" calcext:value-type="float">
            <text:p>2934</text:p>
          </table:table-cell>
          <table:table-cell office:value-type="float" office:value="34362" calcext:value-type="float">
            <text:p>34362</text:p>
          </table:table-cell>
          <table:table-cell office:value-type="float" office:value="220350" calcext:value-type="float">
            <text:p>220350</text:p>
          </table:table-cell>
          <table:table-cell office:value-type="float" office:value="446568" calcext:value-type="float">
            <text:p>446568</text:p>
          </table:table-cell>
          <table:table-cell office:value-type="float" office:value="3465755" calcext:value-type="float">
            <text:p>3465755</text:p>
          </table:table-cell>
          <table:table-cell office:value-type="float" office:value="5554930" calcext:value-type="float">
            <text:p>5554930</text:p>
          </table:table-cell>
          <table:table-cell office:value-type="float" office:value="30430033" calcext:value-type="float">
            <text:p>30430033</text:p>
          </table:table-cell>
          <table:table-cell office:value-type="float" office:value="67097072" calcext:value-type="float">
            <text:p>670970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4851" calcext:value-type="float">
            <text:p>34851</text:p>
          </table:table-cell>
          <table:table-cell office:value-type="float" office:value="218953" calcext:value-type="float">
            <text:p>218953</text:p>
          </table:table-cell>
          <table:table-cell office:value-type="float" office:value="457114" calcext:value-type="float">
            <text:p>457114</text:p>
          </table:table-cell>
          <table:table-cell office:value-type="float" office:value="2807986" calcext:value-type="float">
            <text:p>2807986</text:p>
          </table:table-cell>
          <table:table-cell office:value-type="float" office:value="5405888" calcext:value-type="float">
            <text:p>5405888</text:p>
          </table:table-cell>
          <table:table-cell office:value-type="float" office:value="30551069" calcext:value-type="float">
            <text:p>30551069</text:p>
          </table:table-cell>
          <table:table-cell office:value-type="float" office:value="68992786" calcext:value-type="float">
            <text:p>689927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78" calcext:value-type="float">
            <text:p>978</text:p>
          </table:table-cell>
          <table:table-cell office:value-type="float" office:value="2793" calcext:value-type="float">
            <text:p>2793</text:p>
          </table:table-cell>
          <table:table-cell office:value-type="float" office:value="35271" calcext:value-type="float">
            <text:p>35271</text:p>
          </table:table-cell>
          <table:table-cell office:value-type="float" office:value="217766" calcext:value-type="float">
            <text:p>217766</text:p>
          </table:table-cell>
          <table:table-cell office:value-type="float" office:value="453483" calcext:value-type="float">
            <text:p>453483</text:p>
          </table:table-cell>
          <table:table-cell office:value-type="float" office:value="2742614" calcext:value-type="float">
            <text:p>2742614</text:p>
          </table:table-cell>
          <table:table-cell office:value-type="float" office:value="5382212" calcext:value-type="float">
            <text:p>5382212</text:p>
          </table:table-cell>
          <table:table-cell office:value-type="float" office:value="30659673" calcext:value-type="float">
            <text:p>30659673</text:p>
          </table:table-cell>
          <table:table-cell office:value-type="float" office:value="63630549" calcext:value-type="float">
            <text:p>636305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5131" calcext:value-type="float">
            <text:p>35131</text:p>
          </table:table-cell>
          <table:table-cell office:value-type="float" office:value="214205" calcext:value-type="float">
            <text:p>214205</text:p>
          </table:table-cell>
          <table:table-cell office:value-type="float" office:value="453552" calcext:value-type="float">
            <text:p>453552</text:p>
          </table:table-cell>
          <table:table-cell office:value-type="float" office:value="2662436" calcext:value-type="float">
            <text:p>2662436</text:p>
          </table:table-cell>
          <table:table-cell office:value-type="float" office:value="5443533" calcext:value-type="float">
            <text:p>5443533</text:p>
          </table:table-cell>
          <table:table-cell office:value-type="float" office:value="30526345" calcext:value-type="float">
            <text:p>30526345</text:p>
          </table:table-cell>
          <table:table-cell office:value-type="float" office:value="65307937" calcext:value-type="float">
            <text:p>653079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36178" calcext:value-type="float">
            <text:p>36178</text:p>
          </table:table-cell>
          <table:table-cell office:value-type="float" office:value="216998" calcext:value-type="float">
            <text:p>216998</text:p>
          </table:table-cell>
          <table:table-cell office:value-type="float" office:value="452225" calcext:value-type="float">
            <text:p>452225</text:p>
          </table:table-cell>
          <table:table-cell office:value-type="float" office:value="2702804" calcext:value-type="float">
            <text:p>2702804</text:p>
          </table:table-cell>
          <table:table-cell office:value-type="float" office:value="5366847" calcext:value-type="float">
            <text:p>5366847</text:p>
          </table:table-cell>
          <table:table-cell office:value-type="float" office:value="30055612" calcext:value-type="float">
            <text:p>30055612</text:p>
          </table:table-cell>
          <table:table-cell office:value-type="float" office:value="63914594" calcext:value-type="float">
            <text:p>6391459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5130" calcext:value-type="float">
            <text:p>35130</text:p>
          </table:table-cell>
          <table:table-cell office:value-type="float" office:value="210014" calcext:value-type="float">
            <text:p>210014</text:p>
          </table:table-cell>
          <table:table-cell office:value-type="float" office:value="452225" calcext:value-type="float">
            <text:p>452225</text:p>
          </table:table-cell>
          <table:table-cell office:value-type="float" office:value="2646023" calcext:value-type="float">
            <text:p>2646023</text:p>
          </table:table-cell>
          <table:table-cell office:value-type="float" office:value="5569877" calcext:value-type="float">
            <text:p>5569877</text:p>
          </table:table-cell>
          <table:table-cell office:value-type="float" office:value="31018799" calcext:value-type="float">
            <text:p>31018799</text:p>
          </table:table-cell>
          <table:table-cell office:value-type="float" office:value="63630338" calcext:value-type="float">
            <text:p>636303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34363" calcext:value-type="float">
            <text:p>34363</text:p>
          </table:table-cell>
          <table:table-cell office:value-type="float" office:value="245423" calcext:value-type="float">
            <text:p>245423</text:p>
          </table:table-cell>
          <table:table-cell office:value-type="float" office:value="444333" calcext:value-type="float">
            <text:p>444333</text:p>
          </table:table-cell>
          <table:table-cell office:value-type="float" office:value="3045937" calcext:value-type="float">
            <text:p>3045937</text:p>
          </table:table-cell>
          <table:table-cell office:value-type="float" office:value="5521406" calcext:value-type="float">
            <text:p>5521406</text:p>
          </table:table-cell>
          <table:table-cell office:value-type="float" office:value="30060431" calcext:value-type="float">
            <text:p>30060431</text:p>
          </table:table-cell>
          <table:table-cell office:value-type="float" office:value="63813324" calcext:value-type="float">
            <text:p>638133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5270" calcext:value-type="float">
            <text:p>35270</text:p>
          </table:table-cell>
          <table:table-cell office:value-type="float" office:value="223493" calcext:value-type="float">
            <text:p>223493</text:p>
          </table:table-cell>
          <table:table-cell office:value-type="float" office:value="447685" calcext:value-type="float">
            <text:p>447685</text:p>
          </table:table-cell>
          <table:table-cell office:value-type="float" office:value="2694213" calcext:value-type="float">
            <text:p>2694213</text:p>
          </table:table-cell>
          <table:table-cell office:value-type="float" office:value="5568200" calcext:value-type="float">
            <text:p>5568200</text:p>
          </table:table-cell>
          <table:table-cell office:value-type="float" office:value="30247886" calcext:value-type="float">
            <text:p>30247886</text:p>
          </table:table-cell>
          <table:table-cell office:value-type="float" office:value="65133122" calcext:value-type="float">
            <text:p>651331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08" calcext:value-type="float">
            <text:p>908</text:p>
          </table:table-cell>
          <table:table-cell office:value-type="float" office:value="2864" calcext:value-type="float">
            <text:p>2864</text:p>
          </table:table-cell>
          <table:table-cell office:value-type="float" office:value="34292" calcext:value-type="float">
            <text:p>34292</text:p>
          </table:table-cell>
          <table:table-cell office:value-type="float" office:value="207988" calcext:value-type="float">
            <text:p>207988</text:p>
          </table:table-cell>
          <table:table-cell office:value-type="float" office:value="454879" calcext:value-type="float">
            <text:p>454879</text:p>
          </table:table-cell>
          <table:table-cell office:value-type="float" office:value="2795624" calcext:value-type="float">
            <text:p>2795624</text:p>
          </table:table-cell>
          <table:table-cell office:value-type="float" office:value="5535305" calcext:value-type="float">
            <text:p>5535305</text:p>
          </table:table-cell>
          <table:table-cell office:value-type="float" office:value="30437437" calcext:value-type="float">
            <text:p>30437437</text:p>
          </table:table-cell>
          <table:table-cell office:value-type="float" office:value="66028982" calcext:value-type="float">
            <text:p>660289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553" calcext:value-type="float">
            <text:p>38553</text:p>
          </table:table-cell>
          <table:table-cell office:value-type="float" office:value="219583" calcext:value-type="float">
            <text:p>219583</text:p>
          </table:table-cell>
          <table:table-cell office:value-type="float" office:value="457673" calcext:value-type="float">
            <text:p>457673</text:p>
          </table:table-cell>
          <table:table-cell office:value-type="float" office:value="2723826" calcext:value-type="float">
            <text:p>2723826</text:p>
          </table:table-cell>
          <table:table-cell office:value-type="float" office:value="5889123" calcext:value-type="float">
            <text:p>5889123</text:p>
          </table:table-cell>
          <table:table-cell office:value-type="float" office:value="30998336" calcext:value-type="float">
            <text:p>30998336</text:p>
          </table:table-cell>
          <table:table-cell office:value-type="float" office:value="65007966" calcext:value-type="float">
            <text:p>6500796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5200" calcext:value-type="float">
            <text:p>35200</text:p>
          </table:table-cell>
          <table:table-cell office:value-type="float" office:value="252548" calcext:value-type="float">
            <text:p>252548</text:p>
          </table:table-cell>
          <table:table-cell office:value-type="float" office:value="462003" calcext:value-type="float">
            <text:p>462003</text:p>
          </table:table-cell>
          <table:table-cell office:value-type="float" office:value="2757351" calcext:value-type="float">
            <text:p>2757351</text:p>
          </table:table-cell>
          <table:table-cell office:value-type="float" office:value="5574206" calcext:value-type="float">
            <text:p>5574206</text:p>
          </table:table-cell>
          <table:table-cell office:value-type="float" office:value="30108412" calcext:value-type="float">
            <text:p>30108412</text:p>
          </table:table-cell>
          <table:table-cell office:value-type="float" office:value="63806200" calcext:value-type="float">
            <text:p>638062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8" calcext:value-type="float">
            <text:p>908</text:p>
          </table:table-cell>
          <table:table-cell office:value-type="float" office:value="3352" calcext:value-type="float">
            <text:p>3352</text:p>
          </table:table-cell>
          <table:table-cell office:value-type="float" office:value="35340" calcext:value-type="float">
            <text:p>35340</text:p>
          </table:table-cell>
          <table:table-cell office:value-type="float" office:value="210852" calcext:value-type="float">
            <text:p>210852</text:p>
          </table:table-cell>
          <table:table-cell office:value-type="float" office:value="462003" calcext:value-type="float">
            <text:p>462003</text:p>
          </table:table-cell>
          <table:table-cell office:value-type="float" office:value="2833757" calcext:value-type="float">
            <text:p>2833757</text:p>
          </table:table-cell>
          <table:table-cell office:value-type="float" office:value="5638600" calcext:value-type="float">
            <text:p>5638600</text:p>
          </table:table-cell>
          <table:table-cell office:value-type="float" office:value="30569647" calcext:value-type="float">
            <text:p>30569647</text:p>
          </table:table-cell>
          <table:table-cell office:value-type="float" office:value="63666446" calcext:value-type="float">
            <text:p>6366644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5270" calcext:value-type="float">
            <text:p>35270</text:p>
          </table:table-cell>
          <table:table-cell office:value-type="float" office:value="243887" calcext:value-type="float">
            <text:p>243887</text:p>
          </table:table-cell>
          <table:table-cell office:value-type="float" office:value="459559" calcext:value-type="float">
            <text:p>459559</text:p>
          </table:table-cell>
          <table:table-cell office:value-type="float" office:value="2653775" calcext:value-type="float">
            <text:p>2653775</text:p>
          </table:table-cell>
          <table:table-cell office:value-type="float" office:value="5528600" calcext:value-type="float">
            <text:p>5528600</text:p>
          </table:table-cell>
          <table:table-cell office:value-type="float" office:value="30995822" calcext:value-type="float">
            <text:p>30995822</text:p>
          </table:table-cell>
          <table:table-cell office:value-type="float" office:value="64740683" calcext:value-type="float">
            <text:p>647406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36667" calcext:value-type="float">
            <text:p>36667</text:p>
          </table:table-cell>
          <table:table-cell office:value-type="float" office:value="222795" calcext:value-type="float">
            <text:p>222795</text:p>
          </table:table-cell>
          <table:table-cell office:value-type="float" office:value="555242" calcext:value-type="float">
            <text:p>555242</text:p>
          </table:table-cell>
          <table:table-cell office:value-type="float" office:value="2982940" calcext:value-type="float">
            <text:p>2982940</text:p>
          </table:table-cell>
          <table:table-cell office:value-type="float" office:value="6859434" calcext:value-type="float">
            <text:p>6859434</text:p>
          </table:table-cell>
          <table:table-cell office:value-type="float" office:value="30349087" calcext:value-type="float">
            <text:p>30349087</text:p>
          </table:table-cell>
          <table:table-cell office:value-type="float" office:value="64631868" calcext:value-type="float">
            <text:p>646318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97" calcext:value-type="float">
            <text:p>1397</text:p>
          </table:table-cell>
          <table:table-cell office:value-type="float" office:value="3701" calcext:value-type="float">
            <text:p>3701</text:p>
          </table:table-cell>
          <table:table-cell office:value-type="float" office:value="35340" calcext:value-type="float">
            <text:p>35340</text:p>
          </table:table-cell>
          <table:table-cell office:value-type="float" office:value="274268" calcext:value-type="float">
            <text:p>274268</text:p>
          </table:table-cell>
          <table:table-cell office:value-type="float" office:value="443704" calcext:value-type="float">
            <text:p>443704</text:p>
          </table:table-cell>
          <table:table-cell office:value-type="float" office:value="2695680" calcext:value-type="float">
            <text:p>2695680</text:p>
          </table:table-cell>
          <table:table-cell office:value-type="float" office:value="5561984" calcext:value-type="float">
            <text:p>5561984</text:p>
          </table:table-cell>
          <table:table-cell office:value-type="float" office:value="30434225" calcext:value-type="float">
            <text:p>30434225</text:p>
          </table:table-cell>
          <table:table-cell office:value-type="float" office:value="65083605" calcext:value-type="float">
            <text:p>650836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27" calcext:value-type="float">
            <text:p>1327</text:p>
          </table:table-cell>
          <table:table-cell office:value-type="float" office:value="2863" calcext:value-type="float">
            <text:p>2863</text:p>
          </table:table-cell>
          <table:table-cell office:value-type="float" office:value="35969" calcext:value-type="float">
            <text:p>35969</text:p>
          </table:table-cell>
          <table:table-cell office:value-type="float" office:value="222166" calcext:value-type="float">
            <text:p>222166</text:p>
          </table:table-cell>
          <table:table-cell office:value-type="float" office:value="451038" calcext:value-type="float">
            <text:p>451038</text:p>
          </table:table-cell>
          <table:table-cell office:value-type="float" office:value="2654963" calcext:value-type="float">
            <text:p>2654963</text:p>
          </table:table-cell>
          <table:table-cell office:value-type="float" office:value="5571273" calcext:value-type="float">
            <text:p>5571273</text:p>
          </table:table-cell>
          <table:table-cell office:value-type="float" office:value="30516149" calcext:value-type="float">
            <text:p>30516149</text:p>
          </table:table-cell>
          <table:table-cell office:value-type="float" office:value="63563081" calcext:value-type="float">
            <text:p>635630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5270" calcext:value-type="float">
            <text:p>35270</text:p>
          </table:table-cell>
          <table:table-cell office:value-type="float" office:value="210782" calcext:value-type="float">
            <text:p>210782</text:p>
          </table:table-cell>
          <table:table-cell office:value-type="float" office:value="445311" calcext:value-type="float">
            <text:p>445311</text:p>
          </table:table-cell>
          <table:table-cell office:value-type="float" office:value="2629331" calcext:value-type="float">
            <text:p>2629331</text:p>
          </table:table-cell>
          <table:table-cell office:value-type="float" office:value="5528460" calcext:value-type="float">
            <text:p>5528460</text:p>
          </table:table-cell>
          <table:table-cell office:value-type="float" office:value="30218902" calcext:value-type="float">
            <text:p>30218902</text:p>
          </table:table-cell>
          <table:table-cell office:value-type="float" office:value="65705825" calcext:value-type="float">
            <text:p>657058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78" calcext:value-type="float">
            <text:p>978</text:p>
          </table:table-cell>
          <table:table-cell office:value-type="float" office:value="3282" calcext:value-type="float">
            <text:p>3282</text:p>
          </table:table-cell>
          <table:table-cell office:value-type="float" office:value="36667" calcext:value-type="float">
            <text:p>36667</text:p>
          </table:table-cell>
          <table:table-cell office:value-type="float" office:value="219094" calcext:value-type="float">
            <text:p>219094</text:p>
          </table:table-cell>
          <table:table-cell office:value-type="float" office:value="459348" calcext:value-type="float">
            <text:p>459348</text:p>
          </table:table-cell>
          <table:table-cell office:value-type="float" office:value="2764894" calcext:value-type="float">
            <text:p>2764894</text:p>
          </table:table-cell>
          <table:table-cell office:value-type="float" office:value="5635597" calcext:value-type="float">
            <text:p>5635597</text:p>
          </table:table-cell>
          <table:table-cell office:value-type="float" office:value="30901954" calcext:value-type="float">
            <text:p>30901954</text:p>
          </table:table-cell>
          <table:table-cell office:value-type="float" office:value="64239917" calcext:value-type="float">
            <text:p>642399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35829" calcext:value-type="float">
            <text:p>35829</text:p>
          </table:table-cell>
          <table:table-cell office:value-type="float" office:value="212040" calcext:value-type="float">
            <text:p>212040</text:p>
          </table:table-cell>
          <table:table-cell office:value-type="float" office:value="459000" calcext:value-type="float">
            <text:p>459000</text:p>
          </table:table-cell>
          <table:table-cell office:value-type="float" office:value="2739122" calcext:value-type="float">
            <text:p>2739122</text:p>
          </table:table-cell>
          <table:table-cell office:value-type="float" office:value="5560099" calcext:value-type="float">
            <text:p>5560099</text:p>
          </table:table-cell>
          <table:table-cell office:value-type="float" office:value="30100032" calcext:value-type="float">
            <text:p>30100032</text:p>
          </table:table-cell>
          <table:table-cell office:value-type="float" office:value="64813806" calcext:value-type="float">
            <text:p>648138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78" calcext:value-type="float">
            <text:p>978</text:p>
          </table:table-cell>
          <table:table-cell office:value-type="float" office:value="2375" calcext:value-type="float">
            <text:p>2375</text:p>
          </table:table-cell>
          <table:table-cell office:value-type="float" office:value="36667" calcext:value-type="float">
            <text:p>36667</text:p>
          </table:table-cell>
          <table:table-cell office:value-type="float" office:value="212528" calcext:value-type="float">
            <text:p>212528</text:p>
          </table:table-cell>
          <table:table-cell office:value-type="float" office:value="452784" calcext:value-type="float">
            <text:p>452784</text:p>
          </table:table-cell>
          <table:table-cell office:value-type="float" office:value="2694772" calcext:value-type="float">
            <text:p>2694772</text:p>
          </table:table-cell>
          <table:table-cell office:value-type="float" office:value="5510511" calcext:value-type="float">
            <text:p>5510511</text:p>
          </table:table-cell>
          <table:table-cell office:value-type="float" office:value="30271423" calcext:value-type="float">
            <text:p>30271423</text:p>
          </table:table-cell>
          <table:table-cell office:value-type="float" office:value="63428705" calcext:value-type="float">
            <text:p>6342870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36527" calcext:value-type="float">
            <text:p>36527</text:p>
          </table:table-cell>
          <table:table-cell office:value-type="float" office:value="210363" calcext:value-type="float">
            <text:p>210363</text:p>
          </table:table-cell>
          <table:table-cell office:value-type="float" office:value="461234" calcext:value-type="float">
            <text:p>461234</text:p>
          </table:table-cell>
          <table:table-cell office:value-type="float" office:value="2716703" calcext:value-type="float">
            <text:p>2716703</text:p>
          </table:table-cell>
          <table:table-cell office:value-type="float" office:value="5619744" calcext:value-type="float">
            <text:p>5619744</text:p>
          </table:table-cell>
          <table:table-cell office:value-type="float" office:value="30447284" calcext:value-type="float">
            <text:p>30447284</text:p>
          </table:table-cell>
          <table:table-cell office:value-type="float" office:value="64565309" calcext:value-type="float">
            <text:p>6456530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6178" calcext:value-type="float">
            <text:p>36178</text:p>
          </table:table-cell>
          <table:table-cell office:value-type="float" office:value="214135" calcext:value-type="float">
            <text:p>214135</text:p>
          </table:table-cell>
          <table:table-cell office:value-type="float" office:value="447196" calcext:value-type="float">
            <text:p>447196</text:p>
          </table:table-cell>
          <table:table-cell office:value-type="float" office:value="2768874" calcext:value-type="float">
            <text:p>2768874</text:p>
          </table:table-cell>
          <table:table-cell office:value-type="float" office:value="5505901" calcext:value-type="float">
            <text:p>5505901</text:p>
          </table:table-cell>
          <table:table-cell office:value-type="float" office:value="30194947" calcext:value-type="float">
            <text:p>30194947</text:p>
          </table:table-cell>
          <table:table-cell office:value-type="float" office:value="64657641" calcext:value-type="float">
            <text:p>646576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34501" calcext:value-type="float">
            <text:p>34501</text:p>
          </table:table-cell>
          <table:table-cell office:value-type="float" office:value="246821" calcext:value-type="float">
            <text:p>246821</text:p>
          </table:table-cell>
          <table:table-cell office:value-type="float" office:value="462352" calcext:value-type="float">
            <text:p>462352</text:p>
          </table:table-cell>
          <table:table-cell office:value-type="float" office:value="2904297" calcext:value-type="float">
            <text:p>2904297</text:p>
          </table:table-cell>
          <table:table-cell office:value-type="float" office:value="5701040" calcext:value-type="float">
            <text:p>5701040</text:p>
          </table:table-cell>
          <table:table-cell office:value-type="float" office:value="30796842" calcext:value-type="float">
            <text:p>30796842</text:p>
          </table:table-cell>
          <table:table-cell office:value-type="float" office:value="65102811" calcext:value-type="float">
            <text:p>651028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5758" calcext:value-type="float">
            <text:p>35758</text:p>
          </table:table-cell>
          <table:table-cell office:value-type="float" office:value="275106" calcext:value-type="float">
            <text:p>275106</text:p>
          </table:table-cell>
          <table:table-cell office:value-type="float" office:value="452295" calcext:value-type="float">
            <text:p>452295</text:p>
          </table:table-cell>
          <table:table-cell office:value-type="float" office:value="2672842" calcext:value-type="float">
            <text:p>2672842</text:p>
          </table:table-cell>
          <table:table-cell office:value-type="float" office:value="5575464" calcext:value-type="float">
            <text:p>5575464</text:p>
          </table:table-cell>
          <table:table-cell office:value-type="float" office:value="30651432" calcext:value-type="float">
            <text:p>30651432</text:p>
          </table:table-cell>
          <table:table-cell office:value-type="float" office:value="63641443" calcext:value-type="float">
            <text:p>636414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78" calcext:value-type="float">
            <text:p>978</text:p>
          </table:table-cell>
          <table:table-cell office:value-type="float" office:value="2793" calcext:value-type="float">
            <text:p>2793</text:p>
          </table:table-cell>
          <table:table-cell office:value-type="float" office:value="35829" calcext:value-type="float">
            <text:p>35829</text:p>
          </table:table-cell>
          <table:table-cell office:value-type="float" office:value="258833" calcext:value-type="float">
            <text:p>258833</text:p>
          </table:table-cell>
          <table:table-cell office:value-type="float" office:value="449431" calcext:value-type="float">
            <text:p>449431</text:p>
          </table:table-cell>
          <table:table-cell office:value-type="float" office:value="2712024" calcext:value-type="float">
            <text:p>2712024</text:p>
          </table:table-cell>
          <table:table-cell office:value-type="float" office:value="5727160" calcext:value-type="float">
            <text:p>5727160</text:p>
          </table:table-cell>
          <table:table-cell office:value-type="float" office:value="30082710" calcext:value-type="float">
            <text:p>30082710</text:p>
          </table:table-cell>
          <table:table-cell office:value-type="float" office:value="65146882" calcext:value-type="float">
            <text:p>6514688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5270" calcext:value-type="float">
            <text:p>35270</text:p>
          </table:table-cell>
          <table:table-cell office:value-type="float" office:value="272941" calcext:value-type="float">
            <text:p>272941</text:p>
          </table:table-cell>
          <table:table-cell office:value-type="float" office:value="452993" calcext:value-type="float">
            <text:p>452993</text:p>
          </table:table-cell>
          <table:table-cell office:value-type="float" office:value="2596994" calcext:value-type="float">
            <text:p>2596994</text:p>
          </table:table-cell>
          <table:table-cell office:value-type="float" office:value="5617298" calcext:value-type="float">
            <text:p>5617298</text:p>
          </table:table-cell>
          <table:table-cell office:value-type="float" office:value="30699902" calcext:value-type="float">
            <text:p>30699902</text:p>
          </table:table-cell>
          <table:table-cell office:value-type="float" office:value="64843699" calcext:value-type="float">
            <text:p>648436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6807" calcext:value-type="float">
            <text:p>36807</text:p>
          </table:table-cell>
          <table:table-cell office:value-type="float" office:value="272382" calcext:value-type="float">
            <text:p>272382</text:p>
          </table:table-cell>
          <table:table-cell office:value-type="float" office:value="455438" calcext:value-type="float">
            <text:p>455438</text:p>
          </table:table-cell>
          <table:table-cell office:value-type="float" office:value="2676055" calcext:value-type="float">
            <text:p>2676055</text:p>
          </table:table-cell>
          <table:table-cell office:value-type="float" office:value="5578956" calcext:value-type="float">
            <text:p>5578956</text:p>
          </table:table-cell>
          <table:table-cell office:value-type="float" office:value="31310807" calcext:value-type="float">
            <text:p>31310807</text:p>
          </table:table-cell>
          <table:table-cell office:value-type="float" office:value="65435258" calcext:value-type="float">
            <text:p>6543525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36108" calcext:value-type="float">
            <text:p>36108</text:p>
          </table:table-cell>
          <table:table-cell office:value-type="float" office:value="255690" calcext:value-type="float">
            <text:p>255690</text:p>
          </table:table-cell>
          <table:table-cell office:value-type="float" office:value="448454" calcext:value-type="float">
            <text:p>448454</text:p>
          </table:table-cell>
          <table:table-cell office:value-type="float" office:value="2665997" calcext:value-type="float">
            <text:p>2665997</text:p>
          </table:table-cell>
          <table:table-cell office:value-type="float" office:value="5616810" calcext:value-type="float">
            <text:p>5616810</text:p>
          </table:table-cell>
          <table:table-cell office:value-type="float" office:value="30752004" calcext:value-type="float">
            <text:p>30752004</text:p>
          </table:table-cell>
          <table:table-cell office:value-type="float" office:value="64879527" calcext:value-type="float">
            <text:p>64879527</text:p>
          </table:table-cell>
        </table:table-row>
      </table:table>
      <table:table table:name="linkedlist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8134" calcext:value-type="float">
            <text:p>38134</text:p>
          </table:table-cell>
          <table:table-cell office:value-type="float" office:value="229919" calcext:value-type="float">
            <text:p>229919</text:p>
          </table:table-cell>
          <table:table-cell office:value-type="float" office:value="546511" calcext:value-type="float">
            <text:p>546511</text:p>
          </table:table-cell>
          <table:table-cell office:value-type="float" office:value="2990971" calcext:value-type="float">
            <text:p>2990971</text:p>
          </table:table-cell>
          <table:table-cell office:value-type="float" office:value="6584188" calcext:value-type="float">
            <text:p>6584188</text:p>
          </table:table-cell>
          <table:table-cell office:value-type="float" office:value="39436332" calcext:value-type="float">
            <text:p>39436332</text:p>
          </table:table-cell>
          <table:table-cell office:value-type="float" office:value="79224596" calcext:value-type="float">
            <text:p>79224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38230" calcext:value-type="float">
            <text:p>238230</text:p>
          </table:table-cell>
          <table:table-cell office:value-type="float" office:value="517318" calcext:value-type="float">
            <text:p>517318</text:p>
          </table:table-cell>
          <table:table-cell office:value-type="float" office:value="3251062" calcext:value-type="float">
            <text:p>3251062</text:p>
          </table:table-cell>
          <table:table-cell office:value-type="float" office:value="6625115" calcext:value-type="float">
            <text:p>6625115</text:p>
          </table:table-cell>
          <table:table-cell office:value-type="float" office:value="37144267" calcext:value-type="float">
            <text:p>37144267</text:p>
          </table:table-cell>
          <table:table-cell office:value-type="float" office:value="78919038" calcext:value-type="float">
            <text:p>78919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6" calcext:value-type="float">
            <text:p>1466</text:p>
          </table:table-cell>
          <table:table-cell office:value-type="float" office:value="3423" calcext:value-type="float">
            <text:p>3423</text:p>
          </table:table-cell>
          <table:table-cell office:value-type="float" office:value="39391" calcext:value-type="float">
            <text:p>39391</text:p>
          </table:table-cell>
          <table:table-cell office:value-type="float" office:value="231805" calcext:value-type="float">
            <text:p>231805</text:p>
          </table:table-cell>
          <table:table-cell office:value-type="float" office:value="509984" calcext:value-type="float">
            <text:p>509984</text:p>
          </table:table-cell>
          <table:table-cell office:value-type="float" office:value="3172839" calcext:value-type="float">
            <text:p>3172839</text:p>
          </table:table-cell>
          <table:table-cell office:value-type="float" office:value="7632721" calcext:value-type="float">
            <text:p>7632721</text:p>
          </table:table-cell>
          <table:table-cell office:value-type="float" office:value="37820962" calcext:value-type="float">
            <text:p>37820962</text:p>
          </table:table-cell>
          <table:table-cell office:value-type="float" office:value="76722656" calcext:value-type="float">
            <text:p>76722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0578" calcext:value-type="float">
            <text:p>40578</text:p>
          </table:table-cell>
          <table:table-cell office:value-type="float" office:value="233900" calcext:value-type="float">
            <text:p>233900</text:p>
          </table:table-cell>
          <table:table-cell office:value-type="float" office:value="570467" calcext:value-type="float">
            <text:p>570467</text:p>
          </table:table-cell>
          <table:table-cell office:value-type="float" office:value="3067518" calcext:value-type="float">
            <text:p>3067518</text:p>
          </table:table-cell>
          <table:table-cell office:value-type="float" office:value="6976279" calcext:value-type="float">
            <text:p>6976279</text:p>
          </table:table-cell>
          <table:table-cell office:value-type="float" office:value="38693495" calcext:value-type="float">
            <text:p>38693495</text:p>
          </table:table-cell>
          <table:table-cell office:value-type="float" office:value="79605652" calcext:value-type="float">
            <text:p>79605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41416" calcext:value-type="float">
            <text:p>41416</text:p>
          </table:table-cell>
          <table:table-cell office:value-type="float" office:value="247240" calcext:value-type="float">
            <text:p>247240</text:p>
          </table:table-cell>
          <table:table-cell office:value-type="float" office:value="527724" calcext:value-type="float">
            <text:p>527724</text:p>
          </table:table-cell>
          <table:table-cell office:value-type="float" office:value="2970228" calcext:value-type="float">
            <text:p>2970228</text:p>
          </table:table-cell>
          <table:table-cell office:value-type="float" office:value="7318643" calcext:value-type="float">
            <text:p>7318643</text:p>
          </table:table-cell>
          <table:table-cell office:value-type="float" office:value="37327671" calcext:value-type="float">
            <text:p>37327671</text:p>
          </table:table-cell>
          <table:table-cell office:value-type="float" office:value="78488464" calcext:value-type="float">
            <text:p>78488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4190" calcext:value-type="float">
            <text:p>4190</text:p>
          </table:table-cell>
          <table:table-cell office:value-type="float" office:value="42813" calcext:value-type="float">
            <text:p>42813</text:p>
          </table:table-cell>
          <table:table-cell office:value-type="float" office:value="239557" calcext:value-type="float">
            <text:p>239557</text:p>
          </table:table-cell>
          <table:table-cell office:value-type="float" office:value="521648" calcext:value-type="float">
            <text:p>521648</text:p>
          </table:table-cell>
          <table:table-cell office:value-type="float" office:value="2934818" calcext:value-type="float">
            <text:p>2934818</text:p>
          </table:table-cell>
          <table:table-cell office:value-type="float" office:value="7123994" calcext:value-type="float">
            <text:p>7123994</text:p>
          </table:table-cell>
          <table:table-cell office:value-type="float" office:value="37750981" calcext:value-type="float">
            <text:p>37750981</text:p>
          </table:table-cell>
          <table:table-cell office:value-type="float" office:value="79099160" calcext:value-type="float">
            <text:p>79099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39740" calcext:value-type="float">
            <text:p>39740</text:p>
          </table:table-cell>
          <table:table-cell office:value-type="float" office:value="234458" calcext:value-type="float">
            <text:p>234458</text:p>
          </table:table-cell>
          <table:table-cell office:value-type="float" office:value="527445" calcext:value-type="float">
            <text:p>527445</text:p>
          </table:table-cell>
          <table:table-cell office:value-type="float" office:value="3007244" calcext:value-type="float">
            <text:p>3007244</text:p>
          </table:table-cell>
          <table:table-cell office:value-type="float" office:value="6580416" calcext:value-type="float">
            <text:p>6580416</text:p>
          </table:table-cell>
          <table:table-cell office:value-type="float" office:value="36614517" calcext:value-type="float">
            <text:p>36614517</text:p>
          </table:table-cell>
          <table:table-cell office:value-type="float" office:value="76058182" calcext:value-type="float">
            <text:p>7605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133" calcext:value-type="float">
            <text:p>38133</text:p>
          </table:table-cell>
          <table:table-cell office:value-type="float" office:value="232154" calcext:value-type="float">
            <text:p>232154</text:p>
          </table:table-cell>
          <table:table-cell office:value-type="float" office:value="550422" calcext:value-type="float">
            <text:p>550422</text:p>
          </table:table-cell>
          <table:table-cell office:value-type="float" office:value="2981333" calcext:value-type="float">
            <text:p>2981333</text:p>
          </table:table-cell>
          <table:table-cell office:value-type="float" office:value="6916634" calcext:value-type="float">
            <text:p>6916634</text:p>
          </table:table-cell>
          <table:table-cell office:value-type="float" office:value="36810074" calcext:value-type="float">
            <text:p>36810074</text:p>
          </table:table-cell>
          <table:table-cell office:value-type="float" office:value="78722015" calcext:value-type="float">
            <text:p>7872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7574" calcext:value-type="float">
            <text:p>37574</text:p>
          </table:table-cell>
          <table:table-cell office:value-type="float" office:value="231944" calcext:value-type="float">
            <text:p>231944</text:p>
          </table:table-cell>
          <table:table-cell office:value-type="float" office:value="564112" calcext:value-type="float">
            <text:p>564112</text:p>
          </table:table-cell>
          <table:table-cell office:value-type="float" office:value="3054458" calcext:value-type="float">
            <text:p>3054458</text:p>
          </table:table-cell>
          <table:table-cell office:value-type="float" office:value="7545070" calcext:value-type="float">
            <text:p>7545070</text:p>
          </table:table-cell>
          <table:table-cell office:value-type="float" office:value="37703978" calcext:value-type="float">
            <text:p>37703978</text:p>
          </table:table-cell>
          <table:table-cell office:value-type="float" office:value="79960867" calcext:value-type="float">
            <text:p>79960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9041" calcext:value-type="float">
            <text:p>39041</text:p>
          </table:table-cell>
          <table:table-cell office:value-type="float" office:value="238649" calcext:value-type="float">
            <text:p>238649</text:p>
          </table:table-cell>
          <table:table-cell office:value-type="float" office:value="549026" calcext:value-type="float">
            <text:p>549026</text:p>
          </table:table-cell>
          <table:table-cell office:value-type="float" office:value="3132680" calcext:value-type="float">
            <text:p>3132680</text:p>
          </table:table-cell>
          <table:table-cell office:value-type="float" office:value="6387095" calcext:value-type="float">
            <text:p>6387095</text:p>
          </table:table-cell>
          <table:table-cell office:value-type="float" office:value="36685965" calcext:value-type="float">
            <text:p>36685965</text:p>
          </table:table-cell>
          <table:table-cell office:value-type="float" office:value="77682002" calcext:value-type="float">
            <text:p>77682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38064" calcext:value-type="float">
            <text:p>38064</text:p>
          </table:table-cell>
          <table:table-cell office:value-type="float" office:value="243468" calcext:value-type="float">
            <text:p>243468</text:p>
          </table:table-cell>
          <table:table-cell office:value-type="float" office:value="516410" calcext:value-type="float">
            <text:p>516410</text:p>
          </table:table-cell>
          <table:table-cell office:value-type="float" office:value="3165646" calcext:value-type="float">
            <text:p>3165646</text:p>
          </table:table-cell>
          <table:table-cell office:value-type="float" office:value="7636353" calcext:value-type="float">
            <text:p>7636353</text:p>
          </table:table-cell>
          <table:table-cell office:value-type="float" office:value="38046761" calcext:value-type="float">
            <text:p>38046761</text:p>
          </table:table-cell>
          <table:table-cell office:value-type="float" office:value="80439562" calcext:value-type="float">
            <text:p>804395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692" calcext:value-type="float">
            <text:p>38692</text:p>
          </table:table-cell>
          <table:table-cell office:value-type="float" office:value="247030" calcext:value-type="float">
            <text:p>247030</text:p>
          </table:table-cell>
          <table:table-cell office:value-type="float" office:value="514524" calcext:value-type="float">
            <text:p>514524</text:p>
          </table:table-cell>
          <table:table-cell office:value-type="float" office:value="3044051" calcext:value-type="float">
            <text:p>3044051</text:p>
          </table:table-cell>
          <table:table-cell office:value-type="float" office:value="6893167" calcext:value-type="float">
            <text:p>6893167</text:p>
          </table:table-cell>
          <table:table-cell office:value-type="float" office:value="36563951" calcext:value-type="float">
            <text:p>36563951</text:p>
          </table:table-cell>
          <table:table-cell office:value-type="float" office:value="77348508" calcext:value-type="float">
            <text:p>77348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182" calcext:value-type="float">
            <text:p>39182</text:p>
          </table:table-cell>
          <table:table-cell office:value-type="float" office:value="258065" calcext:value-type="float">
            <text:p>258065</text:p>
          </table:table-cell>
          <table:table-cell office:value-type="float" office:value="533382" calcext:value-type="float">
            <text:p>533382</text:p>
          </table:table-cell>
          <table:table-cell office:value-type="float" office:value="2964851" calcext:value-type="float">
            <text:p>2964851</text:p>
          </table:table-cell>
          <table:table-cell office:value-type="float" office:value="7596752" calcext:value-type="float">
            <text:p>7596752</text:p>
          </table:table-cell>
          <table:table-cell office:value-type="float" office:value="37622193" calcext:value-type="float">
            <text:p>37622193</text:p>
          </table:table-cell>
          <table:table-cell office:value-type="float" office:value="77996220" calcext:value-type="float">
            <text:p>779962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55202" calcext:value-type="float">
            <text:p>255202</text:p>
          </table:table-cell>
          <table:table-cell office:value-type="float" office:value="524791" calcext:value-type="float">
            <text:p>524791</text:p>
          </table:table-cell>
          <table:table-cell office:value-type="float" office:value="2907370" calcext:value-type="float">
            <text:p>2907370</text:p>
          </table:table-cell>
          <table:table-cell office:value-type="float" office:value="6584327" calcext:value-type="float">
            <text:p>6584327</text:p>
          </table:table-cell>
          <table:table-cell office:value-type="float" office:value="37399747" calcext:value-type="float">
            <text:p>37399747</text:p>
          </table:table-cell>
          <table:table-cell office:value-type="float" office:value="76996925" calcext:value-type="float">
            <text:p>769969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40229" calcext:value-type="float">
            <text:p>40229</text:p>
          </table:table-cell>
          <table:table-cell office:value-type="float" office:value="257088" calcext:value-type="float">
            <text:p>257088</text:p>
          </table:table-cell>
          <table:table-cell office:value-type="float" office:value="518225" calcext:value-type="float">
            <text:p>518225</text:p>
          </table:table-cell>
          <table:table-cell office:value-type="float" office:value="2963663" calcext:value-type="float">
            <text:p>2963663</text:p>
          </table:table-cell>
          <table:table-cell office:value-type="float" office:value="6512809" calcext:value-type="float">
            <text:p>6512809</text:p>
          </table:table-cell>
          <table:table-cell office:value-type="float" office:value="36809375" calcext:value-type="float">
            <text:p>36809375</text:p>
          </table:table-cell>
          <table:table-cell office:value-type="float" office:value="76025705" calcext:value-type="float">
            <text:p>76025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7714" calcext:value-type="float">
            <text:p>37714</text:p>
          </table:table-cell>
          <table:table-cell office:value-type="float" office:value="247729" calcext:value-type="float">
            <text:p>247729</text:p>
          </table:table-cell>
          <table:table-cell office:value-type="float" office:value="534498" calcext:value-type="float">
            <text:p>534498</text:p>
          </table:table-cell>
          <table:table-cell office:value-type="float" office:value="3040629" calcext:value-type="float">
            <text:p>3040629</text:p>
          </table:table-cell>
          <table:table-cell office:value-type="float" office:value="6440383" calcext:value-type="float">
            <text:p>6440383</text:p>
          </table:table-cell>
          <table:table-cell office:value-type="float" office:value="36995992" calcext:value-type="float">
            <text:p>36995992</text:p>
          </table:table-cell>
          <table:table-cell office:value-type="float" office:value="77663355" calcext:value-type="float">
            <text:p>77663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994" calcext:value-type="float">
            <text:p>37994</text:p>
          </table:table-cell>
          <table:table-cell office:value-type="float" office:value="247100" calcext:value-type="float">
            <text:p>247100</text:p>
          </table:table-cell>
          <table:table-cell office:value-type="float" office:value="510264" calcext:value-type="float">
            <text:p>510264</text:p>
          </table:table-cell>
          <table:table-cell office:value-type="float" office:value="2962476" calcext:value-type="float">
            <text:p>2962476</text:p>
          </table:table-cell>
          <table:table-cell office:value-type="float" office:value="6474396" calcext:value-type="float">
            <text:p>6474396</text:p>
          </table:table-cell>
          <table:table-cell office:value-type="float" office:value="36682683" calcext:value-type="float">
            <text:p>36682683</text:p>
          </table:table-cell>
          <table:table-cell office:value-type="float" office:value="76660776" calcext:value-type="float">
            <text:p>76660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8553" calcext:value-type="float">
            <text:p>38553</text:p>
          </table:table-cell>
          <table:table-cell office:value-type="float" office:value="245633" calcext:value-type="float">
            <text:p>245633</text:p>
          </table:table-cell>
          <table:table-cell office:value-type="float" office:value="518156" calcext:value-type="float">
            <text:p>518156</text:p>
          </table:table-cell>
          <table:table-cell office:value-type="float" office:value="2882508" calcext:value-type="float">
            <text:p>2882508</text:p>
          </table:table-cell>
          <table:table-cell office:value-type="float" office:value="6449951" calcext:value-type="float">
            <text:p>6449951</text:p>
          </table:table-cell>
          <table:table-cell office:value-type="float" office:value="36384389" calcext:value-type="float">
            <text:p>36384389</text:p>
          </table:table-cell>
          <table:table-cell office:value-type="float" office:value="77473176" calcext:value-type="float">
            <text:p>774731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7784" calcext:value-type="float">
            <text:p>37784</text:p>
          </table:table-cell>
          <table:table-cell office:value-type="float" office:value="249754" calcext:value-type="float">
            <text:p>249754</text:p>
          </table:table-cell>
          <table:table-cell office:value-type="float" office:value="517178" calcext:value-type="float">
            <text:p>517178</text:p>
          </table:table-cell>
          <table:table-cell office:value-type="float" office:value="3358618" calcext:value-type="float">
            <text:p>3358618</text:p>
          </table:table-cell>
          <table:table-cell office:value-type="float" office:value="6605420" calcext:value-type="float">
            <text:p>6605420</text:p>
          </table:table-cell>
          <table:table-cell office:value-type="float" office:value="35904227" calcext:value-type="float">
            <text:p>35904227</text:p>
          </table:table-cell>
          <table:table-cell office:value-type="float" office:value="77236622" calcext:value-type="float">
            <text:p>772366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9671" calcext:value-type="float">
            <text:p>39671</text:p>
          </table:table-cell>
          <table:table-cell office:value-type="float" office:value="246122" calcext:value-type="float">
            <text:p>246122</text:p>
          </table:table-cell>
          <table:table-cell office:value-type="float" office:value="513057" calcext:value-type="float">
            <text:p>513057</text:p>
          </table:table-cell>
          <table:table-cell office:value-type="float" office:value="3036369" calcext:value-type="float">
            <text:p>3036369</text:p>
          </table:table-cell>
          <table:table-cell office:value-type="float" office:value="6743008" calcext:value-type="float">
            <text:p>6743008</text:p>
          </table:table-cell>
          <table:table-cell office:value-type="float" office:value="37043904" calcext:value-type="float">
            <text:p>37043904</text:p>
          </table:table-cell>
          <table:table-cell office:value-type="float" office:value="79009832" calcext:value-type="float">
            <text:p>79009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float" office:value="4260" calcext:value-type="float">
            <text:p>4260</text:p>
          </table:table-cell>
          <table:table-cell office:value-type="float" office:value="37575" calcext:value-type="float">
            <text:p>37575</text:p>
          </table:table-cell>
          <table:table-cell office:value-type="float" office:value="248217" calcext:value-type="float">
            <text:p>248217</text:p>
          </table:table-cell>
          <table:table-cell office:value-type="float" office:value="516898" calcext:value-type="float">
            <text:p>516898</text:p>
          </table:table-cell>
          <table:table-cell office:value-type="float" office:value="3239119" calcext:value-type="float">
            <text:p>3239119</text:p>
          </table:table-cell>
          <table:table-cell office:value-type="float" office:value="6559813" calcext:value-type="float">
            <text:p>6559813</text:p>
          </table:table-cell>
          <table:table-cell office:value-type="float" office:value="37178838" calcext:value-type="float">
            <text:p>37178838</text:p>
          </table:table-cell>
          <table:table-cell office:value-type="float" office:value="77055592" calcext:value-type="float">
            <text:p>77055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9670" calcext:value-type="float">
            <text:p>39670</text:p>
          </table:table-cell>
          <table:table-cell office:value-type="float" office:value="244027" calcext:value-type="float">
            <text:p>244027</text:p>
          </table:table-cell>
          <table:table-cell office:value-type="float" office:value="551330" calcext:value-type="float">
            <text:p>551330</text:p>
          </table:table-cell>
          <table:table-cell office:value-type="float" office:value="3013111" calcext:value-type="float">
            <text:p>3013111</text:p>
          </table:table-cell>
          <table:table-cell office:value-type="float" office:value="6521191" calcext:value-type="float">
            <text:p>6521191</text:p>
          </table:table-cell>
          <table:table-cell office:value-type="float" office:value="37246724" calcext:value-type="float">
            <text:p>37246724</text:p>
          </table:table-cell>
          <table:table-cell office:value-type="float" office:value="76796478" calcext:value-type="float">
            <text:p>767964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7715" calcext:value-type="float">
            <text:p>37715</text:p>
          </table:table-cell>
          <table:table-cell office:value-type="float" office:value="260998" calcext:value-type="float">
            <text:p>260998</text:p>
          </table:table-cell>
          <table:table-cell office:value-type="float" office:value="521508" calcext:value-type="float">
            <text:p>521508</text:p>
          </table:table-cell>
          <table:table-cell office:value-type="float" office:value="3068705" calcext:value-type="float">
            <text:p>3068705</text:p>
          </table:table-cell>
          <table:table-cell office:value-type="float" office:value="6577902" calcext:value-type="float">
            <text:p>6577902</text:p>
          </table:table-cell>
          <table:table-cell office:value-type="float" office:value="36875865" calcext:value-type="float">
            <text:p>36875865</text:p>
          </table:table-cell>
          <table:table-cell office:value-type="float" office:value="78584636" calcext:value-type="float">
            <text:p>78584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6" calcext:value-type="float">
            <text:p>1396</text:p>
          </table:table-cell>
          <table:table-cell office:value-type="float" office:value="4261" calcext:value-type="float">
            <text:p>4261</text:p>
          </table:table-cell>
          <table:table-cell office:value-type="float" office:value="37715" calcext:value-type="float">
            <text:p>37715</text:p>
          </table:table-cell>
          <table:table-cell office:value-type="float" office:value="256179" calcext:value-type="float">
            <text:p>256179</text:p>
          </table:table-cell>
          <table:table-cell office:value-type="float" office:value="523534" calcext:value-type="float">
            <text:p>523534</text:p>
          </table:table-cell>
          <table:table-cell office:value-type="float" office:value="2987619" calcext:value-type="float">
            <text:p>2987619</text:p>
          </table:table-cell>
          <table:table-cell office:value-type="float" office:value="6553457" calcext:value-type="float">
            <text:p>6553457</text:p>
          </table:table-cell>
          <table:table-cell office:value-type="float" office:value="36801832" calcext:value-type="float">
            <text:p>36801832</text:p>
          </table:table-cell>
          <table:table-cell office:value-type="float" office:value="78816510" calcext:value-type="float">
            <text:p>788165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365" calcext:value-type="float">
            <text:p>37365</text:p>
          </table:table-cell>
          <table:table-cell office:value-type="float" office:value="250453" calcext:value-type="float">
            <text:p>250453</text:p>
          </table:table-cell>
          <table:table-cell office:value-type="float" office:value="517667" calcext:value-type="float">
            <text:p>517667</text:p>
          </table:table-cell>
          <table:table-cell office:value-type="float" office:value="3040559" calcext:value-type="float">
            <text:p>3040559</text:p>
          </table:table-cell>
          <table:table-cell office:value-type="float" office:value="6456727" calcext:value-type="float">
            <text:p>6456727</text:p>
          </table:table-cell>
          <table:table-cell office:value-type="float" office:value="37557589" calcext:value-type="float">
            <text:p>37557589</text:p>
          </table:table-cell>
          <table:table-cell office:value-type="float" office:value="77698834" calcext:value-type="float">
            <text:p>776988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112" calcext:value-type="float">
            <text:p>39112</text:p>
          </table:table-cell>
          <table:table-cell office:value-type="float" office:value="251500" calcext:value-type="float">
            <text:p>251500</text:p>
          </table:table-cell>
          <table:table-cell office:value-type="float" office:value="510753" calcext:value-type="float">
            <text:p>510753</text:p>
          </table:table-cell>
          <table:table-cell office:value-type="float" office:value="3023029" calcext:value-type="float">
            <text:p>3023029</text:p>
          </table:table-cell>
          <table:table-cell office:value-type="float" office:value="6502124" calcext:value-type="float">
            <text:p>6502124</text:p>
          </table:table-cell>
          <table:table-cell office:value-type="float" office:value="36747077" calcext:value-type="float">
            <text:p>36747077</text:p>
          </table:table-cell>
          <table:table-cell office:value-type="float" office:value="77280063" calcext:value-type="float">
            <text:p>772800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8553" calcext:value-type="float">
            <text:p>38553</text:p>
          </table:table-cell>
          <table:table-cell office:value-type="float" office:value="246750" calcext:value-type="float">
            <text:p>246750</text:p>
          </table:table-cell>
          <table:table-cell office:value-type="float" office:value="523953" calcext:value-type="float">
            <text:p>523953</text:p>
          </table:table-cell>
          <table:table-cell office:value-type="float" office:value="3018699" calcext:value-type="float">
            <text:p>3018699</text:p>
          </table:table-cell>
          <table:table-cell office:value-type="float" office:value="6420548" calcext:value-type="float">
            <text:p>6420548</text:p>
          </table:table-cell>
          <table:table-cell office:value-type="float" office:value="37408896" calcext:value-type="float">
            <text:p>37408896</text:p>
          </table:table-cell>
          <table:table-cell office:value-type="float" office:value="77316031" calcext:value-type="float">
            <text:p>773160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693" calcext:value-type="float">
            <text:p>38693</text:p>
          </table:table-cell>
          <table:table-cell office:value-type="float" office:value="246122" calcext:value-type="float">
            <text:p>246122</text:p>
          </table:table-cell>
          <table:table-cell office:value-type="float" office:value="507190" calcext:value-type="float">
            <text:p>507190</text:p>
          </table:table-cell>
          <table:table-cell office:value-type="float" office:value="3029105" calcext:value-type="float">
            <text:p>3029105</text:p>
          </table:table-cell>
          <table:table-cell office:value-type="float" office:value="6308871" calcext:value-type="float">
            <text:p>6308871</text:p>
          </table:table-cell>
          <table:table-cell office:value-type="float" office:value="37308394" calcext:value-type="float">
            <text:p>37308394</text:p>
          </table:table-cell>
          <table:table-cell office:value-type="float" office:value="77586109" calcext:value-type="float">
            <text:p>775861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9112" calcext:value-type="float">
            <text:p>39112</text:p>
          </table:table-cell>
          <table:table-cell office:value-type="float" office:value="246471" calcext:value-type="float">
            <text:p>246471</text:p>
          </table:table-cell>
          <table:table-cell office:value-type="float" office:value="527026" calcext:value-type="float">
            <text:p>527026</text:p>
          </table:table-cell>
          <table:table-cell office:value-type="float" office:value="2976724" calcext:value-type="float">
            <text:p>2976724</text:p>
          </table:table-cell>
          <table:table-cell office:value-type="float" office:value="6671211" calcext:value-type="float">
            <text:p>6671211</text:p>
          </table:table-cell>
          <table:table-cell office:value-type="float" office:value="37250077" calcext:value-type="float">
            <text:p>37250077</text:p>
          </table:table-cell>
          <table:table-cell office:value-type="float" office:value="77220418" calcext:value-type="float">
            <text:p>772204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993" calcext:value-type="float">
            <text:p>37993</text:p>
          </table:table-cell>
          <table:table-cell office:value-type="float" office:value="246122" calcext:value-type="float">
            <text:p>246122</text:p>
          </table:table-cell>
          <table:table-cell office:value-type="float" office:value="552169" calcext:value-type="float">
            <text:p>552169</text:p>
          </table:table-cell>
          <table:table-cell office:value-type="float" office:value="2986432" calcext:value-type="float">
            <text:p>2986432</text:p>
          </table:table-cell>
          <table:table-cell office:value-type="float" office:value="6590822" calcext:value-type="float">
            <text:p>6590822</text:p>
          </table:table-cell>
          <table:table-cell office:value-type="float" office:value="36774384" calcext:value-type="float">
            <text:p>36774384</text:p>
          </table:table-cell>
          <table:table-cell office:value-type="float" office:value="78530300" calcext:value-type="float">
            <text:p>78530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575" calcext:value-type="float">
            <text:p>37575</text:p>
          </table:table-cell>
          <table:table-cell office:value-type="float" office:value="273709" calcext:value-type="float">
            <text:p>273709</text:p>
          </table:table-cell>
          <table:table-cell office:value-type="float" office:value="524651" calcext:value-type="float">
            <text:p>524651</text:p>
          </table:table-cell>
          <table:table-cell office:value-type="float" office:value="3011993" calcext:value-type="float">
            <text:p>3011993</text:p>
          </table:table-cell>
          <table:table-cell office:value-type="float" office:value="6709972" calcext:value-type="float">
            <text:p>6709972</text:p>
          </table:table-cell>
          <table:table-cell office:value-type="float" office:value="36720956" calcext:value-type="float">
            <text:p>36720956</text:p>
          </table:table-cell>
          <table:table-cell office:value-type="float" office:value="79361765" calcext:value-type="float">
            <text:p>793617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43302" calcext:value-type="float">
            <text:p>43302</text:p>
          </table:table-cell>
          <table:table-cell office:value-type="float" office:value="252198" calcext:value-type="float">
            <text:p>252198</text:p>
          </table:table-cell>
          <table:table-cell office:value-type="float" office:value="527794" calcext:value-type="float">
            <text:p>527794</text:p>
          </table:table-cell>
          <table:table-cell office:value-type="float" office:value="2931256" calcext:value-type="float">
            <text:p>2931256</text:p>
          </table:table-cell>
          <table:table-cell office:value-type="float" office:value="6778976" calcext:value-type="float">
            <text:p>6778976</text:p>
          </table:table-cell>
          <table:table-cell office:value-type="float" office:value="37203213" calcext:value-type="float">
            <text:p>37203213</text:p>
          </table:table-cell>
          <table:table-cell office:value-type="float" office:value="81279618" calcext:value-type="float">
            <text:p>81279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41975" calcext:value-type="float">
            <text:p>41975</text:p>
          </table:table-cell>
          <table:table-cell office:value-type="float" office:value="252897" calcext:value-type="float">
            <text:p>252897</text:p>
          </table:table-cell>
          <table:table-cell office:value-type="float" office:value="547629" calcext:value-type="float">
            <text:p>547629</text:p>
          </table:table-cell>
          <table:table-cell office:value-type="float" office:value="3393469" calcext:value-type="float">
            <text:p>3393469</text:p>
          </table:table-cell>
          <table:table-cell office:value-type="float" office:value="6548917" calcext:value-type="float">
            <text:p>6548917</text:p>
          </table:table-cell>
          <table:table-cell office:value-type="float" office:value="36631628" calcext:value-type="float">
            <text:p>36631628</text:p>
          </table:table-cell>
          <table:table-cell office:value-type="float" office:value="78343821" calcext:value-type="float">
            <text:p>783438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7994" calcext:value-type="float">
            <text:p>37994</text:p>
          </table:table-cell>
          <table:table-cell office:value-type="float" office:value="276782" calcext:value-type="float">
            <text:p>276782</text:p>
          </table:table-cell>
          <table:table-cell office:value-type="float" office:value="535686" calcext:value-type="float">
            <text:p>535686</text:p>
          </table:table-cell>
          <table:table-cell office:value-type="float" office:value="3012273" calcext:value-type="float">
            <text:p>3012273</text:p>
          </table:table-cell>
          <table:table-cell office:value-type="float" office:value="6568892" calcext:value-type="float">
            <text:p>6568892</text:p>
          </table:table-cell>
          <table:table-cell office:value-type="float" office:value="36796804" calcext:value-type="float">
            <text:p>36796804</text:p>
          </table:table-cell>
          <table:table-cell office:value-type="float" office:value="77073750" calcext:value-type="float">
            <text:p>770737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7715" calcext:value-type="float">
            <text:p>37715</text:p>
          </table:table-cell>
          <table:table-cell office:value-type="float" office:value="248986" calcext:value-type="float">
            <text:p>248986</text:p>
          </table:table-cell>
          <table:table-cell office:value-type="float" office:value="529400" calcext:value-type="float">
            <text:p>529400</text:p>
          </table:table-cell>
          <table:table-cell office:value-type="float" office:value="3126534" calcext:value-type="float">
            <text:p>3126534</text:p>
          </table:table-cell>
          <table:table-cell office:value-type="float" office:value="6420479" calcext:value-type="float">
            <text:p>6420479</text:p>
          </table:table-cell>
          <table:table-cell office:value-type="float" office:value="36377544" calcext:value-type="float">
            <text:p>36377544</text:p>
          </table:table-cell>
          <table:table-cell office:value-type="float" office:value="77621239" calcext:value-type="float">
            <text:p>776212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53107" calcext:value-type="float">
            <text:p>253107</text:p>
          </table:table-cell>
          <table:table-cell office:value-type="float" office:value="526536" calcext:value-type="float">
            <text:p>526536</text:p>
          </table:table-cell>
          <table:table-cell office:value-type="float" office:value="2965688" calcext:value-type="float">
            <text:p>2965688</text:p>
          </table:table-cell>
          <table:table-cell office:value-type="float" office:value="6498003" calcext:value-type="float">
            <text:p>6498003</text:p>
          </table:table-cell>
          <table:table-cell office:value-type="float" office:value="36699724" calcext:value-type="float">
            <text:p>36699724</text:p>
          </table:table-cell>
          <table:table-cell office:value-type="float" office:value="78652173" calcext:value-type="float">
            <text:p>786521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8064" calcext:value-type="float">
            <text:p>38064</text:p>
          </table:table-cell>
          <table:table-cell office:value-type="float" office:value="254713" calcext:value-type="float">
            <text:p>254713</text:p>
          </table:table-cell>
          <table:table-cell office:value-type="float" office:value="533870" calcext:value-type="float">
            <text:p>533870</text:p>
          </table:table-cell>
          <table:table-cell office:value-type="float" office:value="2995022" calcext:value-type="float">
            <text:p>2995022</text:p>
          </table:table-cell>
          <table:table-cell office:value-type="float" office:value="6536765" calcext:value-type="float">
            <text:p>6536765</text:p>
          </table:table-cell>
          <table:table-cell office:value-type="float" office:value="36904849" calcext:value-type="float">
            <text:p>36904849</text:p>
          </table:table-cell>
          <table:table-cell office:value-type="float" office:value="77839565" calcext:value-type="float">
            <text:p>77839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8273" calcext:value-type="float">
            <text:p>38273</text:p>
          </table:table-cell>
          <table:table-cell office:value-type="float" office:value="250103" calcext:value-type="float">
            <text:p>250103</text:p>
          </table:table-cell>
          <table:table-cell office:value-type="float" office:value="512149" calcext:value-type="float">
            <text:p>512149</text:p>
          </table:table-cell>
          <table:table-cell office:value-type="float" office:value="3499418" calcext:value-type="float">
            <text:p>3499418</text:p>
          </table:table-cell>
          <table:table-cell office:value-type="float" office:value="7254249" calcext:value-type="float">
            <text:p>7254249</text:p>
          </table:table-cell>
          <table:table-cell office:value-type="float" office:value="37483767" calcext:value-type="float">
            <text:p>37483767</text:p>
          </table:table-cell>
          <table:table-cell office:value-type="float" office:value="77038271" calcext:value-type="float">
            <text:p>770382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7575" calcext:value-type="float">
            <text:p>37575</text:p>
          </table:table-cell>
          <table:table-cell office:value-type="float" office:value="250802" calcext:value-type="float">
            <text:p>250802</text:p>
          </table:table-cell>
          <table:table-cell office:value-type="float" office:value="527445" calcext:value-type="float">
            <text:p>527445</text:p>
          </table:table-cell>
          <table:table-cell office:value-type="float" office:value="3356383" calcext:value-type="float">
            <text:p>3356383</text:p>
          </table:table-cell>
          <table:table-cell office:value-type="float" office:value="6538791" calcext:value-type="float">
            <text:p>6538791</text:p>
          </table:table-cell>
          <table:table-cell office:value-type="float" office:value="36550402" calcext:value-type="float">
            <text:p>36550402</text:p>
          </table:table-cell>
          <table:table-cell office:value-type="float" office:value="77928334" calcext:value-type="float">
            <text:p>779283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2813" calcext:value-type="float">
            <text:p>42813</text:p>
          </table:table-cell>
          <table:table-cell office:value-type="float" office:value="247729" calcext:value-type="float">
            <text:p>247729</text:p>
          </table:table-cell>
          <table:table-cell office:value-type="float" office:value="522835" calcext:value-type="float">
            <text:p>522835</text:p>
          </table:table-cell>
          <table:table-cell office:value-type="float" office:value="3088680" calcext:value-type="float">
            <text:p>3088680</text:p>
          </table:table-cell>
          <table:table-cell office:value-type="float" office:value="6546892" calcext:value-type="float">
            <text:p>6546892</text:p>
          </table:table-cell>
          <table:table-cell office:value-type="float" office:value="37069327" calcext:value-type="float">
            <text:p>37069327</text:p>
          </table:table-cell>
          <table:table-cell office:value-type="float" office:value="83008061" calcext:value-type="float">
            <text:p>83008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7" calcext:value-type="float">
            <text:p>977</text:p>
          </table:table-cell>
          <table:table-cell office:value-type="float" office:value="3352" calcext:value-type="float">
            <text:p>3352</text:p>
          </table:table-cell>
          <table:table-cell office:value-type="float" office:value="43372" calcext:value-type="float">
            <text:p>43372</text:p>
          </table:table-cell>
          <table:table-cell office:value-type="float" office:value="248776" calcext:value-type="float">
            <text:p>248776</text:p>
          </table:table-cell>
          <table:table-cell office:value-type="float" office:value="512150" calcext:value-type="float">
            <text:p>512150</text:p>
          </table:table-cell>
          <table:table-cell office:value-type="float" office:value="3045587" calcext:value-type="float">
            <text:p>3045587</text:p>
          </table:table-cell>
          <table:table-cell office:value-type="float" office:value="6491578" calcext:value-type="float">
            <text:p>6491578</text:p>
          </table:table-cell>
          <table:table-cell office:value-type="float" office:value="36676886" calcext:value-type="float">
            <text:p>36676886</text:p>
          </table:table-cell>
          <table:table-cell office:value-type="float" office:value="79534343" calcext:value-type="float">
            <text:p>795343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7714" calcext:value-type="float">
            <text:p>37714</text:p>
          </table:table-cell>
          <table:table-cell office:value-type="float" office:value="251779" calcext:value-type="float">
            <text:p>251779</text:p>
          </table:table-cell>
          <table:table-cell office:value-type="float" office:value="520740" calcext:value-type="float">
            <text:p>520740</text:p>
          </table:table-cell>
          <table:table-cell office:value-type="float" office:value="3241353" calcext:value-type="float">
            <text:p>3241353</text:p>
          </table:table-cell>
          <table:table-cell office:value-type="float" office:value="6926692" calcext:value-type="float">
            <text:p>6926692</text:p>
          </table:table-cell>
          <table:table-cell office:value-type="float" office:value="37693292" calcext:value-type="float">
            <text:p>37693292</text:p>
          </table:table-cell>
          <table:table-cell office:value-type="float" office:value="77442584" calcext:value-type="float">
            <text:p>774425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0368" calcext:value-type="float">
            <text:p>40368</text:p>
          </table:table-cell>
          <table:table-cell office:value-type="float" office:value="248567" calcext:value-type="float">
            <text:p>248567</text:p>
          </table:table-cell>
          <table:table-cell office:value-type="float" office:value="517597" calcext:value-type="float">
            <text:p>517597</text:p>
          </table:table-cell>
          <table:table-cell office:value-type="float" office:value="3004730" calcext:value-type="float">
            <text:p>3004730</text:p>
          </table:table-cell>
          <table:table-cell office:value-type="float" office:value="6616175" calcext:value-type="float">
            <text:p>6616175</text:p>
          </table:table-cell>
          <table:table-cell office:value-type="float" office:value="37767603" calcext:value-type="float">
            <text:p>37767603</text:p>
          </table:table-cell>
          <table:table-cell office:value-type="float" office:value="77176348" calcext:value-type="float">
            <text:p>771763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832" calcext:value-type="float">
            <text:p>38832</text:p>
          </table:table-cell>
          <table:table-cell office:value-type="float" office:value="299482" calcext:value-type="float">
            <text:p>299482</text:p>
          </table:table-cell>
          <table:table-cell office:value-type="float" office:value="538060" calcext:value-type="float">
            <text:p>538060</text:p>
          </table:table-cell>
          <table:table-cell office:value-type="float" office:value="3081765" calcext:value-type="float">
            <text:p>3081765</text:p>
          </table:table-cell>
          <table:table-cell office:value-type="float" office:value="6600671" calcext:value-type="float">
            <text:p>6600671</text:p>
          </table:table-cell>
          <table:table-cell office:value-type="float" office:value="36604879" calcext:value-type="float">
            <text:p>36604879</text:p>
          </table:table-cell>
          <table:table-cell office:value-type="float" office:value="78287041" calcext:value-type="float">
            <text:p>782870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181" calcext:value-type="float">
            <text:p>39181</text:p>
          </table:table-cell>
          <table:table-cell office:value-type="float" office:value="263373" calcext:value-type="float">
            <text:p>263373</text:p>
          </table:table-cell>
          <table:table-cell office:value-type="float" office:value="506422" calcext:value-type="float">
            <text:p>506422</text:p>
          </table:table-cell>
          <table:table-cell office:value-type="float" office:value="3038673" calcext:value-type="float">
            <text:p>3038673</text:p>
          </table:table-cell>
          <table:table-cell office:value-type="float" office:value="6691535" calcext:value-type="float">
            <text:p>6691535</text:p>
          </table:table-cell>
          <table:table-cell office:value-type="float" office:value="37087904" calcext:value-type="float">
            <text:p>37087904</text:p>
          </table:table-cell>
          <table:table-cell office:value-type="float" office:value="76833774" calcext:value-type="float">
            <text:p>768337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8064" calcext:value-type="float">
            <text:p>38064</text:p>
          </table:table-cell>
          <table:table-cell office:value-type="float" office:value="239836" calcext:value-type="float">
            <text:p>239836</text:p>
          </table:table-cell>
          <table:table-cell office:value-type="float" office:value="614328" calcext:value-type="float">
            <text:p>614328</text:p>
          </table:table-cell>
          <table:table-cell office:value-type="float" office:value="3123251" calcext:value-type="float">
            <text:p>3123251</text:p>
          </table:table-cell>
          <table:table-cell office:value-type="float" office:value="6685179" calcext:value-type="float">
            <text:p>6685179</text:p>
          </table:table-cell>
          <table:table-cell office:value-type="float" office:value="37055637" calcext:value-type="float">
            <text:p>37055637</text:p>
          </table:table-cell>
          <table:table-cell office:value-type="float" office:value="78090925" calcext:value-type="float">
            <text:p>78090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460" calcext:value-type="float">
            <text:p>39460</text:p>
          </table:table-cell>
          <table:table-cell office:value-type="float" office:value="233411" calcext:value-type="float">
            <text:p>233411</text:p>
          </table:table-cell>
          <table:table-cell office:value-type="float" office:value="516619" calcext:value-type="float">
            <text:p>516619</text:p>
          </table:table-cell>
          <table:table-cell office:value-type="float" office:value="3069334" calcext:value-type="float">
            <text:p>3069334</text:p>
          </table:table-cell>
          <table:table-cell office:value-type="float" office:value="7079994" calcext:value-type="float">
            <text:p>7079994</text:p>
          </table:table-cell>
          <table:table-cell office:value-type="float" office:value="37555425" calcext:value-type="float">
            <text:p>37555425</text:p>
          </table:table-cell>
          <table:table-cell office:value-type="float" office:value="76610211" calcext:value-type="float">
            <text:p>766102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8273" calcext:value-type="float">
            <text:p>38273</text:p>
          </table:table-cell>
          <table:table-cell office:value-type="float" office:value="239487" calcext:value-type="float">
            <text:p>239487</text:p>
          </table:table-cell>
          <table:table-cell office:value-type="float" office:value="550632" calcext:value-type="float">
            <text:p>550632</text:p>
          </table:table-cell>
          <table:table-cell office:value-type="float" office:value="3115708" calcext:value-type="float">
            <text:p>3115708</text:p>
          </table:table-cell>
          <table:table-cell office:value-type="float" office:value="6545356" calcext:value-type="float">
            <text:p>6545356</text:p>
          </table:table-cell>
          <table:table-cell office:value-type="float" office:value="37770188" calcext:value-type="float">
            <text:p>37770188</text:p>
          </table:table-cell>
          <table:table-cell office:value-type="float" office:value="77560547" calcext:value-type="float">
            <text:p>775605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274" calcext:value-type="float">
            <text:p>38274</text:p>
          </table:table-cell>
          <table:table-cell office:value-type="float" office:value="232712" calcext:value-type="float">
            <text:p>232712</text:p>
          </table:table-cell>
          <table:table-cell office:value-type="float" office:value="526746" calcext:value-type="float">
            <text:p>526746</text:p>
          </table:table-cell>
          <table:table-cell office:value-type="float" office:value="3022679" calcext:value-type="float">
            <text:p>3022679</text:p>
          </table:table-cell>
          <table:table-cell office:value-type="float" office:value="6411190" calcext:value-type="float">
            <text:p>6411190</text:p>
          </table:table-cell>
          <table:table-cell office:value-type="float" office:value="36923427" calcext:value-type="float">
            <text:p>36923427</text:p>
          </table:table-cell>
          <table:table-cell office:value-type="float" office:value="78658319" calcext:value-type="float">
            <text:p>786583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7645" calcext:value-type="float">
            <text:p>37645</text:p>
          </table:table-cell>
          <table:table-cell office:value-type="float" office:value="238160" calcext:value-type="float">
            <text:p>238160</text:p>
          </table:table-cell>
          <table:table-cell office:value-type="float" office:value="507540" calcext:value-type="float">
            <text:p>507540</text:p>
          </table:table-cell>
          <table:table-cell office:value-type="float" office:value="3025473" calcext:value-type="float">
            <text:p>3025473</text:p>
          </table:table-cell>
          <table:table-cell office:value-type="float" office:value="6578182" calcext:value-type="float">
            <text:p>6578182</text:p>
          </table:table-cell>
          <table:table-cell office:value-type="float" office:value="36846880" calcext:value-type="float">
            <text:p>36846880</text:p>
          </table:table-cell>
          <table:table-cell office:value-type="float" office:value="78659227" calcext:value-type="float">
            <text:p>78659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40159" calcext:value-type="float">
            <text:p>40159</text:p>
          </table:table-cell>
          <table:table-cell office:value-type="float" office:value="230966" calcext:value-type="float">
            <text:p>230966</text:p>
          </table:table-cell>
          <table:table-cell office:value-type="float" office:value="517038" calcext:value-type="float">
            <text:p>517038</text:p>
          </table:table-cell>
          <table:table-cell office:value-type="float" office:value="3195119" calcext:value-type="float">
            <text:p>3195119</text:p>
          </table:table-cell>
          <table:table-cell office:value-type="float" office:value="6415660" calcext:value-type="float">
            <text:p>6415660</text:p>
          </table:table-cell>
          <table:table-cell office:value-type="float" office:value="37323480" calcext:value-type="float">
            <text:p>37323480</text:p>
          </table:table-cell>
          <table:table-cell office:value-type="float" office:value="77167198" calcext:value-type="float">
            <text:p>771671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40508" calcext:value-type="float">
            <text:p>40508</text:p>
          </table:table-cell>
          <table:table-cell office:value-type="float" office:value="242071" calcext:value-type="float">
            <text:p>242071</text:p>
          </table:table-cell>
          <table:table-cell office:value-type="float" office:value="523952" calcext:value-type="float">
            <text:p>523952</text:p>
          </table:table-cell>
          <table:table-cell office:value-type="float" office:value="3173747" calcext:value-type="float">
            <text:p>3173747</text:p>
          </table:table-cell>
          <table:table-cell office:value-type="float" office:value="6332269" calcext:value-type="float">
            <text:p>6332269</text:p>
          </table:table-cell>
          <table:table-cell office:value-type="float" office:value="36814893" calcext:value-type="float">
            <text:p>36814893</text:p>
          </table:table-cell>
          <table:table-cell office:value-type="float" office:value="79707621" calcext:value-type="float">
            <text:p>797076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7" calcext:value-type="float">
            <text:p>907</text:p>
          </table:table-cell>
          <table:table-cell office:value-type="float" office:value="3841" calcext:value-type="float">
            <text:p>3841</text:p>
          </table:table-cell>
          <table:table-cell office:value-type="float" office:value="41975" calcext:value-type="float">
            <text:p>41975</text:p>
          </table:table-cell>
          <table:table-cell office:value-type="float" office:value="234459" calcext:value-type="float">
            <text:p>234459</text:p>
          </table:table-cell>
          <table:table-cell office:value-type="float" office:value="519763" calcext:value-type="float">
            <text:p>519763</text:p>
          </table:table-cell>
          <table:table-cell office:value-type="float" office:value="3027568" calcext:value-type="float">
            <text:p>3027568</text:p>
          </table:table-cell>
          <table:table-cell office:value-type="float" office:value="6371869" calcext:value-type="float">
            <text:p>6371869</text:p>
          </table:table-cell>
          <table:table-cell office:value-type="float" office:value="36497532" calcext:value-type="float">
            <text:p>36497532</text:p>
          </table:table-cell>
          <table:table-cell office:value-type="float" office:value="81986416" calcext:value-type="float">
            <text:p>819864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3302" calcext:value-type="float">
            <text:p>43302</text:p>
          </table:table-cell>
          <table:table-cell office:value-type="float" office:value="238928" calcext:value-type="float">
            <text:p>238928</text:p>
          </table:table-cell>
          <table:table-cell office:value-type="float" office:value="516759" calcext:value-type="float">
            <text:p>516759</text:p>
          </table:table-cell>
          <table:table-cell office:value-type="float" office:value="3070312" calcext:value-type="float">
            <text:p>3070312</text:p>
          </table:table-cell>
          <table:table-cell office:value-type="float" office:value="6436054" calcext:value-type="float">
            <text:p>6436054</text:p>
          </table:table-cell>
          <table:table-cell office:value-type="float" office:value="36872024" calcext:value-type="float">
            <text:p>36872024</text:p>
          </table:table-cell>
          <table:table-cell office:value-type="float" office:value="83186157" calcext:value-type="float">
            <text:p>83186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670" calcext:value-type="float">
            <text:p>39670</text:p>
          </table:table-cell>
          <table:table-cell office:value-type="float" office:value="230129" calcext:value-type="float">
            <text:p>230129</text:p>
          </table:table-cell>
          <table:table-cell office:value-type="float" office:value="521788" calcext:value-type="float">
            <text:p>521788</text:p>
          </table:table-cell>
          <table:table-cell office:value-type="float" office:value="3063886" calcext:value-type="float">
            <text:p>3063886</text:p>
          </table:table-cell>
          <table:table-cell office:value-type="float" office:value="6440104" calcext:value-type="float">
            <text:p>6440104</text:p>
          </table:table-cell>
          <table:table-cell office:value-type="float" office:value="36124508" calcext:value-type="float">
            <text:p>36124508</text:p>
          </table:table-cell>
          <table:table-cell office:value-type="float" office:value="81186589" calcext:value-type="float">
            <text:p>81186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8" calcext:value-type="float">
            <text:p>908</text:p>
          </table:table-cell>
          <table:table-cell office:value-type="float" office:value="3352" calcext:value-type="float">
            <text:p>3352</text:p>
          </table:table-cell>
          <table:table-cell office:value-type="float" office:value="38273" calcext:value-type="float">
            <text:p>38273</text:p>
          </table:table-cell>
          <table:table-cell office:value-type="float" office:value="235367" calcext:value-type="float">
            <text:p>235367</text:p>
          </table:table-cell>
          <table:table-cell office:value-type="float" office:value="520531" calcext:value-type="float">
            <text:p>520531</text:p>
          </table:table-cell>
          <table:table-cell office:value-type="float" office:value="3011295" calcext:value-type="float">
            <text:p>3011295</text:p>
          </table:table-cell>
          <table:table-cell office:value-type="float" office:value="6230859" calcext:value-type="float">
            <text:p>6230859</text:p>
          </table:table-cell>
          <table:table-cell office:value-type="float" office:value="36327188" calcext:value-type="float">
            <text:p>36327188</text:p>
          </table:table-cell>
          <table:table-cell office:value-type="float" office:value="78933286" calcext:value-type="float">
            <text:p>78933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39112" calcext:value-type="float">
            <text:p>39112</text:p>
          </table:table-cell>
          <table:table-cell office:value-type="float" office:value="234668" calcext:value-type="float">
            <text:p>234668</text:p>
          </table:table-cell>
          <table:table-cell office:value-type="float" office:value="540086" calcext:value-type="float">
            <text:p>540086</text:p>
          </table:table-cell>
          <table:table-cell office:value-type="float" office:value="3068077" calcext:value-type="float">
            <text:p>3068077</text:p>
          </table:table-cell>
          <table:table-cell office:value-type="float" office:value="6427533" calcext:value-type="float">
            <text:p>6427533</text:p>
          </table:table-cell>
          <table:table-cell office:value-type="float" office:value="36080716" calcext:value-type="float">
            <text:p>36080716</text:p>
          </table:table-cell>
          <table:table-cell office:value-type="float" office:value="82669329" calcext:value-type="float">
            <text:p>826693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7" calcext:value-type="float">
            <text:p>977</text:p>
          </table:table-cell>
          <table:table-cell office:value-type="float" office:value="2793" calcext:value-type="float">
            <text:p>2793</text:p>
          </table:table-cell>
          <table:table-cell office:value-type="float" office:value="39461" calcext:value-type="float">
            <text:p>39461</text:p>
          </table:table-cell>
          <table:table-cell office:value-type="float" office:value="234249" calcext:value-type="float">
            <text:p>234249</text:p>
          </table:table-cell>
          <table:table-cell office:value-type="float" office:value="631089" calcext:value-type="float">
            <text:p>631089</text:p>
          </table:table-cell>
          <table:table-cell office:value-type="float" office:value="2990972" calcext:value-type="float">
            <text:p>2990972</text:p>
          </table:table-cell>
          <table:table-cell office:value-type="float" office:value="6270459" calcext:value-type="float">
            <text:p>6270459</text:p>
          </table:table-cell>
          <table:table-cell office:value-type="float" office:value="37454853" calcext:value-type="float">
            <text:p>37454853</text:p>
          </table:table-cell>
          <table:table-cell office:value-type="float" office:value="85799914" calcext:value-type="float">
            <text:p>85799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181" calcext:value-type="float">
            <text:p>39181</text:p>
          </table:table-cell>
          <table:table-cell office:value-type="float" office:value="242141" calcext:value-type="float">
            <text:p>242141</text:p>
          </table:table-cell>
          <table:table-cell office:value-type="float" office:value="578708" calcext:value-type="float">
            <text:p>578708</text:p>
          </table:table-cell>
          <table:table-cell office:value-type="float" office:value="3019188" calcext:value-type="float">
            <text:p>3019188</text:p>
          </table:table-cell>
          <table:table-cell office:value-type="float" office:value="6244408" calcext:value-type="float">
            <text:p>6244408</text:p>
          </table:table-cell>
          <table:table-cell office:value-type="float" office:value="36493900" calcext:value-type="float">
            <text:p>36493900</text:p>
          </table:table-cell>
          <table:table-cell office:value-type="float" office:value="80660821" calcext:value-type="float">
            <text:p>806608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7" calcext:value-type="float">
            <text:p>1327</text:p>
          </table:table-cell>
          <table:table-cell office:value-type="float" office:value="2375" calcext:value-type="float">
            <text:p>2375</text:p>
          </table:table-cell>
          <table:table-cell office:value-type="float" office:value="38273" calcext:value-type="float">
            <text:p>38273</text:p>
          </table:table-cell>
          <table:table-cell office:value-type="float" office:value="235576" calcext:value-type="float">
            <text:p>235576</text:p>
          </table:table-cell>
          <table:table-cell office:value-type="float" office:value="513755" calcext:value-type="float">
            <text:p>513755</text:p>
          </table:table-cell>
          <table:table-cell office:value-type="float" office:value="3052781" calcext:value-type="float">
            <text:p>3052781</text:p>
          </table:table-cell>
          <table:table-cell office:value-type="float" office:value="6318091" calcext:value-type="float">
            <text:p>6318091</text:p>
          </table:table-cell>
          <table:table-cell office:value-type="float" office:value="36665013" calcext:value-type="float">
            <text:p>36665013</text:p>
          </table:table-cell>
          <table:table-cell office:value-type="float" office:value="79895216" calcext:value-type="float">
            <text:p>798952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9111" calcext:value-type="float">
            <text:p>39111</text:p>
          </table:table-cell>
          <table:table-cell office:value-type="float" office:value="242839" calcext:value-type="float">
            <text:p>242839</text:p>
          </table:table-cell>
          <table:table-cell office:value-type="float" office:value="523045" calcext:value-type="float">
            <text:p>523045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6272135" calcext:value-type="float">
            <text:p>6272135</text:p>
          </table:table-cell>
          <table:table-cell office:value-type="float" office:value="36756365" calcext:value-type="float">
            <text:p>36756365</text:p>
          </table:table-cell>
          <table:table-cell office:value-type="float" office:value="81719691" calcext:value-type="float">
            <text:p>817196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41486" calcext:value-type="float">
            <text:p>41486</text:p>
          </table:table-cell>
          <table:table-cell office:value-type="float" office:value="242072" calcext:value-type="float">
            <text:p>242072</text:p>
          </table:table-cell>
          <table:table-cell office:value-type="float" office:value="528353" calcext:value-type="float">
            <text:p>528353</text:p>
          </table:table-cell>
          <table:table-cell office:value-type="float" office:value="3145182" calcext:value-type="float">
            <text:p>3145182</text:p>
          </table:table-cell>
          <table:table-cell office:value-type="float" office:value="6402809" calcext:value-type="float">
            <text:p>6402809</text:p>
          </table:table-cell>
          <table:table-cell office:value-type="float" office:value="36620104" calcext:value-type="float">
            <text:p>36620104</text:p>
          </table:table-cell>
          <table:table-cell office:value-type="float" office:value="77934899" calcext:value-type="float">
            <text:p>779348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8902" calcext:value-type="float">
            <text:p>38902</text:p>
          </table:table-cell>
          <table:table-cell office:value-type="float" office:value="244655" calcext:value-type="float">
            <text:p>244655</text:p>
          </table:table-cell>
          <table:table-cell office:value-type="float" office:value="515781" calcext:value-type="float">
            <text:p>515781</text:p>
          </table:table-cell>
          <table:table-cell office:value-type="float" office:value="2967645" calcext:value-type="float">
            <text:p>2967645</text:p>
          </table:table-cell>
          <table:table-cell office:value-type="float" office:value="6459241" calcext:value-type="float">
            <text:p>6459241</text:p>
          </table:table-cell>
          <table:table-cell office:value-type="float" office:value="36598035" calcext:value-type="float">
            <text:p>36598035</text:p>
          </table:table-cell>
          <table:table-cell office:value-type="float" office:value="80176538" calcext:value-type="float">
            <text:p>80176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38971" calcext:value-type="float">
            <text:p>38971</text:p>
          </table:table-cell>
          <table:table-cell office:value-type="float" office:value="228592" calcext:value-type="float">
            <text:p>228592</text:p>
          </table:table-cell>
          <table:table-cell office:value-type="float" office:value="531565" calcext:value-type="float">
            <text:p>531565</text:p>
          </table:table-cell>
          <table:table-cell office:value-type="float" office:value="3144623" calcext:value-type="float">
            <text:p>3144623</text:p>
          </table:table-cell>
          <table:table-cell office:value-type="float" office:value="6231976" calcext:value-type="float">
            <text:p>6231976</text:p>
          </table:table-cell>
          <table:table-cell office:value-type="float" office:value="36369233" calcext:value-type="float">
            <text:p>36369233</text:p>
          </table:table-cell>
          <table:table-cell office:value-type="float" office:value="78961502" calcext:value-type="float">
            <text:p>78961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39181" calcext:value-type="float">
            <text:p>39181</text:p>
          </table:table-cell>
          <table:table-cell office:value-type="float" office:value="232852" calcext:value-type="float">
            <text:p>232852</text:p>
          </table:table-cell>
          <table:table-cell office:value-type="float" office:value="532124" calcext:value-type="float">
            <text:p>532124</text:p>
          </table:table-cell>
          <table:table-cell office:value-type="float" office:value="3011016" calcext:value-type="float">
            <text:p>3011016</text:p>
          </table:table-cell>
          <table:table-cell office:value-type="float" office:value="6386815" calcext:value-type="float">
            <text:p>6386815</text:p>
          </table:table-cell>
          <table:table-cell office:value-type="float" office:value="37094609" calcext:value-type="float">
            <text:p>37094609</text:p>
          </table:table-cell>
          <table:table-cell office:value-type="float" office:value="88269935" calcext:value-type="float">
            <text:p>882699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7715" calcext:value-type="float">
            <text:p>37715</text:p>
          </table:table-cell>
          <table:table-cell office:value-type="float" office:value="233551" calcext:value-type="float">
            <text:p>233551</text:p>
          </table:table-cell>
          <table:table-cell office:value-type="float" office:value="512219" calcext:value-type="float">
            <text:p>512219</text:p>
          </table:table-cell>
          <table:table-cell office:value-type="float" office:value="3125557" calcext:value-type="float">
            <text:p>3125557</text:p>
          </table:table-cell>
          <table:table-cell office:value-type="float" office:value="6371310" calcext:value-type="float">
            <text:p>6371310</text:p>
          </table:table-cell>
          <table:table-cell office:value-type="float" office:value="37020158" calcext:value-type="float">
            <text:p>37020158</text:p>
          </table:table-cell>
          <table:table-cell office:value-type="float" office:value="78229141" calcext:value-type="float">
            <text:p>782291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8553" calcext:value-type="float">
            <text:p>38553</text:p>
          </table:table-cell>
          <table:table-cell office:value-type="float" office:value="234598" calcext:value-type="float">
            <text:p>234598</text:p>
          </table:table-cell>
          <table:table-cell office:value-type="float" office:value="545255" calcext:value-type="float">
            <text:p>545255</text:p>
          </table:table-cell>
          <table:table-cell office:value-type="float" office:value="2992927" calcext:value-type="float">
            <text:p>2992927</text:p>
          </table:table-cell>
          <table:table-cell office:value-type="float" office:value="6332269" calcext:value-type="float">
            <text:p>6332269</text:p>
          </table:table-cell>
          <table:table-cell office:value-type="float" office:value="37065485" calcext:value-type="float">
            <text:p>37065485</text:p>
          </table:table-cell>
          <table:table-cell office:value-type="float" office:value="80250780" calcext:value-type="float">
            <text:p>802507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8273" calcext:value-type="float">
            <text:p>38273</text:p>
          </table:table-cell>
          <table:table-cell office:value-type="float" office:value="238859" calcext:value-type="float">
            <text:p>238859</text:p>
          </table:table-cell>
          <table:table-cell office:value-type="float" office:value="508098" calcext:value-type="float">
            <text:p>508098</text:p>
          </table:table-cell>
          <table:table-cell office:value-type="float" office:value="3001657" calcext:value-type="float">
            <text:p>3001657</text:p>
          </table:table-cell>
          <table:table-cell office:value-type="float" office:value="6212071" calcext:value-type="float">
            <text:p>6212071</text:p>
          </table:table-cell>
          <table:table-cell office:value-type="float" office:value="37277454" calcext:value-type="float">
            <text:p>37277454</text:p>
          </table:table-cell>
          <table:table-cell office:value-type="float" office:value="80988169" calcext:value-type="float">
            <text:p>809881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9111" calcext:value-type="float">
            <text:p>39111</text:p>
          </table:table-cell>
          <table:table-cell office:value-type="float" office:value="237392" calcext:value-type="float">
            <text:p>237392</text:p>
          </table:table-cell>
          <table:table-cell office:value-type="float" office:value="520321" calcext:value-type="float">
            <text:p>520321</text:p>
          </table:table-cell>
          <table:table-cell office:value-type="float" office:value="3046356" calcext:value-type="float">
            <text:p>3046356</text:p>
          </table:table-cell>
          <table:table-cell office:value-type="float" office:value="6296021" calcext:value-type="float">
            <text:p>6296021</text:p>
          </table:table-cell>
          <table:table-cell office:value-type="float" office:value="36312033" calcext:value-type="float">
            <text:p>36312033</text:p>
          </table:table-cell>
          <table:table-cell office:value-type="float" office:value="80572680" calcext:value-type="float">
            <text:p>80572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3511" calcext:value-type="float">
            <text:p>43511</text:p>
          </table:table-cell>
          <table:table-cell office:value-type="float" office:value="233202" calcext:value-type="float">
            <text:p>233202</text:p>
          </table:table-cell>
          <table:table-cell office:value-type="float" office:value="535267" calcext:value-type="float">
            <text:p>535267</text:p>
          </table:table-cell>
          <table:table-cell office:value-type="float" office:value="3005777" calcext:value-type="float">
            <text:p>3005777</text:p>
          </table:table-cell>
          <table:table-cell office:value-type="float" office:value="6306916" calcext:value-type="float">
            <text:p>6306916</text:p>
          </table:table-cell>
          <table:table-cell office:value-type="float" office:value="37549767" calcext:value-type="float">
            <text:p>37549767</text:p>
          </table:table-cell>
          <table:table-cell office:value-type="float" office:value="81540826" calcext:value-type="float">
            <text:p>815408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600" calcext:value-type="float">
            <text:p>39600</text:p>
          </table:table-cell>
          <table:table-cell office:value-type="float" office:value="235646" calcext:value-type="float">
            <text:p>235646</text:p>
          </table:table-cell>
          <table:table-cell office:value-type="float" office:value="520809" calcext:value-type="float">
            <text:p>520809</text:p>
          </table:table-cell>
          <table:table-cell office:value-type="float" office:value="3057251" calcext:value-type="float">
            <text:p>3057251</text:p>
          </table:table-cell>
          <table:table-cell office:value-type="float" office:value="6260821" calcext:value-type="float">
            <text:p>6260821</text:p>
          </table:table-cell>
          <table:table-cell office:value-type="float" office:value="36637495" calcext:value-type="float">
            <text:p>36637495</text:p>
          </table:table-cell>
          <table:table-cell office:value-type="float" office:value="82023572" calcext:value-type="float">
            <text:p>820235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3772" calcext:value-type="float">
            <text:p>3772</text:p>
          </table:table-cell>
          <table:table-cell office:value-type="float" office:value="37645" calcext:value-type="float">
            <text:p>37645</text:p>
          </table:table-cell>
          <table:table-cell office:value-type="float" office:value="233411" calcext:value-type="float">
            <text:p>233411</text:p>
          </table:table-cell>
          <table:table-cell office:value-type="float" office:value="516689" calcext:value-type="float">
            <text:p>516689</text:p>
          </table:table-cell>
          <table:table-cell office:value-type="float" office:value="2928463" calcext:value-type="float">
            <text:p>2928463</text:p>
          </table:table-cell>
          <table:table-cell office:value-type="float" office:value="6256560" calcext:value-type="float">
            <text:p>6256560</text:p>
          </table:table-cell>
          <table:table-cell office:value-type="float" office:value="36905338" calcext:value-type="float">
            <text:p>36905338</text:p>
          </table:table-cell>
          <table:table-cell office:value-type="float" office:value="79111312" calcext:value-type="float">
            <text:p>791113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31176" calcext:value-type="float">
            <text:p>231176</text:p>
          </table:table-cell>
          <table:table-cell office:value-type="float" office:value="515431" calcext:value-type="float">
            <text:p>515431</text:p>
          </table:table-cell>
          <table:table-cell office:value-type="float" office:value="3087492" calcext:value-type="float">
            <text:p>3087492</text:p>
          </table:table-cell>
          <table:table-cell office:value-type="float" office:value="6206484" calcext:value-type="float">
            <text:p>6206484</text:p>
          </table:table-cell>
          <table:table-cell office:value-type="float" office:value="36797782" calcext:value-type="float">
            <text:p>36797782</text:p>
          </table:table-cell>
          <table:table-cell office:value-type="float" office:value="84301111" calcext:value-type="float">
            <text:p>84301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6807" calcext:value-type="float">
            <text:p>36807</text:p>
          </table:table-cell>
          <table:table-cell office:value-type="float" office:value="232014" calcext:value-type="float">
            <text:p>232014</text:p>
          </table:table-cell>
          <table:table-cell office:value-type="float" office:value="513057" calcext:value-type="float">
            <text:p>513057</text:p>
          </table:table-cell>
          <table:table-cell office:value-type="float" office:value="3011505" calcext:value-type="float">
            <text:p>3011505</text:p>
          </table:table-cell>
          <table:table-cell office:value-type="float" office:value="6370891" calcext:value-type="float">
            <text:p>6370891</text:p>
          </table:table-cell>
          <table:table-cell office:value-type="float" office:value="37583222" calcext:value-type="float">
            <text:p>37583222</text:p>
          </table:table-cell>
          <table:table-cell office:value-type="float" office:value="79881108" calcext:value-type="float">
            <text:p>798811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38064" calcext:value-type="float">
            <text:p>38064</text:p>
          </table:table-cell>
          <table:table-cell office:value-type="float" office:value="230688" calcext:value-type="float">
            <text:p>230688</text:p>
          </table:table-cell>
          <table:table-cell office:value-type="float" office:value="515781" calcext:value-type="float">
            <text:p>515781</text:p>
          </table:table-cell>
          <table:table-cell office:value-type="float" office:value="3000051" calcext:value-type="float">
            <text:p>3000051</text:p>
          </table:table-cell>
          <table:table-cell office:value-type="float" office:value="6350009" calcext:value-type="float">
            <text:p>6350009</text:p>
          </table:table-cell>
          <table:table-cell office:value-type="float" office:value="36460237" calcext:value-type="float">
            <text:p>36460237</text:p>
          </table:table-cell>
          <table:table-cell office:value-type="float" office:value="78385657" calcext:value-type="float">
            <text:p>783856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9042" calcext:value-type="float">
            <text:p>39042</text:p>
          </table:table-cell>
          <table:table-cell office:value-type="float" office:value="231805" calcext:value-type="float">
            <text:p>231805</text:p>
          </table:table-cell>
          <table:table-cell office:value-type="float" office:value="517248" calcext:value-type="float">
            <text:p>517248</text:p>
          </table:table-cell>
          <table:table-cell office:value-type="float" office:value="2943829" calcext:value-type="float">
            <text:p>2943829</text:p>
          </table:table-cell>
          <table:table-cell office:value-type="float" office:value="6434167" calcext:value-type="float">
            <text:p>6434167</text:p>
          </table:table-cell>
          <table:table-cell office:value-type="float" office:value="36911483" calcext:value-type="float">
            <text:p>36911483</text:p>
          </table:table-cell>
          <table:table-cell office:value-type="float" office:value="78981826" calcext:value-type="float">
            <text:p>789818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7" calcext:value-type="float">
            <text:p>1397</text:p>
          </table:table-cell>
          <table:table-cell office:value-type="float" office:value="3912" calcext:value-type="float">
            <text:p>3912</text:p>
          </table:table-cell>
          <table:table-cell office:value-type="float" office:value="38274" calcext:value-type="float">
            <text:p>38274</text:p>
          </table:table-cell>
          <table:table-cell office:value-type="float" office:value="231176" calcext:value-type="float">
            <text:p>231176</text:p>
          </table:table-cell>
          <table:table-cell office:value-type="float" office:value="543089" calcext:value-type="float">
            <text:p>543089</text:p>
          </table:table-cell>
          <table:table-cell office:value-type="float" office:value="2966806" calcext:value-type="float">
            <text:p>2966806</text:p>
          </table:table-cell>
          <table:table-cell office:value-type="float" office:value="6447717" calcext:value-type="float">
            <text:p>6447717</text:p>
          </table:table-cell>
          <table:table-cell office:value-type="float" office:value="36332217" calcext:value-type="float">
            <text:p>36332217</text:p>
          </table:table-cell>
          <table:table-cell office:value-type="float" office:value="77713361" calcext:value-type="float">
            <text:p>777133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9251" calcext:value-type="float">
            <text:p>39251</text:p>
          </table:table-cell>
          <table:table-cell office:value-type="float" office:value="238509" calcext:value-type="float">
            <text:p>238509</text:p>
          </table:table-cell>
          <table:table-cell office:value-type="float" office:value="512638" calcext:value-type="float">
            <text:p>512638</text:p>
          </table:table-cell>
          <table:table-cell office:value-type="float" office:value="3004660" calcext:value-type="float">
            <text:p>3004660</text:p>
          </table:table-cell>
          <table:table-cell office:value-type="float" office:value="6422923" calcext:value-type="float">
            <text:p>6422923</text:p>
          </table:table-cell>
          <table:table-cell office:value-type="float" office:value="36746937" calcext:value-type="float">
            <text:p>36746937</text:p>
          </table:table-cell>
          <table:table-cell office:value-type="float" office:value="78998309" calcext:value-type="float">
            <text:p>789983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134" calcext:value-type="float">
            <text:p>38134</text:p>
          </table:table-cell>
          <table:table-cell office:value-type="float" office:value="243538" calcext:value-type="float">
            <text:p>243538</text:p>
          </table:table-cell>
          <table:table-cell office:value-type="float" office:value="524791" calcext:value-type="float">
            <text:p>524791</text:p>
          </table:table-cell>
          <table:table-cell office:value-type="float" office:value="2965269" calcext:value-type="float">
            <text:p>2965269</text:p>
          </table:table-cell>
          <table:table-cell office:value-type="float" office:value="6274929" calcext:value-type="float">
            <text:p>6274929</text:p>
          </table:table-cell>
          <table:table-cell office:value-type="float" office:value="36912252" calcext:value-type="float">
            <text:p>36912252</text:p>
          </table:table-cell>
          <table:table-cell office:value-type="float" office:value="78495448" calcext:value-type="float">
            <text:p>784954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6" calcext:value-type="float">
            <text:p>1466</text:p>
          </table:table-cell>
          <table:table-cell office:value-type="float" office:value="3423" calcext:value-type="float">
            <text:p>3423</text:p>
          </table:table-cell>
          <table:table-cell office:value-type="float" office:value="39670" calcext:value-type="float">
            <text:p>39670</text:p>
          </table:table-cell>
          <table:table-cell office:value-type="float" office:value="230897" calcext:value-type="float">
            <text:p>230897</text:p>
          </table:table-cell>
          <table:table-cell office:value-type="float" office:value="522975" calcext:value-type="float">
            <text:p>522975</text:p>
          </table:table-cell>
          <table:table-cell office:value-type="float" office:value="3051733" calcext:value-type="float">
            <text:p>3051733</text:p>
          </table:table-cell>
          <table:table-cell office:value-type="float" office:value="6295113" calcext:value-type="float">
            <text:p>6295113</text:p>
          </table:table-cell>
          <table:table-cell office:value-type="float" office:value="37494243" calcext:value-type="float">
            <text:p>37494243</text:p>
          </table:table-cell>
          <table:table-cell office:value-type="float" office:value="79232907" calcext:value-type="float">
            <text:p>792329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9181" calcext:value-type="float">
            <text:p>39181</text:p>
          </table:table-cell>
          <table:table-cell office:value-type="float" office:value="236205" calcext:value-type="float">
            <text:p>236205</text:p>
          </table:table-cell>
          <table:table-cell office:value-type="float" office:value="515432" calcext:value-type="float">
            <text:p>515432</text:p>
          </table:table-cell>
          <table:table-cell office:value-type="float" office:value="2938031" calcext:value-type="float">
            <text:p>2938031</text:p>
          </table:table-cell>
          <table:table-cell office:value-type="float" office:value="6319766" calcext:value-type="float">
            <text:p>6319766</text:p>
          </table:table-cell>
          <table:table-cell office:value-type="float" office:value="37169060" calcext:value-type="float">
            <text:p>37169060</text:p>
          </table:table-cell>
          <table:table-cell office:value-type="float" office:value="78433569" calcext:value-type="float">
            <text:p>784335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203" calcext:value-type="float">
            <text:p>38203</text:p>
          </table:table-cell>
          <table:table-cell office:value-type="float" office:value="233969" calcext:value-type="float">
            <text:p>233969</text:p>
          </table:table-cell>
          <table:table-cell office:value-type="float" office:value="519343" calcext:value-type="float">
            <text:p>519343</text:p>
          </table:table-cell>
          <table:table-cell office:value-type="float" office:value="3048731" calcext:value-type="float">
            <text:p>3048731</text:p>
          </table:table-cell>
          <table:table-cell office:value-type="float" office:value="6314529" calcext:value-type="float">
            <text:p>6314529</text:p>
          </table:table-cell>
          <table:table-cell office:value-type="float" office:value="36885014" calcext:value-type="float">
            <text:p>36885014</text:p>
          </table:table-cell>
          <table:table-cell office:value-type="float" office:value="78077725" calcext:value-type="float">
            <text:p>780777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574" calcext:value-type="float">
            <text:p>37574</text:p>
          </table:table-cell>
          <table:table-cell office:value-type="float" office:value="232642" calcext:value-type="float">
            <text:p>232642</text:p>
          </table:table-cell>
          <table:table-cell office:value-type="float" office:value="532473" calcext:value-type="float">
            <text:p>532473</text:p>
          </table:table-cell>
          <table:table-cell office:value-type="float" office:value="2973930" calcext:value-type="float">
            <text:p>2973930</text:p>
          </table:table-cell>
          <table:table-cell office:value-type="float" office:value="6331430" calcext:value-type="float">
            <text:p>6331430</text:p>
          </table:table-cell>
          <table:table-cell office:value-type="float" office:value="36274877" calcext:value-type="float">
            <text:p>36274877</text:p>
          </table:table-cell>
          <table:table-cell office:value-type="float" office:value="77798707" calcext:value-type="float">
            <text:p>777987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7714" calcext:value-type="float">
            <text:p>37714</text:p>
          </table:table-cell>
          <table:table-cell office:value-type="float" office:value="232852" calcext:value-type="float">
            <text:p>232852</text:p>
          </table:table-cell>
          <table:table-cell office:value-type="float" office:value="528353" calcext:value-type="float">
            <text:p>528353</text:p>
          </table:table-cell>
          <table:table-cell office:value-type="float" office:value="3042654" calcext:value-type="float">
            <text:p>3042654</text:p>
          </table:table-cell>
          <table:table-cell office:value-type="float" office:value="6361603" calcext:value-type="float">
            <text:p>6361603</text:p>
          </table:table-cell>
          <table:table-cell office:value-type="float" office:value="36849534" calcext:value-type="float">
            <text:p>36849534</text:p>
          </table:table-cell>
          <table:table-cell office:value-type="float" office:value="78556141" calcext:value-type="float">
            <text:p>785561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8" calcext:value-type="float">
            <text:p>908</text:p>
          </table:table-cell>
          <table:table-cell office:value-type="float" office:value="4260" calcext:value-type="float">
            <text:p>4260</text:p>
          </table:table-cell>
          <table:table-cell office:value-type="float" office:value="39042" calcext:value-type="float">
            <text:p>39042</text:p>
          </table:table-cell>
          <table:table-cell office:value-type="float" office:value="236065" calcext:value-type="float">
            <text:p>236065</text:p>
          </table:table-cell>
          <table:table-cell office:value-type="float" office:value="527584" calcext:value-type="float">
            <text:p>527584</text:p>
          </table:table-cell>
          <table:table-cell office:value-type="float" office:value="3027359" calcext:value-type="float">
            <text:p>3027359</text:p>
          </table:table-cell>
          <table:table-cell office:value-type="float" office:value="6549616" calcext:value-type="float">
            <text:p>6549616</text:p>
          </table:table-cell>
          <table:table-cell office:value-type="float" office:value="38505341" calcext:value-type="float">
            <text:p>38505341</text:p>
          </table:table-cell>
          <table:table-cell office:value-type="float" office:value="78474705" calcext:value-type="float">
            <text:p>784747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9042" calcext:value-type="float">
            <text:p>39042</text:p>
          </table:table-cell>
          <table:table-cell office:value-type="float" office:value="240954" calcext:value-type="float">
            <text:p>240954</text:p>
          </table:table-cell>
          <table:table-cell office:value-type="float" office:value="518086" calcext:value-type="float">
            <text:p>518086</text:p>
          </table:table-cell>
          <table:table-cell office:value-type="float" office:value="3039441" calcext:value-type="float">
            <text:p>3039441</text:p>
          </table:table-cell>
          <table:table-cell office:value-type="float" office:value="6403717" calcext:value-type="float">
            <text:p>6403717</text:p>
          </table:table-cell>
          <table:table-cell office:value-type="float" office:value="38700758" calcext:value-type="float">
            <text:p>38700758</text:p>
          </table:table-cell>
          <table:table-cell office:value-type="float" office:value="80371816" calcext:value-type="float">
            <text:p>803718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182" calcext:value-type="float">
            <text:p>39182</text:p>
          </table:table-cell>
          <table:table-cell office:value-type="float" office:value="235785" calcext:value-type="float">
            <text:p>235785</text:p>
          </table:table-cell>
          <table:table-cell office:value-type="float" office:value="514873" calcext:value-type="float">
            <text:p>514873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6273462" calcext:value-type="float">
            <text:p>6273462</text:p>
          </table:table-cell>
          <table:table-cell office:value-type="float" office:value="39142717" calcext:value-type="float">
            <text:p>39142717</text:p>
          </table:table-cell>
          <table:table-cell office:value-type="float" office:value="79918194" calcext:value-type="float">
            <text:p>799181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7" calcext:value-type="float">
            <text:p>977</text:p>
          </table:table-cell>
          <table:table-cell office:value-type="float" office:value="4331" calcext:value-type="float">
            <text:p>4331</text:p>
          </table:table-cell>
          <table:table-cell office:value-type="float" office:value="38274" calcext:value-type="float">
            <text:p>38274</text:p>
          </table:table-cell>
          <table:table-cell office:value-type="float" office:value="243818" calcext:value-type="float">
            <text:p>243818</text:p>
          </table:table-cell>
          <table:table-cell office:value-type="float" office:value="531356" calcext:value-type="float">
            <text:p>531356</text:p>
          </table:table-cell>
          <table:table-cell office:value-type="float" office:value="3025334" calcext:value-type="float">
            <text:p>3025334</text:p>
          </table:table-cell>
          <table:table-cell office:value-type="float" office:value="6295462" calcext:value-type="float">
            <text:p>6295462</text:p>
          </table:table-cell>
          <table:table-cell office:value-type="float" office:value="38257404" calcext:value-type="float">
            <text:p>38257404</text:p>
          </table:table-cell>
          <table:table-cell office:value-type="float" office:value="78976728" calcext:value-type="float">
            <text:p>789767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8763" calcext:value-type="float">
            <text:p>38763</text:p>
          </table:table-cell>
          <table:table-cell office:value-type="float" office:value="234807" calcext:value-type="float">
            <text:p>234807</text:p>
          </table:table-cell>
          <table:table-cell office:value-type="float" office:value="525838" calcext:value-type="float">
            <text:p>525838</text:p>
          </table:table-cell>
          <table:table-cell office:value-type="float" office:value="3098737" calcext:value-type="float">
            <text:p>3098737</text:p>
          </table:table-cell>
          <table:table-cell office:value-type="float" office:value="6521120" calcext:value-type="float">
            <text:p>6521120</text:p>
          </table:table-cell>
          <table:table-cell office:value-type="float" office:value="37500599" calcext:value-type="float">
            <text:p>37500599</text:p>
          </table:table-cell>
          <table:table-cell office:value-type="float" office:value="77611252" calcext:value-type="float">
            <text:p>776112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8972" calcext:value-type="float">
            <text:p>38972</text:p>
          </table:table-cell>
          <table:table-cell office:value-type="float" office:value="234389" calcext:value-type="float">
            <text:p>234389</text:p>
          </table:table-cell>
          <table:table-cell office:value-type="float" office:value="515223" calcext:value-type="float">
            <text:p>515223</text:p>
          </table:table-cell>
          <table:table-cell office:value-type="float" office:value="3074013" calcext:value-type="float">
            <text:p>3074013</text:p>
          </table:table-cell>
          <table:table-cell office:value-type="float" office:value="6185810" calcext:value-type="float">
            <text:p>6185810</text:p>
          </table:table-cell>
          <table:table-cell office:value-type="float" office:value="36858055" calcext:value-type="float">
            <text:p>36858055</text:p>
          </table:table-cell>
          <table:table-cell office:value-type="float" office:value="78630732" calcext:value-type="float">
            <text:p>786307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7575" calcext:value-type="float">
            <text:p>37575</text:p>
          </table:table-cell>
          <table:table-cell office:value-type="float" office:value="231665" calcext:value-type="float">
            <text:p>231665</text:p>
          </table:table-cell>
          <table:table-cell office:value-type="float" office:value="512918" calcext:value-type="float">
            <text:p>512918</text:p>
          </table:table-cell>
          <table:table-cell office:value-type="float" office:value="3037765" calcext:value-type="float">
            <text:p>3037765</text:p>
          </table:table-cell>
          <table:table-cell office:value-type="float" office:value="6304123" calcext:value-type="float">
            <text:p>6304123</text:p>
          </table:table-cell>
          <table:table-cell office:value-type="float" office:value="36660613" calcext:value-type="float">
            <text:p>36660613</text:p>
          </table:table-cell>
          <table:table-cell office:value-type="float" office:value="77319733" calcext:value-type="float">
            <text:p>773197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42464" calcext:value-type="float">
            <text:p>42464</text:p>
          </table:table-cell>
          <table:table-cell office:value-type="float" office:value="239347" calcext:value-type="float">
            <text:p>239347</text:p>
          </table:table-cell>
          <table:table-cell office:value-type="float" office:value="543648" calcext:value-type="float">
            <text:p>543648</text:p>
          </table:table-cell>
          <table:table-cell office:value-type="float" office:value="3051803" calcext:value-type="float">
            <text:p>3051803</text:p>
          </table:table-cell>
          <table:table-cell office:value-type="float" office:value="6450091" calcext:value-type="float">
            <text:p>6450091</text:p>
          </table:table-cell>
          <table:table-cell office:value-type="float" office:value="39427741" calcext:value-type="float">
            <text:p>39427741</text:p>
          </table:table-cell>
          <table:table-cell office:value-type="float" office:value="79203434" calcext:value-type="float">
            <text:p>792034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office:value-type="float" office:value="4331" calcext:value-type="float">
            <text:p>4331</text:p>
          </table:table-cell>
          <table:table-cell office:value-type="float" office:value="49518" calcext:value-type="float">
            <text:p>49518</text:p>
          </table:table-cell>
          <table:table-cell office:value-type="float" office:value="232782" calcext:value-type="float">
            <text:p>232782</text:p>
          </table:table-cell>
          <table:table-cell office:value-type="float" office:value="528283" calcext:value-type="float">
            <text:p>528283</text:p>
          </table:table-cell>
          <table:table-cell office:value-type="float" office:value="3115499" calcext:value-type="float">
            <text:p>3115499</text:p>
          </table:table-cell>
          <table:table-cell office:value-type="float" office:value="6226179" calcext:value-type="float">
            <text:p>6226179</text:p>
          </table:table-cell>
          <table:table-cell office:value-type="float" office:value="37423843" calcext:value-type="float">
            <text:p>37423843</text:p>
          </table:table-cell>
          <table:table-cell office:value-type="float" office:value="78268952" calcext:value-type="float">
            <text:p>78268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7493" calcext:value-type="float">
            <text:p>47493</text:p>
          </table:table-cell>
          <table:table-cell office:value-type="float" office:value="245703" calcext:value-type="float">
            <text:p>245703</text:p>
          </table:table-cell>
          <table:table-cell office:value-type="float" office:value="517108" calcext:value-type="float">
            <text:p>517108</text:p>
          </table:table-cell>
          <table:table-cell office:value-type="float" office:value="3077435" calcext:value-type="float">
            <text:p>3077435</text:p>
          </table:table-cell>
          <table:table-cell office:value-type="float" office:value="6519445" calcext:value-type="float">
            <text:p>6519445</text:p>
          </table:table-cell>
          <table:table-cell office:value-type="float" office:value="37730797" calcext:value-type="float">
            <text:p>37730797</text:p>
          </table:table-cell>
          <table:table-cell office:value-type="float" office:value="78156227" calcext:value-type="float">
            <text:p>781562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50217" calcext:value-type="float">
            <text:p>50217</text:p>
          </table:table-cell>
          <table:table-cell office:value-type="float" office:value="230687" calcext:value-type="float">
            <text:p>230687</text:p>
          </table:table-cell>
          <table:table-cell office:value-type="float" office:value="499578" calcext:value-type="float">
            <text:p>499578</text:p>
          </table:table-cell>
          <table:table-cell office:value-type="float" office:value="2992997" calcext:value-type="float">
            <text:p>2992997</text:p>
          </table:table-cell>
          <table:table-cell office:value-type="float" office:value="6387793" calcext:value-type="float">
            <text:p>6387793</text:p>
          </table:table-cell>
          <table:table-cell office:value-type="float" office:value="37615977" calcext:value-type="float">
            <text:p>37615977</text:p>
          </table:table-cell>
          <table:table-cell office:value-type="float" office:value="78560052" calcext:value-type="float">
            <text:p>785600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48540" calcext:value-type="float">
            <text:p>48540</text:p>
          </table:table-cell>
          <table:table-cell office:value-type="float" office:value="234738" calcext:value-type="float">
            <text:p>234738</text:p>
          </table:table-cell>
          <table:table-cell office:value-type="float" office:value="518854" calcext:value-type="float">
            <text:p>518854</text:p>
          </table:table-cell>
          <table:table-cell office:value-type="float" office:value="3110331" calcext:value-type="float">
            <text:p>3110331</text:p>
          </table:table-cell>
          <table:table-cell office:value-type="float" office:value="6317462" calcext:value-type="float">
            <text:p>6317462</text:p>
          </table:table-cell>
          <table:table-cell office:value-type="float" office:value="37197625" calcext:value-type="float">
            <text:p>37197625</text:p>
          </table:table-cell>
          <table:table-cell office:value-type="float" office:value="78071439" calcext:value-type="float">
            <text:p>780714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48261" calcext:value-type="float">
            <text:p>48261</text:p>
          </table:table-cell>
          <table:table-cell office:value-type="float" office:value="235227" calcext:value-type="float">
            <text:p>235227</text:p>
          </table:table-cell>
          <table:table-cell office:value-type="float" office:value="527165" calcext:value-type="float">
            <text:p>527165</text:p>
          </table:table-cell>
          <table:table-cell office:value-type="float" office:value="3046844" calcext:value-type="float">
            <text:p>3046844</text:p>
          </table:table-cell>
          <table:table-cell office:value-type="float" office:value="6322351" calcext:value-type="float">
            <text:p>6322351</text:p>
          </table:table-cell>
          <table:table-cell office:value-type="float" office:value="37489284" calcext:value-type="float">
            <text:p>37489284</text:p>
          </table:table-cell>
          <table:table-cell office:value-type="float" office:value="79915749" calcext:value-type="float">
            <text:p>799157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47353" calcext:value-type="float">
            <text:p>47353</text:p>
          </table:table-cell>
          <table:table-cell office:value-type="float" office:value="228732" calcext:value-type="float">
            <text:p>228732</text:p>
          </table:table-cell>
          <table:table-cell office:value-type="float" office:value="525558" calcext:value-type="float">
            <text:p>525558</text:p>
          </table:table-cell>
          <table:table-cell office:value-type="float" office:value="3050197" calcext:value-type="float">
            <text:p>3050197</text:p>
          </table:table-cell>
          <table:table-cell office:value-type="float" office:value="6253068" calcext:value-type="float">
            <text:p>6253068</text:p>
          </table:table-cell>
          <table:table-cell office:value-type="float" office:value="40173232" calcext:value-type="float">
            <text:p>40173232</text:p>
          </table:table-cell>
          <table:table-cell office:value-type="float" office:value="78287739" calcext:value-type="float">
            <text:p>782877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9588" calcext:value-type="float">
            <text:p>49588</text:p>
          </table:table-cell>
          <table:table-cell office:value-type="float" office:value="234668" calcext:value-type="float">
            <text:p>234668</text:p>
          </table:table-cell>
          <table:table-cell office:value-type="float" office:value="518085" calcext:value-type="float">
            <text:p>518085</text:p>
          </table:table-cell>
          <table:table-cell office:value-type="float" office:value="3043771" calcext:value-type="float">
            <text:p>3043771</text:p>
          </table:table-cell>
          <table:table-cell office:value-type="float" office:value="6302585" calcext:value-type="float">
            <text:p>6302585</text:p>
          </table:table-cell>
          <table:table-cell office:value-type="float" office:value="38183231" calcext:value-type="float">
            <text:p>38183231</text:p>
          </table:table-cell>
          <table:table-cell office:value-type="float" office:value="79556763" calcext:value-type="float">
            <text:p>795567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2953" calcext:value-type="float">
            <text:p>42953</text:p>
          </table:table-cell>
          <table:table-cell office:value-type="float" office:value="240395" calcext:value-type="float">
            <text:p>240395</text:p>
          </table:table-cell>
          <table:table-cell office:value-type="float" office:value="507889" calcext:value-type="float">
            <text:p>507889</text:p>
          </table:table-cell>
          <table:table-cell office:value-type="float" office:value="3240097" calcext:value-type="float">
            <text:p>3240097</text:p>
          </table:table-cell>
          <table:table-cell office:value-type="float" office:value="6398059" calcext:value-type="float">
            <text:p>6398059</text:p>
          </table:table-cell>
          <table:table-cell office:value-type="float" office:value="37842963" calcext:value-type="float">
            <text:p>37842963</text:p>
          </table:table-cell>
          <table:table-cell office:value-type="float" office:value="78114392" calcext:value-type="float">
            <text:p>78114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9600" calcext:value-type="float">
            <text:p>39600</text:p>
          </table:table-cell>
          <table:table-cell office:value-type="float" office:value="299063" calcext:value-type="float">
            <text:p>299063</text:p>
          </table:table-cell>
          <table:table-cell office:value-type="float" office:value="516898" calcext:value-type="float">
            <text:p>516898</text:p>
          </table:table-cell>
          <table:table-cell office:value-type="float" office:value="2999352" calcext:value-type="float">
            <text:p>2999352</text:p>
          </table:table-cell>
          <table:table-cell office:value-type="float" office:value="6237493" calcext:value-type="float">
            <text:p>6237493</text:p>
          </table:table-cell>
          <table:table-cell office:value-type="float" office:value="37189035" calcext:value-type="float">
            <text:p>37189035</text:p>
          </table:table-cell>
          <table:table-cell office:value-type="float" office:value="79171447" calcext:value-type="float">
            <text:p>791714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6" calcext:value-type="float">
            <text:p>1396</text:p>
          </table:table-cell>
          <table:table-cell office:value-type="float" office:value="4190" calcext:value-type="float">
            <text:p>4190</text:p>
          </table:table-cell>
          <table:table-cell office:value-type="float" office:value="39531" calcext:value-type="float">
            <text:p>39531</text:p>
          </table:table-cell>
          <table:table-cell office:value-type="float" office:value="239487" calcext:value-type="float">
            <text:p>239487</text:p>
          </table:table-cell>
          <table:table-cell office:value-type="float" office:value="522416" calcext:value-type="float">
            <text:p>522416</text:p>
          </table:table-cell>
          <table:table-cell office:value-type="float" office:value="3124229" calcext:value-type="float">
            <text:p>3124229</text:p>
          </table:table-cell>
          <table:table-cell office:value-type="float" office:value="6475793" calcext:value-type="float">
            <text:p>6475793</text:p>
          </table:table-cell>
          <table:table-cell office:value-type="float" office:value="37741413" calcext:value-type="float">
            <text:p>37741413</text:p>
          </table:table-cell>
          <table:table-cell office:value-type="float" office:value="78087782" calcext:value-type="float">
            <text:p>780877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112" calcext:value-type="float">
            <text:p>39112</text:p>
          </table:table-cell>
          <table:table-cell office:value-type="float" office:value="229500" calcext:value-type="float">
            <text:p>229500</text:p>
          </table:table-cell>
          <table:table-cell office:value-type="float" office:value="520111" calcext:value-type="float">
            <text:p>520111</text:p>
          </table:table-cell>
          <table:table-cell office:value-type="float" office:value="3012273" calcext:value-type="float">
            <text:p>3012273</text:p>
          </table:table-cell>
          <table:table-cell office:value-type="float" office:value="6515324" calcext:value-type="float">
            <text:p>6515324</text:p>
          </table:table-cell>
          <table:table-cell office:value-type="float" office:value="37152019" calcext:value-type="float">
            <text:p>37152019</text:p>
          </table:table-cell>
          <table:table-cell office:value-type="float" office:value="78108246" calcext:value-type="float">
            <text:p>781082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37365" calcext:value-type="float">
            <text:p>37365</text:p>
          </table:table-cell>
          <table:table-cell office:value-type="float" office:value="240326" calcext:value-type="float">
            <text:p>240326</text:p>
          </table:table-cell>
          <table:table-cell office:value-type="float" office:value="511172" calcext:value-type="float">
            <text:p>511172</text:p>
          </table:table-cell>
          <table:table-cell office:value-type="float" office:value="3102718" calcext:value-type="float">
            <text:p>3102718</text:p>
          </table:table-cell>
          <table:table-cell office:value-type="float" office:value="6485501" calcext:value-type="float">
            <text:p>6485501</text:p>
          </table:table-cell>
          <table:table-cell office:value-type="float" office:value="37403240" calcext:value-type="float">
            <text:p>37403240</text:p>
          </table:table-cell>
          <table:table-cell office:value-type="float" office:value="78893686" calcext:value-type="float">
            <text:p>788936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40647" calcext:value-type="float">
            <text:p>40647</text:p>
          </table:table-cell>
          <table:table-cell office:value-type="float" office:value="236205" calcext:value-type="float">
            <text:p>236205</text:p>
          </table:table-cell>
          <table:table-cell office:value-type="float" office:value="511242" calcext:value-type="float">
            <text:p>511242</text:p>
          </table:table-cell>
          <table:table-cell office:value-type="float" office:value="3018279" calcext:value-type="float">
            <text:p>3018279</text:p>
          </table:table-cell>
          <table:table-cell office:value-type="float" office:value="6477539" calcext:value-type="float">
            <text:p>6477539</text:p>
          </table:table-cell>
          <table:table-cell office:value-type="float" office:value="36942634" calcext:value-type="float">
            <text:p>36942634</text:p>
          </table:table-cell>
          <table:table-cell office:value-type="float" office:value="79009414" calcext:value-type="float">
            <text:p>79009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9391" calcext:value-type="float">
            <text:p>39391</text:p>
          </table:table-cell>
          <table:table-cell office:value-type="float" office:value="234319" calcext:value-type="float">
            <text:p>234319</text:p>
          </table:table-cell>
          <table:table-cell office:value-type="float" office:value="519762" calcext:value-type="float">
            <text:p>519762</text:p>
          </table:table-cell>
          <table:table-cell office:value-type="float" office:value="2984825" calcext:value-type="float">
            <text:p>2984825</text:p>
          </table:table-cell>
          <table:table-cell office:value-type="float" office:value="6410910" calcext:value-type="float">
            <text:p>6410910</text:p>
          </table:table-cell>
          <table:table-cell office:value-type="float" office:value="36863363" calcext:value-type="float">
            <text:p>36863363</text:p>
          </table:table-cell>
          <table:table-cell office:value-type="float" office:value="78041338" calcext:value-type="float">
            <text:p>780413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96" calcext:value-type="float">
            <text:p>1396</text:p>
          </table:table-cell>
          <table:table-cell office:value-type="float" office:value="4260" calcext:value-type="float">
            <text:p>4260</text:p>
          </table:table-cell>
          <table:table-cell office:value-type="float" office:value="39182" calcext:value-type="float">
            <text:p>39182</text:p>
          </table:table-cell>
          <table:table-cell office:value-type="float" office:value="233411" calcext:value-type="float">
            <text:p>233411</text:p>
          </table:table-cell>
          <table:table-cell office:value-type="float" office:value="511451" calcext:value-type="float">
            <text:p>511451</text:p>
          </table:table-cell>
          <table:table-cell office:value-type="float" office:value="3095106" calcext:value-type="float">
            <text:p>3095106</text:p>
          </table:table-cell>
          <table:table-cell office:value-type="float" office:value="6402879" calcext:value-type="float">
            <text:p>6402879</text:p>
          </table:table-cell>
          <table:table-cell office:value-type="float" office:value="36201543" calcext:value-type="float">
            <text:p>36201543</text:p>
          </table:table-cell>
          <table:table-cell office:value-type="float" office:value="77807926" calcext:value-type="float">
            <text:p>77807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40928" calcext:value-type="float">
            <text:p>40928</text:p>
          </table:table-cell>
          <table:table-cell office:value-type="float" office:value="236205" calcext:value-type="float">
            <text:p>236205</text:p>
          </table:table-cell>
          <table:table-cell office:value-type="float" office:value="518086" calcext:value-type="float">
            <text:p>518086</text:p>
          </table:table-cell>
          <table:table-cell office:value-type="float" office:value="3037556" calcext:value-type="float">
            <text:p>3037556</text:p>
          </table:table-cell>
          <table:table-cell office:value-type="float" office:value="6421875" calcext:value-type="float">
            <text:p>6421875</text:p>
          </table:table-cell>
          <table:table-cell office:value-type="float" office:value="36508497" calcext:value-type="float">
            <text:p>36508497</text:p>
          </table:table-cell>
          <table:table-cell office:value-type="float" office:value="78629894" calcext:value-type="float">
            <text:p>786298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9740" calcext:value-type="float">
            <text:p>39740</text:p>
          </table:table-cell>
          <table:table-cell office:value-type="float" office:value="239138" calcext:value-type="float">
            <text:p>239138</text:p>
          </table:table-cell>
          <table:table-cell office:value-type="float" office:value="527864" calcext:value-type="float">
            <text:p>527864</text:p>
          </table:table-cell>
          <table:table-cell office:value-type="float" office:value="3050616" calcext:value-type="float">
            <text:p>3050616</text:p>
          </table:table-cell>
          <table:table-cell office:value-type="float" office:value="6379272" calcext:value-type="float">
            <text:p>6379272</text:p>
          </table:table-cell>
          <table:table-cell office:value-type="float" office:value="36518135" calcext:value-type="float">
            <text:p>36518135</text:p>
          </table:table-cell>
          <table:table-cell office:value-type="float" office:value="78497683" calcext:value-type="float">
            <text:p>784976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042" calcext:value-type="float">
            <text:p>39042</text:p>
          </table:table-cell>
          <table:table-cell office:value-type="float" office:value="231944" calcext:value-type="float">
            <text:p>231944</text:p>
          </table:table-cell>
          <table:table-cell office:value-type="float" office:value="528702" calcext:value-type="float">
            <text:p>528702</text:p>
          </table:table-cell>
          <table:table-cell office:value-type="float" office:value="3038883" calcext:value-type="float">
            <text:p>3038883</text:p>
          </table:table-cell>
          <table:table-cell office:value-type="float" office:value="6380459" calcext:value-type="float">
            <text:p>6380459</text:p>
          </table:table-cell>
          <table:table-cell office:value-type="float" office:value="36237791" calcext:value-type="float">
            <text:p>36237791</text:p>
          </table:table-cell>
          <table:table-cell office:value-type="float" office:value="76545608" calcext:value-type="float">
            <text:p>765456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670" calcext:value-type="float">
            <text:p>39670</text:p>
          </table:table-cell>
          <table:table-cell office:value-type="float" office:value="233062" calcext:value-type="float">
            <text:p>233062</text:p>
          </table:table-cell>
          <table:table-cell office:value-type="float" office:value="512847" calcext:value-type="float">
            <text:p>512847</text:p>
          </table:table-cell>
          <table:table-cell office:value-type="float" office:value="3016464" calcext:value-type="float">
            <text:p>3016464</text:p>
          </table:table-cell>
          <table:table-cell office:value-type="float" office:value="6540048" calcext:value-type="float">
            <text:p>6540048</text:p>
          </table:table-cell>
          <table:table-cell office:value-type="float" office:value="37168292" calcext:value-type="float">
            <text:p>37168292</text:p>
          </table:table-cell>
          <table:table-cell office:value-type="float" office:value="78080589" calcext:value-type="float">
            <text:p>780805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39112" calcext:value-type="float">
            <text:p>39112</text:p>
          </table:table-cell>
          <table:table-cell office:value-type="float" office:value="233411" calcext:value-type="float">
            <text:p>233411</text:p>
          </table:table-cell>
          <table:table-cell office:value-type="float" office:value="528353" calcext:value-type="float">
            <text:p>528353</text:p>
          </table:table-cell>
          <table:table-cell office:value-type="float" office:value="3011575" calcext:value-type="float">
            <text:p>3011575</text:p>
          </table:table-cell>
          <table:table-cell office:value-type="float" office:value="6274580" calcext:value-type="float">
            <text:p>6274580</text:p>
          </table:table-cell>
          <table:table-cell office:value-type="float" office:value="36983141" calcext:value-type="float">
            <text:p>36983141</text:p>
          </table:table-cell>
          <table:table-cell office:value-type="float" office:value="79021077" calcext:value-type="float">
            <text:p>790210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48401" calcext:value-type="float">
            <text:p>48401</text:p>
          </table:table-cell>
          <table:table-cell office:value-type="float" office:value="233760" calcext:value-type="float">
            <text:p>233760</text:p>
          </table:table-cell>
          <table:table-cell office:value-type="float" office:value="518295" calcext:value-type="float">
            <text:p>518295</text:p>
          </table:table-cell>
          <table:table-cell office:value-type="float" office:value="3057112" calcext:value-type="float">
            <text:p>3057112</text:p>
          </table:table-cell>
          <table:table-cell office:value-type="float" office:value="6392053" calcext:value-type="float">
            <text:p>6392053</text:p>
          </table:table-cell>
          <table:table-cell office:value-type="float" office:value="37297778" calcext:value-type="float">
            <text:p>37297778</text:p>
          </table:table-cell>
          <table:table-cell office:value-type="float" office:value="77072633" calcext:value-type="float">
            <text:p>770726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66" calcext:value-type="float">
            <text:p>1466</text:p>
          </table:table-cell>
          <table:table-cell office:value-type="float" office:value="4679" calcext:value-type="float">
            <text:p>4679</text:p>
          </table:table-cell>
          <table:table-cell office:value-type="float" office:value="38692" calcext:value-type="float">
            <text:p>38692</text:p>
          </table:table-cell>
          <table:table-cell office:value-type="float" office:value="232223" calcext:value-type="float">
            <text:p>232223</text:p>
          </table:table-cell>
          <table:table-cell office:value-type="float" office:value="560200" calcext:value-type="float">
            <text:p>560200</text:p>
          </table:table-cell>
          <table:table-cell office:value-type="float" office:value="3069334" calcext:value-type="float">
            <text:p>3069334</text:p>
          </table:table-cell>
          <table:table-cell office:value-type="float" office:value="6520632" calcext:value-type="float">
            <text:p>6520632</text:p>
          </table:table-cell>
          <table:table-cell office:value-type="float" office:value="36478396" calcext:value-type="float">
            <text:p>36478396</text:p>
          </table:table-cell>
          <table:table-cell office:value-type="float" office:value="80327955" calcext:value-type="float">
            <text:p>803279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0508" calcext:value-type="float">
            <text:p>40508</text:p>
          </table:table-cell>
          <table:table-cell office:value-type="float" office:value="249615" calcext:value-type="float">
            <text:p>249615</text:p>
          </table:table-cell>
          <table:table-cell office:value-type="float" office:value="521089" calcext:value-type="float">
            <text:p>521089</text:p>
          </table:table-cell>
          <table:table-cell office:value-type="float" office:value="3015416" calcext:value-type="float">
            <text:p>3015416</text:p>
          </table:table-cell>
          <table:table-cell office:value-type="float" office:value="6852938" calcext:value-type="float">
            <text:p>6852938</text:p>
          </table:table-cell>
          <table:table-cell office:value-type="float" office:value="36655165" calcext:value-type="float">
            <text:p>36655165</text:p>
          </table:table-cell>
          <table:table-cell office:value-type="float" office:value="78781380" calcext:value-type="float">
            <text:p>787813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181" calcext:value-type="float">
            <text:p>39181</text:p>
          </table:table-cell>
          <table:table-cell office:value-type="float" office:value="228731" calcext:value-type="float">
            <text:p>228731</text:p>
          </table:table-cell>
          <table:table-cell office:value-type="float" office:value="526746" calcext:value-type="float">
            <text:p>526746</text:p>
          </table:table-cell>
          <table:table-cell office:value-type="float" office:value="3200496" calcext:value-type="float">
            <text:p>3200496</text:p>
          </table:table-cell>
          <table:table-cell office:value-type="float" office:value="6589286" calcext:value-type="float">
            <text:p>6589286</text:p>
          </table:table-cell>
          <table:table-cell office:value-type="float" office:value="36788143" calcext:value-type="float">
            <text:p>36788143</text:p>
          </table:table-cell>
          <table:table-cell office:value-type="float" office:value="80200704" calcext:value-type="float">
            <text:p>802007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600" calcext:value-type="float">
            <text:p>39600</text:p>
          </table:table-cell>
          <table:table-cell office:value-type="float" office:value="231385" calcext:value-type="float">
            <text:p>231385</text:p>
          </table:table-cell>
          <table:table-cell office:value-type="float" office:value="528423" calcext:value-type="float">
            <text:p>528423</text:p>
          </table:table-cell>
          <table:table-cell office:value-type="float" office:value="3027150" calcext:value-type="float">
            <text:p>3027150</text:p>
          </table:table-cell>
          <table:table-cell office:value-type="float" office:value="6757115" calcext:value-type="float">
            <text:p>6757115</text:p>
          </table:table-cell>
          <table:table-cell office:value-type="float" office:value="36078412" calcext:value-type="float">
            <text:p>36078412</text:p>
          </table:table-cell>
          <table:table-cell office:value-type="float" office:value="78887959" calcext:value-type="float">
            <text:p>788879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9460" calcext:value-type="float">
            <text:p>39460</text:p>
          </table:table-cell>
          <table:table-cell office:value-type="float" office:value="229709" calcext:value-type="float">
            <text:p>229709</text:p>
          </table:table-cell>
          <table:table-cell office:value-type="float" office:value="507190" calcext:value-type="float">
            <text:p>507190</text:p>
          </table:table-cell>
          <table:table-cell office:value-type="float" office:value="3136103" calcext:value-type="float">
            <text:p>3136103</text:p>
          </table:table-cell>
          <table:table-cell office:value-type="float" office:value="6687134" calcext:value-type="float">
            <text:p>6687134</text:p>
          </table:table-cell>
          <table:table-cell office:value-type="float" office:value="37058920" calcext:value-type="float">
            <text:p>37058920</text:p>
          </table:table-cell>
          <table:table-cell office:value-type="float" office:value="77998594" calcext:value-type="float">
            <text:p>779985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530" calcext:value-type="float">
            <text:p>39530</text:p>
          </table:table-cell>
          <table:table-cell office:value-type="float" office:value="238929" calcext:value-type="float">
            <text:p>238929</text:p>
          </table:table-cell>
          <table:table-cell office:value-type="float" office:value="515013" calcext:value-type="float">
            <text:p>515013</text:p>
          </table:table-cell>
          <table:table-cell office:value-type="float" office:value="3038534" calcext:value-type="float">
            <text:p>3038534</text:p>
          </table:table-cell>
          <table:table-cell office:value-type="float" office:value="6933536" calcext:value-type="float">
            <text:p>6933536</text:p>
          </table:table-cell>
          <table:table-cell office:value-type="float" office:value="37434668" calcext:value-type="float">
            <text:p>37434668</text:p>
          </table:table-cell>
          <table:table-cell office:value-type="float" office:value="79252113" calcext:value-type="float">
            <text:p>792521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9601" calcext:value-type="float">
            <text:p>39601</text:p>
          </table:table-cell>
          <table:table-cell office:value-type="float" office:value="236414" calcext:value-type="float">
            <text:p>236414</text:p>
          </table:table-cell>
          <table:table-cell office:value-type="float" office:value="864710" calcext:value-type="float">
            <text:p>864710</text:p>
          </table:table-cell>
          <table:table-cell office:value-type="float" office:value="3441940" calcext:value-type="float">
            <text:p>3441940</text:p>
          </table:table-cell>
          <table:table-cell office:value-type="float" office:value="6422225" calcext:value-type="float">
            <text:p>6422225</text:p>
          </table:table-cell>
          <table:table-cell office:value-type="float" office:value="37009681" calcext:value-type="float">
            <text:p>37009681</text:p>
          </table:table-cell>
          <table:table-cell office:value-type="float" office:value="78375390" calcext:value-type="float">
            <text:p>783753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9181" calcext:value-type="float">
            <text:p>39181</text:p>
          </table:table-cell>
          <table:table-cell office:value-type="float" office:value="254503" calcext:value-type="float">
            <text:p>254503</text:p>
          </table:table-cell>
          <table:table-cell office:value-type="float" office:value="526746" calcext:value-type="float">
            <text:p>526746</text:p>
          </table:table-cell>
          <table:table-cell office:value-type="float" office:value="3054597" calcext:value-type="float">
            <text:p>3054597</text:p>
          </table:table-cell>
          <table:table-cell office:value-type="float" office:value="6483825" calcext:value-type="float">
            <text:p>6483825</text:p>
          </table:table-cell>
          <table:table-cell office:value-type="float" office:value="36397938" calcext:value-type="float">
            <text:p>36397938</text:p>
          </table:table-cell>
          <table:table-cell office:value-type="float" office:value="80562693" calcext:value-type="float">
            <text:p>805626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97" calcext:value-type="float">
            <text:p>1397</text:p>
          </table:table-cell>
          <table:table-cell office:value-type="float" office:value="3912" calcext:value-type="float">
            <text:p>3912</text:p>
          </table:table-cell>
          <table:table-cell office:value-type="float" office:value="39112" calcext:value-type="float">
            <text:p>39112</text:p>
          </table:table-cell>
          <table:table-cell office:value-type="float" office:value="252757" calcext:value-type="float">
            <text:p>252757</text:p>
          </table:table-cell>
          <table:table-cell office:value-type="float" office:value="607204" calcext:value-type="float">
            <text:p>607204</text:p>
          </table:table-cell>
          <table:table-cell office:value-type="float" office:value="3096502" calcext:value-type="float">
            <text:p>3096502</text:p>
          </table:table-cell>
          <table:table-cell office:value-type="float" office:value="6348751" calcext:value-type="float">
            <text:p>6348751</text:p>
          </table:table-cell>
          <table:table-cell office:value-type="float" office:value="37847782" calcext:value-type="float">
            <text:p>37847782</text:p>
          </table:table-cell>
          <table:table-cell office:value-type="float" office:value="80215091" calcext:value-type="float">
            <text:p>802150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321" calcext:value-type="float">
            <text:p>39321</text:p>
          </table:table-cell>
          <table:table-cell office:value-type="float" office:value="249125" calcext:value-type="float">
            <text:p>249125</text:p>
          </table:table-cell>
          <table:table-cell office:value-type="float" office:value="537851" calcext:value-type="float">
            <text:p>537851</text:p>
          </table:table-cell>
          <table:table-cell office:value-type="float" office:value="3187226" calcext:value-type="float">
            <text:p>3187226</text:p>
          </table:table-cell>
          <table:table-cell office:value-type="float" office:value="6606397" calcext:value-type="float">
            <text:p>6606397</text:p>
          </table:table-cell>
          <table:table-cell office:value-type="float" office:value="37495710" calcext:value-type="float">
            <text:p>37495710</text:p>
          </table:table-cell>
          <table:table-cell office:value-type="float" office:value="77849691" calcext:value-type="float">
            <text:p>778496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39600" calcext:value-type="float">
            <text:p>39600</text:p>
          </table:table-cell>
          <table:table-cell office:value-type="float" office:value="245424" calcext:value-type="float">
            <text:p>245424</text:p>
          </table:table-cell>
          <table:table-cell office:value-type="float" office:value="530378" calcext:value-type="float">
            <text:p>530378</text:p>
          </table:table-cell>
          <table:table-cell office:value-type="float" office:value="3073525" calcext:value-type="float">
            <text:p>3073525</text:p>
          </table:table-cell>
          <table:table-cell office:value-type="float" office:value="6324655" calcext:value-type="float">
            <text:p>6324655</text:p>
          </table:table-cell>
          <table:table-cell office:value-type="float" office:value="36858544" calcext:value-type="float">
            <text:p>36858544</text:p>
          </table:table-cell>
          <table:table-cell office:value-type="float" office:value="78676059" calcext:value-type="float">
            <text:p>786760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40508" calcext:value-type="float">
            <text:p>40508</text:p>
          </table:table-cell>
          <table:table-cell office:value-type="float" office:value="250871" calcext:value-type="float">
            <text:p>250871</text:p>
          </table:table-cell>
          <table:table-cell office:value-type="float" office:value="723560" calcext:value-type="float">
            <text:p>723560</text:p>
          </table:table-cell>
          <table:table-cell office:value-type="float" office:value="3107956" calcext:value-type="float">
            <text:p>3107956</text:p>
          </table:table-cell>
          <table:table-cell office:value-type="float" office:value="6345538" calcext:value-type="float">
            <text:p>6345538</text:p>
          </table:table-cell>
          <table:table-cell office:value-type="float" office:value="37100964" calcext:value-type="float">
            <text:p>37100964</text:p>
          </table:table-cell>
          <table:table-cell office:value-type="float" office:value="78437340" calcext:value-type="float">
            <text:p>7843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8064" calcext:value-type="float">
            <text:p>38064</text:p>
          </table:table-cell>
          <table:table-cell office:value-type="float" office:value="243608" calcext:value-type="float">
            <text:p>243608</text:p>
          </table:table-cell>
          <table:table-cell office:value-type="float" office:value="528003" calcext:value-type="float">
            <text:p>528003</text:p>
          </table:table-cell>
          <table:table-cell office:value-type="float" office:value="3278440" calcext:value-type="float">
            <text:p>3278440</text:p>
          </table:table-cell>
          <table:table-cell office:value-type="float" office:value="6369494" calcext:value-type="float">
            <text:p>6369494</text:p>
          </table:table-cell>
          <table:table-cell office:value-type="float" office:value="37182330" calcext:value-type="float">
            <text:p>37182330</text:p>
          </table:table-cell>
          <table:table-cell office:value-type="float" office:value="77882168" calcext:value-type="float">
            <text:p>778821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8" calcext:value-type="float">
            <text:p>978</text:p>
          </table:table-cell>
          <table:table-cell office:value-type="float" office:value="2794" calcext:value-type="float">
            <text:p>2794</text:p>
          </table:table-cell>
          <table:table-cell office:value-type="float" office:value="37784" calcext:value-type="float">
            <text:p>37784</text:p>
          </table:table-cell>
          <table:table-cell office:value-type="float" office:value="247938" calcext:value-type="float">
            <text:p>247938</text:p>
          </table:table-cell>
          <table:table-cell office:value-type="float" office:value="536594" calcext:value-type="float">
            <text:p>536594</text:p>
          </table:table-cell>
          <table:table-cell office:value-type="float" office:value="3050057" calcext:value-type="float">
            <text:p>3050057</text:p>
          </table:table-cell>
          <table:table-cell office:value-type="float" office:value="6226040" calcext:value-type="float">
            <text:p>6226040</text:p>
          </table:table-cell>
          <table:table-cell office:value-type="float" office:value="37403379" calcext:value-type="float">
            <text:p>37403379</text:p>
          </table:table-cell>
          <table:table-cell office:value-type="float" office:value="78459619" calcext:value-type="float">
            <text:p>784596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8972" calcext:value-type="float">
            <text:p>38972</text:p>
          </table:table-cell>
          <table:table-cell office:value-type="float" office:value="247030" calcext:value-type="float">
            <text:p>247030</text:p>
          </table:table-cell>
          <table:table-cell office:value-type="float" office:value="523045" calcext:value-type="float">
            <text:p>523045</text:p>
          </table:table-cell>
          <table:table-cell office:value-type="float" office:value="3043702" calcext:value-type="float">
            <text:p>3043702</text:p>
          </table:table-cell>
          <table:table-cell office:value-type="float" office:value="6310618" calcext:value-type="float">
            <text:p>6310618</text:p>
          </table:table-cell>
          <table:table-cell office:value-type="float" office:value="38852735" calcext:value-type="float">
            <text:p>38852735</text:p>
          </table:table-cell>
          <table:table-cell office:value-type="float" office:value="78315606" calcext:value-type="float">
            <text:p>783156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181" calcext:value-type="float">
            <text:p>39181</text:p>
          </table:table-cell>
          <table:table-cell office:value-type="float" office:value="246821" calcext:value-type="float">
            <text:p>246821</text:p>
          </table:table-cell>
          <table:table-cell office:value-type="float" office:value="528352" calcext:value-type="float">
            <text:p>528352</text:p>
          </table:table-cell>
          <table:table-cell office:value-type="float" office:value="3014019" calcext:value-type="float">
            <text:p>3014019</text:p>
          </table:table-cell>
          <table:table-cell office:value-type="float" office:value="6431443" calcext:value-type="float">
            <text:p>6431443</text:p>
          </table:table-cell>
          <table:table-cell office:value-type="float" office:value="38856645" calcext:value-type="float">
            <text:p>38856645</text:p>
          </table:table-cell>
          <table:table-cell office:value-type="float" office:value="78640439" calcext:value-type="float">
            <text:p>786404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7924" calcext:value-type="float">
            <text:p>37924</text:p>
          </table:table-cell>
          <table:table-cell office:value-type="float" office:value="248846" calcext:value-type="float">
            <text:p>248846</text:p>
          </table:table-cell>
          <table:table-cell office:value-type="float" office:value="519343" calcext:value-type="float">
            <text:p>519343</text:p>
          </table:table-cell>
          <table:table-cell office:value-type="float" office:value="3051594" calcext:value-type="float">
            <text:p>3051594</text:p>
          </table:table-cell>
          <table:table-cell office:value-type="float" office:value="6403298" calcext:value-type="float">
            <text:p>6403298</text:p>
          </table:table-cell>
          <table:table-cell office:value-type="float" office:value="37252660" calcext:value-type="float">
            <text:p>37252660</text:p>
          </table:table-cell>
          <table:table-cell office:value-type="float" office:value="78701482" calcext:value-type="float">
            <text:p>787014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9531" calcext:value-type="float">
            <text:p>39531</text:p>
          </table:table-cell>
          <table:table-cell office:value-type="float" office:value="306256" calcext:value-type="float">
            <text:p>306256</text:p>
          </table:table-cell>
          <table:table-cell office:value-type="float" office:value="517667" calcext:value-type="float">
            <text:p>517667</text:p>
          </table:table-cell>
          <table:table-cell office:value-type="float" office:value="3045657" calcext:value-type="float">
            <text:p>3045657</text:p>
          </table:table-cell>
          <table:table-cell office:value-type="float" office:value="6319628" calcext:value-type="float">
            <text:p>6319628</text:p>
          </table:table-cell>
          <table:table-cell office:value-type="float" office:value="37508701" calcext:value-type="float">
            <text:p>37508701</text:p>
          </table:table-cell>
          <table:table-cell office:value-type="float" office:value="79369797" calcext:value-type="float">
            <text:p>793697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251" calcext:value-type="float">
            <text:p>39251</text:p>
          </table:table-cell>
          <table:table-cell office:value-type="float" office:value="261068" calcext:value-type="float">
            <text:p>261068</text:p>
          </table:table-cell>
          <table:table-cell office:value-type="float" office:value="539038" calcext:value-type="float">
            <text:p>539038</text:p>
          </table:table-cell>
          <table:table-cell office:value-type="float" office:value="3044051" calcext:value-type="float">
            <text:p>3044051</text:p>
          </table:table-cell>
          <table:table-cell office:value-type="float" office:value="6529013" calcext:value-type="float">
            <text:p>6529013</text:p>
          </table:table-cell>
          <table:table-cell office:value-type="float" office:value="37171784" calcext:value-type="float">
            <text:p>37171784</text:p>
          </table:table-cell>
          <table:table-cell office:value-type="float" office:value="77713501" calcext:value-type="float">
            <text:p>777135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8134" calcext:value-type="float">
            <text:p>38134</text:p>
          </table:table-cell>
          <table:table-cell office:value-type="float" office:value="254294" calcext:value-type="float">
            <text:p>254294</text:p>
          </table:table-cell>
          <table:table-cell office:value-type="float" office:value="528911" calcext:value-type="float">
            <text:p>528911</text:p>
          </table:table-cell>
          <table:table-cell office:value-type="float" office:value="3381456" calcext:value-type="float">
            <text:p>3381456</text:p>
          </table:table-cell>
          <table:table-cell office:value-type="float" office:value="6438428" calcext:value-type="float">
            <text:p>6438428</text:p>
          </table:table-cell>
          <table:table-cell office:value-type="float" office:value="37261810" calcext:value-type="float">
            <text:p>37261810</text:p>
          </table:table-cell>
          <table:table-cell office:value-type="float" office:value="76895654" calcext:value-type="float">
            <text:p>768956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9111" calcext:value-type="float">
            <text:p>39111</text:p>
          </table:table-cell>
          <table:table-cell office:value-type="float" office:value="259812" calcext:value-type="float">
            <text:p>259812</text:p>
          </table:table-cell>
          <table:table-cell office:value-type="float" office:value="521647" calcext:value-type="float">
            <text:p>521647</text:p>
          </table:table-cell>
          <table:table-cell office:value-type="float" office:value="3047683" calcext:value-type="float">
            <text:p>3047683</text:p>
          </table:table-cell>
          <table:table-cell office:value-type="float" office:value="6452815" calcext:value-type="float">
            <text:p>6452815</text:p>
          </table:table-cell>
          <table:table-cell office:value-type="float" office:value="36531894" calcext:value-type="float">
            <text:p>36531894</text:p>
          </table:table-cell>
          <table:table-cell office:value-type="float" office:value="79366794" calcext:value-type="float">
            <text:p>793667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9391" calcext:value-type="float">
            <text:p>39391</text:p>
          </table:table-cell>
          <table:table-cell office:value-type="float" office:value="256249" calcext:value-type="float">
            <text:p>256249</text:p>
          </table:table-cell>
          <table:table-cell office:value-type="float" office:value="508588" calcext:value-type="float">
            <text:p>508588</text:p>
          </table:table-cell>
          <table:table-cell office:value-type="float" office:value="3118223" calcext:value-type="float">
            <text:p>3118223</text:p>
          </table:table-cell>
          <table:table-cell office:value-type="float" office:value="6333595" calcext:value-type="float">
            <text:p>6333595</text:p>
          </table:table-cell>
          <table:table-cell office:value-type="float" office:value="37153835" calcext:value-type="float">
            <text:p>37153835</text:p>
          </table:table-cell>
          <table:table-cell office:value-type="float" office:value="77954525" calcext:value-type="float">
            <text:p>779545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8063" calcext:value-type="float">
            <text:p>38063</text:p>
          </table:table-cell>
          <table:table-cell office:value-type="float" office:value="248078" calcext:value-type="float">
            <text:p>248078</text:p>
          </table:table-cell>
          <table:table-cell office:value-type="float" office:value="525838" calcext:value-type="float">
            <text:p>525838</text:p>
          </table:table-cell>
          <table:table-cell office:value-type="float" office:value="3054737" calcext:value-type="float">
            <text:p>3054737</text:p>
          </table:table-cell>
          <table:table-cell office:value-type="float" office:value="6539628" calcext:value-type="float">
            <text:p>6539628</text:p>
          </table:table-cell>
          <table:table-cell office:value-type="float" office:value="36650136" calcext:value-type="float">
            <text:p>36650136</text:p>
          </table:table-cell>
          <table:table-cell office:value-type="float" office:value="78654967" calcext:value-type="float">
            <text:p>786549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251" calcext:value-type="float">
            <text:p>39251</text:p>
          </table:table-cell>
          <table:table-cell office:value-type="float" office:value="250174" calcext:value-type="float">
            <text:p>250174</text:p>
          </table:table-cell>
          <table:table-cell office:value-type="float" office:value="529609" calcext:value-type="float">
            <text:p>529609</text:p>
          </table:table-cell>
          <table:table-cell office:value-type="float" office:value="3088750" calcext:value-type="float">
            <text:p>3088750</text:p>
          </table:table-cell>
          <table:table-cell office:value-type="float" office:value="6389888" calcext:value-type="float">
            <text:p>6389888</text:p>
          </table:table-cell>
          <table:table-cell office:value-type="float" office:value="36913160" calcext:value-type="float">
            <text:p>36913160</text:p>
          </table:table-cell>
          <table:table-cell office:value-type="float" office:value="78680599" calcext:value-type="float">
            <text:p>786805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6" calcext:value-type="float">
            <text:p>1396</text:p>
          </table:table-cell>
          <table:table-cell office:value-type="float" office:value="4260" calcext:value-type="float">
            <text:p>4260</text:p>
          </table:table-cell>
          <table:table-cell office:value-type="float" office:value="39112" calcext:value-type="float">
            <text:p>39112</text:p>
          </table:table-cell>
          <table:table-cell office:value-type="float" office:value="255271" calcext:value-type="float">
            <text:p>255271</text:p>
          </table:table-cell>
          <table:table-cell office:value-type="float" office:value="509495" calcext:value-type="float">
            <text:p>509495</text:p>
          </table:table-cell>
          <table:table-cell office:value-type="float" office:value="3049149" calcext:value-type="float">
            <text:p>3049149</text:p>
          </table:table-cell>
          <table:table-cell office:value-type="float" office:value="6276395" calcext:value-type="float">
            <text:p>6276395</text:p>
          </table:table-cell>
          <table:table-cell office:value-type="float" office:value="36054386" calcext:value-type="float">
            <text:p>36054386</text:p>
          </table:table-cell>
          <table:table-cell office:value-type="float" office:value="79506687" calcext:value-type="float">
            <text:p>795066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8762" calcext:value-type="float">
            <text:p>38762</text:p>
          </table:table-cell>
          <table:table-cell office:value-type="float" office:value="249893" calcext:value-type="float">
            <text:p>249893</text:p>
          </table:table-cell>
          <table:table-cell office:value-type="float" office:value="515502" calcext:value-type="float">
            <text:p>515502</text:p>
          </table:table-cell>
          <table:table-cell office:value-type="float" office:value="3108096" calcext:value-type="float">
            <text:p>3108096</text:p>
          </table:table-cell>
          <table:table-cell office:value-type="float" office:value="6232535" calcext:value-type="float">
            <text:p>6232535</text:p>
          </table:table-cell>
          <table:table-cell office:value-type="float" office:value="36605367" calcext:value-type="float">
            <text:p>36605367</text:p>
          </table:table-cell>
          <table:table-cell office:value-type="float" office:value="77309467" calcext:value-type="float">
            <text:p>773094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7924" calcext:value-type="float">
            <text:p>37924</text:p>
          </table:table-cell>
          <table:table-cell office:value-type="float" office:value="247031" calcext:value-type="float">
            <text:p>247031</text:p>
          </table:table-cell>
          <table:table-cell office:value-type="float" office:value="503140" calcext:value-type="float">
            <text:p>503140</text:p>
          </table:table-cell>
          <table:table-cell office:value-type="float" office:value="3065423" calcext:value-type="float">
            <text:p>3065423</text:p>
          </table:table-cell>
          <table:table-cell office:value-type="float" office:value="6268783" calcext:value-type="float">
            <text:p>6268783</text:p>
          </table:table-cell>
          <table:table-cell office:value-type="float" office:value="36854423" calcext:value-type="float">
            <text:p>36854423</text:p>
          </table:table-cell>
          <table:table-cell office:value-type="float" office:value="76545816" calcext:value-type="float">
            <text:p>76545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7" calcext:value-type="float">
            <text:p>907</text:p>
          </table:table-cell>
          <table:table-cell office:value-type="float" office:value="3352" calcext:value-type="float">
            <text:p>3352</text:p>
          </table:table-cell>
          <table:table-cell office:value-type="float" office:value="41137" calcext:value-type="float">
            <text:p>41137</text:p>
          </table:table-cell>
          <table:table-cell office:value-type="float" office:value="247729" calcext:value-type="float">
            <text:p>247729</text:p>
          </table:table-cell>
          <table:table-cell office:value-type="float" office:value="518505" calcext:value-type="float">
            <text:p>518505</text:p>
          </table:table-cell>
          <table:table-cell office:value-type="float" office:value="2959613" calcext:value-type="float">
            <text:p>2959613</text:p>
          </table:table-cell>
          <table:table-cell office:value-type="float" office:value="6494441" calcext:value-type="float">
            <text:p>6494441</text:p>
          </table:table-cell>
          <table:table-cell office:value-type="float" office:value="37492567" calcext:value-type="float">
            <text:p>37492567</text:p>
          </table:table-cell>
          <table:table-cell office:value-type="float" office:value="77593792" calcext:value-type="float">
            <text:p>775937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8693" calcext:value-type="float">
            <text:p>38693</text:p>
          </table:table-cell>
          <table:table-cell office:value-type="float" office:value="246123" calcext:value-type="float">
            <text:p>246123</text:p>
          </table:table-cell>
          <table:table-cell office:value-type="float" office:value="512568" calcext:value-type="float">
            <text:p>512568</text:p>
          </table:table-cell>
          <table:table-cell office:value-type="float" office:value="3053479" calcext:value-type="float">
            <text:p>3053479</text:p>
          </table:table-cell>
          <table:table-cell office:value-type="float" office:value="6378923" calcext:value-type="float">
            <text:p>6378923</text:p>
          </table:table-cell>
          <table:table-cell office:value-type="float" office:value="37028119" calcext:value-type="float">
            <text:p>37028119</text:p>
          </table:table-cell>
          <table:table-cell office:value-type="float" office:value="78092532" calcext:value-type="float">
            <text:p>780925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67257" calcext:value-type="float">
            <text:p>67257</text:p>
          </table:table-cell>
          <table:table-cell office:value-type="float" office:value="248916" calcext:value-type="float">
            <text:p>248916</text:p>
          </table:table-cell>
          <table:table-cell office:value-type="float" office:value="512079" calcext:value-type="float">
            <text:p>512079</text:p>
          </table:table-cell>
          <table:table-cell office:value-type="float" office:value="3135543" calcext:value-type="float">
            <text:p>3135543</text:p>
          </table:table-cell>
          <table:table-cell office:value-type="float" office:value="6453863" calcext:value-type="float">
            <text:p>6453863</text:p>
          </table:table-cell>
          <table:table-cell office:value-type="float" office:value="37681069" calcext:value-type="float">
            <text:p>37681069</text:p>
          </table:table-cell>
          <table:table-cell office:value-type="float" office:value="77835863" calcext:value-type="float">
            <text:p>778358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7645" calcext:value-type="float">
            <text:p>37645</text:p>
          </table:table-cell>
          <table:table-cell office:value-type="float" office:value="330072" calcext:value-type="float">
            <text:p>330072</text:p>
          </table:table-cell>
          <table:table-cell office:value-type="float" office:value="514803" calcext:value-type="float">
            <text:p>514803</text:p>
          </table:table-cell>
          <table:table-cell office:value-type="float" office:value="3161315" calcext:value-type="float">
            <text:p>3161315</text:p>
          </table:table-cell>
          <table:table-cell office:value-type="float" office:value="6404275" calcext:value-type="float">
            <text:p>6404275</text:p>
          </table:table-cell>
          <table:table-cell office:value-type="float" office:value="36936278" calcext:value-type="float">
            <text:p>36936278</text:p>
          </table:table-cell>
          <table:table-cell office:value-type="float" office:value="83407766" calcext:value-type="float">
            <text:p>834077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40438" calcext:value-type="float">
            <text:p>40438</text:p>
          </table:table-cell>
          <table:table-cell office:value-type="float" office:value="255481" calcext:value-type="float">
            <text:p>255481</text:p>
          </table:table-cell>
          <table:table-cell office:value-type="float" office:value="507819" calcext:value-type="float">
            <text:p>507819</text:p>
          </table:table-cell>
          <table:table-cell office:value-type="float" office:value="3065003" calcext:value-type="float">
            <text:p>3065003</text:p>
          </table:table-cell>
          <table:table-cell office:value-type="float" office:value="6402250" calcext:value-type="float">
            <text:p>6402250</text:p>
          </table:table-cell>
          <table:table-cell office:value-type="float" office:value="37126317" calcext:value-type="float">
            <text:p>37126317</text:p>
          </table:table-cell>
          <table:table-cell office:value-type="float" office:value="77428616" calcext:value-type="float">
            <text:p>774286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8204" calcext:value-type="float">
            <text:p>38204</text:p>
          </table:table-cell>
          <table:table-cell office:value-type="float" office:value="235297" calcext:value-type="float">
            <text:p>235297</text:p>
          </table:table-cell>
          <table:table-cell office:value-type="float" office:value="528772" calcext:value-type="float">
            <text:p>528772</text:p>
          </table:table-cell>
          <table:table-cell office:value-type="float" office:value="3078413" calcext:value-type="float">
            <text:p>3078413</text:p>
          </table:table-cell>
          <table:table-cell office:value-type="float" office:value="6307405" calcext:value-type="float">
            <text:p>6307405</text:p>
          </table:table-cell>
          <table:table-cell office:value-type="float" office:value="37499621" calcext:value-type="float">
            <text:p>37499621</text:p>
          </table:table-cell>
          <table:table-cell office:value-type="float" office:value="78324406" calcext:value-type="float">
            <text:p>783244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38971" calcext:value-type="float">
            <text:p>38971</text:p>
          </table:table-cell>
          <table:table-cell office:value-type="float" office:value="243189" calcext:value-type="float">
            <text:p>243189</text:p>
          </table:table-cell>
          <table:table-cell office:value-type="float" office:value="537781" calcext:value-type="float">
            <text:p>537781</text:p>
          </table:table-cell>
          <table:table-cell office:value-type="float" office:value="3066540" calcext:value-type="float">
            <text:p>3066540</text:p>
          </table:table-cell>
          <table:table-cell office:value-type="float" office:value="6308802" calcext:value-type="float">
            <text:p>6308802</text:p>
          </table:table-cell>
          <table:table-cell office:value-type="float" office:value="36812448" calcext:value-type="float">
            <text:p>36812448</text:p>
          </table:table-cell>
          <table:table-cell office:value-type="float" office:value="78604402" calcext:value-type="float">
            <text:p>786044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40578" calcext:value-type="float">
            <text:p>40578</text:p>
          </table:table-cell>
          <table:table-cell office:value-type="float" office:value="234389" calcext:value-type="float">
            <text:p>234389</text:p>
          </table:table-cell>
          <table:table-cell office:value-type="float" office:value="528143" calcext:value-type="float">
            <text:p>528143</text:p>
          </table:table-cell>
          <table:table-cell office:value-type="float" office:value="3113683" calcext:value-type="float">
            <text:p>3113683</text:p>
          </table:table-cell>
          <table:table-cell office:value-type="float" office:value="6285265" calcext:value-type="float">
            <text:p>6285265</text:p>
          </table:table-cell>
          <table:table-cell office:value-type="float" office:value="36740791" calcext:value-type="float">
            <text:p>36740791</text:p>
          </table:table-cell>
          <table:table-cell office:value-type="float" office:value="78561099" calcext:value-type="float">
            <text:p>78561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9321" calcext:value-type="float">
            <text:p>39321</text:p>
          </table:table-cell>
          <table:table-cell office:value-type="float" office:value="235925" calcext:value-type="float">
            <text:p>235925</text:p>
          </table:table-cell>
          <table:table-cell office:value-type="float" office:value="521159" calcext:value-type="float">
            <text:p>521159</text:p>
          </table:table-cell>
          <table:table-cell office:value-type="float" office:value="3116267" calcext:value-type="float">
            <text:p>3116267</text:p>
          </table:table-cell>
          <table:table-cell office:value-type="float" office:value="6377386" calcext:value-type="float">
            <text:p>6377386</text:p>
          </table:table-cell>
          <table:table-cell office:value-type="float" office:value="37361614" calcext:value-type="float">
            <text:p>37361614</text:p>
          </table:table-cell>
          <table:table-cell office:value-type="float" office:value="78290114" calcext:value-type="float">
            <text:p>78290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9042" calcext:value-type="float">
            <text:p>39042</text:p>
          </table:table-cell>
          <table:table-cell office:value-type="float" office:value="234458" calcext:value-type="float">
            <text:p>234458</text:p>
          </table:table-cell>
          <table:table-cell office:value-type="float" office:value="517877" calcext:value-type="float">
            <text:p>517877</text:p>
          </table:table-cell>
          <table:table-cell office:value-type="float" office:value="3073105" calcext:value-type="float">
            <text:p>3073105</text:p>
          </table:table-cell>
          <table:table-cell office:value-type="float" office:value="6266897" calcext:value-type="float">
            <text:p>6266897</text:p>
          </table:table-cell>
          <table:table-cell office:value-type="float" office:value="37048933" calcext:value-type="float">
            <text:p>37048933</text:p>
          </table:table-cell>
          <table:table-cell office:value-type="float" office:value="76905432" calcext:value-type="float">
            <text:p>76905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622" calcext:value-type="float">
            <text:p>38622</text:p>
          </table:table-cell>
          <table:table-cell office:value-type="float" office:value="229080" calcext:value-type="float">
            <text:p>229080</text:p>
          </table:table-cell>
          <table:table-cell office:value-type="float" office:value="508517" calcext:value-type="float">
            <text:p>508517</text:p>
          </table:table-cell>
          <table:table-cell office:value-type="float" office:value="2927835" calcext:value-type="float">
            <text:p>2927835</text:p>
          </table:table-cell>
          <table:table-cell office:value-type="float" office:value="6350846" calcext:value-type="float">
            <text:p>6350846</text:p>
          </table:table-cell>
          <table:table-cell office:value-type="float" office:value="36752874" calcext:value-type="float">
            <text:p>36752874</text:p>
          </table:table-cell>
          <table:table-cell office:value-type="float" office:value="77749399" calcext:value-type="float">
            <text:p>777493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8483" calcext:value-type="float">
            <text:p>38483</text:p>
          </table:table-cell>
          <table:table-cell office:value-type="float" office:value="234808" calcext:value-type="float">
            <text:p>234808</text:p>
          </table:table-cell>
          <table:table-cell office:value-type="float" office:value="527724" calcext:value-type="float">
            <text:p>527724</text:p>
          </table:table-cell>
          <table:table-cell office:value-type="float" office:value="3002496" calcext:value-type="float">
            <text:p>3002496</text:p>
          </table:table-cell>
          <table:table-cell office:value-type="float" office:value="6434237" calcext:value-type="float">
            <text:p>6434237</text:p>
          </table:table-cell>
          <table:table-cell office:value-type="float" office:value="36438726" calcext:value-type="float">
            <text:p>36438726</text:p>
          </table:table-cell>
          <table:table-cell office:value-type="float" office:value="79730110" calcext:value-type="float">
            <text:p>797301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7" calcext:value-type="float">
            <text:p>977</text:p>
          </table:table-cell>
          <table:table-cell office:value-type="float" office:value="3772" calcext:value-type="float">
            <text:p>3772</text:p>
          </table:table-cell>
          <table:table-cell office:value-type="float" office:value="38762" calcext:value-type="float">
            <text:p>38762</text:p>
          </table:table-cell>
          <table:table-cell office:value-type="float" office:value="247728" calcext:value-type="float">
            <text:p>247728</text:p>
          </table:table-cell>
          <table:table-cell office:value-type="float" office:value="515921" calcext:value-type="float">
            <text:p>515921</text:p>
          </table:table-cell>
          <table:table-cell office:value-type="float" office:value="2982031" calcext:value-type="float">
            <text:p>2982031</text:p>
          </table:table-cell>
          <table:table-cell office:value-type="float" office:value="6508759" calcext:value-type="float">
            <text:p>6508759</text:p>
          </table:table-cell>
          <table:table-cell office:value-type="float" office:value="36323836" calcext:value-type="float">
            <text:p>36323836</text:p>
          </table:table-cell>
          <table:table-cell office:value-type="float" office:value="77522414" calcext:value-type="float">
            <text:p>775224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9461" calcext:value-type="float">
            <text:p>39461</text:p>
          </table:table-cell>
          <table:table-cell office:value-type="float" office:value="229989" calcext:value-type="float">
            <text:p>229989</text:p>
          </table:table-cell>
          <table:table-cell office:value-type="float" office:value="504467" calcext:value-type="float">
            <text:p>504467</text:p>
          </table:table-cell>
          <table:table-cell office:value-type="float" office:value="2947320" calcext:value-type="float">
            <text:p>2947320</text:p>
          </table:table-cell>
          <table:table-cell office:value-type="float" office:value="6232884" calcext:value-type="float">
            <text:p>6232884</text:p>
          </table:table-cell>
          <table:table-cell office:value-type="float" office:value="36910366" calcext:value-type="float">
            <text:p>36910366</text:p>
          </table:table-cell>
          <table:table-cell office:value-type="float" office:value="79392984" calcext:value-type="float">
            <text:p>793929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181" calcext:value-type="float">
            <text:p>39181</text:p>
          </table:table-cell>
          <table:table-cell office:value-type="float" office:value="228942" calcext:value-type="float">
            <text:p>228942</text:p>
          </table:table-cell>
          <table:table-cell office:value-type="float" office:value="517388" calcext:value-type="float">
            <text:p>517388</text:p>
          </table:table-cell>
          <table:table-cell office:value-type="float" office:value="2974209" calcext:value-type="float">
            <text:p>2974209</text:p>
          </table:table-cell>
          <table:table-cell office:value-type="float" office:value="6383393" calcext:value-type="float">
            <text:p>6383393</text:p>
          </table:table-cell>
          <table:table-cell office:value-type="float" office:value="37835001" calcext:value-type="float">
            <text:p>37835001</text:p>
          </table:table-cell>
          <table:table-cell office:value-type="float" office:value="79635475" calcext:value-type="float">
            <text:p>796354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36414" calcext:value-type="float">
            <text:p>236414</text:p>
          </table:table-cell>
          <table:table-cell office:value-type="float" office:value="527095" calcext:value-type="float">
            <text:p>527095</text:p>
          </table:table-cell>
          <table:table-cell office:value-type="float" office:value="3037835" calcext:value-type="float">
            <text:p>3037835</text:p>
          </table:table-cell>
          <table:table-cell office:value-type="float" office:value="6168630" calcext:value-type="float">
            <text:p>6168630</text:p>
          </table:table-cell>
          <table:table-cell office:value-type="float" office:value="37839681" calcext:value-type="float">
            <text:p>37839681</text:p>
          </table:table-cell>
          <table:table-cell office:value-type="float" office:value="79294577" calcext:value-type="float">
            <text:p>792945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9531" calcext:value-type="float">
            <text:p>39531</text:p>
          </table:table-cell>
          <table:table-cell office:value-type="float" office:value="235366" calcext:value-type="float">
            <text:p>235366</text:p>
          </table:table-cell>
          <table:table-cell office:value-type="float" office:value="520041" calcext:value-type="float">
            <text:p>520041</text:p>
          </table:table-cell>
          <table:table-cell office:value-type="float" office:value="2961638" calcext:value-type="float">
            <text:p>2961638</text:p>
          </table:table-cell>
          <table:table-cell office:value-type="float" office:value="6394148" calcext:value-type="float">
            <text:p>6394148</text:p>
          </table:table-cell>
          <table:table-cell office:value-type="float" office:value="36931668" calcext:value-type="float">
            <text:p>36931668</text:p>
          </table:table-cell>
          <table:table-cell office:value-type="float" office:value="77490566" calcext:value-type="float">
            <text:p>774905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531" calcext:value-type="float">
            <text:p>39531</text:p>
          </table:table-cell>
          <table:table-cell office:value-type="float" office:value="233760" calcext:value-type="float">
            <text:p>233760</text:p>
          </table:table-cell>
          <table:table-cell office:value-type="float" office:value="513127" calcext:value-type="float">
            <text:p>513127</text:p>
          </table:table-cell>
          <table:table-cell office:value-type="float" office:value="2961498" calcext:value-type="float">
            <text:p>2961498</text:p>
          </table:table-cell>
          <table:table-cell office:value-type="float" office:value="6218147" calcext:value-type="float">
            <text:p>6218147</text:p>
          </table:table-cell>
          <table:table-cell office:value-type="float" office:value="36872093" calcext:value-type="float">
            <text:p>36872093</text:p>
          </table:table-cell>
          <table:table-cell office:value-type="float" office:value="78557817" calcext:value-type="float">
            <text:p>785578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9950" calcext:value-type="float">
            <text:p>39950</text:p>
          </table:table-cell>
          <table:table-cell office:value-type="float" office:value="236485" calcext:value-type="float">
            <text:p>236485</text:p>
          </table:table-cell>
          <table:table-cell office:value-type="float" office:value="517387" calcext:value-type="float">
            <text:p>517387</text:p>
          </table:table-cell>
          <table:table-cell office:value-type="float" office:value="2985664" calcext:value-type="float">
            <text:p>2985664</text:p>
          </table:table-cell>
          <table:table-cell office:value-type="float" office:value="6275488" calcext:value-type="float">
            <text:p>6275488</text:p>
          </table:table-cell>
          <table:table-cell office:value-type="float" office:value="36451576" calcext:value-type="float">
            <text:p>36451576</text:p>
          </table:table-cell>
          <table:table-cell office:value-type="float" office:value="79189605" calcext:value-type="float">
            <text:p>791896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600" calcext:value-type="float">
            <text:p>39600</text:p>
          </table:table-cell>
          <table:table-cell office:value-type="float" office:value="229919" calcext:value-type="float">
            <text:p>229919</text:p>
          </table:table-cell>
          <table:table-cell office:value-type="float" office:value="523813" calcext:value-type="float">
            <text:p>523813</text:p>
          </table:table-cell>
          <table:table-cell office:value-type="float" office:value="2952069" calcext:value-type="float">
            <text:p>2952069</text:p>
          </table:table-cell>
          <table:table-cell office:value-type="float" office:value="6358529" calcext:value-type="float">
            <text:p>6358529</text:p>
          </table:table-cell>
          <table:table-cell office:value-type="float" office:value="37097962" calcext:value-type="float">
            <text:p>37097962</text:p>
          </table:table-cell>
          <table:table-cell office:value-type="float" office:value="78016265" calcext:value-type="float">
            <text:p>780162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9251" calcext:value-type="float">
            <text:p>39251</text:p>
          </table:table-cell>
          <table:table-cell office:value-type="float" office:value="237322" calcext:value-type="float">
            <text:p>237322</text:p>
          </table:table-cell>
          <table:table-cell office:value-type="float" office:value="526327" calcext:value-type="float">
            <text:p>526327</text:p>
          </table:table-cell>
          <table:table-cell office:value-type="float" office:value="2931886" calcext:value-type="float">
            <text:p>2931886</text:p>
          </table:table-cell>
          <table:table-cell office:value-type="float" office:value="6397082" calcext:value-type="float">
            <text:p>6397082</text:p>
          </table:table-cell>
          <table:table-cell office:value-type="float" office:value="36600059" calcext:value-type="float">
            <text:p>36600059</text:p>
          </table:table-cell>
          <table:table-cell office:value-type="float" office:value="79509550" calcext:value-type="float">
            <text:p>7950955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9670" calcext:value-type="float">
            <text:p>39670</text:p>
          </table:table-cell>
          <table:table-cell office:value-type="float" office:value="239767" calcext:value-type="float">
            <text:p>239767</text:p>
          </table:table-cell>
          <table:table-cell office:value-type="float" office:value="542181" calcext:value-type="float">
            <text:p>542181</text:p>
          </table:table-cell>
          <table:table-cell office:value-type="float" office:value="2992857" calcext:value-type="float">
            <text:p>2992857</text:p>
          </table:table-cell>
          <table:table-cell office:value-type="float" office:value="6384650" calcext:value-type="float">
            <text:p>6384650</text:p>
          </table:table-cell>
          <table:table-cell office:value-type="float" office:value="36883826" calcext:value-type="float">
            <text:p>36883826</text:p>
          </table:table-cell>
          <table:table-cell office:value-type="float" office:value="78036588" calcext:value-type="float">
            <text:p>780365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7994" calcext:value-type="float">
            <text:p>37994</text:p>
          </table:table-cell>
          <table:table-cell office:value-type="float" office:value="235087" calcext:value-type="float">
            <text:p>235087</text:p>
          </table:table-cell>
          <table:table-cell office:value-type="float" office:value="508588" calcext:value-type="float">
            <text:p>508588</text:p>
          </table:table-cell>
          <table:table-cell office:value-type="float" office:value="3062140" calcext:value-type="float">
            <text:p>3062140</text:p>
          </table:table-cell>
          <table:table-cell office:value-type="float" office:value="6267805" calcext:value-type="float">
            <text:p>6267805</text:p>
          </table:table-cell>
          <table:table-cell office:value-type="float" office:value="36284864" calcext:value-type="float">
            <text:p>36284864</text:p>
          </table:table-cell>
          <table:table-cell office:value-type="float" office:value="78524851" calcext:value-type="float">
            <text:p>785248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715" calcext:value-type="float">
            <text:p>37715</text:p>
          </table:table-cell>
          <table:table-cell office:value-type="float" office:value="238439" calcext:value-type="float">
            <text:p>238439</text:p>
          </table:table-cell>
          <table:table-cell office:value-type="float" office:value="525140" calcext:value-type="float">
            <text:p>525140</text:p>
          </table:table-cell>
          <table:table-cell office:value-type="float" office:value="2958704" calcext:value-type="float">
            <text:p>2958704</text:p>
          </table:table-cell>
          <table:table-cell office:value-type="float" office:value="6271646" calcext:value-type="float">
            <text:p>6271646</text:p>
          </table:table-cell>
          <table:table-cell office:value-type="float" office:value="36767750" calcext:value-type="float">
            <text:p>36767750</text:p>
          </table:table-cell>
          <table:table-cell office:value-type="float" office:value="77990981" calcext:value-type="float">
            <text:p>779909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133" calcext:value-type="float">
            <text:p>38133</text:p>
          </table:table-cell>
          <table:table-cell office:value-type="float" office:value="231036" calcext:value-type="float">
            <text:p>231036</text:p>
          </table:table-cell>
          <table:table-cell office:value-type="float" office:value="516410" calcext:value-type="float">
            <text:p>516410</text:p>
          </table:table-cell>
          <table:table-cell office:value-type="float" office:value="2969599" calcext:value-type="float">
            <text:p>2969599</text:p>
          </table:table-cell>
          <table:table-cell office:value-type="float" office:value="6330802" calcext:value-type="float">
            <text:p>6330802</text:p>
          </table:table-cell>
          <table:table-cell office:value-type="float" office:value="36299740" calcext:value-type="float">
            <text:p>36299740</text:p>
          </table:table-cell>
          <table:table-cell office:value-type="float" office:value="77680186" calcext:value-type="float">
            <text:p>776801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39251" calcext:value-type="float">
            <text:p>39251</text:p>
          </table:table-cell>
          <table:table-cell office:value-type="float" office:value="231316" calcext:value-type="float">
            <text:p>231316</text:p>
          </table:table-cell>
          <table:table-cell office:value-type="float" office:value="518505" calcext:value-type="float">
            <text:p>518505</text:p>
          </table:table-cell>
          <table:table-cell office:value-type="float" office:value="2951930" calcext:value-type="float">
            <text:p>2951930</text:p>
          </table:table-cell>
          <table:table-cell office:value-type="float" office:value="6273113" calcext:value-type="float">
            <text:p>6273113</text:p>
          </table:table-cell>
          <table:table-cell office:value-type="float" office:value="35987548" calcext:value-type="float">
            <text:p>35987548</text:p>
          </table:table-cell>
          <table:table-cell office:value-type="float" office:value="79188208" calcext:value-type="float">
            <text:p>791882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96" calcext:value-type="float">
            <text:p>1396</text:p>
          </table:table-cell>
          <table:table-cell office:value-type="float" office:value="3842" calcext:value-type="float">
            <text:p>3842</text:p>
          </table:table-cell>
          <table:table-cell office:value-type="float" office:value="39251" calcext:value-type="float">
            <text:p>39251</text:p>
          </table:table-cell>
          <table:table-cell office:value-type="float" office:value="243538" calcext:value-type="float">
            <text:p>243538</text:p>
          </table:table-cell>
          <table:table-cell office:value-type="float" office:value="517876" calcext:value-type="float">
            <text:p>517876</text:p>
          </table:table-cell>
          <table:table-cell office:value-type="float" office:value="2989295" calcext:value-type="float">
            <text:p>2989295</text:p>
          </table:table-cell>
          <table:table-cell office:value-type="float" office:value="6322281" calcext:value-type="float">
            <text:p>6322281</text:p>
          </table:table-cell>
          <table:table-cell office:value-type="float" office:value="35910373" calcext:value-type="float">
            <text:p>35910373</text:p>
          </table:table-cell>
          <table:table-cell office:value-type="float" office:value="77798288" calcext:value-type="float">
            <text:p>777982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6" calcext:value-type="float">
            <text:p>1396</text:p>
          </table:table-cell>
          <table:table-cell office:value-type="float" office:value="3702" calcext:value-type="float">
            <text:p>3702</text:p>
          </table:table-cell>
          <table:table-cell office:value-type="float" office:value="37993" calcext:value-type="float">
            <text:p>37993</text:p>
          </table:table-cell>
          <table:table-cell office:value-type="float" office:value="237252" calcext:value-type="float">
            <text:p>237252</text:p>
          </table:table-cell>
          <table:table-cell office:value-type="float" office:value="521787" calcext:value-type="float">
            <text:p>521787</text:p>
          </table:table-cell>
          <table:table-cell office:value-type="float" office:value="2999143" calcext:value-type="float">
            <text:p>2999143</text:p>
          </table:table-cell>
          <table:table-cell office:value-type="float" office:value="6302376" calcext:value-type="float">
            <text:p>6302376</text:p>
          </table:table-cell>
          <table:table-cell office:value-type="float" office:value="36696022" calcext:value-type="float">
            <text:p>36696022</text:p>
          </table:table-cell>
          <table:table-cell office:value-type="float" office:value="79125560" calcext:value-type="float">
            <text:p>791255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8134" calcext:value-type="float">
            <text:p>38134</text:p>
          </table:table-cell>
          <table:table-cell office:value-type="float" office:value="232922" calcext:value-type="float">
            <text:p>232922</text:p>
          </table:table-cell>
          <table:table-cell office:value-type="float" office:value="508099" calcext:value-type="float">
            <text:p>508099</text:p>
          </table:table-cell>
          <table:table-cell office:value-type="float" office:value="2933631" calcext:value-type="float">
            <text:p>2933631</text:p>
          </table:table-cell>
          <table:table-cell office:value-type="float" office:value="6430256" calcext:value-type="float">
            <text:p>6430256</text:p>
          </table:table-cell>
          <table:table-cell office:value-type="float" office:value="36548517" calcext:value-type="float">
            <text:p>36548517</text:p>
          </table:table-cell>
          <table:table-cell office:value-type="float" office:value="79839273" calcext:value-type="float">
            <text:p>798392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8622" calcext:value-type="float">
            <text:p>38622</text:p>
          </table:table-cell>
          <table:table-cell office:value-type="float" office:value="233201" calcext:value-type="float">
            <text:p>233201</text:p>
          </table:table-cell>
          <table:table-cell office:value-type="float" office:value="543647" calcext:value-type="float">
            <text:p>543647</text:p>
          </table:table-cell>
          <table:table-cell office:value-type="float" office:value="2984336" calcext:value-type="float">
            <text:p>2984336</text:p>
          </table:table-cell>
          <table:table-cell office:value-type="float" office:value="6240147" calcext:value-type="float">
            <text:p>6240147</text:p>
          </table:table-cell>
          <table:table-cell office:value-type="float" office:value="38101517" calcext:value-type="float">
            <text:p>38101517</text:p>
          </table:table-cell>
          <table:table-cell office:value-type="float" office:value="77740180" calcext:value-type="float">
            <text:p>777401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29081" calcext:value-type="float">
            <text:p>229081</text:p>
          </table:table-cell>
          <table:table-cell office:value-type="float" office:value="509356" calcext:value-type="float">
            <text:p>509356</text:p>
          </table:table-cell>
          <table:table-cell office:value-type="float" office:value="2964710" calcext:value-type="float">
            <text:p>2964710</text:p>
          </table:table-cell>
          <table:table-cell office:value-type="float" office:value="6327799" calcext:value-type="float">
            <text:p>6327799</text:p>
          </table:table-cell>
          <table:table-cell office:value-type="float" office:value="36402268" calcext:value-type="float">
            <text:p>36402268</text:p>
          </table:table-cell>
          <table:table-cell office:value-type="float" office:value="80008778" calcext:value-type="float">
            <text:p>800087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40648" calcext:value-type="float">
            <text:p>40648</text:p>
          </table:table-cell>
          <table:table-cell office:value-type="float" office:value="231665" calcext:value-type="float">
            <text:p>231665</text:p>
          </table:table-cell>
          <table:table-cell office:value-type="float" office:value="521438" calcext:value-type="float">
            <text:p>521438</text:p>
          </table:table-cell>
          <table:table-cell office:value-type="float" office:value="2980565" calcext:value-type="float">
            <text:p>2980565</text:p>
          </table:table-cell>
          <table:table-cell office:value-type="float" office:value="6314529" calcext:value-type="float">
            <text:p>6314529</text:p>
          </table:table-cell>
          <table:table-cell office:value-type="float" office:value="36505284" calcext:value-type="float">
            <text:p>36505284</text:p>
          </table:table-cell>
          <table:table-cell office:value-type="float" office:value="78633805" calcext:value-type="float">
            <text:p>786338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66" calcext:value-type="float">
            <text:p>1466</text:p>
          </table:table-cell>
          <table:table-cell office:value-type="float" office:value="3282" calcext:value-type="float">
            <text:p>3282</text:p>
          </table:table-cell>
          <table:table-cell office:value-type="float" office:value="47003" calcext:value-type="float">
            <text:p>47003</text:p>
          </table:table-cell>
          <table:table-cell office:value-type="float" office:value="232712" calcext:value-type="float">
            <text:p>232712</text:p>
          </table:table-cell>
          <table:table-cell office:value-type="float" office:value="515222" calcext:value-type="float">
            <text:p>515222</text:p>
          </table:table-cell>
          <table:table-cell office:value-type="float" office:value="2975327" calcext:value-type="float">
            <text:p>2975327</text:p>
          </table:table-cell>
          <table:table-cell office:value-type="float" office:value="6292040" calcext:value-type="float">
            <text:p>6292040</text:p>
          </table:table-cell>
          <table:table-cell office:value-type="float" office:value="36412814" calcext:value-type="float">
            <text:p>36412814</text:p>
          </table:table-cell>
          <table:table-cell office:value-type="float" office:value="77197999" calcext:value-type="float">
            <text:p>77197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0578" calcext:value-type="float">
            <text:p>40578</text:p>
          </table:table-cell>
          <table:table-cell office:value-type="float" office:value="239976" calcext:value-type="float">
            <text:p>239976</text:p>
          </table:table-cell>
          <table:table-cell office:value-type="float" office:value="515921" calcext:value-type="float">
            <text:p>515921</text:p>
          </table:table-cell>
          <table:table-cell office:value-type="float" office:value="3055295" calcext:value-type="float">
            <text:p>3055295</text:p>
          </table:table-cell>
          <table:table-cell office:value-type="float" office:value="6331849" calcext:value-type="float">
            <text:p>6331849</text:p>
          </table:table-cell>
          <table:table-cell office:value-type="float" office:value="37263556" calcext:value-type="float">
            <text:p>37263556</text:p>
          </table:table-cell>
          <table:table-cell office:value-type="float" office:value="76859965" calcext:value-type="float">
            <text:p>768599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600" calcext:value-type="float">
            <text:p>39600</text:p>
          </table:table-cell>
          <table:table-cell office:value-type="float" office:value="241094" calcext:value-type="float">
            <text:p>241094</text:p>
          </table:table-cell>
          <table:table-cell office:value-type="float" office:value="533660" calcext:value-type="float">
            <text:p>533660</text:p>
          </table:table-cell>
          <table:table-cell office:value-type="float" office:value="3000051" calcext:value-type="float">
            <text:p>3000051</text:p>
          </table:table-cell>
          <table:table-cell office:value-type="float" office:value="6186509" calcext:value-type="float">
            <text:p>6186509</text:p>
          </table:table-cell>
          <table:table-cell office:value-type="float" office:value="37085670" calcext:value-type="float">
            <text:p>37085670</text:p>
          </table:table-cell>
          <table:table-cell office:value-type="float" office:value="79324400" calcext:value-type="float">
            <text:p>793244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273" calcext:value-type="float">
            <text:p>38273</text:p>
          </table:table-cell>
          <table:table-cell office:value-type="float" office:value="270567" calcext:value-type="float">
            <text:p>270567</text:p>
          </table:table-cell>
          <table:table-cell office:value-type="float" office:value="516131" calcext:value-type="float">
            <text:p>516131</text:p>
          </table:table-cell>
          <table:table-cell office:value-type="float" office:value="2911841" calcext:value-type="float">
            <text:p>2911841</text:p>
          </table:table-cell>
          <table:table-cell office:value-type="float" office:value="6271646" calcext:value-type="float">
            <text:p>6271646</text:p>
          </table:table-cell>
          <table:table-cell office:value-type="float" office:value="36311125" calcext:value-type="float">
            <text:p>36311125</text:p>
          </table:table-cell>
          <table:table-cell office:value-type="float" office:value="77880353" calcext:value-type="float">
            <text:p>778803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31805" calcext:value-type="float">
            <text:p>231805</text:p>
          </table:table-cell>
          <table:table-cell office:value-type="float" office:value="526048" calcext:value-type="float">
            <text:p>526048</text:p>
          </table:table-cell>
          <table:table-cell office:value-type="float" office:value="3038324" calcext:value-type="float">
            <text:p>3038324</text:p>
          </table:table-cell>
          <table:table-cell office:value-type="float" office:value="6240636" calcext:value-type="float">
            <text:p>6240636</text:p>
          </table:table-cell>
          <table:table-cell office:value-type="float" office:value="37141682" calcext:value-type="float">
            <text:p>37141682</text:p>
          </table:table-cell>
          <table:table-cell office:value-type="float" office:value="78003762" calcext:value-type="float">
            <text:p>780037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66" calcext:value-type="float">
            <text:p>1466</text:p>
          </table:table-cell>
          <table:table-cell office:value-type="float" office:value="2445" calcext:value-type="float">
            <text:p>2445</text:p>
          </table:table-cell>
          <table:table-cell office:value-type="float" office:value="40229" calcext:value-type="float">
            <text:p>40229</text:p>
          </table:table-cell>
          <table:table-cell office:value-type="float" office:value="235646" calcext:value-type="float">
            <text:p>235646</text:p>
          </table:table-cell>
          <table:table-cell office:value-type="float" office:value="511730" calcext:value-type="float">
            <text:p>511730</text:p>
          </table:table-cell>
          <table:table-cell office:value-type="float" office:value="2921339" calcext:value-type="float">
            <text:p>2921339</text:p>
          </table:table-cell>
          <table:table-cell office:value-type="float" office:value="6235468" calcext:value-type="float">
            <text:p>6235468</text:p>
          </table:table-cell>
          <table:table-cell office:value-type="float" office:value="36514643" calcext:value-type="float">
            <text:p>36514643</text:p>
          </table:table-cell>
          <table:table-cell office:value-type="float" office:value="79995299" calcext:value-type="float">
            <text:p>799952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08" calcext:value-type="float">
            <text:p>908</text:p>
          </table:table-cell>
          <table:table-cell office:value-type="float" office:value="3283" calcext:value-type="float">
            <text:p>3283</text:p>
          </table:table-cell>
          <table:table-cell office:value-type="float" office:value="38693" calcext:value-type="float">
            <text:p>38693</text:p>
          </table:table-cell>
          <table:table-cell office:value-type="float" office:value="232503" calcext:value-type="float">
            <text:p>232503</text:p>
          </table:table-cell>
          <table:table-cell office:value-type="float" office:value="497831" calcext:value-type="float">
            <text:p>497831</text:p>
          </table:table-cell>
          <table:table-cell office:value-type="float" office:value="3027917" calcext:value-type="float">
            <text:p>3027917</text:p>
          </table:table-cell>
          <table:table-cell office:value-type="float" office:value="6394777" calcext:value-type="float">
            <text:p>6394777</text:p>
          </table:table-cell>
          <table:table-cell office:value-type="float" office:value="37352395" calcext:value-type="float">
            <text:p>37352395</text:p>
          </table:table-cell>
          <table:table-cell office:value-type="float" office:value="78630592" calcext:value-type="float">
            <text:p>786305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60" calcext:value-type="float">
            <text:p>4260</text:p>
          </table:table-cell>
          <table:table-cell office:value-type="float" office:value="3911" calcext:value-type="float">
            <text:p>3911</text:p>
          </table:table-cell>
          <table:table-cell office:value-type="float" office:value="39461" calcext:value-type="float">
            <text:p>39461</text:p>
          </table:table-cell>
          <table:table-cell office:value-type="float" office:value="229150" calcext:value-type="float">
            <text:p>229150</text:p>
          </table:table-cell>
          <table:table-cell office:value-type="float" office:value="514803" calcext:value-type="float">
            <text:p>514803</text:p>
          </table:table-cell>
          <table:table-cell office:value-type="float" office:value="2906532" calcext:value-type="float">
            <text:p>2906532</text:p>
          </table:table-cell>
          <table:table-cell office:value-type="float" office:value="6349938" calcext:value-type="float">
            <text:p>6349938</text:p>
          </table:table-cell>
          <table:table-cell office:value-type="float" office:value="36393538" calcext:value-type="float">
            <text:p>36393538</text:p>
          </table:table-cell>
          <table:table-cell office:value-type="float" office:value="77908778" calcext:value-type="float">
            <text:p>77908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38203" calcext:value-type="float">
            <text:p>38203</text:p>
          </table:table-cell>
          <table:table-cell office:value-type="float" office:value="237183" calcext:value-type="float">
            <text:p>237183</text:p>
          </table:table-cell>
          <table:table-cell office:value-type="float" office:value="513756" calcext:value-type="float">
            <text:p>513756</text:p>
          </table:table-cell>
          <table:table-cell office:value-type="float" office:value="2968203" calcext:value-type="float">
            <text:p>2968203</text:p>
          </table:table-cell>
          <table:table-cell office:value-type="float" office:value="6358040" calcext:value-type="float">
            <text:p>6358040</text:p>
          </table:table-cell>
          <table:table-cell office:value-type="float" office:value="36191416" calcext:value-type="float">
            <text:p>36191416</text:p>
          </table:table-cell>
          <table:table-cell office:value-type="float" office:value="78717405" calcext:value-type="float">
            <text:p>787174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9042" calcext:value-type="float">
            <text:p>39042</text:p>
          </table:table-cell>
          <table:table-cell office:value-type="float" office:value="236135" calcext:value-type="float">
            <text:p>236135</text:p>
          </table:table-cell>
          <table:table-cell office:value-type="float" office:value="513407" calcext:value-type="float">
            <text:p>513407</text:p>
          </table:table-cell>
          <table:table-cell office:value-type="float" office:value="2955702" calcext:value-type="float">
            <text:p>2955702</text:p>
          </table:table-cell>
          <table:table-cell office:value-type="float" office:value="6290573" calcext:value-type="float">
            <text:p>6290573</text:p>
          </table:table-cell>
          <table:table-cell office:value-type="float" office:value="35658454" calcext:value-type="float">
            <text:p>35658454</text:p>
          </table:table-cell>
          <table:table-cell office:value-type="float" office:value="78619208" calcext:value-type="float">
            <text:p>786192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8972" calcext:value-type="float">
            <text:p>38972</text:p>
          </table:table-cell>
          <table:table-cell office:value-type="float" office:value="233900" calcext:value-type="float">
            <text:p>233900</text:p>
          </table:table-cell>
          <table:table-cell office:value-type="float" office:value="502022" calcext:value-type="float">
            <text:p>502022</text:p>
          </table:table-cell>
          <table:table-cell office:value-type="float" office:value="3063118" calcext:value-type="float">
            <text:p>3063118</text:p>
          </table:table-cell>
          <table:table-cell office:value-type="float" office:value="6262986" calcext:value-type="float">
            <text:p>6262986</text:p>
          </table:table-cell>
          <table:table-cell office:value-type="float" office:value="37213759" calcext:value-type="float">
            <text:p>37213759</text:p>
          </table:table-cell>
          <table:table-cell office:value-type="float" office:value="78232913" calcext:value-type="float">
            <text:p>782329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7296" calcext:value-type="float">
            <text:p>37296</text:p>
          </table:table-cell>
          <table:table-cell office:value-type="float" office:value="239837" calcext:value-type="float">
            <text:p>239837</text:p>
          </table:table-cell>
          <table:table-cell office:value-type="float" office:value="504676" calcext:value-type="float">
            <text:p>504676</text:p>
          </table:table-cell>
          <table:table-cell office:value-type="float" office:value="3242820" calcext:value-type="float">
            <text:p>3242820</text:p>
          </table:table-cell>
          <table:table-cell office:value-type="float" office:value="6345119" calcext:value-type="float">
            <text:p>6345119</text:p>
          </table:table-cell>
          <table:table-cell office:value-type="float" office:value="36612701" calcext:value-type="float">
            <text:p>36612701</text:p>
          </table:table-cell>
          <table:table-cell office:value-type="float" office:value="78330482" calcext:value-type="float">
            <text:p>783304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8063" calcext:value-type="float">
            <text:p>38063</text:p>
          </table:table-cell>
          <table:table-cell office:value-type="float" office:value="245773" calcext:value-type="float">
            <text:p>245773</text:p>
          </table:table-cell>
          <table:table-cell office:value-type="float" office:value="521857" calcext:value-type="float">
            <text:p>521857</text:p>
          </table:table-cell>
          <table:table-cell office:value-type="float" office:value="3147626" calcext:value-type="float">
            <text:p>3147626</text:p>
          </table:table-cell>
          <table:table-cell office:value-type="float" office:value="6250763" calcext:value-type="float">
            <text:p>6250763</text:p>
          </table:table-cell>
          <table:table-cell office:value-type="float" office:value="36561088" calcext:value-type="float">
            <text:p>36561088</text:p>
          </table:table-cell>
          <table:table-cell office:value-type="float" office:value="78736611" calcext:value-type="float">
            <text:p>787366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40509" calcext:value-type="float">
            <text:p>40509</text:p>
          </table:table-cell>
          <table:table-cell office:value-type="float" office:value="238998" calcext:value-type="float">
            <text:p>238998</text:p>
          </table:table-cell>
          <table:table-cell office:value-type="float" office:value="516689" calcext:value-type="float">
            <text:p>516689</text:p>
          </table:table-cell>
          <table:table-cell office:value-type="float" office:value="3060325" calcext:value-type="float">
            <text:p>3060325</text:p>
          </table:table-cell>
          <table:table-cell office:value-type="float" office:value="6274509" calcext:value-type="float">
            <text:p>6274509</text:p>
          </table:table-cell>
          <table:table-cell office:value-type="float" office:value="36422313" calcext:value-type="float">
            <text:p>36422313</text:p>
          </table:table-cell>
          <table:table-cell office:value-type="float" office:value="77287815" calcext:value-type="float">
            <text:p>772878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40508" calcext:value-type="float">
            <text:p>40508</text:p>
          </table:table-cell>
          <table:table-cell office:value-type="float" office:value="231804" calcext:value-type="float">
            <text:p>231804</text:p>
          </table:table-cell>
          <table:table-cell office:value-type="float" office:value="511660" calcext:value-type="float">
            <text:p>511660</text:p>
          </table:table-cell>
          <table:table-cell office:value-type="float" office:value="3050127" calcext:value-type="float">
            <text:p>3050127</text:p>
          </table:table-cell>
          <table:table-cell office:value-type="float" office:value="6344212" calcext:value-type="float">
            <text:p>6344212</text:p>
          </table:table-cell>
          <table:table-cell office:value-type="float" office:value="36006824" calcext:value-type="float">
            <text:p>36006824</text:p>
          </table:table-cell>
          <table:table-cell office:value-type="float" office:value="77149040" calcext:value-type="float">
            <text:p>771490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38972" calcext:value-type="float">
            <text:p>38972</text:p>
          </table:table-cell>
          <table:table-cell office:value-type="float" office:value="244935" calcext:value-type="float">
            <text:p>244935</text:p>
          </table:table-cell>
          <table:table-cell office:value-type="float" office:value="524582" calcext:value-type="float">
            <text:p>524582</text:p>
          </table:table-cell>
          <table:table-cell office:value-type="float" office:value="2980844" calcext:value-type="float">
            <text:p>2980844</text:p>
          </table:table-cell>
          <table:table-cell office:value-type="float" office:value="6284567" calcext:value-type="float">
            <text:p>6284567</text:p>
          </table:table-cell>
          <table:table-cell office:value-type="float" office:value="37109275" calcext:value-type="float">
            <text:p>37109275</text:p>
          </table:table-cell>
          <table:table-cell office:value-type="float" office:value="77395162" calcext:value-type="float">
            <text:p>773951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670" calcext:value-type="float">
            <text:p>39670</text:p>
          </table:table-cell>
          <table:table-cell office:value-type="float" office:value="240674" calcext:value-type="float">
            <text:p>240674</text:p>
          </table:table-cell>
          <table:table-cell office:value-type="float" office:value="514803" calcext:value-type="float">
            <text:p>514803</text:p>
          </table:table-cell>
          <table:table-cell office:value-type="float" office:value="2984546" calcext:value-type="float">
            <text:p>2984546</text:p>
          </table:table-cell>
          <table:table-cell office:value-type="float" office:value="6272135" calcext:value-type="float">
            <text:p>6272135</text:p>
          </table:table-cell>
          <table:table-cell office:value-type="float" office:value="36600060" calcext:value-type="float">
            <text:p>36600060</text:p>
          </table:table-cell>
          <table:table-cell office:value-type="float" office:value="78307505" calcext:value-type="float">
            <text:p>783075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5607" calcext:value-type="float">
            <text:p>45607</text:p>
          </table:table-cell>
          <table:table-cell office:value-type="float" office:value="243329" calcext:value-type="float">
            <text:p>243329</text:p>
          </table:table-cell>
          <table:table-cell office:value-type="float" office:value="530727" calcext:value-type="float">
            <text:p>530727</text:p>
          </table:table-cell>
          <table:table-cell office:value-type="float" office:value="3040070" calcext:value-type="float">
            <text:p>3040070</text:p>
          </table:table-cell>
          <table:table-cell office:value-type="float" office:value="6350637" calcext:value-type="float">
            <text:p>6350637</text:p>
          </table:table-cell>
          <table:table-cell office:value-type="float" office:value="36910157" calcext:value-type="float">
            <text:p>36910157</text:p>
          </table:table-cell>
          <table:table-cell office:value-type="float" office:value="80924823" calcext:value-type="float">
            <text:p>809248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" calcext:value-type="float">
            <text:p>978</text:p>
          </table:table-cell>
          <table:table-cell office:value-type="float" office:value="4260" calcext:value-type="float">
            <text:p>4260</text:p>
          </table:table-cell>
          <table:table-cell office:value-type="float" office:value="38203" calcext:value-type="float">
            <text:p>38203</text:p>
          </table:table-cell>
          <table:table-cell office:value-type="float" office:value="236274" calcext:value-type="float">
            <text:p>236274</text:p>
          </table:table-cell>
          <table:table-cell office:value-type="float" office:value="527375" calcext:value-type="float">
            <text:p>527375</text:p>
          </table:table-cell>
          <table:table-cell office:value-type="float" office:value="3005918" calcext:value-type="float">
            <text:p>3005918</text:p>
          </table:table-cell>
          <table:table-cell office:value-type="float" office:value="6431164" calcext:value-type="float">
            <text:p>6431164</text:p>
          </table:table-cell>
          <table:table-cell office:value-type="float" office:value="36327956" calcext:value-type="float">
            <text:p>36327956</text:p>
          </table:table-cell>
          <table:table-cell office:value-type="float" office:value="78815672" calcext:value-type="float">
            <text:p>788156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7994" calcext:value-type="float">
            <text:p>37994</text:p>
          </table:table-cell>
          <table:table-cell office:value-type="float" office:value="230687" calcext:value-type="float">
            <text:p>230687</text:p>
          </table:table-cell>
          <table:table-cell office:value-type="float" office:value="515781" calcext:value-type="float">
            <text:p>515781</text:p>
          </table:table-cell>
          <table:table-cell office:value-type="float" office:value="3012553" calcext:value-type="float">
            <text:p>3012553</text:p>
          </table:table-cell>
          <table:table-cell office:value-type="float" office:value="6356643" calcext:value-type="float">
            <text:p>6356643</text:p>
          </table:table-cell>
          <table:table-cell office:value-type="float" office:value="36941726" calcext:value-type="float">
            <text:p>36941726</text:p>
          </table:table-cell>
          <table:table-cell office:value-type="float" office:value="79023452" calcext:value-type="float">
            <text:p>790234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042" calcext:value-type="float">
            <text:p>39042</text:p>
          </table:table-cell>
          <table:table-cell office:value-type="float" office:value="239906" calcext:value-type="float">
            <text:p>239906</text:p>
          </table:table-cell>
          <table:table-cell office:value-type="float" office:value="525489" calcext:value-type="float">
            <text:p>525489</text:p>
          </table:table-cell>
          <table:table-cell office:value-type="float" office:value="3013531" calcext:value-type="float">
            <text:p>3013531</text:p>
          </table:table-cell>
          <table:table-cell office:value-type="float" office:value="6357551" calcext:value-type="float">
            <text:p>6357551</text:p>
          </table:table-cell>
          <table:table-cell office:value-type="float" office:value="36969383" calcext:value-type="float">
            <text:p>36969383</text:p>
          </table:table-cell>
          <table:table-cell office:value-type="float" office:value="78998378" calcext:value-type="float">
            <text:p>789983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8204" calcext:value-type="float">
            <text:p>38204</text:p>
          </table:table-cell>
          <table:table-cell office:value-type="float" office:value="242351" calcext:value-type="float">
            <text:p>242351</text:p>
          </table:table-cell>
          <table:table-cell office:value-type="float" office:value="520809" calcext:value-type="float">
            <text:p>520809</text:p>
          </table:table-cell>
          <table:table-cell office:value-type="float" office:value="3095384" calcext:value-type="float">
            <text:p>3095384</text:p>
          </table:table-cell>
          <table:table-cell office:value-type="float" office:value="6413634" calcext:value-type="float">
            <text:p>6413634</text:p>
          </table:table-cell>
          <table:table-cell office:value-type="float" office:value="37956596" calcext:value-type="float">
            <text:p>37956596</text:p>
          </table:table-cell>
          <table:table-cell office:value-type="float" office:value="80391022" calcext:value-type="float">
            <text:p>803910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96" calcext:value-type="float">
            <text:p>1396</text:p>
          </table:table-cell>
          <table:table-cell office:value-type="float" office:value="4190" calcext:value-type="float">
            <text:p>4190</text:p>
          </table:table-cell>
          <table:table-cell office:value-type="float" office:value="39671" calcext:value-type="float">
            <text:p>39671</text:p>
          </table:table-cell>
          <table:table-cell office:value-type="float" office:value="233900" calcext:value-type="float">
            <text:p>233900</text:p>
          </table:table-cell>
          <table:table-cell office:value-type="float" office:value="516549" calcext:value-type="float">
            <text:p>516549</text:p>
          </table:table-cell>
          <table:table-cell office:value-type="float" office:value="3023238" calcext:value-type="float">
            <text:p>3023238</text:p>
          </table:table-cell>
          <table:table-cell office:value-type="float" office:value="6311316" calcext:value-type="float">
            <text:p>6311316</text:p>
          </table:table-cell>
          <table:table-cell office:value-type="float" office:value="37292191" calcext:value-type="float">
            <text:p>37292191</text:p>
          </table:table-cell>
          <table:table-cell office:value-type="float" office:value="78564382" calcext:value-type="float">
            <text:p>785643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7" calcext:value-type="float">
            <text:p>907</text:p>
          </table:table-cell>
          <table:table-cell office:value-type="float" office:value="3911" calcext:value-type="float">
            <text:p>3911</text:p>
          </table:table-cell>
          <table:table-cell office:value-type="float" office:value="39042" calcext:value-type="float">
            <text:p>39042</text:p>
          </table:table-cell>
          <table:table-cell office:value-type="float" office:value="238719" calcext:value-type="float">
            <text:p>238719</text:p>
          </table:table-cell>
          <table:table-cell office:value-type="float" office:value="533590" calcext:value-type="float">
            <text:p>533590</text:p>
          </table:table-cell>
          <table:table-cell office:value-type="float" office:value="2985873" calcext:value-type="float">
            <text:p>2985873</text:p>
          </table:table-cell>
          <table:table-cell office:value-type="float" office:value="6319627" calcext:value-type="float">
            <text:p>6319627</text:p>
          </table:table-cell>
          <table:table-cell office:value-type="float" office:value="36617660" calcext:value-type="float">
            <text:p>36617660</text:p>
          </table:table-cell>
          <table:table-cell office:value-type="float" office:value="78022340" calcext:value-type="float">
            <text:p>780223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7" calcext:value-type="float">
            <text:p>977</text:p>
          </table:table-cell>
          <table:table-cell office:value-type="float" office:value="3702" calcext:value-type="float">
            <text:p>3702</text:p>
          </table:table-cell>
          <table:table-cell office:value-type="float" office:value="39321" calcext:value-type="float">
            <text:p>39321</text:p>
          </table:table-cell>
          <table:table-cell office:value-type="float" office:value="234738" calcext:value-type="float">
            <text:p>234738</text:p>
          </table:table-cell>
          <table:table-cell office:value-type="float" office:value="513127" calcext:value-type="float">
            <text:p>513127</text:p>
          </table:table-cell>
          <table:table-cell office:value-type="float" office:value="2948996" calcext:value-type="float">
            <text:p>2948996</text:p>
          </table:table-cell>
          <table:table-cell office:value-type="float" office:value="6235817" calcext:value-type="float">
            <text:p>6235817</text:p>
          </table:table-cell>
          <table:table-cell office:value-type="float" office:value="36874538" calcext:value-type="float">
            <text:p>36874538</text:p>
          </table:table-cell>
          <table:table-cell office:value-type="float" office:value="77779571" calcext:value-type="float">
            <text:p>777795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9041" calcext:value-type="float">
            <text:p>39041</text:p>
          </table:table-cell>
          <table:table-cell office:value-type="float" office:value="242211" calcext:value-type="float">
            <text:p>242211</text:p>
          </table:table-cell>
          <table:table-cell office:value-type="float" office:value="573959" calcext:value-type="float">
            <text:p>573959</text:p>
          </table:table-cell>
          <table:table-cell office:value-type="float" office:value="3026451" calcext:value-type="float">
            <text:p>3026451</text:p>
          </table:table-cell>
          <table:table-cell office:value-type="float" office:value="6169188" calcext:value-type="float">
            <text:p>6169188</text:p>
          </table:table-cell>
          <table:table-cell office:value-type="float" office:value="36448783" calcext:value-type="float">
            <text:p>36448783</text:p>
          </table:table-cell>
          <table:table-cell office:value-type="float" office:value="78981547" calcext:value-type="float">
            <text:p>789815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8972" calcext:value-type="float">
            <text:p>38972</text:p>
          </table:table-cell>
          <table:table-cell office:value-type="float" office:value="236205" calcext:value-type="float">
            <text:p>236205</text:p>
          </table:table-cell>
          <table:table-cell office:value-type="float" office:value="528493" calcext:value-type="float">
            <text:p>528493</text:p>
          </table:table-cell>
          <table:table-cell office:value-type="float" office:value="2989575" calcext:value-type="float">
            <text:p>2989575</text:p>
          </table:table-cell>
          <table:table-cell office:value-type="float" office:value="6448975" calcext:value-type="float">
            <text:p>6448975</text:p>
          </table:table-cell>
          <table:table-cell office:value-type="float" office:value="37164451" calcext:value-type="float">
            <text:p>37164451</text:p>
          </table:table-cell>
          <table:table-cell office:value-type="float" office:value="78267276" calcext:value-type="float">
            <text:p>782672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7714" calcext:value-type="float">
            <text:p>37714</text:p>
          </table:table-cell>
          <table:table-cell office:value-type="float" office:value="233272" calcext:value-type="float">
            <text:p>233272</text:p>
          </table:table-cell>
          <table:table-cell office:value-type="float" office:value="548397" calcext:value-type="float">
            <text:p>548397</text:p>
          </table:table-cell>
          <table:table-cell office:value-type="float" office:value="2983917" calcext:value-type="float">
            <text:p>2983917</text:p>
          </table:table-cell>
          <table:table-cell office:value-type="float" office:value="6395266" calcext:value-type="float">
            <text:p>6395266</text:p>
          </table:table-cell>
          <table:table-cell office:value-type="float" office:value="35949624" calcext:value-type="float">
            <text:p>35949624</text:p>
          </table:table-cell>
          <table:table-cell office:value-type="float" office:value="78030651" calcext:value-type="float">
            <text:p>780306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9949" calcext:value-type="float">
            <text:p>39949</text:p>
          </table:table-cell>
          <table:table-cell office:value-type="float" office:value="231036" calcext:value-type="float">
            <text:p>231036</text:p>
          </table:table-cell>
          <table:table-cell office:value-type="float" office:value="520949" calcext:value-type="float">
            <text:p>520949</text:p>
          </table:table-cell>
          <table:table-cell office:value-type="float" office:value="3048102" calcext:value-type="float">
            <text:p>3048102</text:p>
          </table:table-cell>
          <table:table-cell office:value-type="float" office:value="6260891" calcext:value-type="float">
            <text:p>6260891</text:p>
          </table:table-cell>
          <table:table-cell office:value-type="float" office:value="36345487" calcext:value-type="float">
            <text:p>36345487</text:p>
          </table:table-cell>
          <table:table-cell office:value-type="float" office:value="77178653" calcext:value-type="float">
            <text:p>771786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7296" calcext:value-type="float">
            <text:p>37296</text:p>
          </table:table-cell>
          <table:table-cell office:value-type="float" office:value="235785" calcext:value-type="float">
            <text:p>235785</text:p>
          </table:table-cell>
          <table:table-cell office:value-type="float" office:value="537432" calcext:value-type="float">
            <text:p>537432</text:p>
          </table:table-cell>
          <table:table-cell office:value-type="float" office:value="3164179" calcext:value-type="float">
            <text:p>3164179</text:p>
          </table:table-cell>
          <table:table-cell office:value-type="float" office:value="6508899" calcext:value-type="float">
            <text:p>6508899</text:p>
          </table:table-cell>
          <table:table-cell office:value-type="float" office:value="37215924" calcext:value-type="float">
            <text:p>37215924</text:p>
          </table:table-cell>
          <table:table-cell office:value-type="float" office:value="79324050" calcext:value-type="float">
            <text:p>793240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7645" calcext:value-type="float">
            <text:p>37645</text:p>
          </table:table-cell>
          <table:table-cell office:value-type="float" office:value="235506" calcext:value-type="float">
            <text:p>235506</text:p>
          </table:table-cell>
          <table:table-cell office:value-type="float" office:value="517387" calcext:value-type="float">
            <text:p>517387</text:p>
          </table:table-cell>
          <table:table-cell office:value-type="float" office:value="3185830" calcext:value-type="float">
            <text:p>3185830</text:p>
          </table:table-cell>
          <table:table-cell office:value-type="float" office:value="6288617" calcext:value-type="float">
            <text:p>6288617</text:p>
          </table:table-cell>
          <table:table-cell office:value-type="float" office:value="36224102" calcext:value-type="float">
            <text:p>36224102</text:p>
          </table:table-cell>
          <table:table-cell office:value-type="float" office:value="77879654" calcext:value-type="float">
            <text:p>778796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67" calcext:value-type="float">
            <text:p>1467</text:p>
          </table:table-cell>
          <table:table-cell office:value-type="float" office:value="3423" calcext:value-type="float">
            <text:p>3423</text:p>
          </table:table-cell>
          <table:table-cell office:value-type="float" office:value="48889" calcext:value-type="float">
            <text:p>48889</text:p>
          </table:table-cell>
          <table:table-cell office:value-type="float" office:value="237182" calcext:value-type="float">
            <text:p>237182</text:p>
          </table:table-cell>
          <table:table-cell office:value-type="float" office:value="510962" calcext:value-type="float">
            <text:p>510962</text:p>
          </table:table-cell>
          <table:table-cell office:value-type="float" office:value="3045937" calcext:value-type="float">
            <text:p>3045937</text:p>
          </table:table-cell>
          <table:table-cell office:value-type="float" office:value="6445203" calcext:value-type="float">
            <text:p>6445203</text:p>
          </table:table-cell>
          <table:table-cell office:value-type="float" office:value="37132742" calcext:value-type="float">
            <text:p>37132742</text:p>
          </table:table-cell>
          <table:table-cell office:value-type="float" office:value="77897185" calcext:value-type="float">
            <text:p>778971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042" calcext:value-type="float">
            <text:p>39042</text:p>
          </table:table-cell>
          <table:table-cell office:value-type="float" office:value="229220" calcext:value-type="float">
            <text:p>229220</text:p>
          </table:table-cell>
          <table:table-cell office:value-type="float" office:value="506143" calcext:value-type="float">
            <text:p>506143</text:p>
          </table:table-cell>
          <table:table-cell office:value-type="float" office:value="3030501" calcext:value-type="float">
            <text:p>3030501</text:p>
          </table:table-cell>
          <table:table-cell office:value-type="float" office:value="6290712" calcext:value-type="float">
            <text:p>6290712</text:p>
          </table:table-cell>
          <table:table-cell office:value-type="float" office:value="37007097" calcext:value-type="float">
            <text:p>37007097</text:p>
          </table:table-cell>
          <table:table-cell office:value-type="float" office:value="78977217" calcext:value-type="float">
            <text:p>789772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40159" calcext:value-type="float">
            <text:p>40159</text:p>
          </table:table-cell>
          <table:table-cell office:value-type="float" office:value="229919" calcext:value-type="float">
            <text:p>229919</text:p>
          </table:table-cell>
          <table:table-cell office:value-type="float" office:value="528423" calcext:value-type="float">
            <text:p>528423</text:p>
          </table:table-cell>
          <table:table-cell office:value-type="float" office:value="3004590" calcext:value-type="float">
            <text:p>3004590</text:p>
          </table:table-cell>
          <table:table-cell office:value-type="float" office:value="6428790" calcext:value-type="float">
            <text:p>6428790</text:p>
          </table:table-cell>
          <table:table-cell office:value-type="float" office:value="36396471" calcext:value-type="float">
            <text:p>36396471</text:p>
          </table:table-cell>
          <table:table-cell office:value-type="float" office:value="80512198" calcext:value-type="float">
            <text:p>805121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9879" calcext:value-type="float">
            <text:p>39879</text:p>
          </table:table-cell>
          <table:table-cell office:value-type="float" office:value="235645" calcext:value-type="float">
            <text:p>235645</text:p>
          </table:table-cell>
          <table:table-cell office:value-type="float" office:value="680468" calcext:value-type="float">
            <text:p>680468</text:p>
          </table:table-cell>
          <table:table-cell office:value-type="float" office:value="3009899" calcext:value-type="float">
            <text:p>3009899</text:p>
          </table:table-cell>
          <table:table-cell office:value-type="float" office:value="6169398" calcext:value-type="float">
            <text:p>6169398</text:p>
          </table:table-cell>
          <table:table-cell office:value-type="float" office:value="37369785" calcext:value-type="float">
            <text:p>37369785</text:p>
          </table:table-cell>
          <table:table-cell office:value-type="float" office:value="77886428" calcext:value-type="float">
            <text:p>778864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9461" calcext:value-type="float">
            <text:p>39461</text:p>
          </table:table-cell>
          <table:table-cell office:value-type="float" office:value="239906" calcext:value-type="float">
            <text:p>239906</text:p>
          </table:table-cell>
          <table:table-cell office:value-type="float" office:value="511451" calcext:value-type="float">
            <text:p>511451</text:p>
          </table:table-cell>
          <table:table-cell office:value-type="float" office:value="3296808" calcext:value-type="float">
            <text:p>3296808</text:p>
          </table:table-cell>
          <table:table-cell office:value-type="float" office:value="6287012" calcext:value-type="float">
            <text:p>6287012</text:p>
          </table:table-cell>
          <table:table-cell office:value-type="float" office:value="37188965" calcext:value-type="float">
            <text:p>37188965</text:p>
          </table:table-cell>
          <table:table-cell office:value-type="float" office:value="81200069" calcext:value-type="float">
            <text:p>812000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531" calcext:value-type="float">
            <text:p>39531</text:p>
          </table:table-cell>
          <table:table-cell office:value-type="float" office:value="233830" calcext:value-type="float">
            <text:p>233830</text:p>
          </table:table-cell>
          <table:table-cell office:value-type="float" office:value="528772" calcext:value-type="float">
            <text:p>528772</text:p>
          </table:table-cell>
          <table:table-cell office:value-type="float" office:value="3318738" calcext:value-type="float">
            <text:p>3318738</text:p>
          </table:table-cell>
          <table:table-cell office:value-type="float" office:value="6218916" calcext:value-type="float">
            <text:p>6218916</text:p>
          </table:table-cell>
          <table:table-cell office:value-type="float" office:value="36697140" calcext:value-type="float">
            <text:p>36697140</text:p>
          </table:table-cell>
          <table:table-cell office:value-type="float" office:value="79090220" calcext:value-type="float">
            <text:p>790902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77" calcext:value-type="float">
            <text:p>977</text:p>
          </table:table-cell>
          <table:table-cell office:value-type="float" office:value="3911" calcext:value-type="float">
            <text:p>3911</text:p>
          </table:table-cell>
          <table:table-cell office:value-type="float" office:value="38133" calcext:value-type="float">
            <text:p>38133</text:p>
          </table:table-cell>
          <table:table-cell office:value-type="float" office:value="239208" calcext:value-type="float">
            <text:p>239208</text:p>
          </table:table-cell>
          <table:table-cell office:value-type="float" office:value="528981" calcext:value-type="float">
            <text:p>528981</text:p>
          </table:table-cell>
          <table:table-cell office:value-type="float" office:value="3313151" calcext:value-type="float">
            <text:p>3313151</text:p>
          </table:table-cell>
          <table:table-cell office:value-type="float" office:value="6314947" calcext:value-type="float">
            <text:p>6314947</text:p>
          </table:table-cell>
          <table:table-cell office:value-type="float" office:value="36489361" calcext:value-type="float">
            <text:p>36489361</text:p>
          </table:table-cell>
          <table:table-cell office:value-type="float" office:value="78983292" calcext:value-type="float">
            <text:p>78983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530" calcext:value-type="float">
            <text:p>39530</text:p>
          </table:table-cell>
          <table:table-cell office:value-type="float" office:value="245773" calcext:value-type="float">
            <text:p>245773</text:p>
          </table:table-cell>
          <table:table-cell office:value-type="float" office:value="523953" calcext:value-type="float">
            <text:p>523953</text:p>
          </table:table-cell>
          <table:table-cell office:value-type="float" office:value="3197633" calcext:value-type="float">
            <text:p>3197633</text:p>
          </table:table-cell>
          <table:table-cell office:value-type="float" office:value="6205995" calcext:value-type="float">
            <text:p>6205995</text:p>
          </table:table-cell>
          <table:table-cell office:value-type="float" office:value="36464078" calcext:value-type="float">
            <text:p>36464078</text:p>
          </table:table-cell>
          <table:table-cell office:value-type="float" office:value="79668370" calcext:value-type="float">
            <text:p>796683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9252" calcext:value-type="float">
            <text:p>39252</text:p>
          </table:table-cell>
          <table:table-cell office:value-type="float" office:value="239836" calcext:value-type="float">
            <text:p>239836</text:p>
          </table:table-cell>
          <table:table-cell office:value-type="float" office:value="509985" calcext:value-type="float">
            <text:p>509985</text:p>
          </table:table-cell>
          <table:table-cell office:value-type="float" office:value="3278230" calcext:value-type="float">
            <text:p>3278230</text:p>
          </table:table-cell>
          <table:table-cell office:value-type="float" office:value="6413285" calcext:value-type="float">
            <text:p>6413285</text:p>
          </table:table-cell>
          <table:table-cell office:value-type="float" office:value="37149225" calcext:value-type="float">
            <text:p>37149225</text:p>
          </table:table-cell>
          <table:table-cell office:value-type="float" office:value="77926098" calcext:value-type="float">
            <text:p>779260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40858" calcext:value-type="float">
            <text:p>40858</text:p>
          </table:table-cell>
          <table:table-cell office:value-type="float" office:value="244586" calcext:value-type="float">
            <text:p>244586</text:p>
          </table:table-cell>
          <table:table-cell office:value-type="float" office:value="523044" calcext:value-type="float">
            <text:p>523044</text:p>
          </table:table-cell>
          <table:table-cell office:value-type="float" office:value="3363437" calcext:value-type="float">
            <text:p>3363437</text:p>
          </table:table-cell>
          <table:table-cell office:value-type="float" office:value="6346516" calcext:value-type="float">
            <text:p>6346516</text:p>
          </table:table-cell>
          <table:table-cell office:value-type="float" office:value="37186660" calcext:value-type="float">
            <text:p>37186660</text:p>
          </table:table-cell>
          <table:table-cell office:value-type="float" office:value="80649786" calcext:value-type="float">
            <text:p>806497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39182" calcext:value-type="float">
            <text:p>39182</text:p>
          </table:table-cell>
          <table:table-cell office:value-type="float" office:value="244725" calcext:value-type="float">
            <text:p>244725</text:p>
          </table:table-cell>
          <table:table-cell office:value-type="float" office:value="522067" calcext:value-type="float">
            <text:p>522067</text:p>
          </table:table-cell>
          <table:table-cell office:value-type="float" office:value="3672067" calcext:value-type="float">
            <text:p>3672067</text:p>
          </table:table-cell>
          <table:table-cell office:value-type="float" office:value="6377595" calcext:value-type="float">
            <text:p>6377595</text:p>
          </table:table-cell>
          <table:table-cell office:value-type="float" office:value="36667667" calcext:value-type="float">
            <text:p>36667667</text:p>
          </table:table-cell>
          <table:table-cell office:value-type="float" office:value="78629964" calcext:value-type="float">
            <text:p>786299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40857" calcext:value-type="float">
            <text:p>40857</text:p>
          </table:table-cell>
          <table:table-cell office:value-type="float" office:value="244515" calcext:value-type="float">
            <text:p>244515</text:p>
          </table:table-cell>
          <table:table-cell office:value-type="float" office:value="527584" calcext:value-type="float">
            <text:p>527584</text:p>
          </table:table-cell>
          <table:table-cell office:value-type="float" office:value="3254554" calcext:value-type="float">
            <text:p>3254554</text:p>
          </table:table-cell>
          <table:table-cell office:value-type="float" office:value="6166604" calcext:value-type="float">
            <text:p>6166604</text:p>
          </table:table-cell>
          <table:table-cell office:value-type="float" office:value="36170393" calcext:value-type="float">
            <text:p>36170393</text:p>
          </table:table-cell>
          <table:table-cell office:value-type="float" office:value="77786345" calcext:value-type="float">
            <text:p>777863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321" calcext:value-type="float">
            <text:p>39321</text:p>
          </table:table-cell>
          <table:table-cell office:value-type="float" office:value="252827" calcext:value-type="float">
            <text:p>252827</text:p>
          </table:table-cell>
          <table:table-cell office:value-type="float" office:value="513127" calcext:value-type="float">
            <text:p>513127</text:p>
          </table:table-cell>
          <table:table-cell office:value-type="float" office:value="3704474" calcext:value-type="float">
            <text:p>3704474</text:p>
          </table:table-cell>
          <table:table-cell office:value-type="float" office:value="6410281" calcext:value-type="float">
            <text:p>6410281</text:p>
          </table:table-cell>
          <table:table-cell office:value-type="float" office:value="36370071" calcext:value-type="float">
            <text:p>36370071</text:p>
          </table:table-cell>
          <table:table-cell office:value-type="float" office:value="77869736" calcext:value-type="float">
            <text:p>778697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9531" calcext:value-type="float">
            <text:p>39531</text:p>
          </table:table-cell>
          <table:table-cell office:value-type="float" office:value="237183" calcext:value-type="float">
            <text:p>237183</text:p>
          </table:table-cell>
          <table:table-cell office:value-type="float" office:value="510962" calcext:value-type="float">
            <text:p>510962</text:p>
          </table:table-cell>
          <table:table-cell office:value-type="float" office:value="3050476" calcext:value-type="float">
            <text:p>3050476</text:p>
          </table:table-cell>
          <table:table-cell office:value-type="float" office:value="6416777" calcext:value-type="float">
            <text:p>6416777</text:p>
          </table:table-cell>
          <table:table-cell office:value-type="float" office:value="37193435" calcext:value-type="float">
            <text:p>37193435</text:p>
          </table:table-cell>
          <table:table-cell office:value-type="float" office:value="78521639" calcext:value-type="float">
            <text:p>785216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8064" calcext:value-type="float">
            <text:p>38064</text:p>
          </table:table-cell>
          <table:table-cell office:value-type="float" office:value="259323" calcext:value-type="float">
            <text:p>259323</text:p>
          </table:table-cell>
          <table:table-cell office:value-type="float" office:value="503209" calcext:value-type="float">
            <text:p>503209</text:p>
          </table:table-cell>
          <table:table-cell office:value-type="float" office:value="3603623" calcext:value-type="float">
            <text:p>3603623</text:p>
          </table:table-cell>
          <table:table-cell office:value-type="float" office:value="6614080" calcext:value-type="float">
            <text:p>6614080</text:p>
          </table:table-cell>
          <table:table-cell office:value-type="float" office:value="36302045" calcext:value-type="float">
            <text:p>36302045</text:p>
          </table:table-cell>
          <table:table-cell office:value-type="float" office:value="78567036" calcext:value-type="float">
            <text:p>785670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40648" calcext:value-type="float">
            <text:p>40648</text:p>
          </table:table-cell>
          <table:table-cell office:value-type="float" office:value="238439" calcext:value-type="float">
            <text:p>238439</text:p>
          </table:table-cell>
          <table:table-cell office:value-type="float" office:value="515711" calcext:value-type="float">
            <text:p>515711</text:p>
          </table:table-cell>
          <table:table-cell office:value-type="float" office:value="3162223" calcext:value-type="float">
            <text:p>3162223</text:p>
          </table:table-cell>
          <table:table-cell office:value-type="float" office:value="6306497" calcext:value-type="float">
            <text:p>6306497</text:p>
          </table:table-cell>
          <table:table-cell office:value-type="float" office:value="36628206" calcext:value-type="float">
            <text:p>36628206</text:p>
          </table:table-cell>
          <table:table-cell office:value-type="float" office:value="78258335" calcext:value-type="float">
            <text:p>78258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111" calcext:value-type="float">
            <text:p>39111</text:p>
          </table:table-cell>
          <table:table-cell office:value-type="float" office:value="236274" calcext:value-type="float">
            <text:p>236274</text:p>
          </table:table-cell>
          <table:table-cell office:value-type="float" office:value="508029" calcext:value-type="float">
            <text:p>508029</text:p>
          </table:table-cell>
          <table:table-cell office:value-type="float" office:value="3175632" calcext:value-type="float">
            <text:p>3175632</text:p>
          </table:table-cell>
          <table:table-cell office:value-type="float" office:value="6517280" calcext:value-type="float">
            <text:p>6517280</text:p>
          </table:table-cell>
          <table:table-cell office:value-type="float" office:value="36834798" calcext:value-type="float">
            <text:p>36834798</text:p>
          </table:table-cell>
          <table:table-cell office:value-type="float" office:value="78794581" calcext:value-type="float">
            <text:p>787945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181" calcext:value-type="float">
            <text:p>39181</text:p>
          </table:table-cell>
          <table:table-cell office:value-type="float" office:value="232712" calcext:value-type="float">
            <text:p>232712</text:p>
          </table:table-cell>
          <table:table-cell office:value-type="float" office:value="522555" calcext:value-type="float">
            <text:p>522555</text:p>
          </table:table-cell>
          <table:table-cell office:value-type="float" office:value="3414072" calcext:value-type="float">
            <text:p>3414072</text:p>
          </table:table-cell>
          <table:table-cell office:value-type="float" office:value="6453793" calcext:value-type="float">
            <text:p>6453793</text:p>
          </table:table-cell>
          <table:table-cell office:value-type="float" office:value="37512332" calcext:value-type="float">
            <text:p>37512332</text:p>
          </table:table-cell>
          <table:table-cell office:value-type="float" office:value="79427137" calcext:value-type="float">
            <text:p>794271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0438" calcext:value-type="float">
            <text:p>40438</text:p>
          </table:table-cell>
          <table:table-cell office:value-type="float" office:value="234668" calcext:value-type="float">
            <text:p>234668</text:p>
          </table:table-cell>
          <table:table-cell office:value-type="float" office:value="507819" calcext:value-type="float">
            <text:p>507819</text:p>
          </table:table-cell>
          <table:table-cell office:value-type="float" office:value="3203360" calcext:value-type="float">
            <text:p>3203360</text:p>
          </table:table-cell>
          <table:table-cell office:value-type="float" office:value="6469717" calcext:value-type="float">
            <text:p>6469717</text:p>
          </table:table-cell>
          <table:table-cell office:value-type="float" office:value="36735064" calcext:value-type="float">
            <text:p>36735064</text:p>
          </table:table-cell>
          <table:table-cell office:value-type="float" office:value="77793888" calcext:value-type="float">
            <text:p>777938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43398" calcext:value-type="float">
            <text:p>243398</text:p>
          </table:table-cell>
          <table:table-cell office:value-type="float" office:value="524721" calcext:value-type="float">
            <text:p>524721</text:p>
          </table:table-cell>
          <table:table-cell office:value-type="float" office:value="3556619" calcext:value-type="float">
            <text:p>3556619</text:p>
          </table:table-cell>
          <table:table-cell office:value-type="float" office:value="6163740" calcext:value-type="float">
            <text:p>6163740</text:p>
          </table:table-cell>
          <table:table-cell office:value-type="float" office:value="36366788" calcext:value-type="float">
            <text:p>36366788</text:p>
          </table:table-cell>
          <table:table-cell office:value-type="float" office:value="78691634" calcext:value-type="float">
            <text:p>786916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041" calcext:value-type="float">
            <text:p>39041</text:p>
          </table:table-cell>
          <table:table-cell office:value-type="float" office:value="246262" calcext:value-type="float">
            <text:p>246262</text:p>
          </table:table-cell>
          <table:table-cell office:value-type="float" office:value="528213" calcext:value-type="float">
            <text:p>528213</text:p>
          </table:table-cell>
          <table:table-cell office:value-type="float" office:value="3219843" calcext:value-type="float">
            <text:p>3219843</text:p>
          </table:table-cell>
          <table:table-cell office:value-type="float" office:value="6290643" calcext:value-type="float">
            <text:p>6290643</text:p>
          </table:table-cell>
          <table:table-cell office:value-type="float" office:value="37021205" calcext:value-type="float">
            <text:p>37021205</text:p>
          </table:table-cell>
          <table:table-cell office:value-type="float" office:value="76638567" calcext:value-type="float">
            <text:p>766385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9111" calcext:value-type="float">
            <text:p>39111</text:p>
          </table:table-cell>
          <table:table-cell office:value-type="float" office:value="235297" calcext:value-type="float">
            <text:p>235297</text:p>
          </table:table-cell>
          <table:table-cell office:value-type="float" office:value="521788" calcext:value-type="float">
            <text:p>521788</text:p>
          </table:table-cell>
          <table:table-cell office:value-type="float" office:value="3089238" calcext:value-type="float">
            <text:p>3089238</text:p>
          </table:table-cell>
          <table:table-cell office:value-type="float" office:value="6348472" calcext:value-type="float">
            <text:p>6348472</text:p>
          </table:table-cell>
          <table:table-cell office:value-type="float" office:value="36887738" calcext:value-type="float">
            <text:p>36887738</text:p>
          </table:table-cell>
          <table:table-cell office:value-type="float" office:value="88905704" calcext:value-type="float">
            <text:p>889057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9181" calcext:value-type="float">
            <text:p>39181</text:p>
          </table:table-cell>
          <table:table-cell office:value-type="float" office:value="236554" calcext:value-type="float">
            <text:p>236554</text:p>
          </table:table-cell>
          <table:table-cell office:value-type="float" office:value="516061" calcext:value-type="float">
            <text:p>516061</text:p>
          </table:table-cell>
          <table:table-cell office:value-type="float" office:value="3435304" calcext:value-type="float">
            <text:p>3435304</text:p>
          </table:table-cell>
          <table:table-cell office:value-type="float" office:value="6245805" calcext:value-type="float">
            <text:p>6245805</text:p>
          </table:table-cell>
          <table:table-cell office:value-type="float" office:value="36613469" calcext:value-type="float">
            <text:p>36613469</text:p>
          </table:table-cell>
          <table:table-cell office:value-type="float" office:value="78799959" calcext:value-type="float">
            <text:p>787999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40508" calcext:value-type="float">
            <text:p>40508</text:p>
          </table:table-cell>
          <table:table-cell office:value-type="float" office:value="235227" calcext:value-type="float">
            <text:p>235227</text:p>
          </table:table-cell>
          <table:table-cell office:value-type="float" office:value="537152" calcext:value-type="float">
            <text:p>537152</text:p>
          </table:table-cell>
          <table:table-cell office:value-type="float" office:value="3191836" calcext:value-type="float">
            <text:p>3191836</text:p>
          </table:table-cell>
          <table:table-cell office:value-type="float" office:value="6372218" calcext:value-type="float">
            <text:p>6372218</text:p>
          </table:table-cell>
          <table:table-cell office:value-type="float" office:value="36375239" calcext:value-type="float">
            <text:p>36375239</text:p>
          </table:table-cell>
          <table:table-cell office:value-type="float" office:value="78992722" calcext:value-type="float">
            <text:p>789927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38413" calcext:value-type="float">
            <text:p>38413</text:p>
          </table:table-cell>
          <table:table-cell office:value-type="float" office:value="231456" calcext:value-type="float">
            <text:p>231456</text:p>
          </table:table-cell>
          <table:table-cell office:value-type="float" office:value="510962" calcext:value-type="float">
            <text:p>510962</text:p>
          </table:table-cell>
          <table:table-cell office:value-type="float" office:value="3349190" calcext:value-type="float">
            <text:p>3349190</text:p>
          </table:table-cell>
          <table:table-cell office:value-type="float" office:value="6329475" calcext:value-type="float">
            <text:p>6329475</text:p>
          </table:table-cell>
          <table:table-cell office:value-type="float" office:value="37025326" calcext:value-type="float">
            <text:p>37025326</text:p>
          </table:table-cell>
          <table:table-cell office:value-type="float" office:value="78125706" calcext:value-type="float">
            <text:p>781257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9042" calcext:value-type="float">
            <text:p>39042</text:p>
          </table:table-cell>
          <table:table-cell office:value-type="float" office:value="231107" calcext:value-type="float">
            <text:p>231107</text:p>
          </table:table-cell>
          <table:table-cell office:value-type="float" office:value="521578" calcext:value-type="float">
            <text:p>521578</text:p>
          </table:table-cell>
          <table:table-cell office:value-type="float" office:value="3096502" calcext:value-type="float">
            <text:p>3096502</text:p>
          </table:table-cell>
          <table:table-cell office:value-type="float" office:value="6411958" calcext:value-type="float">
            <text:p>6411958</text:p>
          </table:table-cell>
          <table:table-cell office:value-type="float" office:value="36026799" calcext:value-type="float">
            <text:p>36026799</text:p>
          </table:table-cell>
          <table:table-cell office:value-type="float" office:value="77890899" calcext:value-type="float">
            <text:p>778908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7715" calcext:value-type="float">
            <text:p>37715</text:p>
          </table:table-cell>
          <table:table-cell office:value-type="float" office:value="235786" calcext:value-type="float">
            <text:p>235786</text:p>
          </table:table-cell>
          <table:table-cell office:value-type="float" office:value="509356" calcext:value-type="float">
            <text:p>509356</text:p>
          </table:table-cell>
          <table:table-cell office:value-type="float" office:value="3143016" calcext:value-type="float">
            <text:p>3143016</text:p>
          </table:table-cell>
          <table:table-cell office:value-type="float" office:value="6201664" calcext:value-type="float">
            <text:p>6201664</text:p>
          </table:table-cell>
          <table:table-cell office:value-type="float" office:value="36085536" calcext:value-type="float">
            <text:p>36085536</text:p>
          </table:table-cell>
          <table:table-cell office:value-type="float" office:value="78857438" calcext:value-type="float">
            <text:p>788574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8692" calcext:value-type="float">
            <text:p>38692</text:p>
          </table:table-cell>
          <table:table-cell office:value-type="float" office:value="234249" calcext:value-type="float">
            <text:p>234249</text:p>
          </table:table-cell>
          <table:table-cell office:value-type="float" office:value="520181" calcext:value-type="float">
            <text:p>520181</text:p>
          </table:table-cell>
          <table:table-cell office:value-type="float" office:value="3114242" calcext:value-type="float">
            <text:p>3114242</text:p>
          </table:table-cell>
          <table:table-cell office:value-type="float" office:value="6219055" calcext:value-type="float">
            <text:p>6219055</text:p>
          </table:table-cell>
          <table:table-cell office:value-type="float" office:value="37172902" calcext:value-type="float">
            <text:p>37172902</text:p>
          </table:table-cell>
          <table:table-cell office:value-type="float" office:value="78941877" calcext:value-type="float">
            <text:p>789418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460" calcext:value-type="float">
            <text:p>39460</text:p>
          </table:table-cell>
          <table:table-cell office:value-type="float" office:value="234878" calcext:value-type="float">
            <text:p>234878</text:p>
          </table:table-cell>
          <table:table-cell office:value-type="float" office:value="520949" calcext:value-type="float">
            <text:p>520949</text:p>
          </table:table-cell>
          <table:table-cell office:value-type="float" office:value="3501584" calcext:value-type="float">
            <text:p>3501584</text:p>
          </table:table-cell>
          <table:table-cell office:value-type="float" office:value="6397152" calcext:value-type="float">
            <text:p>6397152</text:p>
          </table:table-cell>
          <table:table-cell office:value-type="float" office:value="37344782" calcext:value-type="float">
            <text:p>37344782</text:p>
          </table:table-cell>
          <table:table-cell office:value-type="float" office:value="79124094" calcext:value-type="float">
            <text:p>791240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7854" calcext:value-type="float">
            <text:p>37854</text:p>
          </table:table-cell>
          <table:table-cell office:value-type="float" office:value="233132" calcext:value-type="float">
            <text:p>233132</text:p>
          </table:table-cell>
          <table:table-cell office:value-type="float" office:value="543578" calcext:value-type="float">
            <text:p>543578</text:p>
          </table:table-cell>
          <table:table-cell office:value-type="float" office:value="3132750" calcext:value-type="float">
            <text:p>3132750</text:p>
          </table:table-cell>
          <table:table-cell office:value-type="float" office:value="6261519" calcext:value-type="float">
            <text:p>6261519</text:p>
          </table:table-cell>
          <table:table-cell office:value-type="float" office:value="36821249" calcext:value-type="float">
            <text:p>36821249</text:p>
          </table:table-cell>
          <table:table-cell office:value-type="float" office:value="77675157" calcext:value-type="float">
            <text:p>776751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8063" calcext:value-type="float">
            <text:p>38063</text:p>
          </table:table-cell>
          <table:table-cell office:value-type="float" office:value="236274" calcext:value-type="float">
            <text:p>236274</text:p>
          </table:table-cell>
          <table:table-cell office:value-type="float" office:value="522695" calcext:value-type="float">
            <text:p>522695</text:p>
          </table:table-cell>
          <table:table-cell office:value-type="float" office:value="3265519" calcext:value-type="float">
            <text:p>3265519</text:p>
          </table:table-cell>
          <table:table-cell office:value-type="float" office:value="6400364" calcext:value-type="float">
            <text:p>6400364</text:p>
          </table:table-cell>
          <table:table-cell office:value-type="float" office:value="36809515" calcext:value-type="float">
            <text:p>36809515</text:p>
          </table:table-cell>
          <table:table-cell office:value-type="float" office:value="77786974" calcext:value-type="float">
            <text:p>777869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461" calcext:value-type="float">
            <text:p>39461</text:p>
          </table:table-cell>
          <table:table-cell office:value-type="float" office:value="238021" calcext:value-type="float">
            <text:p>238021</text:p>
          </table:table-cell>
          <table:table-cell office:value-type="float" office:value="530588" calcext:value-type="float">
            <text:p>530588</text:p>
          </table:table-cell>
          <table:table-cell office:value-type="float" office:value="3309240" calcext:value-type="float">
            <text:p>3309240</text:p>
          </table:table-cell>
          <table:table-cell office:value-type="float" office:value="6352243" calcext:value-type="float">
            <text:p>6352243</text:p>
          </table:table-cell>
          <table:table-cell office:value-type="float" office:value="35774042" calcext:value-type="float">
            <text:p>35774042</text:p>
          </table:table-cell>
          <table:table-cell office:value-type="float" office:value="77390762" calcext:value-type="float">
            <text:p>773907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8203" calcext:value-type="float">
            <text:p>38203</text:p>
          </table:table-cell>
          <table:table-cell office:value-type="float" office:value="235925" calcext:value-type="float">
            <text:p>235925</text:p>
          </table:table-cell>
          <table:table-cell office:value-type="float" office:value="533172" calcext:value-type="float">
            <text:p>533172</text:p>
          </table:table-cell>
          <table:table-cell office:value-type="float" office:value="3360084" calcext:value-type="float">
            <text:p>3360084</text:p>
          </table:table-cell>
          <table:table-cell office:value-type="float" office:value="6215213" calcext:value-type="float">
            <text:p>6215213</text:p>
          </table:table-cell>
          <table:table-cell office:value-type="float" office:value="36443335" calcext:value-type="float">
            <text:p>36443335</text:p>
          </table:table-cell>
          <table:table-cell office:value-type="float" office:value="78601538" calcext:value-type="float">
            <text:p>786015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601" calcext:value-type="float">
            <text:p>39601</text:p>
          </table:table-cell>
          <table:table-cell office:value-type="float" office:value="233900" calcext:value-type="float">
            <text:p>233900</text:p>
          </table:table-cell>
          <table:table-cell office:value-type="float" office:value="534917" calcext:value-type="float">
            <text:p>534917</text:p>
          </table:table-cell>
          <table:table-cell office:value-type="float" office:value="3098248" calcext:value-type="float">
            <text:p>3098248</text:p>
          </table:table-cell>
          <table:table-cell office:value-type="float" office:value="6274021" calcext:value-type="float">
            <text:p>6274021</text:p>
          </table:table-cell>
          <table:table-cell office:value-type="float" office:value="36932646" calcext:value-type="float">
            <text:p>36932646</text:p>
          </table:table-cell>
          <table:table-cell office:value-type="float" office:value="79614523" calcext:value-type="float">
            <text:p>796145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9181" calcext:value-type="float">
            <text:p>39181</text:p>
          </table:table-cell>
          <table:table-cell office:value-type="float" office:value="265957" calcext:value-type="float">
            <text:p>265957</text:p>
          </table:table-cell>
          <table:table-cell office:value-type="float" office:value="525698" calcext:value-type="float">
            <text:p>525698</text:p>
          </table:table-cell>
          <table:table-cell office:value-type="float" office:value="3083721" calcext:value-type="float">
            <text:p>3083721</text:p>
          </table:table-cell>
          <table:table-cell office:value-type="float" office:value="6358529" calcext:value-type="float">
            <text:p>6358529</text:p>
          </table:table-cell>
          <table:table-cell office:value-type="float" office:value="38256496" calcext:value-type="float">
            <text:p>38256496</text:p>
          </table:table-cell>
          <table:table-cell office:value-type="float" office:value="79459334" calcext:value-type="float">
            <text:p>794593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66" calcext:value-type="float">
            <text:p>1466</text:p>
          </table:table-cell>
          <table:table-cell office:value-type="float" office:value="3701" calcext:value-type="float">
            <text:p>3701</text:p>
          </table:table-cell>
          <table:table-cell office:value-type="float" office:value="39042" calcext:value-type="float">
            <text:p>39042</text:p>
          </table:table-cell>
          <table:table-cell office:value-type="float" office:value="262255" calcext:value-type="float">
            <text:p>262255</text:p>
          </table:table-cell>
          <table:table-cell office:value-type="float" office:value="519622" calcext:value-type="float">
            <text:p>519622</text:p>
          </table:table-cell>
          <table:table-cell office:value-type="float" office:value="3028616" calcext:value-type="float">
            <text:p>3028616</text:p>
          </table:table-cell>
          <table:table-cell office:value-type="float" office:value="6286662" calcext:value-type="float">
            <text:p>6286662</text:p>
          </table:table-cell>
          <table:table-cell office:value-type="float" office:value="36371747" calcext:value-type="float">
            <text:p>36371747</text:p>
          </table:table-cell>
          <table:table-cell office:value-type="float" office:value="79953394" calcext:value-type="float">
            <text:p>799533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7994" calcext:value-type="float">
            <text:p>37994</text:p>
          </table:table-cell>
          <table:table-cell office:value-type="float" office:value="241862" calcext:value-type="float">
            <text:p>241862</text:p>
          </table:table-cell>
          <table:table-cell office:value-type="float" office:value="529330" calcext:value-type="float">
            <text:p>529330</text:p>
          </table:table-cell>
          <table:table-cell office:value-type="float" office:value="3056902" calcext:value-type="float">
            <text:p>3056902</text:p>
          </table:table-cell>
          <table:table-cell office:value-type="float" office:value="6267246" calcext:value-type="float">
            <text:p>6267246</text:p>
          </table:table-cell>
          <table:table-cell office:value-type="float" office:value="37089999" calcext:value-type="float">
            <text:p>37089999</text:p>
          </table:table-cell>
          <table:table-cell office:value-type="float" office:value="77682700" calcext:value-type="float">
            <text:p>776827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8" calcext:value-type="float">
            <text:p>978</text:p>
          </table:table-cell>
          <table:table-cell office:value-type="float" office:value="4191" calcext:value-type="float">
            <text:p>4191</text:p>
          </table:table-cell>
          <table:table-cell office:value-type="float" office:value="38134" calcext:value-type="float">
            <text:p>38134</text:p>
          </table:table-cell>
          <table:table-cell office:value-type="float" office:value="234249" calcext:value-type="float">
            <text:p>234249</text:p>
          </table:table-cell>
          <table:table-cell office:value-type="float" office:value="507260" calcext:value-type="float">
            <text:p>507260</text:p>
          </table:table-cell>
          <table:table-cell office:value-type="float" office:value="3183176" calcext:value-type="float">
            <text:p>3183176</text:p>
          </table:table-cell>
          <table:table-cell office:value-type="float" office:value="6206484" calcext:value-type="float">
            <text:p>6206484</text:p>
          </table:table-cell>
          <table:table-cell office:value-type="float" office:value="38560796" calcext:value-type="float">
            <text:p>38560796</text:p>
          </table:table-cell>
          <table:table-cell office:value-type="float" office:value="79633798" calcext:value-type="float">
            <text:p>796337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111" calcext:value-type="float">
            <text:p>39111</text:p>
          </table:table-cell>
          <table:table-cell office:value-type="float" office:value="237531" calcext:value-type="float">
            <text:p>237531</text:p>
          </table:table-cell>
          <table:table-cell office:value-type="float" office:value="525768" calcext:value-type="float">
            <text:p>525768</text:p>
          </table:table-cell>
          <table:table-cell office:value-type="float" office:value="3088400" calcext:value-type="float">
            <text:p>3088400</text:p>
          </table:table-cell>
          <table:table-cell office:value-type="float" office:value="6265081" calcext:value-type="float">
            <text:p>6265081</text:p>
          </table:table-cell>
          <table:table-cell office:value-type="float" office:value="36959326" calcext:value-type="float">
            <text:p>36959326</text:p>
          </table:table-cell>
          <table:table-cell office:value-type="float" office:value="82383745" calcext:value-type="float">
            <text:p>823837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08" calcext:value-type="float">
            <text:p>908</text:p>
          </table:table-cell>
          <table:table-cell office:value-type="float" office:value="4261" calcext:value-type="float">
            <text:p>4261</text:p>
          </table:table-cell>
          <table:table-cell office:value-type="float" office:value="39251" calcext:value-type="float">
            <text:p>39251</text:p>
          </table:table-cell>
          <table:table-cell office:value-type="float" office:value="232154" calcext:value-type="float">
            <text:p>232154</text:p>
          </table:table-cell>
          <table:table-cell office:value-type="float" office:value="519901" calcext:value-type="float">
            <text:p>519901</text:p>
          </table:table-cell>
          <table:table-cell office:value-type="float" office:value="3134636" calcext:value-type="float">
            <text:p>3134636</text:p>
          </table:table-cell>
          <table:table-cell office:value-type="float" office:value="6162274" calcext:value-type="float">
            <text:p>6162274</text:p>
          </table:table-cell>
          <table:table-cell office:value-type="float" office:value="37122406" calcext:value-type="float">
            <text:p>37122406</text:p>
          </table:table-cell>
          <table:table-cell office:value-type="float" office:value="78481480" calcext:value-type="float">
            <text:p>784814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39600" calcext:value-type="float">
            <text:p>39600</text:p>
          </table:table-cell>
          <table:table-cell office:value-type="float" office:value="236763" calcext:value-type="float">
            <text:p>236763</text:p>
          </table:table-cell>
          <table:table-cell office:value-type="float" office:value="514105" calcext:value-type="float">
            <text:p>514105</text:p>
          </table:table-cell>
          <table:table-cell office:value-type="float" office:value="3076806" calcext:value-type="float">
            <text:p>3076806</text:p>
          </table:table-cell>
          <table:table-cell office:value-type="float" office:value="6393730" calcext:value-type="float">
            <text:p>6393730</text:p>
          </table:table-cell>
          <table:table-cell office:value-type="float" office:value="36946474" calcext:value-type="float">
            <text:p>36946474</text:p>
          </table:table-cell>
          <table:table-cell office:value-type="float" office:value="79153148" calcext:value-type="float">
            <text:p>791531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9460" calcext:value-type="float">
            <text:p>39460</text:p>
          </table:table-cell>
          <table:table-cell office:value-type="float" office:value="232154" calcext:value-type="float">
            <text:p>232154</text:p>
          </table:table-cell>
          <table:table-cell office:value-type="float" office:value="501534" calcext:value-type="float">
            <text:p>501534</text:p>
          </table:table-cell>
          <table:table-cell office:value-type="float" office:value="3307913" calcext:value-type="float">
            <text:p>3307913</text:p>
          </table:table-cell>
          <table:table-cell office:value-type="float" office:value="6231138" calcext:value-type="float">
            <text:p>6231138</text:p>
          </table:table-cell>
          <table:table-cell office:value-type="float" office:value="35989573" calcext:value-type="float">
            <text:p>35989573</text:p>
          </table:table-cell>
          <table:table-cell office:value-type="float" office:value="79154754" calcext:value-type="float">
            <text:p>791547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133" calcext:value-type="float">
            <text:p>38133</text:p>
          </table:table-cell>
          <table:table-cell office:value-type="float" office:value="238090" calcext:value-type="float">
            <text:p>238090</text:p>
          </table:table-cell>
          <table:table-cell office:value-type="float" office:value="543857" calcext:value-type="float">
            <text:p>543857</text:p>
          </table:table-cell>
          <table:table-cell office:value-type="float" office:value="3029733" calcext:value-type="float">
            <text:p>3029733</text:p>
          </table:table-cell>
          <table:table-cell office:value-type="float" office:value="6582721" calcext:value-type="float">
            <text:p>6582721</text:p>
          </table:table-cell>
          <table:table-cell office:value-type="float" office:value="36639800" calcext:value-type="float">
            <text:p>36639800</text:p>
          </table:table-cell>
          <table:table-cell office:value-type="float" office:value="77207357" calcext:value-type="float">
            <text:p>772073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66" calcext:value-type="float">
            <text:p>1466</text:p>
          </table:table-cell>
          <table:table-cell office:value-type="float" office:value="4400" calcext:value-type="float">
            <text:p>4400</text:p>
          </table:table-cell>
          <table:table-cell office:value-type="float" office:value="38902" calcext:value-type="float">
            <text:p>38902</text:p>
          </table:table-cell>
          <table:table-cell office:value-type="float" office:value="236693" calcext:value-type="float">
            <text:p>236693</text:p>
          </table:table-cell>
          <table:table-cell office:value-type="float" office:value="527375" calcext:value-type="float">
            <text:p>527375</text:p>
          </table:table-cell>
          <table:table-cell office:value-type="float" office:value="3070730" calcext:value-type="float">
            <text:p>3070730</text:p>
          </table:table-cell>
          <table:table-cell office:value-type="float" office:value="7589839" calcext:value-type="float">
            <text:p>7589839</text:p>
          </table:table-cell>
          <table:table-cell office:value-type="float" office:value="36977275" calcext:value-type="float">
            <text:p>36977275</text:p>
          </table:table-cell>
          <table:table-cell office:value-type="float" office:value="79753996" calcext:value-type="float">
            <text:p>797539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08" calcext:value-type="float">
            <text:p>908</text:p>
          </table:table-cell>
          <table:table-cell office:value-type="float" office:value="3702" calcext:value-type="float">
            <text:p>3702</text:p>
          </table:table-cell>
          <table:table-cell office:value-type="float" office:value="40019" calcext:value-type="float">
            <text:p>40019</text:p>
          </table:table-cell>
          <table:table-cell office:value-type="float" office:value="230059" calcext:value-type="float">
            <text:p>230059</text:p>
          </table:table-cell>
          <table:table-cell office:value-type="float" office:value="510753" calcext:value-type="float">
            <text:p>510753</text:p>
          </table:table-cell>
          <table:table-cell office:value-type="float" office:value="3034832" calcext:value-type="float">
            <text:p>3034832</text:p>
          </table:table-cell>
          <table:table-cell office:value-type="float" office:value="6385279" calcext:value-type="float">
            <text:p>6385279</text:p>
          </table:table-cell>
          <table:table-cell office:value-type="float" office:value="36429157" calcext:value-type="float">
            <text:p>36429157</text:p>
          </table:table-cell>
          <table:table-cell office:value-type="float" office:value="78218387" calcext:value-type="float">
            <text:p>782183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82553" calcext:value-type="float">
            <text:p>82553</text:p>
          </table:table-cell>
          <table:table-cell office:value-type="float" office:value="231107" calcext:value-type="float">
            <text:p>231107</text:p>
          </table:table-cell>
          <table:table-cell office:value-type="float" office:value="535267" calcext:value-type="float">
            <text:p>535267</text:p>
          </table:table-cell>
          <table:table-cell office:value-type="float" office:value="3019466" calcext:value-type="float">
            <text:p>3019466</text:p>
          </table:table-cell>
          <table:table-cell office:value-type="float" office:value="6351266" calcext:value-type="float">
            <text:p>6351266</text:p>
          </table:table-cell>
          <table:table-cell office:value-type="float" office:value="36488383" calcext:value-type="float">
            <text:p>36488383</text:p>
          </table:table-cell>
          <table:table-cell office:value-type="float" office:value="79433772" calcext:value-type="float">
            <text:p>794337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67" calcext:value-type="float">
            <text:p>1467</text:p>
          </table:table-cell>
          <table:table-cell office:value-type="float" office:value="4191" calcext:value-type="float">
            <text:p>4191</text:p>
          </table:table-cell>
          <table:table-cell office:value-type="float" office:value="81016" calcext:value-type="float">
            <text:p>81016</text:p>
          </table:table-cell>
          <table:table-cell office:value-type="float" office:value="232992" calcext:value-type="float">
            <text:p>232992</text:p>
          </table:table-cell>
          <table:table-cell office:value-type="float" office:value="525559" calcext:value-type="float">
            <text:p>525559</text:p>
          </table:table-cell>
          <table:table-cell office:value-type="float" office:value="3067238" calcext:value-type="float">
            <text:p>3067238</text:p>
          </table:table-cell>
          <table:table-cell office:value-type="float" office:value="6396593" calcext:value-type="float">
            <text:p>6396593</text:p>
          </table:table-cell>
          <table:table-cell office:value-type="float" office:value="36090704" calcext:value-type="float">
            <text:p>36090704</text:p>
          </table:table-cell>
          <table:table-cell office:value-type="float" office:value="78127313" calcext:value-type="float">
            <text:p>781273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41137" calcext:value-type="float">
            <text:p>41137</text:p>
          </table:table-cell>
          <table:table-cell office:value-type="float" office:value="235576" calcext:value-type="float">
            <text:p>235576</text:p>
          </table:table-cell>
          <table:table-cell office:value-type="float" office:value="517736" calcext:value-type="float">
            <text:p>517736</text:p>
          </table:table-cell>
          <table:table-cell office:value-type="float" office:value="3050198" calcext:value-type="float">
            <text:p>3050198</text:p>
          </table:table-cell>
          <table:table-cell office:value-type="float" office:value="6535787" calcext:value-type="float">
            <text:p>6535787</text:p>
          </table:table-cell>
          <table:table-cell office:value-type="float" office:value="35812106" calcext:value-type="float">
            <text:p>35812106</text:p>
          </table:table-cell>
          <table:table-cell office:value-type="float" office:value="78465067" calcext:value-type="float">
            <text:p>784650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78" calcext:value-type="float">
            <text:p>978</text:p>
          </table:table-cell>
          <table:table-cell office:value-type="float" office:value="4190" calcext:value-type="float">
            <text:p>4190</text:p>
          </table:table-cell>
          <table:table-cell office:value-type="float" office:value="39880" calcext:value-type="float">
            <text:p>39880</text:p>
          </table:table-cell>
          <table:table-cell office:value-type="float" office:value="243468" calcext:value-type="float">
            <text:p>243468</text:p>
          </table:table-cell>
          <table:table-cell office:value-type="float" office:value="511241" calcext:value-type="float">
            <text:p>511241</text:p>
          </table:table-cell>
          <table:table-cell office:value-type="float" office:value="3068076" calcext:value-type="float">
            <text:p>3068076</text:p>
          </table:table-cell>
          <table:table-cell office:value-type="float" office:value="6351894" calcext:value-type="float">
            <text:p>6351894</text:p>
          </table:table-cell>
          <table:table-cell office:value-type="float" office:value="36742886" calcext:value-type="float">
            <text:p>36742886</text:p>
          </table:table-cell>
          <table:table-cell office:value-type="float" office:value="78437061" calcext:value-type="float">
            <text:p>784370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8" calcext:value-type="float">
            <text:p>908</text:p>
          </table:table-cell>
          <table:table-cell office:value-type="float" office:value="4330" calcext:value-type="float">
            <text:p>4330</text:p>
          </table:table-cell>
          <table:table-cell office:value-type="float" office:value="40159" calcext:value-type="float">
            <text:p>40159</text:p>
          </table:table-cell>
          <table:table-cell office:value-type="float" office:value="234668" calcext:value-type="float">
            <text:p>234668</text:p>
          </table:table-cell>
          <table:table-cell office:value-type="float" office:value="502581" calcext:value-type="float">
            <text:p>502581</text:p>
          </table:table-cell>
          <table:table-cell office:value-type="float" office:value="3026870" calcext:value-type="float">
            <text:p>3026870</text:p>
          </table:table-cell>
          <table:table-cell office:value-type="float" office:value="6632309" calcext:value-type="float">
            <text:p>6632309</text:p>
          </table:table-cell>
          <table:table-cell office:value-type="float" office:value="37085040" calcext:value-type="float">
            <text:p>37085040</text:p>
          </table:table-cell>
          <table:table-cell office:value-type="float" office:value="78556559" calcext:value-type="float">
            <text:p>785565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40438" calcext:value-type="float">
            <text:p>40438</text:p>
          </table:table-cell>
          <table:table-cell office:value-type="float" office:value="235855" calcext:value-type="float">
            <text:p>235855</text:p>
          </table:table-cell>
          <table:table-cell office:value-type="float" office:value="529889" calcext:value-type="float">
            <text:p>529889</text:p>
          </table:table-cell>
          <table:table-cell office:value-type="float" office:value="3011645" calcext:value-type="float">
            <text:p>3011645</text:p>
          </table:table-cell>
          <table:table-cell office:value-type="float" office:value="6569660" calcext:value-type="float">
            <text:p>6569660</text:p>
          </table:table-cell>
          <table:table-cell office:value-type="float" office:value="36438167" calcext:value-type="float">
            <text:p>36438167</text:p>
          </table:table-cell>
          <table:table-cell office:value-type="float" office:value="78069554" calcext:value-type="float">
            <text:p>780695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40927" calcext:value-type="float">
            <text:p>40927</text:p>
          </table:table-cell>
          <table:table-cell office:value-type="float" office:value="239836" calcext:value-type="float">
            <text:p>239836</text:p>
          </table:table-cell>
          <table:table-cell office:value-type="float" office:value="508587" calcext:value-type="float">
            <text:p>508587</text:p>
          </table:table-cell>
          <table:table-cell office:value-type="float" office:value="2968762" calcext:value-type="float">
            <text:p>2968762</text:p>
          </table:table-cell>
          <table:table-cell office:value-type="float" office:value="6468599" calcext:value-type="float">
            <text:p>6468599</text:p>
          </table:table-cell>
          <table:table-cell office:value-type="float" office:value="36058298" calcext:value-type="float">
            <text:p>36058298</text:p>
          </table:table-cell>
          <table:table-cell office:value-type="float" office:value="80613189" calcext:value-type="float">
            <text:p>806131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9530" calcext:value-type="float">
            <text:p>39530</text:p>
          </table:table-cell>
          <table:table-cell office:value-type="float" office:value="236763" calcext:value-type="float">
            <text:p>236763</text:p>
          </table:table-cell>
          <table:table-cell office:value-type="float" office:value="506912" calcext:value-type="float">
            <text:p>506912</text:p>
          </table:table-cell>
          <table:table-cell office:value-type="float" office:value="3120109" calcext:value-type="float">
            <text:p>3120109</text:p>
          </table:table-cell>
          <table:table-cell office:value-type="float" office:value="6463851" calcext:value-type="float">
            <text:p>6463851</text:p>
          </table:table-cell>
          <table:table-cell office:value-type="float" office:value="36649298" calcext:value-type="float">
            <text:p>36649298</text:p>
          </table:table-cell>
          <table:table-cell office:value-type="float" office:value="78620954" calcext:value-type="float">
            <text:p>786209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9111" calcext:value-type="float">
            <text:p>39111</text:p>
          </table:table-cell>
          <table:table-cell office:value-type="float" office:value="235785" calcext:value-type="float">
            <text:p>235785</text:p>
          </table:table-cell>
          <table:table-cell office:value-type="float" office:value="534010" calcext:value-type="float">
            <text:p>534010</text:p>
          </table:table-cell>
          <table:table-cell office:value-type="float" office:value="3144693" calcext:value-type="float">
            <text:p>3144693</text:p>
          </table:table-cell>
          <table:table-cell office:value-type="float" office:value="6441292" calcext:value-type="float">
            <text:p>6441292</text:p>
          </table:table-cell>
          <table:table-cell office:value-type="float" office:value="35995300" calcext:value-type="float">
            <text:p>35995300</text:p>
          </table:table-cell>
          <table:table-cell office:value-type="float" office:value="78928746" calcext:value-type="float">
            <text:p>789287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9112" calcext:value-type="float">
            <text:p>39112</text:p>
          </table:table-cell>
          <table:table-cell office:value-type="float" office:value="242910" calcext:value-type="float">
            <text:p>242910</text:p>
          </table:table-cell>
          <table:table-cell office:value-type="float" office:value="516968" calcext:value-type="float">
            <text:p>516968</text:p>
          </table:table-cell>
          <table:table-cell office:value-type="float" office:value="3099645" calcext:value-type="float">
            <text:p>3099645</text:p>
          </table:table-cell>
          <table:table-cell office:value-type="float" office:value="6274579" calcext:value-type="float">
            <text:p>6274579</text:p>
          </table:table-cell>
          <table:table-cell office:value-type="float" office:value="37237156" calcext:value-type="float">
            <text:p>37237156</text:p>
          </table:table-cell>
          <table:table-cell office:value-type="float" office:value="77527512" calcext:value-type="float">
            <text:p>775275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40229" calcext:value-type="float">
            <text:p>40229</text:p>
          </table:table-cell>
          <table:table-cell office:value-type="float" office:value="236554" calcext:value-type="float">
            <text:p>236554</text:p>
          </table:table-cell>
          <table:table-cell office:value-type="float" office:value="514035" calcext:value-type="float">
            <text:p>514035</text:p>
          </table:table-cell>
          <table:table-cell office:value-type="float" office:value="3063956" calcext:value-type="float">
            <text:p>3063956</text:p>
          </table:table-cell>
          <table:table-cell office:value-type="float" office:value="6339812" calcext:value-type="float">
            <text:p>6339812</text:p>
          </table:table-cell>
          <table:table-cell office:value-type="float" office:value="36615146" calcext:value-type="float">
            <text:p>36615146</text:p>
          </table:table-cell>
          <table:table-cell office:value-type="float" office:value="78090227" calcext:value-type="float">
            <text:p>780902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9531" calcext:value-type="float">
            <text:p>39531</text:p>
          </table:table-cell>
          <table:table-cell office:value-type="float" office:value="240465" calcext:value-type="float">
            <text:p>240465</text:p>
          </table:table-cell>
          <table:table-cell office:value-type="float" office:value="521508" calcext:value-type="float">
            <text:p>521508</text:p>
          </table:table-cell>
          <table:table-cell office:value-type="float" office:value="3000540" calcext:value-type="float">
            <text:p>3000540</text:p>
          </table:table-cell>
          <table:table-cell office:value-type="float" office:value="6512460" calcext:value-type="float">
            <text:p>6512460</text:p>
          </table:table-cell>
          <table:table-cell office:value-type="float" office:value="37089301" calcext:value-type="float">
            <text:p>37089301</text:p>
          </table:table-cell>
          <table:table-cell office:value-type="float" office:value="80198189" calcext:value-type="float">
            <text:p>801981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8" calcext:value-type="float">
            <text:p>908</text:p>
          </table:table-cell>
          <table:table-cell office:value-type="float" office:value="3701" calcext:value-type="float">
            <text:p>3701</text:p>
          </table:table-cell>
          <table:table-cell office:value-type="float" office:value="48051" calcext:value-type="float">
            <text:p>48051</text:p>
          </table:table-cell>
          <table:table-cell office:value-type="float" office:value="230896" calcext:value-type="float">
            <text:p>230896</text:p>
          </table:table-cell>
          <table:table-cell office:value-type="float" office:value="549654" calcext:value-type="float">
            <text:p>549654</text:p>
          </table:table-cell>
          <table:table-cell office:value-type="float" office:value="3058438" calcext:value-type="float">
            <text:p>3058438</text:p>
          </table:table-cell>
          <table:table-cell office:value-type="float" office:value="6423691" calcext:value-type="float">
            <text:p>6423691</text:p>
          </table:table-cell>
          <table:table-cell office:value-type="float" office:value="36727381" calcext:value-type="float">
            <text:p>36727381</text:p>
          </table:table-cell>
          <table:table-cell office:value-type="float" office:value="78948651" calcext:value-type="float">
            <text:p>789486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670" calcext:value-type="float">
            <text:p>39670</text:p>
          </table:table-cell>
          <table:table-cell office:value-type="float" office:value="244446" calcext:value-type="float">
            <text:p>244446</text:p>
          </table:table-cell>
          <table:table-cell office:value-type="float" office:value="509984" calcext:value-type="float">
            <text:p>509984</text:p>
          </table:table-cell>
          <table:table-cell office:value-type="float" office:value="3045797" calcext:value-type="float">
            <text:p>3045797</text:p>
          </table:table-cell>
          <table:table-cell office:value-type="float" office:value="6445692" calcext:value-type="float">
            <text:p>6445692</text:p>
          </table:table-cell>
          <table:table-cell office:value-type="float" office:value="36819293" calcext:value-type="float">
            <text:p>36819293</text:p>
          </table:table-cell>
          <table:table-cell office:value-type="float" office:value="78409403" calcext:value-type="float">
            <text:p>784094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7" calcext:value-type="float">
            <text:p>977</text:p>
          </table:table-cell>
          <table:table-cell office:value-type="float" office:value="3772" calcext:value-type="float">
            <text:p>3772</text:p>
          </table:table-cell>
          <table:table-cell office:value-type="float" office:value="39461" calcext:value-type="float">
            <text:p>39461</text:p>
          </table:table-cell>
          <table:table-cell office:value-type="float" office:value="237742" calcext:value-type="float">
            <text:p>237742</text:p>
          </table:table-cell>
          <table:table-cell office:value-type="float" office:value="537641" calcext:value-type="float">
            <text:p>537641</text:p>
          </table:table-cell>
          <table:table-cell office:value-type="float" office:value="3030781" calcext:value-type="float">
            <text:p>3030781</text:p>
          </table:table-cell>
          <table:table-cell office:value-type="float" office:value="6671001" calcext:value-type="float">
            <text:p>6671001</text:p>
          </table:table-cell>
          <table:table-cell office:value-type="float" office:value="36694067" calcext:value-type="float">
            <text:p>36694067</text:p>
          </table:table-cell>
          <table:table-cell office:value-type="float" office:value="79168094" calcext:value-type="float">
            <text:p>791680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40997" calcext:value-type="float">
            <text:p>40997</text:p>
          </table:table-cell>
          <table:table-cell office:value-type="float" office:value="230757" calcext:value-type="float">
            <text:p>230757</text:p>
          </table:table-cell>
          <table:table-cell office:value-type="float" office:value="508587" calcext:value-type="float">
            <text:p>508587</text:p>
          </table:table-cell>
          <table:table-cell office:value-type="float" office:value="3060813" calcext:value-type="float">
            <text:p>3060813</text:p>
          </table:table-cell>
          <table:table-cell office:value-type="float" office:value="6479216" calcext:value-type="float">
            <text:p>6479216</text:p>
          </table:table-cell>
          <table:table-cell office:value-type="float" office:value="37642727" calcext:value-type="float">
            <text:p>37642727</text:p>
          </table:table-cell>
          <table:table-cell office:value-type="float" office:value="77999922" calcext:value-type="float">
            <text:p>779999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40229" calcext:value-type="float">
            <text:p>40229</text:p>
          </table:table-cell>
          <table:table-cell office:value-type="float" office:value="234669" calcext:value-type="float">
            <text:p>234669</text:p>
          </table:table-cell>
          <table:table-cell office:value-type="float" office:value="544626" calcext:value-type="float">
            <text:p>544626</text:p>
          </table:table-cell>
          <table:table-cell office:value-type="float" office:value="3173886" calcext:value-type="float">
            <text:p>3173886</text:p>
          </table:table-cell>
          <table:table-cell office:value-type="float" office:value="6565679" calcext:value-type="float">
            <text:p>6565679</text:p>
          </table:table-cell>
          <table:table-cell office:value-type="float" office:value="36845344" calcext:value-type="float">
            <text:p>36845344</text:p>
          </table:table-cell>
          <table:table-cell office:value-type="float" office:value="78233402" calcext:value-type="float">
            <text:p>782334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56" calcext:value-type="float">
            <text:p>1956</text:p>
          </table:table-cell>
          <table:table-cell office:value-type="float" office:value="3772" calcext:value-type="float">
            <text:p>3772</text:p>
          </table:table-cell>
          <table:table-cell office:value-type="float" office:value="38273" calcext:value-type="float">
            <text:p>38273</text:p>
          </table:table-cell>
          <table:table-cell office:value-type="float" office:value="243957" calcext:value-type="float">
            <text:p>243957</text:p>
          </table:table-cell>
          <table:table-cell office:value-type="float" office:value="545953" calcext:value-type="float">
            <text:p>545953</text:p>
          </table:table-cell>
          <table:table-cell office:value-type="float" office:value="3015765" calcext:value-type="float">
            <text:p>3015765</text:p>
          </table:table-cell>
          <table:table-cell office:value-type="float" office:value="6405602" calcext:value-type="float">
            <text:p>6405602</text:p>
          </table:table-cell>
          <table:table-cell office:value-type="float" office:value="36527355" calcext:value-type="float">
            <text:p>36527355</text:p>
          </table:table-cell>
          <table:table-cell office:value-type="float" office:value="77747932" calcext:value-type="float">
            <text:p>777479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0858" calcext:value-type="float">
            <text:p>40858</text:p>
          </table:table-cell>
          <table:table-cell office:value-type="float" office:value="240745" calcext:value-type="float">
            <text:p>240745</text:p>
          </table:table-cell>
          <table:table-cell office:value-type="float" office:value="504747" calcext:value-type="float">
            <text:p>504747</text:p>
          </table:table-cell>
          <table:table-cell office:value-type="float" office:value="3132680" calcext:value-type="float">
            <text:p>3132680</text:p>
          </table:table-cell>
          <table:table-cell office:value-type="float" office:value="6617642" calcext:value-type="float">
            <text:p>6617642</text:p>
          </table:table-cell>
          <table:table-cell office:value-type="float" office:value="36586371" calcext:value-type="float">
            <text:p>36586371</text:p>
          </table:table-cell>
          <table:table-cell office:value-type="float" office:value="78030303" calcext:value-type="float">
            <text:p>780303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461" calcext:value-type="float">
            <text:p>39461</text:p>
          </table:table-cell>
          <table:table-cell office:value-type="float" office:value="244865" calcext:value-type="float">
            <text:p>244865</text:p>
          </table:table-cell>
          <table:table-cell office:value-type="float" office:value="527095" calcext:value-type="float">
            <text:p>527095</text:p>
          </table:table-cell>
          <table:table-cell office:value-type="float" office:value="3112705" calcext:value-type="float">
            <text:p>3112705</text:p>
          </table:table-cell>
          <table:table-cell office:value-type="float" office:value="6363279" calcext:value-type="float">
            <text:p>6363279</text:p>
          </table:table-cell>
          <table:table-cell office:value-type="float" office:value="37495780" calcext:value-type="float">
            <text:p>37495780</text:p>
          </table:table-cell>
          <table:table-cell office:value-type="float" office:value="76724123" calcext:value-type="float">
            <text:p>767241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8692" calcext:value-type="float">
            <text:p>38692</text:p>
          </table:table-cell>
          <table:table-cell office:value-type="float" office:value="248986" calcext:value-type="float">
            <text:p>248986</text:p>
          </table:table-cell>
          <table:table-cell office:value-type="float" office:value="541204" calcext:value-type="float">
            <text:p>541204</text:p>
          </table:table-cell>
          <table:table-cell office:value-type="float" office:value="3324326" calcext:value-type="float">
            <text:p>3324326</text:p>
          </table:table-cell>
          <table:table-cell office:value-type="float" office:value="7039276" calcext:value-type="float">
            <text:p>7039276</text:p>
          </table:table-cell>
          <table:table-cell office:value-type="float" office:value="37646149" calcext:value-type="float">
            <text:p>37646149</text:p>
          </table:table-cell>
          <table:table-cell office:value-type="float" office:value="78412267" calcext:value-type="float">
            <text:p>784122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251" calcext:value-type="float">
            <text:p>39251</text:p>
          </table:table-cell>
          <table:table-cell office:value-type="float" office:value="249126" calcext:value-type="float">
            <text:p>249126</text:p>
          </table:table-cell>
          <table:table-cell office:value-type="float" office:value="532403" calcext:value-type="float">
            <text:p>532403</text:p>
          </table:table-cell>
          <table:table-cell office:value-type="float" office:value="3190020" calcext:value-type="float">
            <text:p>3190020</text:p>
          </table:table-cell>
          <table:table-cell office:value-type="float" office:value="6372357" calcext:value-type="float">
            <text:p>6372357</text:p>
          </table:table-cell>
          <table:table-cell office:value-type="float" office:value="36359176" calcext:value-type="float">
            <text:p>36359176</text:p>
          </table:table-cell>
          <table:table-cell office:value-type="float" office:value="77233408" calcext:value-type="float">
            <text:p>772334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9042" calcext:value-type="float">
            <text:p>39042</text:p>
          </table:table-cell>
          <table:table-cell office:value-type="float" office:value="234250" calcext:value-type="float">
            <text:p>234250</text:p>
          </table:table-cell>
          <table:table-cell office:value-type="float" office:value="529819" calcext:value-type="float">
            <text:p>529819</text:p>
          </table:table-cell>
          <table:table-cell office:value-type="float" office:value="3051664" calcext:value-type="float">
            <text:p>3051664</text:p>
          </table:table-cell>
          <table:table-cell office:value-type="float" office:value="6436821" calcext:value-type="float">
            <text:p>6436821</text:p>
          </table:table-cell>
          <table:table-cell office:value-type="float" office:value="36767960" calcext:value-type="float">
            <text:p>36767960</text:p>
          </table:table-cell>
          <table:table-cell office:value-type="float" office:value="78550484" calcext:value-type="float">
            <text:p>785504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111" calcext:value-type="float">
            <text:p>39111</text:p>
          </table:table-cell>
          <table:table-cell office:value-type="float" office:value="241163" calcext:value-type="float">
            <text:p>241163</text:p>
          </table:table-cell>
          <table:table-cell office:value-type="float" office:value="524790" calcext:value-type="float">
            <text:p>524790</text:p>
          </table:table-cell>
          <table:table-cell office:value-type="float" office:value="3096781" calcext:value-type="float">
            <text:p>3096781</text:p>
          </table:table-cell>
          <table:table-cell office:value-type="float" office:value="6429559" calcext:value-type="float">
            <text:p>6429559</text:p>
          </table:table-cell>
          <table:table-cell office:value-type="float" office:value="37069536" calcext:value-type="float">
            <text:p>37069536</text:p>
          </table:table-cell>
          <table:table-cell office:value-type="float" office:value="78540286" calcext:value-type="float">
            <text:p>785402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40857" calcext:value-type="float">
            <text:p>40857</text:p>
          </table:table-cell>
          <table:table-cell office:value-type="float" office:value="250103" calcext:value-type="float">
            <text:p>250103</text:p>
          </table:table-cell>
          <table:table-cell office:value-type="float" office:value="530657" calcext:value-type="float">
            <text:p>530657</text:p>
          </table:table-cell>
          <table:table-cell office:value-type="float" office:value="3055086" calcext:value-type="float">
            <text:p>3055086</text:p>
          </table:table-cell>
          <table:table-cell office:value-type="float" office:value="6452117" calcext:value-type="float">
            <text:p>6452117</text:p>
          </table:table-cell>
          <table:table-cell office:value-type="float" office:value="36874468" calcext:value-type="float">
            <text:p>36874468</text:p>
          </table:table-cell>
          <table:table-cell office:value-type="float" office:value="78390267" calcext:value-type="float">
            <text:p>783902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42114" calcext:value-type="float">
            <text:p>42114</text:p>
          </table:table-cell>
          <table:table-cell office:value-type="float" office:value="238160" calcext:value-type="float">
            <text:p>238160</text:p>
          </table:table-cell>
          <table:table-cell office:value-type="float" office:value="532264" calcext:value-type="float">
            <text:p>532264</text:p>
          </table:table-cell>
          <table:table-cell office:value-type="float" office:value="3170883" calcext:value-type="float">
            <text:p>3170883</text:p>
          </table:table-cell>
          <table:table-cell office:value-type="float" office:value="6622252" calcext:value-type="float">
            <text:p>6622252</text:p>
          </table:table-cell>
          <table:table-cell office:value-type="float" office:value="35791153" calcext:value-type="float">
            <text:p>35791153</text:p>
          </table:table-cell>
          <table:table-cell office:value-type="float" office:value="79259098" calcext:value-type="float">
            <text:p>792590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9390" calcext:value-type="float">
            <text:p>39390</text:p>
          </table:table-cell>
          <table:table-cell office:value-type="float" office:value="237602" calcext:value-type="float">
            <text:p>237602</text:p>
          </table:table-cell>
          <table:table-cell office:value-type="float" office:value="536454" calcext:value-type="float">
            <text:p>536454</text:p>
          </table:table-cell>
          <table:table-cell office:value-type="float" office:value="3013740" calcext:value-type="float">
            <text:p>3013740</text:p>
          </table:table-cell>
          <table:table-cell office:value-type="float" office:value="6455330" calcext:value-type="float">
            <text:p>6455330</text:p>
          </table:table-cell>
          <table:table-cell office:value-type="float" office:value="36710061" calcext:value-type="float">
            <text:p>36710061</text:p>
          </table:table-cell>
          <table:table-cell office:value-type="float" office:value="78692332" calcext:value-type="float">
            <text:p>786923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39670" calcext:value-type="float">
            <text:p>39670</text:p>
          </table:table-cell>
          <table:table-cell office:value-type="float" office:value="232363" calcext:value-type="float">
            <text:p>232363</text:p>
          </table:table-cell>
          <table:table-cell office:value-type="float" office:value="526956" calcext:value-type="float">
            <text:p>526956</text:p>
          </table:table-cell>
          <table:table-cell office:value-type="float" office:value="3351424" calcext:value-type="float">
            <text:p>3351424</text:p>
          </table:table-cell>
          <table:table-cell office:value-type="float" office:value="6664366" calcext:value-type="float">
            <text:p>6664366</text:p>
          </table:table-cell>
          <table:table-cell office:value-type="float" office:value="36279626" calcext:value-type="float">
            <text:p>36279626</text:p>
          </table:table-cell>
          <table:table-cell office:value-type="float" office:value="81001857" calcext:value-type="float">
            <text:p>810018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8133" calcext:value-type="float">
            <text:p>38133</text:p>
          </table:table-cell>
          <table:table-cell office:value-type="float" office:value="243608" calcext:value-type="float">
            <text:p>243608</text:p>
          </table:table-cell>
          <table:table-cell office:value-type="float" office:value="521508" calcext:value-type="float">
            <text:p>521508</text:p>
          </table:table-cell>
          <table:table-cell office:value-type="float" office:value="2992508" calcext:value-type="float">
            <text:p>2992508</text:p>
          </table:table-cell>
          <table:table-cell office:value-type="float" office:value="6455190" calcext:value-type="float">
            <text:p>6455190</text:p>
          </table:table-cell>
          <table:table-cell office:value-type="float" office:value="36746658" calcext:value-type="float">
            <text:p>36746658</text:p>
          </table:table-cell>
          <table:table-cell office:value-type="float" office:value="78342984" calcext:value-type="float">
            <text:p>783429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8063" calcext:value-type="float">
            <text:p>38063</text:p>
          </table:table-cell>
          <table:table-cell office:value-type="float" office:value="238649" calcext:value-type="float">
            <text:p>238649</text:p>
          </table:table-cell>
          <table:table-cell office:value-type="float" office:value="535406" calcext:value-type="float">
            <text:p>535406</text:p>
          </table:table-cell>
          <table:table-cell office:value-type="float" office:value="3170883" calcext:value-type="float">
            <text:p>3170883</text:p>
          </table:table-cell>
          <table:table-cell office:value-type="float" office:value="6851053" calcext:value-type="float">
            <text:p>6851053</text:p>
          </table:table-cell>
          <table:table-cell office:value-type="float" office:value="36480979" calcext:value-type="float">
            <text:p>36480979</text:p>
          </table:table-cell>
          <table:table-cell office:value-type="float" office:value="78422534" calcext:value-type="float">
            <text:p>784225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43092" calcext:value-type="float">
            <text:p>43092</text:p>
          </table:table-cell>
          <table:table-cell office:value-type="float" office:value="245913" calcext:value-type="float">
            <text:p>245913</text:p>
          </table:table-cell>
          <table:table-cell office:value-type="float" office:value="528004" calcext:value-type="float">
            <text:p>528004</text:p>
          </table:table-cell>
          <table:table-cell office:value-type="float" office:value="3040140" calcext:value-type="float">
            <text:p>3040140</text:p>
          </table:table-cell>
          <table:table-cell office:value-type="float" office:value="6498701" calcext:value-type="float">
            <text:p>6498701</text:p>
          </table:table-cell>
          <table:table-cell office:value-type="float" office:value="36990196" calcext:value-type="float">
            <text:p>36990196</text:p>
          </table:table-cell>
          <table:table-cell office:value-type="float" office:value="78999566" calcext:value-type="float">
            <text:p>789995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67" calcext:value-type="float">
            <text:p>1467</text:p>
          </table:table-cell>
          <table:table-cell office:value-type="float" office:value="3423" calcext:value-type="float">
            <text:p>3423</text:p>
          </table:table-cell>
          <table:table-cell office:value-type="float" office:value="39181" calcext:value-type="float">
            <text:p>39181</text:p>
          </table:table-cell>
          <table:table-cell office:value-type="float" office:value="242421" calcext:value-type="float">
            <text:p>242421</text:p>
          </table:table-cell>
          <table:table-cell office:value-type="float" office:value="527165" calcext:value-type="float">
            <text:p>527165</text:p>
          </table:table-cell>
          <table:table-cell office:value-type="float" office:value="3375659" calcext:value-type="float">
            <text:p>3375659</text:p>
          </table:table-cell>
          <table:table-cell office:value-type="float" office:value="6451488" calcext:value-type="float">
            <text:p>6451488</text:p>
          </table:table-cell>
          <table:table-cell office:value-type="float" office:value="36172768" calcext:value-type="float">
            <text:p>36172768</text:p>
          </table:table-cell>
          <table:table-cell office:value-type="float" office:value="77363594" calcext:value-type="float">
            <text:p>773635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39531" calcext:value-type="float">
            <text:p>39531</text:p>
          </table:table-cell>
          <table:table-cell office:value-type="float" office:value="232712" calcext:value-type="float">
            <text:p>232712</text:p>
          </table:table-cell>
          <table:table-cell office:value-type="float" office:value="513057" calcext:value-type="float">
            <text:p>513057</text:p>
          </table:table-cell>
          <table:table-cell office:value-type="float" office:value="3121157" calcext:value-type="float">
            <text:p>3121157</text:p>
          </table:table-cell>
          <table:table-cell office:value-type="float" office:value="6359856" calcext:value-type="float">
            <text:p>6359856</text:p>
          </table:table-cell>
          <table:table-cell office:value-type="float" office:value="36614936" calcext:value-type="float">
            <text:p>36614936</text:p>
          </table:table-cell>
          <table:table-cell office:value-type="float" office:value="76938328" calcext:value-type="float">
            <text:p>769383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8413" calcext:value-type="float">
            <text:p>38413</text:p>
          </table:table-cell>
          <table:table-cell office:value-type="float" office:value="241304" calcext:value-type="float">
            <text:p>241304</text:p>
          </table:table-cell>
          <table:table-cell office:value-type="float" office:value="515013" calcext:value-type="float">
            <text:p>515013</text:p>
          </table:table-cell>
          <table:table-cell office:value-type="float" office:value="3257837" calcext:value-type="float">
            <text:p>3257837</text:p>
          </table:table-cell>
          <table:table-cell office:value-type="float" office:value="6387583" calcext:value-type="float">
            <text:p>6387583</text:p>
          </table:table-cell>
          <table:table-cell office:value-type="float" office:value="36262306" calcext:value-type="float">
            <text:p>36262306</text:p>
          </table:table-cell>
          <table:table-cell office:value-type="float" office:value="77603011" calcext:value-type="float">
            <text:p>776030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8064" calcext:value-type="float">
            <text:p>38064</text:p>
          </table:table-cell>
          <table:table-cell office:value-type="float" office:value="233760" calcext:value-type="float">
            <text:p>233760</text:p>
          </table:table-cell>
          <table:table-cell office:value-type="float" office:value="518994" calcext:value-type="float">
            <text:p>518994</text:p>
          </table:table-cell>
          <table:table-cell office:value-type="float" office:value="3033225" calcext:value-type="float">
            <text:p>3033225</text:p>
          </table:table-cell>
          <table:table-cell office:value-type="float" office:value="6404695" calcext:value-type="float">
            <text:p>6404695</text:p>
          </table:table-cell>
          <table:table-cell office:value-type="float" office:value="35918475" calcext:value-type="float">
            <text:p>35918475</text:p>
          </table:table-cell>
          <table:table-cell office:value-type="float" office:value="77447893" calcext:value-type="float">
            <text:p>7744789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8134" calcext:value-type="float">
            <text:p>38134</text:p>
          </table:table-cell>
          <table:table-cell office:value-type="float" office:value="248218" calcext:value-type="float">
            <text:p>248218</text:p>
          </table:table-cell>
          <table:table-cell office:value-type="float" office:value="520041" calcext:value-type="float">
            <text:p>520041</text:p>
          </table:table-cell>
          <table:table-cell office:value-type="float" office:value="3016463" calcext:value-type="float">
            <text:p>3016463</text:p>
          </table:table-cell>
          <table:table-cell office:value-type="float" office:value="6548080" calcext:value-type="float">
            <text:p>6548080</text:p>
          </table:table-cell>
          <table:table-cell office:value-type="float" office:value="36278508" calcext:value-type="float">
            <text:p>36278508</text:p>
          </table:table-cell>
          <table:table-cell office:value-type="float" office:value="78298425" calcext:value-type="float">
            <text:p>782984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204" calcext:value-type="float">
            <text:p>38204</text:p>
          </table:table-cell>
          <table:table-cell office:value-type="float" office:value="243258" calcext:value-type="float">
            <text:p>243258</text:p>
          </table:table-cell>
          <table:table-cell office:value-type="float" office:value="634931" calcext:value-type="float">
            <text:p>634931</text:p>
          </table:table-cell>
          <table:table-cell office:value-type="float" office:value="3030362" calcext:value-type="float">
            <text:p>3030362</text:p>
          </table:table-cell>
          <table:table-cell office:value-type="float" office:value="7697255" calcext:value-type="float">
            <text:p>7697255</text:p>
          </table:table-cell>
          <table:table-cell office:value-type="float" office:value="36318319" calcext:value-type="float">
            <text:p>36318319</text:p>
          </table:table-cell>
          <table:table-cell office:value-type="float" office:value="78715030" calcext:value-type="float">
            <text:p>787150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96" calcext:value-type="float">
            <text:p>1396</text:p>
          </table:table-cell>
          <table:table-cell office:value-type="float" office:value="3842" calcext:value-type="float">
            <text:p>3842</text:p>
          </table:table-cell>
          <table:table-cell office:value-type="float" office:value="37994" calcext:value-type="float">
            <text:p>37994</text:p>
          </table:table-cell>
          <table:table-cell office:value-type="float" office:value="242491" calcext:value-type="float">
            <text:p>242491</text:p>
          </table:table-cell>
          <table:table-cell office:value-type="float" office:value="538968" calcext:value-type="float">
            <text:p>538968</text:p>
          </table:table-cell>
          <table:table-cell office:value-type="float" office:value="3290103" calcext:value-type="float">
            <text:p>3290103</text:p>
          </table:table-cell>
          <table:table-cell office:value-type="float" office:value="6619877" calcext:value-type="float">
            <text:p>6619877</text:p>
          </table:table-cell>
          <table:table-cell office:value-type="float" office:value="36560809" calcext:value-type="float">
            <text:p>36560809</text:p>
          </table:table-cell>
          <table:table-cell office:value-type="float" office:value="78879019" calcext:value-type="float">
            <text:p>788790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8832" calcext:value-type="float">
            <text:p>38832</text:p>
          </table:table-cell>
          <table:table-cell office:value-type="float" office:value="238929" calcext:value-type="float">
            <text:p>238929</text:p>
          </table:table-cell>
          <table:table-cell office:value-type="float" office:value="520740" calcext:value-type="float">
            <text:p>520740</text:p>
          </table:table-cell>
          <table:table-cell office:value-type="float" office:value="3023797" calcext:value-type="float">
            <text:p>3023797</text:p>
          </table:table-cell>
          <table:table-cell office:value-type="float" office:value="6473838" calcext:value-type="float">
            <text:p>6473838</text:p>
          </table:table-cell>
          <table:table-cell office:value-type="float" office:value="36281442" calcext:value-type="float">
            <text:p>36281442</text:p>
          </table:table-cell>
          <table:table-cell office:value-type="float" office:value="77875533" calcext:value-type="float">
            <text:p>778755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181" calcext:value-type="float">
            <text:p>39181</text:p>
          </table:table-cell>
          <table:table-cell office:value-type="float" office:value="237183" calcext:value-type="float">
            <text:p>237183</text:p>
          </table:table-cell>
          <table:table-cell office:value-type="float" office:value="520600" calcext:value-type="float">
            <text:p>520600</text:p>
          </table:table-cell>
          <table:table-cell office:value-type="float" office:value="3021562" calcext:value-type="float">
            <text:p>3021562</text:p>
          </table:table-cell>
          <table:table-cell office:value-type="float" office:value="6720938" calcext:value-type="float">
            <text:p>6720938</text:p>
          </table:table-cell>
          <table:table-cell office:value-type="float" office:value="37691966" calcext:value-type="float">
            <text:p>37691966</text:p>
          </table:table-cell>
          <table:table-cell office:value-type="float" office:value="78794720" calcext:value-type="float">
            <text:p>787947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553" calcext:value-type="float">
            <text:p>38553</text:p>
          </table:table-cell>
          <table:table-cell office:value-type="float" office:value="236763" calcext:value-type="float">
            <text:p>236763</text:p>
          </table:table-cell>
          <table:table-cell office:value-type="float" office:value="518296" calcext:value-type="float">
            <text:p>518296</text:p>
          </table:table-cell>
          <table:table-cell office:value-type="float" office:value="3460936" calcext:value-type="float">
            <text:p>3460936</text:p>
          </table:table-cell>
          <table:table-cell office:value-type="float" office:value="6497305" calcext:value-type="float">
            <text:p>6497305</text:p>
          </table:table-cell>
          <table:table-cell office:value-type="float" office:value="36157263" calcext:value-type="float">
            <text:p>36157263</text:p>
          </table:table-cell>
          <table:table-cell office:value-type="float" office:value="77838377" calcext:value-type="float">
            <text:p>778383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39251" calcext:value-type="float">
            <text:p>39251</text:p>
          </table:table-cell>
          <table:table-cell office:value-type="float" office:value="240954" calcext:value-type="float">
            <text:p>240954</text:p>
          </table:table-cell>
          <table:table-cell office:value-type="float" office:value="528074" calcext:value-type="float">
            <text:p>528074</text:p>
          </table:table-cell>
          <table:table-cell office:value-type="float" office:value="4483978" calcext:value-type="float">
            <text:p>4483978</text:p>
          </table:table-cell>
          <table:table-cell office:value-type="float" office:value="6492276" calcext:value-type="float">
            <text:p>6492276</text:p>
          </table:table-cell>
          <table:table-cell office:value-type="float" office:value="37788696" calcext:value-type="float">
            <text:p>37788696</text:p>
          </table:table-cell>
          <table:table-cell office:value-type="float" office:value="78768739" calcext:value-type="float">
            <text:p>787687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38553" calcext:value-type="float">
            <text:p>38553</text:p>
          </table:table-cell>
          <table:table-cell office:value-type="float" office:value="244097" calcext:value-type="float">
            <text:p>244097</text:p>
          </table:table-cell>
          <table:table-cell office:value-type="float" office:value="507819" calcext:value-type="float">
            <text:p>507819</text:p>
          </table:table-cell>
          <table:table-cell office:value-type="float" office:value="3585814" calcext:value-type="float">
            <text:p>3585814</text:p>
          </table:table-cell>
          <table:table-cell office:value-type="float" office:value="6526009" calcext:value-type="float">
            <text:p>6526009</text:p>
          </table:table-cell>
          <table:table-cell office:value-type="float" office:value="36688968" calcext:value-type="float">
            <text:p>36688968</text:p>
          </table:table-cell>
          <table:table-cell office:value-type="float" office:value="78260361" calcext:value-type="float">
            <text:p>7826036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8553" calcext:value-type="float">
            <text:p>38553</text:p>
          </table:table-cell>
          <table:table-cell office:value-type="float" office:value="238160" calcext:value-type="float">
            <text:p>238160</text:p>
          </table:table-cell>
          <table:table-cell office:value-type="float" office:value="518435" calcext:value-type="float">
            <text:p>518435</text:p>
          </table:table-cell>
          <table:table-cell office:value-type="float" office:value="3101181" calcext:value-type="float">
            <text:p>3101181</text:p>
          </table:table-cell>
          <table:table-cell office:value-type="float" office:value="6878710" calcext:value-type="float">
            <text:p>6878710</text:p>
          </table:table-cell>
          <table:table-cell office:value-type="float" office:value="38948488" calcext:value-type="float">
            <text:p>38948488</text:p>
          </table:table-cell>
          <table:table-cell office:value-type="float" office:value="79247783" calcext:value-type="float">
            <text:p>7924778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8274" calcext:value-type="float">
            <text:p>38274</text:p>
          </table:table-cell>
          <table:table-cell office:value-type="float" office:value="241932" calcext:value-type="float">
            <text:p>241932</text:p>
          </table:table-cell>
          <table:table-cell office:value-type="float" office:value="524721" calcext:value-type="float">
            <text:p>524721</text:p>
          </table:table-cell>
          <table:table-cell office:value-type="float" office:value="3068425" calcext:value-type="float">
            <text:p>3068425</text:p>
          </table:table-cell>
          <table:table-cell office:value-type="float" office:value="6592220" calcext:value-type="float">
            <text:p>6592220</text:p>
          </table:table-cell>
          <table:table-cell office:value-type="float" office:value="36760416" calcext:value-type="float">
            <text:p>36760416</text:p>
          </table:table-cell>
          <table:table-cell office:value-type="float" office:value="80431670" calcext:value-type="float">
            <text:p>8043167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391" calcext:value-type="float">
            <text:p>39391</text:p>
          </table:table-cell>
          <table:table-cell office:value-type="float" office:value="237462" calcext:value-type="float">
            <text:p>237462</text:p>
          </table:table-cell>
          <table:table-cell office:value-type="float" office:value="523673" calcext:value-type="float">
            <text:p>523673</text:p>
          </table:table-cell>
          <table:table-cell office:value-type="float" office:value="3042375" calcext:value-type="float">
            <text:p>3042375</text:p>
          </table:table-cell>
          <table:table-cell office:value-type="float" office:value="6637966" calcext:value-type="float">
            <text:p>6637966</text:p>
          </table:table-cell>
          <table:table-cell office:value-type="float" office:value="36158102" calcext:value-type="float">
            <text:p>36158102</text:p>
          </table:table-cell>
          <table:table-cell office:value-type="float" office:value="79568427" calcext:value-type="float">
            <text:p>795684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7714" calcext:value-type="float">
            <text:p>37714</text:p>
          </table:table-cell>
          <table:table-cell office:value-type="float" office:value="243957" calcext:value-type="float">
            <text:p>243957</text:p>
          </table:table-cell>
          <table:table-cell office:value-type="float" office:value="560689" calcext:value-type="float">
            <text:p>560689</text:p>
          </table:table-cell>
          <table:table-cell office:value-type="float" office:value="3050965" calcext:value-type="float">
            <text:p>3050965</text:p>
          </table:table-cell>
          <table:table-cell office:value-type="float" office:value="6512670" calcext:value-type="float">
            <text:p>6512670</text:p>
          </table:table-cell>
          <table:table-cell office:value-type="float" office:value="36346395" calcext:value-type="float">
            <text:p>36346395</text:p>
          </table:table-cell>
          <table:table-cell office:value-type="float" office:value="78333974" calcext:value-type="float">
            <text:p>783339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8134" calcext:value-type="float">
            <text:p>38134</text:p>
          </table:table-cell>
          <table:table-cell office:value-type="float" office:value="244516" calcext:value-type="float">
            <text:p>244516</text:p>
          </table:table-cell>
          <table:table-cell office:value-type="float" office:value="507120" calcext:value-type="float">
            <text:p>507120</text:p>
          </table:table-cell>
          <table:table-cell office:value-type="float" office:value="3098038" calcext:value-type="float">
            <text:p>3098038</text:p>
          </table:table-cell>
          <table:table-cell office:value-type="float" office:value="6626092" calcext:value-type="float">
            <text:p>6626092</text:p>
          </table:table-cell>
          <table:table-cell office:value-type="float" office:value="36378662" calcext:value-type="float">
            <text:p>36378662</text:p>
          </table:table-cell>
          <table:table-cell office:value-type="float" office:value="80601455" calcext:value-type="float">
            <text:p>806014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39460" calcext:value-type="float">
            <text:p>39460</text:p>
          </table:table-cell>
          <table:table-cell office:value-type="float" office:value="242490" calcext:value-type="float">
            <text:p>242490</text:p>
          </table:table-cell>
          <table:table-cell office:value-type="float" office:value="519063" calcext:value-type="float">
            <text:p>519063</text:p>
          </table:table-cell>
          <table:table-cell office:value-type="float" office:value="3115499" calcext:value-type="float">
            <text:p>3115499</text:p>
          </table:table-cell>
          <table:table-cell office:value-type="float" office:value="6440105" calcext:value-type="float">
            <text:p>6440105</text:p>
          </table:table-cell>
          <table:table-cell office:value-type="float" office:value="36197841" calcext:value-type="float">
            <text:p>36197841</text:p>
          </table:table-cell>
          <table:table-cell office:value-type="float" office:value="76862689" calcext:value-type="float">
            <text:p>768626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41975" calcext:value-type="float">
            <text:p>41975</text:p>
          </table:table-cell>
          <table:table-cell office:value-type="float" office:value="248427" calcext:value-type="float">
            <text:p>248427</text:p>
          </table:table-cell>
          <table:table-cell office:value-type="float" office:value="514454" calcext:value-type="float">
            <text:p>514454</text:p>
          </table:table-cell>
          <table:table-cell office:value-type="float" office:value="3227664" calcext:value-type="float">
            <text:p>3227664</text:p>
          </table:table-cell>
          <table:table-cell office:value-type="float" office:value="6475304" calcext:value-type="float">
            <text:p>6475304</text:p>
          </table:table-cell>
          <table:table-cell office:value-type="float" office:value="36699933" calcext:value-type="float">
            <text:p>36699933</text:p>
          </table:table-cell>
          <table:table-cell office:value-type="float" office:value="80237580" calcext:value-type="float">
            <text:p>802375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8" calcext:value-type="float">
            <text:p>978</text:p>
          </table:table-cell>
          <table:table-cell office:value-type="float" office:value="3701" calcext:value-type="float">
            <text:p>3701</text:p>
          </table:table-cell>
          <table:table-cell office:value-type="float" office:value="38063" calcext:value-type="float">
            <text:p>38063</text:p>
          </table:table-cell>
          <table:table-cell office:value-type="float" office:value="238928" calcext:value-type="float">
            <text:p>238928</text:p>
          </table:table-cell>
          <table:table-cell office:value-type="float" office:value="520740" calcext:value-type="float">
            <text:p>520740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6505057" calcext:value-type="float">
            <text:p>6505057</text:p>
          </table:table-cell>
          <table:table-cell office:value-type="float" office:value="35882296" calcext:value-type="float">
            <text:p>35882296</text:p>
          </table:table-cell>
          <table:table-cell office:value-type="float" office:value="77839775" calcext:value-type="float">
            <text:p>778397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9670" calcext:value-type="float">
            <text:p>39670</text:p>
          </table:table-cell>
          <table:table-cell office:value-type="float" office:value="237531" calcext:value-type="float">
            <text:p>237531</text:p>
          </table:table-cell>
          <table:table-cell office:value-type="float" office:value="522765" calcext:value-type="float">
            <text:p>522765</text:p>
          </table:table-cell>
          <table:table-cell office:value-type="float" office:value="3264821" calcext:value-type="float">
            <text:p>3264821</text:p>
          </table:table-cell>
          <table:table-cell office:value-type="float" office:value="6429978" calcext:value-type="float">
            <text:p>6429978</text:p>
          </table:table-cell>
          <table:table-cell office:value-type="float" office:value="36482377" calcext:value-type="float">
            <text:p>36482377</text:p>
          </table:table-cell>
          <table:table-cell office:value-type="float" office:value="77780340" calcext:value-type="float">
            <text:p>777803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40159" calcext:value-type="float">
            <text:p>40159</text:p>
          </table:table-cell>
          <table:table-cell office:value-type="float" office:value="240535" calcext:value-type="float">
            <text:p>240535</text:p>
          </table:table-cell>
          <table:table-cell office:value-type="float" office:value="517667" calcext:value-type="float">
            <text:p>517667</text:p>
          </table:table-cell>
          <table:table-cell office:value-type="float" office:value="3485799" calcext:value-type="float">
            <text:p>3485799</text:p>
          </table:table-cell>
          <table:table-cell office:value-type="float" office:value="6336040" calcext:value-type="float">
            <text:p>6336040</text:p>
          </table:table-cell>
          <table:table-cell office:value-type="float" office:value="36194000" calcext:value-type="float">
            <text:p>36194000</text:p>
          </table:table-cell>
          <table:table-cell office:value-type="float" office:value="78403118" calcext:value-type="float">
            <text:p>784031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600" calcext:value-type="float">
            <text:p>39600</text:p>
          </table:table-cell>
          <table:table-cell office:value-type="float" office:value="235226" calcext:value-type="float">
            <text:p>235226</text:p>
          </table:table-cell>
          <table:table-cell office:value-type="float" office:value="531076" calcext:value-type="float">
            <text:p>531076</text:p>
          </table:table-cell>
          <table:table-cell office:value-type="float" office:value="3113613" calcext:value-type="float">
            <text:p>3113613</text:p>
          </table:table-cell>
          <table:table-cell office:value-type="float" office:value="6495908" calcext:value-type="float">
            <text:p>6495908</text:p>
          </table:table-cell>
          <table:table-cell office:value-type="float" office:value="37599075" calcext:value-type="float">
            <text:p>37599075</text:p>
          </table:table-cell>
          <table:table-cell office:value-type="float" office:value="77626338" calcext:value-type="float">
            <text:p>776263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78" calcext:value-type="float">
            <text:p>978</text:p>
          </table:table-cell>
          <table:table-cell office:value-type="float" office:value="3701" calcext:value-type="float">
            <text:p>3701</text:p>
          </table:table-cell>
          <table:table-cell office:value-type="float" office:value="39670" calcext:value-type="float">
            <text:p>39670</text:p>
          </table:table-cell>
          <table:table-cell office:value-type="float" office:value="259323" calcext:value-type="float">
            <text:p>259323</text:p>
          </table:table-cell>
          <table:table-cell office:value-type="float" office:value="511731" calcext:value-type="float">
            <text:p>511731</text:p>
          </table:table-cell>
          <table:table-cell office:value-type="float" office:value="3081346" calcext:value-type="float">
            <text:p>3081346</text:p>
          </table:table-cell>
          <table:table-cell office:value-type="float" office:value="6593198" calcext:value-type="float">
            <text:p>6593198</text:p>
          </table:table-cell>
          <table:table-cell office:value-type="float" office:value="36710619" calcext:value-type="float">
            <text:p>36710619</text:p>
          </table:table-cell>
          <table:table-cell office:value-type="float" office:value="77344946" calcext:value-type="float">
            <text:p>773449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530" calcext:value-type="float">
            <text:p>39530</text:p>
          </table:table-cell>
          <table:table-cell office:value-type="float" office:value="243887" calcext:value-type="float">
            <text:p>243887</text:p>
          </table:table-cell>
          <table:table-cell office:value-type="float" office:value="515013" calcext:value-type="float">
            <text:p>515013</text:p>
          </table:table-cell>
          <table:table-cell office:value-type="float" office:value="3039162" calcext:value-type="float">
            <text:p>3039162</text:p>
          </table:table-cell>
          <table:table-cell office:value-type="float" office:value="6548498" calcext:value-type="float">
            <text:p>6548498</text:p>
          </table:table-cell>
          <table:table-cell office:value-type="float" office:value="36283817" calcext:value-type="float">
            <text:p>36283817</text:p>
          </table:table-cell>
          <table:table-cell office:value-type="float" office:value="77973731" calcext:value-type="float">
            <text:p>779737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40019" calcext:value-type="float">
            <text:p>40019</text:p>
          </table:table-cell>
          <table:table-cell office:value-type="float" office:value="239837" calcext:value-type="float">
            <text:p>239837</text:p>
          </table:table-cell>
          <table:table-cell office:value-type="float" office:value="514314" calcext:value-type="float">
            <text:p>514314</text:p>
          </table:table-cell>
          <table:table-cell office:value-type="float" office:value="3385647" calcext:value-type="float">
            <text:p>3385647</text:p>
          </table:table-cell>
          <table:table-cell office:value-type="float" office:value="6660524" calcext:value-type="float">
            <text:p>6660524</text:p>
          </table:table-cell>
          <table:table-cell office:value-type="float" office:value="36194489" calcext:value-type="float">
            <text:p>36194489</text:p>
          </table:table-cell>
          <table:table-cell office:value-type="float" office:value="78475893" calcext:value-type="float">
            <text:p>784758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949" calcext:value-type="float">
            <text:p>39949</text:p>
          </table:table-cell>
          <table:table-cell office:value-type="float" office:value="239906" calcext:value-type="float">
            <text:p>239906</text:p>
          </table:table-cell>
          <table:table-cell office:value-type="float" office:value="666081" calcext:value-type="float">
            <text:p>666081</text:p>
          </table:table-cell>
          <table:table-cell office:value-type="float" office:value="3075969" calcext:value-type="float">
            <text:p>3075969</text:p>
          </table:table-cell>
          <table:table-cell office:value-type="float" office:value="6625814" calcext:value-type="float">
            <text:p>6625814</text:p>
          </table:table-cell>
          <table:table-cell office:value-type="float" office:value="37683375" calcext:value-type="float">
            <text:p>37683375</text:p>
          </table:table-cell>
          <table:table-cell office:value-type="float" office:value="78179345" calcext:value-type="float">
            <text:p>781793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37715" calcext:value-type="float">
            <text:p>37715</text:p>
          </table:table-cell>
          <table:table-cell office:value-type="float" office:value="235716" calcext:value-type="float">
            <text:p>235716</text:p>
          </table:table-cell>
          <table:table-cell office:value-type="float" office:value="522765" calcext:value-type="float">
            <text:p>522765</text:p>
          </table:table-cell>
          <table:table-cell office:value-type="float" office:value="3697001" calcext:value-type="float">
            <text:p>3697001</text:p>
          </table:table-cell>
          <table:table-cell office:value-type="float" office:value="6465806" calcext:value-type="float">
            <text:p>6465806</text:p>
          </table:table-cell>
          <table:table-cell office:value-type="float" office:value="36800436" calcext:value-type="float">
            <text:p>36800436</text:p>
          </table:table-cell>
          <table:table-cell office:value-type="float" office:value="78084430" calcext:value-type="float">
            <text:p>780844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43721" calcext:value-type="float">
            <text:p>43721</text:p>
          </table:table-cell>
          <table:table-cell office:value-type="float" office:value="237741" calcext:value-type="float">
            <text:p>237741</text:p>
          </table:table-cell>
          <table:table-cell office:value-type="float" office:value="533241" calcext:value-type="float">
            <text:p>533241</text:p>
          </table:table-cell>
          <table:table-cell office:value-type="float" office:value="3601876" calcext:value-type="float">
            <text:p>3601876</text:p>
          </table:table-cell>
          <table:table-cell office:value-type="float" office:value="6459520" calcext:value-type="float">
            <text:p>6459520</text:p>
          </table:table-cell>
          <table:table-cell office:value-type="float" office:value="37198952" calcext:value-type="float">
            <text:p>37198952</text:p>
          </table:table-cell>
          <table:table-cell office:value-type="float" office:value="78232495" calcext:value-type="float">
            <text:p>782324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97" calcext:value-type="float">
            <text:p>1397</text:p>
          </table:table-cell>
          <table:table-cell office:value-type="float" office:value="3423" calcext:value-type="float">
            <text:p>3423</text:p>
          </table:table-cell>
          <table:table-cell office:value-type="float" office:value="37715" calcext:value-type="float">
            <text:p>37715</text:p>
          </table:table-cell>
          <table:table-cell office:value-type="float" office:value="234878" calcext:value-type="float">
            <text:p>234878</text:p>
          </table:table-cell>
          <table:table-cell office:value-type="float" office:value="519622" calcext:value-type="float">
            <text:p>519622</text:p>
          </table:table-cell>
          <table:table-cell office:value-type="float" office:value="3554035" calcext:value-type="float">
            <text:p>3554035</text:p>
          </table:table-cell>
          <table:table-cell office:value-type="float" office:value="6657102" calcext:value-type="float">
            <text:p>6657102</text:p>
          </table:table-cell>
          <table:table-cell office:value-type="float" office:value="36119059" calcext:value-type="float">
            <text:p>36119059</text:p>
          </table:table-cell>
          <table:table-cell office:value-type="float" office:value="78115650" calcext:value-type="float">
            <text:p>781156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111" calcext:value-type="float">
            <text:p>39111</text:p>
          </table:table-cell>
          <table:table-cell office:value-type="float" office:value="246053" calcext:value-type="float">
            <text:p>246053</text:p>
          </table:table-cell>
          <table:table-cell office:value-type="float" office:value="525838" calcext:value-type="float">
            <text:p>525838</text:p>
          </table:table-cell>
          <table:table-cell office:value-type="float" office:value="3659985" calcext:value-type="float">
            <text:p>3659985</text:p>
          </table:table-cell>
          <table:table-cell office:value-type="float" office:value="6597458" calcext:value-type="float">
            <text:p>6597458</text:p>
          </table:table-cell>
          <table:table-cell office:value-type="float" office:value="35732905" calcext:value-type="float">
            <text:p>35732905</text:p>
          </table:table-cell>
          <table:table-cell office:value-type="float" office:value="77030030" calcext:value-type="float">
            <text:p>770300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67" calcext:value-type="float">
            <text:p>1467</text:p>
          </table:table-cell>
          <table:table-cell office:value-type="float" office:value="3422" calcext:value-type="float">
            <text:p>3422</text:p>
          </table:table-cell>
          <table:table-cell office:value-type="float" office:value="38064" calcext:value-type="float">
            <text:p>38064</text:p>
          </table:table-cell>
          <table:table-cell office:value-type="float" office:value="234878" calcext:value-type="float">
            <text:p>234878</text:p>
          </table:table-cell>
          <table:table-cell office:value-type="float" office:value="513336" calcext:value-type="float">
            <text:p>513336</text:p>
          </table:table-cell>
          <table:table-cell office:value-type="float" office:value="3668435" calcext:value-type="float">
            <text:p>3668435</text:p>
          </table:table-cell>
          <table:table-cell office:value-type="float" office:value="6544588" calcext:value-type="float">
            <text:p>6544588</text:p>
          </table:table-cell>
          <table:table-cell office:value-type="float" office:value="36428878" calcext:value-type="float">
            <text:p>36428878</text:p>
          </table:table-cell>
          <table:table-cell office:value-type="float" office:value="78424978" calcext:value-type="float">
            <text:p>7842497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740" calcext:value-type="float">
            <text:p>39740</text:p>
          </table:table-cell>
          <table:table-cell office:value-type="float" office:value="233760" calcext:value-type="float">
            <text:p>233760</text:p>
          </table:table-cell>
          <table:table-cell office:value-type="float" office:value="519902" calcext:value-type="float">
            <text:p>519902</text:p>
          </table:table-cell>
          <table:table-cell office:value-type="float" office:value="3093708" calcext:value-type="float">
            <text:p>3093708</text:p>
          </table:table-cell>
          <table:table-cell office:value-type="float" office:value="6463152" calcext:value-type="float">
            <text:p>6463152</text:p>
          </table:table-cell>
          <table:table-cell office:value-type="float" office:value="36797083" calcext:value-type="float">
            <text:p>36797083</text:p>
          </table:table-cell>
          <table:table-cell office:value-type="float" office:value="78613411" calcext:value-type="float">
            <text:p>786134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8902" calcext:value-type="float">
            <text:p>38902</text:p>
          </table:table-cell>
          <table:table-cell office:value-type="float" office:value="237113" calcext:value-type="float">
            <text:p>237113</text:p>
          </table:table-cell>
          <table:table-cell office:value-type="float" office:value="520739" calcext:value-type="float">
            <text:p>520739</text:p>
          </table:table-cell>
          <table:table-cell office:value-type="float" office:value="3078902" calcext:value-type="float">
            <text:p>3078902</text:p>
          </table:table-cell>
          <table:table-cell office:value-type="float" office:value="6585375" calcext:value-type="float">
            <text:p>6585375</text:p>
          </table:table-cell>
          <table:table-cell office:value-type="float" office:value="37092723" calcext:value-type="float">
            <text:p>37092723</text:p>
          </table:table-cell>
          <table:table-cell office:value-type="float" office:value="78092601" calcext:value-type="float">
            <text:p>780926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39111" calcext:value-type="float">
            <text:p>39111</text:p>
          </table:table-cell>
          <table:table-cell office:value-type="float" office:value="251989" calcext:value-type="float">
            <text:p>251989</text:p>
          </table:table-cell>
          <table:table-cell office:value-type="float" office:value="516689" calcext:value-type="float">
            <text:p>516689</text:p>
          </table:table-cell>
          <table:table-cell office:value-type="float" office:value="3027848" calcext:value-type="float">
            <text:p>3027848</text:p>
          </table:table-cell>
          <table:table-cell office:value-type="float" office:value="6577064" calcext:value-type="float">
            <text:p>6577064</text:p>
          </table:table-cell>
          <table:table-cell office:value-type="float" office:value="36958837" calcext:value-type="float">
            <text:p>36958837</text:p>
          </table:table-cell>
          <table:table-cell office:value-type="float" office:value="79187999" calcext:value-type="float">
            <text:p>791879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39600" calcext:value-type="float">
            <text:p>39600</text:p>
          </table:table-cell>
          <table:table-cell office:value-type="float" office:value="240325" calcext:value-type="float">
            <text:p>240325</text:p>
          </table:table-cell>
          <table:table-cell office:value-type="float" office:value="529331" calcext:value-type="float">
            <text:p>529331</text:p>
          </table:table-cell>
          <table:table-cell office:value-type="float" office:value="3037276" calcext:value-type="float">
            <text:p>3037276</text:p>
          </table:table-cell>
          <table:table-cell office:value-type="float" office:value="6750690" calcext:value-type="float">
            <text:p>6750690</text:p>
          </table:table-cell>
          <table:table-cell office:value-type="float" office:value="36395703" calcext:value-type="float">
            <text:p>36395703</text:p>
          </table:table-cell>
          <table:table-cell office:value-type="float" office:value="78409962" calcext:value-type="float">
            <text:p>7840996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8972" calcext:value-type="float">
            <text:p>38972</text:p>
          </table:table-cell>
          <table:table-cell office:value-type="float" office:value="236274" calcext:value-type="float">
            <text:p>236274</text:p>
          </table:table-cell>
          <table:table-cell office:value-type="float" office:value="512359" calcext:value-type="float">
            <text:p>512359</text:p>
          </table:table-cell>
          <table:table-cell office:value-type="float" office:value="3012972" calcext:value-type="float">
            <text:p>3012972</text:p>
          </table:table-cell>
          <table:table-cell office:value-type="float" office:value="6763820" calcext:value-type="float">
            <text:p>6763820</text:p>
          </table:table-cell>
          <table:table-cell office:value-type="float" office:value="36116685" calcext:value-type="float">
            <text:p>36116685</text:p>
          </table:table-cell>
          <table:table-cell office:value-type="float" office:value="78366800" calcext:value-type="float">
            <text:p>783668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38204" calcext:value-type="float">
            <text:p>38204</text:p>
          </table:table-cell>
          <table:table-cell office:value-type="float" office:value="277690" calcext:value-type="float">
            <text:p>277690</text:p>
          </table:table-cell>
          <table:table-cell office:value-type="float" office:value="525769" calcext:value-type="float">
            <text:p>525769</text:p>
          </table:table-cell>
          <table:table-cell office:value-type="float" office:value="3065213" calcext:value-type="float">
            <text:p>3065213</text:p>
          </table:table-cell>
          <table:table-cell office:value-type="float" office:value="6557089" calcext:value-type="float">
            <text:p>6557089</text:p>
          </table:table-cell>
          <table:table-cell office:value-type="float" office:value="37657952" calcext:value-type="float">
            <text:p>37657952</text:p>
          </table:table-cell>
          <table:table-cell office:value-type="float" office:value="78317841" calcext:value-type="float">
            <text:p>783178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8" calcext:value-type="float">
            <text:p>978</text:p>
          </table:table-cell>
          <table:table-cell office:value-type="float" office:value="3701" calcext:value-type="float">
            <text:p>3701</text:p>
          </table:table-cell>
          <table:table-cell office:value-type="float" office:value="39461" calcext:value-type="float">
            <text:p>39461</text:p>
          </table:table-cell>
          <table:table-cell office:value-type="float" office:value="245075" calcext:value-type="float">
            <text:p>245075</text:p>
          </table:table-cell>
          <table:table-cell office:value-type="float" office:value="510194" calcext:value-type="float">
            <text:p>510194</text:p>
          </table:table-cell>
          <table:table-cell office:value-type="float" office:value="3116896" calcext:value-type="float">
            <text:p>3116896</text:p>
          </table:table-cell>
          <table:table-cell office:value-type="float" office:value="6702709" calcext:value-type="float">
            <text:p>6702709</text:p>
          </table:table-cell>
          <table:table-cell office:value-type="float" office:value="36766074" calcext:value-type="float">
            <text:p>36766074</text:p>
          </table:table-cell>
          <table:table-cell office:value-type="float" office:value="76969896" calcext:value-type="float">
            <text:p>769698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133" calcext:value-type="float">
            <text:p>38133</text:p>
          </table:table-cell>
          <table:table-cell office:value-type="float" office:value="251849" calcext:value-type="float">
            <text:p>251849</text:p>
          </table:table-cell>
          <table:table-cell office:value-type="float" office:value="518994" calcext:value-type="float">
            <text:p>518994</text:p>
          </table:table-cell>
          <table:table-cell office:value-type="float" office:value="2993206" calcext:value-type="float">
            <text:p>2993206</text:p>
          </table:table-cell>
          <table:table-cell office:value-type="float" office:value="6905389" calcext:value-type="float">
            <text:p>6905389</text:p>
          </table:table-cell>
          <table:table-cell office:value-type="float" office:value="36869788" calcext:value-type="float">
            <text:p>36869788</text:p>
          </table:table-cell>
          <table:table-cell office:value-type="float" office:value="77793819" calcext:value-type="float">
            <text:p>777938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39321" calcext:value-type="float">
            <text:p>39321</text:p>
          </table:table-cell>
          <table:table-cell office:value-type="float" office:value="238300" calcext:value-type="float">
            <text:p>238300</text:p>
          </table:table-cell>
          <table:table-cell office:value-type="float" office:value="515711" calcext:value-type="float">
            <text:p>515711</text:p>
          </table:table-cell>
          <table:table-cell office:value-type="float" office:value="3056832" calcext:value-type="float">
            <text:p>3056832</text:p>
          </table:table-cell>
          <table:table-cell office:value-type="float" office:value="6747128" calcext:value-type="float">
            <text:p>6747128</text:p>
          </table:table-cell>
          <table:table-cell office:value-type="float" office:value="36765934" calcext:value-type="float">
            <text:p>36765934</text:p>
          </table:table-cell>
          <table:table-cell office:value-type="float" office:value="78057681" calcext:value-type="float">
            <text:p>780576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96" calcext:value-type="float">
            <text:p>1396</text:p>
          </table:table-cell>
          <table:table-cell office:value-type="float" office:value="4191" calcext:value-type="float">
            <text:p>4191</text:p>
          </table:table-cell>
          <table:table-cell office:value-type="float" office:value="38273" calcext:value-type="float">
            <text:p>38273</text:p>
          </table:table-cell>
          <table:table-cell office:value-type="float" office:value="240046" calcext:value-type="float">
            <text:p>240046</text:p>
          </table:table-cell>
          <table:table-cell office:value-type="float" office:value="528352" calcext:value-type="float">
            <text:p>528352</text:p>
          </table:table-cell>
          <table:table-cell office:value-type="float" office:value="3050686" calcext:value-type="float">
            <text:p>3050686</text:p>
          </table:table-cell>
          <table:table-cell office:value-type="float" office:value="6856779" calcext:value-type="float">
            <text:p>6856779</text:p>
          </table:table-cell>
          <table:table-cell office:value-type="float" office:value="36632048" calcext:value-type="float">
            <text:p>36632048</text:p>
          </table:table-cell>
          <table:table-cell office:value-type="float" office:value="78565779" calcext:value-type="float">
            <text:p>785657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7575" calcext:value-type="float">
            <text:p>37575</text:p>
          </table:table-cell>
          <table:table-cell office:value-type="float" office:value="242002" calcext:value-type="float">
            <text:p>242002</text:p>
          </table:table-cell>
          <table:table-cell office:value-type="float" office:value="526048" calcext:value-type="float">
            <text:p>526048</text:p>
          </table:table-cell>
          <table:table-cell office:value-type="float" office:value="3001936" calcext:value-type="float">
            <text:p>3001936</text:p>
          </table:table-cell>
          <table:table-cell office:value-type="float" office:value="6738468" calcext:value-type="float">
            <text:p>6738468</text:p>
          </table:table-cell>
          <table:table-cell office:value-type="float" office:value="37303925" calcext:value-type="float">
            <text:p>37303925</text:p>
          </table:table-cell>
          <table:table-cell office:value-type="float" office:value="78707349" calcext:value-type="float">
            <text:p>787073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7644" calcext:value-type="float">
            <text:p>37644</text:p>
          </table:table-cell>
          <table:table-cell office:value-type="float" office:value="237322" calcext:value-type="float">
            <text:p>237322</text:p>
          </table:table-cell>
          <table:table-cell office:value-type="float" office:value="526816" calcext:value-type="float">
            <text:p>526816</text:p>
          </table:table-cell>
          <table:table-cell office:value-type="float" office:value="3034832" calcext:value-type="float">
            <text:p>3034832</text:p>
          </table:table-cell>
          <table:table-cell office:value-type="float" office:value="6678474" calcext:value-type="float">
            <text:p>6678474</text:p>
          </table:table-cell>
          <table:table-cell office:value-type="float" office:value="36772289" calcext:value-type="float">
            <text:p>36772289</text:p>
          </table:table-cell>
          <table:table-cell office:value-type="float" office:value="78222088" calcext:value-type="float">
            <text:p>7822208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252" calcext:value-type="float">
            <text:p>39252</text:p>
          </table:table-cell>
          <table:table-cell office:value-type="float" office:value="238579" calcext:value-type="float">
            <text:p>238579</text:p>
          </table:table-cell>
          <table:table-cell office:value-type="float" office:value="504676" calcext:value-type="float">
            <text:p>504676</text:p>
          </table:table-cell>
          <table:table-cell office:value-type="float" office:value="3050127" calcext:value-type="float">
            <text:p>3050127</text:p>
          </table:table-cell>
          <table:table-cell office:value-type="float" office:value="6476771" calcext:value-type="float">
            <text:p>6476771</text:p>
          </table:table-cell>
          <table:table-cell office:value-type="float" office:value="36349677" calcext:value-type="float">
            <text:p>36349677</text:p>
          </table:table-cell>
          <table:table-cell office:value-type="float" office:value="78855483" calcext:value-type="float">
            <text:p>788554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96" calcext:value-type="float">
            <text:p>1396</text:p>
          </table:table-cell>
          <table:table-cell office:value-type="float" office:value="4191" calcext:value-type="float">
            <text:p>4191</text:p>
          </table:table-cell>
          <table:table-cell office:value-type="float" office:value="37784" calcext:value-type="float">
            <text:p>37784</text:p>
          </table:table-cell>
          <table:table-cell office:value-type="float" office:value="305348" calcext:value-type="float">
            <text:p>305348</text:p>
          </table:table-cell>
          <table:table-cell office:value-type="float" office:value="544556" calcext:value-type="float">
            <text:p>544556</text:p>
          </table:table-cell>
          <table:table-cell office:value-type="float" office:value="3006267" calcext:value-type="float">
            <text:p>3006267</text:p>
          </table:table-cell>
          <table:table-cell office:value-type="float" office:value="6552200" calcext:value-type="float">
            <text:p>6552200</text:p>
          </table:table-cell>
          <table:table-cell office:value-type="float" office:value="36920633" calcext:value-type="float">
            <text:p>36920633</text:p>
          </table:table-cell>
          <table:table-cell office:value-type="float" office:value="77491753" calcext:value-type="float">
            <text:p>774917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204" calcext:value-type="float">
            <text:p>38204</text:p>
          </table:table-cell>
          <table:table-cell office:value-type="float" office:value="241722" calcext:value-type="float">
            <text:p>241722</text:p>
          </table:table-cell>
          <table:table-cell office:value-type="float" office:value="513546" calcext:value-type="float">
            <text:p>513546</text:p>
          </table:table-cell>
          <table:table-cell office:value-type="float" office:value="3461844" calcext:value-type="float">
            <text:p>3461844</text:p>
          </table:table-cell>
          <table:table-cell office:value-type="float" office:value="6596340" calcext:value-type="float">
            <text:p>6596340</text:p>
          </table:table-cell>
          <table:table-cell office:value-type="float" office:value="37207753" calcext:value-type="float">
            <text:p>37207753</text:p>
          </table:table-cell>
          <table:table-cell office:value-type="float" office:value="78816511" calcext:value-type="float">
            <text:p>788165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40438" calcext:value-type="float">
            <text:p>40438</text:p>
          </table:table-cell>
          <table:table-cell office:value-type="float" office:value="233481" calcext:value-type="float">
            <text:p>233481</text:p>
          </table:table-cell>
          <table:table-cell office:value-type="float" office:value="535616" calcext:value-type="float">
            <text:p>535616</text:p>
          </table:table-cell>
          <table:table-cell office:value-type="float" office:value="3589305" calcext:value-type="float">
            <text:p>3589305</text:p>
          </table:table-cell>
          <table:table-cell office:value-type="float" office:value="6671001" calcext:value-type="float">
            <text:p>6671001</text:p>
          </table:table-cell>
          <table:table-cell office:value-type="float" office:value="36674092" calcext:value-type="float">
            <text:p>36674092</text:p>
          </table:table-cell>
          <table:table-cell office:value-type="float" office:value="80501302" calcext:value-type="float">
            <text:p>805013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29989" calcext:value-type="float">
            <text:p>229989</text:p>
          </table:table-cell>
          <table:table-cell office:value-type="float" office:value="529261" calcext:value-type="float">
            <text:p>529261</text:p>
          </table:table-cell>
          <table:table-cell office:value-type="float" office:value="3004381" calcext:value-type="float">
            <text:p>3004381</text:p>
          </table:table-cell>
          <table:table-cell office:value-type="float" office:value="6727084" calcext:value-type="float">
            <text:p>6727084</text:p>
          </table:table-cell>
          <table:table-cell office:value-type="float" office:value="37159003" calcext:value-type="float">
            <text:p>37159003</text:p>
          </table:table-cell>
          <table:table-cell office:value-type="float" office:value="78757914" calcext:value-type="float">
            <text:p>787579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7785" calcext:value-type="float">
            <text:p>37785</text:p>
          </table:table-cell>
          <table:table-cell office:value-type="float" office:value="237462" calcext:value-type="float">
            <text:p>237462</text:p>
          </table:table-cell>
          <table:table-cell office:value-type="float" office:value="514524" calcext:value-type="float">
            <text:p>514524</text:p>
          </table:table-cell>
          <table:table-cell office:value-type="float" office:value="3222357" calcext:value-type="float">
            <text:p>3222357</text:p>
          </table:table-cell>
          <table:table-cell office:value-type="float" office:value="6706829" calcext:value-type="float">
            <text:p>6706829</text:p>
          </table:table-cell>
          <table:table-cell office:value-type="float" office:value="37563456" calcext:value-type="float">
            <text:p>37563456</text:p>
          </table:table-cell>
          <table:table-cell office:value-type="float" office:value="79335365" calcext:value-type="float">
            <text:p>793353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413" calcext:value-type="float">
            <text:p>38413</text:p>
          </table:table-cell>
          <table:table-cell office:value-type="float" office:value="236973" calcext:value-type="float">
            <text:p>236973</text:p>
          </table:table-cell>
          <table:table-cell office:value-type="float" office:value="520810" calcext:value-type="float">
            <text:p>520810</text:p>
          </table:table-cell>
          <table:table-cell office:value-type="float" office:value="3060464" calcext:value-type="float">
            <text:p>3060464</text:p>
          </table:table-cell>
          <table:table-cell office:value-type="float" office:value="6502473" calcext:value-type="float">
            <text:p>6502473</text:p>
          </table:table-cell>
          <table:table-cell office:value-type="float" office:value="40945262" calcext:value-type="float">
            <text:p>40945262</text:p>
          </table:table-cell>
          <table:table-cell office:value-type="float" office:value="77824619" calcext:value-type="float">
            <text:p>778246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8133" calcext:value-type="float">
            <text:p>38133</text:p>
          </table:table-cell>
          <table:table-cell office:value-type="float" office:value="232713" calcext:value-type="float">
            <text:p>232713</text:p>
          </table:table-cell>
          <table:table-cell office:value-type="float" office:value="532543" calcext:value-type="float">
            <text:p>532543</text:p>
          </table:table-cell>
          <table:table-cell office:value-type="float" office:value="2999702" calcext:value-type="float">
            <text:p>2999702</text:p>
          </table:table-cell>
          <table:table-cell office:value-type="float" office:value="6446181" calcext:value-type="float">
            <text:p>6446181</text:p>
          </table:table-cell>
          <table:table-cell office:value-type="float" office:value="37932430" calcext:value-type="float">
            <text:p>37932430</text:p>
          </table:table-cell>
          <table:table-cell office:value-type="float" office:value="80360781" calcext:value-type="float">
            <text:p>803607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134" calcext:value-type="float">
            <text:p>38134</text:p>
          </table:table-cell>
          <table:table-cell office:value-type="float" office:value="265608" calcext:value-type="float">
            <text:p>265608</text:p>
          </table:table-cell>
          <table:table-cell office:value-type="float" office:value="526677" calcext:value-type="float">
            <text:p>526677</text:p>
          </table:table-cell>
          <table:table-cell office:value-type="float" office:value="3025264" calcext:value-type="float">
            <text:p>3025264</text:p>
          </table:table-cell>
          <table:table-cell office:value-type="float" office:value="6810125" calcext:value-type="float">
            <text:p>6810125</text:p>
          </table:table-cell>
          <table:table-cell office:value-type="float" office:value="36841502" calcext:value-type="float">
            <text:p>36841502</text:p>
          </table:table-cell>
          <table:table-cell office:value-type="float" office:value="77028842" calcext:value-type="float">
            <text:p>770288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8553" calcext:value-type="float">
            <text:p>38553</text:p>
          </table:table-cell>
          <table:table-cell office:value-type="float" office:value="234109" calcext:value-type="float">
            <text:p>234109</text:p>
          </table:table-cell>
          <table:table-cell office:value-type="float" office:value="520251" calcext:value-type="float">
            <text:p>520251</text:p>
          </table:table-cell>
          <table:table-cell office:value-type="float" office:value="3022679" calcext:value-type="float">
            <text:p>3022679</text:p>
          </table:table-cell>
          <table:table-cell office:value-type="float" office:value="6485641" calcext:value-type="float">
            <text:p>6485641</text:p>
          </table:table-cell>
          <table:table-cell office:value-type="float" office:value="36998297" calcext:value-type="float">
            <text:p>36998297</text:p>
          </table:table-cell>
          <table:table-cell office:value-type="float" office:value="80841850" calcext:value-type="float">
            <text:p>8084185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181" calcext:value-type="float">
            <text:p>39181</text:p>
          </table:table-cell>
          <table:table-cell office:value-type="float" office:value="257786" calcext:value-type="float">
            <text:p>257786</text:p>
          </table:table-cell>
          <table:table-cell office:value-type="float" office:value="516410" calcext:value-type="float">
            <text:p>516410</text:p>
          </table:table-cell>
          <table:table-cell office:value-type="float" office:value="3043632" calcext:value-type="float">
            <text:p>3043632</text:p>
          </table:table-cell>
          <table:table-cell office:value-type="float" office:value="6536416" calcext:value-type="float">
            <text:p>6536416</text:p>
          </table:table-cell>
          <table:table-cell office:value-type="float" office:value="37071002" calcext:value-type="float">
            <text:p>37071002</text:p>
          </table:table-cell>
          <table:table-cell office:value-type="float" office:value="77838517" calcext:value-type="float">
            <text:p>778385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7993" calcext:value-type="float">
            <text:p>37993</text:p>
          </table:table-cell>
          <table:table-cell office:value-type="float" office:value="242699" calcext:value-type="float">
            <text:p>242699</text:p>
          </table:table-cell>
          <table:table-cell office:value-type="float" office:value="530448" calcext:value-type="float">
            <text:p>530448</text:p>
          </table:table-cell>
          <table:table-cell office:value-type="float" office:value="3187646" calcext:value-type="float">
            <text:p>3187646</text:p>
          </table:table-cell>
          <table:table-cell office:value-type="float" office:value="6517419" calcext:value-type="float">
            <text:p>6517419</text:p>
          </table:table-cell>
          <table:table-cell office:value-type="float" office:value="36812309" calcext:value-type="float">
            <text:p>36812309</text:p>
          </table:table-cell>
          <table:table-cell office:value-type="float" office:value="78296818" calcext:value-type="float">
            <text:p>782968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111" calcext:value-type="float">
            <text:p>39111</text:p>
          </table:table-cell>
          <table:table-cell office:value-type="float" office:value="242071" calcext:value-type="float">
            <text:p>242071</text:p>
          </table:table-cell>
          <table:table-cell office:value-type="float" office:value="514593" calcext:value-type="float">
            <text:p>514593</text:p>
          </table:table-cell>
          <table:table-cell office:value-type="float" office:value="3096921" calcext:value-type="float">
            <text:p>3096921</text:p>
          </table:table-cell>
          <table:table-cell office:value-type="float" office:value="6686506" calcext:value-type="float">
            <text:p>6686506</text:p>
          </table:table-cell>
          <table:table-cell office:value-type="float" office:value="36316153" calcext:value-type="float">
            <text:p>36316153</text:p>
          </table:table-cell>
          <table:table-cell office:value-type="float" office:value="79186252" calcext:value-type="float">
            <text:p>791862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7924" calcext:value-type="float">
            <text:p>37924</text:p>
          </table:table-cell>
          <table:table-cell office:value-type="float" office:value="251850" calcext:value-type="float">
            <text:p>251850</text:p>
          </table:table-cell>
          <table:table-cell office:value-type="float" office:value="528632" calcext:value-type="float">
            <text:p>528632</text:p>
          </table:table-cell>
          <table:table-cell office:value-type="float" office:value="3072197" calcext:value-type="float">
            <text:p>3072197</text:p>
          </table:table-cell>
          <table:table-cell office:value-type="float" office:value="6631191" calcext:value-type="float">
            <text:p>6631191</text:p>
          </table:table-cell>
          <table:table-cell office:value-type="float" office:value="36569120" calcext:value-type="float">
            <text:p>36569120</text:p>
          </table:table-cell>
          <table:table-cell office:value-type="float" office:value="79513741" calcext:value-type="float">
            <text:p>795137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8133" calcext:value-type="float">
            <text:p>38133</text:p>
          </table:table-cell>
          <table:table-cell office:value-type="float" office:value="240954" calcext:value-type="float">
            <text:p>240954</text:p>
          </table:table-cell>
          <table:table-cell office:value-type="float" office:value="524861" calcext:value-type="float">
            <text:p>524861</text:p>
          </table:table-cell>
          <table:table-cell office:value-type="float" office:value="3084629" calcext:value-type="float">
            <text:p>3084629</text:p>
          </table:table-cell>
          <table:table-cell office:value-type="float" office:value="6670232" calcext:value-type="float">
            <text:p>6670232</text:p>
          </table:table-cell>
          <table:table-cell office:value-type="float" office:value="36622758" calcext:value-type="float">
            <text:p>36622758</text:p>
          </table:table-cell>
          <table:table-cell office:value-type="float" office:value="78547620" calcext:value-type="float">
            <text:p>785476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274" calcext:value-type="float">
            <text:p>38274</text:p>
          </table:table-cell>
          <table:table-cell office:value-type="float" office:value="234039" calcext:value-type="float">
            <text:p>234039</text:p>
          </table:table-cell>
          <table:table-cell office:value-type="float" office:value="517178" calcext:value-type="float">
            <text:p>517178</text:p>
          </table:table-cell>
          <table:table-cell office:value-type="float" office:value="3095035" calcext:value-type="float">
            <text:p>3095035</text:p>
          </table:table-cell>
          <table:table-cell office:value-type="float" office:value="7321437" calcext:value-type="float">
            <text:p>7321437</text:p>
          </table:table-cell>
          <table:table-cell office:value-type="float" office:value="36946405" calcext:value-type="float">
            <text:p>36946405</text:p>
          </table:table-cell>
          <table:table-cell office:value-type="float" office:value="77890759" calcext:value-type="float">
            <text:p>778907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8133" calcext:value-type="float">
            <text:p>38133</text:p>
          </table:table-cell>
          <table:table-cell office:value-type="float" office:value="242281" calcext:value-type="float">
            <text:p>242281</text:p>
          </table:table-cell>
          <table:table-cell office:value-type="float" office:value="519902" calcext:value-type="float">
            <text:p>519902</text:p>
          </table:table-cell>
          <table:table-cell office:value-type="float" office:value="3077645" calcext:value-type="float">
            <text:p>3077645</text:p>
          </table:table-cell>
          <table:table-cell office:value-type="float" office:value="7039276" calcext:value-type="float">
            <text:p>7039276</text:p>
          </table:table-cell>
          <table:table-cell office:value-type="float" office:value="36847718" calcext:value-type="float">
            <text:p>36847718</text:p>
          </table:table-cell>
          <table:table-cell office:value-type="float" office:value="79144696" calcext:value-type="float">
            <text:p>791446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9600" calcext:value-type="float">
            <text:p>39600</text:p>
          </table:table-cell>
          <table:table-cell office:value-type="float" office:value="236553" calcext:value-type="float">
            <text:p>236553</text:p>
          </table:table-cell>
          <table:table-cell office:value-type="float" office:value="519762" calcext:value-type="float">
            <text:p>519762</text:p>
          </table:table-cell>
          <table:table-cell office:value-type="float" office:value="3059765" calcext:value-type="float">
            <text:p>3059765</text:p>
          </table:table-cell>
          <table:table-cell office:value-type="float" office:value="6845745" calcext:value-type="float">
            <text:p>6845745</text:p>
          </table:table-cell>
          <table:table-cell office:value-type="float" office:value="37731844" calcext:value-type="float">
            <text:p>37731844</text:p>
          </table:table-cell>
          <table:table-cell office:value-type="float" office:value="76733202" calcext:value-type="float">
            <text:p>767332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8412" calcext:value-type="float">
            <text:p>38412</text:p>
          </table:table-cell>
          <table:table-cell office:value-type="float" office:value="232363" calcext:value-type="float">
            <text:p>232363</text:p>
          </table:table-cell>
          <table:table-cell office:value-type="float" office:value="506073" calcext:value-type="float">
            <text:p>506073</text:p>
          </table:table-cell>
          <table:table-cell office:value-type="float" office:value="3049708" calcext:value-type="float">
            <text:p>3049708</text:p>
          </table:table-cell>
          <table:table-cell office:value-type="float" office:value="7422009" calcext:value-type="float">
            <text:p>7422009</text:p>
          </table:table-cell>
          <table:table-cell office:value-type="float" office:value="37031332" calcext:value-type="float">
            <text:p>37031332</text:p>
          </table:table-cell>
          <table:table-cell office:value-type="float" office:value="79051807" calcext:value-type="float">
            <text:p>790518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07" calcext:value-type="float">
            <text:p>907</text:p>
          </table:table-cell>
          <table:table-cell office:value-type="float" office:value="3771" calcext:value-type="float">
            <text:p>3771</text:p>
          </table:table-cell>
          <table:table-cell office:value-type="float" office:value="39530" calcext:value-type="float">
            <text:p>39530</text:p>
          </table:table-cell>
          <table:table-cell office:value-type="float" office:value="237043" calcext:value-type="float">
            <text:p>237043</text:p>
          </table:table-cell>
          <table:table-cell office:value-type="float" office:value="514733" calcext:value-type="float">
            <text:p>514733</text:p>
          </table:table-cell>
          <table:table-cell office:value-type="float" office:value="3017581" calcext:value-type="float">
            <text:p>3017581</text:p>
          </table:table-cell>
          <table:table-cell office:value-type="float" office:value="7096337" calcext:value-type="float">
            <text:p>7096337</text:p>
          </table:table-cell>
          <table:table-cell office:value-type="float" office:value="36826836" calcext:value-type="float">
            <text:p>36826836</text:p>
          </table:table-cell>
          <table:table-cell office:value-type="float" office:value="77821615" calcext:value-type="float">
            <text:p>778216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273" calcext:value-type="float">
            <text:p>38273</text:p>
          </table:table-cell>
          <table:table-cell office:value-type="float" office:value="235645" calcext:value-type="float">
            <text:p>235645</text:p>
          </table:table-cell>
          <table:table-cell office:value-type="float" office:value="512149" calcext:value-type="float">
            <text:p>512149</text:p>
          </table:table-cell>
          <table:table-cell office:value-type="float" office:value="3003194" calcext:value-type="float">
            <text:p>3003194</text:p>
          </table:table-cell>
          <table:table-cell office:value-type="float" office:value="6703058" calcext:value-type="float">
            <text:p>6703058</text:p>
          </table:table-cell>
          <table:table-cell office:value-type="float" office:value="36262515" calcext:value-type="float">
            <text:p>36262515</text:p>
          </table:table-cell>
          <table:table-cell office:value-type="float" office:value="78799888" calcext:value-type="float">
            <text:p>787998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9112" calcext:value-type="float">
            <text:p>39112</text:p>
          </table:table-cell>
          <table:table-cell office:value-type="float" office:value="250383" calcext:value-type="float">
            <text:p>250383</text:p>
          </table:table-cell>
          <table:table-cell office:value-type="float" office:value="518924" calcext:value-type="float">
            <text:p>518924</text:p>
          </table:table-cell>
          <table:table-cell office:value-type="float" office:value="3098458" calcext:value-type="float">
            <text:p>3098458</text:p>
          </table:table-cell>
          <table:table-cell office:value-type="float" office:value="6861110" calcext:value-type="float">
            <text:p>6861110</text:p>
          </table:table-cell>
          <table:table-cell office:value-type="float" office:value="36479303" calcext:value-type="float">
            <text:p>36479303</text:p>
          </table:table-cell>
          <table:table-cell office:value-type="float" office:value="76619430" calcext:value-type="float">
            <text:p>766194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7714" calcext:value-type="float">
            <text:p>37714</text:p>
          </table:table-cell>
          <table:table-cell office:value-type="float" office:value="232992" calcext:value-type="float">
            <text:p>232992</text:p>
          </table:table-cell>
          <table:table-cell office:value-type="float" office:value="510194" calcext:value-type="float">
            <text:p>510194</text:p>
          </table:table-cell>
          <table:table-cell office:value-type="float" office:value="3025892" calcext:value-type="float">
            <text:p>3025892</text:p>
          </table:table-cell>
          <table:table-cell office:value-type="float" office:value="6774088" calcext:value-type="float">
            <text:p>6774088</text:p>
          </table:table-cell>
          <table:table-cell office:value-type="float" office:value="36147555" calcext:value-type="float">
            <text:p>36147555</text:p>
          </table:table-cell>
          <table:table-cell office:value-type="float" office:value="79181503" calcext:value-type="float">
            <text:p>791815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902" calcext:value-type="float">
            <text:p>38902</text:p>
          </table:table-cell>
          <table:table-cell office:value-type="float" office:value="234319" calcext:value-type="float">
            <text:p>234319</text:p>
          </table:table-cell>
          <table:table-cell office:value-type="float" office:value="515222" calcext:value-type="float">
            <text:p>515222</text:p>
          </table:table-cell>
          <table:table-cell office:value-type="float" office:value="3179474" calcext:value-type="float">
            <text:p>3179474</text:p>
          </table:table-cell>
          <table:table-cell office:value-type="float" office:value="6693559" calcext:value-type="float">
            <text:p>6693559</text:p>
          </table:table-cell>
          <table:table-cell office:value-type="float" office:value="36084768" calcext:value-type="float">
            <text:p>36084768</text:p>
          </table:table-cell>
          <table:table-cell office:value-type="float" office:value="78296679" calcext:value-type="float">
            <text:p>782966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8134" calcext:value-type="float">
            <text:p>38134</text:p>
          </table:table-cell>
          <table:table-cell office:value-type="float" office:value="247798" calcext:value-type="float">
            <text:p>247798</text:p>
          </table:table-cell>
          <table:table-cell office:value-type="float" office:value="504397" calcext:value-type="float">
            <text:p>504397</text:p>
          </table:table-cell>
          <table:table-cell office:value-type="float" office:value="3188064" calcext:value-type="float">
            <text:p>3188064</text:p>
          </table:table-cell>
          <table:table-cell office:value-type="float" office:value="6819275" calcext:value-type="float">
            <text:p>6819275</text:p>
          </table:table-cell>
          <table:table-cell office:value-type="float" office:value="36871045" calcext:value-type="float">
            <text:p>36871045</text:p>
          </table:table-cell>
          <table:table-cell office:value-type="float" office:value="76037718" calcext:value-type="float">
            <text:p>760377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37575" calcext:value-type="float">
            <text:p>37575</text:p>
          </table:table-cell>
          <table:table-cell office:value-type="float" office:value="233131" calcext:value-type="float">
            <text:p>233131</text:p>
          </table:table-cell>
          <table:table-cell office:value-type="float" office:value="498391" calcext:value-type="float">
            <text:p>498391</text:p>
          </table:table-cell>
          <table:table-cell office:value-type="float" office:value="3103137" calcext:value-type="float">
            <text:p>3103137</text:p>
          </table:table-cell>
          <table:table-cell office:value-type="float" office:value="6999047" calcext:value-type="float">
            <text:p>6999047</text:p>
          </table:table-cell>
          <table:table-cell office:value-type="float" office:value="36395843" calcext:value-type="float">
            <text:p>36395843</text:p>
          </table:table-cell>
          <table:table-cell office:value-type="float" office:value="77385873" calcext:value-type="float">
            <text:p>773858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9531" calcext:value-type="float">
            <text:p>39531</text:p>
          </table:table-cell>
          <table:table-cell office:value-type="float" office:value="249126" calcext:value-type="float">
            <text:p>249126</text:p>
          </table:table-cell>
          <table:table-cell office:value-type="float" office:value="522137" calcext:value-type="float">
            <text:p>522137</text:p>
          </table:table-cell>
          <table:table-cell office:value-type="float" office:value="3309729" calcext:value-type="float">
            <text:p>3309729</text:p>
          </table:table-cell>
          <table:table-cell office:value-type="float" office:value="6931231" calcext:value-type="float">
            <text:p>6931231</text:p>
          </table:table-cell>
          <table:table-cell office:value-type="float" office:value="37184006" calcext:value-type="float">
            <text:p>37184006</text:p>
          </table:table-cell>
          <table:table-cell office:value-type="float" office:value="77654554" calcext:value-type="float">
            <text:p>776545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51473" calcext:value-type="float">
            <text:p>51473</text:p>
          </table:table-cell>
          <table:table-cell office:value-type="float" office:value="230198" calcext:value-type="float">
            <text:p>230198</text:p>
          </table:table-cell>
          <table:table-cell office:value-type="float" office:value="523883" calcext:value-type="float">
            <text:p>523883</text:p>
          </table:table-cell>
          <table:table-cell office:value-type="float" office:value="3115150" calcext:value-type="float">
            <text:p>3115150</text:p>
          </table:table-cell>
          <table:table-cell office:value-type="float" office:value="6865580" calcext:value-type="float">
            <text:p>6865580</text:p>
          </table:table-cell>
          <table:table-cell office:value-type="float" office:value="36092101" calcext:value-type="float">
            <text:p>36092101</text:p>
          </table:table-cell>
          <table:table-cell office:value-type="float" office:value="77976315" calcext:value-type="float">
            <text:p>779763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1486" calcext:value-type="float">
            <text:p>41486</text:p>
          </table:table-cell>
          <table:table-cell office:value-type="float" office:value="235297" calcext:value-type="float">
            <text:p>235297</text:p>
          </table:table-cell>
          <table:table-cell office:value-type="float" office:value="510194" calcext:value-type="float">
            <text:p>510194</text:p>
          </table:table-cell>
          <table:table-cell office:value-type="float" office:value="3081346" calcext:value-type="float">
            <text:p>3081346</text:p>
          </table:table-cell>
          <table:table-cell office:value-type="float" office:value="6657521" calcext:value-type="float">
            <text:p>6657521</text:p>
          </table:table-cell>
          <table:table-cell office:value-type="float" office:value="36800435" calcext:value-type="float">
            <text:p>36800435</text:p>
          </table:table-cell>
          <table:table-cell office:value-type="float" office:value="79687228" calcext:value-type="float">
            <text:p>796872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07" calcext:value-type="float">
            <text:p>907</text:p>
          </table:table-cell>
          <table:table-cell office:value-type="float" office:value="3841" calcext:value-type="float">
            <text:p>3841</text:p>
          </table:table-cell>
          <table:table-cell office:value-type="float" office:value="40089" calcext:value-type="float">
            <text:p>40089</text:p>
          </table:table-cell>
          <table:table-cell office:value-type="float" office:value="230897" calcext:value-type="float">
            <text:p>230897</text:p>
          </table:table-cell>
          <table:table-cell office:value-type="float" office:value="493781" calcext:value-type="float">
            <text:p>493781</text:p>
          </table:table-cell>
          <table:table-cell office:value-type="float" office:value="3062489" calcext:value-type="float">
            <text:p>3062489</text:p>
          </table:table-cell>
          <table:table-cell office:value-type="float" office:value="6775484" calcext:value-type="float">
            <text:p>6775484</text:p>
          </table:table-cell>
          <table:table-cell office:value-type="float" office:value="36285143" calcext:value-type="float">
            <text:p>36285143</text:p>
          </table:table-cell>
          <table:table-cell office:value-type="float" office:value="77831115" calcext:value-type="float">
            <text:p>778311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66" calcext:value-type="float">
            <text:p>1466</text:p>
          </table:table-cell>
          <table:table-cell office:value-type="float" office:value="3702" calcext:value-type="float">
            <text:p>3702</text:p>
          </table:table-cell>
          <table:table-cell office:value-type="float" office:value="37644" calcext:value-type="float">
            <text:p>37644</text:p>
          </table:table-cell>
          <table:table-cell office:value-type="float" office:value="239068" calcext:value-type="float">
            <text:p>239068</text:p>
          </table:table-cell>
          <table:table-cell office:value-type="float" office:value="499368" calcext:value-type="float">
            <text:p>499368</text:p>
          </table:table-cell>
          <table:table-cell office:value-type="float" office:value="3034622" calcext:value-type="float">
            <text:p>3034622</text:p>
          </table:table-cell>
          <table:table-cell office:value-type="float" office:value="6710950" calcext:value-type="float">
            <text:p>6710950</text:p>
          </table:table-cell>
          <table:table-cell office:value-type="float" office:value="36249873" calcext:value-type="float">
            <text:p>36249873</text:p>
          </table:table-cell>
          <table:table-cell office:value-type="float" office:value="77838517" calcext:value-type="float">
            <text:p>778385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39531" calcext:value-type="float">
            <text:p>39531</text:p>
          </table:table-cell>
          <table:table-cell office:value-type="float" office:value="232923" calcext:value-type="float">
            <text:p>232923</text:p>
          </table:table-cell>
          <table:table-cell office:value-type="float" office:value="511870" calcext:value-type="float">
            <text:p>511870</text:p>
          </table:table-cell>
          <table:table-cell office:value-type="float" office:value="3006476" calcext:value-type="float">
            <text:p>3006476</text:p>
          </table:table-cell>
          <table:table-cell office:value-type="float" office:value="6917891" calcext:value-type="float">
            <text:p>6917891</text:p>
          </table:table-cell>
          <table:table-cell office:value-type="float" office:value="35944177" calcext:value-type="float">
            <text:p>35944177</text:p>
          </table:table-cell>
          <table:table-cell office:value-type="float" office:value="77346343" calcext:value-type="float">
            <text:p>773463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38832" calcext:value-type="float">
            <text:p>38832</text:p>
          </table:table-cell>
          <table:table-cell office:value-type="float" office:value="234319" calcext:value-type="float">
            <text:p>234319</text:p>
          </table:table-cell>
          <table:table-cell office:value-type="float" office:value="511451" calcext:value-type="float">
            <text:p>511451</text:p>
          </table:table-cell>
          <table:table-cell office:value-type="float" office:value="2978819" calcext:value-type="float">
            <text:p>2978819</text:p>
          </table:table-cell>
          <table:table-cell office:value-type="float" office:value="6934164" calcext:value-type="float">
            <text:p>6934164</text:p>
          </table:table-cell>
          <table:table-cell office:value-type="float" office:value="36345975" calcext:value-type="float">
            <text:p>36345975</text:p>
          </table:table-cell>
          <table:table-cell office:value-type="float" office:value="76298229" calcext:value-type="float">
            <text:p>762982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0508" calcext:value-type="float">
            <text:p>40508</text:p>
          </table:table-cell>
          <table:table-cell office:value-type="float" office:value="232363" calcext:value-type="float">
            <text:p>232363</text:p>
          </table:table-cell>
          <table:table-cell office:value-type="float" office:value="518784" calcext:value-type="float">
            <text:p>518784</text:p>
          </table:table-cell>
          <table:table-cell office:value-type="float" office:value="2915123" calcext:value-type="float">
            <text:p>2915123</text:p>
          </table:table-cell>
          <table:table-cell office:value-type="float" office:value="6627001" calcext:value-type="float">
            <text:p>6627001</text:p>
          </table:table-cell>
          <table:table-cell office:value-type="float" office:value="36342274" calcext:value-type="float">
            <text:p>36342274</text:p>
          </table:table-cell>
          <table:table-cell office:value-type="float" office:value="78368476" calcext:value-type="float">
            <text:p>7836847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42394" calcext:value-type="float">
            <text:p>42394</text:p>
          </table:table-cell>
          <table:table-cell office:value-type="float" office:value="241024" calcext:value-type="float">
            <text:p>241024</text:p>
          </table:table-cell>
          <table:table-cell office:value-type="float" office:value="505724" calcext:value-type="float">
            <text:p>505724</text:p>
          </table:table-cell>
          <table:table-cell office:value-type="float" office:value="2988666" calcext:value-type="float">
            <text:p>2988666</text:p>
          </table:table-cell>
          <table:table-cell office:value-type="float" office:value="6729947" calcext:value-type="float">
            <text:p>6729947</text:p>
          </table:table-cell>
          <table:table-cell office:value-type="float" office:value="37042646" calcext:value-type="float">
            <text:p>37042646</text:p>
          </table:table-cell>
          <table:table-cell office:value-type="float" office:value="78330064" calcext:value-type="float">
            <text:p>783300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38133" calcext:value-type="float">
            <text:p>38133</text:p>
          </table:table-cell>
          <table:table-cell office:value-type="float" office:value="231875" calcext:value-type="float">
            <text:p>231875</text:p>
          </table:table-cell>
          <table:table-cell office:value-type="float" office:value="508727" calcext:value-type="float">
            <text:p>508727</text:p>
          </table:table-cell>
          <table:table-cell office:value-type="float" office:value="3017371" calcext:value-type="float">
            <text:p>3017371</text:p>
          </table:table-cell>
          <table:table-cell office:value-type="float" office:value="6961752" calcext:value-type="float">
            <text:p>6961752</text:p>
          </table:table-cell>
          <table:table-cell office:value-type="float" office:value="36509475" calcext:value-type="float">
            <text:p>36509475</text:p>
          </table:table-cell>
          <table:table-cell office:value-type="float" office:value="78569201" calcext:value-type="float">
            <text:p>785692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8762" calcext:value-type="float">
            <text:p>38762</text:p>
          </table:table-cell>
          <table:table-cell office:value-type="float" office:value="233621" calcext:value-type="float">
            <text:p>233621</text:p>
          </table:table-cell>
          <table:table-cell office:value-type="float" office:value="500067" calcext:value-type="float">
            <text:p>500067</text:p>
          </table:table-cell>
          <table:table-cell office:value-type="float" office:value="3082255" calcext:value-type="float">
            <text:p>3082255</text:p>
          </table:table-cell>
          <table:table-cell office:value-type="float" office:value="6462384" calcext:value-type="float">
            <text:p>6462384</text:p>
          </table:table-cell>
          <table:table-cell office:value-type="float" office:value="36707267" calcext:value-type="float">
            <text:p>36707267</text:p>
          </table:table-cell>
          <table:table-cell office:value-type="float" office:value="77270844" calcext:value-type="float">
            <text:p>772708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600" calcext:value-type="float">
            <text:p>39600</text:p>
          </table:table-cell>
          <table:table-cell office:value-type="float" office:value="234738" calcext:value-type="float">
            <text:p>234738</text:p>
          </table:table-cell>
          <table:table-cell office:value-type="float" office:value="503838" calcext:value-type="float">
            <text:p>503838</text:p>
          </table:table-cell>
          <table:table-cell office:value-type="float" office:value="3063606" calcext:value-type="float">
            <text:p>3063606</text:p>
          </table:table-cell>
          <table:table-cell office:value-type="float" office:value="6553527" calcext:value-type="float">
            <text:p>6553527</text:p>
          </table:table-cell>
          <table:table-cell office:value-type="float" office:value="36970710" calcext:value-type="float">
            <text:p>36970710</text:p>
          </table:table-cell>
          <table:table-cell office:value-type="float" office:value="77411994" calcext:value-type="float">
            <text:p>774119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78" calcext:value-type="float">
            <text:p>978</text:p>
          </table:table-cell>
          <table:table-cell office:value-type="float" office:value="3702" calcext:value-type="float">
            <text:p>3702</text:p>
          </table:table-cell>
          <table:table-cell office:value-type="float" office:value="39042" calcext:value-type="float">
            <text:p>39042</text:p>
          </table:table-cell>
          <table:table-cell office:value-type="float" office:value="234319" calcext:value-type="float">
            <text:p>234319</text:p>
          </table:table-cell>
          <table:table-cell office:value-type="float" office:value="506352" calcext:value-type="float">
            <text:p>506352</text:p>
          </table:table-cell>
          <table:table-cell office:value-type="float" office:value="3008851" calcext:value-type="float">
            <text:p>3008851</text:p>
          </table:table-cell>
          <table:table-cell office:value-type="float" office:value="7406923" calcext:value-type="float">
            <text:p>7406923</text:p>
          </table:table-cell>
          <table:table-cell office:value-type="float" office:value="37532027" calcext:value-type="float">
            <text:p>37532027</text:p>
          </table:table-cell>
          <table:table-cell office:value-type="float" office:value="77748631" calcext:value-type="float">
            <text:p>777486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40299" calcext:value-type="float">
            <text:p>40299</text:p>
          </table:table-cell>
          <table:table-cell office:value-type="float" office:value="249335" calcext:value-type="float">
            <text:p>249335</text:p>
          </table:table-cell>
          <table:table-cell office:value-type="float" office:value="525489" calcext:value-type="float">
            <text:p>525489</text:p>
          </table:table-cell>
          <table:table-cell office:value-type="float" office:value="3002076" calcext:value-type="float">
            <text:p>3002076</text:p>
          </table:table-cell>
          <table:table-cell office:value-type="float" office:value="6838760" calcext:value-type="float">
            <text:p>6838760</text:p>
          </table:table-cell>
          <table:table-cell office:value-type="float" office:value="36461424" calcext:value-type="float">
            <text:p>36461424</text:p>
          </table:table-cell>
          <table:table-cell office:value-type="float" office:value="79837317" calcext:value-type="float">
            <text:p>798373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9950" calcext:value-type="float">
            <text:p>39950</text:p>
          </table:table-cell>
          <table:table-cell office:value-type="float" office:value="236973" calcext:value-type="float">
            <text:p>236973</text:p>
          </table:table-cell>
          <table:table-cell office:value-type="float" office:value="543159" calcext:value-type="float">
            <text:p>543159</text:p>
          </table:table-cell>
          <table:table-cell office:value-type="float" office:value="2946413" calcext:value-type="float">
            <text:p>2946413</text:p>
          </table:table-cell>
          <table:table-cell office:value-type="float" office:value="6827656" calcext:value-type="float">
            <text:p>6827656</text:p>
          </table:table-cell>
          <table:table-cell office:value-type="float" office:value="36822925" calcext:value-type="float">
            <text:p>36822925</text:p>
          </table:table-cell>
          <table:table-cell office:value-type="float" office:value="83722752" calcext:value-type="float">
            <text:p>837227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8482" calcext:value-type="float">
            <text:p>38482</text:p>
          </table:table-cell>
          <table:table-cell office:value-type="float" office:value="234738" calcext:value-type="float">
            <text:p>234738</text:p>
          </table:table-cell>
          <table:table-cell office:value-type="float" office:value="502301" calcext:value-type="float">
            <text:p>502301</text:p>
          </table:table-cell>
          <table:table-cell office:value-type="float" office:value="3048311" calcext:value-type="float">
            <text:p>3048311</text:p>
          </table:table-cell>
          <table:table-cell office:value-type="float" office:value="6678613" calcext:value-type="float">
            <text:p>6678613</text:p>
          </table:table-cell>
          <table:table-cell office:value-type="float" office:value="36807281" calcext:value-type="float">
            <text:p>36807281</text:p>
          </table:table-cell>
          <table:table-cell office:value-type="float" office:value="77523461" calcext:value-type="float">
            <text:p>775234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133" calcext:value-type="float">
            <text:p>38133</text:p>
          </table:table-cell>
          <table:table-cell office:value-type="float" office:value="236693" calcext:value-type="float">
            <text:p>236693</text:p>
          </table:table-cell>
          <table:table-cell office:value-type="float" office:value="513546" calcext:value-type="float">
            <text:p>513546</text:p>
          </table:table-cell>
          <table:table-cell office:value-type="float" office:value="3033645" calcext:value-type="float">
            <text:p>3033645</text:p>
          </table:table-cell>
          <table:table-cell office:value-type="float" office:value="6565540" calcext:value-type="float">
            <text:p>6565540</text:p>
          </table:table-cell>
          <table:table-cell office:value-type="float" office:value="36926291" calcext:value-type="float">
            <text:p>36926291</text:p>
          </table:table-cell>
          <table:table-cell office:value-type="float" office:value="77268330" calcext:value-type="float">
            <text:p>772683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112" calcext:value-type="float">
            <text:p>39112</text:p>
          </table:table-cell>
          <table:table-cell office:value-type="float" office:value="238579" calcext:value-type="float">
            <text:p>238579</text:p>
          </table:table-cell>
          <table:table-cell office:value-type="float" office:value="503139" calcext:value-type="float">
            <text:p>503139</text:p>
          </table:table-cell>
          <table:table-cell office:value-type="float" office:value="3089379" calcext:value-type="float">
            <text:p>3089379</text:p>
          </table:table-cell>
          <table:table-cell office:value-type="float" office:value="6965314" calcext:value-type="float">
            <text:p>6965314</text:p>
          </table:table-cell>
          <table:table-cell office:value-type="float" office:value="36392280" calcext:value-type="float">
            <text:p>36392280</text:p>
          </table:table-cell>
          <table:table-cell office:value-type="float" office:value="79048665" calcext:value-type="float">
            <text:p>790486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670" calcext:value-type="float">
            <text:p>39670</text:p>
          </table:table-cell>
          <table:table-cell office:value-type="float" office:value="246332" calcext:value-type="float">
            <text:p>246332</text:p>
          </table:table-cell>
          <table:table-cell office:value-type="float" office:value="526956" calcext:value-type="float">
            <text:p>526956</text:p>
          </table:table-cell>
          <table:table-cell office:value-type="float" office:value="3069404" calcext:value-type="float">
            <text:p>3069404</text:p>
          </table:table-cell>
          <table:table-cell office:value-type="float" office:value="7073847" calcext:value-type="float">
            <text:p>7073847</text:p>
          </table:table-cell>
          <table:table-cell office:value-type="float" office:value="37000742" calcext:value-type="float">
            <text:p>37000742</text:p>
          </table:table-cell>
          <table:table-cell office:value-type="float" office:value="77407175" calcext:value-type="float">
            <text:p>774071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66" calcext:value-type="float">
            <text:p>1466</text:p>
          </table:table-cell>
          <table:table-cell office:value-type="float" office:value="3702" calcext:value-type="float">
            <text:p>3702</text:p>
          </table:table-cell>
          <table:table-cell office:value-type="float" office:value="39111" calcext:value-type="float">
            <text:p>39111</text:p>
          </table:table-cell>
          <table:table-cell office:value-type="float" office:value="242839" calcext:value-type="float">
            <text:p>242839</text:p>
          </table:table-cell>
          <table:table-cell office:value-type="float" office:value="512848" calcext:value-type="float">
            <text:p>512848</text:p>
          </table:table-cell>
          <table:table-cell office:value-type="float" office:value="2982800" calcext:value-type="float">
            <text:p>2982800</text:p>
          </table:table-cell>
          <table:table-cell office:value-type="float" office:value="6591730" calcext:value-type="float">
            <text:p>6591730</text:p>
          </table:table-cell>
          <table:table-cell office:value-type="float" office:value="36541532" calcext:value-type="float">
            <text:p>36541532</text:p>
          </table:table-cell>
          <table:table-cell office:value-type="float" office:value="77892156" calcext:value-type="float">
            <text:p>7789215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39042" calcext:value-type="float">
            <text:p>39042</text:p>
          </table:table-cell>
          <table:table-cell office:value-type="float" office:value="237741" calcext:value-type="float">
            <text:p>237741</text:p>
          </table:table-cell>
          <table:table-cell office:value-type="float" office:value="509565" calcext:value-type="float">
            <text:p>509565</text:p>
          </table:table-cell>
          <table:table-cell office:value-type="float" office:value="3049289" calcext:value-type="float">
            <text:p>3049289</text:p>
          </table:table-cell>
          <table:table-cell office:value-type="float" office:value="6706061" calcext:value-type="float">
            <text:p>6706061</text:p>
          </table:table-cell>
          <table:table-cell office:value-type="float" office:value="36533500" calcext:value-type="float">
            <text:p>36533500</text:p>
          </table:table-cell>
          <table:table-cell office:value-type="float" office:value="79101884" calcext:value-type="float">
            <text:p>7910188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531" calcext:value-type="float">
            <text:p>39531</text:p>
          </table:table-cell>
          <table:table-cell office:value-type="float" office:value="301157" calcext:value-type="float">
            <text:p>301157</text:p>
          </table:table-cell>
          <table:table-cell office:value-type="float" office:value="517317" calcext:value-type="float">
            <text:p>517317</text:p>
          </table:table-cell>
          <table:table-cell office:value-type="float" office:value="2998095" calcext:value-type="float">
            <text:p>2998095</text:p>
          </table:table-cell>
          <table:table-cell office:value-type="float" office:value="6561001" calcext:value-type="float">
            <text:p>6561001</text:p>
          </table:table-cell>
          <table:table-cell office:value-type="float" office:value="36236813" calcext:value-type="float">
            <text:p>36236813</text:p>
          </table:table-cell>
          <table:table-cell office:value-type="float" office:value="78775374" calcext:value-type="float">
            <text:p>787753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66" calcext:value-type="float">
            <text:p>1466</text:p>
          </table:table-cell>
          <table:table-cell office:value-type="float" office:value="3911" calcext:value-type="float">
            <text:p>3911</text:p>
          </table:table-cell>
          <table:table-cell office:value-type="float" office:value="39251" calcext:value-type="float">
            <text:p>39251</text:p>
          </table:table-cell>
          <table:table-cell office:value-type="float" office:value="272313" calcext:value-type="float">
            <text:p>272313</text:p>
          </table:table-cell>
          <table:table-cell office:value-type="float" office:value="519342" calcext:value-type="float">
            <text:p>519342</text:p>
          </table:table-cell>
          <table:table-cell office:value-type="float" office:value="3013390" calcext:value-type="float">
            <text:p>3013390</text:p>
          </table:table-cell>
          <table:table-cell office:value-type="float" office:value="6932139" calcext:value-type="float">
            <text:p>6932139</text:p>
          </table:table-cell>
          <table:table-cell office:value-type="float" office:value="36728918" calcext:value-type="float">
            <text:p>36728918</text:p>
          </table:table-cell>
          <table:table-cell office:value-type="float" office:value="77945096" calcext:value-type="float">
            <text:p>779450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530" calcext:value-type="float">
            <text:p>39530</text:p>
          </table:table-cell>
          <table:table-cell office:value-type="float" office:value="238579" calcext:value-type="float">
            <text:p>238579</text:p>
          </table:table-cell>
          <table:table-cell office:value-type="float" office:value="500067" calcext:value-type="float">
            <text:p>500067</text:p>
          </table:table-cell>
          <table:table-cell office:value-type="float" office:value="3396821" calcext:value-type="float">
            <text:p>3396821</text:p>
          </table:table-cell>
          <table:table-cell office:value-type="float" office:value="6707039" calcext:value-type="float">
            <text:p>6707039</text:p>
          </table:table-cell>
          <table:table-cell office:value-type="float" office:value="36402827" calcext:value-type="float">
            <text:p>36402827</text:p>
          </table:table-cell>
          <table:table-cell office:value-type="float" office:value="78525829" calcext:value-type="float">
            <text:p>7852582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78" calcext:value-type="float">
            <text:p>978</text:p>
          </table:table-cell>
          <table:table-cell office:value-type="float" office:value="3911" calcext:value-type="float">
            <text:p>3911</text:p>
          </table:table-cell>
          <table:table-cell office:value-type="float" office:value="38204" calcext:value-type="float">
            <text:p>38204</text:p>
          </table:table-cell>
          <table:table-cell office:value-type="float" office:value="246192" calcext:value-type="float">
            <text:p>246192</text:p>
          </table:table-cell>
          <table:table-cell office:value-type="float" office:value="509565" calcext:value-type="float">
            <text:p>509565</text:p>
          </table:table-cell>
          <table:table-cell office:value-type="float" office:value="4045232" calcext:value-type="float">
            <text:p>4045232</text:p>
          </table:table-cell>
          <table:table-cell office:value-type="float" office:value="7416421" calcext:value-type="float">
            <text:p>7416421</text:p>
          </table:table-cell>
          <table:table-cell office:value-type="float" office:value="36951643" calcext:value-type="float">
            <text:p>36951643</text:p>
          </table:table-cell>
          <table:table-cell office:value-type="float" office:value="82821094" calcext:value-type="float">
            <text:p>8282109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37924" calcext:value-type="float">
            <text:p>37924</text:p>
          </table:table-cell>
          <table:table-cell office:value-type="float" office:value="240046" calcext:value-type="float">
            <text:p>240046</text:p>
          </table:table-cell>
          <table:table-cell office:value-type="float" office:value="511940" calcext:value-type="float">
            <text:p>511940</text:p>
          </table:table-cell>
          <table:table-cell office:value-type="float" office:value="3535318" calcext:value-type="float">
            <text:p>3535318</text:p>
          </table:table-cell>
          <table:table-cell office:value-type="float" office:value="7312008" calcext:value-type="float">
            <text:p>7312008</text:p>
          </table:table-cell>
          <table:table-cell office:value-type="float" office:value="37767673" calcext:value-type="float">
            <text:p>37767673</text:p>
          </table:table-cell>
          <table:table-cell office:value-type="float" office:value="78320705" calcext:value-type="float">
            <text:p>783207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8692" calcext:value-type="float">
            <text:p>38692</text:p>
          </table:table-cell>
          <table:table-cell office:value-type="float" office:value="239766" calcext:value-type="float">
            <text:p>239766</text:p>
          </table:table-cell>
          <table:table-cell office:value-type="float" office:value="514594" calcext:value-type="float">
            <text:p>514594</text:p>
          </table:table-cell>
          <table:table-cell office:value-type="float" office:value="3047752" calcext:value-type="float">
            <text:p>3047752</text:p>
          </table:table-cell>
          <table:table-cell office:value-type="float" office:value="6836107" calcext:value-type="float">
            <text:p>6836107</text:p>
          </table:table-cell>
          <table:table-cell office:value-type="float" office:value="37156418" calcext:value-type="float">
            <text:p>37156418</text:p>
          </table:table-cell>
          <table:table-cell office:value-type="float" office:value="78129198" calcext:value-type="float">
            <text:p>781291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8343" calcext:value-type="float">
            <text:p>38343</text:p>
          </table:table-cell>
          <table:table-cell office:value-type="float" office:value="238998" calcext:value-type="float">
            <text:p>238998</text:p>
          </table:table-cell>
          <table:table-cell office:value-type="float" office:value="515501" calcext:value-type="float">
            <text:p>515501</text:p>
          </table:table-cell>
          <table:table-cell office:value-type="float" office:value="3084978" calcext:value-type="float">
            <text:p>3084978</text:p>
          </table:table-cell>
          <table:table-cell office:value-type="float" office:value="7917257" calcext:value-type="float">
            <text:p>7917257</text:p>
          </table:table-cell>
          <table:table-cell office:value-type="float" office:value="36615286" calcext:value-type="float">
            <text:p>36615286</text:p>
          </table:table-cell>
          <table:table-cell office:value-type="float" office:value="78853317" calcext:value-type="float">
            <text:p>788533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111" calcext:value-type="float">
            <text:p>39111</text:p>
          </table:table-cell>
          <table:table-cell office:value-type="float" office:value="235925" calcext:value-type="float">
            <text:p>235925</text:p>
          </table:table-cell>
          <table:table-cell office:value-type="float" office:value="541971" calcext:value-type="float">
            <text:p>541971</text:p>
          </table:table-cell>
          <table:table-cell office:value-type="float" office:value="3013041" calcext:value-type="float">
            <text:p>3013041</text:p>
          </table:table-cell>
          <table:table-cell office:value-type="float" office:value="7450155" calcext:value-type="float">
            <text:p>7450155</text:p>
          </table:table-cell>
          <table:table-cell office:value-type="float" office:value="36621501" calcext:value-type="float">
            <text:p>36621501</text:p>
          </table:table-cell>
          <table:table-cell office:value-type="float" office:value="77612789" calcext:value-type="float">
            <text:p>7761278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601" calcext:value-type="float">
            <text:p>39601</text:p>
          </table:table-cell>
          <table:table-cell office:value-type="float" office:value="238161" calcext:value-type="float">
            <text:p>238161</text:p>
          </table:table-cell>
          <table:table-cell office:value-type="float" office:value="506142" calcext:value-type="float">
            <text:p>506142</text:p>
          </table:table-cell>
          <table:table-cell office:value-type="float" office:value="3042235" calcext:value-type="float">
            <text:p>3042235</text:p>
          </table:table-cell>
          <table:table-cell office:value-type="float" office:value="9137181" calcext:value-type="float">
            <text:p>9137181</text:p>
          </table:table-cell>
          <table:table-cell office:value-type="float" office:value="36135961" calcext:value-type="float">
            <text:p>36135961</text:p>
          </table:table-cell>
          <table:table-cell office:value-type="float" office:value="78402768" calcext:value-type="float">
            <text:p>784027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461" calcext:value-type="float">
            <text:p>39461</text:p>
          </table:table-cell>
          <table:table-cell office:value-type="float" office:value="241512" calcext:value-type="float">
            <text:p>241512</text:p>
          </table:table-cell>
          <table:table-cell office:value-type="float" office:value="509006" calcext:value-type="float">
            <text:p>509006</text:p>
          </table:table-cell>
          <table:table-cell office:value-type="float" office:value="3002006" calcext:value-type="float">
            <text:p>3002006</text:p>
          </table:table-cell>
          <table:table-cell office:value-type="float" office:value="7623782" calcext:value-type="float">
            <text:p>7623782</text:p>
          </table:table-cell>
          <table:table-cell office:value-type="float" office:value="36496206" calcext:value-type="float">
            <text:p>36496206</text:p>
          </table:table-cell>
          <table:table-cell office:value-type="float" office:value="77369181" calcext:value-type="float">
            <text:p>773691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460" calcext:value-type="float">
            <text:p>39460</text:p>
          </table:table-cell>
          <table:table-cell office:value-type="float" office:value="243818" calcext:value-type="float">
            <text:p>243818</text:p>
          </table:table-cell>
          <table:table-cell office:value-type="float" office:value="551470" calcext:value-type="float">
            <text:p>551470</text:p>
          </table:table-cell>
          <table:table-cell office:value-type="float" office:value="3027010" calcext:value-type="float">
            <text:p>3027010</text:p>
          </table:table-cell>
          <table:table-cell office:value-type="float" office:value="6982844" calcext:value-type="float">
            <text:p>6982844</text:p>
          </table:table-cell>
          <table:table-cell office:value-type="float" office:value="36937675" calcext:value-type="float">
            <text:p>36937675</text:p>
          </table:table-cell>
          <table:table-cell office:value-type="float" office:value="77491753" calcext:value-type="float">
            <text:p>774917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8273" calcext:value-type="float">
            <text:p>38273</text:p>
          </table:table-cell>
          <table:table-cell office:value-type="float" office:value="249055" calcext:value-type="float">
            <text:p>249055</text:p>
          </table:table-cell>
          <table:table-cell office:value-type="float" office:value="503419" calcext:value-type="float">
            <text:p>503419</text:p>
          </table:table-cell>
          <table:table-cell office:value-type="float" office:value="2986851" calcext:value-type="float">
            <text:p>2986851</text:p>
          </table:table-cell>
          <table:table-cell office:value-type="float" office:value="6487667" calcext:value-type="float">
            <text:p>6487667</text:p>
          </table:table-cell>
          <table:table-cell office:value-type="float" office:value="37042228" calcext:value-type="float">
            <text:p>37042228</text:p>
          </table:table-cell>
          <table:table-cell office:value-type="float" office:value="77396768" calcext:value-type="float">
            <text:p>773967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2045" calcext:value-type="float">
            <text:p>42045</text:p>
          </table:table-cell>
          <table:table-cell office:value-type="float" office:value="245005" calcext:value-type="float">
            <text:p>245005</text:p>
          </table:table-cell>
          <table:table-cell office:value-type="float" office:value="501673" calcext:value-type="float">
            <text:p>501673</text:p>
          </table:table-cell>
          <table:table-cell office:value-type="float" office:value="3132819" calcext:value-type="float">
            <text:p>3132819</text:p>
          </table:table-cell>
          <table:table-cell office:value-type="float" office:value="6726944" calcext:value-type="float">
            <text:p>6726944</text:p>
          </table:table-cell>
          <table:table-cell office:value-type="float" office:value="36270826" calcext:value-type="float">
            <text:p>36270826</text:p>
          </table:table-cell>
          <table:table-cell office:value-type="float" office:value="77798148" calcext:value-type="float">
            <text:p>777981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879" calcext:value-type="float">
            <text:p>39879</text:p>
          </table:table-cell>
          <table:table-cell office:value-type="float" office:value="245773" calcext:value-type="float">
            <text:p>245773</text:p>
          </table:table-cell>
          <table:table-cell office:value-type="float" office:value="495737" calcext:value-type="float">
            <text:p>495737</text:p>
          </table:table-cell>
          <table:table-cell office:value-type="float" office:value="3125976" calcext:value-type="float">
            <text:p>3125976</text:p>
          </table:table-cell>
          <table:table-cell office:value-type="float" office:value="6614848" calcext:value-type="float">
            <text:p>6614848</text:p>
          </table:table-cell>
          <table:table-cell office:value-type="float" office:value="40087885" calcext:value-type="float">
            <text:p>40087885</text:p>
          </table:table-cell>
          <table:table-cell office:value-type="float" office:value="78896619" calcext:value-type="float">
            <text:p>788966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600" calcext:value-type="float">
            <text:p>39600</text:p>
          </table:table-cell>
          <table:table-cell office:value-type="float" office:value="237532" calcext:value-type="float">
            <text:p>237532</text:p>
          </table:table-cell>
          <table:table-cell office:value-type="float" office:value="503419" calcext:value-type="float">
            <text:p>503419</text:p>
          </table:table-cell>
          <table:table-cell office:value-type="float" office:value="3575406" calcext:value-type="float">
            <text:p>3575406</text:p>
          </table:table-cell>
          <table:table-cell office:value-type="float" office:value="6596480" calcext:value-type="float">
            <text:p>6596480</text:p>
          </table:table-cell>
          <table:table-cell office:value-type="float" office:value="37148527" calcext:value-type="float">
            <text:p>37148527</text:p>
          </table:table-cell>
          <table:table-cell office:value-type="float" office:value="79314343" calcext:value-type="float">
            <text:p>793143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8344" calcext:value-type="float">
            <text:p>38344</text:p>
          </table:table-cell>
          <table:table-cell office:value-type="float" office:value="236275" calcext:value-type="float">
            <text:p>236275</text:p>
          </table:table-cell>
          <table:table-cell office:value-type="float" office:value="531426" calcext:value-type="float">
            <text:p>531426</text:p>
          </table:table-cell>
          <table:table-cell office:value-type="float" office:value="3586092" calcext:value-type="float">
            <text:p>3586092</text:p>
          </table:table-cell>
          <table:table-cell office:value-type="float" office:value="6709135" calcext:value-type="float">
            <text:p>6709135</text:p>
          </table:table-cell>
          <table:table-cell office:value-type="float" office:value="37855395" calcext:value-type="float">
            <text:p>37855395</text:p>
          </table:table-cell>
          <table:table-cell office:value-type="float" office:value="77600846" calcext:value-type="float">
            <text:p>776008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042" calcext:value-type="float">
            <text:p>39042</text:p>
          </table:table-cell>
          <table:table-cell office:value-type="float" office:value="232363" calcext:value-type="float">
            <text:p>232363</text:p>
          </table:table-cell>
          <table:table-cell office:value-type="float" office:value="507121" calcext:value-type="float">
            <text:p>507121</text:p>
          </table:table-cell>
          <table:table-cell office:value-type="float" office:value="3030223" calcext:value-type="float">
            <text:p>3030223</text:p>
          </table:table-cell>
          <table:table-cell office:value-type="float" office:value="6466435" calcext:value-type="float">
            <text:p>6466435</text:p>
          </table:table-cell>
          <table:table-cell office:value-type="float" office:value="38848963" calcext:value-type="float">
            <text:p>38848963</text:p>
          </table:table-cell>
          <table:table-cell office:value-type="float" office:value="79545030" calcext:value-type="float">
            <text:p>795450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39181" calcext:value-type="float">
            <text:p>39181</text:p>
          </table:table-cell>
          <table:table-cell office:value-type="float" office:value="228453" calcext:value-type="float">
            <text:p>228453</text:p>
          </table:table-cell>
          <table:table-cell office:value-type="float" office:value="516549" calcext:value-type="float">
            <text:p>516549</text:p>
          </table:table-cell>
          <table:table-cell office:value-type="float" office:value="3001447" calcext:value-type="float">
            <text:p>3001447</text:p>
          </table:table-cell>
          <table:table-cell office:value-type="float" office:value="6782538" calcext:value-type="float">
            <text:p>6782538</text:p>
          </table:table-cell>
          <table:table-cell office:value-type="float" office:value="36053269" calcext:value-type="float">
            <text:p>36053269</text:p>
          </table:table-cell>
          <table:table-cell office:value-type="float" office:value="78713145" calcext:value-type="float">
            <text:p>7871314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08" calcext:value-type="float">
            <text:p>908</text:p>
          </table:table-cell>
          <table:table-cell office:value-type="float" office:value="4330" calcext:value-type="float">
            <text:p>4330</text:p>
          </table:table-cell>
          <table:table-cell office:value-type="float" office:value="39042" calcext:value-type="float">
            <text:p>39042</text:p>
          </table:table-cell>
          <table:table-cell office:value-type="float" office:value="233411" calcext:value-type="float">
            <text:p>233411</text:p>
          </table:table-cell>
          <table:table-cell office:value-type="float" office:value="509984" calcext:value-type="float">
            <text:p>509984</text:p>
          </table:table-cell>
          <table:table-cell office:value-type="float" office:value="3044470" calcext:value-type="float">
            <text:p>3044470</text:p>
          </table:table-cell>
          <table:table-cell office:value-type="float" office:value="6648302" calcext:value-type="float">
            <text:p>6648302</text:p>
          </table:table-cell>
          <table:table-cell office:value-type="float" office:value="37517990" calcext:value-type="float">
            <text:p>37517990</text:p>
          </table:table-cell>
          <table:table-cell office:value-type="float" office:value="77678859" calcext:value-type="float">
            <text:p>776788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78" calcext:value-type="float">
            <text:p>978</text:p>
          </table:table-cell>
          <table:table-cell office:value-type="float" office:value="3283" calcext:value-type="float">
            <text:p>3283</text:p>
          </table:table-cell>
          <table:table-cell office:value-type="float" office:value="39181" calcext:value-type="float">
            <text:p>39181</text:p>
          </table:table-cell>
          <table:table-cell office:value-type="float" office:value="252688" calcext:value-type="float">
            <text:p>252688</text:p>
          </table:table-cell>
          <table:table-cell office:value-type="float" office:value="500136" calcext:value-type="float">
            <text:p>500136</text:p>
          </table:table-cell>
          <table:table-cell office:value-type="float" office:value="3103626" calcext:value-type="float">
            <text:p>3103626</text:p>
          </table:table-cell>
          <table:table-cell office:value-type="float" office:value="6567007" calcext:value-type="float">
            <text:p>6567007</text:p>
          </table:table-cell>
          <table:table-cell office:value-type="float" office:value="36157613" calcext:value-type="float">
            <text:p>36157613</text:p>
          </table:table-cell>
          <table:table-cell office:value-type="float" office:value="77470102" calcext:value-type="float">
            <text:p>774701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0578" calcext:value-type="float">
            <text:p>40578</text:p>
          </table:table-cell>
          <table:table-cell office:value-type="float" office:value="245843" calcext:value-type="float">
            <text:p>245843</text:p>
          </table:table-cell>
          <table:table-cell office:value-type="float" office:value="500486" calcext:value-type="float">
            <text:p>500486</text:p>
          </table:table-cell>
          <table:table-cell office:value-type="float" office:value="3062838" calcext:value-type="float">
            <text:p>3062838</text:p>
          </table:table-cell>
          <table:table-cell office:value-type="float" office:value="6770176" calcext:value-type="float">
            <text:p>6770176</text:p>
          </table:table-cell>
          <table:table-cell office:value-type="float" office:value="36168927" calcext:value-type="float">
            <text:p>36168927</text:p>
          </table:table-cell>
          <table:table-cell office:value-type="float" office:value="77492661" calcext:value-type="float">
            <text:p>7749266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40648" calcext:value-type="float">
            <text:p>40648</text:p>
          </table:table-cell>
          <table:table-cell office:value-type="float" office:value="240256" calcext:value-type="float">
            <text:p>240256</text:p>
          </table:table-cell>
          <table:table-cell office:value-type="float" office:value="520950" calcext:value-type="float">
            <text:p>520950</text:p>
          </table:table-cell>
          <table:table-cell office:value-type="float" office:value="3040768" calcext:value-type="float">
            <text:p>3040768</text:p>
          </table:table-cell>
          <table:table-cell office:value-type="float" office:value="6672049" calcext:value-type="float">
            <text:p>6672049</text:p>
          </table:table-cell>
          <table:table-cell office:value-type="float" office:value="36500396" calcext:value-type="float">
            <text:p>36500396</text:p>
          </table:table-cell>
          <table:table-cell office:value-type="float" office:value="78533582" calcext:value-type="float">
            <text:p>7853358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4768" calcext:value-type="float">
            <text:p>44768</text:p>
          </table:table-cell>
          <table:table-cell office:value-type="float" office:value="245634" calcext:value-type="float">
            <text:p>245634</text:p>
          </table:table-cell>
          <table:table-cell office:value-type="float" office:value="512638" calcext:value-type="float">
            <text:p>512638</text:p>
          </table:table-cell>
          <table:table-cell office:value-type="float" office:value="3574359" calcext:value-type="float">
            <text:p>3574359</text:p>
          </table:table-cell>
          <table:table-cell office:value-type="float" office:value="7234204" calcext:value-type="float">
            <text:p>7234204</text:p>
          </table:table-cell>
          <table:table-cell office:value-type="float" office:value="36291499" calcext:value-type="float">
            <text:p>36291499</text:p>
          </table:table-cell>
          <table:table-cell office:value-type="float" office:value="78405702" calcext:value-type="float">
            <text:p>784057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78" calcext:value-type="float">
            <text:p>978</text:p>
          </table:table-cell>
          <table:table-cell office:value-type="float" office:value="4191" calcext:value-type="float">
            <text:p>4191</text:p>
          </table:table-cell>
          <table:table-cell office:value-type="float" office:value="38063" calcext:value-type="float">
            <text:p>38063</text:p>
          </table:table-cell>
          <table:table-cell office:value-type="float" office:value="236205" calcext:value-type="float">
            <text:p>236205</text:p>
          </table:table-cell>
          <table:table-cell office:value-type="float" office:value="520600" calcext:value-type="float">
            <text:p>520600</text:p>
          </table:table-cell>
          <table:table-cell office:value-type="float" office:value="3010597" calcext:value-type="float">
            <text:p>3010597</text:p>
          </table:table-cell>
          <table:table-cell office:value-type="float" office:value="6536206" calcext:value-type="float">
            <text:p>6536206</text:p>
          </table:table-cell>
          <table:table-cell office:value-type="float" office:value="37287861" calcext:value-type="float">
            <text:p>37287861</text:p>
          </table:table-cell>
          <table:table-cell office:value-type="float" office:value="78665233" calcext:value-type="float">
            <text:p>786652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8763" calcext:value-type="float">
            <text:p>38763</text:p>
          </table:table-cell>
          <table:table-cell office:value-type="float" office:value="237881" calcext:value-type="float">
            <text:p>237881</text:p>
          </table:table-cell>
          <table:table-cell office:value-type="float" office:value="509356" calcext:value-type="float">
            <text:p>509356</text:p>
          </table:table-cell>
          <table:table-cell office:value-type="float" office:value="3077295" calcext:value-type="float">
            <text:p>3077295</text:p>
          </table:table-cell>
          <table:table-cell office:value-type="float" office:value="6465317" calcext:value-type="float">
            <text:p>6465317</text:p>
          </table:table-cell>
          <table:table-cell office:value-type="float" office:value="37557799" calcext:value-type="float">
            <text:p>37557799</text:p>
          </table:table-cell>
          <table:table-cell office:value-type="float" office:value="80361199" calcext:value-type="float">
            <text:p>8036119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6" calcext:value-type="float">
            <text:p>1466</text:p>
          </table:table-cell>
          <table:table-cell office:value-type="float" office:value="2723" calcext:value-type="float">
            <text:p>2723</text:p>
          </table:table-cell>
          <table:table-cell office:value-type="float" office:value="39111" calcext:value-type="float">
            <text:p>39111</text:p>
          </table:table-cell>
          <table:table-cell office:value-type="float" office:value="232852" calcext:value-type="float">
            <text:p>232852</text:p>
          </table:table-cell>
          <table:table-cell office:value-type="float" office:value="530587" calcext:value-type="float">
            <text:p>530587</text:p>
          </table:table-cell>
          <table:table-cell office:value-type="float" office:value="3111378" calcext:value-type="float">
            <text:p>3111378</text:p>
          </table:table-cell>
          <table:table-cell office:value-type="float" office:value="7027403" calcext:value-type="float">
            <text:p>7027403</text:p>
          </table:table-cell>
          <table:table-cell office:value-type="float" office:value="37592021" calcext:value-type="float">
            <text:p>37592021</text:p>
          </table:table-cell>
          <table:table-cell office:value-type="float" office:value="76961864" calcext:value-type="float">
            <text:p>769618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7715" calcext:value-type="float">
            <text:p>37715</text:p>
          </table:table-cell>
          <table:table-cell office:value-type="float" office:value="238300" calcext:value-type="float">
            <text:p>238300</text:p>
          </table:table-cell>
          <table:table-cell office:value-type="float" office:value="510263" calcext:value-type="float">
            <text:p>510263</text:p>
          </table:table-cell>
          <table:table-cell office:value-type="float" office:value="3028267" calcext:value-type="float">
            <text:p>3028267</text:p>
          </table:table-cell>
          <table:table-cell office:value-type="float" office:value="6585305" calcext:value-type="float">
            <text:p>6585305</text:p>
          </table:table-cell>
          <table:table-cell office:value-type="float" office:value="39012392" calcext:value-type="float">
            <text:p>39012392</text:p>
          </table:table-cell>
          <table:table-cell office:value-type="float" office:value="77668034" calcext:value-type="float">
            <text:p>7766803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8972" calcext:value-type="float">
            <text:p>38972</text:p>
          </table:table-cell>
          <table:table-cell office:value-type="float" office:value="239069" calcext:value-type="float">
            <text:p>239069</text:p>
          </table:table-cell>
          <table:table-cell office:value-type="float" office:value="513616" calcext:value-type="float">
            <text:p>513616</text:p>
          </table:table-cell>
          <table:table-cell office:value-type="float" office:value="3016114" calcext:value-type="float">
            <text:p>3016114</text:p>
          </table:table-cell>
          <table:table-cell office:value-type="float" office:value="6953021" calcext:value-type="float">
            <text:p>6953021</text:p>
          </table:table-cell>
          <table:table-cell office:value-type="float" office:value="37588040" calcext:value-type="float">
            <text:p>37588040</text:p>
          </table:table-cell>
          <table:table-cell office:value-type="float" office:value="78988042" calcext:value-type="float">
            <text:p>789880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77" calcext:value-type="float">
            <text:p>977</text:p>
          </table:table-cell>
          <table:table-cell office:value-type="float" office:value="3352" calcext:value-type="float">
            <text:p>3352</text:p>
          </table:table-cell>
          <table:table-cell office:value-type="float" office:value="38133" calcext:value-type="float">
            <text:p>38133</text:p>
          </table:table-cell>
          <table:table-cell office:value-type="float" office:value="234738" calcext:value-type="float">
            <text:p>234738</text:p>
          </table:table-cell>
          <table:table-cell office:value-type="float" office:value="517178" calcext:value-type="float">
            <text:p>517178</text:p>
          </table:table-cell>
          <table:table-cell office:value-type="float" office:value="3043562" calcext:value-type="float">
            <text:p>3043562</text:p>
          </table:table-cell>
          <table:table-cell office:value-type="float" office:value="6528594" calcext:value-type="float">
            <text:p>6528594</text:p>
          </table:table-cell>
          <table:table-cell office:value-type="float" office:value="37683724" calcext:value-type="float">
            <text:p>37683724</text:p>
          </table:table-cell>
          <table:table-cell office:value-type="float" office:value="77542737" calcext:value-type="float">
            <text:p>775427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9251" calcext:value-type="float">
            <text:p>39251</text:p>
          </table:table-cell>
          <table:table-cell office:value-type="float" office:value="232713" calcext:value-type="float">
            <text:p>232713</text:p>
          </table:table-cell>
          <table:table-cell office:value-type="float" office:value="524441" calcext:value-type="float">
            <text:p>524441</text:p>
          </table:table-cell>
          <table:table-cell office:value-type="float" office:value="3150909" calcext:value-type="float">
            <text:p>3150909</text:p>
          </table:table-cell>
          <table:table-cell office:value-type="float" office:value="6473209" calcext:value-type="float">
            <text:p>6473209</text:p>
          </table:table-cell>
          <table:table-cell office:value-type="float" office:value="36762511" calcext:value-type="float">
            <text:p>36762511</text:p>
          </table:table-cell>
          <table:table-cell office:value-type="float" office:value="77585691" calcext:value-type="float">
            <text:p>775856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39112" calcext:value-type="float">
            <text:p>39112</text:p>
          </table:table-cell>
          <table:table-cell office:value-type="float" office:value="235296" calcext:value-type="float">
            <text:p>235296</text:p>
          </table:table-cell>
          <table:table-cell office:value-type="float" office:value="511242" calcext:value-type="float">
            <text:p>511242</text:p>
          </table:table-cell>
          <table:table-cell office:value-type="float" office:value="3037346" calcext:value-type="float">
            <text:p>3037346</text:p>
          </table:table-cell>
          <table:table-cell office:value-type="float" office:value="6864532" calcext:value-type="float">
            <text:p>6864532</text:p>
          </table:table-cell>
          <table:table-cell office:value-type="float" office:value="37455551" calcext:value-type="float">
            <text:p>37455551</text:p>
          </table:table-cell>
          <table:table-cell office:value-type="float" office:value="76845926" calcext:value-type="float">
            <text:p>768459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8273" calcext:value-type="float">
            <text:p>38273</text:p>
          </table:table-cell>
          <table:table-cell office:value-type="float" office:value="239208" calcext:value-type="float">
            <text:p>239208</text:p>
          </table:table-cell>
          <table:table-cell office:value-type="float" office:value="558734" calcext:value-type="float">
            <text:p>558734</text:p>
          </table:table-cell>
          <table:table-cell office:value-type="float" office:value="3086026" calcext:value-type="float">
            <text:p>3086026</text:p>
          </table:table-cell>
          <table:table-cell office:value-type="float" office:value="7424942" calcext:value-type="float">
            <text:p>7424942</text:p>
          </table:table-cell>
          <table:table-cell office:value-type="float" office:value="37002139" calcext:value-type="float">
            <text:p>37002139</text:p>
          </table:table-cell>
          <table:table-cell office:value-type="float" office:value="77868060" calcext:value-type="float">
            <text:p>778680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38971" calcext:value-type="float">
            <text:p>38971</text:p>
          </table:table-cell>
          <table:table-cell office:value-type="float" office:value="244376" calcext:value-type="float">
            <text:p>244376</text:p>
          </table:table-cell>
          <table:table-cell office:value-type="float" office:value="519692" calcext:value-type="float">
            <text:p>519692</text:p>
          </table:table-cell>
          <table:table-cell office:value-type="float" office:value="3133728" calcext:value-type="float">
            <text:p>3133728</text:p>
          </table:table-cell>
          <table:table-cell office:value-type="float" office:value="6533133" calcext:value-type="float">
            <text:p>6533133</text:p>
          </table:table-cell>
          <table:table-cell office:value-type="float" office:value="37287582" calcext:value-type="float">
            <text:p>37287582</text:p>
          </table:table-cell>
          <table:table-cell office:value-type="float" office:value="79151122" calcext:value-type="float">
            <text:p>791511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37714" calcext:value-type="float">
            <text:p>37714</text:p>
          </table:table-cell>
          <table:table-cell office:value-type="float" office:value="236135" calcext:value-type="float">
            <text:p>236135</text:p>
          </table:table-cell>
          <table:table-cell office:value-type="float" office:value="582270" calcext:value-type="float">
            <text:p>582270</text:p>
          </table:table-cell>
          <table:table-cell office:value-type="float" office:value="3107886" calcext:value-type="float">
            <text:p>3107886</text:p>
          </table:table-cell>
          <table:table-cell office:value-type="float" office:value="7034178" calcext:value-type="float">
            <text:p>7034178</text:p>
          </table:table-cell>
          <table:table-cell office:value-type="float" office:value="36317201" calcext:value-type="float">
            <text:p>36317201</text:p>
          </table:table-cell>
          <table:table-cell office:value-type="float" office:value="78640091" calcext:value-type="float">
            <text:p>786400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7854" calcext:value-type="float">
            <text:p>37854</text:p>
          </table:table-cell>
          <table:table-cell office:value-type="float" office:value="240605" calcext:value-type="float">
            <text:p>240605</text:p>
          </table:table-cell>
          <table:table-cell office:value-type="float" office:value="525349" calcext:value-type="float">
            <text:p>525349</text:p>
          </table:table-cell>
          <table:table-cell office:value-type="float" office:value="3284027" calcext:value-type="float">
            <text:p>3284027</text:p>
          </table:table-cell>
          <table:table-cell office:value-type="float" office:value="6683363" calcext:value-type="float">
            <text:p>6683363</text:p>
          </table:table-cell>
          <table:table-cell office:value-type="float" office:value="37024349" calcext:value-type="float">
            <text:p>37024349</text:p>
          </table:table-cell>
          <table:table-cell office:value-type="float" office:value="76669786" calcext:value-type="float">
            <text:p>7666978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78" calcext:value-type="float">
            <text:p>978</text:p>
          </table:table-cell>
          <table:table-cell office:value-type="float" office:value="4190" calcext:value-type="float">
            <text:p>4190</text:p>
          </table:table-cell>
          <table:table-cell office:value-type="float" office:value="51473" calcext:value-type="float">
            <text:p>51473</text:p>
          </table:table-cell>
          <table:table-cell office:value-type="float" office:value="237951" calcext:value-type="float">
            <text:p>237951</text:p>
          </table:table-cell>
          <table:table-cell office:value-type="float" office:value="516340" calcext:value-type="float">
            <text:p>516340</text:p>
          </table:table-cell>
          <table:table-cell office:value-type="float" office:value="3075899" calcext:value-type="float">
            <text:p>3075899</text:p>
          </table:table-cell>
          <table:table-cell office:value-type="float" office:value="6864253" calcext:value-type="float">
            <text:p>6864253</text:p>
          </table:table-cell>
          <table:table-cell office:value-type="float" office:value="37022252" calcext:value-type="float">
            <text:p>37022252</text:p>
          </table:table-cell>
          <table:table-cell office:value-type="float" office:value="79599856" calcext:value-type="float">
            <text:p>795998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50426" calcext:value-type="float">
            <text:p>50426</text:p>
          </table:table-cell>
          <table:table-cell office:value-type="float" office:value="235786" calcext:value-type="float">
            <text:p>235786</text:p>
          </table:table-cell>
          <table:table-cell office:value-type="float" office:value="516969" calcext:value-type="float">
            <text:p>516969</text:p>
          </table:table-cell>
          <table:table-cell office:value-type="float" office:value="3046705" calcext:value-type="float">
            <text:p>3046705</text:p>
          </table:table-cell>
          <table:table-cell office:value-type="float" office:value="6529711" calcext:value-type="float">
            <text:p>6529711</text:p>
          </table:table-cell>
          <table:table-cell office:value-type="float" office:value="36219074" calcext:value-type="float">
            <text:p>36219074</text:p>
          </table:table-cell>
          <table:table-cell office:value-type="float" office:value="77949077" calcext:value-type="float">
            <text:p>7794907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62718" calcext:value-type="float">
            <text:p>62718</text:p>
          </table:table-cell>
          <table:table-cell office:value-type="float" office:value="239836" calcext:value-type="float">
            <text:p>239836</text:p>
          </table:table-cell>
          <table:table-cell office:value-type="float" office:value="531914" calcext:value-type="float">
            <text:p>531914</text:p>
          </table:table-cell>
          <table:table-cell office:value-type="float" office:value="3185760" calcext:value-type="float">
            <text:p>3185760</text:p>
          </table:table-cell>
          <table:table-cell office:value-type="float" office:value="6500587" calcext:value-type="float">
            <text:p>6500587</text:p>
          </table:table-cell>
          <table:table-cell office:value-type="float" office:value="36247708" calcext:value-type="float">
            <text:p>36247708</text:p>
          </table:table-cell>
          <table:table-cell office:value-type="float" office:value="77694294" calcext:value-type="float">
            <text:p>7769429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53988" calcext:value-type="float">
            <text:p>53988</text:p>
          </table:table-cell>
          <table:table-cell office:value-type="float" office:value="240814" calcext:value-type="float">
            <text:p>240814</text:p>
          </table:table-cell>
          <table:table-cell office:value-type="float" office:value="520949" calcext:value-type="float">
            <text:p>520949</text:p>
          </table:table-cell>
          <table:table-cell office:value-type="float" office:value="3668645" calcext:value-type="float">
            <text:p>3668645</text:p>
          </table:table-cell>
          <table:table-cell office:value-type="float" office:value="6452396" calcext:value-type="float">
            <text:p>6452396</text:p>
          </table:table-cell>
          <table:table-cell office:value-type="float" office:value="36415259" calcext:value-type="float">
            <text:p>36415259</text:p>
          </table:table-cell>
          <table:table-cell office:value-type="float" office:value="78202463" calcext:value-type="float">
            <text:p>7820246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47771" calcext:value-type="float">
            <text:p>47771</text:p>
          </table:table-cell>
          <table:table-cell office:value-type="float" office:value="235157" calcext:value-type="float">
            <text:p>235157</text:p>
          </table:table-cell>
          <table:table-cell office:value-type="float" office:value="531775" calcext:value-type="float">
            <text:p>531775</text:p>
          </table:table-cell>
          <table:table-cell office:value-type="float" office:value="3750780" calcext:value-type="float">
            <text:p>3750780</text:p>
          </table:table-cell>
          <table:table-cell office:value-type="float" office:value="6448485" calcext:value-type="float">
            <text:p>6448485</text:p>
          </table:table-cell>
          <table:table-cell office:value-type="float" office:value="36439564" calcext:value-type="float">
            <text:p>36439564</text:p>
          </table:table-cell>
          <table:table-cell office:value-type="float" office:value="78223974" calcext:value-type="float">
            <text:p>7822397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78" calcext:value-type="float">
            <text:p>978</text:p>
          </table:table-cell>
          <table:table-cell office:value-type="float" office:value="4400" calcext:value-type="float">
            <text:p>4400</text:p>
          </table:table-cell>
          <table:table-cell office:value-type="float" office:value="45048" calcext:value-type="float">
            <text:p>45048</text:p>
          </table:table-cell>
          <table:table-cell office:value-type="float" office:value="238370" calcext:value-type="float">
            <text:p>238370</text:p>
          </table:table-cell>
          <table:table-cell office:value-type="float" office:value="528003" calcext:value-type="float">
            <text:p>528003</text:p>
          </table:table-cell>
          <table:table-cell office:value-type="float" office:value="3703916" calcext:value-type="float">
            <text:p>3703916</text:p>
          </table:table-cell>
          <table:table-cell office:value-type="float" office:value="6543749" calcext:value-type="float">
            <text:p>6543749</text:p>
          </table:table-cell>
          <table:table-cell office:value-type="float" office:value="36856379" calcext:value-type="float">
            <text:p>36856379</text:p>
          </table:table-cell>
          <table:table-cell office:value-type="float" office:value="79639177" calcext:value-type="float">
            <text:p>7963917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40508" calcext:value-type="float">
            <text:p>40508</text:p>
          </table:table-cell>
          <table:table-cell office:value-type="float" office:value="238580" calcext:value-type="float">
            <text:p>238580</text:p>
          </table:table-cell>
          <table:table-cell office:value-type="float" office:value="507679" calcext:value-type="float">
            <text:p>507679</text:p>
          </table:table-cell>
          <table:table-cell office:value-type="float" office:value="3103137" calcext:value-type="float">
            <text:p>3103137</text:p>
          </table:table-cell>
          <table:table-cell office:value-type="float" office:value="6416917" calcext:value-type="float">
            <text:p>6416917</text:p>
          </table:table-cell>
          <table:table-cell office:value-type="float" office:value="36806372" calcext:value-type="float">
            <text:p>36806372</text:p>
          </table:table-cell>
          <table:table-cell office:value-type="float" office:value="77592465" calcext:value-type="float">
            <text:p>7759246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9601" calcext:value-type="float">
            <text:p>39601</text:p>
          </table:table-cell>
          <table:table-cell office:value-type="float" office:value="240954" calcext:value-type="float">
            <text:p>240954</text:p>
          </table:table-cell>
          <table:table-cell office:value-type="float" office:value="534708" calcext:value-type="float">
            <text:p>534708</text:p>
          </table:table-cell>
          <table:table-cell office:value-type="float" office:value="3031689" calcext:value-type="float">
            <text:p>3031689</text:p>
          </table:table-cell>
          <table:table-cell office:value-type="float" office:value="6446180" calcext:value-type="float">
            <text:p>6446180</text:p>
          </table:table-cell>
          <table:table-cell office:value-type="float" office:value="37500040" calcext:value-type="float">
            <text:p>37500040</text:p>
          </table:table-cell>
          <table:table-cell office:value-type="float" office:value="76993572" calcext:value-type="float">
            <text:p>7699357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40578" calcext:value-type="float">
            <text:p>40578</text:p>
          </table:table-cell>
          <table:table-cell office:value-type="float" office:value="233970" calcext:value-type="float">
            <text:p>233970</text:p>
          </table:table-cell>
          <table:table-cell office:value-type="float" office:value="510962" calcext:value-type="float">
            <text:p>510962</text:p>
          </table:table-cell>
          <table:table-cell office:value-type="float" office:value="3091473" calcext:value-type="float">
            <text:p>3091473</text:p>
          </table:table-cell>
          <table:table-cell office:value-type="float" office:value="6427393" calcext:value-type="float">
            <text:p>6427393</text:p>
          </table:table-cell>
          <table:table-cell office:value-type="float" office:value="37279410" calcext:value-type="float">
            <text:p>37279410</text:p>
          </table:table-cell>
          <table:table-cell office:value-type="float" office:value="78036030" calcext:value-type="float">
            <text:p>7803603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78" calcext:value-type="float">
            <text:p>978</text:p>
          </table:table-cell>
          <table:table-cell office:value-type="float" office:value="4400" calcext:value-type="float">
            <text:p>4400</text:p>
          </table:table-cell>
          <table:table-cell office:value-type="float" office:value="41905" calcext:value-type="float">
            <text:p>41905</text:p>
          </table:table-cell>
          <table:table-cell office:value-type="float" office:value="236065" calcext:value-type="float">
            <text:p>236065</text:p>
          </table:table-cell>
          <table:table-cell office:value-type="float" office:value="519762" calcext:value-type="float">
            <text:p>519762</text:p>
          </table:table-cell>
          <table:table-cell office:value-type="float" office:value="3107886" calcext:value-type="float">
            <text:p>3107886</text:p>
          </table:table-cell>
          <table:table-cell office:value-type="float" office:value="6399456" calcext:value-type="float">
            <text:p>6399456</text:p>
          </table:table-cell>
          <table:table-cell office:value-type="float" office:value="37556053" calcext:value-type="float">
            <text:p>37556053</text:p>
          </table:table-cell>
          <table:table-cell office:value-type="float" office:value="78905699" calcext:value-type="float">
            <text:p>789056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38832" calcext:value-type="float">
            <text:p>38832</text:p>
          </table:table-cell>
          <table:table-cell office:value-type="float" office:value="241513" calcext:value-type="float">
            <text:p>241513</text:p>
          </table:table-cell>
          <table:table-cell office:value-type="float" office:value="510403" calcext:value-type="float">
            <text:p>510403</text:p>
          </table:table-cell>
          <table:table-cell office:value-type="float" office:value="3024845" calcext:value-type="float">
            <text:p>3024845</text:p>
          </table:table-cell>
          <table:table-cell office:value-type="float" office:value="6434797" calcext:value-type="float">
            <text:p>6434797</text:p>
          </table:table-cell>
          <table:table-cell office:value-type="float" office:value="37430198" calcext:value-type="float">
            <text:p>37430198</text:p>
          </table:table-cell>
          <table:table-cell office:value-type="float" office:value="78798212" calcext:value-type="float">
            <text:p>787982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8693" calcext:value-type="float">
            <text:p>38693</text:p>
          </table:table-cell>
          <table:table-cell office:value-type="float" office:value="249335" calcext:value-type="float">
            <text:p>249335</text:p>
          </table:table-cell>
          <table:table-cell office:value-type="float" office:value="515013" calcext:value-type="float">
            <text:p>515013</text:p>
          </table:table-cell>
          <table:table-cell office:value-type="float" office:value="3110471" calcext:value-type="float">
            <text:p>3110471</text:p>
          </table:table-cell>
          <table:table-cell office:value-type="float" office:value="6385139" calcext:value-type="float">
            <text:p>6385139</text:p>
          </table:table-cell>
          <table:table-cell office:value-type="float" office:value="36746517" calcext:value-type="float">
            <text:p>36746517</text:p>
          </table:table-cell>
          <table:table-cell office:value-type="float" office:value="78763151" calcext:value-type="float">
            <text:p>787631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0857" calcext:value-type="float">
            <text:p>40857</text:p>
          </table:table-cell>
          <table:table-cell office:value-type="float" office:value="235437" calcext:value-type="float">
            <text:p>235437</text:p>
          </table:table-cell>
          <table:table-cell office:value-type="float" office:value="504886" calcext:value-type="float">
            <text:p>504886</text:p>
          </table:table-cell>
          <table:table-cell office:value-type="float" office:value="2995231" calcext:value-type="float">
            <text:p>2995231</text:p>
          </table:table-cell>
          <table:table-cell office:value-type="float" office:value="6502542" calcext:value-type="float">
            <text:p>6502542</text:p>
          </table:table-cell>
          <table:table-cell office:value-type="float" office:value="37334655" calcext:value-type="float">
            <text:p>37334655</text:p>
          </table:table-cell>
          <table:table-cell office:value-type="float" office:value="80040766" calcext:value-type="float">
            <text:p>800407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67" calcext:value-type="float">
            <text:p>1467</text:p>
          </table:table-cell>
          <table:table-cell office:value-type="float" office:value="4190" calcext:value-type="float">
            <text:p>4190</text:p>
          </table:table-cell>
          <table:table-cell office:value-type="float" office:value="38692" calcext:value-type="float">
            <text:p>38692</text:p>
          </table:table-cell>
          <table:table-cell office:value-type="float" office:value="244376" calcext:value-type="float">
            <text:p>244376</text:p>
          </table:table-cell>
          <table:table-cell office:value-type="float" office:value="512359" calcext:value-type="float">
            <text:p>512359</text:p>
          </table:table-cell>
          <table:table-cell office:value-type="float" office:value="3102019" calcext:value-type="float">
            <text:p>3102019</text:p>
          </table:table-cell>
          <table:table-cell office:value-type="float" office:value="6510993" calcext:value-type="float">
            <text:p>6510993</text:p>
          </table:table-cell>
          <table:table-cell office:value-type="float" office:value="38102355" calcext:value-type="float">
            <text:p>38102355</text:p>
          </table:table-cell>
          <table:table-cell office:value-type="float" office:value="78329993" calcext:value-type="float">
            <text:p>7832999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39111" calcext:value-type="float">
            <text:p>39111</text:p>
          </table:table-cell>
          <table:table-cell office:value-type="float" office:value="237322" calcext:value-type="float">
            <text:p>237322</text:p>
          </table:table-cell>
          <table:table-cell office:value-type="float" office:value="511451" calcext:value-type="float">
            <text:p>511451</text:p>
          </table:table-cell>
          <table:table-cell office:value-type="float" office:value="3073245" calcext:value-type="float">
            <text:p>3073245</text:p>
          </table:table-cell>
          <table:table-cell office:value-type="float" office:value="6536416" calcext:value-type="float">
            <text:p>6536416</text:p>
          </table:table-cell>
          <table:table-cell office:value-type="float" office:value="36770893" calcext:value-type="float">
            <text:p>36770893</text:p>
          </table:table-cell>
          <table:table-cell office:value-type="float" office:value="77677113" calcext:value-type="float">
            <text:p>776771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96" calcext:value-type="float">
            <text:p>1396</text:p>
          </table:table-cell>
          <table:table-cell office:value-type="float" office:value="4191" calcext:value-type="float">
            <text:p>4191</text:p>
          </table:table-cell>
          <table:table-cell office:value-type="float" office:value="40159" calcext:value-type="float">
            <text:p>40159</text:p>
          </table:table-cell>
          <table:table-cell office:value-type="float" office:value="242910" calcext:value-type="float">
            <text:p>242910</text:p>
          </table:table-cell>
          <table:table-cell office:value-type="float" office:value="519622" calcext:value-type="float">
            <text:p>519622</text:p>
          </table:table-cell>
          <table:table-cell office:value-type="float" office:value="3096852" calcext:value-type="float">
            <text:p>3096852</text:p>
          </table:table-cell>
          <table:table-cell office:value-type="float" office:value="6435145" calcext:value-type="float">
            <text:p>6435145</text:p>
          </table:table-cell>
          <table:table-cell office:value-type="float" office:value="36810982" calcext:value-type="float">
            <text:p>36810982</text:p>
          </table:table-cell>
          <table:table-cell office:value-type="float" office:value="77608878" calcext:value-type="float">
            <text:p>7760887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972" calcext:value-type="float">
            <text:p>38972</text:p>
          </table:table-cell>
          <table:table-cell office:value-type="float" office:value="245354" calcext:value-type="float">
            <text:p>245354</text:p>
          </table:table-cell>
          <table:table-cell office:value-type="float" office:value="504607" calcext:value-type="float">
            <text:p>504607</text:p>
          </table:table-cell>
          <table:table-cell office:value-type="float" office:value="3045378" calcext:value-type="float">
            <text:p>3045378</text:p>
          </table:table-cell>
          <table:table-cell office:value-type="float" office:value="6421666" calcext:value-type="float">
            <text:p>6421666</text:p>
          </table:table-cell>
          <table:table-cell office:value-type="float" office:value="37388503" calcext:value-type="float">
            <text:p>37388503</text:p>
          </table:table-cell>
          <table:table-cell office:value-type="float" office:value="80294152" calcext:value-type="float">
            <text:p>8029415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08" calcext:value-type="float">
            <text:p>908</text:p>
          </table:table-cell>
          <table:table-cell office:value-type="float" office:value="4190" calcext:value-type="float">
            <text:p>4190</text:p>
          </table:table-cell>
          <table:table-cell office:value-type="float" office:value="39460" calcext:value-type="float">
            <text:p>39460</text:p>
          </table:table-cell>
          <table:table-cell office:value-type="float" office:value="237531" calcext:value-type="float">
            <text:p>237531</text:p>
          </table:table-cell>
          <table:table-cell office:value-type="float" office:value="524371" calcext:value-type="float">
            <text:p>524371</text:p>
          </table:table-cell>
          <table:table-cell office:value-type="float" office:value="3200427" calcext:value-type="float">
            <text:p>3200427</text:p>
          </table:table-cell>
          <table:table-cell office:value-type="float" office:value="6407418" calcext:value-type="float">
            <text:p>6407418</text:p>
          </table:table-cell>
          <table:table-cell office:value-type="float" office:value="36971199" calcext:value-type="float">
            <text:p>36971199</text:p>
          </table:table-cell>
          <table:table-cell office:value-type="float" office:value="80021001" calcext:value-type="float">
            <text:p>800210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40439" calcext:value-type="float">
            <text:p>40439</text:p>
          </table:table-cell>
          <table:table-cell office:value-type="float" office:value="242001" calcext:value-type="float">
            <text:p>242001</text:p>
          </table:table-cell>
          <table:table-cell office:value-type="float" office:value="524232" calcext:value-type="float">
            <text:p>524232</text:p>
          </table:table-cell>
          <table:table-cell office:value-type="float" office:value="3004381" calcext:value-type="float">
            <text:p>3004381</text:p>
          </table:table-cell>
          <table:table-cell office:value-type="float" office:value="6444015" calcext:value-type="float">
            <text:p>6444015</text:p>
          </table:table-cell>
          <table:table-cell office:value-type="float" office:value="36620594" calcext:value-type="float">
            <text:p>36620594</text:p>
          </table:table-cell>
          <table:table-cell office:value-type="float" office:value="77988398" calcext:value-type="float">
            <text:p>7798839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38623" calcext:value-type="float">
            <text:p>38623</text:p>
          </table:table-cell>
          <table:table-cell office:value-type="float" office:value="267144" calcext:value-type="float">
            <text:p>267144</text:p>
          </table:table-cell>
          <table:table-cell office:value-type="float" office:value="512848" calcext:value-type="float">
            <text:p>512848</text:p>
          </table:table-cell>
          <table:table-cell office:value-type="float" office:value="2968483" calcext:value-type="float">
            <text:p>2968483</text:p>
          </table:table-cell>
          <table:table-cell office:value-type="float" office:value="6583768" calcext:value-type="float">
            <text:p>6583768</text:p>
          </table:table-cell>
          <table:table-cell office:value-type="float" office:value="37275639" calcext:value-type="float">
            <text:p>37275639</text:p>
          </table:table-cell>
          <table:table-cell office:value-type="float" office:value="78483016" calcext:value-type="float">
            <text:p>784830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39600" calcext:value-type="float">
            <text:p>39600</text:p>
          </table:table-cell>
          <table:table-cell office:value-type="float" office:value="236764" calcext:value-type="float">
            <text:p>236764</text:p>
          </table:table-cell>
          <table:table-cell office:value-type="float" office:value="582619" calcext:value-type="float">
            <text:p>582619</text:p>
          </table:table-cell>
          <table:table-cell office:value-type="float" office:value="3096153" calcext:value-type="float">
            <text:p>3096153</text:p>
          </table:table-cell>
          <table:table-cell office:value-type="float" office:value="6388841" calcext:value-type="float">
            <text:p>6388841</text:p>
          </table:table-cell>
          <table:table-cell office:value-type="float" office:value="37267677" calcext:value-type="float">
            <text:p>37267677</text:p>
          </table:table-cell>
          <table:table-cell office:value-type="float" office:value="78590014" calcext:value-type="float">
            <text:p>785900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601" calcext:value-type="float">
            <text:p>39601</text:p>
          </table:table-cell>
          <table:table-cell office:value-type="float" office:value="240325" calcext:value-type="float">
            <text:p>240325</text:p>
          </table:table-cell>
          <table:table-cell office:value-type="float" office:value="499718" calcext:value-type="float">
            <text:p>499718</text:p>
          </table:table-cell>
          <table:table-cell office:value-type="float" office:value="2994393" calcext:value-type="float">
            <text:p>2994393</text:p>
          </table:table-cell>
          <table:table-cell office:value-type="float" office:value="6713604" calcext:value-type="float">
            <text:p>6713604</text:p>
          </table:table-cell>
          <table:table-cell office:value-type="float" office:value="36196585" calcext:value-type="float">
            <text:p>36196585</text:p>
          </table:table-cell>
          <table:table-cell office:value-type="float" office:value="79324260" calcext:value-type="float">
            <text:p>793242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39461" calcext:value-type="float">
            <text:p>39461</text:p>
          </table:table-cell>
          <table:table-cell office:value-type="float" office:value="234319" calcext:value-type="float">
            <text:p>234319</text:p>
          </table:table-cell>
          <table:table-cell office:value-type="float" office:value="521020" calcext:value-type="float">
            <text:p>521020</text:p>
          </table:table-cell>
          <table:table-cell office:value-type="float" office:value="3037276" calcext:value-type="float">
            <text:p>3037276</text:p>
          </table:table-cell>
          <table:table-cell office:value-type="float" office:value="6469437" calcext:value-type="float">
            <text:p>6469437</text:p>
          </table:table-cell>
          <table:table-cell office:value-type="float" office:value="36454999" calcext:value-type="float">
            <text:p>36454999</text:p>
          </table:table-cell>
          <table:table-cell office:value-type="float" office:value="77290469" calcext:value-type="float">
            <text:p>772904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9600" calcext:value-type="float">
            <text:p>39600</text:p>
          </table:table-cell>
          <table:table-cell office:value-type="float" office:value="238440" calcext:value-type="float">
            <text:p>238440</text:p>
          </table:table-cell>
          <table:table-cell office:value-type="float" office:value="515502" calcext:value-type="float">
            <text:p>515502</text:p>
          </table:table-cell>
          <table:table-cell office:value-type="float" office:value="2993416" calcext:value-type="float">
            <text:p>2993416</text:p>
          </table:table-cell>
          <table:table-cell office:value-type="float" office:value="6759630" calcext:value-type="float">
            <text:p>6759630</text:p>
          </table:table-cell>
          <table:table-cell office:value-type="float" office:value="38186584" calcext:value-type="float">
            <text:p>38186584</text:p>
          </table:table-cell>
          <table:table-cell office:value-type="float" office:value="80166621" calcext:value-type="float">
            <text:p>801666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461" calcext:value-type="float">
            <text:p>39461</text:p>
          </table:table-cell>
          <table:table-cell office:value-type="float" office:value="240116" calcext:value-type="float">
            <text:p>240116</text:p>
          </table:table-cell>
          <table:table-cell office:value-type="float" office:value="507889" calcext:value-type="float">
            <text:p>507889</text:p>
          </table:table-cell>
          <table:table-cell office:value-type="float" office:value="3076038" calcext:value-type="float">
            <text:p>3076038</text:p>
          </table:table-cell>
          <table:table-cell office:value-type="float" office:value="6471044" calcext:value-type="float">
            <text:p>6471044</text:p>
          </table:table-cell>
          <table:table-cell office:value-type="float" office:value="37685959" calcext:value-type="float">
            <text:p>37685959</text:p>
          </table:table-cell>
          <table:table-cell office:value-type="float" office:value="77987280" calcext:value-type="float">
            <text:p>7798728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0019" calcext:value-type="float">
            <text:p>40019</text:p>
          </table:table-cell>
          <table:table-cell office:value-type="float" office:value="239697" calcext:value-type="float">
            <text:p>239697</text:p>
          </table:table-cell>
          <table:table-cell office:value-type="float" office:value="505724" calcext:value-type="float">
            <text:p>505724</text:p>
          </table:table-cell>
          <table:table-cell office:value-type="float" office:value="3684150" calcext:value-type="float">
            <text:p>3684150</text:p>
          </table:table-cell>
          <table:table-cell office:value-type="float" office:value="6620854" calcext:value-type="float">
            <text:p>6620854</text:p>
          </table:table-cell>
          <table:table-cell office:value-type="float" office:value="37961415" calcext:value-type="float">
            <text:p>37961415</text:p>
          </table:table-cell>
          <table:table-cell office:value-type="float" office:value="79721869" calcext:value-type="float">
            <text:p>797218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9601" calcext:value-type="float">
            <text:p>39601</text:p>
          </table:table-cell>
          <table:table-cell office:value-type="float" office:value="235716" calcext:value-type="float">
            <text:p>235716</text:p>
          </table:table-cell>
          <table:table-cell office:value-type="float" office:value="515292" calcext:value-type="float">
            <text:p>515292</text:p>
          </table:table-cell>
          <table:table-cell office:value-type="float" office:value="3075899" calcext:value-type="float">
            <text:p>3075899</text:p>
          </table:table-cell>
          <table:table-cell office:value-type="float" office:value="6572105" calcext:value-type="float">
            <text:p>6572105</text:p>
          </table:table-cell>
          <table:table-cell office:value-type="float" office:value="36873491" calcext:value-type="float">
            <text:p>36873491</text:p>
          </table:table-cell>
          <table:table-cell office:value-type="float" office:value="78437829" calcext:value-type="float">
            <text:p>784378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40578" calcext:value-type="float">
            <text:p>40578</text:p>
          </table:table-cell>
          <table:table-cell office:value-type="float" office:value="250313" calcext:value-type="float">
            <text:p>250313</text:p>
          </table:table-cell>
          <table:table-cell office:value-type="float" office:value="507680" calcext:value-type="float">
            <text:p>507680</text:p>
          </table:table-cell>
          <table:table-cell office:value-type="float" office:value="3057461" calcext:value-type="float">
            <text:p>3057461</text:p>
          </table:table-cell>
          <table:table-cell office:value-type="float" office:value="6559813" calcext:value-type="float">
            <text:p>6559813</text:p>
          </table:table-cell>
          <table:table-cell office:value-type="float" office:value="37068139" calcext:value-type="float">
            <text:p>37068139</text:p>
          </table:table-cell>
          <table:table-cell office:value-type="float" office:value="78815463" calcext:value-type="float">
            <text:p>7881546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39112" calcext:value-type="float">
            <text:p>39112</text:p>
          </table:table-cell>
          <table:table-cell office:value-type="float" office:value="237602" calcext:value-type="float">
            <text:p>237602</text:p>
          </table:table-cell>
          <table:table-cell office:value-type="float" office:value="511171" calcext:value-type="float">
            <text:p>511171</text:p>
          </table:table-cell>
          <table:table-cell office:value-type="float" office:value="3024006" calcext:value-type="float">
            <text:p>3024006</text:p>
          </table:table-cell>
          <table:table-cell office:value-type="float" office:value="6475933" calcext:value-type="float">
            <text:p>6475933</text:p>
          </table:table-cell>
          <table:table-cell office:value-type="float" office:value="36645457" calcext:value-type="float">
            <text:p>36645457</text:p>
          </table:table-cell>
          <table:table-cell office:value-type="float" office:value="77682631" calcext:value-type="float">
            <text:p>776826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40787" calcext:value-type="float">
            <text:p>40787</text:p>
          </table:table-cell>
          <table:table-cell office:value-type="float" office:value="236763" calcext:value-type="float">
            <text:p>236763</text:p>
          </table:table-cell>
          <table:table-cell office:value-type="float" office:value="514035" calcext:value-type="float">
            <text:p>514035</text:p>
          </table:table-cell>
          <table:table-cell office:value-type="float" office:value="3034832" calcext:value-type="float">
            <text:p>3034832</text:p>
          </table:table-cell>
          <table:table-cell office:value-type="float" office:value="6409583" calcext:value-type="float">
            <text:p>6409583</text:p>
          </table:table-cell>
          <table:table-cell office:value-type="float" office:value="36434396" calcext:value-type="float">
            <text:p>36434396</text:p>
          </table:table-cell>
          <table:table-cell office:value-type="float" office:value="78772929" calcext:value-type="float">
            <text:p>787729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38063" calcext:value-type="float">
            <text:p>38063</text:p>
          </table:table-cell>
          <table:table-cell office:value-type="float" office:value="236833" calcext:value-type="float">
            <text:p>236833</text:p>
          </table:table-cell>
          <table:table-cell office:value-type="float" office:value="561038" calcext:value-type="float">
            <text:p>561038</text:p>
          </table:table-cell>
          <table:table-cell office:value-type="float" office:value="3514575" calcext:value-type="float">
            <text:p>3514575</text:p>
          </table:table-cell>
          <table:table-cell office:value-type="float" office:value="6430536" calcext:value-type="float">
            <text:p>6430536</text:p>
          </table:table-cell>
          <table:table-cell office:value-type="float" office:value="36588885" calcext:value-type="float">
            <text:p>36588885</text:p>
          </table:table-cell>
          <table:table-cell office:value-type="float" office:value="79279143" calcext:value-type="float">
            <text:p>792791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40788" calcext:value-type="float">
            <text:p>40788</text:p>
          </table:table-cell>
          <table:table-cell office:value-type="float" office:value="233551" calcext:value-type="float">
            <text:p>233551</text:p>
          </table:table-cell>
          <table:table-cell office:value-type="float" office:value="520111" calcext:value-type="float">
            <text:p>520111</text:p>
          </table:table-cell>
          <table:table-cell office:value-type="float" office:value="3013600" calcext:value-type="float">
            <text:p>3013600</text:p>
          </table:table-cell>
          <table:table-cell office:value-type="float" office:value="6425158" calcext:value-type="float">
            <text:p>6425158</text:p>
          </table:table-cell>
          <table:table-cell office:value-type="float" office:value="36786048" calcext:value-type="float">
            <text:p>36786048</text:p>
          </table:table-cell>
          <table:table-cell office:value-type="float" office:value="79913444" calcext:value-type="float">
            <text:p>7991344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39041" calcext:value-type="float">
            <text:p>39041</text:p>
          </table:table-cell>
          <table:table-cell office:value-type="float" office:value="234878" calcext:value-type="float">
            <text:p>234878</text:p>
          </table:table-cell>
          <table:table-cell office:value-type="float" office:value="489311" calcext:value-type="float">
            <text:p>489311</text:p>
          </table:table-cell>
          <table:table-cell office:value-type="float" office:value="3556130" calcext:value-type="float">
            <text:p>3556130</text:p>
          </table:table-cell>
          <table:table-cell office:value-type="float" office:value="6344281" calcext:value-type="float">
            <text:p>6344281</text:p>
          </table:table-cell>
          <table:table-cell office:value-type="float" office:value="36288985" calcext:value-type="float">
            <text:p>36288985</text:p>
          </table:table-cell>
          <table:table-cell office:value-type="float" office:value="77565925" calcext:value-type="float">
            <text:p>775659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37715" calcext:value-type="float">
            <text:p>37715</text:p>
          </table:table-cell>
          <table:table-cell office:value-type="float" office:value="233271" calcext:value-type="float">
            <text:p>233271</text:p>
          </table:table-cell>
          <table:table-cell office:value-type="float" office:value="508867" calcext:value-type="float">
            <text:p>508867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6411958" calcext:value-type="float">
            <text:p>6411958</text:p>
          </table:table-cell>
          <table:table-cell office:value-type="float" office:value="37464979" calcext:value-type="float">
            <text:p>37464979</text:p>
          </table:table-cell>
          <table:table-cell office:value-type="float" office:value="79049363" calcext:value-type="float">
            <text:p>7904936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38483" calcext:value-type="float">
            <text:p>38483</text:p>
          </table:table-cell>
          <table:table-cell office:value-type="float" office:value="233411" calcext:value-type="float">
            <text:p>233411</text:p>
          </table:table-cell>
          <table:table-cell office:value-type="float" office:value="503489" calcext:value-type="float">
            <text:p>503489</text:p>
          </table:table-cell>
          <table:table-cell office:value-type="float" office:value="3120249" calcext:value-type="float">
            <text:p>3120249</text:p>
          </table:table-cell>
          <table:table-cell office:value-type="float" office:value="6513857" calcext:value-type="float">
            <text:p>6513857</text:p>
          </table:table-cell>
          <table:table-cell office:value-type="float" office:value="37571627" calcext:value-type="float">
            <text:p>37571627</text:p>
          </table:table-cell>
          <table:table-cell office:value-type="float" office:value="77927705" calcext:value-type="float">
            <text:p>779277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9181" calcext:value-type="float">
            <text:p>39181</text:p>
          </table:table-cell>
          <table:table-cell office:value-type="float" office:value="237113" calcext:value-type="float">
            <text:p>237113</text:p>
          </table:table-cell>
          <table:table-cell office:value-type="float" office:value="499228" calcext:value-type="float">
            <text:p>499228</text:p>
          </table:table-cell>
          <table:table-cell office:value-type="float" office:value="3013949" calcext:value-type="float">
            <text:p>3013949</text:p>
          </table:table-cell>
          <table:table-cell office:value-type="float" office:value="6359925" calcext:value-type="float">
            <text:p>6359925</text:p>
          </table:table-cell>
          <table:table-cell office:value-type="float" office:value="37024627" calcext:value-type="float">
            <text:p>37024627</text:p>
          </table:table-cell>
          <table:table-cell office:value-type="float" office:value="77394464" calcext:value-type="float">
            <text:p>773944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78" calcext:value-type="float">
            <text:p>978</text:p>
          </table:table-cell>
          <table:table-cell office:value-type="float" office:value="3282" calcext:value-type="float">
            <text:p>3282</text:p>
          </table:table-cell>
          <table:table-cell office:value-type="float" office:value="39949" calcext:value-type="float">
            <text:p>39949</text:p>
          </table:table-cell>
          <table:table-cell office:value-type="float" office:value="238649" calcext:value-type="float">
            <text:p>238649</text:p>
          </table:table-cell>
          <table:table-cell office:value-type="float" office:value="513965" calcext:value-type="float">
            <text:p>513965</text:p>
          </table:table-cell>
          <table:table-cell office:value-type="float" office:value="3662849" calcext:value-type="float">
            <text:p>3662849</text:p>
          </table:table-cell>
          <table:table-cell office:value-type="float" office:value="6718843" calcext:value-type="float">
            <text:p>6718843</text:p>
          </table:table-cell>
          <table:table-cell office:value-type="float" office:value="36356033" calcext:value-type="float">
            <text:p>36356033</text:p>
          </table:table-cell>
          <table:table-cell office:value-type="float" office:value="77858283" calcext:value-type="float">
            <text:p>7785828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8622" calcext:value-type="float">
            <text:p>38622</text:p>
          </table:table-cell>
          <table:table-cell office:value-type="float" office:value="240465" calcext:value-type="float">
            <text:p>240465</text:p>
          </table:table-cell>
          <table:table-cell office:value-type="float" office:value="514035" calcext:value-type="float">
            <text:p>514035</text:p>
          </table:table-cell>
          <table:table-cell office:value-type="float" office:value="3480911" calcext:value-type="float">
            <text:p>3480911</text:p>
          </table:table-cell>
          <table:table-cell office:value-type="float" office:value="6396593" calcext:value-type="float">
            <text:p>6396593</text:p>
          </table:table-cell>
          <table:table-cell office:value-type="float" office:value="37249798" calcext:value-type="float">
            <text:p>37249798</text:p>
          </table:table-cell>
          <table:table-cell office:value-type="float" office:value="76950829" calcext:value-type="float">
            <text:p>7695082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9182" calcext:value-type="float">
            <text:p>39182</text:p>
          </table:table-cell>
          <table:table-cell office:value-type="float" office:value="242561" calcext:value-type="float">
            <text:p>242561</text:p>
          </table:table-cell>
          <table:table-cell office:value-type="float" office:value="507190" calcext:value-type="float">
            <text:p>507190</text:p>
          </table:table-cell>
          <table:table-cell office:value-type="float" office:value="3533432" calcext:value-type="float">
            <text:p>3533432</text:p>
          </table:table-cell>
          <table:table-cell office:value-type="float" office:value="6499959" calcext:value-type="float">
            <text:p>6499959</text:p>
          </table:table-cell>
          <table:table-cell office:value-type="float" office:value="37101174" calcext:value-type="float">
            <text:p>37101174</text:p>
          </table:table-cell>
          <table:table-cell office:value-type="float" office:value="80933343" calcext:value-type="float">
            <text:p>809333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9041" calcext:value-type="float">
            <text:p>39041</text:p>
          </table:table-cell>
          <table:table-cell office:value-type="float" office:value="234598" calcext:value-type="float">
            <text:p>234598</text:p>
          </table:table-cell>
          <table:table-cell office:value-type="float" office:value="507539" calcext:value-type="float">
            <text:p>507539</text:p>
          </table:table-cell>
          <table:table-cell office:value-type="float" office:value="3028197" calcext:value-type="float">
            <text:p>3028197</text:p>
          </table:table-cell>
          <table:table-cell office:value-type="float" office:value="6514626" calcext:value-type="float">
            <text:p>6514626</text:p>
          </table:table-cell>
          <table:table-cell office:value-type="float" office:value="36391094" calcext:value-type="float">
            <text:p>36391094</text:p>
          </table:table-cell>
          <table:table-cell office:value-type="float" office:value="79449626" calcext:value-type="float">
            <text:p>794496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78" calcext:value-type="float">
            <text:p>978</text:p>
          </table:table-cell>
          <table:table-cell office:value-type="float" office:value="2933" calcext:value-type="float">
            <text:p>2933</text:p>
          </table:table-cell>
          <table:table-cell office:value-type="float" office:value="40578" calcext:value-type="float">
            <text:p>40578</text:p>
          </table:table-cell>
          <table:table-cell office:value-type="float" office:value="234738" calcext:value-type="float">
            <text:p>234738</text:p>
          </table:table-cell>
          <table:table-cell office:value-type="float" office:value="513966" calcext:value-type="float">
            <text:p>513966</text:p>
          </table:table-cell>
          <table:table-cell office:value-type="float" office:value="3007244" calcext:value-type="float">
            <text:p>3007244</text:p>
          </table:table-cell>
          <table:table-cell office:value-type="float" office:value="6535508" calcext:value-type="float">
            <text:p>6535508</text:p>
          </table:table-cell>
          <table:table-cell office:value-type="float" office:value="37198813" calcext:value-type="float">
            <text:p>37198813</text:p>
          </table:table-cell>
          <table:table-cell office:value-type="float" office:value="77658325" calcext:value-type="float">
            <text:p>776583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37854" calcext:value-type="float">
            <text:p>37854</text:p>
          </table:table-cell>
          <table:table-cell office:value-type="float" office:value="248008" calcext:value-type="float">
            <text:p>248008</text:p>
          </table:table-cell>
          <table:table-cell office:value-type="float" office:value="511660" calcext:value-type="float">
            <text:p>511660</text:p>
          </table:table-cell>
          <table:table-cell office:value-type="float" office:value="3040350" calcext:value-type="float">
            <text:p>3040350</text:p>
          </table:table-cell>
          <table:table-cell office:value-type="float" office:value="6486339" calcext:value-type="float">
            <text:p>6486339</text:p>
          </table:table-cell>
          <table:table-cell office:value-type="float" office:value="37114305" calcext:value-type="float">
            <text:p>37114305</text:p>
          </table:table-cell>
          <table:table-cell office:value-type="float" office:value="79020519" calcext:value-type="float">
            <text:p>790205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27" calcext:value-type="float">
            <text:p>1327</text:p>
          </table:table-cell>
          <table:table-cell office:value-type="float" office:value="2933" calcext:value-type="float">
            <text:p>2933</text:p>
          </table:table-cell>
          <table:table-cell office:value-type="float" office:value="39251" calcext:value-type="float">
            <text:p>39251</text:p>
          </table:table-cell>
          <table:table-cell office:value-type="float" office:value="238929" calcext:value-type="float">
            <text:p>238929</text:p>
          </table:table-cell>
          <table:table-cell office:value-type="float" office:value="516550" calcext:value-type="float">
            <text:p>516550</text:p>
          </table:table-cell>
          <table:table-cell office:value-type="float" office:value="3114731" calcext:value-type="float">
            <text:p>3114731</text:p>
          </table:table-cell>
          <table:table-cell office:value-type="float" office:value="6469158" calcext:value-type="float">
            <text:p>6469158</text:p>
          </table:table-cell>
          <table:table-cell office:value-type="float" office:value="36408554" calcext:value-type="float">
            <text:p>36408554</text:p>
          </table:table-cell>
          <table:table-cell office:value-type="float" office:value="77968772" calcext:value-type="float">
            <text:p>779687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38998" calcext:value-type="float">
            <text:p>238998</text:p>
          </table:table-cell>
          <table:table-cell office:value-type="float" office:value="522066" calcext:value-type="float">
            <text:p>522066</text:p>
          </table:table-cell>
          <table:table-cell office:value-type="float" office:value="3216630" calcext:value-type="float">
            <text:p>3216630</text:p>
          </table:table-cell>
          <table:table-cell office:value-type="float" office:value="6748106" calcext:value-type="float">
            <text:p>6748106</text:p>
          </table:table-cell>
          <table:table-cell office:value-type="float" office:value="36518136" calcext:value-type="float">
            <text:p>36518136</text:p>
          </table:table-cell>
          <table:table-cell office:value-type="float" office:value="79214259" calcext:value-type="float">
            <text:p>792142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9181" calcext:value-type="float">
            <text:p>39181</text:p>
          </table:table-cell>
          <table:table-cell office:value-type="float" office:value="241722" calcext:value-type="float">
            <text:p>241722</text:p>
          </table:table-cell>
          <table:table-cell office:value-type="float" office:value="514803" calcext:value-type="float">
            <text:p>514803</text:p>
          </table:table-cell>
          <table:table-cell office:value-type="float" office:value="3290732" calcext:value-type="float">
            <text:p>3290732</text:p>
          </table:table-cell>
          <table:table-cell office:value-type="float" office:value="6548918" calcext:value-type="float">
            <text:p>6548918</text:p>
          </table:table-cell>
          <table:table-cell office:value-type="float" office:value="36862874" calcext:value-type="float">
            <text:p>36862874</text:p>
          </table:table-cell>
          <table:table-cell office:value-type="float" office:value="78189751" calcext:value-type="float">
            <text:p>781897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9461" calcext:value-type="float">
            <text:p>39461</text:p>
          </table:table-cell>
          <table:table-cell office:value-type="float" office:value="242211" calcext:value-type="float">
            <text:p>242211</text:p>
          </table:table-cell>
          <table:table-cell office:value-type="float" office:value="508377" calcext:value-type="float">
            <text:p>508377</text:p>
          </table:table-cell>
          <table:table-cell office:value-type="float" office:value="3299253" calcext:value-type="float">
            <text:p>3299253</text:p>
          </table:table-cell>
          <table:table-cell office:value-type="float" office:value="6501844" calcext:value-type="float">
            <text:p>6501844</text:p>
          </table:table-cell>
          <table:table-cell office:value-type="float" office:value="37075961" calcext:value-type="float">
            <text:p>37075961</text:p>
          </table:table-cell>
          <table:table-cell office:value-type="float" office:value="77918277" calcext:value-type="float">
            <text:p>779182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08" calcext:value-type="float">
            <text:p>908</text:p>
          </table:table-cell>
          <table:table-cell office:value-type="float" office:value="3283" calcext:value-type="float">
            <text:p>3283</text:p>
          </table:table-cell>
          <table:table-cell office:value-type="float" office:value="38134" calcext:value-type="float">
            <text:p>38134</text:p>
          </table:table-cell>
          <table:table-cell office:value-type="float" office:value="242561" calcext:value-type="float">
            <text:p>242561</text:p>
          </table:table-cell>
          <table:table-cell office:value-type="float" office:value="508657" calcext:value-type="float">
            <text:p>508657</text:p>
          </table:table-cell>
          <table:table-cell office:value-type="float" office:value="3166623" calcext:value-type="float">
            <text:p>3166623</text:p>
          </table:table-cell>
          <table:table-cell office:value-type="float" office:value="6527756" calcext:value-type="float">
            <text:p>6527756</text:p>
          </table:table-cell>
          <table:table-cell office:value-type="float" office:value="36945916" calcext:value-type="float">
            <text:p>36945916</text:p>
          </table:table-cell>
          <table:table-cell office:value-type="float" office:value="78414921" calcext:value-type="float">
            <text:p>784149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77" calcext:value-type="float">
            <text:p>977</text:p>
          </table:table-cell>
          <table:table-cell office:value-type="float" office:value="2933" calcext:value-type="float">
            <text:p>2933</text:p>
          </table:table-cell>
          <table:table-cell office:value-type="float" office:value="38063" calcext:value-type="float">
            <text:p>38063</text:p>
          </table:table-cell>
          <table:table-cell office:value-type="float" office:value="232783" calcext:value-type="float">
            <text:p>232783</text:p>
          </table:table-cell>
          <table:table-cell office:value-type="float" office:value="512149" calcext:value-type="float">
            <text:p>512149</text:p>
          </table:table-cell>
          <table:table-cell office:value-type="float" office:value="3204478" calcext:value-type="float">
            <text:p>3204478</text:p>
          </table:table-cell>
          <table:table-cell office:value-type="float" office:value="6424949" calcext:value-type="float">
            <text:p>6424949</text:p>
          </table:table-cell>
          <table:table-cell office:value-type="float" office:value="36661800" calcext:value-type="float">
            <text:p>36661800</text:p>
          </table:table-cell>
          <table:table-cell office:value-type="float" office:value="82916708" calcext:value-type="float">
            <text:p>829167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9461" calcext:value-type="float">
            <text:p>39461</text:p>
          </table:table-cell>
          <table:table-cell office:value-type="float" office:value="248777" calcext:value-type="float">
            <text:p>248777</text:p>
          </table:table-cell>
          <table:table-cell office:value-type="float" office:value="532473" calcext:value-type="float">
            <text:p>532473</text:p>
          </table:table-cell>
          <table:table-cell office:value-type="float" office:value="3418472" calcext:value-type="float">
            <text:p>3418472</text:p>
          </table:table-cell>
          <table:table-cell office:value-type="float" office:value="6396174" calcext:value-type="float">
            <text:p>6396174</text:p>
          </table:table-cell>
          <table:table-cell office:value-type="float" office:value="36278508" calcext:value-type="float">
            <text:p>36278508</text:p>
          </table:table-cell>
          <table:table-cell office:value-type="float" office:value="79209859" calcext:value-type="float">
            <text:p>792098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78" calcext:value-type="float">
            <text:p>978</text:p>
          </table:table-cell>
          <table:table-cell office:value-type="float" office:value="3353" calcext:value-type="float">
            <text:p>3353</text:p>
          </table:table-cell>
          <table:table-cell office:value-type="float" office:value="39111" calcext:value-type="float">
            <text:p>39111</text:p>
          </table:table-cell>
          <table:table-cell office:value-type="float" office:value="239488" calcext:value-type="float">
            <text:p>239488</text:p>
          </table:table-cell>
          <table:table-cell office:value-type="float" office:value="523743" calcext:value-type="float">
            <text:p>523743</text:p>
          </table:table-cell>
          <table:table-cell office:value-type="float" office:value="3656283" calcext:value-type="float">
            <text:p>3656283</text:p>
          </table:table-cell>
          <table:table-cell office:value-type="float" office:value="7000724" calcext:value-type="float">
            <text:p>7000724</text:p>
          </table:table-cell>
          <table:table-cell office:value-type="float" office:value="37008983" calcext:value-type="float">
            <text:p>37008983</text:p>
          </table:table-cell>
          <table:table-cell office:value-type="float" office:value="78756377" calcext:value-type="float">
            <text:p>7875637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41555" calcext:value-type="float">
            <text:p>41555</text:p>
          </table:table-cell>
          <table:table-cell office:value-type="float" office:value="307862" calcext:value-type="float">
            <text:p>307862</text:p>
          </table:table-cell>
          <table:table-cell office:value-type="float" office:value="518016" calcext:value-type="float">
            <text:p>518016</text:p>
          </table:table-cell>
          <table:table-cell office:value-type="float" office:value="3594963" calcext:value-type="float">
            <text:p>3594963</text:p>
          </table:table-cell>
          <table:table-cell office:value-type="float" office:value="6332269" calcext:value-type="float">
            <text:p>6332269</text:p>
          </table:table-cell>
          <table:table-cell office:value-type="float" office:value="37364687" calcext:value-type="float">
            <text:p>37364687</text:p>
          </table:table-cell>
          <table:table-cell office:value-type="float" office:value="77851019" calcext:value-type="float">
            <text:p>7785101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40578" calcext:value-type="float">
            <text:p>40578</text:p>
          </table:table-cell>
          <table:table-cell office:value-type="float" office:value="238160" calcext:value-type="float">
            <text:p>238160</text:p>
          </table:table-cell>
          <table:table-cell office:value-type="float" office:value="511172" calcext:value-type="float">
            <text:p>511172</text:p>
          </table:table-cell>
          <table:table-cell office:value-type="float" office:value="3081766" calcext:value-type="float">
            <text:p>3081766</text:p>
          </table:table-cell>
          <table:table-cell office:value-type="float" office:value="6417126" calcext:value-type="float">
            <text:p>6417126</text:p>
          </table:table-cell>
          <table:table-cell office:value-type="float" office:value="36447805" calcext:value-type="float">
            <text:p>36447805</text:p>
          </table:table-cell>
          <table:table-cell office:value-type="float" office:value="78310507" calcext:value-type="float">
            <text:p>783105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37645" calcext:value-type="float">
            <text:p>37645</text:p>
          </table:table-cell>
          <table:table-cell office:value-type="float" office:value="234389" calcext:value-type="float">
            <text:p>234389</text:p>
          </table:table-cell>
          <table:table-cell office:value-type="float" office:value="506771" calcext:value-type="float">
            <text:p>506771</text:p>
          </table:table-cell>
          <table:table-cell office:value-type="float" office:value="3104534" calcext:value-type="float">
            <text:p>3104534</text:p>
          </table:table-cell>
          <table:table-cell office:value-type="float" office:value="6390376" calcext:value-type="float">
            <text:p>6390376</text:p>
          </table:table-cell>
          <table:table-cell office:value-type="float" office:value="38250559" calcext:value-type="float">
            <text:p>38250559</text:p>
          </table:table-cell>
          <table:table-cell office:value-type="float" office:value="78900461" calcext:value-type="float">
            <text:p>7890046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37924" calcext:value-type="float">
            <text:p>37924</text:p>
          </table:table-cell>
          <table:table-cell office:value-type="float" office:value="237601" calcext:value-type="float">
            <text:p>237601</text:p>
          </table:table-cell>
          <table:table-cell office:value-type="float" office:value="508588" calcext:value-type="float">
            <text:p>508588</text:p>
          </table:table-cell>
          <table:table-cell office:value-type="float" office:value="3014438" calcext:value-type="float">
            <text:p>3014438</text:p>
          </table:table-cell>
          <table:table-cell office:value-type="float" office:value="6514415" calcext:value-type="float">
            <text:p>6514415</text:p>
          </table:table-cell>
          <table:table-cell office:value-type="float" office:value="37461767" calcext:value-type="float">
            <text:p>37461767</text:p>
          </table:table-cell>
          <table:table-cell office:value-type="float" office:value="78650637" calcext:value-type="float">
            <text:p>7865063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40508" calcext:value-type="float">
            <text:p>40508</text:p>
          </table:table-cell>
          <table:table-cell office:value-type="float" office:value="238719" calcext:value-type="float">
            <text:p>238719</text:p>
          </table:table-cell>
          <table:table-cell office:value-type="float" office:value="506492" calcext:value-type="float">
            <text:p>506492</text:p>
          </table:table-cell>
          <table:table-cell office:value-type="float" office:value="3183804" calcext:value-type="float">
            <text:p>3183804</text:p>
          </table:table-cell>
          <table:table-cell office:value-type="float" office:value="6509108" calcext:value-type="float">
            <text:p>6509108</text:p>
          </table:table-cell>
          <table:table-cell office:value-type="float" office:value="36801414" calcext:value-type="float">
            <text:p>36801414</text:p>
          </table:table-cell>
          <table:table-cell office:value-type="float" office:value="78653291" calcext:value-type="float">
            <text:p>786532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77" calcext:value-type="float">
            <text:p>977</text:p>
          </table:table-cell>
          <table:table-cell office:value-type="float" office:value="4261" calcext:value-type="float">
            <text:p>4261</text:p>
          </table:table-cell>
          <table:table-cell office:value-type="float" office:value="40648" calcext:value-type="float">
            <text:p>40648</text:p>
          </table:table-cell>
          <table:table-cell office:value-type="float" office:value="239976" calcext:value-type="float">
            <text:p>239976</text:p>
          </table:table-cell>
          <table:table-cell office:value-type="float" office:value="509495" calcext:value-type="float">
            <text:p>509495</text:p>
          </table:table-cell>
          <table:table-cell office:value-type="float" office:value="3183455" calcext:value-type="float">
            <text:p>3183455</text:p>
          </table:table-cell>
          <table:table-cell office:value-type="float" office:value="6298744" calcext:value-type="float">
            <text:p>6298744</text:p>
          </table:table-cell>
          <table:table-cell office:value-type="float" office:value="36730244" calcext:value-type="float">
            <text:p>36730244</text:p>
          </table:table-cell>
          <table:table-cell office:value-type="float" office:value="78279777" calcext:value-type="float">
            <text:p>7827977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39042" calcext:value-type="float">
            <text:p>39042</text:p>
          </table:table-cell>
          <table:table-cell office:value-type="float" office:value="232224" calcext:value-type="float">
            <text:p>232224</text:p>
          </table:table-cell>
          <table:table-cell office:value-type="float" office:value="536175" calcext:value-type="float">
            <text:p>536175</text:p>
          </table:table-cell>
          <table:table-cell office:value-type="float" office:value="3050407" calcext:value-type="float">
            <text:p>3050407</text:p>
          </table:table-cell>
          <table:table-cell office:value-type="float" office:value="6493253" calcext:value-type="float">
            <text:p>6493253</text:p>
          </table:table-cell>
          <table:table-cell office:value-type="float" office:value="35997605" calcext:value-type="float">
            <text:p>35997605</text:p>
          </table:table-cell>
          <table:table-cell office:value-type="float" office:value="78647494" calcext:value-type="float">
            <text:p>7864749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39181" calcext:value-type="float">
            <text:p>39181</text:p>
          </table:table-cell>
          <table:table-cell office:value-type="float" office:value="239208" calcext:value-type="float">
            <text:p>239208</text:p>
          </table:table-cell>
          <table:table-cell office:value-type="float" office:value="513337" calcext:value-type="float">
            <text:p>513337</text:p>
          </table:table-cell>
          <table:table-cell office:value-type="float" office:value="3134705" calcext:value-type="float">
            <text:p>3134705</text:p>
          </table:table-cell>
          <table:table-cell office:value-type="float" office:value="6517699" calcext:value-type="float">
            <text:p>6517699</text:p>
          </table:table-cell>
          <table:table-cell office:value-type="float" office:value="36272991" calcext:value-type="float">
            <text:p>36272991</text:p>
          </table:table-cell>
          <table:table-cell office:value-type="float" office:value="78170754" calcext:value-type="float">
            <text:p>781707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66" calcext:value-type="float">
            <text:p>1466</text:p>
          </table:table-cell>
          <table:table-cell office:value-type="float" office:value="3282" calcext:value-type="float">
            <text:p>3282</text:p>
          </table:table-cell>
          <table:table-cell office:value-type="float" office:value="38901" calcext:value-type="float">
            <text:p>38901</text:p>
          </table:table-cell>
          <table:table-cell office:value-type="float" office:value="235367" calcext:value-type="float">
            <text:p>235367</text:p>
          </table:table-cell>
          <table:table-cell office:value-type="float" office:value="514733" calcext:value-type="float">
            <text:p>514733</text:p>
          </table:table-cell>
          <table:table-cell office:value-type="float" office:value="3109423" calcext:value-type="float">
            <text:p>3109423</text:p>
          </table:table-cell>
          <table:table-cell office:value-type="float" office:value="6600461" calcext:value-type="float">
            <text:p>6600461</text:p>
          </table:table-cell>
          <table:table-cell office:value-type="float" office:value="38095999" calcext:value-type="float">
            <text:p>38095999</text:p>
          </table:table-cell>
          <table:table-cell office:value-type="float" office:value="79093224" calcext:value-type="float">
            <text:p>790932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07" calcext:value-type="float">
            <text:p>907</text:p>
          </table:table-cell>
          <table:table-cell office:value-type="float" office:value="2794" calcext:value-type="float">
            <text:p>2794</text:p>
          </table:table-cell>
          <table:table-cell office:value-type="float" office:value="38552" calcext:value-type="float">
            <text:p>38552</text:p>
          </table:table-cell>
          <table:table-cell office:value-type="float" office:value="234669" calcext:value-type="float">
            <text:p>234669</text:p>
          </table:table-cell>
          <table:table-cell office:value-type="float" office:value="512638" calcext:value-type="float">
            <text:p>512638</text:p>
          </table:table-cell>
          <table:table-cell office:value-type="float" office:value="3050197" calcext:value-type="float">
            <text:p>3050197</text:p>
          </table:table-cell>
          <table:table-cell office:value-type="float" office:value="6488993" calcext:value-type="float">
            <text:p>6488993</text:p>
          </table:table-cell>
          <table:table-cell office:value-type="float" office:value="36522256" calcext:value-type="float">
            <text:p>36522256</text:p>
          </table:table-cell>
          <table:table-cell office:value-type="float" office:value="77390832" calcext:value-type="float">
            <text:p>773908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7574" calcext:value-type="float">
            <text:p>37574</text:p>
          </table:table-cell>
          <table:table-cell office:value-type="float" office:value="239278" calcext:value-type="float">
            <text:p>239278</text:p>
          </table:table-cell>
          <table:table-cell office:value-type="float" office:value="514523" calcext:value-type="float">
            <text:p>514523</text:p>
          </table:table-cell>
          <table:table-cell office:value-type="float" office:value="3066400" calcext:value-type="float">
            <text:p>3066400</text:p>
          </table:table-cell>
          <table:table-cell office:value-type="float" office:value="6406440" calcext:value-type="float">
            <text:p>6406440</text:p>
          </table:table-cell>
          <table:table-cell office:value-type="float" office:value="37337937" calcext:value-type="float">
            <text:p>37337937</text:p>
          </table:table-cell>
          <table:table-cell office:value-type="float" office:value="77715037" calcext:value-type="float">
            <text:p>7771503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9530" calcext:value-type="float">
            <text:p>39530</text:p>
          </table:table-cell>
          <table:table-cell office:value-type="float" office:value="236973" calcext:value-type="float">
            <text:p>236973</text:p>
          </table:table-cell>
          <table:table-cell office:value-type="float" office:value="521648" calcext:value-type="float">
            <text:p>521648</text:p>
          </table:table-cell>
          <table:table-cell office:value-type="float" office:value="3119340" calcext:value-type="float">
            <text:p>3119340</text:p>
          </table:table-cell>
          <table:table-cell office:value-type="float" office:value="6438498" calcext:value-type="float">
            <text:p>6438498</text:p>
          </table:table-cell>
          <table:table-cell office:value-type="float" office:value="36238420" calcext:value-type="float">
            <text:p>36238420</text:p>
          </table:table-cell>
          <table:table-cell office:value-type="float" office:value="79829495" calcext:value-type="float">
            <text:p>7982949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40578" calcext:value-type="float">
            <text:p>40578</text:p>
          </table:table-cell>
          <table:table-cell office:value-type="float" office:value="242420" calcext:value-type="float">
            <text:p>242420</text:p>
          </table:table-cell>
          <table:table-cell office:value-type="float" office:value="511940" calcext:value-type="float">
            <text:p>511940</text:p>
          </table:table-cell>
          <table:table-cell office:value-type="float" office:value="3148254" calcext:value-type="float">
            <text:p>3148254</text:p>
          </table:table-cell>
          <table:table-cell office:value-type="float" office:value="6334574" calcext:value-type="float">
            <text:p>6334574</text:p>
          </table:table-cell>
          <table:table-cell office:value-type="float" office:value="37693432" calcext:value-type="float">
            <text:p>37693432</text:p>
          </table:table-cell>
          <table:table-cell office:value-type="float" office:value="76304375" calcext:value-type="float">
            <text:p>763043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96" calcext:value-type="float">
            <text:p>1396</text:p>
          </table:table-cell>
          <table:table-cell office:value-type="float" office:value="2933" calcext:value-type="float">
            <text:p>2933</text:p>
          </table:table-cell>
          <table:table-cell office:value-type="float" office:value="38064" calcext:value-type="float">
            <text:p>38064</text:p>
          </table:table-cell>
          <table:table-cell office:value-type="float" office:value="233760" calcext:value-type="float">
            <text:p>233760</text:p>
          </table:table-cell>
          <table:table-cell office:value-type="float" office:value="524231" calcext:value-type="float">
            <text:p>524231</text:p>
          </table:table-cell>
          <table:table-cell office:value-type="float" office:value="3656493" calcext:value-type="float">
            <text:p>3656493</text:p>
          </table:table-cell>
          <table:table-cell office:value-type="float" office:value="6489902" calcext:value-type="float">
            <text:p>6489902</text:p>
          </table:table-cell>
          <table:table-cell office:value-type="float" office:value="36669692" calcext:value-type="float">
            <text:p>36669692</text:p>
          </table:table-cell>
          <table:table-cell office:value-type="float" office:value="79240031" calcext:value-type="float">
            <text:p>792400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43022" calcext:value-type="float">
            <text:p>43022</text:p>
          </table:table-cell>
          <table:table-cell office:value-type="float" office:value="249195" calcext:value-type="float">
            <text:p>249195</text:p>
          </table:table-cell>
          <table:table-cell office:value-type="float" office:value="506492" calcext:value-type="float">
            <text:p>506492</text:p>
          </table:table-cell>
          <table:table-cell office:value-type="float" office:value="3669204" calcext:value-type="float">
            <text:p>3669204</text:p>
          </table:table-cell>
          <table:table-cell office:value-type="float" office:value="6355177" calcext:value-type="float">
            <text:p>6355177</text:p>
          </table:table-cell>
          <table:table-cell office:value-type="float" office:value="36863713" calcext:value-type="float">
            <text:p>36863713</text:p>
          </table:table-cell>
          <table:table-cell office:value-type="float" office:value="80348140" calcext:value-type="float">
            <text:p>8034814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7715" calcext:value-type="float">
            <text:p>37715</text:p>
          </table:table-cell>
          <table:table-cell office:value-type="float" office:value="238440" calcext:value-type="float">
            <text:p>238440</text:p>
          </table:table-cell>
          <table:table-cell office:value-type="float" office:value="532473" calcext:value-type="float">
            <text:p>532473</text:p>
          </table:table-cell>
          <table:table-cell office:value-type="float" office:value="3700354" calcext:value-type="float">
            <text:p>3700354</text:p>
          </table:table-cell>
          <table:table-cell office:value-type="float" office:value="6396244" calcext:value-type="float">
            <text:p>6396244</text:p>
          </table:table-cell>
          <table:table-cell office:value-type="float" office:value="36550752" calcext:value-type="float">
            <text:p>36550752</text:p>
          </table:table-cell>
          <table:table-cell office:value-type="float" office:value="77842149" calcext:value-type="float">
            <text:p>778421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39111" calcext:value-type="float">
            <text:p>39111</text:p>
          </table:table-cell>
          <table:table-cell office:value-type="float" office:value="253107" calcext:value-type="float">
            <text:p>253107</text:p>
          </table:table-cell>
          <table:table-cell office:value-type="float" office:value="517108" calcext:value-type="float">
            <text:p>517108</text:p>
          </table:table-cell>
          <table:table-cell office:value-type="float" office:value="3038953" calcext:value-type="float">
            <text:p>3038953</text:p>
          </table:table-cell>
          <table:table-cell office:value-type="float" office:value="6260891" calcext:value-type="float">
            <text:p>6260891</text:p>
          </table:table-cell>
          <table:table-cell office:value-type="float" office:value="36611025" calcext:value-type="float">
            <text:p>36611025</text:p>
          </table:table-cell>
          <table:table-cell office:value-type="float" office:value="78590852" calcext:value-type="float">
            <text:p>785908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39461" calcext:value-type="float">
            <text:p>39461</text:p>
          </table:table-cell>
          <table:table-cell office:value-type="float" office:value="252058" calcext:value-type="float">
            <text:p>252058</text:p>
          </table:table-cell>
          <table:table-cell office:value-type="float" office:value="506911" calcext:value-type="float">
            <text:p>506911</text:p>
          </table:table-cell>
          <table:table-cell office:value-type="float" office:value="3598804" calcext:value-type="float">
            <text:p>3598804</text:p>
          </table:table-cell>
          <table:table-cell office:value-type="float" office:value="6474257" calcext:value-type="float">
            <text:p>6474257</text:p>
          </table:table-cell>
          <table:table-cell office:value-type="float" office:value="36540555" calcext:value-type="float">
            <text:p>36540555</text:p>
          </table:table-cell>
          <table:table-cell office:value-type="float" office:value="78739126" calcext:value-type="float">
            <text:p>7873912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38134" calcext:value-type="float">
            <text:p>38134</text:p>
          </table:table-cell>
          <table:table-cell office:value-type="float" office:value="240046" calcext:value-type="float">
            <text:p>240046</text:p>
          </table:table-cell>
          <table:table-cell office:value-type="float" office:value="503280" calcext:value-type="float">
            <text:p>503280</text:p>
          </table:table-cell>
          <table:table-cell office:value-type="float" office:value="3414771" calcext:value-type="float">
            <text:p>3414771</text:p>
          </table:table-cell>
          <table:table-cell office:value-type="float" office:value="6336529" calcext:value-type="float">
            <text:p>6336529</text:p>
          </table:table-cell>
          <table:table-cell office:value-type="float" office:value="36528542" calcext:value-type="float">
            <text:p>36528542</text:p>
          </table:table-cell>
          <table:table-cell office:value-type="float" office:value="77396908" calcext:value-type="float">
            <text:p>773969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78" calcext:value-type="float">
            <text:p>978</text:p>
          </table:table-cell>
          <table:table-cell office:value-type="float" office:value="2794" calcext:value-type="float">
            <text:p>2794</text:p>
          </table:table-cell>
          <table:table-cell office:value-type="float" office:value="37645" calcext:value-type="float">
            <text:p>37645</text:p>
          </table:table-cell>
          <table:table-cell office:value-type="float" office:value="242560" calcext:value-type="float">
            <text:p>242560</text:p>
          </table:table-cell>
          <table:table-cell office:value-type="float" office:value="532823" calcext:value-type="float">
            <text:p>532823</text:p>
          </table:table-cell>
          <table:table-cell office:value-type="float" office:value="3037974" calcext:value-type="float">
            <text:p>3037974</text:p>
          </table:table-cell>
          <table:table-cell office:value-type="float" office:value="6321094" calcext:value-type="float">
            <text:p>6321094</text:p>
          </table:table-cell>
          <table:table-cell office:value-type="float" office:value="37331233" calcext:value-type="float">
            <text:p>37331233</text:p>
          </table:table-cell>
          <table:table-cell office:value-type="float" office:value="78331879" calcext:value-type="float">
            <text:p>783318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37715" calcext:value-type="float">
            <text:p>37715</text:p>
          </table:table-cell>
          <table:table-cell office:value-type="float" office:value="240604" calcext:value-type="float">
            <text:p>240604</text:p>
          </table:table-cell>
          <table:table-cell office:value-type="float" office:value="515153" calcext:value-type="float">
            <text:p>515153</text:p>
          </table:table-cell>
          <table:table-cell office:value-type="float" office:value="3365113" calcext:value-type="float">
            <text:p>3365113</text:p>
          </table:table-cell>
          <table:table-cell office:value-type="float" office:value="6350288" calcext:value-type="float">
            <text:p>6350288</text:p>
          </table:table-cell>
          <table:table-cell office:value-type="float" office:value="36570516" calcext:value-type="float">
            <text:p>36570516</text:p>
          </table:table-cell>
          <table:table-cell office:value-type="float" office:value="77985046" calcext:value-type="float">
            <text:p>779850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9600" calcext:value-type="float">
            <text:p>39600</text:p>
          </table:table-cell>
          <table:table-cell office:value-type="float" office:value="246961" calcext:value-type="float">
            <text:p>246961</text:p>
          </table:table-cell>
          <table:table-cell office:value-type="float" office:value="503280" calcext:value-type="float">
            <text:p>503280</text:p>
          </table:table-cell>
          <table:table-cell office:value-type="float" office:value="3101740" calcext:value-type="float">
            <text:p>3101740</text:p>
          </table:table-cell>
          <table:table-cell office:value-type="float" office:value="6359856" calcext:value-type="float">
            <text:p>6359856</text:p>
          </table:table-cell>
          <table:table-cell office:value-type="float" office:value="36187854" calcext:value-type="float">
            <text:p>36187854</text:p>
          </table:table-cell>
          <table:table-cell office:value-type="float" office:value="76966753" calcext:value-type="float">
            <text:p>769667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7" calcext:value-type="float">
            <text:p>977</text:p>
          </table:table-cell>
          <table:table-cell office:value-type="float" office:value="3772" calcext:value-type="float">
            <text:p>3772</text:p>
          </table:table-cell>
          <table:table-cell office:value-type="float" office:value="37924" calcext:value-type="float">
            <text:p>37924</text:p>
          </table:table-cell>
          <table:table-cell office:value-type="float" office:value="249754" calcext:value-type="float">
            <text:p>249754</text:p>
          </table:table-cell>
          <table:table-cell office:value-type="float" office:value="522625" calcext:value-type="float">
            <text:p>522625</text:p>
          </table:table-cell>
          <table:table-cell office:value-type="float" office:value="3189391" calcext:value-type="float">
            <text:p>3189391</text:p>
          </table:table-cell>
          <table:table-cell office:value-type="float" office:value="6368517" calcext:value-type="float">
            <text:p>6368517</text:p>
          </table:table-cell>
          <table:table-cell office:value-type="float" office:value="36533780" calcext:value-type="float">
            <text:p>36533780</text:p>
          </table:table-cell>
          <table:table-cell office:value-type="float" office:value="78012074" calcext:value-type="float">
            <text:p>7801207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7645" calcext:value-type="float">
            <text:p>37645</text:p>
          </table:table-cell>
          <table:table-cell office:value-type="float" office:value="263792" calcext:value-type="float">
            <text:p>263792</text:p>
          </table:table-cell>
          <table:table-cell office:value-type="float" office:value="500695" calcext:value-type="float">
            <text:p>500695</text:p>
          </table:table-cell>
          <table:table-cell office:value-type="float" office:value="3223405" calcext:value-type="float">
            <text:p>3223405</text:p>
          </table:table-cell>
          <table:table-cell office:value-type="float" office:value="6483895" calcext:value-type="float">
            <text:p>6483895</text:p>
          </table:table-cell>
          <table:table-cell office:value-type="float" office:value="37260134" calcext:value-type="float">
            <text:p>37260134</text:p>
          </table:table-cell>
          <table:table-cell office:value-type="float" office:value="78583030" calcext:value-type="float">
            <text:p>7858303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38204" calcext:value-type="float">
            <text:p>38204</text:p>
          </table:table-cell>
          <table:table-cell office:value-type="float" office:value="240814" calcext:value-type="float">
            <text:p>240814</text:p>
          </table:table-cell>
          <table:table-cell office:value-type="float" office:value="515781" calcext:value-type="float">
            <text:p>515781</text:p>
          </table:table-cell>
          <table:table-cell office:value-type="float" office:value="3054527" calcext:value-type="float">
            <text:p>3054527</text:p>
          </table:table-cell>
          <table:table-cell office:value-type="float" office:value="6268293" calcext:value-type="float">
            <text:p>6268293</text:p>
          </table:table-cell>
          <table:table-cell office:value-type="float" office:value="36816011" calcext:value-type="float">
            <text:p>36816011</text:p>
          </table:table-cell>
          <table:table-cell office:value-type="float" office:value="79498375" calcext:value-type="float">
            <text:p>794983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182" calcext:value-type="float">
            <text:p>39182</text:p>
          </table:table-cell>
          <table:table-cell office:value-type="float" office:value="237462" calcext:value-type="float">
            <text:p>237462</text:p>
          </table:table-cell>
          <table:table-cell office:value-type="float" office:value="509565" calcext:value-type="float">
            <text:p>509565</text:p>
          </table:table-cell>
          <table:table-cell office:value-type="float" office:value="3066261" calcext:value-type="float">
            <text:p>3066261</text:p>
          </table:table-cell>
          <table:table-cell office:value-type="float" office:value="6613451" calcext:value-type="float">
            <text:p>6613451</text:p>
          </table:table-cell>
          <table:table-cell office:value-type="float" office:value="36353448" calcext:value-type="float">
            <text:p>36353448</text:p>
          </table:table-cell>
          <table:table-cell office:value-type="float" office:value="78341168" calcext:value-type="float">
            <text:p>783411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97" calcext:value-type="float">
            <text:p>1397</text:p>
          </table:table-cell>
          <table:table-cell office:value-type="float" office:value="3701" calcext:value-type="float">
            <text:p>3701</text:p>
          </table:table-cell>
          <table:table-cell office:value-type="float" office:value="37156" calcext:value-type="float">
            <text:p>37156</text:p>
          </table:table-cell>
          <table:table-cell office:value-type="float" office:value="262814" calcext:value-type="float">
            <text:p>262814</text:p>
          </table:table-cell>
          <table:table-cell office:value-type="float" office:value="520181" calcext:value-type="float">
            <text:p>520181</text:p>
          </table:table-cell>
          <table:table-cell office:value-type="float" office:value="3075969" calcext:value-type="float">
            <text:p>3075969</text:p>
          </table:table-cell>
          <table:table-cell office:value-type="float" office:value="6514276" calcext:value-type="float">
            <text:p>6514276</text:p>
          </table:table-cell>
          <table:table-cell office:value-type="float" office:value="37080780" calcext:value-type="float">
            <text:p>37080780</text:p>
          </table:table-cell>
          <table:table-cell office:value-type="float" office:value="78156297" calcext:value-type="float">
            <text:p>7815629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96" calcext:value-type="float">
            <text:p>1396</text:p>
          </table:table-cell>
          <table:table-cell office:value-type="float" office:value="2934" calcext:value-type="float">
            <text:p>2934</text:p>
          </table:table-cell>
          <table:table-cell office:value-type="float" office:value="38343" calcext:value-type="float">
            <text:p>38343</text:p>
          </table:table-cell>
          <table:table-cell office:value-type="float" office:value="247309" calcext:value-type="float">
            <text:p>247309</text:p>
          </table:table-cell>
          <table:table-cell office:value-type="float" office:value="514663" calcext:value-type="float">
            <text:p>514663</text:p>
          </table:table-cell>
          <table:table-cell office:value-type="float" office:value="3071149" calcext:value-type="float">
            <text:p>3071149</text:p>
          </table:table-cell>
          <table:table-cell office:value-type="float" office:value="6727712" calcext:value-type="float">
            <text:p>6727712</text:p>
          </table:table-cell>
          <table:table-cell office:value-type="float" office:value="36399545" calcext:value-type="float">
            <text:p>36399545</text:p>
          </table:table-cell>
          <table:table-cell office:value-type="float" office:value="76824206" calcext:value-type="float">
            <text:p>768242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96" calcext:value-type="float">
            <text:p>1396</text:p>
          </table:table-cell>
          <table:table-cell office:value-type="float" office:value="3701" calcext:value-type="float">
            <text:p>3701</text:p>
          </table:table-cell>
          <table:table-cell office:value-type="float" office:value="37644" calcext:value-type="float">
            <text:p>37644</text:p>
          </table:table-cell>
          <table:table-cell office:value-type="float" office:value="243678" calcext:value-type="float">
            <text:p>243678</text:p>
          </table:table-cell>
          <table:table-cell office:value-type="float" office:value="506423" calcext:value-type="float">
            <text:p>506423</text:p>
          </table:table-cell>
          <table:table-cell office:value-type="float" office:value="3303373" calcext:value-type="float">
            <text:p>3303373</text:p>
          </table:table-cell>
          <table:table-cell office:value-type="float" office:value="6296091" calcext:value-type="float">
            <text:p>6296091</text:p>
          </table:table-cell>
          <table:table-cell office:value-type="float" office:value="36510453" calcext:value-type="float">
            <text:p>36510453</text:p>
          </table:table-cell>
          <table:table-cell office:value-type="float" office:value="78579957" calcext:value-type="float">
            <text:p>7857995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063" calcext:value-type="float">
            <text:p>38063</text:p>
          </table:table-cell>
          <table:table-cell office:value-type="float" office:value="242909" calcext:value-type="float">
            <text:p>242909</text:p>
          </table:table-cell>
          <table:table-cell office:value-type="float" office:value="519972" calcext:value-type="float">
            <text:p>519972</text:p>
          </table:table-cell>
          <table:table-cell office:value-type="float" office:value="3137499" calcext:value-type="float">
            <text:p>3137499</text:p>
          </table:table-cell>
          <table:table-cell office:value-type="float" office:value="6468949" calcext:value-type="float">
            <text:p>6468949</text:p>
          </table:table-cell>
          <table:table-cell office:value-type="float" office:value="36768658" calcext:value-type="float">
            <text:p>36768658</text:p>
          </table:table-cell>
          <table:table-cell office:value-type="float" office:value="77644078" calcext:value-type="float">
            <text:p>776440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39181" calcext:value-type="float">
            <text:p>39181</text:p>
          </table:table-cell>
          <table:table-cell office:value-type="float" office:value="236484" calcext:value-type="float">
            <text:p>236484</text:p>
          </table:table-cell>
          <table:table-cell office:value-type="float" office:value="613140" calcext:value-type="float">
            <text:p>613140</text:p>
          </table:table-cell>
          <table:table-cell office:value-type="float" office:value="3492644" calcext:value-type="float">
            <text:p>3492644</text:p>
          </table:table-cell>
          <table:table-cell office:value-type="float" office:value="7219258" calcext:value-type="float">
            <text:p>7219258</text:p>
          </table:table-cell>
          <table:table-cell office:value-type="float" office:value="36394516" calcext:value-type="float">
            <text:p>36394516</text:p>
          </table:table-cell>
          <table:table-cell office:value-type="float" office:value="78015845" calcext:value-type="float">
            <text:p>780158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41347" calcext:value-type="float">
            <text:p>41347</text:p>
          </table:table-cell>
          <table:table-cell office:value-type="float" office:value="242001" calcext:value-type="float">
            <text:p>242001</text:p>
          </table:table-cell>
          <table:table-cell office:value-type="float" office:value="506492" calcext:value-type="float">
            <text:p>506492</text:p>
          </table:table-cell>
          <table:table-cell office:value-type="float" office:value="3005987" calcext:value-type="float">
            <text:p>3005987</text:p>
          </table:table-cell>
          <table:table-cell office:value-type="float" office:value="6452606" calcext:value-type="float">
            <text:p>6452606</text:p>
          </table:table-cell>
          <table:table-cell office:value-type="float" office:value="36112425" calcext:value-type="float">
            <text:p>36112425</text:p>
          </table:table-cell>
          <table:table-cell office:value-type="float" office:value="78227046" calcext:value-type="float">
            <text:p>782270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8762" calcext:value-type="float">
            <text:p>38762</text:p>
          </table:table-cell>
          <table:table-cell office:value-type="float" office:value="239767" calcext:value-type="float">
            <text:p>239767</text:p>
          </table:table-cell>
          <table:table-cell office:value-type="float" office:value="502860" calcext:value-type="float">
            <text:p>502860</text:p>
          </table:table-cell>
          <table:table-cell office:value-type="float" office:value="3068355" calcext:value-type="float">
            <text:p>3068355</text:p>
          </table:table-cell>
          <table:table-cell office:value-type="float" office:value="6467762" calcext:value-type="float">
            <text:p>6467762</text:p>
          </table:table-cell>
          <table:table-cell office:value-type="float" office:value="35815738" calcext:value-type="float">
            <text:p>35815738</text:p>
          </table:table-cell>
          <table:table-cell office:value-type="float" office:value="78267974" calcext:value-type="float">
            <text:p>782679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78" calcext:value-type="float">
            <text:p>978</text:p>
          </table:table-cell>
          <table:table-cell office:value-type="float" office:value="14248" calcext:value-type="float">
            <text:p>14248</text:p>
          </table:table-cell>
          <table:table-cell office:value-type="float" office:value="38552" calcext:value-type="float">
            <text:p>38552</text:p>
          </table:table-cell>
          <table:table-cell office:value-type="float" office:value="236415" calcext:value-type="float">
            <text:p>236415</text:p>
          </table:table-cell>
          <table:table-cell office:value-type="float" office:value="507609" calcext:value-type="float">
            <text:p>507609</text:p>
          </table:table-cell>
          <table:table-cell office:value-type="float" office:value="3206573" calcext:value-type="float">
            <text:p>3206573</text:p>
          </table:table-cell>
          <table:table-cell office:value-type="float" office:value="6534600" calcext:value-type="float">
            <text:p>6534600</text:p>
          </table:table-cell>
          <table:table-cell office:value-type="float" office:value="36666270" calcext:value-type="float">
            <text:p>36666270</text:p>
          </table:table-cell>
          <table:table-cell office:value-type="float" office:value="80430134" calcext:value-type="float">
            <text:p>804301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40369" calcext:value-type="float">
            <text:p>40369</text:p>
          </table:table-cell>
          <table:table-cell office:value-type="float" office:value="235576" calcext:value-type="float">
            <text:p>235576</text:p>
          </table:table-cell>
          <table:table-cell office:value-type="float" office:value="521159" calcext:value-type="float">
            <text:p>521159</text:p>
          </table:table-cell>
          <table:table-cell office:value-type="float" office:value="3179055" calcext:value-type="float">
            <text:p>3179055</text:p>
          </table:table-cell>
          <table:table-cell office:value-type="float" office:value="6505895" calcext:value-type="float">
            <text:p>6505895</text:p>
          </table:table-cell>
          <table:table-cell office:value-type="float" office:value="36344998" calcext:value-type="float">
            <text:p>36344998</text:p>
          </table:table-cell>
          <table:table-cell office:value-type="float" office:value="77485468" calcext:value-type="float">
            <text:p>774854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9530" calcext:value-type="float">
            <text:p>39530</text:p>
          </table:table-cell>
          <table:table-cell office:value-type="float" office:value="233272" calcext:value-type="float">
            <text:p>233272</text:p>
          </table:table-cell>
          <table:table-cell office:value-type="float" office:value="514105" calcext:value-type="float">
            <text:p>514105</text:p>
          </table:table-cell>
          <table:table-cell office:value-type="float" office:value="3072128" calcext:value-type="float">
            <text:p>3072128</text:p>
          </table:table-cell>
          <table:table-cell office:value-type="float" office:value="6441291" calcext:value-type="float">
            <text:p>6441291</text:p>
          </table:table-cell>
          <table:table-cell office:value-type="float" office:value="36786118" calcext:value-type="float">
            <text:p>36786118</text:p>
          </table:table-cell>
          <table:table-cell office:value-type="float" office:value="78961921" calcext:value-type="float">
            <text:p>789619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112" calcext:value-type="float">
            <text:p>39112</text:p>
          </table:table-cell>
          <table:table-cell office:value-type="float" office:value="244795" calcext:value-type="float">
            <text:p>244795</text:p>
          </table:table-cell>
          <table:table-cell office:value-type="float" office:value="497204" calcext:value-type="float">
            <text:p>497204</text:p>
          </table:table-cell>
          <table:table-cell office:value-type="float" office:value="3057041" calcext:value-type="float">
            <text:p>3057041</text:p>
          </table:table-cell>
          <table:table-cell office:value-type="float" office:value="6557439" calcext:value-type="float">
            <text:p>6557439</text:p>
          </table:table-cell>
          <table:table-cell office:value-type="float" office:value="36311753" calcext:value-type="float">
            <text:p>36311753</text:p>
          </table:table-cell>
          <table:table-cell office:value-type="float" office:value="77443632" calcext:value-type="float">
            <text:p>774436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39181" calcext:value-type="float">
            <text:p>39181</text:p>
          </table:table-cell>
          <table:table-cell office:value-type="float" office:value="239976" calcext:value-type="float">
            <text:p>239976</text:p>
          </table:table-cell>
          <table:table-cell office:value-type="float" office:value="516689" calcext:value-type="float">
            <text:p>516689</text:p>
          </table:table-cell>
          <table:table-cell office:value-type="float" office:value="3076876" calcext:value-type="float">
            <text:p>3076876</text:p>
          </table:table-cell>
          <table:table-cell office:value-type="float" office:value="6443666" calcext:value-type="float">
            <text:p>6443666</text:p>
          </table:table-cell>
          <table:table-cell office:value-type="float" office:value="36743026" calcext:value-type="float">
            <text:p>36743026</text:p>
          </table:table-cell>
          <table:table-cell office:value-type="float" office:value="78968207" calcext:value-type="float">
            <text:p>789682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77" calcext:value-type="float">
            <text:p>977</text:p>
          </table:table-cell>
          <table:table-cell office:value-type="float" office:value="2863" calcext:value-type="float">
            <text:p>2863</text:p>
          </table:table-cell>
          <table:table-cell office:value-type="float" office:value="49239" calcext:value-type="float">
            <text:p>49239</text:p>
          </table:table-cell>
          <table:table-cell office:value-type="float" office:value="235367" calcext:value-type="float">
            <text:p>235367</text:p>
          </table:table-cell>
          <table:table-cell office:value-type="float" office:value="516689" calcext:value-type="float">
            <text:p>516689</text:p>
          </table:table-cell>
          <table:table-cell office:value-type="float" office:value="3084769" calcext:value-type="float">
            <text:p>3084769</text:p>
          </table:table-cell>
          <table:table-cell office:value-type="float" office:value="6495069" calcext:value-type="float">
            <text:p>6495069</text:p>
          </table:table-cell>
          <table:table-cell office:value-type="float" office:value="36273270" calcext:value-type="float">
            <text:p>36273270</text:p>
          </table:table-cell>
          <table:table-cell office:value-type="float" office:value="77392718" calcext:value-type="float">
            <text:p>773927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9880" calcext:value-type="float">
            <text:p>39880</text:p>
          </table:table-cell>
          <table:table-cell office:value-type="float" office:value="278109" calcext:value-type="float">
            <text:p>278109</text:p>
          </table:table-cell>
          <table:table-cell office:value-type="float" office:value="523533" calcext:value-type="float">
            <text:p>523533</text:p>
          </table:table-cell>
          <table:table-cell office:value-type="float" office:value="3114661" calcext:value-type="float">
            <text:p>3114661</text:p>
          </table:table-cell>
          <table:table-cell office:value-type="float" office:value="6882342" calcext:value-type="float">
            <text:p>6882342</text:p>
          </table:table-cell>
          <table:table-cell office:value-type="float" office:value="36684987" calcext:value-type="float">
            <text:p>36684987</text:p>
          </table:table-cell>
          <table:table-cell office:value-type="float" office:value="78807501" calcext:value-type="float">
            <text:p>788075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39670" calcext:value-type="float">
            <text:p>39670</text:p>
          </table:table-cell>
          <table:table-cell office:value-type="float" office:value="281951" calcext:value-type="float">
            <text:p>281951</text:p>
          </table:table-cell>
          <table:table-cell office:value-type="float" office:value="501603" calcext:value-type="float">
            <text:p>501603</text:p>
          </table:table-cell>
          <table:table-cell office:value-type="float" office:value="3069194" calcext:value-type="float">
            <text:p>3069194</text:p>
          </table:table-cell>
          <table:table-cell office:value-type="float" office:value="6457914" calcext:value-type="float">
            <text:p>6457914</text:p>
          </table:table-cell>
          <table:table-cell office:value-type="float" office:value="36602085" calcext:value-type="float">
            <text:p>36602085</text:p>
          </table:table-cell>
          <table:table-cell office:value-type="float" office:value="77649875" calcext:value-type="float">
            <text:p>77649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44350" calcext:value-type="float">
            <text:p>44350</text:p>
          </table:table-cell>
          <table:table-cell office:value-type="float" office:value="265608" calcext:value-type="float">
            <text:p>265608</text:p>
          </table:table-cell>
          <table:table-cell office:value-type="float" office:value="528562" calcext:value-type="float">
            <text:p>528562</text:p>
          </table:table-cell>
          <table:table-cell office:value-type="float" office:value="3055296" calcext:value-type="float">
            <text:p>3055296</text:p>
          </table:table-cell>
          <table:table-cell office:value-type="float" office:value="7209271" calcext:value-type="float">
            <text:p>7209271</text:p>
          </table:table-cell>
          <table:table-cell office:value-type="float" office:value="36644898" calcext:value-type="float">
            <text:p>36644898</text:p>
          </table:table-cell>
          <table:table-cell office:value-type="float" office:value="77372533" calcext:value-type="float">
            <text:p>7737253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66" calcext:value-type="float">
            <text:p>1466</text:p>
          </table:table-cell>
          <table:table-cell office:value-type="float" office:value="4400" calcext:value-type="float">
            <text:p>4400</text:p>
          </table:table-cell>
          <table:table-cell office:value-type="float" office:value="39181" calcext:value-type="float">
            <text:p>39181</text:p>
          </table:table-cell>
          <table:table-cell office:value-type="float" office:value="287888" calcext:value-type="float">
            <text:p>287888</text:p>
          </table:table-cell>
          <table:table-cell office:value-type="float" office:value="514803" calcext:value-type="float">
            <text:p>514803</text:p>
          </table:table-cell>
          <table:table-cell office:value-type="float" office:value="2976863" calcext:value-type="float">
            <text:p>2976863</text:p>
          </table:table-cell>
          <table:table-cell office:value-type="float" office:value="7788748" calcext:value-type="float">
            <text:p>7788748</text:p>
          </table:table-cell>
          <table:table-cell office:value-type="float" office:value="38604378" calcext:value-type="float">
            <text:p>38604378</text:p>
          </table:table-cell>
          <table:table-cell office:value-type="float" office:value="77725443" calcext:value-type="float">
            <text:p>777254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39042" calcext:value-type="float">
            <text:p>39042</text:p>
          </table:table-cell>
          <table:table-cell office:value-type="float" office:value="270008" calcext:value-type="float">
            <text:p>270008</text:p>
          </table:table-cell>
          <table:table-cell office:value-type="float" office:value="514244" calcext:value-type="float">
            <text:p>514244</text:p>
          </table:table-cell>
          <table:table-cell office:value-type="float" office:value="3088959" calcext:value-type="float">
            <text:p>3088959</text:p>
          </table:table-cell>
          <table:table-cell office:value-type="float" office:value="6619388" calcext:value-type="float">
            <text:p>6619388</text:p>
          </table:table-cell>
          <table:table-cell office:value-type="float" office:value="36733807" calcext:value-type="float">
            <text:p>36733807</text:p>
          </table:table-cell>
          <table:table-cell office:value-type="float" office:value="79518699" calcext:value-type="float">
            <text:p>795186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39041" calcext:value-type="float">
            <text:p>39041</text:p>
          </table:table-cell>
          <table:table-cell office:value-type="float" office:value="276713" calcext:value-type="float">
            <text:p>276713</text:p>
          </table:table-cell>
          <table:table-cell office:value-type="float" office:value="511730" calcext:value-type="float">
            <text:p>511730</text:p>
          </table:table-cell>
          <table:table-cell office:value-type="float" office:value="3130375" calcext:value-type="float">
            <text:p>3130375</text:p>
          </table:table-cell>
          <table:table-cell office:value-type="float" office:value="6397082" calcext:value-type="float">
            <text:p>6397082</text:p>
          </table:table-cell>
          <table:table-cell office:value-type="float" office:value="36758321" calcext:value-type="float">
            <text:p>36758321</text:p>
          </table:table-cell>
          <table:table-cell office:value-type="float" office:value="78334044" calcext:value-type="float">
            <text:p>78334044</text:p>
          </table:table-cell>
        </table:table-row>
      </table:table>
      <table:table table:name="linkedlistslow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4629" calcext:value-type="float">
            <text:p>44629</text:p>
          </table:table-cell>
          <table:table-cell office:value-type="float" office:value="267493" calcext:value-type="float">
            <text:p>267493</text:p>
          </table:table-cell>
          <table:table-cell office:value-type="float" office:value="536174" calcext:value-type="float">
            <text:p>536174</text:p>
          </table:table-cell>
          <table:table-cell office:value-type="float" office:value="3063183" calcext:value-type="float">
            <text:p>3063183</text:p>
          </table:table-cell>
          <table:table-cell office:value-type="float" office:value="6623219" calcext:value-type="float">
            <text:p>6623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4400" calcext:value-type="float">
            <text:p>4400</text:p>
          </table:table-cell>
          <table:table-cell office:value-type="float" office:value="43371" calcext:value-type="float">
            <text:p>43371</text:p>
          </table:table-cell>
          <table:table-cell office:value-type="float" office:value="279925" calcext:value-type="float">
            <text:p>279925</text:p>
          </table:table-cell>
          <table:table-cell office:value-type="float" office:value="519970" calcext:value-type="float">
            <text:p>519970</text:p>
          </table:table-cell>
          <table:table-cell office:value-type="float" office:value="3020649" calcext:value-type="float">
            <text:p>3020649</text:p>
          </table:table-cell>
          <table:table-cell office:value-type="float" office:value="6443517" calcext:value-type="float">
            <text:p>6443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42743" calcext:value-type="float">
            <text:p>42743</text:p>
          </table:table-cell>
          <table:table-cell office:value-type="float" office:value="248287" calcext:value-type="float">
            <text:p>248287</text:p>
          </table:table-cell>
          <table:table-cell office:value-type="float" office:value="511660" calcext:value-type="float">
            <text:p>511660</text:p>
          </table:table-cell>
          <table:table-cell office:value-type="float" office:value="3041602" calcext:value-type="float">
            <text:p>3041602</text:p>
          </table:table-cell>
          <table:table-cell office:value-type="float" office:value="6557637" calcext:value-type="float">
            <text:p>6557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6305" calcext:value-type="float">
            <text:p>46305</text:p>
          </table:table-cell>
          <table:table-cell office:value-type="float" office:value="257646" calcext:value-type="float">
            <text:p>257646</text:p>
          </table:table-cell>
          <table:table-cell office:value-type="float" office:value="534707" calcext:value-type="float">
            <text:p>534707</text:p>
          </table:table-cell>
          <table:table-cell office:value-type="float" office:value="3056548" calcext:value-type="float">
            <text:p>3056548</text:p>
          </table:table-cell>
          <table:table-cell office:value-type="float" office:value="6801315" calcext:value-type="float">
            <text:p>6801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46514" calcext:value-type="float">
            <text:p>46514</text:p>
          </table:table-cell>
          <table:table-cell office:value-type="float" office:value="246192" calcext:value-type="float">
            <text:p>246192</text:p>
          </table:table-cell>
          <table:table-cell office:value-type="float" office:value="539457" calcext:value-type="float">
            <text:p>539457</text:p>
          </table:table-cell>
          <table:table-cell office:value-type="float" office:value="3091888" calcext:value-type="float">
            <text:p>3091888</text:p>
          </table:table-cell>
          <table:table-cell office:value-type="float" office:value="6717714" calcext:value-type="float">
            <text:p>6717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4001" calcext:value-type="float">
            <text:p>44001</text:p>
          </table:table-cell>
          <table:table-cell office:value-type="float" office:value="241373" calcext:value-type="float">
            <text:p>241373</text:p>
          </table:table-cell>
          <table:table-cell office:value-type="float" office:value="534498" calcext:value-type="float">
            <text:p>534498</text:p>
          </table:table-cell>
          <table:table-cell office:value-type="float" office:value="3195672" calcext:value-type="float">
            <text:p>3195672</text:p>
          </table:table-cell>
          <table:table-cell office:value-type="float" office:value="6791607" calcext:value-type="float">
            <text:p>67916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49518" calcext:value-type="float">
            <text:p>49518</text:p>
          </table:table-cell>
          <table:table-cell office:value-type="float" office:value="246820" calcext:value-type="float">
            <text:p>246820</text:p>
          </table:table-cell>
          <table:table-cell office:value-type="float" office:value="518923" calcext:value-type="float">
            <text:p>518923</text:p>
          </table:table-cell>
          <table:table-cell office:value-type="float" office:value="3293520" calcext:value-type="float">
            <text:p>3293520</text:p>
          </table:table-cell>
          <table:table-cell office:value-type="float" office:value="6514475" calcext:value-type="float">
            <text:p>6514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8" calcext:value-type="float">
            <text:p>908</text:p>
          </table:table-cell>
          <table:table-cell office:value-type="float" office:value="4330" calcext:value-type="float">
            <text:p>4330</text:p>
          </table:table-cell>
          <table:table-cell office:value-type="float" office:value="45607" calcext:value-type="float">
            <text:p>45607</text:p>
          </table:table-cell>
          <table:table-cell office:value-type="float" office:value="247239" calcext:value-type="float">
            <text:p>247239</text:p>
          </table:table-cell>
          <table:table-cell office:value-type="float" office:value="523882" calcext:value-type="float">
            <text:p>523882</text:p>
          </table:table-cell>
          <table:table-cell office:value-type="float" office:value="3089793" calcext:value-type="float">
            <text:p>3089793</text:p>
          </table:table-cell>
          <table:table-cell office:value-type="float" office:value="6554145" calcext:value-type="float">
            <text:p>6554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6" calcext:value-type="float">
            <text:p>1396</text:p>
          </table:table-cell>
          <table:table-cell office:value-type="float" office:value="4260" calcext:value-type="float">
            <text:p>4260</text:p>
          </table:table-cell>
          <table:table-cell office:value-type="float" office:value="45886" calcext:value-type="float">
            <text:p>45886</text:p>
          </table:table-cell>
          <table:table-cell office:value-type="float" office:value="248567" calcext:value-type="float">
            <text:p>248567</text:p>
          </table:table-cell>
          <table:table-cell office:value-type="float" office:value="510402" calcext:value-type="float">
            <text:p>510402</text:p>
          </table:table-cell>
          <table:table-cell office:value-type="float" office:value="3017367" calcext:value-type="float">
            <text:p>3017367</text:p>
          </table:table-cell>
          <table:table-cell office:value-type="float" office:value="6708635" calcext:value-type="float">
            <text:p>6708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2254" calcext:value-type="float">
            <text:p>42254</text:p>
          </table:table-cell>
          <table:table-cell office:value-type="float" office:value="250382" calcext:value-type="float">
            <text:p>250382</text:p>
          </table:table-cell>
          <table:table-cell office:value-type="float" office:value="523114" calcext:value-type="float">
            <text:p>523114</text:p>
          </table:table-cell>
          <table:table-cell office:value-type="float" office:value="3069678" calcext:value-type="float">
            <text:p>3069678</text:p>
          </table:table-cell>
          <table:table-cell office:value-type="float" office:value="6481230" calcext:value-type="float">
            <text:p>6481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7" calcext:value-type="float">
            <text:p>1397</text:p>
          </table:table-cell>
          <table:table-cell office:value-type="float" office:value="4819" calcext:value-type="float">
            <text:p>4819</text:p>
          </table:table-cell>
          <table:table-cell office:value-type="float" office:value="40369" calcext:value-type="float">
            <text:p>40369</text:p>
          </table:table-cell>
          <table:table-cell office:value-type="float" office:value="244306" calcext:value-type="float">
            <text:p>244306</text:p>
          </table:table-cell>
          <table:table-cell office:value-type="float" office:value="525279" calcext:value-type="float">
            <text:p>525279</text:p>
          </table:table-cell>
          <table:table-cell office:value-type="float" office:value="3066326" calcext:value-type="float">
            <text:p>3066326</text:p>
          </table:table-cell>
          <table:table-cell office:value-type="float" office:value="6473688" calcext:value-type="float">
            <text:p>6473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7" calcext:value-type="float">
            <text:p>977</text:p>
          </table:table-cell>
          <table:table-cell office:value-type="float" office:value="4330" calcext:value-type="float">
            <text:p>4330</text:p>
          </table:table-cell>
          <table:table-cell office:value-type="float" office:value="41485" calcext:value-type="float">
            <text:p>41485</text:p>
          </table:table-cell>
          <table:table-cell office:value-type="float" office:value="358986" calcext:value-type="float">
            <text:p>358986</text:p>
          </table:table-cell>
          <table:table-cell office:value-type="float" office:value="527933" calcext:value-type="float">
            <text:p>527933</text:p>
          </table:table-cell>
          <table:table-cell office:value-type="float" office:value="3085462" calcext:value-type="float">
            <text:p>3085462</text:p>
          </table:table-cell>
          <table:table-cell office:value-type="float" office:value="6570908" calcext:value-type="float">
            <text:p>6570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0578" calcext:value-type="float">
            <text:p>40578</text:p>
          </table:table-cell>
          <table:table-cell office:value-type="float" office:value="240325" calcext:value-type="float">
            <text:p>240325</text:p>
          </table:table-cell>
          <table:table-cell office:value-type="float" office:value="529190" calcext:value-type="float">
            <text:p>529190</text:p>
          </table:table-cell>
          <table:table-cell office:value-type="float" office:value="3103203" calcext:value-type="float">
            <text:p>3103203</text:p>
          </table:table-cell>
          <table:table-cell office:value-type="float" office:value="6575517" calcext:value-type="float">
            <text:p>65755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40439" calcext:value-type="float">
            <text:p>40439</text:p>
          </table:table-cell>
          <table:table-cell office:value-type="float" office:value="250033" calcext:value-type="float">
            <text:p>250033</text:p>
          </table:table-cell>
          <table:table-cell office:value-type="float" office:value="542599" calcext:value-type="float">
            <text:p>542599</text:p>
          </table:table-cell>
          <table:table-cell office:value-type="float" office:value="3054383" calcext:value-type="float">
            <text:p>3054383</text:p>
          </table:table-cell>
          <table:table-cell office:value-type="float" office:value="6565181" calcext:value-type="float">
            <text:p>6565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40648" calcext:value-type="float">
            <text:p>40648</text:p>
          </table:table-cell>
          <table:table-cell office:value-type="float" office:value="247588" calcext:value-type="float">
            <text:p>247588</text:p>
          </table:table-cell>
          <table:table-cell office:value-type="float" office:value="515431" calcext:value-type="float">
            <text:p>515431</text:p>
          </table:table-cell>
          <table:table-cell office:value-type="float" office:value="3069190" calcext:value-type="float">
            <text:p>3069190</text:p>
          </table:table-cell>
          <table:table-cell office:value-type="float" office:value="6640958" calcext:value-type="float">
            <text:p>6640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0019" calcext:value-type="float">
            <text:p>40019</text:p>
          </table:table-cell>
          <table:table-cell office:value-type="float" office:value="245004" calcext:value-type="float">
            <text:p>245004</text:p>
          </table:table-cell>
          <table:table-cell office:value-type="float" office:value="511171" calcext:value-type="float">
            <text:p>511171</text:p>
          </table:table-cell>
          <table:table-cell office:value-type="float" office:value="3048167" calcext:value-type="float">
            <text:p>3048167</text:p>
          </table:table-cell>
          <table:table-cell office:value-type="float" office:value="6641657" calcext:value-type="float">
            <text:p>6641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0997" calcext:value-type="float">
            <text:p>40997</text:p>
          </table:table-cell>
          <table:table-cell office:value-type="float" office:value="255969" calcext:value-type="float">
            <text:p>255969</text:p>
          </table:table-cell>
          <table:table-cell office:value-type="float" office:value="509006" calcext:value-type="float">
            <text:p>509006</text:p>
          </table:table-cell>
          <table:table-cell office:value-type="float" office:value="3104460" calcext:value-type="float">
            <text:p>3104460</text:p>
          </table:table-cell>
          <table:table-cell office:value-type="float" office:value="6561199" calcext:value-type="float">
            <text:p>6561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0369" calcext:value-type="float">
            <text:p>40369</text:p>
          </table:table-cell>
          <table:table-cell office:value-type="float" office:value="242839" calcext:value-type="float">
            <text:p>242839</text:p>
          </table:table-cell>
          <table:table-cell office:value-type="float" office:value="513824" calcext:value-type="float">
            <text:p>513824</text:p>
          </table:table-cell>
          <table:table-cell office:value-type="float" office:value="2984751" calcext:value-type="float">
            <text:p>2984751</text:p>
          </table:table-cell>
          <table:table-cell office:value-type="float" office:value="6362151" calcext:value-type="float">
            <text:p>6362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7" calcext:value-type="float">
            <text:p>1467</text:p>
          </table:table-cell>
          <table:table-cell office:value-type="float" office:value="3702" calcext:value-type="float">
            <text:p>3702</text:p>
          </table:table-cell>
          <table:table-cell office:value-type="float" office:value="41905" calcext:value-type="float">
            <text:p>41905</text:p>
          </table:table-cell>
          <table:table-cell office:value-type="float" office:value="242839" calcext:value-type="float">
            <text:p>242839</text:p>
          </table:table-cell>
          <table:table-cell office:value-type="float" office:value="511450" calcext:value-type="float">
            <text:p>511450</text:p>
          </table:table-cell>
          <table:table-cell office:value-type="float" office:value="3077920" calcext:value-type="float">
            <text:p>3077920</text:p>
          </table:table-cell>
          <table:table-cell office:value-type="float" office:value="7123355" calcext:value-type="float">
            <text:p>71233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6" calcext:value-type="float">
            <text:p>1466</text:p>
          </table:table-cell>
          <table:table-cell office:value-type="float" office:value="3911" calcext:value-type="float">
            <text:p>3911</text:p>
          </table:table-cell>
          <table:table-cell office:value-type="float" office:value="40438" calcext:value-type="float">
            <text:p>40438</text:p>
          </table:table-cell>
          <table:table-cell office:value-type="float" office:value="244585" calcext:value-type="float">
            <text:p>244585</text:p>
          </table:table-cell>
          <table:table-cell office:value-type="float" office:value="509564" calcext:value-type="float">
            <text:p>509564</text:p>
          </table:table-cell>
          <table:table-cell office:value-type="float" office:value="3064510" calcext:value-type="float">
            <text:p>3064510</text:p>
          </table:table-cell>
          <table:table-cell office:value-type="float" office:value="6475643" calcext:value-type="float">
            <text:p>6475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8" calcext:value-type="float">
            <text:p>908</text:p>
          </table:table-cell>
          <table:table-cell office:value-type="float" office:value="3841" calcext:value-type="float">
            <text:p>3841</text:p>
          </table:table-cell>
          <table:table-cell office:value-type="float" office:value="41137" calcext:value-type="float">
            <text:p>41137</text:p>
          </table:table-cell>
          <table:table-cell office:value-type="float" office:value="241163" calcext:value-type="float">
            <text:p>241163</text:p>
          </table:table-cell>
          <table:table-cell office:value-type="float" office:value="513545" calcext:value-type="float">
            <text:p>513545</text:p>
          </table:table-cell>
          <table:table-cell office:value-type="float" office:value="3099920" calcext:value-type="float">
            <text:p>3099920</text:p>
          </table:table-cell>
          <table:table-cell office:value-type="float" office:value="6553378" calcext:value-type="float">
            <text:p>65533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0159" calcext:value-type="float">
            <text:p>40159</text:p>
          </table:table-cell>
          <table:table-cell office:value-type="float" office:value="248357" calcext:value-type="float">
            <text:p>248357</text:p>
          </table:table-cell>
          <table:table-cell office:value-type="float" office:value="518574" calcext:value-type="float">
            <text:p>518574</text:p>
          </table:table-cell>
          <table:table-cell office:value-type="float" office:value="3086510" calcext:value-type="float">
            <text:p>3086510</text:p>
          </table:table-cell>
          <table:table-cell office:value-type="float" office:value="9085415" calcext:value-type="float">
            <text:p>90854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2464" calcext:value-type="float">
            <text:p>42464</text:p>
          </table:table-cell>
          <table:table-cell office:value-type="float" office:value="239277" calcext:value-type="float">
            <text:p>239277</text:p>
          </table:table-cell>
          <table:table-cell office:value-type="float" office:value="508167" calcext:value-type="float">
            <text:p>508167</text:p>
          </table:table-cell>
          <table:table-cell office:value-type="float" office:value="2966522" calcext:value-type="float">
            <text:p>2966522</text:p>
          </table:table-cell>
          <table:table-cell office:value-type="float" office:value="6865220" calcext:value-type="float">
            <text:p>6865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41835" calcext:value-type="float">
            <text:p>41835</text:p>
          </table:table-cell>
          <table:table-cell office:value-type="float" office:value="242839" calcext:value-type="float">
            <text:p>242839</text:p>
          </table:table-cell>
          <table:table-cell office:value-type="float" office:value="519831" calcext:value-type="float">
            <text:p>519831</text:p>
          </table:table-cell>
          <table:table-cell office:value-type="float" office:value="3032942" calcext:value-type="float">
            <text:p>3032942</text:p>
          </table:table-cell>
          <table:table-cell office:value-type="float" office:value="6426824" calcext:value-type="float">
            <text:p>64268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39670" calcext:value-type="float">
            <text:p>39670</text:p>
          </table:table-cell>
          <table:table-cell office:value-type="float" office:value="244305" calcext:value-type="float">
            <text:p>244305</text:p>
          </table:table-cell>
          <table:table-cell office:value-type="float" office:value="526257" calcext:value-type="float">
            <text:p>526257</text:p>
          </table:table-cell>
          <table:table-cell office:value-type="float" office:value="3064860" calcext:value-type="float">
            <text:p>3064860</text:p>
          </table:table-cell>
          <table:table-cell office:value-type="float" office:value="6576984" calcext:value-type="float">
            <text:p>6576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8901" calcext:value-type="float">
            <text:p>38901</text:p>
          </table:table-cell>
          <table:table-cell office:value-type="float" office:value="240325" calcext:value-type="float">
            <text:p>240325</text:p>
          </table:table-cell>
          <table:table-cell office:value-type="float" office:value="528491" calcext:value-type="float">
            <text:p>528491</text:p>
          </table:table-cell>
          <table:table-cell office:value-type="float" office:value="2997950" calcext:value-type="float">
            <text:p>2997950</text:p>
          </table:table-cell>
          <table:table-cell office:value-type="float" office:value="6906637" calcext:value-type="float">
            <text:p>69066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1067" calcext:value-type="float">
            <text:p>41067</text:p>
          </table:table-cell>
          <table:table-cell office:value-type="float" office:value="249194" calcext:value-type="float">
            <text:p>249194</text:p>
          </table:table-cell>
          <table:table-cell office:value-type="float" office:value="517945" calcext:value-type="float">
            <text:p>517945</text:p>
          </table:table-cell>
          <table:table-cell office:value-type="float" office:value="2974973" calcext:value-type="float">
            <text:p>2974973</text:p>
          </table:table-cell>
          <table:table-cell office:value-type="float" office:value="7067202" calcext:value-type="float">
            <text:p>7067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45257" calcext:value-type="float">
            <text:p>45257</text:p>
          </table:table-cell>
          <table:table-cell office:value-type="float" office:value="249055" calcext:value-type="float">
            <text:p>249055</text:p>
          </table:table-cell>
          <table:table-cell office:value-type="float" office:value="506561" calcext:value-type="float">
            <text:p>506561</text:p>
          </table:table-cell>
          <table:table-cell office:value-type="float" office:value="3075475" calcext:value-type="float">
            <text:p>3075475</text:p>
          </table:table-cell>
          <table:table-cell office:value-type="float" office:value="6667848" calcext:value-type="float">
            <text:p>66678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67" calcext:value-type="float">
            <text:p>1467</text:p>
          </table:table-cell>
          <table:table-cell office:value-type="float" office:value="4190" calcext:value-type="float">
            <text:p>4190</text:p>
          </table:table-cell>
          <table:table-cell office:value-type="float" office:value="46864" calcext:value-type="float">
            <text:p>46864</text:p>
          </table:table-cell>
          <table:table-cell office:value-type="float" office:value="239976" calcext:value-type="float">
            <text:p>239976</text:p>
          </table:table-cell>
          <table:table-cell office:value-type="float" office:value="516130" calcext:value-type="float">
            <text:p>516130</text:p>
          </table:table-cell>
          <table:table-cell office:value-type="float" office:value="2986776" calcext:value-type="float">
            <text:p>2986776</text:p>
          </table:table-cell>
          <table:table-cell office:value-type="float" office:value="6912991" calcext:value-type="float">
            <text:p>69129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48750" calcext:value-type="float">
            <text:p>48750</text:p>
          </table:table-cell>
          <table:table-cell office:value-type="float" office:value="243747" calcext:value-type="float">
            <text:p>243747</text:p>
          </table:table-cell>
          <table:table-cell office:value-type="float" office:value="509006" calcext:value-type="float">
            <text:p>509006</text:p>
          </table:table-cell>
          <table:table-cell office:value-type="float" office:value="2993970" calcext:value-type="float">
            <text:p>2993970</text:p>
          </table:table-cell>
          <table:table-cell office:value-type="float" office:value="6627829" calcext:value-type="float">
            <text:p>66278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48261" calcext:value-type="float">
            <text:p>48261</text:p>
          </table:table-cell>
          <table:table-cell office:value-type="float" office:value="243817" calcext:value-type="float">
            <text:p>243817</text:p>
          </table:table-cell>
          <table:table-cell office:value-type="float" office:value="525419" calcext:value-type="float">
            <text:p>525419</text:p>
          </table:table-cell>
          <table:table-cell office:value-type="float" office:value="3071215" calcext:value-type="float">
            <text:p>3071215</text:p>
          </table:table-cell>
          <table:table-cell office:value-type="float" office:value="6543529" calcext:value-type="float">
            <text:p>65435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49867" calcext:value-type="float">
            <text:p>49867</text:p>
          </table:table-cell>
          <table:table-cell office:value-type="float" office:value="242211" calcext:value-type="float">
            <text:p>242211</text:p>
          </table:table-cell>
          <table:table-cell office:value-type="float" office:value="521647" calcext:value-type="float">
            <text:p>521647</text:p>
          </table:table-cell>
          <table:table-cell office:value-type="float" office:value="3071005" calcext:value-type="float">
            <text:p>3071005</text:p>
          </table:table-cell>
          <table:table-cell office:value-type="float" office:value="6813537" calcext:value-type="float">
            <text:p>6813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47143" calcext:value-type="float">
            <text:p>47143</text:p>
          </table:table-cell>
          <table:table-cell office:value-type="float" office:value="248148" calcext:value-type="float">
            <text:p>248148</text:p>
          </table:table-cell>
          <table:table-cell office:value-type="float" office:value="529120" calcext:value-type="float">
            <text:p>529120</text:p>
          </table:table-cell>
          <table:table-cell office:value-type="float" office:value="3030776" calcext:value-type="float">
            <text:p>3030776</text:p>
          </table:table-cell>
          <table:table-cell office:value-type="float" office:value="6454761" calcext:value-type="float">
            <text:p>6454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45886" calcext:value-type="float">
            <text:p>45886</text:p>
          </table:table-cell>
          <table:table-cell office:value-type="float" office:value="239556" calcext:value-type="float">
            <text:p>239556</text:p>
          </table:table-cell>
          <table:table-cell office:value-type="float" office:value="537711" calcext:value-type="float">
            <text:p>537711</text:p>
          </table:table-cell>
          <table:table-cell office:value-type="float" office:value="3043069" calcext:value-type="float">
            <text:p>3043069</text:p>
          </table:table-cell>
          <table:table-cell office:value-type="float" office:value="6513567" calcext:value-type="float">
            <text:p>65135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67" calcext:value-type="float">
            <text:p>1467</text:p>
          </table:table-cell>
          <table:table-cell office:value-type="float" office:value="4121" calcext:value-type="float">
            <text:p>4121</text:p>
          </table:table-cell>
          <table:table-cell office:value-type="float" office:value="40578" calcext:value-type="float">
            <text:p>40578</text:p>
          </table:table-cell>
          <table:table-cell office:value-type="float" office:value="245144" calcext:value-type="float">
            <text:p>245144</text:p>
          </table:table-cell>
          <table:table-cell office:value-type="float" office:value="530657" calcext:value-type="float">
            <text:p>530657</text:p>
          </table:table-cell>
          <table:table-cell office:value-type="float" office:value="2996066" calcext:value-type="float">
            <text:p>2996066</text:p>
          </table:table-cell>
          <table:table-cell office:value-type="float" office:value="6536476" calcext:value-type="float">
            <text:p>65364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40438" calcext:value-type="float">
            <text:p>40438</text:p>
          </table:table-cell>
          <table:table-cell office:value-type="float" office:value="241163" calcext:value-type="float">
            <text:p>241163</text:p>
          </table:table-cell>
          <table:table-cell office:value-type="float" office:value="591978" calcext:value-type="float">
            <text:p>591978</text:p>
          </table:table-cell>
          <table:table-cell office:value-type="float" office:value="3065487" calcext:value-type="float">
            <text:p>3065487</text:p>
          </table:table-cell>
          <table:table-cell office:value-type="float" office:value="6514405" calcext:value-type="float">
            <text:p>65144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41556" calcext:value-type="float">
            <text:p>41556</text:p>
          </table:table-cell>
          <table:table-cell office:value-type="float" office:value="250242" calcext:value-type="float">
            <text:p>250242</text:p>
          </table:table-cell>
          <table:table-cell office:value-type="float" office:value="553006" calcext:value-type="float">
            <text:p>553006</text:p>
          </table:table-cell>
          <table:table-cell office:value-type="float" office:value="3060739" calcext:value-type="float">
            <text:p>3060739</text:p>
          </table:table-cell>
          <table:table-cell office:value-type="float" office:value="6472571" calcext:value-type="float">
            <text:p>64725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40718" calcext:value-type="float">
            <text:p>40718</text:p>
          </table:table-cell>
          <table:table-cell office:value-type="float" office:value="241372" calcext:value-type="float">
            <text:p>241372</text:p>
          </table:table-cell>
          <table:table-cell office:value-type="float" office:value="597844" calcext:value-type="float">
            <text:p>597844</text:p>
          </table:table-cell>
          <table:table-cell office:value-type="float" office:value="3055571" calcext:value-type="float">
            <text:p>3055571</text:p>
          </table:table-cell>
          <table:table-cell office:value-type="float" office:value="6497294" calcext:value-type="float">
            <text:p>64972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40438" calcext:value-type="float">
            <text:p>40438</text:p>
          </table:table-cell>
          <table:table-cell office:value-type="float" office:value="250173" calcext:value-type="float">
            <text:p>250173</text:p>
          </table:table-cell>
          <table:table-cell office:value-type="float" office:value="527165" calcext:value-type="float">
            <text:p>527165</text:p>
          </table:table-cell>
          <table:table-cell office:value-type="float" office:value="3043069" calcext:value-type="float">
            <text:p>3043069</text:p>
          </table:table-cell>
          <table:table-cell office:value-type="float" office:value="6438767" calcext:value-type="float">
            <text:p>64387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41416" calcext:value-type="float">
            <text:p>41416</text:p>
          </table:table-cell>
          <table:table-cell office:value-type="float" office:value="245423" calcext:value-type="float">
            <text:p>245423</text:p>
          </table:table-cell>
          <table:table-cell office:value-type="float" office:value="573679" calcext:value-type="float">
            <text:p>573679</text:p>
          </table:table-cell>
          <table:table-cell office:value-type="float" office:value="3065488" calcext:value-type="float">
            <text:p>3065488</text:p>
          </table:table-cell>
          <table:table-cell office:value-type="float" office:value="6462374" calcext:value-type="float">
            <text:p>64623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772" calcext:value-type="float">
            <text:p>3772</text:p>
          </table:table-cell>
          <table:table-cell office:value-type="float" office:value="40648" calcext:value-type="float">
            <text:p>40648</text:p>
          </table:table-cell>
          <table:table-cell office:value-type="float" office:value="268331" calcext:value-type="float">
            <text:p>268331</text:p>
          </table:table-cell>
          <table:table-cell office:value-type="float" office:value="549723" calcext:value-type="float">
            <text:p>549723</text:p>
          </table:table-cell>
          <table:table-cell office:value-type="float" office:value="2997882" calcext:value-type="float">
            <text:p>2997882</text:p>
          </table:table-cell>
          <table:table-cell office:value-type="float" office:value="6618400" calcext:value-type="float">
            <text:p>66184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39112" calcext:value-type="float">
            <text:p>39112</text:p>
          </table:table-cell>
          <table:table-cell office:value-type="float" office:value="248915" calcext:value-type="float">
            <text:p>248915</text:p>
          </table:table-cell>
          <table:table-cell office:value-type="float" office:value="528422" calcext:value-type="float">
            <text:p>528422</text:p>
          </table:table-cell>
          <table:table-cell office:value-type="float" office:value="3150555" calcext:value-type="float">
            <text:p>3150555</text:p>
          </table:table-cell>
          <table:table-cell office:value-type="float" office:value="6628038" calcext:value-type="float">
            <text:p>66280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40578" calcext:value-type="float">
            <text:p>40578</text:p>
          </table:table-cell>
          <table:table-cell office:value-type="float" office:value="242281" calcext:value-type="float">
            <text:p>242281</text:p>
          </table:table-cell>
          <table:table-cell office:value-type="float" office:value="501463" calcext:value-type="float">
            <text:p>501463</text:p>
          </table:table-cell>
          <table:table-cell office:value-type="float" office:value="2972389" calcext:value-type="float">
            <text:p>2972389</text:p>
          </table:table-cell>
          <table:table-cell office:value-type="float" office:value="6613790" calcext:value-type="float">
            <text:p>66137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0439" calcext:value-type="float">
            <text:p>40439</text:p>
          </table:table-cell>
          <table:table-cell office:value-type="float" office:value="252059" calcext:value-type="float">
            <text:p>252059</text:p>
          </table:table-cell>
          <table:table-cell office:value-type="float" office:value="519691" calcext:value-type="float">
            <text:p>519691</text:p>
          </table:table-cell>
          <table:table-cell office:value-type="float" office:value="3020719" calcext:value-type="float">
            <text:p>3020719</text:p>
          </table:table-cell>
          <table:table-cell office:value-type="float" office:value="6463701" calcext:value-type="float">
            <text:p>64637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40438" calcext:value-type="float">
            <text:p>40438</text:p>
          </table:table-cell>
          <table:table-cell office:value-type="float" office:value="248357" calcext:value-type="float">
            <text:p>248357</text:p>
          </table:table-cell>
          <table:table-cell office:value-type="float" office:value="511939" calcext:value-type="float">
            <text:p>511939</text:p>
          </table:table-cell>
          <table:table-cell office:value-type="float" office:value="3017995" calcext:value-type="float">
            <text:p>3017995</text:p>
          </table:table-cell>
          <table:table-cell office:value-type="float" office:value="6481371" calcext:value-type="float">
            <text:p>64813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6" calcext:value-type="float">
            <text:p>1466</text:p>
          </table:table-cell>
          <table:table-cell office:value-type="float" office:value="4190" calcext:value-type="float">
            <text:p>4190</text:p>
          </table:table-cell>
          <table:table-cell office:value-type="float" office:value="40368" calcext:value-type="float">
            <text:p>40368</text:p>
          </table:table-cell>
          <table:table-cell office:value-type="float" office:value="245564" calcext:value-type="float">
            <text:p>245564</text:p>
          </table:table-cell>
          <table:table-cell office:value-type="float" office:value="522415" calcext:value-type="float">
            <text:p>522415</text:p>
          </table:table-cell>
          <table:table-cell office:value-type="float" office:value="3033431" calcext:value-type="float">
            <text:p>3033431</text:p>
          </table:table-cell>
          <table:table-cell office:value-type="float" office:value="6554006" calcext:value-type="float">
            <text:p>65540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41066" calcext:value-type="float">
            <text:p>41066</text:p>
          </table:table-cell>
          <table:table-cell office:value-type="float" office:value="233760" calcext:value-type="float">
            <text:p>233760</text:p>
          </table:table-cell>
          <table:table-cell office:value-type="float" office:value="552656" calcext:value-type="float">
            <text:p>552656</text:p>
          </table:table-cell>
          <table:table-cell office:value-type="float" office:value="3033221" calcext:value-type="float">
            <text:p>3033221</text:p>
          </table:table-cell>
          <table:table-cell office:value-type="float" office:value="6420678" calcext:value-type="float">
            <text:p>64206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9950" calcext:value-type="float">
            <text:p>39950</text:p>
          </table:table-cell>
          <table:table-cell office:value-type="float" office:value="240535" calcext:value-type="float">
            <text:p>240535</text:p>
          </table:table-cell>
          <table:table-cell office:value-type="float" office:value="533101" calcext:value-type="float">
            <text:p>533101</text:p>
          </table:table-cell>
          <table:table-cell office:value-type="float" office:value="3056199" calcext:value-type="float">
            <text:p>3056199</text:p>
          </table:table-cell>
          <table:table-cell office:value-type="float" office:value="6565879" calcext:value-type="float">
            <text:p>65658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9041" calcext:value-type="float">
            <text:p>39041</text:p>
          </table:table-cell>
          <table:table-cell office:value-type="float" office:value="246192" calcext:value-type="float">
            <text:p>246192</text:p>
          </table:table-cell>
          <table:table-cell office:value-type="float" office:value="531285" calcext:value-type="float">
            <text:p>531285</text:p>
          </table:table-cell>
          <table:table-cell office:value-type="float" office:value="3122129" calcext:value-type="float">
            <text:p>3122129</text:p>
          </table:table-cell>
          <table:table-cell office:value-type="float" office:value="6748095" calcext:value-type="float">
            <text:p>67480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40648" calcext:value-type="float">
            <text:p>40648</text:p>
          </table:table-cell>
          <table:table-cell office:value-type="float" office:value="259532" calcext:value-type="float">
            <text:p>259532</text:p>
          </table:table-cell>
          <table:table-cell office:value-type="float" office:value="606155" calcext:value-type="float">
            <text:p>606155</text:p>
          </table:table-cell>
          <table:table-cell office:value-type="float" office:value="3037342" calcext:value-type="float">
            <text:p>3037342</text:p>
          </table:table-cell>
          <table:table-cell office:value-type="float" office:value="6500717" calcext:value-type="float">
            <text:p>65007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40020" calcext:value-type="float">
            <text:p>40020</text:p>
          </table:table-cell>
          <table:table-cell office:value-type="float" office:value="313868" calcext:value-type="float">
            <text:p>313868</text:p>
          </table:table-cell>
          <table:table-cell office:value-type="float" office:value="513335" calcext:value-type="float">
            <text:p>513335</text:p>
          </table:table-cell>
          <table:table-cell office:value-type="float" office:value="2982306" calcext:value-type="float">
            <text:p>2982306</text:p>
          </table:table-cell>
          <table:table-cell office:value-type="float" office:value="6393160" calcext:value-type="float">
            <text:p>63931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40089" calcext:value-type="float">
            <text:p>40089</text:p>
          </table:table-cell>
          <table:table-cell office:value-type="float" office:value="253246" calcext:value-type="float">
            <text:p>253246</text:p>
          </table:table-cell>
          <table:table-cell office:value-type="float" office:value="531634" calcext:value-type="float">
            <text:p>531634</text:p>
          </table:table-cell>
          <table:table-cell office:value-type="float" office:value="3106275" calcext:value-type="float">
            <text:p>3106275</text:p>
          </table:table-cell>
          <table:table-cell office:value-type="float" office:value="6539828" calcext:value-type="float">
            <text:p>65398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9041" calcext:value-type="float">
            <text:p>39041</text:p>
          </table:table-cell>
          <table:table-cell office:value-type="float" office:value="267493" calcext:value-type="float">
            <text:p>267493</text:p>
          </table:table-cell>
          <table:table-cell office:value-type="float" office:value="538688" calcext:value-type="float">
            <text:p>538688</text:p>
          </table:table-cell>
          <table:table-cell office:value-type="float" office:value="3016598" calcext:value-type="float">
            <text:p>3016598</text:p>
          </table:table-cell>
          <table:table-cell office:value-type="float" office:value="6663168" calcext:value-type="float">
            <text:p>66631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39601" calcext:value-type="float">
            <text:p>39601</text:p>
          </table:table-cell>
          <table:table-cell office:value-type="float" office:value="289354" calcext:value-type="float">
            <text:p>289354</text:p>
          </table:table-cell>
          <table:table-cell office:value-type="float" office:value="525139" calcext:value-type="float">
            <text:p>525139</text:p>
          </table:table-cell>
          <table:table-cell office:value-type="float" office:value="3062554" calcext:value-type="float">
            <text:p>3062554</text:p>
          </table:table-cell>
          <table:table-cell office:value-type="float" office:value="6536685" calcext:value-type="float">
            <text:p>65366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50731" calcext:value-type="float">
            <text:p>250731</text:p>
          </table:table-cell>
          <table:table-cell office:value-type="float" office:value="511100" calcext:value-type="float">
            <text:p>511100</text:p>
          </table:table-cell>
          <table:table-cell office:value-type="float" office:value="2998859" calcext:value-type="float">
            <text:p>2998859</text:p>
          </table:table-cell>
          <table:table-cell office:value-type="float" office:value="6700743" calcext:value-type="float">
            <text:p>67007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40438" calcext:value-type="float">
            <text:p>40438</text:p>
          </table:table-cell>
          <table:table-cell office:value-type="float" office:value="254852" calcext:value-type="float">
            <text:p>254852</text:p>
          </table:table-cell>
          <table:table-cell office:value-type="float" office:value="529539" calcext:value-type="float">
            <text:p>529539</text:p>
          </table:table-cell>
          <table:table-cell office:value-type="float" office:value="2990408" calcext:value-type="float">
            <text:p>2990408</text:p>
          </table:table-cell>
          <table:table-cell office:value-type="float" office:value="6673784" calcext:value-type="float">
            <text:p>66737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9530" calcext:value-type="float">
            <text:p>39530</text:p>
          </table:table-cell>
          <table:table-cell office:value-type="float" office:value="246471" calcext:value-type="float">
            <text:p>246471</text:p>
          </table:table-cell>
          <table:table-cell office:value-type="float" office:value="515012" calcext:value-type="float">
            <text:p>515012</text:p>
          </table:table-cell>
          <table:table-cell office:value-type="float" office:value="3011570" calcext:value-type="float">
            <text:p>3011570</text:p>
          </table:table-cell>
          <table:table-cell office:value-type="float" office:value="6468101" calcext:value-type="float">
            <text:p>6468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6" calcext:value-type="float">
            <text:p>1396</text:p>
          </table:table-cell>
          <table:table-cell office:value-type="float" office:value="3911" calcext:value-type="float">
            <text:p>3911</text:p>
          </table:table-cell>
          <table:table-cell office:value-type="float" office:value="40648" calcext:value-type="float">
            <text:p>40648</text:p>
          </table:table-cell>
          <table:table-cell office:value-type="float" office:value="244445" calcext:value-type="float">
            <text:p>244445</text:p>
          </table:table-cell>
          <table:table-cell office:value-type="float" office:value="534009" calcext:value-type="float">
            <text:p>534009</text:p>
          </table:table-cell>
          <table:table-cell office:value-type="float" office:value="3011500" calcext:value-type="float">
            <text:p>3011500</text:p>
          </table:table-cell>
          <table:table-cell office:value-type="float" office:value="6426195" calcext:value-type="float">
            <text:p>64261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4489" calcext:value-type="float">
            <text:p>44489</text:p>
          </table:table-cell>
          <table:table-cell office:value-type="float" office:value="240325" calcext:value-type="float">
            <text:p>240325</text:p>
          </table:table-cell>
          <table:table-cell office:value-type="float" office:value="526606" calcext:value-type="float">
            <text:p>526606</text:p>
          </table:table-cell>
          <table:table-cell office:value-type="float" office:value="3057455" calcext:value-type="float">
            <text:p>3057455</text:p>
          </table:table-cell>
          <table:table-cell office:value-type="float" office:value="6537872" calcext:value-type="float">
            <text:p>65378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40578" calcext:value-type="float">
            <text:p>40578</text:p>
          </table:table-cell>
          <table:table-cell office:value-type="float" office:value="241024" calcext:value-type="float">
            <text:p>241024</text:p>
          </table:table-cell>
          <table:table-cell office:value-type="float" office:value="528073" calcext:value-type="float">
            <text:p>528073</text:p>
          </table:table-cell>
          <table:table-cell office:value-type="float" office:value="3141406" calcext:value-type="float">
            <text:p>3141406</text:p>
          </table:table-cell>
          <table:table-cell office:value-type="float" office:value="6699137" calcext:value-type="float">
            <text:p>6699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0439" calcext:value-type="float">
            <text:p>40439</text:p>
          </table:table-cell>
          <table:table-cell office:value-type="float" office:value="247658" calcext:value-type="float">
            <text:p>247658</text:p>
          </table:table-cell>
          <table:table-cell office:value-type="float" office:value="521647" calcext:value-type="float">
            <text:p>521647</text:p>
          </table:table-cell>
          <table:table-cell office:value-type="float" office:value="3005982" calcext:value-type="float">
            <text:p>3005982</text:p>
          </table:table-cell>
          <table:table-cell office:value-type="float" office:value="6529491" calcext:value-type="float">
            <text:p>65294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4191" calcext:value-type="float">
            <text:p>4191</text:p>
          </table:table-cell>
          <table:table-cell office:value-type="float" office:value="39461" calcext:value-type="float">
            <text:p>39461</text:p>
          </table:table-cell>
          <table:table-cell office:value-type="float" office:value="250452" calcext:value-type="float">
            <text:p>250452</text:p>
          </table:table-cell>
          <table:table-cell office:value-type="float" office:value="511450" calcext:value-type="float">
            <text:p>511450</text:p>
          </table:table-cell>
          <table:table-cell office:value-type="float" office:value="3008846" calcext:value-type="float">
            <text:p>3008846</text:p>
          </table:table-cell>
          <table:table-cell office:value-type="float" office:value="6457694" calcext:value-type="float">
            <text:p>64576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40857" calcext:value-type="float">
            <text:p>40857</text:p>
          </table:table-cell>
          <table:table-cell office:value-type="float" office:value="239348" calcext:value-type="float">
            <text:p>239348</text:p>
          </table:table-cell>
          <table:table-cell office:value-type="float" office:value="520111" calcext:value-type="float">
            <text:p>520111</text:p>
          </table:table-cell>
          <table:table-cell office:value-type="float" office:value="3040485" calcext:value-type="float">
            <text:p>3040485</text:p>
          </table:table-cell>
          <table:table-cell office:value-type="float" office:value="6903073" calcext:value-type="float">
            <text:p>69030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1975" calcext:value-type="float">
            <text:p>41975</text:p>
          </table:table-cell>
          <table:table-cell office:value-type="float" office:value="243887" calcext:value-type="float">
            <text:p>243887</text:p>
          </table:table-cell>
          <table:table-cell office:value-type="float" office:value="550003" calcext:value-type="float">
            <text:p>550003</text:p>
          </table:table-cell>
          <table:table-cell office:value-type="float" office:value="3033849" calcext:value-type="float">
            <text:p>3033849</text:p>
          </table:table-cell>
          <table:table-cell office:value-type="float" office:value="6644869" calcext:value-type="float">
            <text:p>6644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40508" calcext:value-type="float">
            <text:p>40508</text:p>
          </table:table-cell>
          <table:table-cell office:value-type="float" office:value="245144" calcext:value-type="float">
            <text:p>245144</text:p>
          </table:table-cell>
          <table:table-cell office:value-type="float" office:value="517177" calcext:value-type="float">
            <text:p>517177</text:p>
          </table:table-cell>
          <table:table-cell office:value-type="float" office:value="3017367" calcext:value-type="float">
            <text:p>3017367</text:p>
          </table:table-cell>
          <table:table-cell office:value-type="float" office:value="6913481" calcext:value-type="float">
            <text:p>69134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0508" calcext:value-type="float">
            <text:p>40508</text:p>
          </table:table-cell>
          <table:table-cell office:value-type="float" office:value="241513" calcext:value-type="float">
            <text:p>241513</text:p>
          </table:table-cell>
          <table:table-cell office:value-type="float" office:value="531704" calcext:value-type="float">
            <text:p>531704</text:p>
          </table:table-cell>
          <table:table-cell office:value-type="float" office:value="3043278" calcext:value-type="float">
            <text:p>3043278</text:p>
          </table:table-cell>
          <table:table-cell office:value-type="float" office:value="6764089" calcext:value-type="float">
            <text:p>67640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40438" calcext:value-type="float">
            <text:p>40438</text:p>
          </table:table-cell>
          <table:table-cell office:value-type="float" office:value="250731" calcext:value-type="float">
            <text:p>250731</text:p>
          </table:table-cell>
          <table:table-cell office:value-type="float" office:value="520180" calcext:value-type="float">
            <text:p>520180</text:p>
          </table:table-cell>
          <table:table-cell office:value-type="float" office:value="2980420" calcext:value-type="float">
            <text:p>2980420</text:p>
          </table:table-cell>
          <table:table-cell office:value-type="float" office:value="6577751" calcext:value-type="float">
            <text:p>65777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40927" calcext:value-type="float">
            <text:p>40927</text:p>
          </table:table-cell>
          <table:table-cell office:value-type="float" office:value="241024" calcext:value-type="float">
            <text:p>241024</text:p>
          </table:table-cell>
          <table:table-cell office:value-type="float" office:value="517666" calcext:value-type="float">
            <text:p>517666</text:p>
          </table:table-cell>
          <table:table-cell office:value-type="float" office:value="3002141" calcext:value-type="float">
            <text:p>3002141</text:p>
          </table:table-cell>
          <table:table-cell office:value-type="float" office:value="6597936" calcext:value-type="float">
            <text:p>65979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40648" calcext:value-type="float">
            <text:p>40648</text:p>
          </table:table-cell>
          <table:table-cell office:value-type="float" office:value="240674" calcext:value-type="float">
            <text:p>240674</text:p>
          </table:table-cell>
          <table:table-cell office:value-type="float" office:value="515920" calcext:value-type="float">
            <text:p>515920</text:p>
          </table:table-cell>
          <table:table-cell office:value-type="float" office:value="2988801" calcext:value-type="float">
            <text:p>2988801</text:p>
          </table:table-cell>
          <table:table-cell office:value-type="float" office:value="6568323" calcext:value-type="float">
            <text:p>65683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8" calcext:value-type="float">
            <text:p>908</text:p>
          </table:table-cell>
          <table:table-cell office:value-type="float" office:value="4331" calcext:value-type="float">
            <text:p>4331</text:p>
          </table:table-cell>
          <table:table-cell office:value-type="float" office:value="39950" calcext:value-type="float">
            <text:p>39950</text:p>
          </table:table-cell>
          <table:table-cell office:value-type="float" office:value="245633" calcext:value-type="float">
            <text:p>245633</text:p>
          </table:table-cell>
          <table:table-cell office:value-type="float" office:value="509984" calcext:value-type="float">
            <text:p>509984</text:p>
          </table:table-cell>
          <table:table-cell office:value-type="float" office:value="3024561" calcext:value-type="float">
            <text:p>3024561</text:p>
          </table:table-cell>
          <table:table-cell office:value-type="float" office:value="6624685" calcext:value-type="float">
            <text:p>66246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7" calcext:value-type="float">
            <text:p>977</text:p>
          </table:table-cell>
          <table:table-cell office:value-type="float" office:value="4330" calcext:value-type="float">
            <text:p>4330</text:p>
          </table:table-cell>
          <table:table-cell office:value-type="float" office:value="39531" calcext:value-type="float">
            <text:p>39531</text:p>
          </table:table-cell>
          <table:table-cell office:value-type="float" office:value="243957" calcext:value-type="float">
            <text:p>243957</text:p>
          </table:table-cell>
          <table:table-cell office:value-type="float" office:value="505653" calcext:value-type="float">
            <text:p>505653</text:p>
          </table:table-cell>
          <table:table-cell office:value-type="float" office:value="3185545" calcext:value-type="float">
            <text:p>3185545</text:p>
          </table:table-cell>
          <table:table-cell office:value-type="float" office:value="6594094" calcext:value-type="float">
            <text:p>65940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40158" calcext:value-type="float">
            <text:p>40158</text:p>
          </table:table-cell>
          <table:table-cell office:value-type="float" office:value="248915" calcext:value-type="float">
            <text:p>248915</text:p>
          </table:table-cell>
          <table:table-cell office:value-type="float" office:value="528980" calcext:value-type="float">
            <text:p>528980</text:p>
          </table:table-cell>
          <table:table-cell office:value-type="float" office:value="3074567" calcext:value-type="float">
            <text:p>3074567</text:p>
          </table:table-cell>
          <table:table-cell office:value-type="float" office:value="6911874" calcext:value-type="float">
            <text:p>69118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7" calcext:value-type="float">
            <text:p>1397</text:p>
          </table:table-cell>
          <table:table-cell office:value-type="float" office:value="3701" calcext:value-type="float">
            <text:p>3701</text:p>
          </table:table-cell>
          <table:table-cell office:value-type="float" office:value="39530" calcext:value-type="float">
            <text:p>39530</text:p>
          </table:table-cell>
          <table:table-cell office:value-type="float" office:value="246332" calcext:value-type="float">
            <text:p>246332</text:p>
          </table:table-cell>
          <table:table-cell office:value-type="float" office:value="532751" calcext:value-type="float">
            <text:p>532751</text:p>
          </table:table-cell>
          <table:table-cell office:value-type="float" office:value="2983423" calcext:value-type="float">
            <text:p>2983423</text:p>
          </table:table-cell>
          <table:table-cell office:value-type="float" office:value="6552120" calcext:value-type="float">
            <text:p>65521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6" calcext:value-type="float">
            <text:p>1466</text:p>
          </table:table-cell>
          <table:table-cell office:value-type="float" office:value="3912" calcext:value-type="float">
            <text:p>3912</text:p>
          </table:table-cell>
          <table:table-cell office:value-type="float" office:value="41137" calcext:value-type="float">
            <text:p>41137</text:p>
          </table:table-cell>
          <table:table-cell office:value-type="float" office:value="244655" calcext:value-type="float">
            <text:p>244655</text:p>
          </table:table-cell>
          <table:table-cell office:value-type="float" office:value="527793" calcext:value-type="float">
            <text:p>527793</text:p>
          </table:table-cell>
          <table:table-cell office:value-type="float" office:value="3065348" calcext:value-type="float">
            <text:p>3065348</text:p>
          </table:table-cell>
          <table:table-cell office:value-type="float" office:value="6563155" calcext:value-type="float">
            <text:p>65631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6" calcext:value-type="float">
            <text:p>1466</text:p>
          </table:table-cell>
          <table:table-cell office:value-type="float" office:value="4261" calcext:value-type="float">
            <text:p>4261</text:p>
          </table:table-cell>
          <table:table-cell office:value-type="float" office:value="39042" calcext:value-type="float">
            <text:p>39042</text:p>
          </table:table-cell>
          <table:table-cell office:value-type="float" office:value="244725" calcext:value-type="float">
            <text:p>244725</text:p>
          </table:table-cell>
          <table:table-cell office:value-type="float" office:value="532961" calcext:value-type="float">
            <text:p>532961</text:p>
          </table:table-cell>
          <table:table-cell office:value-type="float" office:value="3105996" calcext:value-type="float">
            <text:p>3105996</text:p>
          </table:table-cell>
          <table:table-cell office:value-type="float" office:value="6587110" calcext:value-type="float">
            <text:p>65871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41486" calcext:value-type="float">
            <text:p>41486</text:p>
          </table:table-cell>
          <table:table-cell office:value-type="float" office:value="243329" calcext:value-type="float">
            <text:p>243329</text:p>
          </table:table-cell>
          <table:table-cell office:value-type="float" office:value="693527" calcext:value-type="float">
            <text:p>693527</text:p>
          </table:table-cell>
          <table:table-cell office:value-type="float" office:value="3085253" calcext:value-type="float">
            <text:p>3085253</text:p>
          </table:table-cell>
          <table:table-cell office:value-type="float" office:value="6576774" calcext:value-type="float">
            <text:p>65767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40090" calcext:value-type="float">
            <text:p>40090</text:p>
          </table:table-cell>
          <table:table-cell office:value-type="float" office:value="248008" calcext:value-type="float">
            <text:p>248008</text:p>
          </table:table-cell>
          <table:table-cell office:value-type="float" office:value="602035" calcext:value-type="float">
            <text:p>602035</text:p>
          </table:table-cell>
          <table:table-cell office:value-type="float" office:value="2969036" calcext:value-type="float">
            <text:p>2969036</text:p>
          </table:table-cell>
          <table:table-cell office:value-type="float" office:value="6512240" calcext:value-type="float">
            <text:p>6512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66" calcext:value-type="float">
            <text:p>1466</text:p>
          </table:table-cell>
          <table:table-cell office:value-type="float" office:value="3702" calcext:value-type="float">
            <text:p>3702</text:p>
          </table:table-cell>
          <table:table-cell office:value-type="float" office:value="39950" calcext:value-type="float">
            <text:p>39950</text:p>
          </table:table-cell>
          <table:table-cell office:value-type="float" office:value="245074" calcext:value-type="float">
            <text:p>245074</text:p>
          </table:table-cell>
          <table:table-cell office:value-type="float" office:value="532542" calcext:value-type="float">
            <text:p>532542</text:p>
          </table:table-cell>
          <table:table-cell office:value-type="float" office:value="2962891" calcext:value-type="float">
            <text:p>2962891</text:p>
          </table:table-cell>
          <table:table-cell office:value-type="float" office:value="6286651" calcext:value-type="float">
            <text:p>62866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8" calcext:value-type="float">
            <text:p>908</text:p>
          </table:table-cell>
          <table:table-cell office:value-type="float" office:value="4330" calcext:value-type="float">
            <text:p>4330</text:p>
          </table:table-cell>
          <table:table-cell office:value-type="float" office:value="40858" calcext:value-type="float">
            <text:p>40858</text:p>
          </table:table-cell>
          <table:table-cell office:value-type="float" office:value="250243" calcext:value-type="float">
            <text:p>250243</text:p>
          </table:table-cell>
          <table:table-cell office:value-type="float" office:value="528212" calcext:value-type="float">
            <text:p>528212</text:p>
          </table:table-cell>
          <table:table-cell office:value-type="float" office:value="3123735" calcext:value-type="float">
            <text:p>3123735</text:p>
          </table:table-cell>
          <table:table-cell office:value-type="float" office:value="6524811" calcext:value-type="float">
            <text:p>65248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39111" calcext:value-type="float">
            <text:p>39111</text:p>
          </table:table-cell>
          <table:table-cell office:value-type="float" office:value="244097" calcext:value-type="float">
            <text:p>244097</text:p>
          </table:table-cell>
          <table:table-cell office:value-type="float" office:value="513615" calcext:value-type="float">
            <text:p>513615</text:p>
          </table:table-cell>
          <table:table-cell office:value-type="float" office:value="3005423" calcext:value-type="float">
            <text:p>3005423</text:p>
          </table:table-cell>
          <table:table-cell office:value-type="float" office:value="6370951" calcext:value-type="float">
            <text:p>63709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40508" calcext:value-type="float">
            <text:p>40508</text:p>
          </table:table-cell>
          <table:table-cell office:value-type="float" office:value="242420" calcext:value-type="float">
            <text:p>242420</text:p>
          </table:table-cell>
          <table:table-cell office:value-type="float" office:value="520390" calcext:value-type="float">
            <text:p>520390</text:p>
          </table:table-cell>
          <table:table-cell office:value-type="float" office:value="2948782" calcext:value-type="float">
            <text:p>2948782</text:p>
          </table:table-cell>
          <table:table-cell office:value-type="float" office:value="6660025" calcext:value-type="float">
            <text:p>66600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40997" calcext:value-type="float">
            <text:p>40997</text:p>
          </table:table-cell>
          <table:table-cell office:value-type="float" office:value="248148" calcext:value-type="float">
            <text:p>248148</text:p>
          </table:table-cell>
          <table:table-cell office:value-type="float" office:value="519622" calcext:value-type="float">
            <text:p>519622</text:p>
          </table:table-cell>
          <table:table-cell office:value-type="float" office:value="3081202" calcext:value-type="float">
            <text:p>3081202</text:p>
          </table:table-cell>
          <table:table-cell office:value-type="float" office:value="6548488" calcext:value-type="float">
            <text:p>6548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9531" calcext:value-type="float">
            <text:p>39531</text:p>
          </table:table-cell>
          <table:table-cell office:value-type="float" office:value="246750" calcext:value-type="float">
            <text:p>246750</text:p>
          </table:table-cell>
          <table:table-cell office:value-type="float" office:value="523672" calcext:value-type="float">
            <text:p>523672</text:p>
          </table:table-cell>
          <table:table-cell office:value-type="float" office:value="3078269" calcext:value-type="float">
            <text:p>3078269</text:p>
          </table:table-cell>
          <table:table-cell office:value-type="float" office:value="6373326" calcext:value-type="float">
            <text:p>63733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7994" calcext:value-type="float">
            <text:p>37994</text:p>
          </table:table-cell>
          <table:table-cell office:value-type="float" office:value="259950" calcext:value-type="float">
            <text:p>259950</text:p>
          </table:table-cell>
          <table:table-cell office:value-type="float" office:value="508028" calcext:value-type="float">
            <text:p>508028</text:p>
          </table:table-cell>
          <table:table-cell office:value-type="float" office:value="3132815" calcext:value-type="float">
            <text:p>3132815</text:p>
          </table:table-cell>
          <table:table-cell office:value-type="float" office:value="6540456" calcext:value-type="float">
            <text:p>65404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9461" calcext:value-type="float">
            <text:p>39461</text:p>
          </table:table-cell>
          <table:table-cell office:value-type="float" office:value="241512" calcext:value-type="float">
            <text:p>241512</text:p>
          </table:table-cell>
          <table:table-cell office:value-type="float" office:value="517946" calcext:value-type="float">
            <text:p>517946</text:p>
          </table:table-cell>
          <table:table-cell office:value-type="float" office:value="3045513" calcext:value-type="float">
            <text:p>3045513</text:p>
          </table:table-cell>
          <table:table-cell office:value-type="float" office:value="7167425" calcext:value-type="float">
            <text:p>7167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39601" calcext:value-type="float">
            <text:p>39601</text:p>
          </table:table-cell>
          <table:table-cell office:value-type="float" office:value="246750" calcext:value-type="float">
            <text:p>246750</text:p>
          </table:table-cell>
          <table:table-cell office:value-type="float" office:value="530936" calcext:value-type="float">
            <text:p>530936</text:p>
          </table:table-cell>
          <table:table-cell office:value-type="float" office:value="3031964" calcext:value-type="float">
            <text:p>3031964</text:p>
          </table:table-cell>
          <table:table-cell office:value-type="float" office:value="6625803" calcext:value-type="float">
            <text:p>6625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40019" calcext:value-type="float">
            <text:p>40019</text:p>
          </table:table-cell>
          <table:table-cell office:value-type="float" office:value="241373" calcext:value-type="float">
            <text:p>241373</text:p>
          </table:table-cell>
          <table:table-cell office:value-type="float" office:value="519971" calcext:value-type="float">
            <text:p>519971</text:p>
          </table:table-cell>
          <table:table-cell office:value-type="float" office:value="3039716" calcext:value-type="float">
            <text:p>3039716</text:p>
          </table:table-cell>
          <table:table-cell office:value-type="float" office:value="6562666" calcext:value-type="float">
            <text:p>65626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38902" calcext:value-type="float">
            <text:p>38902</text:p>
          </table:table-cell>
          <table:table-cell office:value-type="float" office:value="249055" calcext:value-type="float">
            <text:p>249055</text:p>
          </table:table-cell>
          <table:table-cell office:value-type="float" office:value="515500" calcext:value-type="float">
            <text:p>515500</text:p>
          </table:table-cell>
          <table:table-cell office:value-type="float" office:value="2976719" calcext:value-type="float">
            <text:p>2976719</text:p>
          </table:table-cell>
          <table:table-cell office:value-type="float" office:value="6532634" calcext:value-type="float">
            <text:p>65326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39041" calcext:value-type="float">
            <text:p>39041</text:p>
          </table:table-cell>
          <table:table-cell office:value-type="float" office:value="238439" calcext:value-type="float">
            <text:p>238439</text:p>
          </table:table-cell>
          <table:table-cell office:value-type="float" office:value="538200" calcext:value-type="float">
            <text:p>538200</text:p>
          </table:table-cell>
          <table:table-cell office:value-type="float" office:value="3081831" calcext:value-type="float">
            <text:p>3081831</text:p>
          </table:table-cell>
          <table:table-cell office:value-type="float" office:value="6490170" calcext:value-type="float">
            <text:p>64901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47842" calcext:value-type="float">
            <text:p>47842</text:p>
          </table:table-cell>
          <table:table-cell office:value-type="float" office:value="248985" calcext:value-type="float">
            <text:p>248985</text:p>
          </table:table-cell>
          <table:table-cell office:value-type="float" office:value="514593" calcext:value-type="float">
            <text:p>514593</text:p>
          </table:table-cell>
          <table:table-cell office:value-type="float" office:value="3066675" calcext:value-type="float">
            <text:p>3066675</text:p>
          </table:table-cell>
          <table:table-cell office:value-type="float" office:value="6389040" calcext:value-type="float">
            <text:p>63890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39950" calcext:value-type="float">
            <text:p>39950</text:p>
          </table:table-cell>
          <table:table-cell office:value-type="float" office:value="244725" calcext:value-type="float">
            <text:p>244725</text:p>
          </table:table-cell>
          <table:table-cell office:value-type="float" office:value="523673" calcext:value-type="float">
            <text:p>523673</text:p>
          </table:table-cell>
          <table:table-cell office:value-type="float" office:value="3044885" calcext:value-type="float">
            <text:p>3044885</text:p>
          </table:table-cell>
          <table:table-cell office:value-type="float" office:value="6459091" calcext:value-type="float">
            <text:p>64590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9530" calcext:value-type="float">
            <text:p>39530</text:p>
          </table:table-cell>
          <table:table-cell office:value-type="float" office:value="251499" calcext:value-type="float">
            <text:p>251499</text:p>
          </table:table-cell>
          <table:table-cell office:value-type="float" office:value="512846" calcext:value-type="float">
            <text:p>512846</text:p>
          </table:table-cell>
          <table:table-cell office:value-type="float" office:value="3004167" calcext:value-type="float">
            <text:p>3004167</text:p>
          </table:table-cell>
          <table:table-cell office:value-type="float" office:value="6546951" calcext:value-type="float">
            <text:p>65469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9670" calcext:value-type="float">
            <text:p>39670</text:p>
          </table:table-cell>
          <table:table-cell office:value-type="float" office:value="239696" calcext:value-type="float">
            <text:p>239696</text:p>
          </table:table-cell>
          <table:table-cell office:value-type="float" office:value="535894" calcext:value-type="float">
            <text:p>535894</text:p>
          </table:table-cell>
          <table:table-cell office:value-type="float" office:value="3034548" calcext:value-type="float">
            <text:p>3034548</text:p>
          </table:table-cell>
          <table:table-cell office:value-type="float" office:value="6665683" calcext:value-type="float">
            <text:p>66656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39111" calcext:value-type="float">
            <text:p>39111</text:p>
          </table:table-cell>
          <table:table-cell office:value-type="float" office:value="241582" calcext:value-type="float">
            <text:p>241582</text:p>
          </table:table-cell>
          <table:table-cell office:value-type="float" office:value="537361" calcext:value-type="float">
            <text:p>537361</text:p>
          </table:table-cell>
          <table:table-cell office:value-type="float" office:value="3073100" calcext:value-type="float">
            <text:p>3073100</text:p>
          </table:table-cell>
          <table:table-cell office:value-type="float" office:value="6653460" calcext:value-type="float">
            <text:p>66534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8" calcext:value-type="float">
            <text:p>908</text:p>
          </table:table-cell>
          <table:table-cell office:value-type="float" office:value="3842" calcext:value-type="float">
            <text:p>3842</text:p>
          </table:table-cell>
          <table:table-cell office:value-type="float" office:value="41626" calcext:value-type="float">
            <text:p>41626</text:p>
          </table:table-cell>
          <table:table-cell office:value-type="float" office:value="245214" calcext:value-type="float">
            <text:p>245214</text:p>
          </table:table-cell>
          <table:table-cell office:value-type="float" office:value="526606" calcext:value-type="float">
            <text:p>526606</text:p>
          </table:table-cell>
          <table:table-cell office:value-type="float" office:value="3030078" calcext:value-type="float">
            <text:p>3030078</text:p>
          </table:table-cell>
          <table:table-cell office:value-type="float" office:value="6671340" calcext:value-type="float">
            <text:p>66713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38971" calcext:value-type="float">
            <text:p>38971</text:p>
          </table:table-cell>
          <table:table-cell office:value-type="float" office:value="244167" calcext:value-type="float">
            <text:p>244167</text:p>
          </table:table-cell>
          <table:table-cell office:value-type="float" office:value="526327" calcext:value-type="float">
            <text:p>526327</text:p>
          </table:table-cell>
          <table:table-cell office:value-type="float" office:value="2967430" calcext:value-type="float">
            <text:p>2967430</text:p>
          </table:table-cell>
          <table:table-cell office:value-type="float" office:value="6448335" calcext:value-type="float">
            <text:p>64483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40648" calcext:value-type="float">
            <text:p>40648</text:p>
          </table:table-cell>
          <table:table-cell office:value-type="float" office:value="239208" calcext:value-type="float">
            <text:p>239208</text:p>
          </table:table-cell>
          <table:table-cell office:value-type="float" office:value="550352" calcext:value-type="float">
            <text:p>550352</text:p>
          </table:table-cell>
          <table:table-cell office:value-type="float" office:value="3055291" calcext:value-type="float">
            <text:p>3055291</text:p>
          </table:table-cell>
          <table:table-cell office:value-type="float" office:value="6614907" calcext:value-type="float">
            <text:p>66149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8" calcext:value-type="float">
            <text:p>978</text:p>
          </table:table-cell>
          <table:table-cell office:value-type="float" office:value="3842" calcext:value-type="float">
            <text:p>3842</text:p>
          </table:table-cell>
          <table:table-cell office:value-type="float" office:value="39111" calcext:value-type="float">
            <text:p>39111</text:p>
          </table:table-cell>
          <table:table-cell office:value-type="float" office:value="242560" calcext:value-type="float">
            <text:p>242560</text:p>
          </table:table-cell>
          <table:table-cell office:value-type="float" office:value="519482" calcext:value-type="float">
            <text:p>519482</text:p>
          </table:table-cell>
          <table:table-cell office:value-type="float" office:value="3031265" calcext:value-type="float">
            <text:p>3031265</text:p>
          </table:table-cell>
          <table:table-cell office:value-type="float" office:value="6378983" calcext:value-type="float">
            <text:p>63789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40648" calcext:value-type="float">
            <text:p>40648</text:p>
          </table:table-cell>
          <table:table-cell office:value-type="float" office:value="247519" calcext:value-type="float">
            <text:p>247519</text:p>
          </table:table-cell>
          <table:table-cell office:value-type="float" office:value="522206" calcext:value-type="float">
            <text:p>522206</text:p>
          </table:table-cell>
          <table:table-cell office:value-type="float" office:value="3033639" calcext:value-type="float">
            <text:p>3033639</text:p>
          </table:table-cell>
          <table:table-cell office:value-type="float" office:value="6481230" calcext:value-type="float">
            <text:p>64812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7" calcext:value-type="float">
            <text:p>907</text:p>
          </table:table-cell>
          <table:table-cell office:value-type="float" office:value="3911" calcext:value-type="float">
            <text:p>3911</text:p>
          </table:table-cell>
          <table:table-cell office:value-type="float" office:value="39600" calcext:value-type="float">
            <text:p>39600</text:p>
          </table:table-cell>
          <table:table-cell office:value-type="float" office:value="244306" calcext:value-type="float">
            <text:p>244306</text:p>
          </table:table-cell>
          <table:table-cell office:value-type="float" office:value="526606" calcext:value-type="float">
            <text:p>526606</text:p>
          </table:table-cell>
          <table:table-cell office:value-type="float" office:value="2970433" calcext:value-type="float">
            <text:p>2970433</text:p>
          </table:table-cell>
          <table:table-cell office:value-type="float" office:value="6685657" calcext:value-type="float">
            <text:p>6685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4:03:05.390580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0:44:51.843134455</meta:creation-date>
    <dc:date>2023-10-08T14:05:52.886055311</dc:date>
    <meta:editing-duration>PT3H36S</meta:editing-duration>
    <meta:editing-cycles>21</meta:editing-cycles>
    <meta:generator>LibreOffice/7.5.7.1$Linux_X86_64 LibreOffice_project/50$Build-1</meta:generator>
    <meta:document-statistic meta:table-count="4" meta:cell-count="1095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cm" svg:height="9.608cm" xlink:href=".." xlink:type="simple" chart:class="chart:scatter" chart:style-name="ch1">
        <chart:title svg:x="5.493cm" svg:y="0.328cm" chart:style-name="ch2">
          <text:p>Array vs Linked List quicksort</text:p>
        </chart:title>
        <chart:subtitle svg:x="7.491cm" svg:y="1.299cm" chart:style-name="ch3">
          <text:p>log10 scale</text:p>
        </chart:subtitle>
        <chart:legend chart:legend-position="end" svg:x="14.175cm" svg:y="4.256cm" style:legend-expansion="high" chart:style-name="ch4"/>
        <chart:plot-area chart:style-name="ch5" table:cell-range-address="analysis.B2:analysis.J2 analysis.B1:analysis.B1 analysis.B4:analysis.S4 analysis.K1:analysis.K1" chart:data-source-has-labels="column" svg:x="1.352cm" svg:y="2.174cm" svg:width="12.482cm" svg:height="6.261cm">
          <chart:coordinate-region svg:x="3.191cm" svg:y="2.373cm" svg:width="9.993cm" svg:height="5.415cm"/>
          <chart:axis chart:dimension="x" chart:name="primary-x" chart:style-name="ch6">
            <chart:title svg:x="7.417cm" svg:y="8.627cm" chart:style-name="ch7">
              <text:p>N</text:p>
            </chart:title>
          </chart:axis>
          <chart:axis chart:dimension="y" chart:name="primary-y" chart:style-name="ch8">
            <chart:title svg:x="0.451cm" svg:y="6.499cm" chart:style-name="ch9">
              <text:p>Median time, us</text:p>
            </chart:title>
            <chart:grid chart:style-name="ch10" chart:class="major"/>
          </chart:axis>
          <chart:series chart:style-name="ch11" chart:values-cell-range-address="analysis.B4:analysis.J4" chart:label-cell-address="analysis.B1:analysis.B1" chart:class="chart:scatter">
            <chart:domain table:cell-range-address="analysis.B2:analysis.J2"/>
            <chart:data-point chart:repeated="9"/>
          </chart:series>
          <chart:series chart:style-name="ch12" chart:values-cell-range-address="analysis.K4:analysis.S4" chart:label-cell-address="analysis.K1:analysis.K1" chart:class="chart:scatter">
            <chart:domain table:cell-range-address="analysis.K2:analysis.S2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ysis.B2:analysis.J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Array</text:p>
                <draw:g>
                  <svg:desc>analysis.B1:analysis.B1</svg:desc>
                </draw:g>
              </table:table-cell>
              <table:table-cell office:value-type="float" office:value="1.397">
                <text:p>1.397</text:p>
                <draw:g>
                  <svg:desc>analysis.B4:analysis.J4</svg:desc>
                </draw:g>
              </table:table-cell>
              <table:table-cell office:value-type="float" office:value="3.771">
                <text:p>3.771</text:p>
              </table:table-cell>
              <table:table-cell office:value-type="float" office:value="35.8285">
                <text:p>35.8285</text:p>
              </table:table-cell>
              <table:table-cell office:value-type="float" office:value="214.1345">
                <text:p>214.1345</text:p>
              </table:table-cell>
              <table:table-cell office:value-type="float" office:value="460.9205">
                <text:p>460.9205</text:p>
              </table:table-cell>
              <table:table-cell office:value-type="float" office:value="2669.7345">
                <text:p>2669.7345</text:p>
              </table:table-cell>
              <table:table-cell office:value-type="float" office:value="5569.283">
                <text:p>5569.283</text:p>
              </table:table-cell>
              <table:table-cell office:value-type="float" office:value="30726.1975">
                <text:p>30726.1975</text:p>
              </table:table-cell>
              <table:table-cell office:value-type="float" office:value="64817.5075">
                <text:p>64817.507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ysis.K2:analysis.S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LinkedList</text:p>
                <draw:g>
                  <svg:desc>analysis.K1:analysis.K1</svg:desc>
                </draw:g>
              </table:table-cell>
              <table:table-cell office:value-type="float" office:value="1.397">
                <text:p>1.397</text:p>
                <draw:g>
                  <svg:desc>analysis.K4:analysis.S4</svg:desc>
                </draw:g>
              </table:table-cell>
              <table:table-cell office:value-type="float" office:value="3.772">
                <text:p>3.772</text:p>
              </table:table-cell>
              <table:table-cell office:value-type="float" office:value="39.112">
                <text:p>39.112</text:p>
              </table:table-cell>
              <table:table-cell office:value-type="float" office:value="238.579">
                <text:p>238.579</text:p>
              </table:table-cell>
              <table:table-cell office:value-type="float" office:value="518.6445">
                <text:p>518.6445</text:p>
              </table:table-cell>
              <table:table-cell office:value-type="float" office:value="3062.0005">
                <text:p>3062.0005</text:p>
              </table:table-cell>
              <table:table-cell office:value-type="float" office:value="6462.768">
                <text:p>6462.768</text:p>
              </table:table-cell>
              <table:table-cell office:value-type="float" office:value="36810.528">
                <text:p>36810.528</text:p>
              </table:table-cell>
              <table:table-cell office:value-type="float" office:value="78409.6825">
                <text:p>78409.6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0000000" loext:regression-extrapolate-backward="0" chart:regression-type="linear"/>
      <style:graphic-properties svg:stroke-color="#004586"/>
    </style:style>
    <style:style style:name="ch12" style:family="chart" style:data-style-name="N129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1000000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8cm" svg:height="9.608cm" xlink:href=".." xlink:type="simple" chart:class="chart:scatter" chart:style-name="ch1">
        <chart:title svg:x="4.29cm" svg:y="0.328cm" chart:style-name="ch2">
          <text:p>Array vs Linked List quicksort, complexity</text:p>
        </chart:title>
        <chart:legend chart:legend-position="end" svg:x="12.931cm" svg:y="3.758cm" style:legend-expansion="high" chart:style-name="ch3"/>
        <chart:plot-area chart:style-name="ch4" table:cell-range-address="analysis.B7:analysis.J7 analysis.B1:analysis.B1 analysis.B4:analysis.S4 analysis.K1:analysis.K1" chart:data-source-has-labels="column" svg:x="1.352cm" svg:y="1.299cm" svg:width="11.238cm" svg:height="7.136cm">
          <chart:coordinate-region svg:x="3.005cm" svg:y="1.498cm" svg:width="8.842cm" svg:height="6.29cm"/>
          <chart:axis chart:dimension="x" chart:name="primary-x" chart:style-name="ch5">
            <chart:title svg:x="6.186cm" svg:y="8.627cm" chart:style-name="ch6">
              <text:p>N*log2(N)</text:p>
            </chart:title>
          </chart:axis>
          <chart:axis chart:dimension="y" chart:name="primary-y" chart:style-name="ch7">
            <chart:title svg:x="0.451cm" svg:y="6.062cm" chart:style-name="ch8">
              <text:p>Median time, us</text:p>
            </chart:title>
            <chart:grid chart:style-name="ch9" chart:class="major"/>
          </chart:axis>
          <chart:series chart:style-name="ch10" chart:values-cell-range-address="analysis.B4:analysis.J4" chart:label-cell-address="analysis.B1:analysis.B1" chart:class="chart:scatter">
            <chart:domain table:cell-range-address="analysis.B7:analysis.J7"/>
            <chart:regression-curve chart:style-name="ch11">
              <chart:equation chart:display-equation="false" chart:display-r-square="true" svg:x="7.461cm" svg:y="5.162cm" chart:style-name="ch12"/>
            </chart:regression-curve>
            <chart:data-point chart:repeated="9"/>
          </chart:series>
          <chart:series chart:style-name="ch13" chart:values-cell-range-address="analysis.K4:analysis.S4" chart:label-cell-address="analysis.K1:analysis.K1" chart:class="chart:scatter">
            <chart:domain table:cell-range-address="analysis.K7:analysis.S7"/>
            <chart:regression-curve chart:style-name="ch14">
              <chart:equation chart:display-equation="false" chart:display-r-square="true" svg:x="5.043cm" svg:y="3.96cm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3.2192809488736">
                <text:p>33.2192809488736</text:p>
                <draw:g>
                  <svg:desc>analysis.B7:analysis.J7</svg:desc>
                </draw:g>
              </table:table-cell>
              <table:table-cell office:value-type="float" office:value="664.385618977473">
                <text:p>664.385618977473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9465784.28466209">
                <text:p>9465784.28466209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string">
                <text:p>Array</text:p>
                <draw:g>
                  <svg:desc>analysis.B1:analysis.B1</svg:desc>
                </draw:g>
              </table:table-cell>
              <table:table-cell office:value-type="float" office:value="1.397">
                <text:p>1.397</text:p>
                <draw:g>
                  <svg:desc>analysis.B4:analysis.J4</svg:desc>
                </draw:g>
              </table:table-cell>
              <table:table-cell office:value-type="float" office:value="3.771">
                <text:p>3.771</text:p>
              </table:table-cell>
              <table:table-cell office:value-type="float" office:value="35.8285">
                <text:p>35.8285</text:p>
              </table:table-cell>
              <table:table-cell office:value-type="float" office:value="214.1345">
                <text:p>214.1345</text:p>
              </table:table-cell>
              <table:table-cell office:value-type="float" office:value="460.9205">
                <text:p>460.9205</text:p>
              </table:table-cell>
              <table:table-cell office:value-type="float" office:value="2669.7345">
                <text:p>2669.7345</text:p>
              </table:table-cell>
              <table:table-cell office:value-type="float" office:value="5569.283">
                <text:p>5569.283</text:p>
              </table:table-cell>
              <table:table-cell office:value-type="float" office:value="30726.1975">
                <text:p>30726.1975</text:p>
              </table:table-cell>
              <table:table-cell office:value-type="float" office:value="64817.5075">
                <text:p>64817.507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3.2192809488736">
                <text:p>33.2192809488736</text:p>
                <draw:g>
                  <svg:desc>analysis.K7:analysis.S7</svg:desc>
                </draw:g>
              </table:table-cell>
              <table:table-cell office:value-type="float" office:value="664.385618977473">
                <text:p>664.385618977473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9465784.28466209">
                <text:p>9465784.28466209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string">
                <text:p>LinkedList</text:p>
                <draw:g>
                  <svg:desc>analysis.K1:analysis.K1</svg:desc>
                </draw:g>
              </table:table-cell>
              <table:table-cell office:value-type="float" office:value="1.397">
                <text:p>1.397</text:p>
                <draw:g>
                  <svg:desc>analysis.K4:analysis.S4</svg:desc>
                </draw:g>
              </table:table-cell>
              <table:table-cell office:value-type="float" office:value="3.772">
                <text:p>3.772</text:p>
              </table:table-cell>
              <table:table-cell office:value-type="float" office:value="39.112">
                <text:p>39.112</text:p>
              </table:table-cell>
              <table:table-cell office:value-type="float" office:value="238.579">
                <text:p>238.579</text:p>
              </table:table-cell>
              <table:table-cell office:value-type="float" office:value="518.6445">
                <text:p>518.6445</text:p>
              </table:table-cell>
              <table:table-cell office:value-type="float" office:value="3062.0005">
                <text:p>3062.0005</text:p>
              </table:table-cell>
              <table:table-cell office:value-type="float" office:value="6462.768">
                <text:p>6462.768</text:p>
              </table:table-cell>
              <table:table-cell office:value-type="float" office:value="36810.528">
                <text:p>36810.528</text:p>
              </table:table-cell>
              <table:table-cell office:value-type="float" office:value="78409.6825">
                <text:p>78409.6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Ratio of array vs LL median runtimes</text:p>
        </chart:title>
        <chart:legend chart:legend-position="end" svg:x="12.777cm" svg:y="4.201cm" style:legend-expansion="high" chart:style-name="ch3"/>
        <chart:plot-area chart:style-name="ch4" table:cell-range-address="analysis.B2:analysis.J2 analysis.A10:analysis.J10" chart:data-source-has-labels="column" svg:x="1.331cm" svg:y="1.275cm" svg:width="11.126cm" svg:height="6.564cm">
          <chart:coordinate-region svg:x="2.058cm" svg:y="1.474cm" svg:width="9.749cm" svg:height="5.718cm"/>
          <chart:axis chart:dimension="x" chart:name="primary-x" chart:style-name="ch5">
            <chart:title svg:x="6.718cm" svg:y="8.019cm" chart:style-name="ch6">
              <text:p>N</text:p>
            </chart:title>
          </chart:axis>
          <chart:axis chart:dimension="y" chart:name="primary-y" chart:style-name="ch7">
            <chart:title svg:x="0.451cm" svg:y="5.395cm" chart:style-name="ch8">
              <text:p>t_LL / t_Arr</text:p>
            </chart:title>
            <chart:grid chart:style-name="ch9" chart:class="major"/>
          </chart:axis>
          <chart:series chart:style-name="ch10" chart:values-cell-range-address="analysis.B10:analysis.J10" chart:label-cell-address="analysis.A10:analysis.A10" chart:class="chart:scatter">
            <chart:domain table:cell-range-address="analysis.B2:analysis.J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ysis.B2:analysis.J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Median ratio</text:p>
                <draw:g>
                  <svg:desc>analysis.A10:analysis.A10</svg:desc>
                </draw:g>
              </table:table-cell>
              <table:table-cell office:value-type="float" office:value="1">
                <text:p>1</text:p>
                <draw:g>
                  <svg:desc>analysis.B10:analysis.J10</svg:desc>
                </draw:g>
              </table:table-cell>
              <table:table-cell office:value-type="float" office:value="1.00026518164943">
                <text:p>1.00026518164943</text:p>
              </table:table-cell>
              <table:table-cell office:value-type="float" office:value="1.09164491954729">
                <text:p>1.09164491954729</text:p>
              </table:table-cell>
              <table:table-cell office:value-type="float" office:value="1.11415488863308">
                <text:p>1.11415488863308</text:p>
              </table:table-cell>
              <table:table-cell office:value-type="float" office:value="1.12523634769987">
                <text:p>1.12523634769987</text:p>
              </table:table-cell>
              <table:table-cell office:value-type="float" office:value="1.14693071539511">
                <text:p>1.14693071539511</text:p>
              </table:table-cell>
              <table:table-cell office:value-type="float" office:value="1.16043088490924">
                <text:p>1.16043088490924</text:p>
              </table:table-cell>
              <table:table-cell office:value-type="float" office:value="1.19801768507151">
                <text:p>1.19801768507151</text:p>
              </table:table-cell>
              <table:table-cell office:value-type="float" office:value="1.20969913105653">
                <text:p>1.20969913105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